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5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04" calcext:value-type="float">
            <text:p>-20,904</text:p>
          </table:table-cell>
          <table:table-cell/>
          <table:table-cell table:formula="of:=[.E1]*100" office:value-type="float" office:value="0" calcext:value-type="float">
            <text:p>0</text:p>
          </table:table-cell>
          <table:table-cell table:formula="of:=[.F1]*100" office:value-type="float" office:value="0" calcext:value-type="float">
            <text:p>0</text:p>
          </table:table-cell>
          <table:table-cell table:formula="of:=[.G1]*100" office:value-type="float" office:value="-2090.4" calcext:value-type="float">
            <text:p>-2090,4</text:p>
          </table:table-cell>
          <table:table-cell/>
          <table:table-cell table:formula="of:=[.I1]*0.067" office:value-type="float" office:value="0" calcext:value-type="float">
            <text:p>0</text:p>
          </table:table-cell>
          <table:table-cell table:formula="of:=[.J1]*0.067" office:value-type="float" office:value="0" calcext:value-type="float">
            <text:p>0</text:p>
          </table:table-cell>
          <table:table-cell table:formula="of:=[.K1]*0.067" office:value-type="float" office:value="-140.0568" calcext:value-type="float">
            <text:p>-140,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.6754229107" calcext:value-type="float">
            <text:p>1,6754229107</text:p>
          </table:table-cell>
          <table:table-cell office:value-type="float" office:value="0" calcext:value-type="float">
            <text:p>0</text:p>
          </table:table-cell>
          <table:table-cell office:value-type="float" office:value="-20.8535660515" calcext:value-type="float">
            <text:p>-20,8535660515</text:p>
          </table:table-cell>
          <table:table-cell/>
          <table:table-cell table:formula="of:=[.E2]*100" office:value-type="float" office:value="167.54229107" calcext:value-type="float">
            <text:p>167,54229107</text:p>
          </table:table-cell>
          <table:table-cell table:formula="of:=[.F2]*100" office:value-type="float" office:value="0" calcext:value-type="float">
            <text:p>0</text:p>
          </table:table-cell>
          <table:table-cell table:formula="of:=[.G2]*100" office:value-type="float" office:value="-2085.35660515" calcext:value-type="float">
            <text:p>-2085,35660515</text:p>
          </table:table-cell>
          <table:table-cell/>
          <table:table-cell table:formula="of:=[.I2]*0.067" office:value-type="float" office:value="11.22533350169" calcext:value-type="float">
            <text:p>11,22533350169</text:p>
          </table:table-cell>
          <table:table-cell table:formula="of:=[.J2]*0.067" office:value-type="float" office:value="0" calcext:value-type="float">
            <text:p>0</text:p>
          </table:table-cell>
          <table:table-cell table:formula="of:=[.K2]*0.067" office:value-type="float" office:value="-139.71889254505" calcext:value-type="float">
            <text:p>-139,718892545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3.443831534" calcext:value-type="float">
            <text:p>13,443831534</text:p>
          </table:table-cell>
          <table:table-cell office:value-type="float" office:value="0" calcext:value-type="float">
            <text:p>0</text:p>
          </table:table-cell>
          <table:table-cell office:value-type="float" office:value="-18.9205121747" calcext:value-type="float">
            <text:p>-18,9205121747</text:p>
          </table:table-cell>
          <table:table-cell/>
          <table:table-cell table:formula="of:=[.E3]*100" office:value-type="float" office:value="1344.3831534" calcext:value-type="float">
            <text:p>1344,3831534</text:p>
          </table:table-cell>
          <table:table-cell table:formula="of:=[.F3]*100" office:value-type="float" office:value="0" calcext:value-type="float">
            <text:p>0</text:p>
          </table:table-cell>
          <table:table-cell table:formula="of:=[.G3]*100" office:value-type="float" office:value="-1892.05121747" calcext:value-type="float">
            <text:p>-1892,05121747</text:p>
          </table:table-cell>
          <table:table-cell/>
          <table:table-cell table:formula="of:=[.I3]*0.067" office:value-type="float" office:value="90.0736712778" calcext:value-type="float">
            <text:p>90,0736712778</text:p>
          </table:table-cell>
          <table:table-cell table:formula="of:=[.J3]*0.067" office:value-type="float" office:value="0" calcext:value-type="float">
            <text:p>0</text:p>
          </table:table-cell>
          <table:table-cell table:formula="of:=[.K3]*0.067" office:value-type="float" office:value="-126.76743157049" calcext:value-type="float">
            <text:p>-126,76743157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1.2861783946" calcext:value-type="float">
            <text:p>11,2861783946</text:p>
          </table:table-cell>
          <table:table-cell office:value-type="float" office:value="0" calcext:value-type="float">
            <text:p>0</text:p>
          </table:table-cell>
          <table:table-cell office:value-type="float" office:value="-4.9024977829" calcext:value-type="float">
            <text:p>-4,9024977829</text:p>
          </table:table-cell>
          <table:table-cell/>
          <table:table-cell table:formula="of:=[.E4]*100" office:value-type="float" office:value="1128.61783946" calcext:value-type="float">
            <text:p>1128,61783946</text:p>
          </table:table-cell>
          <table:table-cell table:formula="of:=[.F4]*100" office:value-type="float" office:value="0" calcext:value-type="float">
            <text:p>0</text:p>
          </table:table-cell>
          <table:table-cell table:formula="of:=[.G4]*100" office:value-type="float" office:value="-490.24977829" calcext:value-type="float">
            <text:p>-490,24977829</text:p>
          </table:table-cell>
          <table:table-cell/>
          <table:table-cell table:formula="of:=[.I4]*0.067" office:value-type="float" office:value="75.61739524382" calcext:value-type="float">
            <text:p>75,61739524382</text:p>
          </table:table-cell>
          <table:table-cell table:formula="of:=[.J4]*0.067" office:value-type="float" office:value="0" calcext:value-type="float">
            <text:p>0</text:p>
          </table:table-cell>
          <table:table-cell table:formula="of:=[.K4]*0.067" office:value-type="float" office:value="-32.84673514543" calcext:value-type="float">
            <text:p>-32,846735145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0.8029272333" calcext:value-type="float">
            <text:p>-10,8029272333</text:p>
          </table:table-cell>
          <table:table-cell office:value-type="float" office:value="0" calcext:value-type="float">
            <text:p>0</text:p>
          </table:table-cell>
          <table:table-cell office:value-type="float" office:value="-4.9143488233" calcext:value-type="float">
            <text:p>-4,9143488233</text:p>
          </table:table-cell>
          <table:table-cell/>
          <table:table-cell table:formula="of:=[.E5]*100" office:value-type="float" office:value="-1080.29272333" calcext:value-type="float">
            <text:p>-1080,29272333</text:p>
          </table:table-cell>
          <table:table-cell table:formula="of:=[.F5]*100" office:value-type="float" office:value="0" calcext:value-type="float">
            <text:p>0</text:p>
          </table:table-cell>
          <table:table-cell table:formula="of:=[.G5]*100" office:value-type="float" office:value="-491.43488233" calcext:value-type="float">
            <text:p>-491,43488233</text:p>
          </table:table-cell>
          <table:table-cell/>
          <table:table-cell table:formula="of:=[.I5]*0.067" office:value-type="float" office:value="-72.37961246311" calcext:value-type="float">
            <text:p>-72,37961246311</text:p>
          </table:table-cell>
          <table:table-cell table:formula="of:=[.J5]*0.067" office:value-type="float" office:value="0" calcext:value-type="float">
            <text:p>0</text:p>
          </table:table-cell>
          <table:table-cell table:formula="of:=[.K5]*0.067" office:value-type="float" office:value="-32.92613711611" calcext:value-type="float">
            <text:p>-32,926137116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13.5290749238" calcext:value-type="float">
            <text:p>-13,5290749238</text:p>
          </table:table-cell>
          <table:table-cell office:value-type="float" office:value="0" calcext:value-type="float">
            <text:p>0</text:p>
          </table:table-cell>
          <table:table-cell office:value-type="float" office:value="-14.0133824808" calcext:value-type="float">
            <text:p>-14,0133824808</text:p>
          </table:table-cell>
          <table:table-cell/>
          <table:table-cell table:formula="of:=[.E6]*100" office:value-type="float" office:value="-1352.90749238" calcext:value-type="float">
            <text:p>-1352,90749238</text:p>
          </table:table-cell>
          <table:table-cell table:formula="of:=[.F6]*100" office:value-type="float" office:value="0" calcext:value-type="float">
            <text:p>0</text:p>
          </table:table-cell>
          <table:table-cell table:formula="of:=[.G6]*100" office:value-type="float" office:value="-1401.33824808" calcext:value-type="float">
            <text:p>-1401,33824808</text:p>
          </table:table-cell>
          <table:table-cell/>
          <table:table-cell table:formula="of:=[.I6]*0.067" office:value-type="float" office:value="-90.64480198946" calcext:value-type="float">
            <text:p>-90,64480198946</text:p>
          </table:table-cell>
          <table:table-cell table:formula="of:=[.J6]*0.067" office:value-type="float" office:value="0" calcext:value-type="float">
            <text:p>0</text:p>
          </table:table-cell>
          <table:table-cell table:formula="of:=[.K6]*0.067" office:value-type="float" office:value="-93.88966262136" calcext:value-type="float">
            <text:p>-93,889662621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5.3442322669" calcext:value-type="float">
            <text:p>-5,3442322669</text:p>
          </table:table-cell>
          <table:table-cell office:value-type="float" office:value="0" calcext:value-type="float">
            <text:p>0</text:p>
          </table:table-cell>
          <table:table-cell office:value-type="float" office:value="-13.5779322618" calcext:value-type="float">
            <text:p>-13,5779322618</text:p>
          </table:table-cell>
          <table:table-cell/>
          <table:table-cell table:formula="of:=[.E7]*100" office:value-type="float" office:value="-534.42322669" calcext:value-type="float">
            <text:p>-534,42322669</text:p>
          </table:table-cell>
          <table:table-cell table:formula="of:=[.F7]*100" office:value-type="float" office:value="0" calcext:value-type="float">
            <text:p>0</text:p>
          </table:table-cell>
          <table:table-cell table:formula="of:=[.G7]*100" office:value-type="float" office:value="-1357.79322618" calcext:value-type="float">
            <text:p>-1357,79322618</text:p>
          </table:table-cell>
          <table:table-cell/>
          <table:table-cell table:formula="of:=[.I7]*0.067" office:value-type="float" office:value="-35.80635618823" calcext:value-type="float">
            <text:p>-35,80635618823</text:p>
          </table:table-cell>
          <table:table-cell table:formula="of:=[.J7]*0.067" office:value-type="float" office:value="0" calcext:value-type="float">
            <text:p>0</text:p>
          </table:table-cell>
          <table:table-cell table:formula="of:=[.K7]*0.067" office:value-type="float" office:value="-90.97214615406" calcext:value-type="float">
            <text:p>-90,972146154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6.3999134052" calcext:value-type="float">
            <text:p>-6,3999134052</text:p>
          </table:table-cell>
          <table:table-cell office:value-type="float" office:value="0" calcext:value-type="float">
            <text:p>0</text:p>
          </table:table-cell>
          <table:table-cell office:value-type="float" office:value="-14.2465350505" calcext:value-type="float">
            <text:p>-14,2465350505</text:p>
          </table:table-cell>
          <table:table-cell/>
          <table:table-cell table:formula="of:=[.E8]*100" office:value-type="float" office:value="-639.99134052" calcext:value-type="float">
            <text:p>-639,99134052</text:p>
          </table:table-cell>
          <table:table-cell table:formula="of:=[.F8]*100" office:value-type="float" office:value="0" calcext:value-type="float">
            <text:p>0</text:p>
          </table:table-cell>
          <table:table-cell table:formula="of:=[.G8]*100" office:value-type="float" office:value="-1424.65350505" calcext:value-type="float">
            <text:p>-1424,65350505</text:p>
          </table:table-cell>
          <table:table-cell/>
          <table:table-cell table:formula="of:=[.I8]*0.067" office:value-type="float" office:value="-42.87941981484" calcext:value-type="float">
            <text:p>-42,87941981484</text:p>
          </table:table-cell>
          <table:table-cell table:formula="of:=[.J8]*0.067" office:value-type="float" office:value="0" calcext:value-type="float">
            <text:p>0</text:p>
          </table:table-cell>
          <table:table-cell table:formula="of:=[.K8]*0.067" office:value-type="float" office:value="-95.45178483835" calcext:value-type="float">
            <text:p>-95,451784838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.4598795308" calcext:value-type="float">
            <text:p>-6,4598795308</text:p>
          </table:table-cell>
          <table:table-cell office:value-type="float" office:value="0" calcext:value-type="float">
            <text:p>0</text:p>
          </table:table-cell>
          <table:table-cell office:value-type="float" office:value="-17.1761224455" calcext:value-type="float">
            <text:p>-17,1761224455</text:p>
          </table:table-cell>
          <table:table-cell/>
          <table:table-cell table:formula="of:=[.E9]*100" office:value-type="float" office:value="-645.98795308" calcext:value-type="float">
            <text:p>-645,98795308</text:p>
          </table:table-cell>
          <table:table-cell table:formula="of:=[.F9]*100" office:value-type="float" office:value="0" calcext:value-type="float">
            <text:p>0</text:p>
          </table:table-cell>
          <table:table-cell table:formula="of:=[.G9]*100" office:value-type="float" office:value="-1717.61224455" calcext:value-type="float">
            <text:p>-1717,61224455</text:p>
          </table:table-cell>
          <table:table-cell/>
          <table:table-cell table:formula="of:=[.I9]*0.067" office:value-type="float" office:value="-43.28119285636" calcext:value-type="float">
            <text:p>-43,28119285636</text:p>
          </table:table-cell>
          <table:table-cell table:formula="of:=[.J9]*0.067" office:value-type="float" office:value="0" calcext:value-type="float">
            <text:p>0</text:p>
          </table:table-cell>
          <table:table-cell table:formula="of:=[.K9]*0.067" office:value-type="float" office:value="-115.08002038485" calcext:value-type="float">
            <text:p>-115,080020384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4.5208309027" calcext:value-type="float">
            <text:p>-4,5208309027</text:p>
          </table:table-cell>
          <table:table-cell office:value-type="float" office:value="0" calcext:value-type="float">
            <text:p>0</text:p>
          </table:table-cell>
          <table:table-cell office:value-type="float" office:value="-16.5528838426" calcext:value-type="float">
            <text:p>-16,5528838426</text:p>
          </table:table-cell>
          <table:table-cell/>
          <table:table-cell table:formula="of:=[.E10]*100" office:value-type="float" office:value="-452.08309027" calcext:value-type="float">
            <text:p>-452,08309027</text:p>
          </table:table-cell>
          <table:table-cell table:formula="of:=[.F10]*100" office:value-type="float" office:value="0" calcext:value-type="float">
            <text:p>0</text:p>
          </table:table-cell>
          <table:table-cell table:formula="of:=[.G10]*100" office:value-type="float" office:value="-1655.28838426" calcext:value-type="float">
            <text:p>-1655,28838426</text:p>
          </table:table-cell>
          <table:table-cell/>
          <table:table-cell table:formula="of:=[.I10]*0.067" office:value-type="float" office:value="-30.28956704809" calcext:value-type="float">
            <text:p>-30,28956704809</text:p>
          </table:table-cell>
          <table:table-cell table:formula="of:=[.J10]*0.067" office:value-type="float" office:value="0" calcext:value-type="float">
            <text:p>0</text:p>
          </table:table-cell>
          <table:table-cell table:formula="of:=[.K10]*0.067" office:value-type="float" office:value="-110.90432174542" calcext:value-type="float">
            <text:p>-110,904321745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.6304299604" calcext:value-type="float">
            <text:p>-6,6304299604</text:p>
          </table:table-cell>
          <table:table-cell office:value-type="float" office:value="0" calcext:value-type="float">
            <text:p>0</text:p>
          </table:table-cell>
          <table:table-cell office:value-type="float" office:value="-17.5096783141" calcext:value-type="float">
            <text:p>-17,5096783141</text:p>
          </table:table-cell>
          <table:table-cell/>
          <table:table-cell table:formula="of:=[.E11]*100" office:value-type="float" office:value="-663.04299604" calcext:value-type="float">
            <text:p>-663,04299604</text:p>
          </table:table-cell>
          <table:table-cell table:formula="of:=[.F11]*100" office:value-type="float" office:value="0" calcext:value-type="float">
            <text:p>0</text:p>
          </table:table-cell>
          <table:table-cell table:formula="of:=[.G11]*100" office:value-type="float" office:value="-1750.96783141" calcext:value-type="float">
            <text:p>-1750,96783141</text:p>
          </table:table-cell>
          <table:table-cell/>
          <table:table-cell table:formula="of:=[.I11]*0.067" office:value-type="float" office:value="-44.42388073468" calcext:value-type="float">
            <text:p>-44,42388073468</text:p>
          </table:table-cell>
          <table:table-cell table:formula="of:=[.J11]*0.067" office:value-type="float" office:value="0" calcext:value-type="float">
            <text:p>0</text:p>
          </table:table-cell>
          <table:table-cell table:formula="of:=[.K11]*0.067" office:value-type="float" office:value="-117.31484470447" calcext:value-type="float">
            <text:p>-117,314844704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.6158257828" calcext:value-type="float">
            <text:p>-6,6158257828</text:p>
          </table:table-cell>
          <table:table-cell office:value-type="float" office:value="0" calcext:value-type="float">
            <text:p>0</text:p>
          </table:table-cell>
          <table:table-cell office:value-type="float" office:value="-20.6085469778" calcext:value-type="float">
            <text:p>-20,6085469778</text:p>
          </table:table-cell>
          <table:table-cell/>
          <table:table-cell table:formula="of:=[.E12]*100" office:value-type="float" office:value="-661.58257828" calcext:value-type="float">
            <text:p>-661,58257828</text:p>
          </table:table-cell>
          <table:table-cell table:formula="of:=[.F12]*100" office:value-type="float" office:value="0" calcext:value-type="float">
            <text:p>0</text:p>
          </table:table-cell>
          <table:table-cell table:formula="of:=[.G12]*100" office:value-type="float" office:value="-2060.85469778" calcext:value-type="float">
            <text:p>-2060,85469778</text:p>
          </table:table-cell>
          <table:table-cell/>
          <table:table-cell table:formula="of:=[.I12]*0.067" office:value-type="float" office:value="-44.32603274476" calcext:value-type="float">
            <text:p>-44,32603274476</text:p>
          </table:table-cell>
          <table:table-cell table:formula="of:=[.J12]*0.067" office:value-type="float" office:value="0" calcext:value-type="float">
            <text:p>0</text:p>
          </table:table-cell>
          <table:table-cell table:formula="of:=[.K12]*0.067" office:value-type="float" office:value="-138.07726475126" calcext:value-type="float">
            <text:p>-138,077264751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.0646588165" calcext:value-type="float">
            <text:p>-4,0646588165</text:p>
          </table:table-cell>
          <table:table-cell office:value-type="float" office:value="0" calcext:value-type="float">
            <text:p>0</text:p>
          </table:table-cell>
          <table:table-cell office:value-type="float" office:value="-21.0362458194" calcext:value-type="float">
            <text:p>-21,0362458194</text:p>
          </table:table-cell>
          <table:table-cell/>
          <table:table-cell table:formula="of:=[.E13]*100" office:value-type="float" office:value="-406.46588165" calcext:value-type="float">
            <text:p>-406,46588165</text:p>
          </table:table-cell>
          <table:table-cell table:formula="of:=[.F13]*100" office:value-type="float" office:value="0" calcext:value-type="float">
            <text:p>0</text:p>
          </table:table-cell>
          <table:table-cell table:formula="of:=[.G13]*100" office:value-type="float" office:value="-2103.62458194" calcext:value-type="float">
            <text:p>-2103,62458194</text:p>
          </table:table-cell>
          <table:table-cell/>
          <table:table-cell table:formula="of:=[.I13]*0.067" office:value-type="float" office:value="-27.23321407055" calcext:value-type="float">
            <text:p>-27,23321407055</text:p>
          </table:table-cell>
          <table:table-cell table:formula="of:=[.J13]*0.067" office:value-type="float" office:value="0" calcext:value-type="float">
            <text:p>0</text:p>
          </table:table-cell>
          <table:table-cell table:formula="of:=[.K13]*0.067" office:value-type="float" office:value="-140.94284698998" calcext:value-type="float">
            <text:p>-140,9428469899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.1532330711" calcext:value-type="float">
            <text:p>-4,1532330711</text:p>
          </table:table-cell>
          <table:table-cell office:value-type="float" office:value="0" calcext:value-type="float">
            <text:p>0</text:p>
          </table:table-cell>
          <table:table-cell office:value-type="float" office:value="-21.4277908915" calcext:value-type="float">
            <text:p>-21,4277908915</text:p>
          </table:table-cell>
          <table:table-cell/>
          <table:table-cell table:formula="of:=[.E14]*100" office:value-type="float" office:value="-415.32330711" calcext:value-type="float">
            <text:p>-415,32330711</text:p>
          </table:table-cell>
          <table:table-cell table:formula="of:=[.F14]*100" office:value-type="float" office:value="0" calcext:value-type="float">
            <text:p>0</text:p>
          </table:table-cell>
          <table:table-cell table:formula="of:=[.G14]*100" office:value-type="float" office:value="-2142.77908915" calcext:value-type="float">
            <text:p>-2142,77908915</text:p>
          </table:table-cell>
          <table:table-cell/>
          <table:table-cell table:formula="of:=[.I14]*0.067" office:value-type="float" office:value="-27.82666157637" calcext:value-type="float">
            <text:p>-27,82666157637</text:p>
          </table:table-cell>
          <table:table-cell table:formula="of:=[.J14]*0.067" office:value-type="float" office:value="0" calcext:value-type="float">
            <text:p>0</text:p>
          </table:table-cell>
          <table:table-cell table:formula="of:=[.K14]*0.067" office:value-type="float" office:value="-143.56619897305" calcext:value-type="float">
            <text:p>-143,566198973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3.6931004139" calcext:value-type="float">
            <text:p>-3,6931004139</text:p>
          </table:table-cell>
          <table:table-cell office:value-type="float" office:value="0" calcext:value-type="float">
            <text:p>0</text:p>
          </table:table-cell>
          <table:table-cell office:value-type="float" office:value="-22.9118136091" calcext:value-type="float">
            <text:p>-22,9118136091</text:p>
          </table:table-cell>
          <table:table-cell/>
          <table:table-cell table:formula="of:=[.E15]*100" office:value-type="float" office:value="-369.31004139" calcext:value-type="float">
            <text:p>-369,31004139</text:p>
          </table:table-cell>
          <table:table-cell table:formula="of:=[.F15]*100" office:value-type="float" office:value="0" calcext:value-type="float">
            <text:p>0</text:p>
          </table:table-cell>
          <table:table-cell table:formula="of:=[.G15]*100" office:value-type="float" office:value="-2291.18136091" calcext:value-type="float">
            <text:p>-2291,18136091</text:p>
          </table:table-cell>
          <table:table-cell/>
          <table:table-cell table:formula="of:=[.I15]*0.067" office:value-type="float" office:value="-24.74377277313" calcext:value-type="float">
            <text:p>-24,74377277313</text:p>
          </table:table-cell>
          <table:table-cell table:formula="of:=[.J15]*0.067" office:value-type="float" office:value="0" calcext:value-type="float">
            <text:p>0</text:p>
          </table:table-cell>
          <table:table-cell table:formula="of:=[.K15]*0.067" office:value-type="float" office:value="-153.50915118097" calcext:value-type="float">
            <text:p>-153,509151180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1.4657306322" calcext:value-type="float">
            <text:p>-1,4657306322</text:p>
          </table:table-cell>
          <table:table-cell office:value-type="float" office:value="0" calcext:value-type="float">
            <text:p>0</text:p>
          </table:table-cell>
          <table:table-cell office:value-type="float" office:value="-23.741162168" calcext:value-type="float">
            <text:p>-23,741162168</text:p>
          </table:table-cell>
          <table:table-cell/>
          <table:table-cell table:formula="of:=[.E16]*100" office:value-type="float" office:value="-146.57306322" calcext:value-type="float">
            <text:p>-146,57306322</text:p>
          </table:table-cell>
          <table:table-cell table:formula="of:=[.F16]*100" office:value-type="float" office:value="0" calcext:value-type="float">
            <text:p>0</text:p>
          </table:table-cell>
          <table:table-cell table:formula="of:=[.G16]*100" office:value-type="float" office:value="-2374.1162168" calcext:value-type="float">
            <text:p>-2374,1162168</text:p>
          </table:table-cell>
          <table:table-cell/>
          <table:table-cell table:formula="of:=[.I16]*0.067" office:value-type="float" office:value="-9.82039523574" calcext:value-type="float">
            <text:p>-9,82039523574</text:p>
          </table:table-cell>
          <table:table-cell table:formula="of:=[.J16]*0.067" office:value-type="float" office:value="0" calcext:value-type="float">
            <text:p>0</text:p>
          </table:table-cell>
          <table:table-cell table:formula="of:=[.K16]*0.067" office:value-type="float" office:value="-159.0657865256" calcext:value-type="float">
            <text:p>-159,06578652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0770608741" calcext:value-type="float">
            <text:p>-0,0770608741</text:p>
          </table:table-cell>
          <table:table-cell office:value-type="float" office:value="0" calcext:value-type="float">
            <text:p>0</text:p>
          </table:table-cell>
          <table:table-cell office:value-type="float" office:value="-23.8488622895" calcext:value-type="float">
            <text:p>-23,8488622895</text:p>
          </table:table-cell>
          <table:table-cell/>
          <table:table-cell table:formula="of:=[.E17]*100" office:value-type="float" office:value="-7.70608741" calcext:value-type="float">
            <text:p>-7,70608741</text:p>
          </table:table-cell>
          <table:table-cell table:formula="of:=[.F17]*100" office:value-type="float" office:value="0" calcext:value-type="float">
            <text:p>0</text:p>
          </table:table-cell>
          <table:table-cell table:formula="of:=[.G17]*100" office:value-type="float" office:value="-2384.88622895" calcext:value-type="float">
            <text:p>-2384,88622895</text:p>
          </table:table-cell>
          <table:table-cell/>
          <table:table-cell table:formula="of:=[.I17]*0.067" office:value-type="float" office:value="-0.51630785647" calcext:value-type="float">
            <text:p>-0,51630785647</text:p>
          </table:table-cell>
          <table:table-cell table:formula="of:=[.J17]*0.067" office:value-type="float" office:value="0" calcext:value-type="float">
            <text:p>0</text:p>
          </table:table-cell>
          <table:table-cell table:formula="of:=[.K17]*0.067" office:value-type="float" office:value="-159.78737733965" calcext:value-type="float">
            <text:p>-159,7873773396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0.4438696534" calcext:value-type="float">
            <text:p>0,4438696534</text:p>
          </table:table-cell>
          <table:table-cell office:value-type="float" office:value="0" calcext:value-type="float">
            <text:p>0</text:p>
          </table:table-cell>
          <table:table-cell office:value-type="float" office:value="-23.6964914456" calcext:value-type="float">
            <text:p>-23,6964914456</text:p>
          </table:table-cell>
          <table:table-cell/>
          <table:table-cell table:formula="of:=[.E18]*100" office:value-type="float" office:value="44.38696534" calcext:value-type="float">
            <text:p>44,38696534</text:p>
          </table:table-cell>
          <table:table-cell table:formula="of:=[.F18]*100" office:value-type="float" office:value="0" calcext:value-type="float">
            <text:p>0</text:p>
          </table:table-cell>
          <table:table-cell table:formula="of:=[.G18]*100" office:value-type="float" office:value="-2369.64914456" calcext:value-type="float">
            <text:p>-2369,64914456</text:p>
          </table:table-cell>
          <table:table-cell/>
          <table:table-cell table:formula="of:=[.I18]*0.067" office:value-type="float" office:value="2.97392667778" calcext:value-type="float">
            <text:p>2,97392667778</text:p>
          </table:table-cell>
          <table:table-cell table:formula="of:=[.J18]*0.067" office:value-type="float" office:value="0" calcext:value-type="float">
            <text:p>0</text:p>
          </table:table-cell>
          <table:table-cell table:formula="of:=[.K18]*0.067" office:value-type="float" office:value="-158.76649268552" calcext:value-type="float">
            <text:p>-158,766492685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1.4204375401" calcext:value-type="float">
            <text:p>1,4204375401</text:p>
          </table:table-cell>
          <table:table-cell office:value-type="float" office:value="0" calcext:value-type="float">
            <text:p>0</text:p>
          </table:table-cell>
          <table:table-cell office:value-type="float" office:value="-23.6015909237" calcext:value-type="float">
            <text:p>-23,6015909237</text:p>
          </table:table-cell>
          <table:table-cell/>
          <table:table-cell table:formula="of:=[.E19]*100" office:value-type="float" office:value="142.04375401" calcext:value-type="float">
            <text:p>142,04375401</text:p>
          </table:table-cell>
          <table:table-cell table:formula="of:=[.F19]*100" office:value-type="float" office:value="0" calcext:value-type="float">
            <text:p>0</text:p>
          </table:table-cell>
          <table:table-cell table:formula="of:=[.G19]*100" office:value-type="float" office:value="-2360.15909237" calcext:value-type="float">
            <text:p>-2360,15909237</text:p>
          </table:table-cell>
          <table:table-cell/>
          <table:table-cell table:formula="of:=[.I19]*0.067" office:value-type="float" office:value="9.51693151867" calcext:value-type="float">
            <text:p>9,51693151867</text:p>
          </table:table-cell>
          <table:table-cell table:formula="of:=[.J19]*0.067" office:value-type="float" office:value="0" calcext:value-type="float">
            <text:p>0</text:p>
          </table:table-cell>
          <table:table-cell table:formula="of:=[.K19]*0.067" office:value-type="float" office:value="-158.13065918879" calcext:value-type="float">
            <text:p>-158,1306591887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3.6076308455" calcext:value-type="float">
            <text:p>3,6076308455</text:p>
          </table:table-cell>
          <table:table-cell office:value-type="float" office:value="0" calcext:value-type="float">
            <text:p>0</text:p>
          </table:table-cell>
          <table:table-cell office:value-type="float" office:value="-23.5356014177" calcext:value-type="float">
            <text:p>-23,5356014177</text:p>
          </table:table-cell>
          <table:table-cell/>
          <table:table-cell table:formula="of:=[.E20]*100" office:value-type="float" office:value="360.76308455" calcext:value-type="float">
            <text:p>360,76308455</text:p>
          </table:table-cell>
          <table:table-cell table:formula="of:=[.F20]*100" office:value-type="float" office:value="0" calcext:value-type="float">
            <text:p>0</text:p>
          </table:table-cell>
          <table:table-cell table:formula="of:=[.G20]*100" office:value-type="float" office:value="-2353.56014177" calcext:value-type="float">
            <text:p>-2353,56014177</text:p>
          </table:table-cell>
          <table:table-cell/>
          <table:table-cell table:formula="of:=[.I20]*0.067" office:value-type="float" office:value="24.17112666485" calcext:value-type="float">
            <text:p>24,17112666485</text:p>
          </table:table-cell>
          <table:table-cell table:formula="of:=[.J20]*0.067" office:value-type="float" office:value="0" calcext:value-type="float">
            <text:p>0</text:p>
          </table:table-cell>
          <table:table-cell table:formula="of:=[.K20]*0.067" office:value-type="float" office:value="-157.68852949859" calcext:value-type="float">
            <text:p>-157,688529498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5.2207947499" calcext:value-type="float">
            <text:p>5,2207947499</text:p>
          </table:table-cell>
          <table:table-cell office:value-type="float" office:value="0" calcext:value-type="float">
            <text:p>0</text:p>
          </table:table-cell>
          <table:table-cell office:value-type="float" office:value="-23.1866165345" calcext:value-type="float">
            <text:p>-23,1866165345</text:p>
          </table:table-cell>
          <table:table-cell/>
          <table:table-cell table:formula="of:=[.E21]*100" office:value-type="float" office:value="522.07947499" calcext:value-type="float">
            <text:p>522,07947499</text:p>
          </table:table-cell>
          <table:table-cell table:formula="of:=[.F21]*100" office:value-type="float" office:value="0" calcext:value-type="float">
            <text:p>0</text:p>
          </table:table-cell>
          <table:table-cell table:formula="of:=[.G21]*100" office:value-type="float" office:value="-2318.66165345" calcext:value-type="float">
            <text:p>-2318,66165345</text:p>
          </table:table-cell>
          <table:table-cell/>
          <table:table-cell table:formula="of:=[.I21]*0.067" office:value-type="float" office:value="34.97932482433" calcext:value-type="float">
            <text:p>34,97932482433</text:p>
          </table:table-cell>
          <table:table-cell table:formula="of:=[.J21]*0.067" office:value-type="float" office:value="0" calcext:value-type="float">
            <text:p>0</text:p>
          </table:table-cell>
          <table:table-cell table:formula="of:=[.K21]*0.067" office:value-type="float" office:value="-155.35033078115" calcext:value-type="float">
            <text:p>-155,3503307811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6.7077761406" calcext:value-type="float">
            <text:p>6,7077761406</text:p>
          </table:table-cell>
          <table:table-cell office:value-type="float" office:value="0" calcext:value-type="float">
            <text:p>0</text:p>
          </table:table-cell>
          <table:table-cell office:value-type="float" office:value="-21.626765247" calcext:value-type="float">
            <text:p>-21,626765247</text:p>
          </table:table-cell>
          <table:table-cell/>
          <table:table-cell table:formula="of:=[.E22]*100" office:value-type="float" office:value="670.77761406" calcext:value-type="float">
            <text:p>670,77761406</text:p>
          </table:table-cell>
          <table:table-cell table:formula="of:=[.F22]*100" office:value-type="float" office:value="0" calcext:value-type="float">
            <text:p>0</text:p>
          </table:table-cell>
          <table:table-cell table:formula="of:=[.G22]*100" office:value-type="float" office:value="-2162.6765247" calcext:value-type="float">
            <text:p>-2162,6765247</text:p>
          </table:table-cell>
          <table:table-cell/>
          <table:table-cell table:formula="of:=[.I22]*0.067" office:value-type="float" office:value="44.94210014202" calcext:value-type="float">
            <text:p>44,94210014202</text:p>
          </table:table-cell>
          <table:table-cell table:formula="of:=[.J22]*0.067" office:value-type="float" office:value="0" calcext:value-type="float">
            <text:p>0</text:p>
          </table:table-cell>
          <table:table-cell table:formula="of:=[.K22]*0.067" office:value-type="float" office:value="-144.8993271549" calcext:value-type="float">
            <text:p>-144,89932715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5.8798418043" calcext:value-type="float">
            <text:p>5,8798418043</text:p>
          </table:table-cell>
          <table:table-cell office:value-type="float" office:value="0" calcext:value-type="float">
            <text:p>0</text:p>
          </table:table-cell>
          <table:table-cell office:value-type="float" office:value="-18.5550010179" calcext:value-type="float">
            <text:p>-18,5550010179</text:p>
          </table:table-cell>
          <table:table-cell/>
          <table:table-cell table:formula="of:=[.E23]*100" office:value-type="float" office:value="587.98418043" calcext:value-type="float">
            <text:p>587,98418043</text:p>
          </table:table-cell>
          <table:table-cell table:formula="of:=[.F23]*100" office:value-type="float" office:value="0" calcext:value-type="float">
            <text:p>0</text:p>
          </table:table-cell>
          <table:table-cell table:formula="of:=[.G23]*100" office:value-type="float" office:value="-1855.50010179" calcext:value-type="float">
            <text:p>-1855,50010179</text:p>
          </table:table-cell>
          <table:table-cell/>
          <table:table-cell table:formula="of:=[.I23]*0.067" office:value-type="float" office:value="39.39494008881" calcext:value-type="float">
            <text:p>39,39494008881</text:p>
          </table:table-cell>
          <table:table-cell table:formula="of:=[.J23]*0.067" office:value-type="float" office:value="0" calcext:value-type="float">
            <text:p>0</text:p>
          </table:table-cell>
          <table:table-cell table:formula="of:=[.K23]*0.067" office:value-type="float" office:value="-124.31850681993" calcext:value-type="float">
            <text:p>-124,3185068199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3.8361262452" calcext:value-type="float">
            <text:p>3,8361262452</text:p>
          </table:table-cell>
          <table:table-cell office:value-type="float" office:value="0" calcext:value-type="float">
            <text:p>0</text:p>
          </table:table-cell>
          <table:table-cell office:value-type="float" office:value="-18.3936507402" calcext:value-type="float">
            <text:p>-18,3936507402</text:p>
          </table:table-cell>
          <table:table-cell/>
          <table:table-cell table:formula="of:=[.E24]*100" office:value-type="float" office:value="383.61262452" calcext:value-type="float">
            <text:p>383,61262452</text:p>
          </table:table-cell>
          <table:table-cell table:formula="of:=[.F24]*100" office:value-type="float" office:value="0" calcext:value-type="float">
            <text:p>0</text:p>
          </table:table-cell>
          <table:table-cell table:formula="of:=[.G24]*100" office:value-type="float" office:value="-1839.36507402" calcext:value-type="float">
            <text:p>-1839,36507402</text:p>
          </table:table-cell>
          <table:table-cell/>
          <table:table-cell table:formula="of:=[.I24]*0.067" office:value-type="float" office:value="25.70204584284" calcext:value-type="float">
            <text:p>25,70204584284</text:p>
          </table:table-cell>
          <table:table-cell table:formula="of:=[.J24]*0.067" office:value-type="float" office:value="0" calcext:value-type="float">
            <text:p>0</text:p>
          </table:table-cell>
          <table:table-cell table:formula="of:=[.K24]*0.067" office:value-type="float" office:value="-123.23745995934" calcext:value-type="float">
            <text:p>-123,2374599593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6.9458543426" calcext:value-type="float">
            <text:p>6,9458543426</text:p>
          </table:table-cell>
          <table:table-cell office:value-type="float" office:value="0" calcext:value-type="float">
            <text:p>0</text:p>
          </table:table-cell>
          <table:table-cell office:value-type="float" office:value="-17.2671434262" calcext:value-type="float">
            <text:p>-17,2671434262</text:p>
          </table:table-cell>
          <table:table-cell/>
          <table:table-cell table:formula="of:=[.E25]*100" office:value-type="float" office:value="694.58543426" calcext:value-type="float">
            <text:p>694,58543426</text:p>
          </table:table-cell>
          <table:table-cell table:formula="of:=[.F25]*100" office:value-type="float" office:value="0" calcext:value-type="float">
            <text:p>0</text:p>
          </table:table-cell>
          <table:table-cell table:formula="of:=[.G25]*100" office:value-type="float" office:value="-1726.71434262" calcext:value-type="float">
            <text:p>-1726,71434262</text:p>
          </table:table-cell>
          <table:table-cell/>
          <table:table-cell table:formula="of:=[.I25]*0.067" office:value-type="float" office:value="46.53722409542" calcext:value-type="float">
            <text:p>46,53722409542</text:p>
          </table:table-cell>
          <table:table-cell table:formula="of:=[.J25]*0.067" office:value-type="float" office:value="0" calcext:value-type="float">
            <text:p>0</text:p>
          </table:table-cell>
          <table:table-cell table:formula="of:=[.K25]*0.067" office:value-type="float" office:value="-115.68986095554" calcext:value-type="float">
            <text:p>-115,689860955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6.6648863787" calcext:value-type="float">
            <text:p>6,6648863787</text:p>
          </table:table-cell>
          <table:table-cell office:value-type="float" office:value="0" calcext:value-type="float">
            <text:p>0</text:p>
          </table:table-cell>
          <table:table-cell office:value-type="float" office:value="-13.3182019847" calcext:value-type="float">
            <text:p>-13,3182019847</text:p>
          </table:table-cell>
          <table:table-cell/>
          <table:table-cell table:formula="of:=[.E26]*100" office:value-type="float" office:value="666.48863787" calcext:value-type="float">
            <text:p>666,48863787</text:p>
          </table:table-cell>
          <table:table-cell table:formula="of:=[.F26]*100" office:value-type="float" office:value="0" calcext:value-type="float">
            <text:p>0</text:p>
          </table:table-cell>
          <table:table-cell table:formula="of:=[.G26]*100" office:value-type="float" office:value="-1331.82019847" calcext:value-type="float">
            <text:p>-1331,82019847</text:p>
          </table:table-cell>
          <table:table-cell/>
          <table:table-cell table:formula="of:=[.I26]*0.067" office:value-type="float" office:value="44.65473873729" calcext:value-type="float">
            <text:p>44,65473873729</text:p>
          </table:table-cell>
          <table:table-cell table:formula="of:=[.J26]*0.067" office:value-type="float" office:value="0" calcext:value-type="float">
            <text:p>0</text:p>
          </table:table-cell>
          <table:table-cell table:formula="of:=[.K26]*0.067" office:value-type="float" office:value="-89.23195329749" calcext:value-type="float">
            <text:p>-89,231953297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2.9625412311" calcext:value-type="float">
            <text:p>2,9625412311</text:p>
          </table:table-cell>
          <table:table-cell office:value-type="float" office:value="0" calcext:value-type="float">
            <text:p>0</text:p>
          </table:table-cell>
          <table:table-cell office:value-type="float" office:value="-15.0031942575" calcext:value-type="float">
            <text:p>-15,0031942575</text:p>
          </table:table-cell>
          <table:table-cell/>
          <table:table-cell table:formula="of:=[.E27]*100" office:value-type="float" office:value="296.25412311" calcext:value-type="float">
            <text:p>296,25412311</text:p>
          </table:table-cell>
          <table:table-cell table:formula="of:=[.F27]*100" office:value-type="float" office:value="0" calcext:value-type="float">
            <text:p>0</text:p>
          </table:table-cell>
          <table:table-cell table:formula="of:=[.G27]*100" office:value-type="float" office:value="-1500.31942575" calcext:value-type="float">
            <text:p>-1500,31942575</text:p>
          </table:table-cell>
          <table:table-cell/>
          <table:table-cell table:formula="of:=[.I27]*0.067" office:value-type="float" office:value="19.84902624837" calcext:value-type="float">
            <text:p>19,84902624837</text:p>
          </table:table-cell>
          <table:table-cell table:formula="of:=[.J27]*0.067" office:value-type="float" office:value="0" calcext:value-type="float">
            <text:p>0</text:p>
          </table:table-cell>
          <table:table-cell table:formula="of:=[.K27]*0.067" office:value-type="float" office:value="-100.52140152525" calcext:value-type="float">
            <text:p>-100,521401525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7.6705819392" calcext:value-type="float">
            <text:p>7,6705819392</text:p>
          </table:table-cell>
          <table:table-cell office:value-type="float" office:value="0" calcext:value-type="float">
            <text:p>0</text:p>
          </table:table-cell>
          <table:table-cell office:value-type="float" office:value="-14.5932109864" calcext:value-type="float">
            <text:p>-14,5932109864</text:p>
          </table:table-cell>
          <table:table-cell/>
          <table:table-cell table:formula="of:=[.E28]*100" office:value-type="float" office:value="767.05819392" calcext:value-type="float">
            <text:p>767,05819392</text:p>
          </table:table-cell>
          <table:table-cell table:formula="of:=[.F28]*100" office:value-type="float" office:value="0" calcext:value-type="float">
            <text:p>0</text:p>
          </table:table-cell>
          <table:table-cell table:formula="of:=[.G28]*100" office:value-type="float" office:value="-1459.32109864" calcext:value-type="float">
            <text:p>-1459,32109864</text:p>
          </table:table-cell>
          <table:table-cell/>
          <table:table-cell table:formula="of:=[.I28]*0.067" office:value-type="float" office:value="51.39289899264" calcext:value-type="float">
            <text:p>51,39289899264</text:p>
          </table:table-cell>
          <table:table-cell table:formula="of:=[.J28]*0.067" office:value-type="float" office:value="0" calcext:value-type="float">
            <text:p>0</text:p>
          </table:table-cell>
          <table:table-cell table:formula="of:=[.K28]*0.067" office:value-type="float" office:value="-97.77451360888" calcext:value-type="float">
            <text:p>-97,774513608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7.2308084447" calcext:value-type="float">
            <text:p>7,2308084447</text:p>
          </table:table-cell>
          <table:table-cell office:value-type="float" office:value="0" calcext:value-type="float">
            <text:p>0</text:p>
          </table:table-cell>
          <table:table-cell office:value-type="float" office:value="-8.8131563088" calcext:value-type="float">
            <text:p>-8,8131563088</text:p>
          </table:table-cell>
          <table:table-cell/>
          <table:table-cell table:formula="of:=[.E29]*100" office:value-type="float" office:value="723.08084447" calcext:value-type="float">
            <text:p>723,08084447</text:p>
          </table:table-cell>
          <table:table-cell table:formula="of:=[.F29]*100" office:value-type="float" office:value="0" calcext:value-type="float">
            <text:p>0</text:p>
          </table:table-cell>
          <table:table-cell table:formula="of:=[.G29]*100" office:value-type="float" office:value="-881.31563088" calcext:value-type="float">
            <text:p>-881,31563088</text:p>
          </table:table-cell>
          <table:table-cell/>
          <table:table-cell table:formula="of:=[.I29]*0.067" office:value-type="float" office:value="48.44641657949" calcext:value-type="float">
            <text:p>48,44641657949</text:p>
          </table:table-cell>
          <table:table-cell table:formula="of:=[.J29]*0.067" office:value-type="float" office:value="0" calcext:value-type="float">
            <text:p>0</text:p>
          </table:table-cell>
          <table:table-cell table:formula="of:=[.K29]*0.067" office:value-type="float" office:value="-59.04814726896" calcext:value-type="float">
            <text:p>-59,048147268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0.8891362099" calcext:value-type="float">
            <text:p>0,8891362099</text:p>
          </table:table-cell>
          <table:table-cell office:value-type="float" office:value="0" calcext:value-type="float">
            <text:p>0</text:p>
          </table:table-cell>
          <table:table-cell office:value-type="float" office:value="-12.1905750873" calcext:value-type="float">
            <text:p>-12,1905750873</text:p>
          </table:table-cell>
          <table:table-cell/>
          <table:table-cell table:formula="of:=[.E30]*100" office:value-type="float" office:value="88.91362099" calcext:value-type="float">
            <text:p>88,91362099</text:p>
          </table:table-cell>
          <table:table-cell table:formula="of:=[.F30]*100" office:value-type="float" office:value="0" calcext:value-type="float">
            <text:p>0</text:p>
          </table:table-cell>
          <table:table-cell table:formula="of:=[.G30]*100" office:value-type="float" office:value="-1219.05750873" calcext:value-type="float">
            <text:p>-1219,05750873</text:p>
          </table:table-cell>
          <table:table-cell/>
          <table:table-cell table:formula="of:=[.I30]*0.067" office:value-type="float" office:value="5.95721260633" calcext:value-type="float">
            <text:p>5,95721260633</text:p>
          </table:table-cell>
          <table:table-cell table:formula="of:=[.J30]*0.067" office:value-type="float" office:value="0" calcext:value-type="float">
            <text:p>0</text:p>
          </table:table-cell>
          <table:table-cell table:formula="of:=[.K30]*0.067" office:value-type="float" office:value="-81.67685308491" calcext:value-type="float">
            <text:p>-81,676853084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62" calcext:value-type="float">
            <text:p>-12,462</text:p>
          </table:table-cell>
          <table:table-cell/>
          <table:table-cell table:formula="of:=[.E31]*100" office:value-type="float" office:value="0" calcext:value-type="float">
            <text:p>0</text:p>
          </table:table-cell>
          <table:table-cell table:formula="of:=[.F31]*100" office:value-type="float" office:value="0" calcext:value-type="float">
            <text:p>0</text:p>
          </table:table-cell>
          <table:table-cell table:formula="of:=[.G31]*100" office:value-type="float" office:value="-1246.2" calcext:value-type="float">
            <text:p>-1246,2</text:p>
          </table:table-cell>
          <table:table-cell/>
          <table:table-cell table:formula="of:=[.I31]*0.067" office:value-type="float" office:value="0" calcext:value-type="float">
            <text:p>0</text:p>
          </table:table-cell>
          <table:table-cell table:formula="of:=[.J31]*0.067" office:value-type="float" office:value="0" calcext:value-type="float">
            <text:p>0</text:p>
          </table:table-cell>
          <table:table-cell table:formula="of:=[.K31]*0.067" office:value-type="float" office:value="-83.4954" calcext:value-type="float">
            <text:p>-83,4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0.6910809403" calcext:value-type="float">
            <text:p>0,6910809403</text:p>
          </table:table-cell>
          <table:table-cell office:value-type="float" office:value="-15.3747266507" calcext:value-type="float">
            <text:p>-15,3747266507</text:p>
          </table:table-cell>
          <table:table-cell/>
          <table:table-cell table:formula="of:=[.E32]*100" office:value-type="float" office:value="0" calcext:value-type="float">
            <text:p>0</text:p>
          </table:table-cell>
          <table:table-cell table:formula="of:=[.F32]*100" office:value-type="float" office:value="69.10809403" calcext:value-type="float">
            <text:p>69,10809403</text:p>
          </table:table-cell>
          <table:table-cell table:formula="of:=[.G32]*100" office:value-type="float" office:value="-1537.47266507" calcext:value-type="float">
            <text:p>-1537,47266507</text:p>
          </table:table-cell>
          <table:table-cell/>
          <table:table-cell table:formula="of:=[.I32]*0.067" office:value-type="float" office:value="0" calcext:value-type="float">
            <text:p>0</text:p>
          </table:table-cell>
          <table:table-cell table:formula="of:=[.J32]*0.067" office:value-type="float" office:value="4.63024230001" calcext:value-type="float">
            <text:p>4,63024230001</text:p>
          </table:table-cell>
          <table:table-cell table:formula="of:=[.K32]*0.067" office:value-type="float" office:value="-103.01066855969" calcext:value-type="float">
            <text:p>-103,0106685596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1.2293111157" calcext:value-type="float">
            <text:p>-1,2293111157</text:p>
          </table:table-cell>
          <table:table-cell office:value-type="float" office:value="0.5539285367" calcext:value-type="float">
            <text:p>0,5539285367</text:p>
          </table:table-cell>
          <table:table-cell office:value-type="float" office:value="-15.4537832002" calcext:value-type="float">
            <text:p>-15,4537832002</text:p>
          </table:table-cell>
          <table:table-cell/>
          <table:table-cell table:formula="of:=[.E33]*100" office:value-type="float" office:value="-122.93111157" calcext:value-type="float">
            <text:p>-122,93111157</text:p>
          </table:table-cell>
          <table:table-cell table:formula="of:=[.F33]*100" office:value-type="float" office:value="55.39285367" calcext:value-type="float">
            <text:p>55,39285367</text:p>
          </table:table-cell>
          <table:table-cell table:formula="of:=[.G33]*100" office:value-type="float" office:value="-1545.37832002" calcext:value-type="float">
            <text:p>-1545,37832002</text:p>
          </table:table-cell>
          <table:table-cell/>
          <table:table-cell table:formula="of:=[.I33]*0.067" office:value-type="float" office:value="-8.23638447519" calcext:value-type="float">
            <text:p>-8,23638447519</text:p>
          </table:table-cell>
          <table:table-cell table:formula="of:=[.J33]*0.067" office:value-type="float" office:value="3.71132119589" calcext:value-type="float">
            <text:p>3,71132119589</text:p>
          </table:table-cell>
          <table:table-cell table:formula="of:=[.K33]*0.067" office:value-type="float" office:value="-103.54034744134" calcext:value-type="float">
            <text:p>-103,54034744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4040781524" calcext:value-type="float">
            <text:p>-0,4040781524</text:p>
          </table:table-cell>
          <table:table-cell office:value-type="float" office:value="-2.4518351649" calcext:value-type="float">
            <text:p>-2,4518351649</text:p>
          </table:table-cell>
          <table:table-cell office:value-type="float" office:value="-16.3747893403" calcext:value-type="float">
            <text:p>-16,3747893403</text:p>
          </table:table-cell>
          <table:table-cell/>
          <table:table-cell table:formula="of:=[.E34]*100" office:value-type="float" office:value="-40.40781524" calcext:value-type="float">
            <text:p>-40,40781524</text:p>
          </table:table-cell>
          <table:table-cell table:formula="of:=[.F34]*100" office:value-type="float" office:value="-245.18351649" calcext:value-type="float">
            <text:p>-245,18351649</text:p>
          </table:table-cell>
          <table:table-cell table:formula="of:=[.G34]*100" office:value-type="float" office:value="-1637.47893403" calcext:value-type="float">
            <text:p>-1637,47893403</text:p>
          </table:table-cell>
          <table:table-cell/>
          <table:table-cell table:formula="of:=[.I34]*0.067" office:value-type="float" office:value="-2.70732362108" calcext:value-type="float">
            <text:p>-2,70732362108</text:p>
          </table:table-cell>
          <table:table-cell table:formula="of:=[.J34]*0.067" office:value-type="float" office:value="-16.42729560483" calcext:value-type="float">
            <text:p>-16,42729560483</text:p>
          </table:table-cell>
          <table:table-cell table:formula="of:=[.K34]*0.067" office:value-type="float" office:value="-109.71108858001" calcext:value-type="float">
            <text:p>-109,71108858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0.8902142533" calcext:value-type="float">
            <text:p>-0,8902142533</text:p>
          </table:table-cell>
          <table:table-cell office:value-type="float" office:value="-14.7123030442" calcext:value-type="float">
            <text:p>-14,7123030442</text:p>
          </table:table-cell>
          <table:table-cell office:value-type="float" office:value="-14.0419518235" calcext:value-type="float">
            <text:p>-14,0419518235</text:p>
          </table:table-cell>
          <table:table-cell/>
          <table:table-cell table:formula="of:=[.E35]*100" office:value-type="float" office:value="-89.02142533" calcext:value-type="float">
            <text:p>-89,02142533</text:p>
          </table:table-cell>
          <table:table-cell table:formula="of:=[.F35]*100" office:value-type="float" office:value="-1471.23030442" calcext:value-type="float">
            <text:p>-1471,23030442</text:p>
          </table:table-cell>
          <table:table-cell table:formula="of:=[.G35]*100" office:value-type="float" office:value="-1404.19518235" calcext:value-type="float">
            <text:p>-1404,19518235</text:p>
          </table:table-cell>
          <table:table-cell/>
          <table:table-cell table:formula="of:=[.I35]*0.067" office:value-type="float" office:value="-5.96443549711" calcext:value-type="float">
            <text:p>-5,96443549711</text:p>
          </table:table-cell>
          <table:table-cell table:formula="of:=[.J35]*0.067" office:value-type="float" office:value="-98.57243039614" calcext:value-type="float">
            <text:p>-98,57243039614</text:p>
          </table:table-cell>
          <table:table-cell table:formula="of:=[.K35]*0.067" office:value-type="float" office:value="-94.08107721745" calcext:value-type="float">
            <text:p>-94,081077217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8.4815381472" calcext:value-type="float">
            <text:p>-8,4815381472</text:p>
          </table:table-cell>
          <table:table-cell office:value-type="float" office:value="-16.9791274576" calcext:value-type="float">
            <text:p>-16,9791274576</text:p>
          </table:table-cell>
          <table:table-cell office:value-type="float" office:value="-15.1877085122" calcext:value-type="float">
            <text:p>-15,1877085122</text:p>
          </table:table-cell>
          <table:table-cell/>
          <table:table-cell table:formula="of:=[.E36]*100" office:value-type="float" office:value="-848.15381472" calcext:value-type="float">
            <text:p>-848,15381472</text:p>
          </table:table-cell>
          <table:table-cell table:formula="of:=[.F36]*100" office:value-type="float" office:value="-1697.91274576" calcext:value-type="float">
            <text:p>-1697,91274576</text:p>
          </table:table-cell>
          <table:table-cell table:formula="of:=[.G36]*100" office:value-type="float" office:value="-1518.77085122" calcext:value-type="float">
            <text:p>-1518,77085122</text:p>
          </table:table-cell>
          <table:table-cell/>
          <table:table-cell table:formula="of:=[.I36]*0.067" office:value-type="float" office:value="-56.82630558624" calcext:value-type="float">
            <text:p>-56,82630558624</text:p>
          </table:table-cell>
          <table:table-cell table:formula="of:=[.J36]*0.067" office:value-type="float" office:value="-113.76015396592" calcext:value-type="float">
            <text:p>-113,76015396592</text:p>
          </table:table-cell>
          <table:table-cell table:formula="of:=[.K36]*0.067" office:value-type="float" office:value="-101.75764703174" calcext:value-type="float">
            <text:p>-101,75764703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9.1626227545" calcext:value-type="float">
            <text:p>-9,1626227545</text:p>
          </table:table-cell>
          <table:table-cell office:value-type="float" office:value="-13.548070335" calcext:value-type="float">
            <text:p>-13,548070335</text:p>
          </table:table-cell>
          <table:table-cell office:value-type="float" office:value="-20.5807344805" calcext:value-type="float">
            <text:p>-20,5807344805</text:p>
          </table:table-cell>
          <table:table-cell/>
          <table:table-cell table:formula="of:=[.E37]*100" office:value-type="float" office:value="-916.26227545" calcext:value-type="float">
            <text:p>-916,26227545</text:p>
          </table:table-cell>
          <table:table-cell table:formula="of:=[.F37]*100" office:value-type="float" office:value="-1354.8070335" calcext:value-type="float">
            <text:p>-1354,8070335</text:p>
          </table:table-cell>
          <table:table-cell table:formula="of:=[.G37]*100" office:value-type="float" office:value="-2058.07344805" calcext:value-type="float">
            <text:p>-2058,07344805</text:p>
          </table:table-cell>
          <table:table-cell/>
          <table:table-cell table:formula="of:=[.I37]*0.067" office:value-type="float" office:value="-61.38957245515" calcext:value-type="float">
            <text:p>-61,38957245515</text:p>
          </table:table-cell>
          <table:table-cell table:formula="of:=[.J37]*0.067" office:value-type="float" office:value="-90.7720712445" calcext:value-type="float">
            <text:p>-90,7720712445</text:p>
          </table:table-cell>
          <table:table-cell table:formula="of:=[.K37]*0.067" office:value-type="float" office:value="-137.89092101935" calcext:value-type="float">
            <text:p>-137,890921019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4.8757642201" calcext:value-type="float">
            <text:p>-4,8757642201</text:p>
          </table:table-cell>
          <table:table-cell office:value-type="float" office:value="-12.9003142613" calcext:value-type="float">
            <text:p>-12,9003142613</text:p>
          </table:table-cell>
          <table:table-cell office:value-type="float" office:value="-19.1828224007" calcext:value-type="float">
            <text:p>-19,1828224007</text:p>
          </table:table-cell>
          <table:table-cell/>
          <table:table-cell table:formula="of:=[.E38]*100" office:value-type="float" office:value="-487.57642201" calcext:value-type="float">
            <text:p>-487,57642201</text:p>
          </table:table-cell>
          <table:table-cell table:formula="of:=[.F38]*100" office:value-type="float" office:value="-1290.03142613" calcext:value-type="float">
            <text:p>-1290,03142613</text:p>
          </table:table-cell>
          <table:table-cell table:formula="of:=[.G38]*100" office:value-type="float" office:value="-1918.28224007" calcext:value-type="float">
            <text:p>-1918,28224007</text:p>
          </table:table-cell>
          <table:table-cell/>
          <table:table-cell table:formula="of:=[.I38]*0.067" office:value-type="float" office:value="-32.66762027467" calcext:value-type="float">
            <text:p>-32,66762027467</text:p>
          </table:table-cell>
          <table:table-cell table:formula="of:=[.J38]*0.067" office:value-type="float" office:value="-86.43210555071" calcext:value-type="float">
            <text:p>-86,43210555071</text:p>
          </table:table-cell>
          <table:table-cell table:formula="of:=[.K38]*0.067" office:value-type="float" office:value="-128.52491008469" calcext:value-type="float">
            <text:p>-128,524910084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8.3334119677" calcext:value-type="float">
            <text:p>-8,3334119677</text:p>
          </table:table-cell>
          <table:table-cell office:value-type="float" office:value="-14.1537143091" calcext:value-type="float">
            <text:p>-14,1537143091</text:p>
          </table:table-cell>
          <table:table-cell office:value-type="float" office:value="-19.4004418177" calcext:value-type="float">
            <text:p>-19,4004418177</text:p>
          </table:table-cell>
          <table:table-cell/>
          <table:table-cell table:formula="of:=[.E39]*100" office:value-type="float" office:value="-833.34119677" calcext:value-type="float">
            <text:p>-833,34119677</text:p>
          </table:table-cell>
          <table:table-cell table:formula="of:=[.F39]*100" office:value-type="float" office:value="-1415.37143091" calcext:value-type="float">
            <text:p>-1415,37143091</text:p>
          </table:table-cell>
          <table:table-cell table:formula="of:=[.G39]*100" office:value-type="float" office:value="-1940.04418177" calcext:value-type="float">
            <text:p>-1940,04418177</text:p>
          </table:table-cell>
          <table:table-cell/>
          <table:table-cell table:formula="of:=[.I39]*0.067" office:value-type="float" office:value="-55.83386018359" calcext:value-type="float">
            <text:p>-55,83386018359</text:p>
          </table:table-cell>
          <table:table-cell table:formula="of:=[.J39]*0.067" office:value-type="float" office:value="-94.82988587097" calcext:value-type="float">
            <text:p>-94,82988587097</text:p>
          </table:table-cell>
          <table:table-cell table:formula="of:=[.K39]*0.067" office:value-type="float" office:value="-129.98296017859" calcext:value-type="float">
            <text:p>-129,982960178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8.7870355548" calcext:value-type="float">
            <text:p>-8,7870355548</text:p>
          </table:table-cell>
          <table:table-cell office:value-type="float" office:value="-15.5511947615" calcext:value-type="float">
            <text:p>-15,5511947615</text:p>
          </table:table-cell>
          <table:table-cell office:value-type="float" office:value="-21.965436311" calcext:value-type="float">
            <text:p>-21,965436311</text:p>
          </table:table-cell>
          <table:table-cell/>
          <table:table-cell table:formula="of:=[.E40]*100" office:value-type="float" office:value="-878.70355548" calcext:value-type="float">
            <text:p>-878,70355548</text:p>
          </table:table-cell>
          <table:table-cell table:formula="of:=[.F40]*100" office:value-type="float" office:value="-1555.11947615" calcext:value-type="float">
            <text:p>-1555,11947615</text:p>
          </table:table-cell>
          <table:table-cell table:formula="of:=[.G40]*100" office:value-type="float" office:value="-2196.5436311" calcext:value-type="float">
            <text:p>-2196,5436311</text:p>
          </table:table-cell>
          <table:table-cell/>
          <table:table-cell table:formula="of:=[.I40]*0.067" office:value-type="float" office:value="-58.87313821716" calcext:value-type="float">
            <text:p>-58,87313821716</text:p>
          </table:table-cell>
          <table:table-cell table:formula="of:=[.J40]*0.067" office:value-type="float" office:value="-104.19300490205" calcext:value-type="float">
            <text:p>-104,19300490205</text:p>
          </table:table-cell>
          <table:table-cell table:formula="of:=[.K40]*0.067" office:value-type="float" office:value="-147.1684232837" calcext:value-type="float">
            <text:p>-147,16842328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6.0562391296" calcext:value-type="float">
            <text:p>-6,0562391296</text:p>
          </table:table-cell>
          <table:table-cell office:value-type="float" office:value="-18.5546814279" calcext:value-type="float">
            <text:p>-18,5546814279</text:p>
          </table:table-cell>
          <table:table-cell office:value-type="float" office:value="-23.3436444747" calcext:value-type="float">
            <text:p>-23,3436444747</text:p>
          </table:table-cell>
          <table:table-cell/>
          <table:table-cell table:formula="of:=[.E41]*100" office:value-type="float" office:value="-605.62391296" calcext:value-type="float">
            <text:p>-605,62391296</text:p>
          </table:table-cell>
          <table:table-cell table:formula="of:=[.F41]*100" office:value-type="float" office:value="-1855.46814279" calcext:value-type="float">
            <text:p>-1855,46814279</text:p>
          </table:table-cell>
          <table:table-cell table:formula="of:=[.G41]*100" office:value-type="float" office:value="-2334.36444747" calcext:value-type="float">
            <text:p>-2334,36444747</text:p>
          </table:table-cell>
          <table:table-cell/>
          <table:table-cell table:formula="of:=[.I41]*0.067" office:value-type="float" office:value="-40.57680216832" calcext:value-type="float">
            <text:p>-40,57680216832</text:p>
          </table:table-cell>
          <table:table-cell table:formula="of:=[.J41]*0.067" office:value-type="float" office:value="-124.31636556693" calcext:value-type="float">
            <text:p>-124,31636556693</text:p>
          </table:table-cell>
          <table:table-cell table:formula="of:=[.K41]*0.067" office:value-type="float" office:value="-156.40241798049" calcext:value-type="float">
            <text:p>-156,40241798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7.4797370957" calcext:value-type="float">
            <text:p>-7,4797370957</text:p>
          </table:table-cell>
          <table:table-cell office:value-type="float" office:value="-23.550526398" calcext:value-type="float">
            <text:p>-23,550526398</text:p>
          </table:table-cell>
          <table:table-cell office:value-type="float" office:value="-25.0927008812" calcext:value-type="float">
            <text:p>-25,0927008812</text:p>
          </table:table-cell>
          <table:table-cell/>
          <table:table-cell table:formula="of:=[.E42]*100" office:value-type="float" office:value="-747.97370957" calcext:value-type="float">
            <text:p>-747,97370957</text:p>
          </table:table-cell>
          <table:table-cell table:formula="of:=[.F42]*100" office:value-type="float" office:value="-2355.0526398" calcext:value-type="float">
            <text:p>-2355,0526398</text:p>
          </table:table-cell>
          <table:table-cell table:formula="of:=[.G42]*100" office:value-type="float" office:value="-2509.27008812" calcext:value-type="float">
            <text:p>-2509,27008812</text:p>
          </table:table-cell>
          <table:table-cell/>
          <table:table-cell table:formula="of:=[.I42]*0.067" office:value-type="float" office:value="-50.11423854119" calcext:value-type="float">
            <text:p>-50,11423854119</text:p>
          </table:table-cell>
          <table:table-cell table:formula="of:=[.J42]*0.067" office:value-type="float" office:value="-157.7885268666" calcext:value-type="float">
            <text:p>-157,7885268666</text:p>
          </table:table-cell>
          <table:table-cell table:formula="of:=[.K42]*0.067" office:value-type="float" office:value="-168.12109590404" calcext:value-type="float">
            <text:p>-168,121095904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.9074078666" calcext:value-type="float">
            <text:p>-6,9074078666</text:p>
          </table:table-cell>
          <table:table-cell office:value-type="float" office:value="-23.4620865521" calcext:value-type="float">
            <text:p>-23,4620865521</text:p>
          </table:table-cell>
          <table:table-cell office:value-type="float" office:value="-27.4581436063" calcext:value-type="float">
            <text:p>-27,4581436063</text:p>
          </table:table-cell>
          <table:table-cell/>
          <table:table-cell table:formula="of:=[.E43]*100" office:value-type="float" office:value="-690.74078666" calcext:value-type="float">
            <text:p>-690,74078666</text:p>
          </table:table-cell>
          <table:table-cell table:formula="of:=[.F43]*100" office:value-type="float" office:value="-2346.20865521" calcext:value-type="float">
            <text:p>-2346,20865521</text:p>
          </table:table-cell>
          <table:table-cell table:formula="of:=[.G43]*100" office:value-type="float" office:value="-2745.81436063" calcext:value-type="float">
            <text:p>-2745,81436063</text:p>
          </table:table-cell>
          <table:table-cell/>
          <table:table-cell table:formula="of:=[.I43]*0.067" office:value-type="float" office:value="-46.27963270622" calcext:value-type="float">
            <text:p>-46,27963270622</text:p>
          </table:table-cell>
          <table:table-cell table:formula="of:=[.J43]*0.067" office:value-type="float" office:value="-157.19597989907" calcext:value-type="float">
            <text:p>-157,19597989907</text:p>
          </table:table-cell>
          <table:table-cell table:formula="of:=[.K43]*0.067" office:value-type="float" office:value="-183.96956216221" calcext:value-type="float">
            <text:p>-183,969562162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.3641239729" calcext:value-type="float">
            <text:p>-4,3641239729</text:p>
          </table:table-cell>
          <table:table-cell office:value-type="float" office:value="-23.7365292386" calcext:value-type="float">
            <text:p>-23,7365292386</text:p>
          </table:table-cell>
          <table:table-cell office:value-type="float" office:value="-28.6979701107" calcext:value-type="float">
            <text:p>-28,6979701107</text:p>
          </table:table-cell>
          <table:table-cell/>
          <table:table-cell table:formula="of:=[.E44]*100" office:value-type="float" office:value="-436.41239729" calcext:value-type="float">
            <text:p>-436,41239729</text:p>
          </table:table-cell>
          <table:table-cell table:formula="of:=[.F44]*100" office:value-type="float" office:value="-2373.65292386" calcext:value-type="float">
            <text:p>-2373,65292386</text:p>
          </table:table-cell>
          <table:table-cell table:formula="of:=[.G44]*100" office:value-type="float" office:value="-2869.79701107" calcext:value-type="float">
            <text:p>-2869,79701107</text:p>
          </table:table-cell>
          <table:table-cell/>
          <table:table-cell table:formula="of:=[.I44]*0.067" office:value-type="float" office:value="-29.23963061843" calcext:value-type="float">
            <text:p>-29,23963061843</text:p>
          </table:table-cell>
          <table:table-cell table:formula="of:=[.J44]*0.067" office:value-type="float" office:value="-159.03474589862" calcext:value-type="float">
            <text:p>-159,03474589862</text:p>
          </table:table-cell>
          <table:table-cell table:formula="of:=[.K44]*0.067" office:value-type="float" office:value="-192.27639974169" calcext:value-type="float">
            <text:p>-192,2763997416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.2971421567" calcext:value-type="float">
            <text:p>-4,2971421567</text:p>
          </table:table-cell>
          <table:table-cell office:value-type="float" office:value="-25.4360934419" calcext:value-type="float">
            <text:p>-25,4360934419</text:p>
          </table:table-cell>
          <table:table-cell office:value-type="float" office:value="-29.8219728106" calcext:value-type="float">
            <text:p>-29,8219728106</text:p>
          </table:table-cell>
          <table:table-cell/>
          <table:table-cell table:formula="of:=[.E45]*100" office:value-type="float" office:value="-429.71421567" calcext:value-type="float">
            <text:p>-429,71421567</text:p>
          </table:table-cell>
          <table:table-cell table:formula="of:=[.F45]*100" office:value-type="float" office:value="-2543.60934419" calcext:value-type="float">
            <text:p>-2543,60934419</text:p>
          </table:table-cell>
          <table:table-cell table:formula="of:=[.G45]*100" office:value-type="float" office:value="-2982.19728106" calcext:value-type="float">
            <text:p>-2982,19728106</text:p>
          </table:table-cell>
          <table:table-cell/>
          <table:table-cell table:formula="of:=[.I45]*0.067" office:value-type="float" office:value="-28.79085244989" calcext:value-type="float">
            <text:p>-28,79085244989</text:p>
          </table:table-cell>
          <table:table-cell table:formula="of:=[.J45]*0.067" office:value-type="float" office:value="-170.42182606073" calcext:value-type="float">
            <text:p>-170,42182606073</text:p>
          </table:table-cell>
          <table:table-cell table:formula="of:=[.K45]*0.067" office:value-type="float" office:value="-199.80721783102" calcext:value-type="float">
            <text:p>-199,807217831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3.5056900038" calcext:value-type="float">
            <text:p>-3,5056900038</text:p>
          </table:table-cell>
          <table:table-cell office:value-type="float" office:value="-24.8004208718" calcext:value-type="float">
            <text:p>-24,8004208718</text:p>
          </table:table-cell>
          <table:table-cell office:value-type="float" office:value="-31.2608762475" calcext:value-type="float">
            <text:p>-31,2608762475</text:p>
          </table:table-cell>
          <table:table-cell/>
          <table:table-cell table:formula="of:=[.E46]*100" office:value-type="float" office:value="-350.56900038" calcext:value-type="float">
            <text:p>-350,56900038</text:p>
          </table:table-cell>
          <table:table-cell table:formula="of:=[.F46]*100" office:value-type="float" office:value="-2480.04208718" calcext:value-type="float">
            <text:p>-2480,04208718</text:p>
          </table:table-cell>
          <table:table-cell table:formula="of:=[.G46]*100" office:value-type="float" office:value="-3126.08762475" calcext:value-type="float">
            <text:p>-3126,08762475</text:p>
          </table:table-cell>
          <table:table-cell/>
          <table:table-cell table:formula="of:=[.I46]*0.067" office:value-type="float" office:value="-23.48812302546" calcext:value-type="float">
            <text:p>-23,48812302546</text:p>
          </table:table-cell>
          <table:table-cell table:formula="of:=[.J46]*0.067" office:value-type="float" office:value="-166.16281984106" calcext:value-type="float">
            <text:p>-166,16281984106</text:p>
          </table:table-cell>
          <table:table-cell table:formula="of:=[.K46]*0.067" office:value-type="float" office:value="-209.44787085825" calcext:value-type="float">
            <text:p>-209,447870858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1.1457944432" calcext:value-type="float">
            <text:p>-1,1457944432</text:p>
          </table:table-cell>
          <table:table-cell office:value-type="float" office:value="-23.2957505766" calcext:value-type="float">
            <text:p>-23,2957505766</text:p>
          </table:table-cell>
          <table:table-cell office:value-type="float" office:value="-31.9078997499" calcext:value-type="float">
            <text:p>-31,9078997499</text:p>
          </table:table-cell>
          <table:table-cell/>
          <table:table-cell table:formula="of:=[.E47]*100" office:value-type="float" office:value="-114.57944432" calcext:value-type="float">
            <text:p>-114,57944432</text:p>
          </table:table-cell>
          <table:table-cell table:formula="of:=[.F47]*100" office:value-type="float" office:value="-2329.57505766" calcext:value-type="float">
            <text:p>-2329,57505766</text:p>
          </table:table-cell>
          <table:table-cell table:formula="of:=[.G47]*100" office:value-type="float" office:value="-3190.78997499" calcext:value-type="float">
            <text:p>-3190,78997499</text:p>
          </table:table-cell>
          <table:table-cell/>
          <table:table-cell table:formula="of:=[.I47]*0.067" office:value-type="float" office:value="-7.67682276944" calcext:value-type="float">
            <text:p>-7,67682276944</text:p>
          </table:table-cell>
          <table:table-cell table:formula="of:=[.J47]*0.067" office:value-type="float" office:value="-156.08152886322" calcext:value-type="float">
            <text:p>-156,08152886322</text:p>
          </table:table-cell>
          <table:table-cell table:formula="of:=[.K47]*0.067" office:value-type="float" office:value="-213.78292832433" calcext:value-type="float">
            <text:p>-213,782928324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0.3668669956" calcext:value-type="float">
            <text:p>0,3668669956</text:p>
          </table:table-cell>
          <table:table-cell office:value-type="float" office:value="-21.5763875785" calcext:value-type="float">
            <text:p>-21,5763875785</text:p>
          </table:table-cell>
          <table:table-cell office:value-type="float" office:value="-31.9719349731" calcext:value-type="float">
            <text:p>-31,9719349731</text:p>
          </table:table-cell>
          <table:table-cell/>
          <table:table-cell table:formula="of:=[.E48]*100" office:value-type="float" office:value="36.68669956" calcext:value-type="float">
            <text:p>36,68669956</text:p>
          </table:table-cell>
          <table:table-cell table:formula="of:=[.F48]*100" office:value-type="float" office:value="-2157.63875785" calcext:value-type="float">
            <text:p>-2157,63875785</text:p>
          </table:table-cell>
          <table:table-cell table:formula="of:=[.G48]*100" office:value-type="float" office:value="-3197.19349731" calcext:value-type="float">
            <text:p>-3197,19349731</text:p>
          </table:table-cell>
          <table:table-cell/>
          <table:table-cell table:formula="of:=[.I48]*0.067" office:value-type="float" office:value="2.45800887052" calcext:value-type="float">
            <text:p>2,45800887052</text:p>
          </table:table-cell>
          <table:table-cell table:formula="of:=[.J48]*0.067" office:value-type="float" office:value="-144.56179677595" calcext:value-type="float">
            <text:p>-144,56179677595</text:p>
          </table:table-cell>
          <table:table-cell table:formula="of:=[.K48]*0.067" office:value-type="float" office:value="-214.21196431977" calcext:value-type="float">
            <text:p>-214,2119643197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1.8718469715" calcext:value-type="float">
            <text:p>1,8718469715</text:p>
          </table:table-cell>
          <table:table-cell office:value-type="float" office:value="-20.5261451987" calcext:value-type="float">
            <text:p>-20,5261451987</text:p>
          </table:table-cell>
          <table:table-cell office:value-type="float" office:value="-31.8309534257" calcext:value-type="float">
            <text:p>-31,8309534257</text:p>
          </table:table-cell>
          <table:table-cell/>
          <table:table-cell table:formula="of:=[.E49]*100" office:value-type="float" office:value="187.18469715" calcext:value-type="float">
            <text:p>187,18469715</text:p>
          </table:table-cell>
          <table:table-cell table:formula="of:=[.F49]*100" office:value-type="float" office:value="-2052.61451987" calcext:value-type="float">
            <text:p>-2052,61451987</text:p>
          </table:table-cell>
          <table:table-cell table:formula="of:=[.G49]*100" office:value-type="float" office:value="-3183.09534257" calcext:value-type="float">
            <text:p>-3183,09534257</text:p>
          </table:table-cell>
          <table:table-cell/>
          <table:table-cell table:formula="of:=[.I49]*0.067" office:value-type="float" office:value="12.54137470905" calcext:value-type="float">
            <text:p>12,54137470905</text:p>
          </table:table-cell>
          <table:table-cell table:formula="of:=[.J49]*0.067" office:value-type="float" office:value="-137.52517283129" calcext:value-type="float">
            <text:p>-137,52517283129</text:p>
          </table:table-cell>
          <table:table-cell table:formula="of:=[.K49]*0.067" office:value-type="float" office:value="-213.26738795219" calcext:value-type="float">
            <text:p>-213,267387952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4.3860367718" calcext:value-type="float">
            <text:p>4,3860367718</text:p>
          </table:table-cell>
          <table:table-cell office:value-type="float" office:value="-19.0439902267" calcext:value-type="float">
            <text:p>-19,0439902267</text:p>
          </table:table-cell>
          <table:table-cell office:value-type="float" office:value="-30.6719241107" calcext:value-type="float">
            <text:p>-30,6719241107</text:p>
          </table:table-cell>
          <table:table-cell/>
          <table:table-cell table:formula="of:=[.E50]*100" office:value-type="float" office:value="438.60367718" calcext:value-type="float">
            <text:p>438,60367718</text:p>
          </table:table-cell>
          <table:table-cell table:formula="of:=[.F50]*100" office:value-type="float" office:value="-1904.39902267" calcext:value-type="float">
            <text:p>-1904,39902267</text:p>
          </table:table-cell>
          <table:table-cell table:formula="of:=[.G50]*100" office:value-type="float" office:value="-3067.19241107" calcext:value-type="float">
            <text:p>-3067,19241107</text:p>
          </table:table-cell>
          <table:table-cell/>
          <table:table-cell table:formula="of:=[.I50]*0.067" office:value-type="float" office:value="29.38644637106" calcext:value-type="float">
            <text:p>29,38644637106</text:p>
          </table:table-cell>
          <table:table-cell table:formula="of:=[.J50]*0.067" office:value-type="float" office:value="-127.59473451889" calcext:value-type="float">
            <text:p>-127,59473451889</text:p>
          </table:table-cell>
          <table:table-cell table:formula="of:=[.K50]*0.067" office:value-type="float" office:value="-205.50189154169" calcext:value-type="float">
            <text:p>-205,501891541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.956531829" calcext:value-type="float">
            <text:p>4,956531829</text:p>
          </table:table-cell>
          <table:table-cell office:value-type="float" office:value="-16.9543502144" calcext:value-type="float">
            <text:p>-16,9543502144</text:p>
          </table:table-cell>
          <table:table-cell office:value-type="float" office:value="-28.5599254547" calcext:value-type="float">
            <text:p>-28,5599254547</text:p>
          </table:table-cell>
          <table:table-cell/>
          <table:table-cell table:formula="of:=[.E51]*100" office:value-type="float" office:value="495.6531829" calcext:value-type="float">
            <text:p>495,6531829</text:p>
          </table:table-cell>
          <table:table-cell table:formula="of:=[.F51]*100" office:value-type="float" office:value="-1695.43502144" calcext:value-type="float">
            <text:p>-1695,43502144</text:p>
          </table:table-cell>
          <table:table-cell table:formula="of:=[.G51]*100" office:value-type="float" office:value="-2855.99254547" calcext:value-type="float">
            <text:p>-2855,99254547</text:p>
          </table:table-cell>
          <table:table-cell/>
          <table:table-cell table:formula="of:=[.I51]*0.067" office:value-type="float" office:value="33.2087632543" calcext:value-type="float">
            <text:p>33,2087632543</text:p>
          </table:table-cell>
          <table:table-cell table:formula="of:=[.J51]*0.067" office:value-type="float" office:value="-113.59414643648" calcext:value-type="float">
            <text:p>-113,59414643648</text:p>
          </table:table-cell>
          <table:table-cell table:formula="of:=[.K51]*0.067" office:value-type="float" office:value="-191.35150054649" calcext:value-type="float">
            <text:p>-191,351500546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.6483868159" calcext:value-type="float">
            <text:p>4,6483868159</text:p>
          </table:table-cell>
          <table:table-cell office:value-type="float" office:value="-17.2093759726" calcext:value-type="float">
            <text:p>-17,2093759726</text:p>
          </table:table-cell>
          <table:table-cell office:value-type="float" office:value="-28.1081867987" calcext:value-type="float">
            <text:p>-28,1081867987</text:p>
          </table:table-cell>
          <table:table-cell/>
          <table:table-cell table:formula="of:=[.E52]*100" office:value-type="float" office:value="464.83868159" calcext:value-type="float">
            <text:p>464,83868159</text:p>
          </table:table-cell>
          <table:table-cell table:formula="of:=[.F52]*100" office:value-type="float" office:value="-1720.93759726" calcext:value-type="float">
            <text:p>-1720,93759726</text:p>
          </table:table-cell>
          <table:table-cell table:formula="of:=[.G52]*100" office:value-type="float" office:value="-2810.81867987" calcext:value-type="float">
            <text:p>-2810,81867987</text:p>
          </table:table-cell>
          <table:table-cell/>
          <table:table-cell table:formula="of:=[.I52]*0.067" office:value-type="float" office:value="31.14419166653" calcext:value-type="float">
            <text:p>31,14419166653</text:p>
          </table:table-cell>
          <table:table-cell table:formula="of:=[.J52]*0.067" office:value-type="float" office:value="-115.30281901642" calcext:value-type="float">
            <text:p>-115,30281901642</text:p>
          </table:table-cell>
          <table:table-cell table:formula="of:=[.K52]*0.067" office:value-type="float" office:value="-188.32485155129" calcext:value-type="float">
            <text:p>-188,324851551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.674142346" calcext:value-type="float">
            <text:p>7,674142346</text:p>
          </table:table-cell>
          <table:table-cell office:value-type="float" office:value="-17.3774260426" calcext:value-type="float">
            <text:p>-17,3774260426</text:p>
          </table:table-cell>
          <table:table-cell office:value-type="float" office:value="-26.464012889" calcext:value-type="float">
            <text:p>-26,464012889</text:p>
          </table:table-cell>
          <table:table-cell/>
          <table:table-cell table:formula="of:=[.E53]*100" office:value-type="float" office:value="767.4142346" calcext:value-type="float">
            <text:p>767,4142346</text:p>
          </table:table-cell>
          <table:table-cell table:formula="of:=[.F53]*100" office:value-type="float" office:value="-1737.74260426" calcext:value-type="float">
            <text:p>-1737,74260426</text:p>
          </table:table-cell>
          <table:table-cell table:formula="of:=[.G53]*100" office:value-type="float" office:value="-2646.4012889" calcext:value-type="float">
            <text:p>-2646,4012889</text:p>
          </table:table-cell>
          <table:table-cell/>
          <table:table-cell table:formula="of:=[.I53]*0.067" office:value-type="float" office:value="51.4167537182" calcext:value-type="float">
            <text:p>51,4167537182</text:p>
          </table:table-cell>
          <table:table-cell table:formula="of:=[.J53]*0.067" office:value-type="float" office:value="-116.42875448542" calcext:value-type="float">
            <text:p>-116,42875448542</text:p>
          </table:table-cell>
          <table:table-cell table:formula="of:=[.K53]*0.067" office:value-type="float" office:value="-177.3088863563" calcext:value-type="float">
            <text:p>-177,308886356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7.829313207" calcext:value-type="float">
            <text:p>7,829313207</text:p>
          </table:table-cell>
          <table:table-cell office:value-type="float" office:value="-17.5017999516" calcext:value-type="float">
            <text:p>-17,5017999516</text:p>
          </table:table-cell>
          <table:table-cell office:value-type="float" office:value="-22.6794707813" calcext:value-type="float">
            <text:p>-22,6794707813</text:p>
          </table:table-cell>
          <table:table-cell/>
          <table:table-cell table:formula="of:=[.E54]*100" office:value-type="float" office:value="782.9313207" calcext:value-type="float">
            <text:p>782,9313207</text:p>
          </table:table-cell>
          <table:table-cell table:formula="of:=[.F54]*100" office:value-type="float" office:value="-1750.17999516" calcext:value-type="float">
            <text:p>-1750,17999516</text:p>
          </table:table-cell>
          <table:table-cell table:formula="of:=[.G54]*100" office:value-type="float" office:value="-2267.94707813" calcext:value-type="float">
            <text:p>-2267,94707813</text:p>
          </table:table-cell>
          <table:table-cell/>
          <table:table-cell table:formula="of:=[.I54]*0.067" office:value-type="float" office:value="52.4563984869" calcext:value-type="float">
            <text:p>52,4563984869</text:p>
          </table:table-cell>
          <table:table-cell table:formula="of:=[.J54]*0.067" office:value-type="float" office:value="-117.26205967572" calcext:value-type="float">
            <text:p>-117,26205967572</text:p>
          </table:table-cell>
          <table:table-cell table:formula="of:=[.K54]*0.067" office:value-type="float" office:value="-151.95245423471" calcext:value-type="float">
            <text:p>-151,9524542347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.9919115519" calcext:value-type="float">
            <text:p>5,9919115519</text:p>
          </table:table-cell>
          <table:table-cell office:value-type="float" office:value="-14.7414759564" calcext:value-type="float">
            <text:p>-14,7414759564</text:p>
          </table:table-cell>
          <table:table-cell office:value-type="float" office:value="-22.7555166992" calcext:value-type="float">
            <text:p>-22,7555166992</text:p>
          </table:table-cell>
          <table:table-cell/>
          <table:table-cell table:formula="of:=[.E55]*100" office:value-type="float" office:value="599.19115519" calcext:value-type="float">
            <text:p>599,19115519</text:p>
          </table:table-cell>
          <table:table-cell table:formula="of:=[.F55]*100" office:value-type="float" office:value="-1474.14759564" calcext:value-type="float">
            <text:p>-1474,14759564</text:p>
          </table:table-cell>
          <table:table-cell table:formula="of:=[.G55]*100" office:value-type="float" office:value="-2275.55166992" calcext:value-type="float">
            <text:p>-2275,55166992</text:p>
          </table:table-cell>
          <table:table-cell/>
          <table:table-cell table:formula="of:=[.I55]*0.067" office:value-type="float" office:value="40.14580739773" calcext:value-type="float">
            <text:p>40,14580739773</text:p>
          </table:table-cell>
          <table:table-cell table:formula="of:=[.J55]*0.067" office:value-type="float" office:value="-98.76788890788" calcext:value-type="float">
            <text:p>-98,76788890788</text:p>
          </table:table-cell>
          <table:table-cell table:formula="of:=[.K55]*0.067" office:value-type="float" office:value="-152.46196188464" calcext:value-type="float">
            <text:p>-152,461961884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9.6338785775" calcext:value-type="float">
            <text:p>9,6338785775</text:p>
          </table:table-cell>
          <table:table-cell office:value-type="float" office:value="-7.3933673957" calcext:value-type="float">
            <text:p>-7,3933673957</text:p>
          </table:table-cell>
          <table:table-cell office:value-type="float" office:value="-21.6720474114" calcext:value-type="float">
            <text:p>-21,6720474114</text:p>
          </table:table-cell>
          <table:table-cell/>
          <table:table-cell table:formula="of:=[.E56]*100" office:value-type="float" office:value="963.38785775" calcext:value-type="float">
            <text:p>963,38785775</text:p>
          </table:table-cell>
          <table:table-cell table:formula="of:=[.F56]*100" office:value-type="float" office:value="-739.33673957" calcext:value-type="float">
            <text:p>-739,33673957</text:p>
          </table:table-cell>
          <table:table-cell table:formula="of:=[.G56]*100" office:value-type="float" office:value="-2167.20474114" calcext:value-type="float">
            <text:p>-2167,20474114</text:p>
          </table:table-cell>
          <table:table-cell/>
          <table:table-cell table:formula="of:=[.I56]*0.067" office:value-type="float" office:value="64.54698646925" calcext:value-type="float">
            <text:p>64,54698646925</text:p>
          </table:table-cell>
          <table:table-cell table:formula="of:=[.J56]*0.067" office:value-type="float" office:value="-49.53556155119" calcext:value-type="float">
            <text:p>-49,53556155119</text:p>
          </table:table-cell>
          <table:table-cell table:formula="of:=[.K56]*0.067" office:value-type="float" office:value="-145.20271765638" calcext:value-type="float">
            <text:p>-145,2027176563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8.5942775196" calcext:value-type="float">
            <text:p>8,5942775196</text:p>
          </table:table-cell>
          <table:table-cell office:value-type="float" office:value="-8.096438455" calcext:value-type="float">
            <text:p>-8,096438455</text:p>
          </table:table-cell>
          <table:table-cell office:value-type="float" office:value="-18.6775151007" calcext:value-type="float">
            <text:p>-18,6775151007</text:p>
          </table:table-cell>
          <table:table-cell/>
          <table:table-cell table:formula="of:=[.E57]*100" office:value-type="float" office:value="859.42775196" calcext:value-type="float">
            <text:p>859,42775196</text:p>
          </table:table-cell>
          <table:table-cell table:formula="of:=[.F57]*100" office:value-type="float" office:value="-809.6438455" calcext:value-type="float">
            <text:p>-809,6438455</text:p>
          </table:table-cell>
          <table:table-cell table:formula="of:=[.G57]*100" office:value-type="float" office:value="-1867.75151007" calcext:value-type="float">
            <text:p>-1867,75151007</text:p>
          </table:table-cell>
          <table:table-cell/>
          <table:table-cell table:formula="of:=[.I57]*0.067" office:value-type="float" office:value="57.58165938132" calcext:value-type="float">
            <text:p>57,58165938132</text:p>
          </table:table-cell>
          <table:table-cell table:formula="of:=[.J57]*0.067" office:value-type="float" office:value="-54.2461376485" calcext:value-type="float">
            <text:p>-54,2461376485</text:p>
          </table:table-cell>
          <table:table-cell table:formula="of:=[.K57]*0.067" office:value-type="float" office:value="-125.13935117469" calcext:value-type="float">
            <text:p>-125,1393511746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4.3466726035" calcext:value-type="float">
            <text:p>4,3466726035</text:p>
          </table:table-cell>
          <table:table-cell office:value-type="float" office:value="-7.5587849821" calcext:value-type="float">
            <text:p>-7,5587849821</text:p>
          </table:table-cell>
          <table:table-cell office:value-type="float" office:value="-17.8403922705" calcext:value-type="float">
            <text:p>-17,8403922705</text:p>
          </table:table-cell>
          <table:table-cell/>
          <table:table-cell table:formula="of:=[.E58]*100" office:value-type="float" office:value="434.66726035" calcext:value-type="float">
            <text:p>434,66726035</text:p>
          </table:table-cell>
          <table:table-cell table:formula="of:=[.F58]*100" office:value-type="float" office:value="-755.87849821" calcext:value-type="float">
            <text:p>-755,87849821</text:p>
          </table:table-cell>
          <table:table-cell table:formula="of:=[.G58]*100" office:value-type="float" office:value="-1784.03922705" calcext:value-type="float">
            <text:p>-1784,03922705</text:p>
          </table:table-cell>
          <table:table-cell/>
          <table:table-cell table:formula="of:=[.I58]*0.067" office:value-type="float" office:value="29.12270644345" calcext:value-type="float">
            <text:p>29,12270644345</text:p>
          </table:table-cell>
          <table:table-cell table:formula="of:=[.J58]*0.067" office:value-type="float" office:value="-50.64385938007" calcext:value-type="float">
            <text:p>-50,64385938007</text:p>
          </table:table-cell>
          <table:table-cell table:formula="of:=[.K58]*0.067" office:value-type="float" office:value="-119.53062821235" calcext:value-type="float">
            <text:p>-119,5306282123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0.0448324508" calcext:value-type="float">
            <text:p>10,0448324508</text:p>
          </table:table-cell>
          <table:table-cell office:value-type="float" office:value="-2.3348002751" calcext:value-type="float">
            <text:p>-2,3348002751</text:p>
          </table:table-cell>
          <table:table-cell office:value-type="float" office:value="-16.5484703114" calcext:value-type="float">
            <text:p>-16,5484703114</text:p>
          </table:table-cell>
          <table:table-cell/>
          <table:table-cell table:formula="of:=[.E59]*100" office:value-type="float" office:value="1004.48324508" calcext:value-type="float">
            <text:p>1004,48324508</text:p>
          </table:table-cell>
          <table:table-cell table:formula="of:=[.F59]*100" office:value-type="float" office:value="-233.48002751" calcext:value-type="float">
            <text:p>-233,48002751</text:p>
          </table:table-cell>
          <table:table-cell table:formula="of:=[.G59]*100" office:value-type="float" office:value="-1654.84703114" calcext:value-type="float">
            <text:p>-1654,84703114</text:p>
          </table:table-cell>
          <table:table-cell/>
          <table:table-cell table:formula="of:=[.I59]*0.067" office:value-type="float" office:value="67.30037742036" calcext:value-type="float">
            <text:p>67,30037742036</text:p>
          </table:table-cell>
          <table:table-cell table:formula="of:=[.J59]*0.067" office:value-type="float" office:value="-15.64316184317" calcext:value-type="float">
            <text:p>-15,64316184317</text:p>
          </table:table-cell>
          <table:table-cell table:formula="of:=[.K59]*0.067" office:value-type="float" office:value="-110.87475108638" calcext:value-type="float">
            <text:p>-110,8747510863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8.9973142508" calcext:value-type="float">
            <text:p>8,9973142508</text:p>
          </table:table-cell>
          <table:table-cell office:value-type="float" office:value="-6.1479290316" calcext:value-type="float">
            <text:p>-6,1479290316</text:p>
          </table:table-cell>
          <table:table-cell office:value-type="float" office:value="-12.546955732" calcext:value-type="float">
            <text:p>-12,546955732</text:p>
          </table:table-cell>
          <table:table-cell/>
          <table:table-cell table:formula="of:=[.E60]*100" office:value-type="float" office:value="899.73142508" calcext:value-type="float">
            <text:p>899,73142508</text:p>
          </table:table-cell>
          <table:table-cell table:formula="of:=[.F60]*100" office:value-type="float" office:value="-614.79290316" calcext:value-type="float">
            <text:p>-614,79290316</text:p>
          </table:table-cell>
          <table:table-cell table:formula="of:=[.G60]*100" office:value-type="float" office:value="-1254.6955732" calcext:value-type="float">
            <text:p>-1254,6955732</text:p>
          </table:table-cell>
          <table:table-cell/>
          <table:table-cell table:formula="of:=[.I60]*0.067" office:value-type="float" office:value="60.28200548036" calcext:value-type="float">
            <text:p>60,28200548036</text:p>
          </table:table-cell>
          <table:table-cell table:formula="of:=[.J60]*0.067" office:value-type="float" office:value="-41.19112451172" calcext:value-type="float">
            <text:p>-41,19112451172</text:p>
          </table:table-cell>
          <table:table-cell table:formula="of:=[.K60]*0.067" office:value-type="float" office:value="-84.0646034044" calcext:value-type="float">
            <text:p>-84,06460340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.9600336512" calcext:value-type="float">
            <text:p>1,9600336512</text:p>
          </table:table-cell>
          <table:table-cell office:value-type="float" office:value="-6.2285071444" calcext:value-type="float">
            <text:p>-6,2285071444</text:p>
          </table:table-cell>
          <table:table-cell office:value-type="float" office:value="-12.3219214652" calcext:value-type="float">
            <text:p>-12,3219214652</text:p>
          </table:table-cell>
          <table:table-cell/>
          <table:table-cell table:formula="of:=[.E61]*100" office:value-type="float" office:value="196.00336512" calcext:value-type="float">
            <text:p>196,00336512</text:p>
          </table:table-cell>
          <table:table-cell table:formula="of:=[.F61]*100" office:value-type="float" office:value="-622.85071444" calcext:value-type="float">
            <text:p>-622,85071444</text:p>
          </table:table-cell>
          <table:table-cell table:formula="of:=[.G61]*100" office:value-type="float" office:value="-1232.19214652" calcext:value-type="float">
            <text:p>-1232,19214652</text:p>
          </table:table-cell>
          <table:table-cell/>
          <table:table-cell table:formula="of:=[.I61]*0.067" office:value-type="float" office:value="13.13222546304" calcext:value-type="float">
            <text:p>13,13222546304</text:p>
          </table:table-cell>
          <table:table-cell table:formula="of:=[.J61]*0.067" office:value-type="float" office:value="-41.73099786748" calcext:value-type="float">
            <text:p>-41,73099786748</text:p>
          </table:table-cell>
          <table:table-cell table:formula="of:=[.K61]*0.067" office:value-type="float" office:value="-82.55687381684" calcext:value-type="float">
            <text:p>-82,556873816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2.5018692373" calcext:value-type="float">
            <text:p>2,5018692373</text:p>
          </table:table-cell>
          <table:table-cell office:value-type="float" office:value="-11.5148569991" calcext:value-type="float">
            <text:p>-11,5148569991</text:p>
          </table:table-cell>
          <table:table-cell/>
          <table:table-cell table:formula="of:=[.E62]*100" office:value-type="float" office:value="0" calcext:value-type="float">
            <text:p>0</text:p>
          </table:table-cell>
          <table:table-cell table:formula="of:=[.F62]*100" office:value-type="float" office:value="250.18692373" calcext:value-type="float">
            <text:p>250,18692373</text:p>
          </table:table-cell>
          <table:table-cell table:formula="of:=[.G62]*100" office:value-type="float" office:value="-1151.48569991" calcext:value-type="float">
            <text:p>-1151,48569991</text:p>
          </table:table-cell>
          <table:table-cell/>
          <table:table-cell table:formula="of:=[.I62]*0.067" office:value-type="float" office:value="0" calcext:value-type="float">
            <text:p>0</text:p>
          </table:table-cell>
          <table:table-cell table:formula="of:=[.J62]*0.067" office:value-type="float" office:value="16.76252388991" calcext:value-type="float">
            <text:p>16,76252388991</text:p>
          </table:table-cell>
          <table:table-cell table:formula="of:=[.K62]*0.067" office:value-type="float" office:value="-77.14954189397" calcext:value-type="float">
            <text:p>-77,14954189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7.0526074995" calcext:value-type="float">
            <text:p>-7,0526074995</text:p>
          </table:table-cell>
          <table:table-cell office:value-type="float" office:value="-15.0680178094" calcext:value-type="float">
            <text:p>-15,0680178094</text:p>
          </table:table-cell>
          <table:table-cell/>
          <table:table-cell table:formula="of:=[.E63]*100" office:value-type="float" office:value="0" calcext:value-type="float">
            <text:p>0</text:p>
          </table:table-cell>
          <table:table-cell table:formula="of:=[.F63]*100" office:value-type="float" office:value="-705.26074995" calcext:value-type="float">
            <text:p>-705,26074995</text:p>
          </table:table-cell>
          <table:table-cell table:formula="of:=[.G63]*100" office:value-type="float" office:value="-1506.80178094" calcext:value-type="float">
            <text:p>-1506,80178094</text:p>
          </table:table-cell>
          <table:table-cell/>
          <table:table-cell table:formula="of:=[.I63]*0.067" office:value-type="float" office:value="0" calcext:value-type="float">
            <text:p>0</text:p>
          </table:table-cell>
          <table:table-cell table:formula="of:=[.J63]*0.067" office:value-type="float" office:value="-47.25247024665" calcext:value-type="float">
            <text:p>-47,25247024665</text:p>
          </table:table-cell>
          <table:table-cell table:formula="of:=[.K63]*0.067" office:value-type="float" office:value="-100.95571932298" calcext:value-type="float">
            <text:p>-100,955719322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1.4674932012" calcext:value-type="float">
            <text:p>-1,4674932012</text:p>
          </table:table-cell>
          <table:table-cell office:value-type="float" office:value="-7.0034131984" calcext:value-type="float">
            <text:p>-7,0034131984</text:p>
          </table:table-cell>
          <table:table-cell office:value-type="float" office:value="-15.1448858977" calcext:value-type="float">
            <text:p>-15,1448858977</text:p>
          </table:table-cell>
          <table:table-cell/>
          <table:table-cell table:formula="of:=[.E64]*100" office:value-type="float" office:value="-146.74932012" calcext:value-type="float">
            <text:p>-146,74932012</text:p>
          </table:table-cell>
          <table:table-cell table:formula="of:=[.F64]*100" office:value-type="float" office:value="-700.34131984" calcext:value-type="float">
            <text:p>-700,34131984</text:p>
          </table:table-cell>
          <table:table-cell table:formula="of:=[.G64]*100" office:value-type="float" office:value="-1514.48858977" calcext:value-type="float">
            <text:p>-1514,48858977</text:p>
          </table:table-cell>
          <table:table-cell/>
          <table:table-cell table:formula="of:=[.I64]*0.067" office:value-type="float" office:value="-9.83220444804" calcext:value-type="float">
            <text:p>-9,83220444804</text:p>
          </table:table-cell>
          <table:table-cell table:formula="of:=[.J64]*0.067" office:value-type="float" office:value="-46.92286842928" calcext:value-type="float">
            <text:p>-46,92286842928</text:p>
          </table:table-cell>
          <table:table-cell table:formula="of:=[.K64]*0.067" office:value-type="float" office:value="-101.47073551459" calcext:value-type="float">
            <text:p>-101,4707355145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.8224000536" calcext:value-type="float">
            <text:p>-1,8224000536</text:p>
          </table:table-cell>
          <table:table-cell office:value-type="float" office:value="-6.5027053278" calcext:value-type="float">
            <text:p>-6,5027053278</text:p>
          </table:table-cell>
          <table:table-cell office:value-type="float" office:value="-16.162602089" calcext:value-type="float">
            <text:p>-16,162602089</text:p>
          </table:table-cell>
          <table:table-cell/>
          <table:table-cell table:formula="of:=[.E65]*100" office:value-type="float" office:value="-182.24000536" calcext:value-type="float">
            <text:p>-182,24000536</text:p>
          </table:table-cell>
          <table:table-cell table:formula="of:=[.F65]*100" office:value-type="float" office:value="-650.27053278" calcext:value-type="float">
            <text:p>-650,27053278</text:p>
          </table:table-cell>
          <table:table-cell table:formula="of:=[.G65]*100" office:value-type="float" office:value="-1616.2602089" calcext:value-type="float">
            <text:p>-1616,2602089</text:p>
          </table:table-cell>
          <table:table-cell/>
          <table:table-cell table:formula="of:=[.I65]*0.067" office:value-type="float" office:value="-12.21008035912" calcext:value-type="float">
            <text:p>-12,21008035912</text:p>
          </table:table-cell>
          <table:table-cell table:formula="of:=[.J65]*0.067" office:value-type="float" office:value="-43.56812569626" calcext:value-type="float">
            <text:p>-43,56812569626</text:p>
          </table:table-cell>
          <table:table-cell table:formula="of:=[.K65]*0.067" office:value-type="float" office:value="-108.2894339963" calcext:value-type="float">
            <text:p>-108,28943399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3.2411138914" calcext:value-type="float">
            <text:p>-3,2411138914</text:p>
          </table:table-cell>
          <table:table-cell office:value-type="float" office:value="-8.6090282463" calcext:value-type="float">
            <text:p>-8,6090282463</text:p>
          </table:table-cell>
          <table:table-cell office:value-type="float" office:value="-15.3536362165" calcext:value-type="float">
            <text:p>-15,3536362165</text:p>
          </table:table-cell>
          <table:table-cell/>
          <table:table-cell table:formula="of:=[.E66]*100" office:value-type="float" office:value="-324.11138914" calcext:value-type="float">
            <text:p>-324,11138914</text:p>
          </table:table-cell>
          <table:table-cell table:formula="of:=[.F66]*100" office:value-type="float" office:value="-860.90282463" calcext:value-type="float">
            <text:p>-860,90282463</text:p>
          </table:table-cell>
          <table:table-cell table:formula="of:=[.G66]*100" office:value-type="float" office:value="-1535.36362165" calcext:value-type="float">
            <text:p>-1535,36362165</text:p>
          </table:table-cell>
          <table:table-cell/>
          <table:table-cell table:formula="of:=[.I66]*0.067" office:value-type="float" office:value="-21.71546307238" calcext:value-type="float">
            <text:p>-21,71546307238</text:p>
          </table:table-cell>
          <table:table-cell table:formula="of:=[.J66]*0.067" office:value-type="float" office:value="-57.68048925021" calcext:value-type="float">
            <text:p>-57,68048925021</text:p>
          </table:table-cell>
          <table:table-cell table:formula="of:=[.K66]*0.067" office:value-type="float" office:value="-102.86936265055" calcext:value-type="float">
            <text:p>-102,869362650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9.6386945241" calcext:value-type="float">
            <text:p>-9,6386945241</text:p>
          </table:table-cell>
          <table:table-cell office:value-type="float" office:value="-13.7398462038" calcext:value-type="float">
            <text:p>-13,7398462038</text:p>
          </table:table-cell>
          <table:table-cell office:value-type="float" office:value="-16.9486051788" calcext:value-type="float">
            <text:p>-16,9486051788</text:p>
          </table:table-cell>
          <table:table-cell/>
          <table:table-cell table:formula="of:=[.E67]*100" office:value-type="float" office:value="-963.86945241" calcext:value-type="float">
            <text:p>-963,86945241</text:p>
          </table:table-cell>
          <table:table-cell table:formula="of:=[.F67]*100" office:value-type="float" office:value="-1373.98462038" calcext:value-type="float">
            <text:p>-1373,98462038</text:p>
          </table:table-cell>
          <table:table-cell table:formula="of:=[.G67]*100" office:value-type="float" office:value="-1694.86051788" calcext:value-type="float">
            <text:p>-1694,86051788</text:p>
          </table:table-cell>
          <table:table-cell/>
          <table:table-cell table:formula="of:=[.I67]*0.067" office:value-type="float" office:value="-64.57925331147" calcext:value-type="float">
            <text:p>-64,57925331147</text:p>
          </table:table-cell>
          <table:table-cell table:formula="of:=[.J67]*0.067" office:value-type="float" office:value="-92.05696956546" calcext:value-type="float">
            <text:p>-92,05696956546</text:p>
          </table:table-cell>
          <table:table-cell table:formula="of:=[.K67]*0.067" office:value-type="float" office:value="-113.55565469796" calcext:value-type="float">
            <text:p>-113,555654697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.4502617208" calcext:value-type="float">
            <text:p>-9,4502617208</text:p>
          </table:table-cell>
          <table:table-cell office:value-type="float" office:value="-10.1957584799" calcext:value-type="float">
            <text:p>-10,1957584799</text:p>
          </table:table-cell>
          <table:table-cell office:value-type="float" office:value="-19.8441760239" calcext:value-type="float">
            <text:p>-19,8441760239</text:p>
          </table:table-cell>
          <table:table-cell/>
          <table:table-cell table:formula="of:=[.E68]*100" office:value-type="float" office:value="-945.02617208" calcext:value-type="float">
            <text:p>-945,02617208</text:p>
          </table:table-cell>
          <table:table-cell table:formula="of:=[.F68]*100" office:value-type="float" office:value="-1019.57584799" calcext:value-type="float">
            <text:p>-1019,57584799</text:p>
          </table:table-cell>
          <table:table-cell table:formula="of:=[.G68]*100" office:value-type="float" office:value="-1984.41760239" calcext:value-type="float">
            <text:p>-1984,41760239</text:p>
          </table:table-cell>
          <table:table-cell/>
          <table:table-cell table:formula="of:=[.I68]*0.067" office:value-type="float" office:value="-63.31675352936" calcext:value-type="float">
            <text:p>-63,31675352936</text:p>
          </table:table-cell>
          <table:table-cell table:formula="of:=[.J68]*0.067" office:value-type="float" office:value="-68.31158181533" calcext:value-type="float">
            <text:p>-68,31158181533</text:p>
          </table:table-cell>
          <table:table-cell table:formula="of:=[.K68]*0.067" office:value-type="float" office:value="-132.95597936013" calcext:value-type="float">
            <text:p>-132,955979360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5.949876241" calcext:value-type="float">
            <text:p>-5,949876241</text:p>
          </table:table-cell>
          <table:table-cell office:value-type="float" office:value="-11.0587558525" calcext:value-type="float">
            <text:p>-11,0587558525</text:p>
          </table:table-cell>
          <table:table-cell office:value-type="float" office:value="-20.6069225695" calcext:value-type="float">
            <text:p>-20,6069225695</text:p>
          </table:table-cell>
          <table:table-cell/>
          <table:table-cell table:formula="of:=[.E69]*100" office:value-type="float" office:value="-594.9876241" calcext:value-type="float">
            <text:p>-594,9876241</text:p>
          </table:table-cell>
          <table:table-cell table:formula="of:=[.F69]*100" office:value-type="float" office:value="-1105.87558525" calcext:value-type="float">
            <text:p>-1105,87558525</text:p>
          </table:table-cell>
          <table:table-cell table:formula="of:=[.G69]*100" office:value-type="float" office:value="-2060.69225695" calcext:value-type="float">
            <text:p>-2060,69225695</text:p>
          </table:table-cell>
          <table:table-cell/>
          <table:table-cell table:formula="of:=[.I69]*0.067" office:value-type="float" office:value="-39.8641708147" calcext:value-type="float">
            <text:p>-39,8641708147</text:p>
          </table:table-cell>
          <table:table-cell table:formula="of:=[.J69]*0.067" office:value-type="float" office:value="-74.09366421175" calcext:value-type="float">
            <text:p>-74,09366421175</text:p>
          </table:table-cell>
          <table:table-cell table:formula="of:=[.K69]*0.067" office:value-type="float" office:value="-138.06638121565" calcext:value-type="float">
            <text:p>-138,066381215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.0507939121" calcext:value-type="float">
            <text:p>-9,0507939121</text:p>
          </table:table-cell>
          <table:table-cell office:value-type="float" office:value="-16.0440385808" calcext:value-type="float">
            <text:p>-16,0440385808</text:p>
          </table:table-cell>
          <table:table-cell office:value-type="float" office:value="-22.2180362337" calcext:value-type="float">
            <text:p>-22,2180362337</text:p>
          </table:table-cell>
          <table:table-cell/>
          <table:table-cell table:formula="of:=[.E70]*100" office:value-type="float" office:value="-905.07939121" calcext:value-type="float">
            <text:p>-905,07939121</text:p>
          </table:table-cell>
          <table:table-cell table:formula="of:=[.F70]*100" office:value-type="float" office:value="-1604.40385808" calcext:value-type="float">
            <text:p>-1604,40385808</text:p>
          </table:table-cell>
          <table:table-cell table:formula="of:=[.G70]*100" office:value-type="float" office:value="-2221.80362337" calcext:value-type="float">
            <text:p>-2221,80362337</text:p>
          </table:table-cell>
          <table:table-cell/>
          <table:table-cell table:formula="of:=[.I70]*0.067" office:value-type="float" office:value="-60.64031921107" calcext:value-type="float">
            <text:p>-60,64031921107</text:p>
          </table:table-cell>
          <table:table-cell table:formula="of:=[.J70]*0.067" office:value-type="float" office:value="-107.49505849136" calcext:value-type="float">
            <text:p>-107,49505849136</text:p>
          </table:table-cell>
          <table:table-cell table:formula="of:=[.K70]*0.067" office:value-type="float" office:value="-148.86084276579" calcext:value-type="float">
            <text:p>-148,860842765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0.8608466429" calcext:value-type="float">
            <text:p>-10,8608466429</text:p>
          </table:table-cell>
          <table:table-cell office:value-type="float" office:value="-14.5784014806" calcext:value-type="float">
            <text:p>-14,5784014806</text:p>
          </table:table-cell>
          <table:table-cell office:value-type="float" office:value="-24.3405080416" calcext:value-type="float">
            <text:p>-24,3405080416</text:p>
          </table:table-cell>
          <table:table-cell/>
          <table:table-cell table:formula="of:=[.E71]*100" office:value-type="float" office:value="-1086.08466429" calcext:value-type="float">
            <text:p>-1086,08466429</text:p>
          </table:table-cell>
          <table:table-cell table:formula="of:=[.F71]*100" office:value-type="float" office:value="-1457.84014806" calcext:value-type="float">
            <text:p>-1457,84014806</text:p>
          </table:table-cell>
          <table:table-cell table:formula="of:=[.G71]*100" office:value-type="float" office:value="-2434.05080416" calcext:value-type="float">
            <text:p>-2434,05080416</text:p>
          </table:table-cell>
          <table:table-cell/>
          <table:table-cell table:formula="of:=[.I71]*0.067" office:value-type="float" office:value="-72.76767250743" calcext:value-type="float">
            <text:p>-72,76767250743</text:p>
          </table:table-cell>
          <table:table-cell table:formula="of:=[.J71]*0.067" office:value-type="float" office:value="-97.67528992002" calcext:value-type="float">
            <text:p>-97,67528992002</text:p>
          </table:table-cell>
          <table:table-cell table:formula="of:=[.K71]*0.067" office:value-type="float" office:value="-163.08140387872" calcext:value-type="float">
            <text:p>-163,081403878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2.5201625392" calcext:value-type="float">
            <text:p>-12,5201625392</text:p>
          </table:table-cell>
          <table:table-cell office:value-type="float" office:value="-15.7988728977" calcext:value-type="float">
            <text:p>-15,7988728977</text:p>
          </table:table-cell>
          <table:table-cell office:value-type="float" office:value="-27.7986477166" calcext:value-type="float">
            <text:p>-27,7986477166</text:p>
          </table:table-cell>
          <table:table-cell/>
          <table:table-cell table:formula="of:=[.E72]*100" office:value-type="float" office:value="-1252.01625392" calcext:value-type="float">
            <text:p>-1252,01625392</text:p>
          </table:table-cell>
          <table:table-cell table:formula="of:=[.F72]*100" office:value-type="float" office:value="-1579.88728977" calcext:value-type="float">
            <text:p>-1579,88728977</text:p>
          </table:table-cell>
          <table:table-cell table:formula="of:=[.G72]*100" office:value-type="float" office:value="-2779.86477166" calcext:value-type="float">
            <text:p>-2779,86477166</text:p>
          </table:table-cell>
          <table:table-cell/>
          <table:table-cell table:formula="of:=[.I72]*0.067" office:value-type="float" office:value="-83.88508901264" calcext:value-type="float">
            <text:p>-83,88508901264</text:p>
          </table:table-cell>
          <table:table-cell table:formula="of:=[.J72]*0.067" office:value-type="float" office:value="-105.85244841459" calcext:value-type="float">
            <text:p>-105,85244841459</text:p>
          </table:table-cell>
          <table:table-cell table:formula="of:=[.K72]*0.067" office:value-type="float" office:value="-186.25093970122" calcext:value-type="float">
            <text:p>-186,25093970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1.5378350846" calcext:value-type="float">
            <text:p>-11,5378350846</text:p>
          </table:table-cell>
          <table:table-cell office:value-type="float" office:value="-20.1769412255" calcext:value-type="float">
            <text:p>-20,1769412255</text:p>
          </table:table-cell>
          <table:table-cell office:value-type="float" office:value="-33.7254247093" calcext:value-type="float">
            <text:p>-33,7254247093</text:p>
          </table:table-cell>
          <table:table-cell/>
          <table:table-cell table:formula="of:=[.E73]*100" office:value-type="float" office:value="-1153.78350846" calcext:value-type="float">
            <text:p>-1153,78350846</text:p>
          </table:table-cell>
          <table:table-cell table:formula="of:=[.F73]*100" office:value-type="float" office:value="-2017.69412255" calcext:value-type="float">
            <text:p>-2017,69412255</text:p>
          </table:table-cell>
          <table:table-cell table:formula="of:=[.G73]*100" office:value-type="float" office:value="-3372.54247093" calcext:value-type="float">
            <text:p>-3372,54247093</text:p>
          </table:table-cell>
          <table:table-cell/>
          <table:table-cell table:formula="of:=[.I73]*0.067" office:value-type="float" office:value="-77.30349506682" calcext:value-type="float">
            <text:p>-77,30349506682</text:p>
          </table:table-cell>
          <table:table-cell table:formula="of:=[.J73]*0.067" office:value-type="float" office:value="-135.18550621085" calcext:value-type="float">
            <text:p>-135,18550621085</text:p>
          </table:table-cell>
          <table:table-cell table:formula="of:=[.K73]*0.067" office:value-type="float" office:value="-225.96034555231" calcext:value-type="float">
            <text:p>-225,9603455523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.8018286234" calcext:value-type="float">
            <text:p>-6,8018286234</text:p>
          </table:table-cell>
          <table:table-cell office:value-type="float" office:value="-19.7159407642" calcext:value-type="float">
            <text:p>-19,7159407642</text:p>
          </table:table-cell>
          <table:table-cell office:value-type="float" office:value="-35.4669547981" calcext:value-type="float">
            <text:p>-35,4669547981</text:p>
          </table:table-cell>
          <table:table-cell/>
          <table:table-cell table:formula="of:=[.E74]*100" office:value-type="float" office:value="-680.18286234" calcext:value-type="float">
            <text:p>-680,18286234</text:p>
          </table:table-cell>
          <table:table-cell table:formula="of:=[.F74]*100" office:value-type="float" office:value="-1971.59407642" calcext:value-type="float">
            <text:p>-1971,59407642</text:p>
          </table:table-cell>
          <table:table-cell table:formula="of:=[.G74]*100" office:value-type="float" office:value="-3546.69547981" calcext:value-type="float">
            <text:p>-3546,69547981</text:p>
          </table:table-cell>
          <table:table-cell/>
          <table:table-cell table:formula="of:=[.I74]*0.067" office:value-type="float" office:value="-45.57225177678" calcext:value-type="float">
            <text:p>-45,57225177678</text:p>
          </table:table-cell>
          <table:table-cell table:formula="of:=[.J74]*0.067" office:value-type="float" office:value="-132.09680312014" calcext:value-type="float">
            <text:p>-132,09680312014</text:p>
          </table:table-cell>
          <table:table-cell table:formula="of:=[.K74]*0.067" office:value-type="float" office:value="-237.62859714727" calcext:value-type="float">
            <text:p>-237,628597147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.0386657063" calcext:value-type="float">
            <text:p>-6,0386657063</text:p>
          </table:table-cell>
          <table:table-cell office:value-type="float" office:value="-20.1905863182" calcext:value-type="float">
            <text:p>-20,1905863182</text:p>
          </table:table-cell>
          <table:table-cell office:value-type="float" office:value="-36.7782296938" calcext:value-type="float">
            <text:p>-36,7782296938</text:p>
          </table:table-cell>
          <table:table-cell/>
          <table:table-cell table:formula="of:=[.E75]*100" office:value-type="float" office:value="-603.86657063" calcext:value-type="float">
            <text:p>-603,86657063</text:p>
          </table:table-cell>
          <table:table-cell table:formula="of:=[.F75]*100" office:value-type="float" office:value="-2019.05863182" calcext:value-type="float">
            <text:p>-2019,05863182</text:p>
          </table:table-cell>
          <table:table-cell table:formula="of:=[.G75]*100" office:value-type="float" office:value="-3677.82296938" calcext:value-type="float">
            <text:p>-3677,82296938</text:p>
          </table:table-cell>
          <table:table-cell/>
          <table:table-cell table:formula="of:=[.I75]*0.067" office:value-type="float" office:value="-40.45906023221" calcext:value-type="float">
            <text:p>-40,45906023221</text:p>
          </table:table-cell>
          <table:table-cell table:formula="of:=[.J75]*0.067" office:value-type="float" office:value="-135.27692833194" calcext:value-type="float">
            <text:p>-135,27692833194</text:p>
          </table:table-cell>
          <table:table-cell table:formula="of:=[.K75]*0.067" office:value-type="float" office:value="-246.41413894846" calcext:value-type="float">
            <text:p>-246,414138948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5.2171247043" calcext:value-type="float">
            <text:p>-5,2171247043</text:p>
          </table:table-cell>
          <table:table-cell office:value-type="float" office:value="-22.4650309565" calcext:value-type="float">
            <text:p>-22,4650309565</text:p>
          </table:table-cell>
          <table:table-cell office:value-type="float" office:value="-39.3525566774" calcext:value-type="float">
            <text:p>-39,3525566774</text:p>
          </table:table-cell>
          <table:table-cell/>
          <table:table-cell table:formula="of:=[.E76]*100" office:value-type="float" office:value="-521.71247043" calcext:value-type="float">
            <text:p>-521,71247043</text:p>
          </table:table-cell>
          <table:table-cell table:formula="of:=[.F76]*100" office:value-type="float" office:value="-2246.50309565" calcext:value-type="float">
            <text:p>-2246,50309565</text:p>
          </table:table-cell>
          <table:table-cell table:formula="of:=[.G76]*100" office:value-type="float" office:value="-3935.25566774" calcext:value-type="float">
            <text:p>-3935,25566774</text:p>
          </table:table-cell>
          <table:table-cell/>
          <table:table-cell table:formula="of:=[.I76]*0.067" office:value-type="float" office:value="-34.95473551881" calcext:value-type="float">
            <text:p>-34,95473551881</text:p>
          </table:table-cell>
          <table:table-cell table:formula="of:=[.J76]*0.067" office:value-type="float" office:value="-150.51570740855" calcext:value-type="float">
            <text:p>-150,51570740855</text:p>
          </table:table-cell>
          <table:table-cell table:formula="of:=[.K76]*0.067" office:value-type="float" office:value="-263.66212973858" calcext:value-type="float">
            <text:p>-263,662129738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1.5527575486" calcext:value-type="float">
            <text:p>-1,5527575486</text:p>
          </table:table-cell>
          <table:table-cell office:value-type="float" office:value="-22.3309656985" calcext:value-type="float">
            <text:p>-22,3309656985</text:p>
          </table:table-cell>
          <table:table-cell office:value-type="float" office:value="-40.039339561" calcext:value-type="float">
            <text:p>-40,039339561</text:p>
          </table:table-cell>
          <table:table-cell/>
          <table:table-cell table:formula="of:=[.E77]*100" office:value-type="float" office:value="-155.27575486" calcext:value-type="float">
            <text:p>-155,27575486</text:p>
          </table:table-cell>
          <table:table-cell table:formula="of:=[.F77]*100" office:value-type="float" office:value="-2233.09656985" calcext:value-type="float">
            <text:p>-2233,09656985</text:p>
          </table:table-cell>
          <table:table-cell table:formula="of:=[.G77]*100" office:value-type="float" office:value="-4003.9339561" calcext:value-type="float">
            <text:p>-4003,9339561</text:p>
          </table:table-cell>
          <table:table-cell/>
          <table:table-cell table:formula="of:=[.I77]*0.067" office:value-type="float" office:value="-10.40347557562" calcext:value-type="float">
            <text:p>-10,40347557562</text:p>
          </table:table-cell>
          <table:table-cell table:formula="of:=[.J77]*0.067" office:value-type="float" office:value="-149.61747017995" calcext:value-type="float">
            <text:p>-149,61747017995</text:p>
          </table:table-cell>
          <table:table-cell table:formula="of:=[.K77]*0.067" office:value-type="float" office:value="-268.2635750587" calcext:value-type="float">
            <text:p>-268,263575058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1.7583026544" calcext:value-type="float">
            <text:p>1,7583026544</text:p>
          </table:table-cell>
          <table:table-cell office:value-type="float" office:value="-21.9966646894" calcext:value-type="float">
            <text:p>-21,9966646894</text:p>
          </table:table-cell>
          <table:table-cell office:value-type="float" office:value="-39.2371321594" calcext:value-type="float">
            <text:p>-39,2371321594</text:p>
          </table:table-cell>
          <table:table-cell/>
          <table:table-cell table:formula="of:=[.E78]*100" office:value-type="float" office:value="175.83026544" calcext:value-type="float">
            <text:p>175,83026544</text:p>
          </table:table-cell>
          <table:table-cell table:formula="of:=[.F78]*100" office:value-type="float" office:value="-2199.66646894" calcext:value-type="float">
            <text:p>-2199,66646894</text:p>
          </table:table-cell>
          <table:table-cell table:formula="of:=[.G78]*100" office:value-type="float" office:value="-3923.71321594" calcext:value-type="float">
            <text:p>-3923,71321594</text:p>
          </table:table-cell>
          <table:table-cell/>
          <table:table-cell table:formula="of:=[.I78]*0.067" office:value-type="float" office:value="11.78062778448" calcext:value-type="float">
            <text:p>11,78062778448</text:p>
          </table:table-cell>
          <table:table-cell table:formula="of:=[.J78]*0.067" office:value-type="float" office:value="-147.37765341898" calcext:value-type="float">
            <text:p>-147,37765341898</text:p>
          </table:table-cell>
          <table:table-cell table:formula="of:=[.K78]*0.067" office:value-type="float" office:value="-262.88878546798" calcext:value-type="float">
            <text:p>-262,888785467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6925444971" calcext:value-type="float">
            <text:p>2,6925444971</text:p>
          </table:table-cell>
          <table:table-cell office:value-type="float" office:value="-22.1288022234" calcext:value-type="float">
            <text:p>-22,1288022234</text:p>
          </table:table-cell>
          <table:table-cell office:value-type="float" office:value="-37.7364959342" calcext:value-type="float">
            <text:p>-37,7364959342</text:p>
          </table:table-cell>
          <table:table-cell/>
          <table:table-cell table:formula="of:=[.E79]*100" office:value-type="float" office:value="269.25444971" calcext:value-type="float">
            <text:p>269,25444971</text:p>
          </table:table-cell>
          <table:table-cell table:formula="of:=[.F79]*100" office:value-type="float" office:value="-2212.88022234" calcext:value-type="float">
            <text:p>-2212,88022234</text:p>
          </table:table-cell>
          <table:table-cell table:formula="of:=[.G79]*100" office:value-type="float" office:value="-3773.64959342" calcext:value-type="float">
            <text:p>-3773,64959342</text:p>
          </table:table-cell>
          <table:table-cell/>
          <table:table-cell table:formula="of:=[.I79]*0.067" office:value-type="float" office:value="18.04004813057" calcext:value-type="float">
            <text:p>18,04004813057</text:p>
          </table:table-cell>
          <table:table-cell table:formula="of:=[.J79]*0.067" office:value-type="float" office:value="-148.26297489678" calcext:value-type="float">
            <text:p>-148,26297489678</text:p>
          </table:table-cell>
          <table:table-cell table:formula="of:=[.K79]*0.067" office:value-type="float" office:value="-252.83452275914" calcext:value-type="float">
            <text:p>-252,834522759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.9762670052" calcext:value-type="float">
            <text:p>2,9762670052</text:p>
          </table:table-cell>
          <table:table-cell office:value-type="float" office:value="-22.0397449323" calcext:value-type="float">
            <text:p>-22,0397449323</text:p>
          </table:table-cell>
          <table:table-cell office:value-type="float" office:value="-36.8341999126" calcext:value-type="float">
            <text:p>-36,8341999126</text:p>
          </table:table-cell>
          <table:table-cell/>
          <table:table-cell table:formula="of:=[.E80]*100" office:value-type="float" office:value="297.62670052" calcext:value-type="float">
            <text:p>297,62670052</text:p>
          </table:table-cell>
          <table:table-cell table:formula="of:=[.F80]*100" office:value-type="float" office:value="-2203.97449323" calcext:value-type="float">
            <text:p>-2203,97449323</text:p>
          </table:table-cell>
          <table:table-cell table:formula="of:=[.G80]*100" office:value-type="float" office:value="-3683.41999126" calcext:value-type="float">
            <text:p>-3683,41999126</text:p>
          </table:table-cell>
          <table:table-cell/>
          <table:table-cell table:formula="of:=[.I80]*0.067" office:value-type="float" office:value="19.94098893484" calcext:value-type="float">
            <text:p>19,94098893484</text:p>
          </table:table-cell>
          <table:table-cell table:formula="of:=[.J80]*0.067" office:value-type="float" office:value="-147.66629104641" calcext:value-type="float">
            <text:p>-147,66629104641</text:p>
          </table:table-cell>
          <table:table-cell table:formula="of:=[.K80]*0.067" office:value-type="float" office:value="-246.78913941442" calcext:value-type="float">
            <text:p>-246,7891394144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.9922325311" calcext:value-type="float">
            <text:p>4,9922325311</text:p>
          </table:table-cell>
          <table:table-cell office:value-type="float" office:value="-21.6737242003" calcext:value-type="float">
            <text:p>-21,6737242003</text:p>
          </table:table-cell>
          <table:table-cell office:value-type="float" office:value="-35.4686588962" calcext:value-type="float">
            <text:p>-35,4686588962</text:p>
          </table:table-cell>
          <table:table-cell/>
          <table:table-cell table:formula="of:=[.E81]*100" office:value-type="float" office:value="499.22325311" calcext:value-type="float">
            <text:p>499,22325311</text:p>
          </table:table-cell>
          <table:table-cell table:formula="of:=[.F81]*100" office:value-type="float" office:value="-2167.37242003" calcext:value-type="float">
            <text:p>-2167,37242003</text:p>
          </table:table-cell>
          <table:table-cell table:formula="of:=[.G81]*100" office:value-type="float" office:value="-3546.86588962" calcext:value-type="float">
            <text:p>-3546,86588962</text:p>
          </table:table-cell>
          <table:table-cell/>
          <table:table-cell table:formula="of:=[.I81]*0.067" office:value-type="float" office:value="33.44795795837" calcext:value-type="float">
            <text:p>33,44795795837</text:p>
          </table:table-cell>
          <table:table-cell table:formula="of:=[.J81]*0.067" office:value-type="float" office:value="-145.21395214201" calcext:value-type="float">
            <text:p>-145,21395214201</text:p>
          </table:table-cell>
          <table:table-cell table:formula="of:=[.K81]*0.067" office:value-type="float" office:value="-237.64001460454" calcext:value-type="float">
            <text:p>-237,6400146045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5.4422450996" calcext:value-type="float">
            <text:p>5,4422450996</text:p>
          </table:table-cell>
          <table:table-cell office:value-type="float" office:value="-21.3549268974" calcext:value-type="float">
            <text:p>-21,3549268974</text:p>
          </table:table-cell>
          <table:table-cell office:value-type="float" office:value="-33.2774991707" calcext:value-type="float">
            <text:p>-33,2774991707</text:p>
          </table:table-cell>
          <table:table-cell/>
          <table:table-cell table:formula="of:=[.E82]*100" office:value-type="float" office:value="544.22450996" calcext:value-type="float">
            <text:p>544,22450996</text:p>
          </table:table-cell>
          <table:table-cell table:formula="of:=[.F82]*100" office:value-type="float" office:value="-2135.49268974" calcext:value-type="float">
            <text:p>-2135,49268974</text:p>
          </table:table-cell>
          <table:table-cell table:formula="of:=[.G82]*100" office:value-type="float" office:value="-3327.74991707" calcext:value-type="float">
            <text:p>-3327,74991707</text:p>
          </table:table-cell>
          <table:table-cell/>
          <table:table-cell table:formula="of:=[.I82]*0.067" office:value-type="float" office:value="36.46304216732" calcext:value-type="float">
            <text:p>36,46304216732</text:p>
          </table:table-cell>
          <table:table-cell table:formula="of:=[.J82]*0.067" office:value-type="float" office:value="-143.07801021258" calcext:value-type="float">
            <text:p>-143,07801021258</text:p>
          </table:table-cell>
          <table:table-cell table:formula="of:=[.K82]*0.067" office:value-type="float" office:value="-222.95924444369" calcext:value-type="float">
            <text:p>-222,959244443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4.797718915" calcext:value-type="float">
            <text:p>4,797718915</text:p>
          </table:table-cell>
          <table:table-cell office:value-type="float" office:value="-19.476855713" calcext:value-type="float">
            <text:p>-19,476855713</text:p>
          </table:table-cell>
          <table:table-cell office:value-type="float" office:value="-32.6741388916" calcext:value-type="float">
            <text:p>-32,6741388916</text:p>
          </table:table-cell>
          <table:table-cell/>
          <table:table-cell table:formula="of:=[.E83]*100" office:value-type="float" office:value="479.7718915" calcext:value-type="float">
            <text:p>479,7718915</text:p>
          </table:table-cell>
          <table:table-cell table:formula="of:=[.F83]*100" office:value-type="float" office:value="-1947.6855713" calcext:value-type="float">
            <text:p>-1947,6855713</text:p>
          </table:table-cell>
          <table:table-cell table:formula="of:=[.G83]*100" office:value-type="float" office:value="-3267.41388916" calcext:value-type="float">
            <text:p>-3267,41388916</text:p>
          </table:table-cell>
          <table:table-cell/>
          <table:table-cell table:formula="of:=[.I83]*0.067" office:value-type="float" office:value="32.1447167305" calcext:value-type="float">
            <text:p>32,1447167305</text:p>
          </table:table-cell>
          <table:table-cell table:formula="of:=[.J83]*0.067" office:value-type="float" office:value="-130.4949332771" calcext:value-type="float">
            <text:p>-130,4949332771</text:p>
          </table:table-cell>
          <table:table-cell table:formula="of:=[.K83]*0.067" office:value-type="float" office:value="-218.91673057372" calcext:value-type="float">
            <text:p>-218,9167305737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6.4153521616" calcext:value-type="float">
            <text:p>6,4153521616</text:p>
          </table:table-cell>
          <table:table-cell office:value-type="float" office:value="-16.0391695367" calcext:value-type="float">
            <text:p>-16,0391695367</text:p>
          </table:table-cell>
          <table:table-cell office:value-type="float" office:value="-31.2425714522" calcext:value-type="float">
            <text:p>-31,2425714522</text:p>
          </table:table-cell>
          <table:table-cell/>
          <table:table-cell table:formula="of:=[.E84]*100" office:value-type="float" office:value="641.53521616" calcext:value-type="float">
            <text:p>641,53521616</text:p>
          </table:table-cell>
          <table:table-cell table:formula="of:=[.F84]*100" office:value-type="float" office:value="-1603.91695367" calcext:value-type="float">
            <text:p>-1603,91695367</text:p>
          </table:table-cell>
          <table:table-cell table:formula="of:=[.G84]*100" office:value-type="float" office:value="-3124.25714522" calcext:value-type="float">
            <text:p>-3124,25714522</text:p>
          </table:table-cell>
          <table:table-cell/>
          <table:table-cell table:formula="of:=[.I84]*0.067" office:value-type="float" office:value="42.98285948272" calcext:value-type="float">
            <text:p>42,98285948272</text:p>
          </table:table-cell>
          <table:table-cell table:formula="of:=[.J84]*0.067" office:value-type="float" office:value="-107.46243589589" calcext:value-type="float">
            <text:p>-107,46243589589</text:p>
          </table:table-cell>
          <table:table-cell table:formula="of:=[.K84]*0.067" office:value-type="float" office:value="-209.32522872974" calcext:value-type="float">
            <text:p>-209,3252287297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8.5157918972" calcext:value-type="float">
            <text:p>8,5157918972</text:p>
          </table:table-cell>
          <table:table-cell office:value-type="float" office:value="-17.3655344203" calcext:value-type="float">
            <text:p>-17,3655344203</text:p>
          </table:table-cell>
          <table:table-cell office:value-type="float" office:value="-29.0673514756" calcext:value-type="float">
            <text:p>-29,0673514756</text:p>
          </table:table-cell>
          <table:table-cell/>
          <table:table-cell table:formula="of:=[.E85]*100" office:value-type="float" office:value="851.57918972" calcext:value-type="float">
            <text:p>851,57918972</text:p>
          </table:table-cell>
          <table:table-cell table:formula="of:=[.F85]*100" office:value-type="float" office:value="-1736.55344203" calcext:value-type="float">
            <text:p>-1736,55344203</text:p>
          </table:table-cell>
          <table:table-cell table:formula="of:=[.G85]*100" office:value-type="float" office:value="-2906.73514756" calcext:value-type="float">
            <text:p>-2906,73514756</text:p>
          </table:table-cell>
          <table:table-cell/>
          <table:table-cell table:formula="of:=[.I85]*0.067" office:value-type="float" office:value="57.05580571124" calcext:value-type="float">
            <text:p>57,05580571124</text:p>
          </table:table-cell>
          <table:table-cell table:formula="of:=[.J85]*0.067" office:value-type="float" office:value="-116.34908061601" calcext:value-type="float">
            <text:p>-116,34908061601</text:p>
          </table:table-cell>
          <table:table-cell table:formula="of:=[.K85]*0.067" office:value-type="float" office:value="-194.75125488652" calcext:value-type="float">
            <text:p>-194,75125488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3.9445588078" calcext:value-type="float">
            <text:p>13,9445588078</text:p>
          </table:table-cell>
          <table:table-cell office:value-type="float" office:value="-15.9475849319" calcext:value-type="float">
            <text:p>-15,9475849319</text:p>
          </table:table-cell>
          <table:table-cell office:value-type="float" office:value="-27.403548663" calcext:value-type="float">
            <text:p>-27,403548663</text:p>
          </table:table-cell>
          <table:table-cell/>
          <table:table-cell table:formula="of:=[.E86]*100" office:value-type="float" office:value="1394.45588078" calcext:value-type="float">
            <text:p>1394,45588078</text:p>
          </table:table-cell>
          <table:table-cell table:formula="of:=[.F86]*100" office:value-type="float" office:value="-1594.75849319" calcext:value-type="float">
            <text:p>-1594,75849319</text:p>
          </table:table-cell>
          <table:table-cell table:formula="of:=[.G86]*100" office:value-type="float" office:value="-2740.3548663" calcext:value-type="float">
            <text:p>-2740,3548663</text:p>
          </table:table-cell>
          <table:table-cell/>
          <table:table-cell table:formula="of:=[.I86]*0.067" office:value-type="float" office:value="93.42854401226" calcext:value-type="float">
            <text:p>93,42854401226</text:p>
          </table:table-cell>
          <table:table-cell table:formula="of:=[.J86]*0.067" office:value-type="float" office:value="-106.84881904373" calcext:value-type="float">
            <text:p>-106,84881904373</text:p>
          </table:table-cell>
          <table:table-cell table:formula="of:=[.K86]*0.067" office:value-type="float" office:value="-183.6037760421" calcext:value-type="float">
            <text:p>-183,60377604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3.590891844" calcext:value-type="float">
            <text:p>13,590891844</text:p>
          </table:table-cell>
          <table:table-cell office:value-type="float" office:value="-9.8613826586" calcext:value-type="float">
            <text:p>-9,8613826586</text:p>
          </table:table-cell>
          <table:table-cell office:value-type="float" office:value="-20.4691381281" calcext:value-type="float">
            <text:p>-20,4691381281</text:p>
          </table:table-cell>
          <table:table-cell/>
          <table:table-cell table:formula="of:=[.E87]*100" office:value-type="float" office:value="1359.0891844" calcext:value-type="float">
            <text:p>1359,0891844</text:p>
          </table:table-cell>
          <table:table-cell table:formula="of:=[.F87]*100" office:value-type="float" office:value="-986.13826586" calcext:value-type="float">
            <text:p>-986,13826586</text:p>
          </table:table-cell>
          <table:table-cell table:formula="of:=[.G87]*100" office:value-type="float" office:value="-2046.91381281" calcext:value-type="float">
            <text:p>-2046,91381281</text:p>
          </table:table-cell>
          <table:table-cell/>
          <table:table-cell table:formula="of:=[.I87]*0.067" office:value-type="float" office:value="91.0589753548" calcext:value-type="float">
            <text:p>91,0589753548</text:p>
          </table:table-cell>
          <table:table-cell table:formula="of:=[.J87]*0.067" office:value-type="float" office:value="-66.07126381262" calcext:value-type="float">
            <text:p>-66,07126381262</text:p>
          </table:table-cell>
          <table:table-cell table:formula="of:=[.K87]*0.067" office:value-type="float" office:value="-137.14322545827" calcext:value-type="float">
            <text:p>-137,143225458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6.4994687923" calcext:value-type="float">
            <text:p>6,4994687923</text:p>
          </table:table-cell>
          <table:table-cell office:value-type="float" office:value="-12.6184420252" calcext:value-type="float">
            <text:p>-12,6184420252</text:p>
          </table:table-cell>
          <table:table-cell office:value-type="float" office:value="-20.1437814448" calcext:value-type="float">
            <text:p>-20,1437814448</text:p>
          </table:table-cell>
          <table:table-cell/>
          <table:table-cell table:formula="of:=[.E88]*100" office:value-type="float" office:value="649.94687923" calcext:value-type="float">
            <text:p>649,94687923</text:p>
          </table:table-cell>
          <table:table-cell table:formula="of:=[.F88]*100" office:value-type="float" office:value="-1261.84420252" calcext:value-type="float">
            <text:p>-1261,84420252</text:p>
          </table:table-cell>
          <table:table-cell table:formula="of:=[.G88]*100" office:value-type="float" office:value="-2014.37814448" calcext:value-type="float">
            <text:p>-2014,37814448</text:p>
          </table:table-cell>
          <table:table-cell/>
          <table:table-cell table:formula="of:=[.I88]*0.067" office:value-type="float" office:value="43.54644090841" calcext:value-type="float">
            <text:p>43,54644090841</text:p>
          </table:table-cell>
          <table:table-cell table:formula="of:=[.J88]*0.067" office:value-type="float" office:value="-84.54356156884" calcext:value-type="float">
            <text:p>-84,54356156884</text:p>
          </table:table-cell>
          <table:table-cell table:formula="of:=[.K88]*0.067" office:value-type="float" office:value="-134.96333568016" calcext:value-type="float">
            <text:p>-134,9633356801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8.724179411" calcext:value-type="float">
            <text:p>8,724179411</text:p>
          </table:table-cell>
          <table:table-cell office:value-type="float" office:value="-12.0470753516" calcext:value-type="float">
            <text:p>-12,0470753516</text:p>
          </table:table-cell>
          <table:table-cell office:value-type="float" office:value="-19.2399511902" calcext:value-type="float">
            <text:p>-19,2399511902</text:p>
          </table:table-cell>
          <table:table-cell/>
          <table:table-cell table:formula="of:=[.E89]*100" office:value-type="float" office:value="872.4179411" calcext:value-type="float">
            <text:p>872,4179411</text:p>
          </table:table-cell>
          <table:table-cell table:formula="of:=[.F89]*100" office:value-type="float" office:value="-1204.70753516" calcext:value-type="float">
            <text:p>-1204,70753516</text:p>
          </table:table-cell>
          <table:table-cell table:formula="of:=[.G89]*100" office:value-type="float" office:value="-1923.99511902" calcext:value-type="float">
            <text:p>-1923,99511902</text:p>
          </table:table-cell>
          <table:table-cell/>
          <table:table-cell table:formula="of:=[.I89]*0.067" office:value-type="float" office:value="58.4520020537" calcext:value-type="float">
            <text:p>58,4520020537</text:p>
          </table:table-cell>
          <table:table-cell table:formula="of:=[.J89]*0.067" office:value-type="float" office:value="-80.71540485572" calcext:value-type="float">
            <text:p>-80,71540485572</text:p>
          </table:table-cell>
          <table:table-cell table:formula="of:=[.K89]*0.067" office:value-type="float" office:value="-128.90767297434" calcext:value-type="float">
            <text:p>-128,907672974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.0814378897" calcext:value-type="float">
            <text:p>9,0814378897</text:p>
          </table:table-cell>
          <table:table-cell office:value-type="float" office:value="-4.4356004774" calcext:value-type="float">
            <text:p>-4,4356004774</text:p>
          </table:table-cell>
          <table:table-cell office:value-type="float" office:value="-13.6525783688" calcext:value-type="float">
            <text:p>-13,6525783688</text:p>
          </table:table-cell>
          <table:table-cell/>
          <table:table-cell table:formula="of:=[.E90]*100" office:value-type="float" office:value="908.14378897" calcext:value-type="float">
            <text:p>908,14378897</text:p>
          </table:table-cell>
          <table:table-cell table:formula="of:=[.F90]*100" office:value-type="float" office:value="-443.56004774" calcext:value-type="float">
            <text:p>-443,56004774</text:p>
          </table:table-cell>
          <table:table-cell table:formula="of:=[.G90]*100" office:value-type="float" office:value="-1365.25783688" calcext:value-type="float">
            <text:p>-1365,25783688</text:p>
          </table:table-cell>
          <table:table-cell/>
          <table:table-cell table:formula="of:=[.I90]*0.067" office:value-type="float" office:value="60.84563386099" calcext:value-type="float">
            <text:p>60,84563386099</text:p>
          </table:table-cell>
          <table:table-cell table:formula="of:=[.J90]*0.067" office:value-type="float" office:value="-29.71852319858" calcext:value-type="float">
            <text:p>-29,71852319858</text:p>
          </table:table-cell>
          <table:table-cell table:formula="of:=[.K90]*0.067" office:value-type="float" office:value="-91.47227507096" calcext:value-type="float">
            <text:p>-91,4722750709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3.3371015754" calcext:value-type="float">
            <text:p>3,3371015754</text:p>
          </table:table-cell>
          <table:table-cell office:value-type="float" office:value="-10.1888611649" calcext:value-type="float">
            <text:p>-10,1888611649</text:p>
          </table:table-cell>
          <table:table-cell office:value-type="float" office:value="-15.6317942741" calcext:value-type="float">
            <text:p>-15,6317942741</text:p>
          </table:table-cell>
          <table:table-cell/>
          <table:table-cell table:formula="of:=[.E91]*100" office:value-type="float" office:value="333.71015754" calcext:value-type="float">
            <text:p>333,71015754</text:p>
          </table:table-cell>
          <table:table-cell table:formula="of:=[.F91]*100" office:value-type="float" office:value="-1018.88611649" calcext:value-type="float">
            <text:p>-1018,88611649</text:p>
          </table:table-cell>
          <table:table-cell table:formula="of:=[.G91]*100" office:value-type="float" office:value="-1563.17942741" calcext:value-type="float">
            <text:p>-1563,17942741</text:p>
          </table:table-cell>
          <table:table-cell/>
          <table:table-cell table:formula="of:=[.I91]*0.067" office:value-type="float" office:value="22.35858055518" calcext:value-type="float">
            <text:p>22,35858055518</text:p>
          </table:table-cell>
          <table:table-cell table:formula="of:=[.J91]*0.067" office:value-type="float" office:value="-68.26536980483" calcext:value-type="float">
            <text:p>-68,26536980483</text:p>
          </table:table-cell>
          <table:table-cell table:formula="of:=[.K91]*0.067" office:value-type="float" office:value="-104.73302163647" calcext:value-type="float">
            <text:p>-104,733021636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.5389344788" calcext:value-type="float">
            <text:p>9,5389344788</text:p>
          </table:table-cell>
          <table:table-cell office:value-type="float" office:value="-10.1924410419" calcext:value-type="float">
            <text:p>-10,1924410419</text:p>
          </table:table-cell>
          <table:table-cell office:value-type="float" office:value="-15.4861235307" calcext:value-type="float">
            <text:p>-15,4861235307</text:p>
          </table:table-cell>
          <table:table-cell/>
          <table:table-cell table:formula="of:=[.E92]*100" office:value-type="float" office:value="953.89344788" calcext:value-type="float">
            <text:p>953,89344788</text:p>
          </table:table-cell>
          <table:table-cell table:formula="of:=[.F92]*100" office:value-type="float" office:value="-1019.24410419" calcext:value-type="float">
            <text:p>-1019,24410419</text:p>
          </table:table-cell>
          <table:table-cell table:formula="of:=[.G92]*100" office:value-type="float" office:value="-1548.61235307" calcext:value-type="float">
            <text:p>-1548,61235307</text:p>
          </table:table-cell>
          <table:table-cell/>
          <table:table-cell table:formula="of:=[.I92]*0.067" office:value-type="float" office:value="63.91086100796" calcext:value-type="float">
            <text:p>63,91086100796</text:p>
          </table:table-cell>
          <table:table-cell table:formula="of:=[.J92]*0.067" office:value-type="float" office:value="-68.28935498073" calcext:value-type="float">
            <text:p>-68,28935498073</text:p>
          </table:table-cell>
          <table:table-cell table:formula="of:=[.K92]*0.067" office:value-type="float" office:value="-103.75702765569" calcext:value-type="float">
            <text:p>-103,7570276556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0.1899686778" calcext:value-type="float">
            <text:p>0,1899686778</text:p>
          </table:table-cell>
          <table:table-cell office:value-type="float" office:value="-6.7554887166" calcext:value-type="float">
            <text:p>-6,7554887166</text:p>
          </table:table-cell>
          <table:table-cell/>
          <table:table-cell table:formula="of:=[.E93]*100" office:value-type="float" office:value="0" calcext:value-type="float">
            <text:p>0</text:p>
          </table:table-cell>
          <table:table-cell table:formula="of:=[.F93]*100" office:value-type="float" office:value="18.99686778" calcext:value-type="float">
            <text:p>18,99686778</text:p>
          </table:table-cell>
          <table:table-cell table:formula="of:=[.G93]*100" office:value-type="float" office:value="-675.54887166" calcext:value-type="float">
            <text:p>-675,54887166</text:p>
          </table:table-cell>
          <table:table-cell/>
          <table:table-cell table:formula="of:=[.I93]*0.067" office:value-type="float" office:value="0" calcext:value-type="float">
            <text:p>0</text:p>
          </table:table-cell>
          <table:table-cell table:formula="of:=[.J93]*0.067" office:value-type="float" office:value="1.27279014126" calcext:value-type="float">
            <text:p>1,27279014126</text:p>
          </table:table-cell>
          <table:table-cell table:formula="of:=[.K93]*0.067" office:value-type="float" office:value="-45.26177440122" calcext:value-type="float">
            <text:p>-45,26177440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0.7321000593" calcext:value-type="float">
            <text:p>-10,7321000593</text:p>
          </table:table-cell>
          <table:table-cell office:value-type="float" office:value="-18.342486083" calcext:value-type="float">
            <text:p>-18,342486083</text:p>
          </table:table-cell>
          <table:table-cell/>
          <table:table-cell table:formula="of:=[.E94]*100" office:value-type="float" office:value="0" calcext:value-type="float">
            <text:p>0</text:p>
          </table:table-cell>
          <table:table-cell table:formula="of:=[.F94]*100" office:value-type="float" office:value="-1073.21000593" calcext:value-type="float">
            <text:p>-1073,21000593</text:p>
          </table:table-cell>
          <table:table-cell table:formula="of:=[.G94]*100" office:value-type="float" office:value="-1834.2486083" calcext:value-type="float">
            <text:p>-1834,2486083</text:p>
          </table:table-cell>
          <table:table-cell/>
          <table:table-cell table:formula="of:=[.I94]*0.067" office:value-type="float" office:value="0" calcext:value-type="float">
            <text:p>0</text:p>
          </table:table-cell>
          <table:table-cell table:formula="of:=[.J94]*0.067" office:value-type="float" office:value="-71.90507039731" calcext:value-type="float">
            <text:p>-71,90507039731</text:p>
          </table:table-cell>
          <table:table-cell table:formula="of:=[.K94]*0.067" office:value-type="float" office:value="-122.8946567561" calcext:value-type="float">
            <text:p>-122,8946567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0.679408944" calcext:value-type="float">
            <text:p>-0,679408944</text:p>
          </table:table-cell>
          <table:table-cell office:value-type="float" office:value="-10.5949941068" calcext:value-type="float">
            <text:p>-10,5949941068</text:p>
          </table:table-cell>
          <table:table-cell office:value-type="float" office:value="-18.3001321871" calcext:value-type="float">
            <text:p>-18,3001321871</text:p>
          </table:table-cell>
          <table:table-cell/>
          <table:table-cell table:formula="of:=[.E95]*100" office:value-type="float" office:value="-67.9408944" calcext:value-type="float">
            <text:p>-67,9408944</text:p>
          </table:table-cell>
          <table:table-cell table:formula="of:=[.F95]*100" office:value-type="float" office:value="-1059.49941068" calcext:value-type="float">
            <text:p>-1059,49941068</text:p>
          </table:table-cell>
          <table:table-cell table:formula="of:=[.G95]*100" office:value-type="float" office:value="-1830.01321871" calcext:value-type="float">
            <text:p>-1830,01321871</text:p>
          </table:table-cell>
          <table:table-cell/>
          <table:table-cell table:formula="of:=[.I95]*0.067" office:value-type="float" office:value="-4.5520399248" calcext:value-type="float">
            <text:p>-4,5520399248</text:p>
          </table:table-cell>
          <table:table-cell table:formula="of:=[.J95]*0.067" office:value-type="float" office:value="-70.98646051556" calcext:value-type="float">
            <text:p>-70,98646051556</text:p>
          </table:table-cell>
          <table:table-cell table:formula="of:=[.K95]*0.067" office:value-type="float" office:value="-122.61088565357" calcext:value-type="float">
            <text:p>-122,610885653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.0096932003" calcext:value-type="float">
            <text:p>-2,0096932003</text:p>
          </table:table-cell>
          <table:table-cell office:value-type="float" office:value="-9.4248404267" calcext:value-type="float">
            <text:p>-9,4248404267</text:p>
          </table:table-cell>
          <table:table-cell office:value-type="float" office:value="-17.7891520306" calcext:value-type="float">
            <text:p>-17,7891520306</text:p>
          </table:table-cell>
          <table:table-cell/>
          <table:table-cell table:formula="of:=[.E96]*100" office:value-type="float" office:value="-200.96932003" calcext:value-type="float">
            <text:p>-200,96932003</text:p>
          </table:table-cell>
          <table:table-cell table:formula="of:=[.F96]*100" office:value-type="float" office:value="-942.48404267" calcext:value-type="float">
            <text:p>-942,48404267</text:p>
          </table:table-cell>
          <table:table-cell table:formula="of:=[.G96]*100" office:value-type="float" office:value="-1778.91520306" calcext:value-type="float">
            <text:p>-1778,91520306</text:p>
          </table:table-cell>
          <table:table-cell/>
          <table:table-cell table:formula="of:=[.I96]*0.067" office:value-type="float" office:value="-13.46494444201" calcext:value-type="float">
            <text:p>-13,46494444201</text:p>
          </table:table-cell>
          <table:table-cell table:formula="of:=[.J96]*0.067" office:value-type="float" office:value="-63.14643085889" calcext:value-type="float">
            <text:p>-63,14643085889</text:p>
          </table:table-cell>
          <table:table-cell table:formula="of:=[.K96]*0.067" office:value-type="float" office:value="-119.18731860502" calcext:value-type="float">
            <text:p>-119,1873186050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8.1273551293" calcext:value-type="float">
            <text:p>-8,1273551293</text:p>
          </table:table-cell>
          <table:table-cell office:value-type="float" office:value="-10.5322215455" calcext:value-type="float">
            <text:p>-10,5322215455</text:p>
          </table:table-cell>
          <table:table-cell office:value-type="float" office:value="-18.6713801921" calcext:value-type="float">
            <text:p>-18,6713801921</text:p>
          </table:table-cell>
          <table:table-cell/>
          <table:table-cell table:formula="of:=[.E97]*100" office:value-type="float" office:value="-812.73551293" calcext:value-type="float">
            <text:p>-812,73551293</text:p>
          </table:table-cell>
          <table:table-cell table:formula="of:=[.F97]*100" office:value-type="float" office:value="-1053.22215455" calcext:value-type="float">
            <text:p>-1053,22215455</text:p>
          </table:table-cell>
          <table:table-cell table:formula="of:=[.G97]*100" office:value-type="float" office:value="-1867.13801921" calcext:value-type="float">
            <text:p>-1867,13801921</text:p>
          </table:table-cell>
          <table:table-cell/>
          <table:table-cell table:formula="of:=[.I97]*0.067" office:value-type="float" office:value="-54.45327936631" calcext:value-type="float">
            <text:p>-54,45327936631</text:p>
          </table:table-cell>
          <table:table-cell table:formula="of:=[.J97]*0.067" office:value-type="float" office:value="-70.56588435485" calcext:value-type="float">
            <text:p>-70,56588435485</text:p>
          </table:table-cell>
          <table:table-cell table:formula="of:=[.K97]*0.067" office:value-type="float" office:value="-125.09824728707" calcext:value-type="float">
            <text:p>-125,098247287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.0682683875" calcext:value-type="float">
            <text:p>-10,0682683875</text:p>
          </table:table-cell>
          <table:table-cell office:value-type="float" office:value="-15.5097707251" calcext:value-type="float">
            <text:p>-15,5097707251</text:p>
          </table:table-cell>
          <table:table-cell office:value-type="float" office:value="-24.1725955896" calcext:value-type="float">
            <text:p>-24,1725955896</text:p>
          </table:table-cell>
          <table:table-cell/>
          <table:table-cell table:formula="of:=[.E98]*100" office:value-type="float" office:value="-1006.82683875" calcext:value-type="float">
            <text:p>-1006,82683875</text:p>
          </table:table-cell>
          <table:table-cell table:formula="of:=[.F98]*100" office:value-type="float" office:value="-1550.97707251" calcext:value-type="float">
            <text:p>-1550,97707251</text:p>
          </table:table-cell>
          <table:table-cell table:formula="of:=[.G98]*100" office:value-type="float" office:value="-2417.25955896" calcext:value-type="float">
            <text:p>-2417,25955896</text:p>
          </table:table-cell>
          <table:table-cell/>
          <table:table-cell table:formula="of:=[.I98]*0.067" office:value-type="float" office:value="-67.45739819625" calcext:value-type="float">
            <text:p>-67,45739819625</text:p>
          </table:table-cell>
          <table:table-cell table:formula="of:=[.J98]*0.067" office:value-type="float" office:value="-103.91546385817" calcext:value-type="float">
            <text:p>-103,91546385817</text:p>
          </table:table-cell>
          <table:table-cell table:formula="of:=[.K98]*0.067" office:value-type="float" office:value="-161.95639045032" calcext:value-type="float">
            <text:p>-161,95639045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6.4815324032" calcext:value-type="float">
            <text:p>-6,4815324032</text:p>
          </table:table-cell>
          <table:table-cell office:value-type="float" office:value="-11.0970258505" calcext:value-type="float">
            <text:p>-11,0970258505</text:p>
          </table:table-cell>
          <table:table-cell office:value-type="float" office:value="-22.7896828199" calcext:value-type="float">
            <text:p>-22,7896828199</text:p>
          </table:table-cell>
          <table:table-cell/>
          <table:table-cell table:formula="of:=[.E99]*100" office:value-type="float" office:value="-648.15324032" calcext:value-type="float">
            <text:p>-648,15324032</text:p>
          </table:table-cell>
          <table:table-cell table:formula="of:=[.F99]*100" office:value-type="float" office:value="-1109.70258505" calcext:value-type="float">
            <text:p>-1109,70258505</text:p>
          </table:table-cell>
          <table:table-cell table:formula="of:=[.G99]*100" office:value-type="float" office:value="-2278.96828199" calcext:value-type="float">
            <text:p>-2278,96828199</text:p>
          </table:table-cell>
          <table:table-cell/>
          <table:table-cell table:formula="of:=[.I99]*0.067" office:value-type="float" office:value="-43.42626710144" calcext:value-type="float">
            <text:p>-43,42626710144</text:p>
          </table:table-cell>
          <table:table-cell table:formula="of:=[.J99]*0.067" office:value-type="float" office:value="-74.35007319835" calcext:value-type="float">
            <text:p>-74,35007319835</text:p>
          </table:table-cell>
          <table:table-cell table:formula="of:=[.K99]*0.067" office:value-type="float" office:value="-152.69087489333" calcext:value-type="float">
            <text:p>-152,690874893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.724044321" calcext:value-type="float">
            <text:p>-10,724044321</text:p>
          </table:table-cell>
          <table:table-cell office:value-type="float" office:value="-12.2242631161" calcext:value-type="float">
            <text:p>-12,2242631161</text:p>
          </table:table-cell>
          <table:table-cell office:value-type="float" office:value="-24.3428129689" calcext:value-type="float">
            <text:p>-24,3428129689</text:p>
          </table:table-cell>
          <table:table-cell/>
          <table:table-cell table:formula="of:=[.E100]*100" office:value-type="float" office:value="-1072.4044321" calcext:value-type="float">
            <text:p>-1072,4044321</text:p>
          </table:table-cell>
          <table:table-cell table:formula="of:=[.F100]*100" office:value-type="float" office:value="-1222.42631161" calcext:value-type="float">
            <text:p>-1222,42631161</text:p>
          </table:table-cell>
          <table:table-cell table:formula="of:=[.G100]*100" office:value-type="float" office:value="-2434.28129689" calcext:value-type="float">
            <text:p>-2434,28129689</text:p>
          </table:table-cell>
          <table:table-cell/>
          <table:table-cell table:formula="of:=[.I100]*0.067" office:value-type="float" office:value="-71.8510969507" calcext:value-type="float">
            <text:p>-71,8510969507</text:p>
          </table:table-cell>
          <table:table-cell table:formula="of:=[.J100]*0.067" office:value-type="float" office:value="-81.90256287787" calcext:value-type="float">
            <text:p>-81,90256287787</text:p>
          </table:table-cell>
          <table:table-cell table:formula="of:=[.K100]*0.067" office:value-type="float" office:value="-163.09684689163" calcext:value-type="float">
            <text:p>-163,096846891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.8530575958" calcext:value-type="float">
            <text:p>-11,8530575958</text:p>
          </table:table-cell>
          <table:table-cell office:value-type="float" office:value="-18.606760347" calcext:value-type="float">
            <text:p>-18,606760347</text:p>
          </table:table-cell>
          <table:table-cell office:value-type="float" office:value="-30.1210169457" calcext:value-type="float">
            <text:p>-30,1210169457</text:p>
          </table:table-cell>
          <table:table-cell/>
          <table:table-cell table:formula="of:=[.E101]*100" office:value-type="float" office:value="-1185.30575958" calcext:value-type="float">
            <text:p>-1185,30575958</text:p>
          </table:table-cell>
          <table:table-cell table:formula="of:=[.F101]*100" office:value-type="float" office:value="-1860.6760347" calcext:value-type="float">
            <text:p>-1860,6760347</text:p>
          </table:table-cell>
          <table:table-cell table:formula="of:=[.G101]*100" office:value-type="float" office:value="-3012.10169457" calcext:value-type="float">
            <text:p>-3012,10169457</text:p>
          </table:table-cell>
          <table:table-cell/>
          <table:table-cell table:formula="of:=[.I101]*0.067" office:value-type="float" office:value="-79.41548589186" calcext:value-type="float">
            <text:p>-79,41548589186</text:p>
          </table:table-cell>
          <table:table-cell table:formula="of:=[.J101]*0.067" office:value-type="float" office:value="-124.6652943249" calcext:value-type="float">
            <text:p>-124,6652943249</text:p>
          </table:table-cell>
          <table:table-cell table:formula="of:=[.K101]*0.067" office:value-type="float" office:value="-201.81081353619" calcext:value-type="float">
            <text:p>-201,810813536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8.541869865" calcext:value-type="float">
            <text:p>-8,541869865</text:p>
          </table:table-cell>
          <table:table-cell office:value-type="float" office:value="-17.4584558426" calcext:value-type="float">
            <text:p>-17,4584558426</text:p>
          </table:table-cell>
          <table:table-cell office:value-type="float" office:value="-30.4383043634" calcext:value-type="float">
            <text:p>-30,4383043634</text:p>
          </table:table-cell>
          <table:table-cell/>
          <table:table-cell table:formula="of:=[.E102]*100" office:value-type="float" office:value="-854.1869865" calcext:value-type="float">
            <text:p>-854,1869865</text:p>
          </table:table-cell>
          <table:table-cell table:formula="of:=[.F102]*100" office:value-type="float" office:value="-1745.84558426" calcext:value-type="float">
            <text:p>-1745,84558426</text:p>
          </table:table-cell>
          <table:table-cell table:formula="of:=[.G102]*100" office:value-type="float" office:value="-3043.83043634" calcext:value-type="float">
            <text:p>-3043,83043634</text:p>
          </table:table-cell>
          <table:table-cell/>
          <table:table-cell table:formula="of:=[.I102]*0.067" office:value-type="float" office:value="-57.2305280955" calcext:value-type="float">
            <text:p>-57,2305280955</text:p>
          </table:table-cell>
          <table:table-cell table:formula="of:=[.J102]*0.067" office:value-type="float" office:value="-116.97165414542" calcext:value-type="float">
            <text:p>-116,97165414542</text:p>
          </table:table-cell>
          <table:table-cell table:formula="of:=[.K102]*0.067" office:value-type="float" office:value="-203.93663923478" calcext:value-type="float">
            <text:p>-203,936639234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.6547788745" calcext:value-type="float">
            <text:p>-11,6547788745</text:p>
          </table:table-cell>
          <table:table-cell office:value-type="float" office:value="-17.0257237533" calcext:value-type="float">
            <text:p>-17,0257237533</text:p>
          </table:table-cell>
          <table:table-cell office:value-type="float" office:value="-32.776714096" calcext:value-type="float">
            <text:p>-32,776714096</text:p>
          </table:table-cell>
          <table:table-cell/>
          <table:table-cell table:formula="of:=[.E103]*100" office:value-type="float" office:value="-1165.47788745" calcext:value-type="float">
            <text:p>-1165,47788745</text:p>
          </table:table-cell>
          <table:table-cell table:formula="of:=[.F103]*100" office:value-type="float" office:value="-1702.57237533" calcext:value-type="float">
            <text:p>-1702,57237533</text:p>
          </table:table-cell>
          <table:table-cell table:formula="of:=[.G103]*100" office:value-type="float" office:value="-3277.6714096" calcext:value-type="float">
            <text:p>-3277,6714096</text:p>
          </table:table-cell>
          <table:table-cell/>
          <table:table-cell table:formula="of:=[.I103]*0.067" office:value-type="float" office:value="-78.08701845915" calcext:value-type="float">
            <text:p>-78,08701845915</text:p>
          </table:table-cell>
          <table:table-cell table:formula="of:=[.J103]*0.067" office:value-type="float" office:value="-114.07234914711" calcext:value-type="float">
            <text:p>-114,07234914711</text:p>
          </table:table-cell>
          <table:table-cell table:formula="of:=[.K103]*0.067" office:value-type="float" office:value="-219.6039844432" calcext:value-type="float">
            <text:p>-219,6039844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1.3968049622" calcext:value-type="float">
            <text:p>-11,3968049622</text:p>
          </table:table-cell>
          <table:table-cell office:value-type="float" office:value="-18.042929552" calcext:value-type="float">
            <text:p>-18,042929552</text:p>
          </table:table-cell>
          <table:table-cell office:value-type="float" office:value="-38.5319384798" calcext:value-type="float">
            <text:p>-38,5319384798</text:p>
          </table:table-cell>
          <table:table-cell/>
          <table:table-cell table:formula="of:=[.E104]*100" office:value-type="float" office:value="-1139.68049622" calcext:value-type="float">
            <text:p>-1139,68049622</text:p>
          </table:table-cell>
          <table:table-cell table:formula="of:=[.F104]*100" office:value-type="float" office:value="-1804.2929552" calcext:value-type="float">
            <text:p>-1804,2929552</text:p>
          </table:table-cell>
          <table:table-cell table:formula="of:=[.G104]*100" office:value-type="float" office:value="-3853.19384798" calcext:value-type="float">
            <text:p>-3853,19384798</text:p>
          </table:table-cell>
          <table:table-cell/>
          <table:table-cell table:formula="of:=[.I104]*0.067" office:value-type="float" office:value="-76.35859324674" calcext:value-type="float">
            <text:p>-76,35859324674</text:p>
          </table:table-cell>
          <table:table-cell table:formula="of:=[.J104]*0.067" office:value-type="float" office:value="-120.8876279984" calcext:value-type="float">
            <text:p>-120,8876279984</text:p>
          </table:table-cell>
          <table:table-cell table:formula="of:=[.K104]*0.067" office:value-type="float" office:value="-258.16398781466" calcext:value-type="float">
            <text:p>-258,163987814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6.9210529593" calcext:value-type="float">
            <text:p>-6,9210529593</text:p>
          </table:table-cell>
          <table:table-cell office:value-type="float" office:value="-18.7385211333" calcext:value-type="float">
            <text:p>-18,7385211333</text:p>
          </table:table-cell>
          <table:table-cell office:value-type="float" office:value="-39.6803112907" calcext:value-type="float">
            <text:p>-39,6803112907</text:p>
          </table:table-cell>
          <table:table-cell/>
          <table:table-cell table:formula="of:=[.E105]*100" office:value-type="float" office:value="-692.10529593" calcext:value-type="float">
            <text:p>-692,10529593</text:p>
          </table:table-cell>
          <table:table-cell table:formula="of:=[.F105]*100" office:value-type="float" office:value="-1873.85211333" calcext:value-type="float">
            <text:p>-1873,85211333</text:p>
          </table:table-cell>
          <table:table-cell table:formula="of:=[.G105]*100" office:value-type="float" office:value="-3968.03112907" calcext:value-type="float">
            <text:p>-3968,03112907</text:p>
          </table:table-cell>
          <table:table-cell/>
          <table:table-cell table:formula="of:=[.I105]*0.067" office:value-type="float" office:value="-46.37105482731" calcext:value-type="float">
            <text:p>-46,37105482731</text:p>
          </table:table-cell>
          <table:table-cell table:formula="of:=[.J105]*0.067" office:value-type="float" office:value="-125.54809159311" calcext:value-type="float">
            <text:p>-125,54809159311</text:p>
          </table:table-cell>
          <table:table-cell table:formula="of:=[.K105]*0.067" office:value-type="float" office:value="-265.85808564769" calcext:value-type="float">
            <text:p>-265,858085647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7.1132141652" calcext:value-type="float">
            <text:p>-7,1132141652</text:p>
          </table:table-cell>
          <table:table-cell office:value-type="float" office:value="-20.06694756" calcext:value-type="float">
            <text:p>-20,06694756</text:p>
          </table:table-cell>
          <table:table-cell office:value-type="float" office:value="-41.0964264129" calcext:value-type="float">
            <text:p>-41,0964264129</text:p>
          </table:table-cell>
          <table:table-cell/>
          <table:table-cell table:formula="of:=[.E106]*100" office:value-type="float" office:value="-711.32141652" calcext:value-type="float">
            <text:p>-711,32141652</text:p>
          </table:table-cell>
          <table:table-cell table:formula="of:=[.F106]*100" office:value-type="float" office:value="-2006.694756" calcext:value-type="float">
            <text:p>-2006,694756</text:p>
          </table:table-cell>
          <table:table-cell table:formula="of:=[.G106]*100" office:value-type="float" office:value="-4109.64264129" calcext:value-type="float">
            <text:p>-4109,64264129</text:p>
          </table:table-cell>
          <table:table-cell/>
          <table:table-cell table:formula="of:=[.I106]*0.067" office:value-type="float" office:value="-47.65853490684" calcext:value-type="float">
            <text:p>-47,65853490684</text:p>
          </table:table-cell>
          <table:table-cell table:formula="of:=[.J106]*0.067" office:value-type="float" office:value="-134.448548652" calcext:value-type="float">
            <text:p>-134,448548652</text:p>
          </table:table-cell>
          <table:table-cell table:formula="of:=[.K106]*0.067" office:value-type="float" office:value="-275.34605696643" calcext:value-type="float">
            <text:p>-275,3460569664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6.4375215303" calcext:value-type="float">
            <text:p>-6,4375215303</text:p>
          </table:table-cell>
          <table:table-cell office:value-type="float" office:value="-21.042046532" calcext:value-type="float">
            <text:p>-21,042046532</text:p>
          </table:table-cell>
          <table:table-cell office:value-type="float" office:value="-44.3014699364" calcext:value-type="float">
            <text:p>-44,3014699364</text:p>
          </table:table-cell>
          <table:table-cell/>
          <table:table-cell table:formula="of:=[.E107]*100" office:value-type="float" office:value="-643.75215303" calcext:value-type="float">
            <text:p>-643,75215303</text:p>
          </table:table-cell>
          <table:table-cell table:formula="of:=[.F107]*100" office:value-type="float" office:value="-2104.2046532" calcext:value-type="float">
            <text:p>-2104,2046532</text:p>
          </table:table-cell>
          <table:table-cell table:formula="of:=[.G107]*100" office:value-type="float" office:value="-4430.14699364" calcext:value-type="float">
            <text:p>-4430,14699364</text:p>
          </table:table-cell>
          <table:table-cell/>
          <table:table-cell table:formula="of:=[.I107]*0.067" office:value-type="float" office:value="-43.13139425301" calcext:value-type="float">
            <text:p>-43,13139425301</text:p>
          </table:table-cell>
          <table:table-cell table:formula="of:=[.J107]*0.067" office:value-type="float" office:value="-140.9817117644" calcext:value-type="float">
            <text:p>-140,9817117644</text:p>
          </table:table-cell>
          <table:table-cell table:formula="of:=[.K107]*0.067" office:value-type="float" office:value="-296.81984857388" calcext:value-type="float">
            <text:p>-296,819848573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3.0373237367" calcext:value-type="float">
            <text:p>-3,0373237367</text:p>
          </table:table-cell>
          <table:table-cell office:value-type="float" office:value="-21.7981786366" calcext:value-type="float">
            <text:p>-21,7981786366</text:p>
          </table:table-cell>
          <table:table-cell office:value-type="float" office:value="-45.2710925696" calcext:value-type="float">
            <text:p>-45,2710925696</text:p>
          </table:table-cell>
          <table:table-cell/>
          <table:table-cell table:formula="of:=[.E108]*100" office:value-type="float" office:value="-303.73237367" calcext:value-type="float">
            <text:p>-303,73237367</text:p>
          </table:table-cell>
          <table:table-cell table:formula="of:=[.F108]*100" office:value-type="float" office:value="-2179.81786366" calcext:value-type="float">
            <text:p>-2179,81786366</text:p>
          </table:table-cell>
          <table:table-cell table:formula="of:=[.G108]*100" office:value-type="float" office:value="-4527.10925696" calcext:value-type="float">
            <text:p>-4527,10925696</text:p>
          </table:table-cell>
          <table:table-cell/>
          <table:table-cell table:formula="of:=[.I108]*0.067" office:value-type="float" office:value="-20.35006903589" calcext:value-type="float">
            <text:p>-20,35006903589</text:p>
          </table:table-cell>
          <table:table-cell table:formula="of:=[.J108]*0.067" office:value-type="float" office:value="-146.04779686522" calcext:value-type="float">
            <text:p>-146,04779686522</text:p>
          </table:table-cell>
          <table:table-cell table:formula="of:=[.K108]*0.067" office:value-type="float" office:value="-303.31632021632" calcext:value-type="float">
            <text:p>-303,316320216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0.9436309681" calcext:value-type="float">
            <text:p>-0,9436309681</text:p>
          </table:table-cell>
          <table:table-cell office:value-type="float" office:value="-23.5911732143" calcext:value-type="float">
            <text:p>-23,5911732143</text:p>
          </table:table-cell>
          <table:table-cell office:value-type="float" office:value="-45.402982284" calcext:value-type="float">
            <text:p>-45,402982284</text:p>
          </table:table-cell>
          <table:table-cell/>
          <table:table-cell table:formula="of:=[.E109]*100" office:value-type="float" office:value="-94.36309681" calcext:value-type="float">
            <text:p>-94,36309681</text:p>
          </table:table-cell>
          <table:table-cell table:formula="of:=[.F109]*100" office:value-type="float" office:value="-2359.11732143" calcext:value-type="float">
            <text:p>-2359,11732143</text:p>
          </table:table-cell>
          <table:table-cell table:formula="of:=[.G109]*100" office:value-type="float" office:value="-4540.2982284" calcext:value-type="float">
            <text:p>-4540,2982284</text:p>
          </table:table-cell>
          <table:table-cell/>
          <table:table-cell table:formula="of:=[.I109]*0.067" office:value-type="float" office:value="-6.32232748627" calcext:value-type="float">
            <text:p>-6,32232748627</text:p>
          </table:table-cell>
          <table:table-cell table:formula="of:=[.J109]*0.067" office:value-type="float" office:value="-158.06086053581" calcext:value-type="float">
            <text:p>-158,06086053581</text:p>
          </table:table-cell>
          <table:table-cell table:formula="of:=[.K109]*0.067" office:value-type="float" office:value="-304.1999813028" calcext:value-type="float">
            <text:p>-304,199981302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0.3237867527" calcext:value-type="float">
            <text:p>0,3237867527</text:p>
          </table:table-cell>
          <table:table-cell office:value-type="float" office:value="-25.5356764062" calcext:value-type="float">
            <text:p>-25,5356764062</text:p>
          </table:table-cell>
          <table:table-cell office:value-type="float" office:value="-45.560543303" calcext:value-type="float">
            <text:p>-45,560543303</text:p>
          </table:table-cell>
          <table:table-cell/>
          <table:table-cell table:formula="of:=[.E110]*100" office:value-type="float" office:value="32.37867527" calcext:value-type="float">
            <text:p>32,37867527</text:p>
          </table:table-cell>
          <table:table-cell table:formula="of:=[.F110]*100" office:value-type="float" office:value="-2553.56764062" calcext:value-type="float">
            <text:p>-2553,56764062</text:p>
          </table:table-cell>
          <table:table-cell table:formula="of:=[.G110]*100" office:value-type="float" office:value="-4556.0543303" calcext:value-type="float">
            <text:p>-4556,0543303</text:p>
          </table:table-cell>
          <table:table-cell/>
          <table:table-cell table:formula="of:=[.I110]*0.067" office:value-type="float" office:value="2.16937124309" calcext:value-type="float">
            <text:p>2,16937124309</text:p>
          </table:table-cell>
          <table:table-cell table:formula="of:=[.J110]*0.067" office:value-type="float" office:value="-171.08903192154" calcext:value-type="float">
            <text:p>-171,08903192154</text:p>
          </table:table-cell>
          <table:table-cell table:formula="of:=[.K110]*0.067" office:value-type="float" office:value="-305.2556401301" calcext:value-type="float">
            <text:p>-305,25564013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2.3269249946" calcext:value-type="float">
            <text:p>2,3269249946</text:p>
          </table:table-cell>
          <table:table-cell office:value-type="float" office:value="-25.5963760143" calcext:value-type="float">
            <text:p>-25,5963760143</text:p>
          </table:table-cell>
          <table:table-cell office:value-type="float" office:value="-45.4533863371" calcext:value-type="float">
            <text:p>-45,4533863371</text:p>
          </table:table-cell>
          <table:table-cell/>
          <table:table-cell table:formula="of:=[.E111]*100" office:value-type="float" office:value="232.69249946" calcext:value-type="float">
            <text:p>232,69249946</text:p>
          </table:table-cell>
          <table:table-cell table:formula="of:=[.F111]*100" office:value-type="float" office:value="-2559.63760143" calcext:value-type="float">
            <text:p>-2559,63760143</text:p>
          </table:table-cell>
          <table:table-cell table:formula="of:=[.G111]*100" office:value-type="float" office:value="-4545.33863371" calcext:value-type="float">
            <text:p>-4545,33863371</text:p>
          </table:table-cell>
          <table:table-cell/>
          <table:table-cell table:formula="of:=[.I111]*0.067" office:value-type="float" office:value="15.59039746382" calcext:value-type="float">
            <text:p>15,59039746382</text:p>
          </table:table-cell>
          <table:table-cell table:formula="of:=[.J111]*0.067" office:value-type="float" office:value="-171.49571929581" calcext:value-type="float">
            <text:p>-171,49571929581</text:p>
          </table:table-cell>
          <table:table-cell table:formula="of:=[.K111]*0.067" office:value-type="float" office:value="-304.53768845857" calcext:value-type="float">
            <text:p>-304,537688458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5.0708548067" calcext:value-type="float">
            <text:p>5,0708548067</text:p>
          </table:table-cell>
          <table:table-cell office:value-type="float" office:value="-24.6189262602" calcext:value-type="float">
            <text:p>-24,6189262602</text:p>
          </table:table-cell>
          <table:table-cell office:value-type="float" office:value="-44.5711750127" calcext:value-type="float">
            <text:p>-44,5711750127</text:p>
          </table:table-cell>
          <table:table-cell/>
          <table:table-cell table:formula="of:=[.E112]*100" office:value-type="float" office:value="507.08548067" calcext:value-type="float">
            <text:p>507,08548067</text:p>
          </table:table-cell>
          <table:table-cell table:formula="of:=[.F112]*100" office:value-type="float" office:value="-2461.89262602" calcext:value-type="float">
            <text:p>-2461,89262602</text:p>
          </table:table-cell>
          <table:table-cell table:formula="of:=[.G112]*100" office:value-type="float" office:value="-4457.11750127" calcext:value-type="float">
            <text:p>-4457,11750127</text:p>
          </table:table-cell>
          <table:table-cell/>
          <table:table-cell table:formula="of:=[.I112]*0.067" office:value-type="float" office:value="33.97472720489" calcext:value-type="float">
            <text:p>33,97472720489</text:p>
          </table:table-cell>
          <table:table-cell table:formula="of:=[.J112]*0.067" office:value-type="float" office:value="-164.94680594334" calcext:value-type="float">
            <text:p>-164,94680594334</text:p>
          </table:table-cell>
          <table:table-cell table:formula="of:=[.K112]*0.067" office:value-type="float" office:value="-298.62687258509" calcext:value-type="float">
            <text:p>-298,626872585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7.1534003163" calcext:value-type="float">
            <text:p>7,1534003163</text:p>
          </table:table-cell>
          <table:table-cell office:value-type="float" office:value="-25.1842293534" calcext:value-type="float">
            <text:p>-25,1842293534</text:p>
          </table:table-cell>
          <table:table-cell office:value-type="float" office:value="-43.1107177026" calcext:value-type="float">
            <text:p>-43,1107177026</text:p>
          </table:table-cell>
          <table:table-cell/>
          <table:table-cell table:formula="of:=[.E113]*100" office:value-type="float" office:value="715.34003163" calcext:value-type="float">
            <text:p>715,34003163</text:p>
          </table:table-cell>
          <table:table-cell table:formula="of:=[.F113]*100" office:value-type="float" office:value="-2518.42293534" calcext:value-type="float">
            <text:p>-2518,42293534</text:p>
          </table:table-cell>
          <table:table-cell table:formula="of:=[.G113]*100" office:value-type="float" office:value="-4311.07177026" calcext:value-type="float">
            <text:p>-4311,07177026</text:p>
          </table:table-cell>
          <table:table-cell/>
          <table:table-cell table:formula="of:=[.I113]*0.067" office:value-type="float" office:value="47.92778211921" calcext:value-type="float">
            <text:p>47,92778211921</text:p>
          </table:table-cell>
          <table:table-cell table:formula="of:=[.J113]*0.067" office:value-type="float" office:value="-168.73433666778" calcext:value-type="float">
            <text:p>-168,73433666778</text:p>
          </table:table-cell>
          <table:table-cell table:formula="of:=[.K113]*0.067" office:value-type="float" office:value="-288.84180860742" calcext:value-type="float">
            <text:p>-288,841808607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9.9641441766" calcext:value-type="float">
            <text:p>9,9641441766</text:p>
          </table:table-cell>
          <table:table-cell office:value-type="float" office:value="-23.2477335727" calcext:value-type="float">
            <text:p>-23,2477335727</text:p>
          </table:table-cell>
          <table:table-cell office:value-type="float" office:value="-40.5552423348" calcext:value-type="float">
            <text:p>-40,5552423348</text:p>
          </table:table-cell>
          <table:table-cell/>
          <table:table-cell table:formula="of:=[.E114]*100" office:value-type="float" office:value="996.41441766" calcext:value-type="float">
            <text:p>996,41441766</text:p>
          </table:table-cell>
          <table:table-cell table:formula="of:=[.F114]*100" office:value-type="float" office:value="-2324.77335727" calcext:value-type="float">
            <text:p>-2324,77335727</text:p>
          </table:table-cell>
          <table:table-cell table:formula="of:=[.G114]*100" office:value-type="float" office:value="-4055.52423348" calcext:value-type="float">
            <text:p>-4055,52423348</text:p>
          </table:table-cell>
          <table:table-cell/>
          <table:table-cell table:formula="of:=[.I114]*0.067" office:value-type="float" office:value="66.75976598322" calcext:value-type="float">
            <text:p>66,75976598322</text:p>
          </table:table-cell>
          <table:table-cell table:formula="of:=[.J114]*0.067" office:value-type="float" office:value="-155.75981493709" calcext:value-type="float">
            <text:p>-155,75981493709</text:p>
          </table:table-cell>
          <table:table-cell table:formula="of:=[.K114]*0.067" office:value-type="float" office:value="-271.72012364316" calcext:value-type="float">
            <text:p>-271,720123643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9.7854636454" calcext:value-type="float">
            <text:p>9,7854636454</text:p>
          </table:table-cell>
          <table:table-cell office:value-type="float" office:value="-18.0934107422" calcext:value-type="float">
            <text:p>-18,0934107422</text:p>
          </table:table-cell>
          <table:table-cell office:value-type="float" office:value="-36.0621408226" calcext:value-type="float">
            <text:p>-36,0621408226</text:p>
          </table:table-cell>
          <table:table-cell/>
          <table:table-cell table:formula="of:=[.E115]*100" office:value-type="float" office:value="978.54636454" calcext:value-type="float">
            <text:p>978,54636454</text:p>
          </table:table-cell>
          <table:table-cell table:formula="of:=[.F115]*100" office:value-type="float" office:value="-1809.34107422" calcext:value-type="float">
            <text:p>-1809,34107422</text:p>
          </table:table-cell>
          <table:table-cell table:formula="of:=[.G115]*100" office:value-type="float" office:value="-3606.21408226" calcext:value-type="float">
            <text:p>-3606,21408226</text:p>
          </table:table-cell>
          <table:table-cell/>
          <table:table-cell table:formula="of:=[.I115]*0.067" office:value-type="float" office:value="65.56260642418" calcext:value-type="float">
            <text:p>65,56260642418</text:p>
          </table:table-cell>
          <table:table-cell table:formula="of:=[.J115]*0.067" office:value-type="float" office:value="-121.22585197274" calcext:value-type="float">
            <text:p>-121,22585197274</text:p>
          </table:table-cell>
          <table:table-cell table:formula="of:=[.K115]*0.067" office:value-type="float" office:value="-241.61634351142" calcext:value-type="float">
            <text:p>-241,6163435114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7.9208978118" calcext:value-type="float">
            <text:p>7,9208978118</text:p>
          </table:table-cell>
          <table:table-cell office:value-type="float" office:value="-17.7419635286" calcext:value-type="float">
            <text:p>-17,7419635286</text:p>
          </table:table-cell>
          <table:table-cell office:value-type="float" office:value="-35.3047135544" calcext:value-type="float">
            <text:p>-35,3047135544</text:p>
          </table:table-cell>
          <table:table-cell/>
          <table:table-cell table:formula="of:=[.E116]*100" office:value-type="float" office:value="792.08978118" calcext:value-type="float">
            <text:p>792,08978118</text:p>
          </table:table-cell>
          <table:table-cell table:formula="of:=[.F116]*100" office:value-type="float" office:value="-1774.19635286" calcext:value-type="float">
            <text:p>-1774,19635286</text:p>
          </table:table-cell>
          <table:table-cell table:formula="of:=[.G116]*100" office:value-type="float" office:value="-3530.47135544" calcext:value-type="float">
            <text:p>-3530,47135544</text:p>
          </table:table-cell>
          <table:table-cell/>
          <table:table-cell table:formula="of:=[.I116]*0.067" office:value-type="float" office:value="53.07001533906" calcext:value-type="float">
            <text:p>53,07001533906</text:p>
          </table:table-cell>
          <table:table-cell table:formula="of:=[.J116]*0.067" office:value-type="float" office:value="-118.87115564162" calcext:value-type="float">
            <text:p>-118,87115564162</text:p>
          </table:table-cell>
          <table:table-cell table:formula="of:=[.K116]*0.067" office:value-type="float" office:value="-236.54158081448" calcext:value-type="float">
            <text:p>-236,541580814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3.4960633136" calcext:value-type="float">
            <text:p>13,4960633136</text:p>
          </table:table-cell>
          <table:table-cell office:value-type="float" office:value="-17.9300574593" calcext:value-type="float">
            <text:p>-17,9300574593</text:p>
          </table:table-cell>
          <table:table-cell office:value-type="float" office:value="-33.0923557257" calcext:value-type="float">
            <text:p>-33,0923557257</text:p>
          </table:table-cell>
          <table:table-cell/>
          <table:table-cell table:formula="of:=[.E117]*100" office:value-type="float" office:value="1349.60633136" calcext:value-type="float">
            <text:p>1349,60633136</text:p>
          </table:table-cell>
          <table:table-cell table:formula="of:=[.F117]*100" office:value-type="float" office:value="-1793.00574593" calcext:value-type="float">
            <text:p>-1793,00574593</text:p>
          </table:table-cell>
          <table:table-cell table:formula="of:=[.G117]*100" office:value-type="float" office:value="-3309.23557257" calcext:value-type="float">
            <text:p>-3309,23557257</text:p>
          </table:table-cell>
          <table:table-cell/>
          <table:table-cell table:formula="of:=[.I117]*0.067" office:value-type="float" office:value="90.42362420112" calcext:value-type="float">
            <text:p>90,42362420112</text:p>
          </table:table-cell>
          <table:table-cell table:formula="of:=[.J117]*0.067" office:value-type="float" office:value="-120.13138497731" calcext:value-type="float">
            <text:p>-120,13138497731</text:p>
          </table:table-cell>
          <table:table-cell table:formula="of:=[.K117]*0.067" office:value-type="float" office:value="-221.71878336219" calcext:value-type="float">
            <text:p>-221,718783362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.9630214842" calcext:value-type="float">
            <text:p>12,9630214842</text:p>
          </table:table-cell>
          <table:table-cell office:value-type="float" office:value="-17.0914106873" calcext:value-type="float">
            <text:p>-17,0914106873</text:p>
          </table:table-cell>
          <table:table-cell office:value-type="float" office:value="-25.6481567097" calcext:value-type="float">
            <text:p>-25,6481567097</text:p>
          </table:table-cell>
          <table:table-cell/>
          <table:table-cell table:formula="of:=[.E118]*100" office:value-type="float" office:value="1296.30214842" calcext:value-type="float">
            <text:p>1296,30214842</text:p>
          </table:table-cell>
          <table:table-cell table:formula="of:=[.F118]*100" office:value-type="float" office:value="-1709.14106873" calcext:value-type="float">
            <text:p>-1709,14106873</text:p>
          </table:table-cell>
          <table:table-cell table:formula="of:=[.G118]*100" office:value-type="float" office:value="-2564.81567097" calcext:value-type="float">
            <text:p>-2564,81567097</text:p>
          </table:table-cell>
          <table:table-cell/>
          <table:table-cell table:formula="of:=[.I118]*0.067" office:value-type="float" office:value="86.85224394414" calcext:value-type="float">
            <text:p>86,85224394414</text:p>
          </table:table-cell>
          <table:table-cell table:formula="of:=[.J118]*0.067" office:value-type="float" office:value="-114.51245160491" calcext:value-type="float">
            <text:p>-114,51245160491</text:p>
          </table:table-cell>
          <table:table-cell table:formula="of:=[.K118]*0.067" office:value-type="float" office:value="-171.84264995499" calcext:value-type="float">
            <text:p>-171,842649954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6.4085848333" calcext:value-type="float">
            <text:p>6,4085848333</text:p>
          </table:table-cell>
          <table:table-cell office:value-type="float" office:value="-17.3684462336" calcext:value-type="float">
            <text:p>-17,3684462336</text:p>
          </table:table-cell>
          <table:table-cell office:value-type="float" office:value="-26.3269254754" calcext:value-type="float">
            <text:p>-26,3269254754</text:p>
          </table:table-cell>
          <table:table-cell/>
          <table:table-cell table:formula="of:=[.E119]*100" office:value-type="float" office:value="640.85848333" calcext:value-type="float">
            <text:p>640,85848333</text:p>
          </table:table-cell>
          <table:table-cell table:formula="of:=[.F119]*100" office:value-type="float" office:value="-1736.84462336" calcext:value-type="float">
            <text:p>-1736,84462336</text:p>
          </table:table-cell>
          <table:table-cell table:formula="of:=[.G119]*100" office:value-type="float" office:value="-2632.69254754" calcext:value-type="float">
            <text:p>-2632,69254754</text:p>
          </table:table-cell>
          <table:table-cell/>
          <table:table-cell table:formula="of:=[.I119]*0.067" office:value-type="float" office:value="42.93751838311" calcext:value-type="float">
            <text:p>42,93751838311</text:p>
          </table:table-cell>
          <table:table-cell table:formula="of:=[.J119]*0.067" office:value-type="float" office:value="-116.36858976512" calcext:value-type="float">
            <text:p>-116,36858976512</text:p>
          </table:table-cell>
          <table:table-cell table:formula="of:=[.K119]*0.067" office:value-type="float" office:value="-176.39040068518" calcext:value-type="float">
            <text:p>-176,3904006851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.5295141513" calcext:value-type="float">
            <text:p>12,5295141513</text:p>
          </table:table-cell>
          <table:table-cell office:value-type="float" office:value="-15.9675397228" calcext:value-type="float">
            <text:p>-15,9675397228</text:p>
          </table:table-cell>
          <table:table-cell office:value-type="float" office:value="-24.9901772065" calcext:value-type="float">
            <text:p>-24,9901772065</text:p>
          </table:table-cell>
          <table:table-cell/>
          <table:table-cell table:formula="of:=[.E120]*100" office:value-type="float" office:value="1252.95141513" calcext:value-type="float">
            <text:p>1252,95141513</text:p>
          </table:table-cell>
          <table:table-cell table:formula="of:=[.F120]*100" office:value-type="float" office:value="-1596.75397228" calcext:value-type="float">
            <text:p>-1596,75397228</text:p>
          </table:table-cell>
          <table:table-cell table:formula="of:=[.G120]*100" office:value-type="float" office:value="-2499.01772065" calcext:value-type="float">
            <text:p>-2499,01772065</text:p>
          </table:table-cell>
          <table:table-cell/>
          <table:table-cell table:formula="of:=[.I120]*0.067" office:value-type="float" office:value="83.94774481371" calcext:value-type="float">
            <text:p>83,94774481371</text:p>
          </table:table-cell>
          <table:table-cell table:formula="of:=[.J120]*0.067" office:value-type="float" office:value="-106.98251614276" calcext:value-type="float">
            <text:p>-106,98251614276</text:p>
          </table:table-cell>
          <table:table-cell table:formula="of:=[.K120]*0.067" office:value-type="float" office:value="-167.43418728355" calcext:value-type="float">
            <text:p>-167,434187283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1.9030466308" calcext:value-type="float">
            <text:p>11,9030466308</text:p>
          </table:table-cell>
          <table:table-cell office:value-type="float" office:value="-10.8738023056" calcext:value-type="float">
            <text:p>-10,8738023056</text:p>
          </table:table-cell>
          <table:table-cell office:value-type="float" office:value="-16.2812956107" calcext:value-type="float">
            <text:p>-16,2812956107</text:p>
          </table:table-cell>
          <table:table-cell/>
          <table:table-cell table:formula="of:=[.E121]*100" office:value-type="float" office:value="1190.30466308" calcext:value-type="float">
            <text:p>1190,30466308</text:p>
          </table:table-cell>
          <table:table-cell table:formula="of:=[.F121]*100" office:value-type="float" office:value="-1087.38023056" calcext:value-type="float">
            <text:p>-1087,38023056</text:p>
          </table:table-cell>
          <table:table-cell table:formula="of:=[.G121]*100" office:value-type="float" office:value="-1628.12956107" calcext:value-type="float">
            <text:p>-1628,12956107</text:p>
          </table:table-cell>
          <table:table-cell/>
          <table:table-cell table:formula="of:=[.I121]*0.067" office:value-type="float" office:value="79.75041242636" calcext:value-type="float">
            <text:p>79,75041242636</text:p>
          </table:table-cell>
          <table:table-cell table:formula="of:=[.J121]*0.067" office:value-type="float" office:value="-72.85447544752" calcext:value-type="float">
            <text:p>-72,85447544752</text:p>
          </table:table-cell>
          <table:table-cell table:formula="of:=[.K121]*0.067" office:value-type="float" office:value="-109.08468059169" calcext:value-type="float">
            <text:p>-109,0846805916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3.2404736863" calcext:value-type="float">
            <text:p>3,2404736863</text:p>
          </table:table-cell>
          <table:table-cell office:value-type="float" office:value="-10.7325151042" calcext:value-type="float">
            <text:p>-10,7325151042</text:p>
          </table:table-cell>
          <table:table-cell office:value-type="float" office:value="-19.2482053155" calcext:value-type="float">
            <text:p>-19,2482053155</text:p>
          </table:table-cell>
          <table:table-cell/>
          <table:table-cell table:formula="of:=[.E122]*100" office:value-type="float" office:value="324.04736863" calcext:value-type="float">
            <text:p>324,04736863</text:p>
          </table:table-cell>
          <table:table-cell table:formula="of:=[.F122]*100" office:value-type="float" office:value="-1073.25151042" calcext:value-type="float">
            <text:p>-1073,25151042</text:p>
          </table:table-cell>
          <table:table-cell table:formula="of:=[.G122]*100" office:value-type="float" office:value="-1924.82053155" calcext:value-type="float">
            <text:p>-1924,82053155</text:p>
          </table:table-cell>
          <table:table-cell/>
          <table:table-cell table:formula="of:=[.I122]*0.067" office:value-type="float" office:value="21.71117369821" calcext:value-type="float">
            <text:p>21,71117369821</text:p>
          </table:table-cell>
          <table:table-cell table:formula="of:=[.J122]*0.067" office:value-type="float" office:value="-71.90785119814" calcext:value-type="float">
            <text:p>-71,90785119814</text:p>
          </table:table-cell>
          <table:table-cell table:formula="of:=[.K122]*0.067" office:value-type="float" office:value="-128.96297561385" calcext:value-type="float">
            <text:p>-128,962975613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2.3388634939" calcext:value-type="float">
            <text:p>12,3388634939</text:p>
          </table:table-cell>
          <table:table-cell office:value-type="float" office:value="-7.8190741732" calcext:value-type="float">
            <text:p>-7,8190741732</text:p>
          </table:table-cell>
          <table:table-cell office:value-type="float" office:value="-18.841113416" calcext:value-type="float">
            <text:p>-18,841113416</text:p>
          </table:table-cell>
          <table:table-cell/>
          <table:table-cell table:formula="of:=[.E123]*100" office:value-type="float" office:value="1233.88634939" calcext:value-type="float">
            <text:p>1233,88634939</text:p>
          </table:table-cell>
          <table:table-cell table:formula="of:=[.F123]*100" office:value-type="float" office:value="-781.90741732" calcext:value-type="float">
            <text:p>-781,90741732</text:p>
          </table:table-cell>
          <table:table-cell table:formula="of:=[.G123]*100" office:value-type="float" office:value="-1884.1113416" calcext:value-type="float">
            <text:p>-1884,1113416</text:p>
          </table:table-cell>
          <table:table-cell/>
          <table:table-cell table:formula="of:=[.I123]*0.067" office:value-type="float" office:value="82.67038540913" calcext:value-type="float">
            <text:p>82,67038540913</text:p>
          </table:table-cell>
          <table:table-cell table:formula="of:=[.J123]*0.067" office:value-type="float" office:value="-52.38779696044" calcext:value-type="float">
            <text:p>-52,38779696044</text:p>
          </table:table-cell>
          <table:table-cell table:formula="of:=[.K123]*0.067" office:value-type="float" office:value="-126.2354598872" calcext:value-type="float">
            <text:p>-126,23545988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5.9471332878" calcext:value-type="float">
            <text:p>-5,9471332878</text:p>
          </table:table-cell>
          <table:table-cell office:value-type="float" office:value="-7.7687023873" calcext:value-type="float">
            <text:p>-7,7687023873</text:p>
          </table:table-cell>
          <table:table-cell/>
          <table:table-cell table:formula="of:=[.E124]*100" office:value-type="float" office:value="0" calcext:value-type="float">
            <text:p>0</text:p>
          </table:table-cell>
          <table:table-cell table:formula="of:=[.F124]*100" office:value-type="float" office:value="-594.71332878" calcext:value-type="float">
            <text:p>-594,71332878</text:p>
          </table:table-cell>
          <table:table-cell table:formula="of:=[.G124]*100" office:value-type="float" office:value="-776.87023873" calcext:value-type="float">
            <text:p>-776,87023873</text:p>
          </table:table-cell>
          <table:table-cell/>
          <table:table-cell table:formula="of:=[.I124]*0.067" office:value-type="float" office:value="0" calcext:value-type="float">
            <text:p>0</text:p>
          </table:table-cell>
          <table:table-cell table:formula="of:=[.J124]*0.067" office:value-type="float" office:value="-39.84579302826" calcext:value-type="float">
            <text:p>-39,84579302826</text:p>
          </table:table-cell>
          <table:table-cell table:formula="of:=[.K124]*0.067" office:value-type="float" office:value="-52.05030599491" calcext:value-type="float">
            <text:p>-52,05030599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9.9608861609" calcext:value-type="float">
            <text:p>-9,9608861609</text:p>
          </table:table-cell>
          <table:table-cell office:value-type="float" office:value="-21.7695494495" calcext:value-type="float">
            <text:p>-21,7695494495</text:p>
          </table:table-cell>
          <table:table-cell/>
          <table:table-cell table:formula="of:=[.E125]*100" office:value-type="float" office:value="0" calcext:value-type="float">
            <text:p>0</text:p>
          </table:table-cell>
          <table:table-cell table:formula="of:=[.F125]*100" office:value-type="float" office:value="-996.08861609" calcext:value-type="float">
            <text:p>-996,08861609</text:p>
          </table:table-cell>
          <table:table-cell table:formula="of:=[.G125]*100" office:value-type="float" office:value="-2176.95494495" calcext:value-type="float">
            <text:p>-2176,95494495</text:p>
          </table:table-cell>
          <table:table-cell/>
          <table:table-cell table:formula="of:=[.I125]*0.067" office:value-type="float" office:value="0" calcext:value-type="float">
            <text:p>0</text:p>
          </table:table-cell>
          <table:table-cell table:formula="of:=[.J125]*0.067" office:value-type="float" office:value="-66.73793727803" calcext:value-type="float">
            <text:p>-66,73793727803</text:p>
          </table:table-cell>
          <table:table-cell table:formula="of:=[.K125]*0.067" office:value-type="float" office:value="-145.85598131165" calcext:value-type="float">
            <text:p>-145,85598131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0.1602335619" calcext:value-type="float">
            <text:p>-0,1602335619</text:p>
          </table:table-cell>
          <table:table-cell office:value-type="float" office:value="-9.7012012227" calcext:value-type="float">
            <text:p>-9,7012012227</text:p>
          </table:table-cell>
          <table:table-cell office:value-type="float" office:value="-21.6383333598" calcext:value-type="float">
            <text:p>-21,6383333598</text:p>
          </table:table-cell>
          <table:table-cell/>
          <table:table-cell table:formula="of:=[.E126]*100" office:value-type="float" office:value="-16.02335619" calcext:value-type="float">
            <text:p>-16,02335619</text:p>
          </table:table-cell>
          <table:table-cell table:formula="of:=[.F126]*100" office:value-type="float" office:value="-970.12012227" calcext:value-type="float">
            <text:p>-970,12012227</text:p>
          </table:table-cell>
          <table:table-cell table:formula="of:=[.G126]*100" office:value-type="float" office:value="-2163.83333598" calcext:value-type="float">
            <text:p>-2163,83333598</text:p>
          </table:table-cell>
          <table:table-cell/>
          <table:table-cell table:formula="of:=[.I126]*0.067" office:value-type="float" office:value="-1.07356486473" calcext:value-type="float">
            <text:p>-1,07356486473</text:p>
          </table:table-cell>
          <table:table-cell table:formula="of:=[.J126]*0.067" office:value-type="float" office:value="-64.99804819209" calcext:value-type="float">
            <text:p>-64,99804819209</text:p>
          </table:table-cell>
          <table:table-cell table:formula="of:=[.K126]*0.067" office:value-type="float" office:value="-144.97683351066" calcext:value-type="float">
            <text:p>-144,976833510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.7596274923" calcext:value-type="float">
            <text:p>-1,7596274923</text:p>
          </table:table-cell>
          <table:table-cell office:value-type="float" office:value="-9.1462371742" calcext:value-type="float">
            <text:p>-9,1462371742</text:p>
          </table:table-cell>
          <table:table-cell office:value-type="float" office:value="-20.5528330943" calcext:value-type="float">
            <text:p>-20,5528330943</text:p>
          </table:table-cell>
          <table:table-cell/>
          <table:table-cell table:formula="of:=[.E127]*100" office:value-type="float" office:value="-175.96274923" calcext:value-type="float">
            <text:p>-175,96274923</text:p>
          </table:table-cell>
          <table:table-cell table:formula="of:=[.F127]*100" office:value-type="float" office:value="-914.62371742" calcext:value-type="float">
            <text:p>-914,62371742</text:p>
          </table:table-cell>
          <table:table-cell table:formula="of:=[.G127]*100" office:value-type="float" office:value="-2055.28330943" calcext:value-type="float">
            <text:p>-2055,28330943</text:p>
          </table:table-cell>
          <table:table-cell/>
          <table:table-cell table:formula="of:=[.I127]*0.067" office:value-type="float" office:value="-11.78950419841" calcext:value-type="float">
            <text:p>-11,78950419841</text:p>
          </table:table-cell>
          <table:table-cell table:formula="of:=[.J127]*0.067" office:value-type="float" office:value="-61.27978906714" calcext:value-type="float">
            <text:p>-61,27978906714</text:p>
          </table:table-cell>
          <table:table-cell table:formula="of:=[.K127]*0.067" office:value-type="float" office:value="-137.70398173181" calcext:value-type="float">
            <text:p>-137,703981731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9.3260441898" calcext:value-type="float">
            <text:p>-9,3260441898</text:p>
          </table:table-cell>
          <table:table-cell office:value-type="float" office:value="-9.4118359143" calcext:value-type="float">
            <text:p>-9,4118359143</text:p>
          </table:table-cell>
          <table:table-cell office:value-type="float" office:value="-21.820634102" calcext:value-type="float">
            <text:p>-21,820634102</text:p>
          </table:table-cell>
          <table:table-cell/>
          <table:table-cell table:formula="of:=[.E128]*100" office:value-type="float" office:value="-932.60441898" calcext:value-type="float">
            <text:p>-932,60441898</text:p>
          </table:table-cell>
          <table:table-cell table:formula="of:=[.F128]*100" office:value-type="float" office:value="-941.18359143" calcext:value-type="float">
            <text:p>-941,18359143</text:p>
          </table:table-cell>
          <table:table-cell table:formula="of:=[.G128]*100" office:value-type="float" office:value="-2182.0634102" calcext:value-type="float">
            <text:p>-2182,0634102</text:p>
          </table:table-cell>
          <table:table-cell/>
          <table:table-cell table:formula="of:=[.I128]*0.067" office:value-type="float" office:value="-62.48449607166" calcext:value-type="float">
            <text:p>-62,48449607166</text:p>
          </table:table-cell>
          <table:table-cell table:formula="of:=[.J128]*0.067" office:value-type="float" office:value="-63.05930062581" calcext:value-type="float">
            <text:p>-63,05930062581</text:p>
          </table:table-cell>
          <table:table-cell table:formula="of:=[.K128]*0.067" office:value-type="float" office:value="-146.1982484834" calcext:value-type="float">
            <text:p>-146,1982484834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0.2034988224" calcext:value-type="float">
            <text:p>-10,2034988224</text:p>
          </table:table-cell>
          <table:table-cell office:value-type="float" office:value="-10.7335278427" calcext:value-type="float">
            <text:p>-10,7335278427</text:p>
          </table:table-cell>
          <table:table-cell office:value-type="float" office:value="-28.2582546851" calcext:value-type="float">
            <text:p>-28,2582546851</text:p>
          </table:table-cell>
          <table:table-cell/>
          <table:table-cell table:formula="of:=[.E129]*100" office:value-type="float" office:value="-1020.34988224" calcext:value-type="float">
            <text:p>-1020,34988224</text:p>
          </table:table-cell>
          <table:table-cell table:formula="of:=[.F129]*100" office:value-type="float" office:value="-1073.35278427" calcext:value-type="float">
            <text:p>-1073,35278427</text:p>
          </table:table-cell>
          <table:table-cell table:formula="of:=[.G129]*100" office:value-type="float" office:value="-2825.82546851" calcext:value-type="float">
            <text:p>-2825,82546851</text:p>
          </table:table-cell>
          <table:table-cell/>
          <table:table-cell table:formula="of:=[.I129]*0.067" office:value-type="float" office:value="-68.36344211008" calcext:value-type="float">
            <text:p>-68,36344211008</text:p>
          </table:table-cell>
          <table:table-cell table:formula="of:=[.J129]*0.067" office:value-type="float" office:value="-71.91463654609" calcext:value-type="float">
            <text:p>-71,91463654609</text:p>
          </table:table-cell>
          <table:table-cell table:formula="of:=[.K129]*0.067" office:value-type="float" office:value="-189.33030639017" calcext:value-type="float">
            <text:p>-189,330306390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6.1647541185" calcext:value-type="float">
            <text:p>-6,1647541185</text:p>
          </table:table-cell>
          <table:table-cell office:value-type="float" office:value="-9.9680244615" calcext:value-type="float">
            <text:p>-9,9680244615</text:p>
          </table:table-cell>
          <table:table-cell office:value-type="float" office:value="-25.6297899997" calcext:value-type="float">
            <text:p>-25,6297899997</text:p>
          </table:table-cell>
          <table:table-cell/>
          <table:table-cell table:formula="of:=[.E130]*100" office:value-type="float" office:value="-616.47541185" calcext:value-type="float">
            <text:p>-616,47541185</text:p>
          </table:table-cell>
          <table:table-cell table:formula="of:=[.F130]*100" office:value-type="float" office:value="-996.80244615" calcext:value-type="float">
            <text:p>-996,80244615</text:p>
          </table:table-cell>
          <table:table-cell table:formula="of:=[.G130]*100" office:value-type="float" office:value="-2562.97899997" calcext:value-type="float">
            <text:p>-2562,97899997</text:p>
          </table:table-cell>
          <table:table-cell/>
          <table:table-cell table:formula="of:=[.I130]*0.067" office:value-type="float" office:value="-41.30385259395" calcext:value-type="float">
            <text:p>-41,30385259395</text:p>
          </table:table-cell>
          <table:table-cell table:formula="of:=[.J130]*0.067" office:value-type="float" office:value="-66.78576389205" calcext:value-type="float">
            <text:p>-66,78576389205</text:p>
          </table:table-cell>
          <table:table-cell table:formula="of:=[.K130]*0.067" office:value-type="float" office:value="-171.71959299799" calcext:value-type="float">
            <text:p>-171,719592997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3.4596107375" calcext:value-type="float">
            <text:p>-13,4596107375</text:p>
          </table:table-cell>
          <table:table-cell office:value-type="float" office:value="-11.2682259523" calcext:value-type="float">
            <text:p>-11,2682259523</text:p>
          </table:table-cell>
          <table:table-cell office:value-type="float" office:value="-27.647824901" calcext:value-type="float">
            <text:p>-27,647824901</text:p>
          </table:table-cell>
          <table:table-cell/>
          <table:table-cell table:formula="of:=[.E131]*100" office:value-type="float" office:value="-1345.96107375" calcext:value-type="float">
            <text:p>-1345,96107375</text:p>
          </table:table-cell>
          <table:table-cell table:formula="of:=[.F131]*100" office:value-type="float" office:value="-1126.82259523" calcext:value-type="float">
            <text:p>-1126,82259523</text:p>
          </table:table-cell>
          <table:table-cell table:formula="of:=[.G131]*100" office:value-type="float" office:value="-2764.7824901" calcext:value-type="float">
            <text:p>-2764,7824901</text:p>
          </table:table-cell>
          <table:table-cell/>
          <table:table-cell table:formula="of:=[.I131]*0.067" office:value-type="float" office:value="-90.17939194125" calcext:value-type="float">
            <text:p>-90,17939194125</text:p>
          </table:table-cell>
          <table:table-cell table:formula="of:=[.J131]*0.067" office:value-type="float" office:value="-75.49711388041" calcext:value-type="float">
            <text:p>-75,49711388041</text:p>
          </table:table-cell>
          <table:table-cell table:formula="of:=[.K131]*0.067" office:value-type="float" office:value="-185.2404268367" calcext:value-type="float">
            <text:p>-185,24042683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4.2849866386" calcext:value-type="float">
            <text:p>-14,2849866386</text:p>
          </table:table-cell>
          <table:table-cell office:value-type="float" office:value="-14.4240700023" calcext:value-type="float">
            <text:p>-14,4240700023</text:p>
          </table:table-cell>
          <table:table-cell office:value-type="float" office:value="-35.4255158676" calcext:value-type="float">
            <text:p>-35,4255158676</text:p>
          </table:table-cell>
          <table:table-cell/>
          <table:table-cell table:formula="of:=[.E132]*100" office:value-type="float" office:value="-1428.49866386" calcext:value-type="float">
            <text:p>-1428,49866386</text:p>
          </table:table-cell>
          <table:table-cell table:formula="of:=[.F132]*100" office:value-type="float" office:value="-1442.40700023" calcext:value-type="float">
            <text:p>-1442,40700023</text:p>
          </table:table-cell>
          <table:table-cell table:formula="of:=[.G132]*100" office:value-type="float" office:value="-3542.55158676" calcext:value-type="float">
            <text:p>-3542,55158676</text:p>
          </table:table-cell>
          <table:table-cell/>
          <table:table-cell table:formula="of:=[.I132]*0.067" office:value-type="float" office:value="-95.70941047862" calcext:value-type="float">
            <text:p>-95,70941047862</text:p>
          </table:table-cell>
          <table:table-cell table:formula="of:=[.J132]*0.067" office:value-type="float" office:value="-96.64126901541" calcext:value-type="float">
            <text:p>-96,64126901541</text:p>
          </table:table-cell>
          <table:table-cell table:formula="of:=[.K132]*0.067" office:value-type="float" office:value="-237.35095631292" calcext:value-type="float">
            <text:p>-237,350956312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.2798100492" calcext:value-type="float">
            <text:p>-9,2798100492</text:p>
          </table:table-cell>
          <table:table-cell office:value-type="float" office:value="-15.7910391572" calcext:value-type="float">
            <text:p>-15,7910391572</text:p>
          </table:table-cell>
          <table:table-cell office:value-type="float" office:value="-35.5613532756" calcext:value-type="float">
            <text:p>-35,5613532756</text:p>
          </table:table-cell>
          <table:table-cell/>
          <table:table-cell table:formula="of:=[.E133]*100" office:value-type="float" office:value="-927.98100492" calcext:value-type="float">
            <text:p>-927,98100492</text:p>
          </table:table-cell>
          <table:table-cell table:formula="of:=[.F133]*100" office:value-type="float" office:value="-1579.10391572" calcext:value-type="float">
            <text:p>-1579,10391572</text:p>
          </table:table-cell>
          <table:table-cell table:formula="of:=[.G133]*100" office:value-type="float" office:value="-3556.13532756" calcext:value-type="float">
            <text:p>-3556,13532756</text:p>
          </table:table-cell>
          <table:table-cell/>
          <table:table-cell table:formula="of:=[.I133]*0.067" office:value-type="float" office:value="-62.17472732964" calcext:value-type="float">
            <text:p>-62,17472732964</text:p>
          </table:table-cell>
          <table:table-cell table:formula="of:=[.J133]*0.067" office:value-type="float" office:value="-105.79996235324" calcext:value-type="float">
            <text:p>-105,79996235324</text:p>
          </table:table-cell>
          <table:table-cell table:formula="of:=[.K133]*0.067" office:value-type="float" office:value="-238.26106694652" calcext:value-type="float">
            <text:p>-238,261066946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3.1046362486" calcext:value-type="float">
            <text:p>-13,1046362486</text:p>
          </table:table-cell>
          <table:table-cell office:value-type="float" office:value="-18.1461887326" calcext:value-type="float">
            <text:p>-18,1461887326</text:p>
          </table:table-cell>
          <table:table-cell office:value-type="float" office:value="-38.1318205366" calcext:value-type="float">
            <text:p>-38,1318205366</text:p>
          </table:table-cell>
          <table:table-cell/>
          <table:table-cell table:formula="of:=[.E134]*100" office:value-type="float" office:value="-1310.46362486" calcext:value-type="float">
            <text:p>-1310,46362486</text:p>
          </table:table-cell>
          <table:table-cell table:formula="of:=[.F134]*100" office:value-type="float" office:value="-1814.61887326" calcext:value-type="float">
            <text:p>-1814,61887326</text:p>
          </table:table-cell>
          <table:table-cell table:formula="of:=[.G134]*100" office:value-type="float" office:value="-3813.18205366" calcext:value-type="float">
            <text:p>-3813,18205366</text:p>
          </table:table-cell>
          <table:table-cell/>
          <table:table-cell table:formula="of:=[.I134]*0.067" office:value-type="float" office:value="-87.80106286562" calcext:value-type="float">
            <text:p>-87,80106286562</text:p>
          </table:table-cell>
          <table:table-cell table:formula="of:=[.J134]*0.067" office:value-type="float" office:value="-121.57946450842" calcext:value-type="float">
            <text:p>-121,57946450842</text:p>
          </table:table-cell>
          <table:table-cell table:formula="of:=[.K134]*0.067" office:value-type="float" office:value="-255.48319759522" calcext:value-type="float">
            <text:p>-255,483197595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3.2506324646" calcext:value-type="float">
            <text:p>-13,2506324646</text:p>
          </table:table-cell>
          <table:table-cell office:value-type="float" office:value="-19.2935966229" calcext:value-type="float">
            <text:p>-19,2935966229</text:p>
          </table:table-cell>
          <table:table-cell office:value-type="float" office:value="-44.5732463244" calcext:value-type="float">
            <text:p>-44,5732463244</text:p>
          </table:table-cell>
          <table:table-cell/>
          <table:table-cell table:formula="of:=[.E135]*100" office:value-type="float" office:value="-1325.06324646" calcext:value-type="float">
            <text:p>-1325,06324646</text:p>
          </table:table-cell>
          <table:table-cell table:formula="of:=[.F135]*100" office:value-type="float" office:value="-1929.35966229" calcext:value-type="float">
            <text:p>-1929,35966229</text:p>
          </table:table-cell>
          <table:table-cell table:formula="of:=[.G135]*100" office:value-type="float" office:value="-4457.32463244" calcext:value-type="float">
            <text:p>-4457,32463244</text:p>
          </table:table-cell>
          <table:table-cell/>
          <table:table-cell table:formula="of:=[.I135]*0.067" office:value-type="float" office:value="-88.77923751282" calcext:value-type="float">
            <text:p>-88,77923751282</text:p>
          </table:table-cell>
          <table:table-cell table:formula="of:=[.J135]*0.067" office:value-type="float" office:value="-129.26709737343" calcext:value-type="float">
            <text:p>-129,26709737343</text:p>
          </table:table-cell>
          <table:table-cell table:formula="of:=[.K135]*0.067" office:value-type="float" office:value="-298.64075037348" calcext:value-type="float">
            <text:p>-298,640750373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.8258466314" calcext:value-type="float">
            <text:p>-8,8258466314</text:p>
          </table:table-cell>
          <table:table-cell office:value-type="float" office:value="-21.3419533122" calcext:value-type="float">
            <text:p>-21,3419533122</text:p>
          </table:table-cell>
          <table:table-cell office:value-type="float" office:value="-46.284849416" calcext:value-type="float">
            <text:p>-46,284849416</text:p>
          </table:table-cell>
          <table:table-cell/>
          <table:table-cell table:formula="of:=[.E136]*100" office:value-type="float" office:value="-882.58466314" calcext:value-type="float">
            <text:p>-882,58466314</text:p>
          </table:table-cell>
          <table:table-cell table:formula="of:=[.F136]*100" office:value-type="float" office:value="-2134.19533122" calcext:value-type="float">
            <text:p>-2134,19533122</text:p>
          </table:table-cell>
          <table:table-cell table:formula="of:=[.G136]*100" office:value-type="float" office:value="-4628.4849416" calcext:value-type="float">
            <text:p>-4628,4849416</text:p>
          </table:table-cell>
          <table:table-cell/>
          <table:table-cell table:formula="of:=[.I136]*0.067" office:value-type="float" office:value="-59.13317243038" calcext:value-type="float">
            <text:p>-59,13317243038</text:p>
          </table:table-cell>
          <table:table-cell table:formula="of:=[.J136]*0.067" office:value-type="float" office:value="-142.99108719174" calcext:value-type="float">
            <text:p>-142,99108719174</text:p>
          </table:table-cell>
          <table:table-cell table:formula="of:=[.K136]*0.067" office:value-type="float" office:value="-310.1084910872" calcext:value-type="float">
            <text:p>-310,10849108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.342191105" calcext:value-type="float">
            <text:p>-8,342191105</text:p>
          </table:table-cell>
          <table:table-cell office:value-type="float" office:value="-24.5894269977" calcext:value-type="float">
            <text:p>-24,5894269977</text:p>
          </table:table-cell>
          <table:table-cell office:value-type="float" office:value="-48.525111465" calcext:value-type="float">
            <text:p>-48,525111465</text:p>
          </table:table-cell>
          <table:table-cell/>
          <table:table-cell table:formula="of:=[.E137]*100" office:value-type="float" office:value="-834.2191105" calcext:value-type="float">
            <text:p>-834,2191105</text:p>
          </table:table-cell>
          <table:table-cell table:formula="of:=[.F137]*100" office:value-type="float" office:value="-2458.94269977" calcext:value-type="float">
            <text:p>-2458,94269977</text:p>
          </table:table-cell>
          <table:table-cell table:formula="of:=[.G137]*100" office:value-type="float" office:value="-4852.5111465" calcext:value-type="float">
            <text:p>-4852,5111465</text:p>
          </table:table-cell>
          <table:table-cell/>
          <table:table-cell table:formula="of:=[.I137]*0.067" office:value-type="float" office:value="-55.8926804035" calcext:value-type="float">
            <text:p>-55,8926804035</text:p>
          </table:table-cell>
          <table:table-cell table:formula="of:=[.J137]*0.067" office:value-type="float" office:value="-164.74916088459" calcext:value-type="float">
            <text:p>-164,74916088459</text:p>
          </table:table-cell>
          <table:table-cell table:formula="of:=[.K137]*0.067" office:value-type="float" office:value="-325.1182468155" calcext:value-type="float">
            <text:p>-325,11824681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6.9483557742" calcext:value-type="float">
            <text:p>-6,9483557742</text:p>
          </table:table-cell>
          <table:table-cell office:value-type="float" office:value="-24.2968095897" calcext:value-type="float">
            <text:p>-24,2968095897</text:p>
          </table:table-cell>
          <table:table-cell office:value-type="float" office:value="-51.7583422235" calcext:value-type="float">
            <text:p>-51,7583422235</text:p>
          </table:table-cell>
          <table:table-cell/>
          <table:table-cell table:formula="of:=[.E138]*100" office:value-type="float" office:value="-694.83557742" calcext:value-type="float">
            <text:p>-694,83557742</text:p>
          </table:table-cell>
          <table:table-cell table:formula="of:=[.F138]*100" office:value-type="float" office:value="-2429.68095897" calcext:value-type="float">
            <text:p>-2429,68095897</text:p>
          </table:table-cell>
          <table:table-cell table:formula="of:=[.G138]*100" office:value-type="float" office:value="-5175.83422235" calcext:value-type="float">
            <text:p>-5175,83422235</text:p>
          </table:table-cell>
          <table:table-cell/>
          <table:table-cell table:formula="of:=[.I138]*0.067" office:value-type="float" office:value="-46.55398368714" calcext:value-type="float">
            <text:p>-46,55398368714</text:p>
          </table:table-cell>
          <table:table-cell table:formula="of:=[.J138]*0.067" office:value-type="float" office:value="-162.78862425099" calcext:value-type="float">
            <text:p>-162,78862425099</text:p>
          </table:table-cell>
          <table:table-cell table:formula="of:=[.K138]*0.067" office:value-type="float" office:value="-346.78089289745" calcext:value-type="float">
            <text:p>-346,780892897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4.1018842309" calcext:value-type="float">
            <text:p>-4,1018842309</text:p>
          </table:table-cell>
          <table:table-cell office:value-type="float" office:value="-24.0179742693" calcext:value-type="float">
            <text:p>-24,0179742693</text:p>
          </table:table-cell>
          <table:table-cell office:value-type="float" office:value="-52.8117552041" calcext:value-type="float">
            <text:p>-52,8117552041</text:p>
          </table:table-cell>
          <table:table-cell/>
          <table:table-cell table:formula="of:=[.E139]*100" office:value-type="float" office:value="-410.18842309" calcext:value-type="float">
            <text:p>-410,18842309</text:p>
          </table:table-cell>
          <table:table-cell table:formula="of:=[.F139]*100" office:value-type="float" office:value="-2401.79742693" calcext:value-type="float">
            <text:p>-2401,79742693</text:p>
          </table:table-cell>
          <table:table-cell table:formula="of:=[.G139]*100" office:value-type="float" office:value="-5281.17552041" calcext:value-type="float">
            <text:p>-5281,17552041</text:p>
          </table:table-cell>
          <table:table-cell/>
          <table:table-cell table:formula="of:=[.I139]*0.067" office:value-type="float" office:value="-27.48262434703" calcext:value-type="float">
            <text:p>-27,48262434703</text:p>
          </table:table-cell>
          <table:table-cell table:formula="of:=[.J139]*0.067" office:value-type="float" office:value="-160.92042760431" calcext:value-type="float">
            <text:p>-160,92042760431</text:p>
          </table:table-cell>
          <table:table-cell table:formula="of:=[.K139]*0.067" office:value-type="float" office:value="-353.83875986747" calcext:value-type="float">
            <text:p>-353,838759867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1.9791951152" calcext:value-type="float">
            <text:p>-1,9791951152</text:p>
          </table:table-cell>
          <table:table-cell office:value-type="float" office:value="-24.9747008899" calcext:value-type="float">
            <text:p>-24,9747008899</text:p>
          </table:table-cell>
          <table:table-cell office:value-type="float" office:value="-53.6324248175" calcext:value-type="float">
            <text:p>-53,6324248175</text:p>
          </table:table-cell>
          <table:table-cell/>
          <table:table-cell table:formula="of:=[.E140]*100" office:value-type="float" office:value="-197.91951152" calcext:value-type="float">
            <text:p>-197,91951152</text:p>
          </table:table-cell>
          <table:table-cell table:formula="of:=[.F140]*100" office:value-type="float" office:value="-2497.47008899" calcext:value-type="float">
            <text:p>-2497,47008899</text:p>
          </table:table-cell>
          <table:table-cell table:formula="of:=[.G140]*100" office:value-type="float" office:value="-5363.24248175" calcext:value-type="float">
            <text:p>-5363,24248175</text:p>
          </table:table-cell>
          <table:table-cell/>
          <table:table-cell table:formula="of:=[.I140]*0.067" office:value-type="float" office:value="-13.26060727184" calcext:value-type="float">
            <text:p>-13,26060727184</text:p>
          </table:table-cell>
          <table:table-cell table:formula="of:=[.J140]*0.067" office:value-type="float" office:value="-167.33049596233" calcext:value-type="float">
            <text:p>-167,33049596233</text:p>
          </table:table-cell>
          <table:table-cell table:formula="of:=[.K140]*0.067" office:value-type="float" office:value="-359.33724627725" calcext:value-type="float">
            <text:p>-359,337246277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0.6873417038" calcext:value-type="float">
            <text:p>0,6873417038</text:p>
          </table:table-cell>
          <table:table-cell office:value-type="float" office:value="-25.31948023" calcext:value-type="float">
            <text:p>-25,31948023</text:p>
          </table:table-cell>
          <table:table-cell office:value-type="float" office:value="-54.0993169573" calcext:value-type="float">
            <text:p>-54,0993169573</text:p>
          </table:table-cell>
          <table:table-cell/>
          <table:table-cell table:formula="of:=[.E141]*100" office:value-type="float" office:value="68.73417038" calcext:value-type="float">
            <text:p>68,73417038</text:p>
          </table:table-cell>
          <table:table-cell table:formula="of:=[.F141]*100" office:value-type="float" office:value="-2531.948023" calcext:value-type="float">
            <text:p>-2531,948023</text:p>
          </table:table-cell>
          <table:table-cell table:formula="of:=[.G141]*100" office:value-type="float" office:value="-5409.93169573" calcext:value-type="float">
            <text:p>-5409,93169573</text:p>
          </table:table-cell>
          <table:table-cell/>
          <table:table-cell table:formula="of:=[.I141]*0.067" office:value-type="float" office:value="4.60518941546" calcext:value-type="float">
            <text:p>4,60518941546</text:p>
          </table:table-cell>
          <table:table-cell table:formula="of:=[.J141]*0.067" office:value-type="float" office:value="-169.640517541" calcext:value-type="float">
            <text:p>-169,640517541</text:p>
          </table:table-cell>
          <table:table-cell table:formula="of:=[.K141]*0.067" office:value-type="float" office:value="-362.46542361391" calcext:value-type="float">
            <text:p>-362,4654236139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3.8930171445" calcext:value-type="float">
            <text:p>3,8930171445</text:p>
          </table:table-cell>
          <table:table-cell office:value-type="float" office:value="-24.4702732262" calcext:value-type="float">
            <text:p>-24,4702732262</text:p>
          </table:table-cell>
          <table:table-cell office:value-type="float" office:value="-53.4609954149" calcext:value-type="float">
            <text:p>-53,4609954149</text:p>
          </table:table-cell>
          <table:table-cell/>
          <table:table-cell table:formula="of:=[.E142]*100" office:value-type="float" office:value="389.30171445" calcext:value-type="float">
            <text:p>389,30171445</text:p>
          </table:table-cell>
          <table:table-cell table:formula="of:=[.F142]*100" office:value-type="float" office:value="-2447.02732262" calcext:value-type="float">
            <text:p>-2447,02732262</text:p>
          </table:table-cell>
          <table:table-cell table:formula="of:=[.G142]*100" office:value-type="float" office:value="-5346.09954149" calcext:value-type="float">
            <text:p>-5346,09954149</text:p>
          </table:table-cell>
          <table:table-cell/>
          <table:table-cell table:formula="of:=[.I142]*0.067" office:value-type="float" office:value="26.08321486815" calcext:value-type="float">
            <text:p>26,08321486815</text:p>
          </table:table-cell>
          <table:table-cell table:formula="of:=[.J142]*0.067" office:value-type="float" office:value="-163.95083061554" calcext:value-type="float">
            <text:p>-163,95083061554</text:p>
          </table:table-cell>
          <table:table-cell table:formula="of:=[.K142]*0.067" office:value-type="float" office:value="-358.18866927983" calcext:value-type="float">
            <text:p>-358,1886692798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5.404379192" calcext:value-type="float">
            <text:p>5,404379192</text:p>
          </table:table-cell>
          <table:table-cell office:value-type="float" office:value="-23.2314518022" calcext:value-type="float">
            <text:p>-23,2314518022</text:p>
          </table:table-cell>
          <table:table-cell office:value-type="float" office:value="-51.8628198527" calcext:value-type="float">
            <text:p>-51,8628198527</text:p>
          </table:table-cell>
          <table:table-cell/>
          <table:table-cell table:formula="of:=[.E143]*100" office:value-type="float" office:value="540.4379192" calcext:value-type="float">
            <text:p>540,4379192</text:p>
          </table:table-cell>
          <table:table-cell table:formula="of:=[.F143]*100" office:value-type="float" office:value="-2323.14518022" calcext:value-type="float">
            <text:p>-2323,14518022</text:p>
          </table:table-cell>
          <table:table-cell table:formula="of:=[.G143]*100" office:value-type="float" office:value="-5186.28198527" calcext:value-type="float">
            <text:p>-5186,28198527</text:p>
          </table:table-cell>
          <table:table-cell/>
          <table:table-cell table:formula="of:=[.I143]*0.067" office:value-type="float" office:value="36.2093405864" calcext:value-type="float">
            <text:p>36,2093405864</text:p>
          </table:table-cell>
          <table:table-cell table:formula="of:=[.J143]*0.067" office:value-type="float" office:value="-155.65072707474" calcext:value-type="float">
            <text:p>-155,65072707474</text:p>
          </table:table-cell>
          <table:table-cell table:formula="of:=[.K143]*0.067" office:value-type="float" office:value="-347.48089301309" calcext:value-type="float">
            <text:p>-347,480893013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6.8134377871" calcext:value-type="float">
            <text:p>6,8134377871</text:p>
          </table:table-cell>
          <table:table-cell office:value-type="float" office:value="-23.8561272" calcext:value-type="float">
            <text:p>-23,8561272</text:p>
          </table:table-cell>
          <table:table-cell office:value-type="float" office:value="-51.3120474247" calcext:value-type="float">
            <text:p>-51,3120474247</text:p>
          </table:table-cell>
          <table:table-cell/>
          <table:table-cell table:formula="of:=[.E144]*100" office:value-type="float" office:value="681.34377871" calcext:value-type="float">
            <text:p>681,34377871</text:p>
          </table:table-cell>
          <table:table-cell table:formula="of:=[.F144]*100" office:value-type="float" office:value="-2385.61272" calcext:value-type="float">
            <text:p>-2385,61272</text:p>
          </table:table-cell>
          <table:table-cell table:formula="of:=[.G144]*100" office:value-type="float" office:value="-5131.20474247" calcext:value-type="float">
            <text:p>-5131,20474247</text:p>
          </table:table-cell>
          <table:table-cell/>
          <table:table-cell table:formula="of:=[.I144]*0.067" office:value-type="float" office:value="45.65003317357" calcext:value-type="float">
            <text:p>45,65003317357</text:p>
          </table:table-cell>
          <table:table-cell table:formula="of:=[.J144]*0.067" office:value-type="float" office:value="-159.83605224" calcext:value-type="float">
            <text:p>-159,83605224</text:p>
          </table:table-cell>
          <table:table-cell table:formula="of:=[.K144]*0.067" office:value-type="float" office:value="-343.79071774549" calcext:value-type="float">
            <text:p>-343,790717745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1.8885375329" calcext:value-type="float">
            <text:p>11,8885375329</text:p>
          </table:table-cell>
          <table:table-cell office:value-type="float" office:value="-23.0927314981" calcext:value-type="float">
            <text:p>-23,0927314981</text:p>
          </table:table-cell>
          <table:table-cell office:value-type="float" office:value="-48.5035801641" calcext:value-type="float">
            <text:p>-48,5035801641</text:p>
          </table:table-cell>
          <table:table-cell/>
          <table:table-cell table:formula="of:=[.E145]*100" office:value-type="float" office:value="1188.85375329" calcext:value-type="float">
            <text:p>1188,85375329</text:p>
          </table:table-cell>
          <table:table-cell table:formula="of:=[.F145]*100" office:value-type="float" office:value="-2309.27314981" calcext:value-type="float">
            <text:p>-2309,27314981</text:p>
          </table:table-cell>
          <table:table-cell table:formula="of:=[.G145]*100" office:value-type="float" office:value="-4850.35801641" calcext:value-type="float">
            <text:p>-4850,35801641</text:p>
          </table:table-cell>
          <table:table-cell/>
          <table:table-cell table:formula="of:=[.I145]*0.067" office:value-type="float" office:value="79.65320147043" calcext:value-type="float">
            <text:p>79,65320147043</text:p>
          </table:table-cell>
          <table:table-cell table:formula="of:=[.J145]*0.067" office:value-type="float" office:value="-154.72130103727" calcext:value-type="float">
            <text:p>-154,72130103727</text:p>
          </table:table-cell>
          <table:table-cell table:formula="of:=[.K145]*0.067" office:value-type="float" office:value="-324.97398709947" calcext:value-type="float">
            <text:p>-324,973987099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1.9211222057" calcext:value-type="float">
            <text:p>11,9211222057</text:p>
          </table:table-cell>
          <table:table-cell office:value-type="float" office:value="-20.5501102076" calcext:value-type="float">
            <text:p>-20,5501102076</text:p>
          </table:table-cell>
          <table:table-cell office:value-type="float" office:value="-42.6008804455" calcext:value-type="float">
            <text:p>-42,6008804455</text:p>
          </table:table-cell>
          <table:table-cell/>
          <table:table-cell table:formula="of:=[.E146]*100" office:value-type="float" office:value="1192.11222057" calcext:value-type="float">
            <text:p>1192,11222057</text:p>
          </table:table-cell>
          <table:table-cell table:formula="of:=[.F146]*100" office:value-type="float" office:value="-2055.01102076" calcext:value-type="float">
            <text:p>-2055,01102076</text:p>
          </table:table-cell>
          <table:table-cell table:formula="of:=[.G146]*100" office:value-type="float" office:value="-4260.08804455" calcext:value-type="float">
            <text:p>-4260,08804455</text:p>
          </table:table-cell>
          <table:table-cell/>
          <table:table-cell table:formula="of:=[.I146]*0.067" office:value-type="float" office:value="79.87151877819" calcext:value-type="float">
            <text:p>79,87151877819</text:p>
          </table:table-cell>
          <table:table-cell table:formula="of:=[.J146]*0.067" office:value-type="float" office:value="-137.68573839092" calcext:value-type="float">
            <text:p>-137,68573839092</text:p>
          </table:table-cell>
          <table:table-cell table:formula="of:=[.K146]*0.067" office:value-type="float" office:value="-285.42589898485" calcext:value-type="float">
            <text:p>-285,425898984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8.6791451734" calcext:value-type="float">
            <text:p>8,6791451734</text:p>
          </table:table-cell>
          <table:table-cell office:value-type="float" office:value="-19.4755726429" calcext:value-type="float">
            <text:p>-19,4755726429</text:p>
          </table:table-cell>
          <table:table-cell office:value-type="float" office:value="-41.9978916546" calcext:value-type="float">
            <text:p>-41,9978916546</text:p>
          </table:table-cell>
          <table:table-cell/>
          <table:table-cell table:formula="of:=[.E147]*100" office:value-type="float" office:value="867.91451734" calcext:value-type="float">
            <text:p>867,91451734</text:p>
          </table:table-cell>
          <table:table-cell table:formula="of:=[.F147]*100" office:value-type="float" office:value="-1947.55726429" calcext:value-type="float">
            <text:p>-1947,55726429</text:p>
          </table:table-cell>
          <table:table-cell table:formula="of:=[.G147]*100" office:value-type="float" office:value="-4199.78916546" calcext:value-type="float">
            <text:p>-4199,78916546</text:p>
          </table:table-cell>
          <table:table-cell/>
          <table:table-cell table:formula="of:=[.I147]*0.067" office:value-type="float" office:value="58.15027266178" calcext:value-type="float">
            <text:p>58,15027266178</text:p>
          </table:table-cell>
          <table:table-cell table:formula="of:=[.J147]*0.067" office:value-type="float" office:value="-130.48633670743" calcext:value-type="float">
            <text:p>-130,48633670743</text:p>
          </table:table-cell>
          <table:table-cell table:formula="of:=[.K147]*0.067" office:value-type="float" office:value="-281.38587408582" calcext:value-type="float">
            <text:p>-281,3858740858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4.5951116491" calcext:value-type="float">
            <text:p>14,5951116491</text:p>
          </table:table-cell>
          <table:table-cell office:value-type="float" office:value="-18.1550755724" calcext:value-type="float">
            <text:p>-18,1550755724</text:p>
          </table:table-cell>
          <table:table-cell office:value-type="float" office:value="-39.4176867945" calcext:value-type="float">
            <text:p>-39,4176867945</text:p>
          </table:table-cell>
          <table:table-cell/>
          <table:table-cell table:formula="of:=[.E148]*100" office:value-type="float" office:value="1459.51116491" calcext:value-type="float">
            <text:p>1459,51116491</text:p>
          </table:table-cell>
          <table:table-cell table:formula="of:=[.F148]*100" office:value-type="float" office:value="-1815.50755724" calcext:value-type="float">
            <text:p>-1815,50755724</text:p>
          </table:table-cell>
          <table:table-cell table:formula="of:=[.G148]*100" office:value-type="float" office:value="-3941.76867945" calcext:value-type="float">
            <text:p>-3941,76867945</text:p>
          </table:table-cell>
          <table:table-cell/>
          <table:table-cell table:formula="of:=[.I148]*0.067" office:value-type="float" office:value="97.78724804897" calcext:value-type="float">
            <text:p>97,78724804897</text:p>
          </table:table-cell>
          <table:table-cell table:formula="of:=[.J148]*0.067" office:value-type="float" office:value="-121.63900633508" calcext:value-type="float">
            <text:p>-121,63900633508</text:p>
          </table:table-cell>
          <table:table-cell table:formula="of:=[.K148]*0.067" office:value-type="float" office:value="-264.09850152315" calcext:value-type="float">
            <text:p>-264,098501523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4.1525030764" calcext:value-type="float">
            <text:p>14,1525030764</text:p>
          </table:table-cell>
          <table:table-cell office:value-type="float" office:value="-15.8300137942" calcext:value-type="float">
            <text:p>-15,8300137942</text:p>
          </table:table-cell>
          <table:table-cell office:value-type="float" office:value="-31.2528983364" calcext:value-type="float">
            <text:p>-31,2528983364</text:p>
          </table:table-cell>
          <table:table-cell/>
          <table:table-cell table:formula="of:=[.E149]*100" office:value-type="float" office:value="1415.25030764" calcext:value-type="float">
            <text:p>1415,25030764</text:p>
          </table:table-cell>
          <table:table-cell table:formula="of:=[.F149]*100" office:value-type="float" office:value="-1583.00137942" calcext:value-type="float">
            <text:p>-1583,00137942</text:p>
          </table:table-cell>
          <table:table-cell table:formula="of:=[.G149]*100" office:value-type="float" office:value="-3125.28983364" calcext:value-type="float">
            <text:p>-3125,28983364</text:p>
          </table:table-cell>
          <table:table-cell/>
          <table:table-cell table:formula="of:=[.I149]*0.067" office:value-type="float" office:value="94.82177061188" calcext:value-type="float">
            <text:p>94,82177061188</text:p>
          </table:table-cell>
          <table:table-cell table:formula="of:=[.J149]*0.067" office:value-type="float" office:value="-106.06109242114" calcext:value-type="float">
            <text:p>-106,06109242114</text:p>
          </table:table-cell>
          <table:table-cell table:formula="of:=[.K149]*0.067" office:value-type="float" office:value="-209.39441885388" calcext:value-type="float">
            <text:p>-209,394418853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7.6233397635" calcext:value-type="float">
            <text:p>7,6233397635</text:p>
          </table:table-cell>
          <table:table-cell office:value-type="float" office:value="-14.2001747355" calcext:value-type="float">
            <text:p>-14,2001747355</text:p>
          </table:table-cell>
          <table:table-cell office:value-type="float" office:value="-31.8443404277" calcext:value-type="float">
            <text:p>-31,8443404277</text:p>
          </table:table-cell>
          <table:table-cell/>
          <table:table-cell table:formula="of:=[.E150]*100" office:value-type="float" office:value="762.33397635" calcext:value-type="float">
            <text:p>762,33397635</text:p>
          </table:table-cell>
          <table:table-cell table:formula="of:=[.F150]*100" office:value-type="float" office:value="-1420.01747355" calcext:value-type="float">
            <text:p>-1420,01747355</text:p>
          </table:table-cell>
          <table:table-cell table:formula="of:=[.G150]*100" office:value-type="float" office:value="-3184.43404277" calcext:value-type="float">
            <text:p>-3184,43404277</text:p>
          </table:table-cell>
          <table:table-cell/>
          <table:table-cell table:formula="of:=[.I150]*0.067" office:value-type="float" office:value="51.07637641545" calcext:value-type="float">
            <text:p>51,07637641545</text:p>
          </table:table-cell>
          <table:table-cell table:formula="of:=[.J150]*0.067" office:value-type="float" office:value="-95.14117072785" calcext:value-type="float">
            <text:p>-95,14117072785</text:p>
          </table:table-cell>
          <table:table-cell table:formula="of:=[.K150]*0.067" office:value-type="float" office:value="-213.35708086559" calcext:value-type="float">
            <text:p>-213,3570808655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5.2188233323" calcext:value-type="float">
            <text:p>15,2188233323</text:p>
          </table:table-cell>
          <table:table-cell office:value-type="float" office:value="-10.7883938546" calcext:value-type="float">
            <text:p>-10,7883938546</text:p>
          </table:table-cell>
          <table:table-cell office:value-type="float" office:value="-29.8020331751" calcext:value-type="float">
            <text:p>-29,8020331751</text:p>
          </table:table-cell>
          <table:table-cell/>
          <table:table-cell table:formula="of:=[.E151]*100" office:value-type="float" office:value="1521.88233323" calcext:value-type="float">
            <text:p>1521,88233323</text:p>
          </table:table-cell>
          <table:table-cell table:formula="of:=[.F151]*100" office:value-type="float" office:value="-1078.83938546" calcext:value-type="float">
            <text:p>-1078,83938546</text:p>
          </table:table-cell>
          <table:table-cell table:formula="of:=[.G151]*100" office:value-type="float" office:value="-2980.20331751" calcext:value-type="float">
            <text:p>-2980,20331751</text:p>
          </table:table-cell>
          <table:table-cell/>
          <table:table-cell table:formula="of:=[.I151]*0.067" office:value-type="float" office:value="101.96611632641" calcext:value-type="float">
            <text:p>101,96611632641</text:p>
          </table:table-cell>
          <table:table-cell table:formula="of:=[.J151]*0.067" office:value-type="float" office:value="-72.28223882582" calcext:value-type="float">
            <text:p>-72,28223882582</text:p>
          </table:table-cell>
          <table:table-cell table:formula="of:=[.K151]*0.067" office:value-type="float" office:value="-199.67362227317" calcext:value-type="float">
            <text:p>-199,673622273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.3164625083" calcext:value-type="float">
            <text:p>14,3164625083</text:p>
          </table:table-cell>
          <table:table-cell office:value-type="float" office:value="-9.8642587743" calcext:value-type="float">
            <text:p>-9,8642587743</text:p>
          </table:table-cell>
          <table:table-cell office:value-type="float" office:value="-19.4969926568" calcext:value-type="float">
            <text:p>-19,4969926568</text:p>
          </table:table-cell>
          <table:table-cell/>
          <table:table-cell table:formula="of:=[.E152]*100" office:value-type="float" office:value="1431.64625083" calcext:value-type="float">
            <text:p>1431,64625083</text:p>
          </table:table-cell>
          <table:table-cell table:formula="of:=[.F152]*100" office:value-type="float" office:value="-986.42587743" calcext:value-type="float">
            <text:p>-986,42587743</text:p>
          </table:table-cell>
          <table:table-cell table:formula="of:=[.G152]*100" office:value-type="float" office:value="-1949.69926568" calcext:value-type="float">
            <text:p>-1949,69926568</text:p>
          </table:table-cell>
          <table:table-cell/>
          <table:table-cell table:formula="of:=[.I152]*0.067" office:value-type="float" office:value="95.92029880561" calcext:value-type="float">
            <text:p>95,92029880561</text:p>
          </table:table-cell>
          <table:table-cell table:formula="of:=[.J152]*0.067" office:value-type="float" office:value="-66.09053378781" calcext:value-type="float">
            <text:p>-66,09053378781</text:p>
          </table:table-cell>
          <table:table-cell table:formula="of:=[.K152]*0.067" office:value-type="float" office:value="-130.62985080056" calcext:value-type="float">
            <text:p>-130,629850800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6.3918297078" calcext:value-type="float">
            <text:p>6,3918297078</text:p>
          </table:table-cell>
          <table:table-cell office:value-type="float" office:value="-8.715644482" calcext:value-type="float">
            <text:p>-8,715644482</text:p>
          </table:table-cell>
          <table:table-cell office:value-type="float" office:value="-22.3037665259" calcext:value-type="float">
            <text:p>-22,3037665259</text:p>
          </table:table-cell>
          <table:table-cell/>
          <table:table-cell table:formula="of:=[.E153]*100" office:value-type="float" office:value="639.18297078" calcext:value-type="float">
            <text:p>639,18297078</text:p>
          </table:table-cell>
          <table:table-cell table:formula="of:=[.F153]*100" office:value-type="float" office:value="-871.5644482" calcext:value-type="float">
            <text:p>-871,5644482</text:p>
          </table:table-cell>
          <table:table-cell table:formula="of:=[.G153]*100" office:value-type="float" office:value="-2230.37665259" calcext:value-type="float">
            <text:p>-2230,37665259</text:p>
          </table:table-cell>
          <table:table-cell/>
          <table:table-cell table:formula="of:=[.I153]*0.067" office:value-type="float" office:value="42.82525904226" calcext:value-type="float">
            <text:p>42,82525904226</text:p>
          </table:table-cell>
          <table:table-cell table:formula="of:=[.J153]*0.067" office:value-type="float" office:value="-58.3948180294" calcext:value-type="float">
            <text:p>-58,3948180294</text:p>
          </table:table-cell>
          <table:table-cell table:formula="of:=[.K153]*0.067" office:value-type="float" office:value="-149.43523572353" calcext:value-type="float">
            <text:p>-149,4352357235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.3243162952" calcext:value-type="float">
            <text:p>14,3243162952</text:p>
          </table:table-cell>
          <table:table-cell office:value-type="float" office:value="0.8012128134" calcext:value-type="float">
            <text:p>0,8012128134</text:p>
          </table:table-cell>
          <table:table-cell office:value-type="float" office:value="-19.4313866253" calcext:value-type="float">
            <text:p>-19,4313866253</text:p>
          </table:table-cell>
          <table:table-cell/>
          <table:table-cell table:formula="of:=[.E154]*100" office:value-type="float" office:value="1432.43162952" calcext:value-type="float">
            <text:p>1432,43162952</text:p>
          </table:table-cell>
          <table:table-cell table:formula="of:=[.F154]*100" office:value-type="float" office:value="80.12128134" calcext:value-type="float">
            <text:p>80,12128134</text:p>
          </table:table-cell>
          <table:table-cell table:formula="of:=[.G154]*100" office:value-type="float" office:value="-1943.13866253" calcext:value-type="float">
            <text:p>-1943,13866253</text:p>
          </table:table-cell>
          <table:table-cell/>
          <table:table-cell table:formula="of:=[.I154]*0.067" office:value-type="float" office:value="95.97291917784" calcext:value-type="float">
            <text:p>95,97291917784</text:p>
          </table:table-cell>
          <table:table-cell table:formula="of:=[.J154]*0.067" office:value-type="float" office:value="5.36812584978" calcext:value-type="float">
            <text:p>5,36812584978</text:p>
          </table:table-cell>
          <table:table-cell table:formula="of:=[.K154]*0.067" office:value-type="float" office:value="-130.19029038951" calcext:value-type="float">
            <text:p>-130,190290389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6.2961851375" calcext:value-type="float">
            <text:p>-6,2961851375</text:p>
          </table:table-cell>
          <table:table-cell office:value-type="float" office:value="-10.1605852889" calcext:value-type="float">
            <text:p>-10,1605852889</text:p>
          </table:table-cell>
          <table:table-cell/>
          <table:table-cell table:formula="of:=[.E155]*100" office:value-type="float" office:value="0" calcext:value-type="float">
            <text:p>0</text:p>
          </table:table-cell>
          <table:table-cell table:formula="of:=[.F155]*100" office:value-type="float" office:value="-629.61851375" calcext:value-type="float">
            <text:p>-629,61851375</text:p>
          </table:table-cell>
          <table:table-cell table:formula="of:=[.G155]*100" office:value-type="float" office:value="-1016.05852889" calcext:value-type="float">
            <text:p>-1016,05852889</text:p>
          </table:table-cell>
          <table:table-cell/>
          <table:table-cell table:formula="of:=[.I155]*0.067" office:value-type="float" office:value="0" calcext:value-type="float">
            <text:p>0</text:p>
          </table:table-cell>
          <table:table-cell table:formula="of:=[.J155]*0.067" office:value-type="float" office:value="-42.18444042125" calcext:value-type="float">
            <text:p>-42,18444042125</text:p>
          </table:table-cell>
          <table:table-cell table:formula="of:=[.K155]*0.067" office:value-type="float" office:value="-68.07592143563" calcext:value-type="float">
            <text:p>-68,07592143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8.5854556564" calcext:value-type="float">
            <text:p>-8,5854556564</text:p>
          </table:table-cell>
          <table:table-cell office:value-type="float" office:value="-24.3502561664" calcext:value-type="float">
            <text:p>-24,3502561664</text:p>
          </table:table-cell>
          <table:table-cell/>
          <table:table-cell table:formula="of:=[.E156]*100" office:value-type="float" office:value="0" calcext:value-type="float">
            <text:p>0</text:p>
          </table:table-cell>
          <table:table-cell table:formula="of:=[.F156]*100" office:value-type="float" office:value="-858.54556564" calcext:value-type="float">
            <text:p>-858,54556564</text:p>
          </table:table-cell>
          <table:table-cell table:formula="of:=[.G156]*100" office:value-type="float" office:value="-2435.02561664" calcext:value-type="float">
            <text:p>-2435,02561664</text:p>
          </table:table-cell>
          <table:table-cell/>
          <table:table-cell table:formula="of:=[.I156]*0.067" office:value-type="float" office:value="0" calcext:value-type="float">
            <text:p>0</text:p>
          </table:table-cell>
          <table:table-cell table:formula="of:=[.J156]*0.067" office:value-type="float" office:value="-57.52255289788" calcext:value-type="float">
            <text:p>-57,52255289788</text:p>
          </table:table-cell>
          <table:table-cell table:formula="of:=[.K156]*0.067" office:value-type="float" office:value="-163.14671631488" calcext:value-type="float">
            <text:p>-163,14671631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0.1352400427" calcext:value-type="float">
            <text:p>0,1352400427</text:p>
          </table:table-cell>
          <table:table-cell office:value-type="float" office:value="-8.2239611362" calcext:value-type="float">
            <text:p>-8,2239611362</text:p>
          </table:table-cell>
          <table:table-cell office:value-type="float" office:value="-24.0577211349" calcext:value-type="float">
            <text:p>-24,0577211349</text:p>
          </table:table-cell>
          <table:table-cell/>
          <table:table-cell table:formula="of:=[.E157]*100" office:value-type="float" office:value="13.52400427" calcext:value-type="float">
            <text:p>13,52400427</text:p>
          </table:table-cell>
          <table:table-cell table:formula="of:=[.F157]*100" office:value-type="float" office:value="-822.39611362" calcext:value-type="float">
            <text:p>-822,39611362</text:p>
          </table:table-cell>
          <table:table-cell table:formula="of:=[.G157]*100" office:value-type="float" office:value="-2405.77211349" calcext:value-type="float">
            <text:p>-2405,77211349</text:p>
          </table:table-cell>
          <table:table-cell/>
          <table:table-cell table:formula="of:=[.I157]*0.067" office:value-type="float" office:value="0.90610828609" calcext:value-type="float">
            <text:p>0,90610828609</text:p>
          </table:table-cell>
          <table:table-cell table:formula="of:=[.J157]*0.067" office:value-type="float" office:value="-55.10053961254" calcext:value-type="float">
            <text:p>-55,10053961254</text:p>
          </table:table-cell>
          <table:table-cell table:formula="of:=[.K157]*0.067" office:value-type="float" office:value="-161.18673160383" calcext:value-type="float">
            <text:p>-161,186731603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.7203278919" calcext:value-type="float">
            <text:p>-1,7203278919</text:p>
          </table:table-cell>
          <table:table-cell office:value-type="float" office:value="-8.1251919539" calcext:value-type="float">
            <text:p>-8,1251919539</text:p>
          </table:table-cell>
          <table:table-cell office:value-type="float" office:value="-23.0865492272" calcext:value-type="float">
            <text:p>-23,0865492272</text:p>
          </table:table-cell>
          <table:table-cell/>
          <table:table-cell table:formula="of:=[.E158]*100" office:value-type="float" office:value="-172.03278919" calcext:value-type="float">
            <text:p>-172,03278919</text:p>
          </table:table-cell>
          <table:table-cell table:formula="of:=[.F158]*100" office:value-type="float" office:value="-812.51919539" calcext:value-type="float">
            <text:p>-812,51919539</text:p>
          </table:table-cell>
          <table:table-cell table:formula="of:=[.G158]*100" office:value-type="float" office:value="-2308.65492272" calcext:value-type="float">
            <text:p>-2308,65492272</text:p>
          </table:table-cell>
          <table:table-cell/>
          <table:table-cell table:formula="of:=[.I158]*0.067" office:value-type="float" office:value="-11.52619687573" calcext:value-type="float">
            <text:p>-11,52619687573</text:p>
          </table:table-cell>
          <table:table-cell table:formula="of:=[.J158]*0.067" office:value-type="float" office:value="-54.43878609113" calcext:value-type="float">
            <text:p>-54,43878609113</text:p>
          </table:table-cell>
          <table:table-cell table:formula="of:=[.K158]*0.067" office:value-type="float" office:value="-154.67987982224" calcext:value-type="float">
            <text:p>-154,679879822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9.7146457978" calcext:value-type="float">
            <text:p>-9,7146457978</text:p>
          </table:table-cell>
          <table:table-cell office:value-type="float" office:value="-8.4708202242" calcext:value-type="float">
            <text:p>-8,4708202242</text:p>
          </table:table-cell>
          <table:table-cell office:value-type="float" office:value="-24.4462259815" calcext:value-type="float">
            <text:p>-24,4462259815</text:p>
          </table:table-cell>
          <table:table-cell/>
          <table:table-cell table:formula="of:=[.E159]*100" office:value-type="float" office:value="-971.46457978" calcext:value-type="float">
            <text:p>-971,46457978</text:p>
          </table:table-cell>
          <table:table-cell table:formula="of:=[.F159]*100" office:value-type="float" office:value="-847.08202242" calcext:value-type="float">
            <text:p>-847,08202242</text:p>
          </table:table-cell>
          <table:table-cell table:formula="of:=[.G159]*100" office:value-type="float" office:value="-2444.62259815" calcext:value-type="float">
            <text:p>-2444,62259815</text:p>
          </table:table-cell>
          <table:table-cell/>
          <table:table-cell table:formula="of:=[.I159]*0.067" office:value-type="float" office:value="-65.08812684526" calcext:value-type="float">
            <text:p>-65,08812684526</text:p>
          </table:table-cell>
          <table:table-cell table:formula="of:=[.J159]*0.067" office:value-type="float" office:value="-56.75449550214" calcext:value-type="float">
            <text:p>-56,75449550214</text:p>
          </table:table-cell>
          <table:table-cell table:formula="of:=[.K159]*0.067" office:value-type="float" office:value="-163.78971407605" calcext:value-type="float">
            <text:p>-163,789714076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.6244569347" calcext:value-type="float">
            <text:p>-10,6244569347</text:p>
          </table:table-cell>
          <table:table-cell office:value-type="float" office:value="-8.6950791402" calcext:value-type="float">
            <text:p>-8,6950791402</text:p>
          </table:table-cell>
          <table:table-cell office:value-type="float" office:value="-31.0093581403" calcext:value-type="float">
            <text:p>-31,0093581403</text:p>
          </table:table-cell>
          <table:table-cell/>
          <table:table-cell table:formula="of:=[.E160]*100" office:value-type="float" office:value="-1062.44569347" calcext:value-type="float">
            <text:p>-1062,44569347</text:p>
          </table:table-cell>
          <table:table-cell table:formula="of:=[.F160]*100" office:value-type="float" office:value="-869.50791402" calcext:value-type="float">
            <text:p>-869,50791402</text:p>
          </table:table-cell>
          <table:table-cell table:formula="of:=[.G160]*100" office:value-type="float" office:value="-3100.93581403" calcext:value-type="float">
            <text:p>-3100,93581403</text:p>
          </table:table-cell>
          <table:table-cell/>
          <table:table-cell table:formula="of:=[.I160]*0.067" office:value-type="float" office:value="-71.18386146249" calcext:value-type="float">
            <text:p>-71,18386146249</text:p>
          </table:table-cell>
          <table:table-cell table:formula="of:=[.J160]*0.067" office:value-type="float" office:value="-58.25703023934" calcext:value-type="float">
            <text:p>-58,25703023934</text:p>
          </table:table-cell>
          <table:table-cell table:formula="of:=[.K160]*0.067" office:value-type="float" office:value="-207.76269954001" calcext:value-type="float">
            <text:p>-207,7626995400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7.0162305061" calcext:value-type="float">
            <text:p>-7,0162305061</text:p>
          </table:table-cell>
          <table:table-cell office:value-type="float" office:value="-9.6512967216" calcext:value-type="float">
            <text:p>-9,6512967216</text:p>
          </table:table-cell>
          <table:table-cell office:value-type="float" office:value="-28.4474402535" calcext:value-type="float">
            <text:p>-28,4474402535</text:p>
          </table:table-cell>
          <table:table-cell/>
          <table:table-cell table:formula="of:=[.E161]*100" office:value-type="float" office:value="-701.62305061" calcext:value-type="float">
            <text:p>-701,62305061</text:p>
          </table:table-cell>
          <table:table-cell table:formula="of:=[.F161]*100" office:value-type="float" office:value="-965.12967216" calcext:value-type="float">
            <text:p>-965,12967216</text:p>
          </table:table-cell>
          <table:table-cell table:formula="of:=[.G161]*100" office:value-type="float" office:value="-2844.74402535" calcext:value-type="float">
            <text:p>-2844,74402535</text:p>
          </table:table-cell>
          <table:table-cell/>
          <table:table-cell table:formula="of:=[.I161]*0.067" office:value-type="float" office:value="-47.00874439087" calcext:value-type="float">
            <text:p>-47,00874439087</text:p>
          </table:table-cell>
          <table:table-cell table:formula="of:=[.J161]*0.067" office:value-type="float" office:value="-64.66368803472" calcext:value-type="float">
            <text:p>-64,66368803472</text:p>
          </table:table-cell>
          <table:table-cell table:formula="of:=[.K161]*0.067" office:value-type="float" office:value="-190.59784969845" calcext:value-type="float">
            <text:p>-190,597849698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5.1800898618" calcext:value-type="float">
            <text:p>-15,1800898618</text:p>
          </table:table-cell>
          <table:table-cell office:value-type="float" office:value="-12.9820061017" calcext:value-type="float">
            <text:p>-12,9820061017</text:p>
          </table:table-cell>
          <table:table-cell office:value-type="float" office:value="-31.1244441408" calcext:value-type="float">
            <text:p>-31,1244441408</text:p>
          </table:table-cell>
          <table:table-cell/>
          <table:table-cell table:formula="of:=[.E162]*100" office:value-type="float" office:value="-1518.00898618" calcext:value-type="float">
            <text:p>-1518,00898618</text:p>
          </table:table-cell>
          <table:table-cell table:formula="of:=[.F162]*100" office:value-type="float" office:value="-1298.20061017" calcext:value-type="float">
            <text:p>-1298,20061017</text:p>
          </table:table-cell>
          <table:table-cell table:formula="of:=[.G162]*100" office:value-type="float" office:value="-3112.44441408" calcext:value-type="float">
            <text:p>-3112,44441408</text:p>
          </table:table-cell>
          <table:table-cell/>
          <table:table-cell table:formula="of:=[.I162]*0.067" office:value-type="float" office:value="-101.70660207406" calcext:value-type="float">
            <text:p>-101,70660207406</text:p>
          </table:table-cell>
          <table:table-cell table:formula="of:=[.J162]*0.067" office:value-type="float" office:value="-86.97944088139" calcext:value-type="float">
            <text:p>-86,97944088139</text:p>
          </table:table-cell>
          <table:table-cell table:formula="of:=[.K162]*0.067" office:value-type="float" office:value="-208.53377574336" calcext:value-type="float">
            <text:p>-208,533775743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6.3758708007" calcext:value-type="float">
            <text:p>-16,3758708007</text:p>
          </table:table-cell>
          <table:table-cell office:value-type="float" office:value="-13.7935032543" calcext:value-type="float">
            <text:p>-13,7935032543</text:p>
          </table:table-cell>
          <table:table-cell office:value-type="float" office:value="-39.5933350933" calcext:value-type="float">
            <text:p>-39,5933350933</text:p>
          </table:table-cell>
          <table:table-cell/>
          <table:table-cell table:formula="of:=[.E163]*100" office:value-type="float" office:value="-1637.58708007" calcext:value-type="float">
            <text:p>-1637,58708007</text:p>
          </table:table-cell>
          <table:table-cell table:formula="of:=[.F163]*100" office:value-type="float" office:value="-1379.35032543" calcext:value-type="float">
            <text:p>-1379,35032543</text:p>
          </table:table-cell>
          <table:table-cell table:formula="of:=[.G163]*100" office:value-type="float" office:value="-3959.33350933" calcext:value-type="float">
            <text:p>-3959,33350933</text:p>
          </table:table-cell>
          <table:table-cell/>
          <table:table-cell table:formula="of:=[.I163]*0.067" office:value-type="float" office:value="-109.71833436469" calcext:value-type="float">
            <text:p>-109,71833436469</text:p>
          </table:table-cell>
          <table:table-cell table:formula="of:=[.J163]*0.067" office:value-type="float" office:value="-92.41647180381" calcext:value-type="float">
            <text:p>-92,41647180381</text:p>
          </table:table-cell>
          <table:table-cell table:formula="of:=[.K163]*0.067" office:value-type="float" office:value="-265.27534512511" calcext:value-type="float">
            <text:p>-265,275345125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2.2639885953" calcext:value-type="float">
            <text:p>-12,2639885953</text:p>
          </table:table-cell>
          <table:table-cell office:value-type="float" office:value="-16.702905298" calcext:value-type="float">
            <text:p>-16,702905298</text:p>
          </table:table-cell>
          <table:table-cell office:value-type="float" office:value="-40.5329053187" calcext:value-type="float">
            <text:p>-40,5329053187</text:p>
          </table:table-cell>
          <table:table-cell/>
          <table:table-cell table:formula="of:=[.E164]*100" office:value-type="float" office:value="-1226.39885953" calcext:value-type="float">
            <text:p>-1226,39885953</text:p>
          </table:table-cell>
          <table:table-cell table:formula="of:=[.F164]*100" office:value-type="float" office:value="-1670.2905298" calcext:value-type="float">
            <text:p>-1670,2905298</text:p>
          </table:table-cell>
          <table:table-cell table:formula="of:=[.G164]*100" office:value-type="float" office:value="-4053.29053187" calcext:value-type="float">
            <text:p>-4053,29053187</text:p>
          </table:table-cell>
          <table:table-cell/>
          <table:table-cell table:formula="of:=[.I164]*0.067" office:value-type="float" office:value="-82.16872358851" calcext:value-type="float">
            <text:p>-82,16872358851</text:p>
          </table:table-cell>
          <table:table-cell table:formula="of:=[.J164]*0.067" office:value-type="float" office:value="-111.9094654966" calcext:value-type="float">
            <text:p>-111,9094654966</text:p>
          </table:table-cell>
          <table:table-cell table:formula="of:=[.K164]*0.067" office:value-type="float" office:value="-271.57046563529" calcext:value-type="float">
            <text:p>-271,570465635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5.1573363469" calcext:value-type="float">
            <text:p>-15,1573363469</text:p>
          </table:table-cell>
          <table:table-cell office:value-type="float" office:value="-22.4973952529" calcext:value-type="float">
            <text:p>-22,4973952529</text:p>
          </table:table-cell>
          <table:table-cell office:value-type="float" office:value="-44.5398804986" calcext:value-type="float">
            <text:p>-44,5398804986</text:p>
          </table:table-cell>
          <table:table-cell/>
          <table:table-cell table:formula="of:=[.E165]*100" office:value-type="float" office:value="-1515.73363469" calcext:value-type="float">
            <text:p>-1515,73363469</text:p>
          </table:table-cell>
          <table:table-cell table:formula="of:=[.F165]*100" office:value-type="float" office:value="-2249.73952529" calcext:value-type="float">
            <text:p>-2249,73952529</text:p>
          </table:table-cell>
          <table:table-cell table:formula="of:=[.G165]*100" office:value-type="float" office:value="-4453.98804986" calcext:value-type="float">
            <text:p>-4453,98804986</text:p>
          </table:table-cell>
          <table:table-cell/>
          <table:table-cell table:formula="of:=[.I165]*0.067" office:value-type="float" office:value="-101.55415352423" calcext:value-type="float">
            <text:p>-101,55415352423</text:p>
          </table:table-cell>
          <table:table-cell table:formula="of:=[.J165]*0.067" office:value-type="float" office:value="-150.73254819443" calcext:value-type="float">
            <text:p>-150,73254819443</text:p>
          </table:table-cell>
          <table:table-cell table:formula="of:=[.K165]*0.067" office:value-type="float" office:value="-298.41719934062" calcext:value-type="float">
            <text:p>-298,417199340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4.5925695418" calcext:value-type="float">
            <text:p>-14,5925695418</text:p>
          </table:table-cell>
          <table:table-cell office:value-type="float" office:value="-21.2231366043" calcext:value-type="float">
            <text:p>-21,2231366043</text:p>
          </table:table-cell>
          <table:table-cell office:value-type="float" office:value="-50.5159458068" calcext:value-type="float">
            <text:p>-50,5159458068</text:p>
          </table:table-cell>
          <table:table-cell/>
          <table:table-cell table:formula="of:=[.E166]*100" office:value-type="float" office:value="-1459.25695418" calcext:value-type="float">
            <text:p>-1459,25695418</text:p>
          </table:table-cell>
          <table:table-cell table:formula="of:=[.F166]*100" office:value-type="float" office:value="-2122.31366043" calcext:value-type="float">
            <text:p>-2122,31366043</text:p>
          </table:table-cell>
          <table:table-cell table:formula="of:=[.G166]*100" office:value-type="float" office:value="-5051.59458068" calcext:value-type="float">
            <text:p>-5051,59458068</text:p>
          </table:table-cell>
          <table:table-cell/>
          <table:table-cell table:formula="of:=[.I166]*0.067" office:value-type="float" office:value="-97.77021593006" calcext:value-type="float">
            <text:p>-97,77021593006</text:p>
          </table:table-cell>
          <table:table-cell table:formula="of:=[.J166]*0.067" office:value-type="float" office:value="-142.19501524881" calcext:value-type="float">
            <text:p>-142,19501524881</text:p>
          </table:table-cell>
          <table:table-cell table:formula="of:=[.K166]*0.067" office:value-type="float" office:value="-338.45683690556" calcext:value-type="float">
            <text:p>-338,456836905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2.2168833341" calcext:value-type="float">
            <text:p>-12,2168833341</text:p>
          </table:table-cell>
          <table:table-cell office:value-type="float" office:value="-21.8842810736" calcext:value-type="float">
            <text:p>-21,8842810736</text:p>
          </table:table-cell>
          <table:table-cell office:value-type="float" office:value="-53.3960839925" calcext:value-type="float">
            <text:p>-53,3960839925</text:p>
          </table:table-cell>
          <table:table-cell/>
          <table:table-cell table:formula="of:=[.E167]*100" office:value-type="float" office:value="-1221.68833341" calcext:value-type="float">
            <text:p>-1221,68833341</text:p>
          </table:table-cell>
          <table:table-cell table:formula="of:=[.F167]*100" office:value-type="float" office:value="-2188.42810736" calcext:value-type="float">
            <text:p>-2188,42810736</text:p>
          </table:table-cell>
          <table:table-cell table:formula="of:=[.G167]*100" office:value-type="float" office:value="-5339.60839925" calcext:value-type="float">
            <text:p>-5339,60839925</text:p>
          </table:table-cell>
          <table:table-cell/>
          <table:table-cell table:formula="of:=[.I167]*0.067" office:value-type="float" office:value="-81.85311833847" calcext:value-type="float">
            <text:p>-81,85311833847</text:p>
          </table:table-cell>
          <table:table-cell table:formula="of:=[.J167]*0.067" office:value-type="float" office:value="-146.62468319312" calcext:value-type="float">
            <text:p>-146,62468319312</text:p>
          </table:table-cell>
          <table:table-cell table:formula="of:=[.K167]*0.067" office:value-type="float" office:value="-357.75376274975" calcext:value-type="float">
            <text:p>-357,753762749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0.0680704427" calcext:value-type="float">
            <text:p>-10,0680704427</text:p>
          </table:table-cell>
          <table:table-cell office:value-type="float" office:value="-25.4476924216" calcext:value-type="float">
            <text:p>-25,4476924216</text:p>
          </table:table-cell>
          <table:table-cell office:value-type="float" office:value="-57.8092733585" calcext:value-type="float">
            <text:p>-57,8092733585</text:p>
          </table:table-cell>
          <table:table-cell/>
          <table:table-cell table:formula="of:=[.E168]*100" office:value-type="float" office:value="-1006.80704427" calcext:value-type="float">
            <text:p>-1006,80704427</text:p>
          </table:table-cell>
          <table:table-cell table:formula="of:=[.F168]*100" office:value-type="float" office:value="-2544.76924216" calcext:value-type="float">
            <text:p>-2544,76924216</text:p>
          </table:table-cell>
          <table:table-cell table:formula="of:=[.G168]*100" office:value-type="float" office:value="-5780.92733585" calcext:value-type="float">
            <text:p>-5780,92733585</text:p>
          </table:table-cell>
          <table:table-cell/>
          <table:table-cell table:formula="of:=[.I168]*0.067" office:value-type="float" office:value="-67.45607196609" calcext:value-type="float">
            <text:p>-67,45607196609</text:p>
          </table:table-cell>
          <table:table-cell table:formula="of:=[.J168]*0.067" office:value-type="float" office:value="-170.49953922472" calcext:value-type="float">
            <text:p>-170,49953922472</text:p>
          </table:table-cell>
          <table:table-cell table:formula="of:=[.K168]*0.067" office:value-type="float" office:value="-387.32213150195" calcext:value-type="float">
            <text:p>-387,322131501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5.8660688019" calcext:value-type="float">
            <text:p>-5,8660688019</text:p>
          </table:table-cell>
          <table:table-cell office:value-type="float" office:value="-25.1600654818" calcext:value-type="float">
            <text:p>-25,1600654818</text:p>
          </table:table-cell>
          <table:table-cell office:value-type="float" office:value="-60.2465029991" calcext:value-type="float">
            <text:p>-60,2465029991</text:p>
          </table:table-cell>
          <table:table-cell/>
          <table:table-cell table:formula="of:=[.E169]*100" office:value-type="float" office:value="-586.60688019" calcext:value-type="float">
            <text:p>-586,60688019</text:p>
          </table:table-cell>
          <table:table-cell table:formula="of:=[.F169]*100" office:value-type="float" office:value="-2516.00654818" calcext:value-type="float">
            <text:p>-2516,00654818</text:p>
          </table:table-cell>
          <table:table-cell table:formula="of:=[.G169]*100" office:value-type="float" office:value="-6024.65029991" calcext:value-type="float">
            <text:p>-6024,65029991</text:p>
          </table:table-cell>
          <table:table-cell/>
          <table:table-cell table:formula="of:=[.I169]*0.067" office:value-type="float" office:value="-39.30266097273" calcext:value-type="float">
            <text:p>-39,30266097273</text:p>
          </table:table-cell>
          <table:table-cell table:formula="of:=[.J169]*0.067" office:value-type="float" office:value="-168.57243872806" calcext:value-type="float">
            <text:p>-168,57243872806</text:p>
          </table:table-cell>
          <table:table-cell table:formula="of:=[.K169]*0.067" office:value-type="float" office:value="-403.65157009397" calcext:value-type="float">
            <text:p>-403,651570093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3.7152150302" calcext:value-type="float">
            <text:p>-3,7152150302</text:p>
          </table:table-cell>
          <table:table-cell office:value-type="float" office:value="-24.5911556647" calcext:value-type="float">
            <text:p>-24,5911556647</text:p>
          </table:table-cell>
          <table:table-cell office:value-type="float" office:value="-60.7009475707" calcext:value-type="float">
            <text:p>-60,7009475707</text:p>
          </table:table-cell>
          <table:table-cell/>
          <table:table-cell table:formula="of:=[.E170]*100" office:value-type="float" office:value="-371.52150302" calcext:value-type="float">
            <text:p>-371,52150302</text:p>
          </table:table-cell>
          <table:table-cell table:formula="of:=[.F170]*100" office:value-type="float" office:value="-2459.11556647" calcext:value-type="float">
            <text:p>-2459,11556647</text:p>
          </table:table-cell>
          <table:table-cell table:formula="of:=[.G170]*100" office:value-type="float" office:value="-6070.09475707" calcext:value-type="float">
            <text:p>-6070,09475707</text:p>
          </table:table-cell>
          <table:table-cell/>
          <table:table-cell table:formula="of:=[.I170]*0.067" office:value-type="float" office:value="-24.89194070234" calcext:value-type="float">
            <text:p>-24,89194070234</text:p>
          </table:table-cell>
          <table:table-cell table:formula="of:=[.J170]*0.067" office:value-type="float" office:value="-164.76074295349" calcext:value-type="float">
            <text:p>-164,76074295349</text:p>
          </table:table-cell>
          <table:table-cell table:formula="of:=[.K170]*0.067" office:value-type="float" office:value="-406.69634872369" calcext:value-type="float">
            <text:p>-406,696348723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2.2451369355" calcext:value-type="float">
            <text:p>-2,2451369355</text:p>
          </table:table-cell>
          <table:table-cell office:value-type="float" office:value="-24.96824747" calcext:value-type="float">
            <text:p>-24,96824747</text:p>
          </table:table-cell>
          <table:table-cell office:value-type="float" office:value="-61.7738501545" calcext:value-type="float">
            <text:p>-61,7738501545</text:p>
          </table:table-cell>
          <table:table-cell/>
          <table:table-cell table:formula="of:=[.E171]*100" office:value-type="float" office:value="-224.51369355" calcext:value-type="float">
            <text:p>-224,51369355</text:p>
          </table:table-cell>
          <table:table-cell table:formula="of:=[.F171]*100" office:value-type="float" office:value="-2496.824747" calcext:value-type="float">
            <text:p>-2496,824747</text:p>
          </table:table-cell>
          <table:table-cell table:formula="of:=[.G171]*100" office:value-type="float" office:value="-6177.38501545" calcext:value-type="float">
            <text:p>-6177,38501545</text:p>
          </table:table-cell>
          <table:table-cell/>
          <table:table-cell table:formula="of:=[.I171]*0.067" office:value-type="float" office:value="-15.04241746785" calcext:value-type="float">
            <text:p>-15,04241746785</text:p>
          </table:table-cell>
          <table:table-cell table:formula="of:=[.J171]*0.067" office:value-type="float" office:value="-167.287258049" calcext:value-type="float">
            <text:p>-167,287258049</text:p>
          </table:table-cell>
          <table:table-cell table:formula="of:=[.K171]*0.067" office:value-type="float" office:value="-413.88479603515" calcext:value-type="float">
            <text:p>-413,884796035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0.8282144164" calcext:value-type="float">
            <text:p>0,8282144164</text:p>
          </table:table-cell>
          <table:table-cell office:value-type="float" office:value="-25.1060355361" calcext:value-type="float">
            <text:p>-25,1060355361</text:p>
          </table:table-cell>
          <table:table-cell office:value-type="float" office:value="-62.3177579032" calcext:value-type="float">
            <text:p>-62,3177579032</text:p>
          </table:table-cell>
          <table:table-cell/>
          <table:table-cell table:formula="of:=[.E172]*100" office:value-type="float" office:value="82.82144164" calcext:value-type="float">
            <text:p>82,82144164</text:p>
          </table:table-cell>
          <table:table-cell table:formula="of:=[.F172]*100" office:value-type="float" office:value="-2510.60355361" calcext:value-type="float">
            <text:p>-2510,60355361</text:p>
          </table:table-cell>
          <table:table-cell table:formula="of:=[.G172]*100" office:value-type="float" office:value="-6231.77579032" calcext:value-type="float">
            <text:p>-6231,77579032</text:p>
          </table:table-cell>
          <table:table-cell/>
          <table:table-cell table:formula="of:=[.I172]*0.067" office:value-type="float" office:value="5.54903658988" calcext:value-type="float">
            <text:p>5,54903658988</text:p>
          </table:table-cell>
          <table:table-cell table:formula="of:=[.J172]*0.067" office:value-type="float" office:value="-168.21043809187" calcext:value-type="float">
            <text:p>-168,21043809187</text:p>
          </table:table-cell>
          <table:table-cell table:formula="of:=[.K172]*0.067" office:value-type="float" office:value="-417.52897795144" calcext:value-type="float">
            <text:p>-417,528977951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4.4149534224" calcext:value-type="float">
            <text:p>4,4149534224</text:p>
          </table:table-cell>
          <table:table-cell office:value-type="float" office:value="-24.8498432208" calcext:value-type="float">
            <text:p>-24,8498432208</text:p>
          </table:table-cell>
          <table:table-cell office:value-type="float" office:value="-61.3777841636" calcext:value-type="float">
            <text:p>-61,3777841636</text:p>
          </table:table-cell>
          <table:table-cell/>
          <table:table-cell table:formula="of:=[.E173]*100" office:value-type="float" office:value="441.49534224" calcext:value-type="float">
            <text:p>441,49534224</text:p>
          </table:table-cell>
          <table:table-cell table:formula="of:=[.F173]*100" office:value-type="float" office:value="-2484.98432208" calcext:value-type="float">
            <text:p>-2484,98432208</text:p>
          </table:table-cell>
          <table:table-cell table:formula="of:=[.G173]*100" office:value-type="float" office:value="-6137.77841636" calcext:value-type="float">
            <text:p>-6137,77841636</text:p>
          </table:table-cell>
          <table:table-cell/>
          <table:table-cell table:formula="of:=[.I173]*0.067" office:value-type="float" office:value="29.58018793008" calcext:value-type="float">
            <text:p>29,58018793008</text:p>
          </table:table-cell>
          <table:table-cell table:formula="of:=[.J173]*0.067" office:value-type="float" office:value="-166.49394957936" calcext:value-type="float">
            <text:p>-166,49394957936</text:p>
          </table:table-cell>
          <table:table-cell table:formula="of:=[.K173]*0.067" office:value-type="float" office:value="-411.23115389612" calcext:value-type="float">
            <text:p>-411,231153896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5.6850008329" calcext:value-type="float">
            <text:p>5,6850008329</text:p>
          </table:table-cell>
          <table:table-cell office:value-type="float" office:value="-24.4363254451" calcext:value-type="float">
            <text:p>-24,4363254451</text:p>
          </table:table-cell>
          <table:table-cell office:value-type="float" office:value="-59.4963224844" calcext:value-type="float">
            <text:p>-59,4963224844</text:p>
          </table:table-cell>
          <table:table-cell/>
          <table:table-cell table:formula="of:=[.E174]*100" office:value-type="float" office:value="568.50008329" calcext:value-type="float">
            <text:p>568,50008329</text:p>
          </table:table-cell>
          <table:table-cell table:formula="of:=[.F174]*100" office:value-type="float" office:value="-2443.63254451" calcext:value-type="float">
            <text:p>-2443,63254451</text:p>
          </table:table-cell>
          <table:table-cell table:formula="of:=[.G174]*100" office:value-type="float" office:value="-5949.63224844" calcext:value-type="float">
            <text:p>-5949,63224844</text:p>
          </table:table-cell>
          <table:table-cell/>
          <table:table-cell table:formula="of:=[.I174]*0.067" office:value-type="float" office:value="38.08950558043" calcext:value-type="float">
            <text:p>38,08950558043</text:p>
          </table:table-cell>
          <table:table-cell table:formula="of:=[.J174]*0.067" office:value-type="float" office:value="-163.72338048217" calcext:value-type="float">
            <text:p>-163,72338048217</text:p>
          </table:table-cell>
          <table:table-cell table:formula="of:=[.K174]*0.067" office:value-type="float" office:value="-398.62536064548" calcext:value-type="float">
            <text:p>-398,625360645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7.2921206204" calcext:value-type="float">
            <text:p>7,2921206204</text:p>
          </table:table-cell>
          <table:table-cell office:value-type="float" office:value="-23.6073407096" calcext:value-type="float">
            <text:p>-23,6073407096</text:p>
          </table:table-cell>
          <table:table-cell office:value-type="float" office:value="-59.0374232034" calcext:value-type="float">
            <text:p>-59,0374232034</text:p>
          </table:table-cell>
          <table:table-cell/>
          <table:table-cell table:formula="of:=[.E175]*100" office:value-type="float" office:value="729.21206204" calcext:value-type="float">
            <text:p>729,21206204</text:p>
          </table:table-cell>
          <table:table-cell table:formula="of:=[.F175]*100" office:value-type="float" office:value="-2360.73407096" calcext:value-type="float">
            <text:p>-2360,73407096</text:p>
          </table:table-cell>
          <table:table-cell table:formula="of:=[.G175]*100" office:value-type="float" office:value="-5903.74232034" calcext:value-type="float">
            <text:p>-5903,74232034</text:p>
          </table:table-cell>
          <table:table-cell/>
          <table:table-cell table:formula="of:=[.I175]*0.067" office:value-type="float" office:value="48.85720815668" calcext:value-type="float">
            <text:p>48,85720815668</text:p>
          </table:table-cell>
          <table:table-cell table:formula="of:=[.J175]*0.067" office:value-type="float" office:value="-158.16918275432" calcext:value-type="float">
            <text:p>-158,16918275432</text:p>
          </table:table-cell>
          <table:table-cell table:formula="of:=[.K175]*0.067" office:value-type="float" office:value="-395.55073546278" calcext:value-type="float">
            <text:p>-395,55073546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3.270161169" calcext:value-type="float">
            <text:p>13,270161169</text:p>
          </table:table-cell>
          <table:table-cell office:value-type="float" office:value="-21.4802984096" calcext:value-type="float">
            <text:p>-21,4802984096</text:p>
          </table:table-cell>
          <table:table-cell office:value-type="float" office:value="-55.8021181718" calcext:value-type="float">
            <text:p>-55,8021181718</text:p>
          </table:table-cell>
          <table:table-cell/>
          <table:table-cell table:formula="of:=[.E176]*100" office:value-type="float" office:value="1327.0161169" calcext:value-type="float">
            <text:p>1327,0161169</text:p>
          </table:table-cell>
          <table:table-cell table:formula="of:=[.F176]*100" office:value-type="float" office:value="-2148.02984096" calcext:value-type="float">
            <text:p>-2148,02984096</text:p>
          </table:table-cell>
          <table:table-cell table:formula="of:=[.G176]*100" office:value-type="float" office:value="-5580.21181718" calcext:value-type="float">
            <text:p>-5580,21181718</text:p>
          </table:table-cell>
          <table:table-cell/>
          <table:table-cell table:formula="of:=[.I176]*0.067" office:value-type="float" office:value="88.9100798323" calcext:value-type="float">
            <text:p>88,9100798323</text:p>
          </table:table-cell>
          <table:table-cell table:formula="of:=[.J176]*0.067" office:value-type="float" office:value="-143.91799934432" calcext:value-type="float">
            <text:p>-143,91799934432</text:p>
          </table:table-cell>
          <table:table-cell table:formula="of:=[.K176]*0.067" office:value-type="float" office:value="-373.87419175106" calcext:value-type="float">
            <text:p>-373,8741917510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3.4026225006" calcext:value-type="float">
            <text:p>13,4026225006</text:p>
          </table:table-cell>
          <table:table-cell office:value-type="float" office:value="-20.5861437858" calcext:value-type="float">
            <text:p>-20,5861437858</text:p>
          </table:table-cell>
          <table:table-cell office:value-type="float" office:value="-49.2272817897" calcext:value-type="float">
            <text:p>-49,2272817897</text:p>
          </table:table-cell>
          <table:table-cell/>
          <table:table-cell table:formula="of:=[.E177]*100" office:value-type="float" office:value="1340.26225006" calcext:value-type="float">
            <text:p>1340,26225006</text:p>
          </table:table-cell>
          <table:table-cell table:formula="of:=[.F177]*100" office:value-type="float" office:value="-2058.61437858" calcext:value-type="float">
            <text:p>-2058,61437858</text:p>
          </table:table-cell>
          <table:table-cell table:formula="of:=[.G177]*100" office:value-type="float" office:value="-4922.72817897" calcext:value-type="float">
            <text:p>-4922,72817897</text:p>
          </table:table-cell>
          <table:table-cell/>
          <table:table-cell table:formula="of:=[.I177]*0.067" office:value-type="float" office:value="89.79757075402" calcext:value-type="float">
            <text:p>89,79757075402</text:p>
          </table:table-cell>
          <table:table-cell table:formula="of:=[.J177]*0.067" office:value-type="float" office:value="-137.92716336486" calcext:value-type="float">
            <text:p>-137,92716336486</text:p>
          </table:table-cell>
          <table:table-cell table:formula="of:=[.K177]*0.067" office:value-type="float" office:value="-329.82278799099" calcext:value-type="float">
            <text:p>-329,8227879909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0.315932447" calcext:value-type="float">
            <text:p>10,315932447</text:p>
          </table:table-cell>
          <table:table-cell office:value-type="float" office:value="-19.1339416395" calcext:value-type="float">
            <text:p>-19,1339416395</text:p>
          </table:table-cell>
          <table:table-cell office:value-type="float" office:value="-48.2982042936" calcext:value-type="float">
            <text:p>-48,2982042936</text:p>
          </table:table-cell>
          <table:table-cell/>
          <table:table-cell table:formula="of:=[.E178]*100" office:value-type="float" office:value="1031.5932447" calcext:value-type="float">
            <text:p>1031,5932447</text:p>
          </table:table-cell>
          <table:table-cell table:formula="of:=[.F178]*100" office:value-type="float" office:value="-1913.39416395" calcext:value-type="float">
            <text:p>-1913,39416395</text:p>
          </table:table-cell>
          <table:table-cell table:formula="of:=[.G178]*100" office:value-type="float" office:value="-4829.82042936" calcext:value-type="float">
            <text:p>-4829,82042936</text:p>
          </table:table-cell>
          <table:table-cell/>
          <table:table-cell table:formula="of:=[.I178]*0.067" office:value-type="float" office:value="69.1167473949" calcext:value-type="float">
            <text:p>69,1167473949</text:p>
          </table:table-cell>
          <table:table-cell table:formula="of:=[.J178]*0.067" office:value-type="float" office:value="-128.19740898465" calcext:value-type="float">
            <text:p>-128,19740898465</text:p>
          </table:table-cell>
          <table:table-cell table:formula="of:=[.K178]*0.067" office:value-type="float" office:value="-323.59796876712" calcext:value-type="float">
            <text:p>-323,5979687671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7.1416221623" calcext:value-type="float">
            <text:p>17,1416221623</text:p>
          </table:table-cell>
          <table:table-cell office:value-type="float" office:value="-15.4808045213" calcext:value-type="float">
            <text:p>-15,4808045213</text:p>
          </table:table-cell>
          <table:table-cell office:value-type="float" office:value="-45.0746758051" calcext:value-type="float">
            <text:p>-45,0746758051</text:p>
          </table:table-cell>
          <table:table-cell/>
          <table:table-cell table:formula="of:=[.E179]*100" office:value-type="float" office:value="1714.16221623" calcext:value-type="float">
            <text:p>1714,16221623</text:p>
          </table:table-cell>
          <table:table-cell table:formula="of:=[.F179]*100" office:value-type="float" office:value="-1548.08045213" calcext:value-type="float">
            <text:p>-1548,08045213</text:p>
          </table:table-cell>
          <table:table-cell table:formula="of:=[.G179]*100" office:value-type="float" office:value="-4507.46758051" calcext:value-type="float">
            <text:p>-4507,46758051</text:p>
          </table:table-cell>
          <table:table-cell/>
          <table:table-cell table:formula="of:=[.I179]*0.067" office:value-type="float" office:value="114.84886848741" calcext:value-type="float">
            <text:p>114,84886848741</text:p>
          </table:table-cell>
          <table:table-cell table:formula="of:=[.J179]*0.067" office:value-type="float" office:value="-103.72139029271" calcext:value-type="float">
            <text:p>-103,72139029271</text:p>
          </table:table-cell>
          <table:table-cell table:formula="of:=[.K179]*0.067" office:value-type="float" office:value="-302.00032789417" calcext:value-type="float">
            <text:p>-302,0003278941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.9179223144" calcext:value-type="float">
            <text:p>16,9179223144</text:p>
          </table:table-cell>
          <table:table-cell office:value-type="float" office:value="-13.856747241" calcext:value-type="float">
            <text:p>-13,856747241</text:p>
          </table:table-cell>
          <table:table-cell office:value-type="float" office:value="-36.2015888539" calcext:value-type="float">
            <text:p>-36,2015888539</text:p>
          </table:table-cell>
          <table:table-cell/>
          <table:table-cell table:formula="of:=[.E180]*100" office:value-type="float" office:value="1691.79223144" calcext:value-type="float">
            <text:p>1691,79223144</text:p>
          </table:table-cell>
          <table:table-cell table:formula="of:=[.F180]*100" office:value-type="float" office:value="-1385.6747241" calcext:value-type="float">
            <text:p>-1385,6747241</text:p>
          </table:table-cell>
          <table:table-cell table:formula="of:=[.G180]*100" office:value-type="float" office:value="-3620.15888539" calcext:value-type="float">
            <text:p>-3620,15888539</text:p>
          </table:table-cell>
          <table:table-cell/>
          <table:table-cell table:formula="of:=[.I180]*0.067" office:value-type="float" office:value="113.35007950648" calcext:value-type="float">
            <text:p>113,35007950648</text:p>
          </table:table-cell>
          <table:table-cell table:formula="of:=[.J180]*0.067" office:value-type="float" office:value="-92.8402065147" calcext:value-type="float">
            <text:p>-92,8402065147</text:p>
          </table:table-cell>
          <table:table-cell table:formula="of:=[.K180]*0.067" office:value-type="float" office:value="-242.55064532113" calcext:value-type="float">
            <text:p>-242,550645321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1.4502047662" calcext:value-type="float">
            <text:p>11,4502047662</text:p>
          </table:table-cell>
          <table:table-cell office:value-type="float" office:value="-10.9719091795" calcext:value-type="float">
            <text:p>-10,9719091795</text:p>
          </table:table-cell>
          <table:table-cell office:value-type="float" office:value="-35.1470085055" calcext:value-type="float">
            <text:p>-35,1470085055</text:p>
          </table:table-cell>
          <table:table-cell/>
          <table:table-cell table:formula="of:=[.E181]*100" office:value-type="float" office:value="1145.02047662" calcext:value-type="float">
            <text:p>1145,02047662</text:p>
          </table:table-cell>
          <table:table-cell table:formula="of:=[.F181]*100" office:value-type="float" office:value="-1097.19091795" calcext:value-type="float">
            <text:p>-1097,19091795</text:p>
          </table:table-cell>
          <table:table-cell table:formula="of:=[.G181]*100" office:value-type="float" office:value="-3514.70085055" calcext:value-type="float">
            <text:p>-3514,70085055</text:p>
          </table:table-cell>
          <table:table-cell/>
          <table:table-cell table:formula="of:=[.I181]*0.067" office:value-type="float" office:value="76.71637193354" calcext:value-type="float">
            <text:p>76,71637193354</text:p>
          </table:table-cell>
          <table:table-cell table:formula="of:=[.J181]*0.067" office:value-type="float" office:value="-73.51179150265" calcext:value-type="float">
            <text:p>-73,51179150265</text:p>
          </table:table-cell>
          <table:table-cell table:formula="of:=[.K181]*0.067" office:value-type="float" office:value="-235.48495698685" calcext:value-type="float">
            <text:p>-235,4849569868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.8654301192" calcext:value-type="float">
            <text:p>16,8654301192</text:p>
          </table:table-cell>
          <table:table-cell office:value-type="float" office:value="-2.762358142" calcext:value-type="float">
            <text:p>-2,762358142</text:p>
          </table:table-cell>
          <table:table-cell office:value-type="float" office:value="-30.6148177327" calcext:value-type="float">
            <text:p>-30,6148177327</text:p>
          </table:table-cell>
          <table:table-cell/>
          <table:table-cell table:formula="of:=[.E182]*100" office:value-type="float" office:value="1686.54301192" calcext:value-type="float">
            <text:p>1686,54301192</text:p>
          </table:table-cell>
          <table:table-cell table:formula="of:=[.F182]*100" office:value-type="float" office:value="-276.2358142" calcext:value-type="float">
            <text:p>-276,2358142</text:p>
          </table:table-cell>
          <table:table-cell table:formula="of:=[.G182]*100" office:value-type="float" office:value="-3061.48177327" calcext:value-type="float">
            <text:p>-3061,48177327</text:p>
          </table:table-cell>
          <table:table-cell/>
          <table:table-cell table:formula="of:=[.I182]*0.067" office:value-type="float" office:value="112.99838179864" calcext:value-type="float">
            <text:p>112,99838179864</text:p>
          </table:table-cell>
          <table:table-cell table:formula="of:=[.J182]*0.067" office:value-type="float" office:value="-18.5077995514" calcext:value-type="float">
            <text:p>-18,5077995514</text:p>
          </table:table-cell>
          <table:table-cell table:formula="of:=[.K182]*0.067" office:value-type="float" office:value="-205.11927880909" calcext:value-type="float">
            <text:p>-205,119278809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.9757960034" calcext:value-type="float">
            <text:p>13,9757960034</text:p>
          </table:table-cell>
          <table:table-cell office:value-type="float" office:value="-8.0828923749" calcext:value-type="float">
            <text:p>-8,0828923749</text:p>
          </table:table-cell>
          <table:table-cell office:value-type="float" office:value="-22.3391579694" calcext:value-type="float">
            <text:p>-22,3391579694</text:p>
          </table:table-cell>
          <table:table-cell/>
          <table:table-cell table:formula="of:=[.E183]*100" office:value-type="float" office:value="1397.57960034" calcext:value-type="float">
            <text:p>1397,57960034</text:p>
          </table:table-cell>
          <table:table-cell table:formula="of:=[.F183]*100" office:value-type="float" office:value="-808.28923749" calcext:value-type="float">
            <text:p>-808,28923749</text:p>
          </table:table-cell>
          <table:table-cell table:formula="of:=[.G183]*100" office:value-type="float" office:value="-2233.91579694" calcext:value-type="float">
            <text:p>-2233,91579694</text:p>
          </table:table-cell>
          <table:table-cell/>
          <table:table-cell table:formula="of:=[.I183]*0.067" office:value-type="float" office:value="93.63783322278" calcext:value-type="float">
            <text:p>93,63783322278</text:p>
          </table:table-cell>
          <table:table-cell table:formula="of:=[.J183]*0.067" office:value-type="float" office:value="-54.15537891183" calcext:value-type="float">
            <text:p>-54,15537891183</text:p>
          </table:table-cell>
          <table:table-cell table:formula="of:=[.K183]*0.067" office:value-type="float" office:value="-149.67235839498" calcext:value-type="float">
            <text:p>-149,672358394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.905945274" calcext:value-type="float">
            <text:p>13,905945274</text:p>
          </table:table-cell>
          <table:table-cell office:value-type="float" office:value="-8.1599633459" calcext:value-type="float">
            <text:p>-8,1599633459</text:p>
          </table:table-cell>
          <table:table-cell office:value-type="float" office:value="-23.9641825555" calcext:value-type="float">
            <text:p>-23,9641825555</text:p>
          </table:table-cell>
          <table:table-cell/>
          <table:table-cell table:formula="of:=[.E184]*100" office:value-type="float" office:value="1390.5945274" calcext:value-type="float">
            <text:p>1390,5945274</text:p>
          </table:table-cell>
          <table:table-cell table:formula="of:=[.F184]*100" office:value-type="float" office:value="-815.99633459" calcext:value-type="float">
            <text:p>-815,99633459</text:p>
          </table:table-cell>
          <table:table-cell table:formula="of:=[.G184]*100" office:value-type="float" office:value="-2396.41825555" calcext:value-type="float">
            <text:p>-2396,41825555</text:p>
          </table:table-cell>
          <table:table-cell/>
          <table:table-cell table:formula="of:=[.I184]*0.067" office:value-type="float" office:value="93.1698333358" calcext:value-type="float">
            <text:p>93,1698333358</text:p>
          </table:table-cell>
          <table:table-cell table:formula="of:=[.J184]*0.067" office:value-type="float" office:value="-54.67175441753" calcext:value-type="float">
            <text:p>-54,67175441753</text:p>
          </table:table-cell>
          <table:table-cell table:formula="of:=[.K184]*0.067" office:value-type="float" office:value="-160.56002312185" calcext:value-type="float">
            <text:p>-160,560023121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4.7583228384" calcext:value-type="float">
            <text:p>14,7583228384</text:p>
          </table:table-cell>
          <table:table-cell office:value-type="float" office:value="1.7302050386" calcext:value-type="float">
            <text:p>1,7302050386</text:p>
          </table:table-cell>
          <table:table-cell office:value-type="float" office:value="-14.2695595134" calcext:value-type="float">
            <text:p>-14,2695595134</text:p>
          </table:table-cell>
          <table:table-cell/>
          <table:table-cell table:formula="of:=[.E185]*100" office:value-type="float" office:value="1475.83228384" calcext:value-type="float">
            <text:p>1475,83228384</text:p>
          </table:table-cell>
          <table:table-cell table:formula="of:=[.F185]*100" office:value-type="float" office:value="173.02050386" calcext:value-type="float">
            <text:p>173,02050386</text:p>
          </table:table-cell>
          <table:table-cell table:formula="of:=[.G185]*100" office:value-type="float" office:value="-1426.95595134" calcext:value-type="float">
            <text:p>-1426,95595134</text:p>
          </table:table-cell>
          <table:table-cell/>
          <table:table-cell table:formula="of:=[.I185]*0.067" office:value-type="float" office:value="98.88076301728" calcext:value-type="float">
            <text:p>98,88076301728</text:p>
          </table:table-cell>
          <table:table-cell table:formula="of:=[.J185]*0.067" office:value-type="float" office:value="11.59237375862" calcext:value-type="float">
            <text:p>11,59237375862</text:p>
          </table:table-cell>
          <table:table-cell table:formula="of:=[.K185]*0.067" office:value-type="float" office:value="-95.60604873978" calcext:value-type="float">
            <text:p>-95,606048739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7.394070353" calcext:value-type="float">
            <text:p>-7,394070353</text:p>
          </table:table-cell>
          <table:table-cell office:value-type="float" office:value="-14.8858358917" calcext:value-type="float">
            <text:p>-14,8858358917</text:p>
          </table:table-cell>
          <table:table-cell/>
          <table:table-cell table:formula="of:=[.E186]*100" office:value-type="float" office:value="0" calcext:value-type="float">
            <text:p>0</text:p>
          </table:table-cell>
          <table:table-cell table:formula="of:=[.F186]*100" office:value-type="float" office:value="-739.4070353" calcext:value-type="float">
            <text:p>-739,4070353</text:p>
          </table:table-cell>
          <table:table-cell table:formula="of:=[.G186]*100" office:value-type="float" office:value="-1488.58358917" calcext:value-type="float">
            <text:p>-1488,58358917</text:p>
          </table:table-cell>
          <table:table-cell/>
          <table:table-cell table:formula="of:=[.I186]*0.067" office:value-type="float" office:value="0" calcext:value-type="float">
            <text:p>0</text:p>
          </table:table-cell>
          <table:table-cell table:formula="of:=[.J186]*0.067" office:value-type="float" office:value="-49.5402713651" calcext:value-type="float">
            <text:p>-49,5402713651</text:p>
          </table:table-cell>
          <table:table-cell table:formula="of:=[.K186]*0.067" office:value-type="float" office:value="-99.73510047439" calcext:value-type="float">
            <text:p>-99,73510047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7.2943378715" calcext:value-type="float">
            <text:p>-7,2943378715</text:p>
          </table:table-cell>
          <table:table-cell office:value-type="float" office:value="-26.6688790972" calcext:value-type="float">
            <text:p>-26,6688790972</text:p>
          </table:table-cell>
          <table:table-cell/>
          <table:table-cell table:formula="of:=[.E187]*100" office:value-type="float" office:value="0" calcext:value-type="float">
            <text:p>0</text:p>
          </table:table-cell>
          <table:table-cell table:formula="of:=[.F187]*100" office:value-type="float" office:value="-729.43378715" calcext:value-type="float">
            <text:p>-729,43378715</text:p>
          </table:table-cell>
          <table:table-cell table:formula="of:=[.G187]*100" office:value-type="float" office:value="-2666.88790972" calcext:value-type="float">
            <text:p>-2666,88790972</text:p>
          </table:table-cell>
          <table:table-cell/>
          <table:table-cell table:formula="of:=[.I187]*0.067" office:value-type="float" office:value="0" calcext:value-type="float">
            <text:p>0</text:p>
          </table:table-cell>
          <table:table-cell table:formula="of:=[.J187]*0.067" office:value-type="float" office:value="-48.87206373905" calcext:value-type="float">
            <text:p>-48,87206373905</text:p>
          </table:table-cell>
          <table:table-cell table:formula="of:=[.K187]*0.067" office:value-type="float" office:value="-178.68148995124" calcext:value-type="float">
            <text:p>-178,681489951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0.3000301406" calcext:value-type="float">
            <text:p>0,3000301406</text:p>
          </table:table-cell>
          <table:table-cell office:value-type="float" office:value="-7.1892722838" calcext:value-type="float">
            <text:p>-7,1892722838</text:p>
          </table:table-cell>
          <table:table-cell office:value-type="float" office:value="-26.2398064474" calcext:value-type="float">
            <text:p>-26,2398064474</text:p>
          </table:table-cell>
          <table:table-cell/>
          <table:table-cell table:formula="of:=[.E188]*100" office:value-type="float" office:value="30.00301406" calcext:value-type="float">
            <text:p>30,00301406</text:p>
          </table:table-cell>
          <table:table-cell table:formula="of:=[.F188]*100" office:value-type="float" office:value="-718.92722838" calcext:value-type="float">
            <text:p>-718,92722838</text:p>
          </table:table-cell>
          <table:table-cell table:formula="of:=[.G188]*100" office:value-type="float" office:value="-2623.98064474" calcext:value-type="float">
            <text:p>-2623,98064474</text:p>
          </table:table-cell>
          <table:table-cell/>
          <table:table-cell table:formula="of:=[.I188]*0.067" office:value-type="float" office:value="2.01020194202" calcext:value-type="float">
            <text:p>2,01020194202</text:p>
          </table:table-cell>
          <table:table-cell table:formula="of:=[.J188]*0.067" office:value-type="float" office:value="-48.16812430146" calcext:value-type="float">
            <text:p>-48,16812430146</text:p>
          </table:table-cell>
          <table:table-cell table:formula="of:=[.K188]*0.067" office:value-type="float" office:value="-175.80670319758" calcext:value-type="float">
            <text:p>-175,806703197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.0064865803" calcext:value-type="float">
            <text:p>-2,0064865803</text:p>
          </table:table-cell>
          <table:table-cell office:value-type="float" office:value="-7.4351099032" calcext:value-type="float">
            <text:p>-7,4351099032</text:p>
          </table:table-cell>
          <table:table-cell office:value-type="float" office:value="-25.6342434294" calcext:value-type="float">
            <text:p>-25,6342434294</text:p>
          </table:table-cell>
          <table:table-cell/>
          <table:table-cell table:formula="of:=[.E189]*100" office:value-type="float" office:value="-200.64865803" calcext:value-type="float">
            <text:p>-200,64865803</text:p>
          </table:table-cell>
          <table:table-cell table:formula="of:=[.F189]*100" office:value-type="float" office:value="-743.51099032" calcext:value-type="float">
            <text:p>-743,51099032</text:p>
          </table:table-cell>
          <table:table-cell table:formula="of:=[.G189]*100" office:value-type="float" office:value="-2563.42434294" calcext:value-type="float">
            <text:p>-2563,42434294</text:p>
          </table:table-cell>
          <table:table-cell/>
          <table:table-cell table:formula="of:=[.I189]*0.067" office:value-type="float" office:value="-13.44346008801" calcext:value-type="float">
            <text:p>-13,44346008801</text:p>
          </table:table-cell>
          <table:table-cell table:formula="of:=[.J189]*0.067" office:value-type="float" office:value="-49.81523635144" calcext:value-type="float">
            <text:p>-49,81523635144</text:p>
          </table:table-cell>
          <table:table-cell table:formula="of:=[.K189]*0.067" office:value-type="float" office:value="-171.74943097698" calcext:value-type="float">
            <text:p>-171,749430976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9.8959313828" calcext:value-type="float">
            <text:p>-9,8959313828</text:p>
          </table:table-cell>
          <table:table-cell office:value-type="float" office:value="-8.9789654499" calcext:value-type="float">
            <text:p>-8,9789654499</text:p>
          </table:table-cell>
          <table:table-cell office:value-type="float" office:value="-27.0977698688" calcext:value-type="float">
            <text:p>-27,0977698688</text:p>
          </table:table-cell>
          <table:table-cell/>
          <table:table-cell table:formula="of:=[.E190]*100" office:value-type="float" office:value="-989.59313828" calcext:value-type="float">
            <text:p>-989,59313828</text:p>
          </table:table-cell>
          <table:table-cell table:formula="of:=[.F190]*100" office:value-type="float" office:value="-897.89654499" calcext:value-type="float">
            <text:p>-897,89654499</text:p>
          </table:table-cell>
          <table:table-cell table:formula="of:=[.G190]*100" office:value-type="float" office:value="-2709.77698688" calcext:value-type="float">
            <text:p>-2709,77698688</text:p>
          </table:table-cell>
          <table:table-cell/>
          <table:table-cell table:formula="of:=[.I190]*0.067" office:value-type="float" office:value="-66.30274026476" calcext:value-type="float">
            <text:p>-66,30274026476</text:p>
          </table:table-cell>
          <table:table-cell table:formula="of:=[.J190]*0.067" office:value-type="float" office:value="-60.15906851433" calcext:value-type="float">
            <text:p>-60,15906851433</text:p>
          </table:table-cell>
          <table:table-cell table:formula="of:=[.K190]*0.067" office:value-type="float" office:value="-181.55505812096" calcext:value-type="float">
            <text:p>-181,555058120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1.3839753198" calcext:value-type="float">
            <text:p>-11,3839753198</text:p>
          </table:table-cell>
          <table:table-cell office:value-type="float" office:value="-7.6548380648" calcext:value-type="float">
            <text:p>-7,6548380648</text:p>
          </table:table-cell>
          <table:table-cell office:value-type="float" office:value="-32.6823516645" calcext:value-type="float">
            <text:p>-32,6823516645</text:p>
          </table:table-cell>
          <table:table-cell/>
          <table:table-cell table:formula="of:=[.E191]*100" office:value-type="float" office:value="-1138.39753198" calcext:value-type="float">
            <text:p>-1138,39753198</text:p>
          </table:table-cell>
          <table:table-cell table:formula="of:=[.F191]*100" office:value-type="float" office:value="-765.48380648" calcext:value-type="float">
            <text:p>-765,48380648</text:p>
          </table:table-cell>
          <table:table-cell table:formula="of:=[.G191]*100" office:value-type="float" office:value="-3268.23516645" calcext:value-type="float">
            <text:p>-3268,23516645</text:p>
          </table:table-cell>
          <table:table-cell/>
          <table:table-cell table:formula="of:=[.I191]*0.067" office:value-type="float" office:value="-76.27263464266" calcext:value-type="float">
            <text:p>-76,27263464266</text:p>
          </table:table-cell>
          <table:table-cell table:formula="of:=[.J191]*0.067" office:value-type="float" office:value="-51.28741503416" calcext:value-type="float">
            <text:p>-51,28741503416</text:p>
          </table:table-cell>
          <table:table-cell table:formula="of:=[.K191]*0.067" office:value-type="float" office:value="-218.97175615215" calcext:value-type="float">
            <text:p>-218,971756152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0.45168108" calcext:value-type="float">
            <text:p>-10,45168108</text:p>
          </table:table-cell>
          <table:table-cell office:value-type="float" office:value="-10.0976233387" calcext:value-type="float">
            <text:p>-10,0976233387</text:p>
          </table:table-cell>
          <table:table-cell office:value-type="float" office:value="-31.7399812813" calcext:value-type="float">
            <text:p>-31,7399812813</text:p>
          </table:table-cell>
          <table:table-cell/>
          <table:table-cell table:formula="of:=[.E192]*100" office:value-type="float" office:value="-1045.168108" calcext:value-type="float">
            <text:p>-1045,168108</text:p>
          </table:table-cell>
          <table:table-cell table:formula="of:=[.F192]*100" office:value-type="float" office:value="-1009.76233387" calcext:value-type="float">
            <text:p>-1009,76233387</text:p>
          </table:table-cell>
          <table:table-cell table:formula="of:=[.G192]*100" office:value-type="float" office:value="-3173.99812813" calcext:value-type="float">
            <text:p>-3173,99812813</text:p>
          </table:table-cell>
          <table:table-cell/>
          <table:table-cell table:formula="of:=[.I192]*0.067" office:value-type="float" office:value="-70.026263236" calcext:value-type="float">
            <text:p>-70,026263236</text:p>
          </table:table-cell>
          <table:table-cell table:formula="of:=[.J192]*0.067" office:value-type="float" office:value="-67.65407636929" calcext:value-type="float">
            <text:p>-67,65407636929</text:p>
          </table:table-cell>
          <table:table-cell table:formula="of:=[.K192]*0.067" office:value-type="float" office:value="-212.65787458471" calcext:value-type="float">
            <text:p>-212,65787458471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7.6018172702" calcext:value-type="float">
            <text:p>-17,6018172702</text:p>
          </table:table-cell>
          <table:table-cell office:value-type="float" office:value="-17.630520231" calcext:value-type="float">
            <text:p>-17,630520231</text:p>
          </table:table-cell>
          <table:table-cell office:value-type="float" office:value="-36.8833835004" calcext:value-type="float">
            <text:p>-36,8833835004</text:p>
          </table:table-cell>
          <table:table-cell/>
          <table:table-cell table:formula="of:=[.E193]*100" office:value-type="float" office:value="-1760.18172702" calcext:value-type="float">
            <text:p>-1760,18172702</text:p>
          </table:table-cell>
          <table:table-cell table:formula="of:=[.F193]*100" office:value-type="float" office:value="-1763.0520231" calcext:value-type="float">
            <text:p>-1763,0520231</text:p>
          </table:table-cell>
          <table:table-cell table:formula="of:=[.G193]*100" office:value-type="float" office:value="-3688.33835004" calcext:value-type="float">
            <text:p>-3688,33835004</text:p>
          </table:table-cell>
          <table:table-cell/>
          <table:table-cell table:formula="of:=[.I193]*0.067" office:value-type="float" office:value="-117.93217571034" calcext:value-type="float">
            <text:p>-117,93217571034</text:p>
          </table:table-cell>
          <table:table-cell table:formula="of:=[.J193]*0.067" office:value-type="float" office:value="-118.1244855477" calcext:value-type="float">
            <text:p>-118,1244855477</text:p>
          </table:table-cell>
          <table:table-cell table:formula="of:=[.K193]*0.067" office:value-type="float" office:value="-247.11866945268" calcext:value-type="float">
            <text:p>-247,118669452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8.0058858282" calcext:value-type="float">
            <text:p>-18,0058858282</text:p>
          </table:table-cell>
          <table:table-cell office:value-type="float" office:value="-14.6905250091" calcext:value-type="float">
            <text:p>-14,6905250091</text:p>
          </table:table-cell>
          <table:table-cell office:value-type="float" office:value="-44.2790398439" calcext:value-type="float">
            <text:p>-44,2790398439</text:p>
          </table:table-cell>
          <table:table-cell/>
          <table:table-cell table:formula="of:=[.E194]*100" office:value-type="float" office:value="-1800.58858282" calcext:value-type="float">
            <text:p>-1800,58858282</text:p>
          </table:table-cell>
          <table:table-cell table:formula="of:=[.F194]*100" office:value-type="float" office:value="-1469.05250091" calcext:value-type="float">
            <text:p>-1469,05250091</text:p>
          </table:table-cell>
          <table:table-cell table:formula="of:=[.G194]*100" office:value-type="float" office:value="-4427.90398439" calcext:value-type="float">
            <text:p>-4427,90398439</text:p>
          </table:table-cell>
          <table:table-cell/>
          <table:table-cell table:formula="of:=[.I194]*0.067" office:value-type="float" office:value="-120.63943504894" calcext:value-type="float">
            <text:p>-120,63943504894</text:p>
          </table:table-cell>
          <table:table-cell table:formula="of:=[.J194]*0.067" office:value-type="float" office:value="-98.42651756097" calcext:value-type="float">
            <text:p>-98,42651756097</text:p>
          </table:table-cell>
          <table:table-cell table:formula="of:=[.K194]*0.067" office:value-type="float" office:value="-296.66956695413" calcext:value-type="float">
            <text:p>-296,669566954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7.9837020478" calcext:value-type="float">
            <text:p>-17,9837020478</text:p>
          </table:table-cell>
          <table:table-cell office:value-type="float" office:value="-16.290026374" calcext:value-type="float">
            <text:p>-16,290026374</text:p>
          </table:table-cell>
          <table:table-cell office:value-type="float" office:value="-47.2068800665" calcext:value-type="float">
            <text:p>-47,2068800665</text:p>
          </table:table-cell>
          <table:table-cell/>
          <table:table-cell table:formula="of:=[.E195]*100" office:value-type="float" office:value="-1798.37020478" calcext:value-type="float">
            <text:p>-1798,37020478</text:p>
          </table:table-cell>
          <table:table-cell table:formula="of:=[.F195]*100" office:value-type="float" office:value="-1629.0026374" calcext:value-type="float">
            <text:p>-1629,0026374</text:p>
          </table:table-cell>
          <table:table-cell table:formula="of:=[.G195]*100" office:value-type="float" office:value="-4720.68800665" calcext:value-type="float">
            <text:p>-4720,68800665</text:p>
          </table:table-cell>
          <table:table-cell/>
          <table:table-cell table:formula="of:=[.I195]*0.067" office:value-type="float" office:value="-120.49080372026" calcext:value-type="float">
            <text:p>-120,49080372026</text:p>
          </table:table-cell>
          <table:table-cell table:formula="of:=[.J195]*0.067" office:value-type="float" office:value="-109.1431767058" calcext:value-type="float">
            <text:p>-109,1431767058</text:p>
          </table:table-cell>
          <table:table-cell table:formula="of:=[.K195]*0.067" office:value-type="float" office:value="-316.28609644555" calcext:value-type="float">
            <text:p>-316,286096445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7.6248675616" calcext:value-type="float">
            <text:p>-17,6248675616</text:p>
          </table:table-cell>
          <table:table-cell office:value-type="float" office:value="-22.6644964689" calcext:value-type="float">
            <text:p>-22,6644964689</text:p>
          </table:table-cell>
          <table:table-cell office:value-type="float" office:value="-54.5708941123" calcext:value-type="float">
            <text:p>-54,5708941123</text:p>
          </table:table-cell>
          <table:table-cell/>
          <table:table-cell table:formula="of:=[.E196]*100" office:value-type="float" office:value="-1762.48675616" calcext:value-type="float">
            <text:p>-1762,48675616</text:p>
          </table:table-cell>
          <table:table-cell table:formula="of:=[.F196]*100" office:value-type="float" office:value="-2266.44964689" calcext:value-type="float">
            <text:p>-2266,44964689</text:p>
          </table:table-cell>
          <table:table-cell table:formula="of:=[.G196]*100" office:value-type="float" office:value="-5457.08941123" calcext:value-type="float">
            <text:p>-5457,08941123</text:p>
          </table:table-cell>
          <table:table-cell/>
          <table:table-cell table:formula="of:=[.I196]*0.067" office:value-type="float" office:value="-118.08661266272" calcext:value-type="float">
            <text:p>-118,08661266272</text:p>
          </table:table-cell>
          <table:table-cell table:formula="of:=[.J196]*0.067" office:value-type="float" office:value="-151.85212634163" calcext:value-type="float">
            <text:p>-151,85212634163</text:p>
          </table:table-cell>
          <table:table-cell table:formula="of:=[.K196]*0.067" office:value-type="float" office:value="-365.62499055241" calcext:value-type="float">
            <text:p>-365,624990552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2.637518292" calcext:value-type="float">
            <text:p>-12,637518292</text:p>
          </table:table-cell>
          <table:table-cell office:value-type="float" office:value="-21.2078774615" calcext:value-type="float">
            <text:p>-21,2078774615</text:p>
          </table:table-cell>
          <table:table-cell office:value-type="float" office:value="-57.810931307" calcext:value-type="float">
            <text:p>-57,810931307</text:p>
          </table:table-cell>
          <table:table-cell/>
          <table:table-cell table:formula="of:=[.E197]*100" office:value-type="float" office:value="-1263.7518292" calcext:value-type="float">
            <text:p>-1263,7518292</text:p>
          </table:table-cell>
          <table:table-cell table:formula="of:=[.F197]*100" office:value-type="float" office:value="-2120.78774615" calcext:value-type="float">
            <text:p>-2120,78774615</text:p>
          </table:table-cell>
          <table:table-cell table:formula="of:=[.G197]*100" office:value-type="float" office:value="-5781.0931307" calcext:value-type="float">
            <text:p>-5781,0931307</text:p>
          </table:table-cell>
          <table:table-cell/>
          <table:table-cell table:formula="of:=[.I197]*0.067" office:value-type="float" office:value="-84.6713725564" calcext:value-type="float">
            <text:p>-84,6713725564</text:p>
          </table:table-cell>
          <table:table-cell table:formula="of:=[.J197]*0.067" office:value-type="float" office:value="-142.09277899205" calcext:value-type="float">
            <text:p>-142,09277899205</text:p>
          </table:table-cell>
          <table:table-cell table:formula="of:=[.K197]*0.067" office:value-type="float" office:value="-387.3332397569" calcext:value-type="float">
            <text:p>-387,333239756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3.0504024487" calcext:value-type="float">
            <text:p>-13,0504024487</text:p>
          </table:table-cell>
          <table:table-cell office:value-type="float" office:value="-21.1993077461" calcext:value-type="float">
            <text:p>-21,1993077461</text:p>
          </table:table-cell>
          <table:table-cell office:value-type="float" office:value="-60.7392625525" calcext:value-type="float">
            <text:p>-60,7392625525</text:p>
          </table:table-cell>
          <table:table-cell/>
          <table:table-cell table:formula="of:=[.E198]*100" office:value-type="float" office:value="-1305.04024487" calcext:value-type="float">
            <text:p>-1305,04024487</text:p>
          </table:table-cell>
          <table:table-cell table:formula="of:=[.F198]*100" office:value-type="float" office:value="-2119.93077461" calcext:value-type="float">
            <text:p>-2119,93077461</text:p>
          </table:table-cell>
          <table:table-cell table:formula="of:=[.G198]*100" office:value-type="float" office:value="-6073.92625525" calcext:value-type="float">
            <text:p>-6073,92625525</text:p>
          </table:table-cell>
          <table:table-cell/>
          <table:table-cell table:formula="of:=[.I198]*0.067" office:value-type="float" office:value="-87.43769640629" calcext:value-type="float">
            <text:p>-87,43769640629</text:p>
          </table:table-cell>
          <table:table-cell table:formula="of:=[.J198]*0.067" office:value-type="float" office:value="-142.03536189887" calcext:value-type="float">
            <text:p>-142,03536189887</text:p>
          </table:table-cell>
          <table:table-cell table:formula="of:=[.K198]*0.067" office:value-type="float" office:value="-406.95305910175" calcext:value-type="float">
            <text:p>-406,953059101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1.6179755065" calcext:value-type="float">
            <text:p>-11,6179755065</text:p>
          </table:table-cell>
          <table:table-cell office:value-type="float" office:value="-23.6762872271" calcext:value-type="float">
            <text:p>-23,6762872271</text:p>
          </table:table-cell>
          <table:table-cell office:value-type="float" office:value="-66.5998797721" calcext:value-type="float">
            <text:p>-66,5998797721</text:p>
          </table:table-cell>
          <table:table-cell/>
          <table:table-cell table:formula="of:=[.E199]*100" office:value-type="float" office:value="-1161.79755065" calcext:value-type="float">
            <text:p>-1161,79755065</text:p>
          </table:table-cell>
          <table:table-cell table:formula="of:=[.F199]*100" office:value-type="float" office:value="-2367.62872271" calcext:value-type="float">
            <text:p>-2367,62872271</text:p>
          </table:table-cell>
          <table:table-cell table:formula="of:=[.G199]*100" office:value-type="float" office:value="-6659.98797721" calcext:value-type="float">
            <text:p>-6659,98797721</text:p>
          </table:table-cell>
          <table:table-cell/>
          <table:table-cell table:formula="of:=[.I199]*0.067" office:value-type="float" office:value="-77.84043589355" calcext:value-type="float">
            <text:p>-77,84043589355</text:p>
          </table:table-cell>
          <table:table-cell table:formula="of:=[.J199]*0.067" office:value-type="float" office:value="-158.63112442157" calcext:value-type="float">
            <text:p>-158,63112442157</text:p>
          </table:table-cell>
          <table:table-cell table:formula="of:=[.K199]*0.067" office:value-type="float" office:value="-446.21919447307" calcext:value-type="float">
            <text:p>-446,219194473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6.0918190173" calcext:value-type="float">
            <text:p>-6,0918190173</text:p>
          </table:table-cell>
          <table:table-cell office:value-type="float" office:value="-24.6586340246" calcext:value-type="float">
            <text:p>-24,6586340246</text:p>
          </table:table-cell>
          <table:table-cell office:value-type="float" office:value="-68.713120789" calcext:value-type="float">
            <text:p>-68,713120789</text:p>
          </table:table-cell>
          <table:table-cell/>
          <table:table-cell table:formula="of:=[.E200]*100" office:value-type="float" office:value="-609.18190173" calcext:value-type="float">
            <text:p>-609,18190173</text:p>
          </table:table-cell>
          <table:table-cell table:formula="of:=[.F200]*100" office:value-type="float" office:value="-2465.86340246" calcext:value-type="float">
            <text:p>-2465,86340246</text:p>
          </table:table-cell>
          <table:table-cell table:formula="of:=[.G200]*100" office:value-type="float" office:value="-6871.3120789" calcext:value-type="float">
            <text:p>-6871,3120789</text:p>
          </table:table-cell>
          <table:table-cell/>
          <table:table-cell table:formula="of:=[.I200]*0.067" office:value-type="float" office:value="-40.81518741591" calcext:value-type="float">
            <text:p>-40,81518741591</text:p>
          </table:table-cell>
          <table:table-cell table:formula="of:=[.J200]*0.067" office:value-type="float" office:value="-165.21284796482" calcext:value-type="float">
            <text:p>-165,21284796482</text:p>
          </table:table-cell>
          <table:table-cell table:formula="of:=[.K200]*0.067" office:value-type="float" office:value="-460.3779092863" calcext:value-type="float">
            <text:p>-460,37790928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3.9100662191" calcext:value-type="float">
            <text:p>-3,9100662191</text:p>
          </table:table-cell>
          <table:table-cell office:value-type="float" office:value="-25.3446684445" calcext:value-type="float">
            <text:p>-25,3446684445</text:p>
          </table:table-cell>
          <table:table-cell office:value-type="float" office:value="-69.39246079" calcext:value-type="float">
            <text:p>-69,39246079</text:p>
          </table:table-cell>
          <table:table-cell/>
          <table:table-cell table:formula="of:=[.E201]*100" office:value-type="float" office:value="-391.00662191" calcext:value-type="float">
            <text:p>-391,00662191</text:p>
          </table:table-cell>
          <table:table-cell table:formula="of:=[.F201]*100" office:value-type="float" office:value="-2534.46684445" calcext:value-type="float">
            <text:p>-2534,46684445</text:p>
          </table:table-cell>
          <table:table-cell table:formula="of:=[.G201]*100" office:value-type="float" office:value="-6939.246079" calcext:value-type="float">
            <text:p>-6939,246079</text:p>
          </table:table-cell>
          <table:table-cell/>
          <table:table-cell table:formula="of:=[.I201]*0.067" office:value-type="float" office:value="-26.19744366797" calcext:value-type="float">
            <text:p>-26,19744366797</text:p>
          </table:table-cell>
          <table:table-cell table:formula="of:=[.J201]*0.067" office:value-type="float" office:value="-169.80927857815" calcext:value-type="float">
            <text:p>-169,80927857815</text:p>
          </table:table-cell>
          <table:table-cell table:formula="of:=[.K201]*0.067" office:value-type="float" office:value="-464.929487293" calcext:value-type="float">
            <text:p>-464,9294872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2.4940749866" calcext:value-type="float">
            <text:p>-2,4940749866</text:p>
          </table:table-cell>
          <table:table-cell office:value-type="float" office:value="-25.6880948737" calcext:value-type="float">
            <text:p>-25,6880948737</text:p>
          </table:table-cell>
          <table:table-cell office:value-type="float" office:value="-70.85054025" calcext:value-type="float">
            <text:p>-70,85054025</text:p>
          </table:table-cell>
          <table:table-cell/>
          <table:table-cell table:formula="of:=[.E202]*100" office:value-type="float" office:value="-249.40749866" calcext:value-type="float">
            <text:p>-249,40749866</text:p>
          </table:table-cell>
          <table:table-cell table:formula="of:=[.F202]*100" office:value-type="float" office:value="-2568.80948737" calcext:value-type="float">
            <text:p>-2568,80948737</text:p>
          </table:table-cell>
          <table:table-cell table:formula="of:=[.G202]*100" office:value-type="float" office:value="-7085.054025" calcext:value-type="float">
            <text:p>-7085,054025</text:p>
          </table:table-cell>
          <table:table-cell/>
          <table:table-cell table:formula="of:=[.I202]*0.067" office:value-type="float" office:value="-16.71030241022" calcext:value-type="float">
            <text:p>-16,71030241022</text:p>
          </table:table-cell>
          <table:table-cell table:formula="of:=[.J202]*0.067" office:value-type="float" office:value="-172.11023565379" calcext:value-type="float">
            <text:p>-172,11023565379</text:p>
          </table:table-cell>
          <table:table-cell table:formula="of:=[.K202]*0.067" office:value-type="float" office:value="-474.698619675" calcext:value-type="float">
            <text:p>-474,6986196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0.805745953" calcext:value-type="float">
            <text:p>0,805745953</text:p>
          </table:table-cell>
          <table:table-cell office:value-type="float" office:value="-25.5265300888" calcext:value-type="float">
            <text:p>-25,5265300888</text:p>
          </table:table-cell>
          <table:table-cell office:value-type="float" office:value="-71.388991512" calcext:value-type="float">
            <text:p>-71,388991512</text:p>
          </table:table-cell>
          <table:table-cell/>
          <table:table-cell table:formula="of:=[.E203]*100" office:value-type="float" office:value="80.5745953" calcext:value-type="float">
            <text:p>80,5745953</text:p>
          </table:table-cell>
          <table:table-cell table:formula="of:=[.F203]*100" office:value-type="float" office:value="-2552.65300888" calcext:value-type="float">
            <text:p>-2552,65300888</text:p>
          </table:table-cell>
          <table:table-cell table:formula="of:=[.G203]*100" office:value-type="float" office:value="-7138.8991512" calcext:value-type="float">
            <text:p>-7138,8991512</text:p>
          </table:table-cell>
          <table:table-cell/>
          <table:table-cell table:formula="of:=[.I203]*0.067" office:value-type="float" office:value="5.3984978851" calcext:value-type="float">
            <text:p>5,3984978851</text:p>
          </table:table-cell>
          <table:table-cell table:formula="of:=[.J203]*0.067" office:value-type="float" office:value="-171.02775159496" calcext:value-type="float">
            <text:p>-171,02775159496</text:p>
          </table:table-cell>
          <table:table-cell table:formula="of:=[.K203]*0.067" office:value-type="float" office:value="-478.3062431304" calcext:value-type="float">
            <text:p>-478,30624313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4.5627272422" calcext:value-type="float">
            <text:p>4,5627272422</text:p>
          </table:table-cell>
          <table:table-cell office:value-type="float" office:value="-25.2306904498" calcext:value-type="float">
            <text:p>-25,2306904498</text:p>
          </table:table-cell>
          <table:table-cell office:value-type="float" office:value="-70.457706721" calcext:value-type="float">
            <text:p>-70,457706721</text:p>
          </table:table-cell>
          <table:table-cell/>
          <table:table-cell table:formula="of:=[.E204]*100" office:value-type="float" office:value="456.27272422" calcext:value-type="float">
            <text:p>456,27272422</text:p>
          </table:table-cell>
          <table:table-cell table:formula="of:=[.F204]*100" office:value-type="float" office:value="-2523.06904498" calcext:value-type="float">
            <text:p>-2523,06904498</text:p>
          </table:table-cell>
          <table:table-cell table:formula="of:=[.G204]*100" office:value-type="float" office:value="-7045.7706721" calcext:value-type="float">
            <text:p>-7045,7706721</text:p>
          </table:table-cell>
          <table:table-cell/>
          <table:table-cell table:formula="of:=[.I204]*0.067" office:value-type="float" office:value="30.57027252274" calcext:value-type="float">
            <text:p>30,57027252274</text:p>
          </table:table-cell>
          <table:table-cell table:formula="of:=[.J204]*0.067" office:value-type="float" office:value="-169.04562601366" calcext:value-type="float">
            <text:p>-169,04562601366</text:p>
          </table:table-cell>
          <table:table-cell table:formula="of:=[.K204]*0.067" office:value-type="float" office:value="-472.0666350307" calcext:value-type="float">
            <text:p>-472,06663503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6.6468817032" calcext:value-type="float">
            <text:p>6,6468817032</text:p>
          </table:table-cell>
          <table:table-cell office:value-type="float" office:value="-25.0655419153" calcext:value-type="float">
            <text:p>-25,0655419153</text:p>
          </table:table-cell>
          <table:table-cell office:value-type="float" office:value="-68.678250974" calcext:value-type="float">
            <text:p>-68,678250974</text:p>
          </table:table-cell>
          <table:table-cell/>
          <table:table-cell table:formula="of:=[.E205]*100" office:value-type="float" office:value="664.68817032" calcext:value-type="float">
            <text:p>664,68817032</text:p>
          </table:table-cell>
          <table:table-cell table:formula="of:=[.F205]*100" office:value-type="float" office:value="-2506.55419153" calcext:value-type="float">
            <text:p>-2506,55419153</text:p>
          </table:table-cell>
          <table:table-cell table:formula="of:=[.G205]*100" office:value-type="float" office:value="-6867.8250974" calcext:value-type="float">
            <text:p>-6867,8250974</text:p>
          </table:table-cell>
          <table:table-cell/>
          <table:table-cell table:formula="of:=[.I205]*0.067" office:value-type="float" office:value="44.53410741144" calcext:value-type="float">
            <text:p>44,53410741144</text:p>
          </table:table-cell>
          <table:table-cell table:formula="of:=[.J205]*0.067" office:value-type="float" office:value="-167.93913083251" calcext:value-type="float">
            <text:p>-167,93913083251</text:p>
          </table:table-cell>
          <table:table-cell table:formula="of:=[.K205]*0.067" office:value-type="float" office:value="-460.1442815258" calcext:value-type="float">
            <text:p>-460,144281525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.7694648226" calcext:value-type="float">
            <text:p>9,7694648226</text:p>
          </table:table-cell>
          <table:table-cell office:value-type="float" office:value="-22.4850254449" calcext:value-type="float">
            <text:p>-22,4850254449</text:p>
          </table:table-cell>
          <table:table-cell office:value-type="float" office:value="-67.281509076" calcext:value-type="float">
            <text:p>-67,281509076</text:p>
          </table:table-cell>
          <table:table-cell/>
          <table:table-cell table:formula="of:=[.E206]*100" office:value-type="float" office:value="976.94648226" calcext:value-type="float">
            <text:p>976,94648226</text:p>
          </table:table-cell>
          <table:table-cell table:formula="of:=[.F206]*100" office:value-type="float" office:value="-2248.50254449" calcext:value-type="float">
            <text:p>-2248,50254449</text:p>
          </table:table-cell>
          <table:table-cell table:formula="of:=[.G206]*100" office:value-type="float" office:value="-6728.1509076" calcext:value-type="float">
            <text:p>-6728,1509076</text:p>
          </table:table-cell>
          <table:table-cell/>
          <table:table-cell table:formula="of:=[.I206]*0.067" office:value-type="float" office:value="65.45541431142" calcext:value-type="float">
            <text:p>65,45541431142</text:p>
          </table:table-cell>
          <table:table-cell table:formula="of:=[.J206]*0.067" office:value-type="float" office:value="-150.64967048083" calcext:value-type="float">
            <text:p>-150,64967048083</text:p>
          </table:table-cell>
          <table:table-cell table:formula="of:=[.K206]*0.067" office:value-type="float" office:value="-450.7861108092" calcext:value-type="float">
            <text:p>-450,78611080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4.9097344567" calcext:value-type="float">
            <text:p>14,9097344567</text:p>
          </table:table-cell>
          <table:table-cell office:value-type="float" office:value="-17.9556540455" calcext:value-type="float">
            <text:p>-17,9556540455</text:p>
          </table:table-cell>
          <table:table-cell office:value-type="float" office:value="-62.6116839485" calcext:value-type="float">
            <text:p>-62,6116839485</text:p>
          </table:table-cell>
          <table:table-cell/>
          <table:table-cell table:formula="of:=[.E207]*100" office:value-type="float" office:value="1490.97344567" calcext:value-type="float">
            <text:p>1490,97344567</text:p>
          </table:table-cell>
          <table:table-cell table:formula="of:=[.F207]*100" office:value-type="float" office:value="-1795.56540455" calcext:value-type="float">
            <text:p>-1795,56540455</text:p>
          </table:table-cell>
          <table:table-cell table:formula="of:=[.G207]*100" office:value-type="float" office:value="-6261.16839485" calcext:value-type="float">
            <text:p>-6261,16839485</text:p>
          </table:table-cell>
          <table:table-cell/>
          <table:table-cell table:formula="of:=[.I207]*0.067" office:value-type="float" office:value="99.89522085989" calcext:value-type="float">
            <text:p>99,89522085989</text:p>
          </table:table-cell>
          <table:table-cell table:formula="of:=[.J207]*0.067" office:value-type="float" office:value="-120.30288210485" calcext:value-type="float">
            <text:p>-120,30288210485</text:p>
          </table:table-cell>
          <table:table-cell table:formula="of:=[.K207]*0.067" office:value-type="float" office:value="-419.49828245495" calcext:value-type="float">
            <text:p>-419,498282454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4.2674789758" calcext:value-type="float">
            <text:p>14,2674789758</text:p>
          </table:table-cell>
          <table:table-cell office:value-type="float" office:value="-19.2896010243" calcext:value-type="float">
            <text:p>-19,2896010243</text:p>
          </table:table-cell>
          <table:table-cell office:value-type="float" office:value="-56.5422782201" calcext:value-type="float">
            <text:p>-56,5422782201</text:p>
          </table:table-cell>
          <table:table-cell/>
          <table:table-cell table:formula="of:=[.E208]*100" office:value-type="float" office:value="1426.74789758" calcext:value-type="float">
            <text:p>1426,74789758</text:p>
          </table:table-cell>
          <table:table-cell table:formula="of:=[.F208]*100" office:value-type="float" office:value="-1928.96010243" calcext:value-type="float">
            <text:p>-1928,96010243</text:p>
          </table:table-cell>
          <table:table-cell table:formula="of:=[.G208]*100" office:value-type="float" office:value="-5654.22782201" calcext:value-type="float">
            <text:p>-5654,22782201</text:p>
          </table:table-cell>
          <table:table-cell/>
          <table:table-cell table:formula="of:=[.I208]*0.067" office:value-type="float" office:value="95.59210913786" calcext:value-type="float">
            <text:p>95,59210913786</text:p>
          </table:table-cell>
          <table:table-cell table:formula="of:=[.J208]*0.067" office:value-type="float" office:value="-129.24032686281" calcext:value-type="float">
            <text:p>-129,24032686281</text:p>
          </table:table-cell>
          <table:table-cell table:formula="of:=[.K208]*0.067" office:value-type="float" office:value="-378.83326407467" calcext:value-type="float">
            <text:p>-378,833264074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3.7844844379" calcext:value-type="float">
            <text:p>13,7844844379</text:p>
          </table:table-cell>
          <table:table-cell office:value-type="float" office:value="-17.2732779395" calcext:value-type="float">
            <text:p>-17,2732779395</text:p>
          </table:table-cell>
          <table:table-cell office:value-type="float" office:value="-54.6455018953" calcext:value-type="float">
            <text:p>-54,6455018953</text:p>
          </table:table-cell>
          <table:table-cell/>
          <table:table-cell table:formula="of:=[.E209]*100" office:value-type="float" office:value="1378.44844379" calcext:value-type="float">
            <text:p>1378,44844379</text:p>
          </table:table-cell>
          <table:table-cell table:formula="of:=[.F209]*100" office:value-type="float" office:value="-1727.32779395" calcext:value-type="float">
            <text:p>-1727,32779395</text:p>
          </table:table-cell>
          <table:table-cell table:formula="of:=[.G209]*100" office:value-type="float" office:value="-5464.55018953" calcext:value-type="float">
            <text:p>-5464,55018953</text:p>
          </table:table-cell>
          <table:table-cell/>
          <table:table-cell table:formula="of:=[.I209]*0.067" office:value-type="float" office:value="92.35604573393" calcext:value-type="float">
            <text:p>92,35604573393</text:p>
          </table:table-cell>
          <table:table-cell table:formula="of:=[.J209]*0.067" office:value-type="float" office:value="-115.73096219465" calcext:value-type="float">
            <text:p>-115,73096219465</text:p>
          </table:table-cell>
          <table:table-cell table:formula="of:=[.K209]*0.067" office:value-type="float" office:value="-366.12486269851" calcext:value-type="float">
            <text:p>-366,124862698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9.8723060476" calcext:value-type="float">
            <text:p>19,8723060476</text:p>
          </table:table-cell>
          <table:table-cell office:value-type="float" office:value="-9.9356513747" calcext:value-type="float">
            <text:p>-9,9356513747</text:p>
          </table:table-cell>
          <table:table-cell office:value-type="float" office:value="-49.4675072747" calcext:value-type="float">
            <text:p>-49,4675072747</text:p>
          </table:table-cell>
          <table:table-cell/>
          <table:table-cell table:formula="of:=[.E210]*100" office:value-type="float" office:value="1987.23060476" calcext:value-type="float">
            <text:p>1987,23060476</text:p>
          </table:table-cell>
          <table:table-cell table:formula="of:=[.F210]*100" office:value-type="float" office:value="-993.56513747" calcext:value-type="float">
            <text:p>-993,56513747</text:p>
          </table:table-cell>
          <table:table-cell table:formula="of:=[.G210]*100" office:value-type="float" office:value="-4946.75072747" calcext:value-type="float">
            <text:p>-4946,75072747</text:p>
          </table:table-cell>
          <table:table-cell/>
          <table:table-cell table:formula="of:=[.I210]*0.067" office:value-type="float" office:value="133.14445051892" calcext:value-type="float">
            <text:p>133,14445051892</text:p>
          </table:table-cell>
          <table:table-cell table:formula="of:=[.J210]*0.067" office:value-type="float" office:value="-66.56886421049" calcext:value-type="float">
            <text:p>-66,56886421049</text:p>
          </table:table-cell>
          <table:table-cell table:formula="of:=[.K210]*0.067" office:value-type="float" office:value="-331.43229874049" calcext:value-type="float">
            <text:p>-331,432298740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.6613984182" calcext:value-type="float">
            <text:p>18,6613984182</text:p>
          </table:table-cell>
          <table:table-cell office:value-type="float" office:value="-12.5709210826" calcext:value-type="float">
            <text:p>-12,5709210826</text:p>
          </table:table-cell>
          <table:table-cell office:value-type="float" office:value="-42.3045874912" calcext:value-type="float">
            <text:p>-42,3045874912</text:p>
          </table:table-cell>
          <table:table-cell/>
          <table:table-cell table:formula="of:=[.E211]*100" office:value-type="float" office:value="1866.13984182" calcext:value-type="float">
            <text:p>1866,13984182</text:p>
          </table:table-cell>
          <table:table-cell table:formula="of:=[.F211]*100" office:value-type="float" office:value="-1257.09210826" calcext:value-type="float">
            <text:p>-1257,09210826</text:p>
          </table:table-cell>
          <table:table-cell table:formula="of:=[.G211]*100" office:value-type="float" office:value="-4230.45874912" calcext:value-type="float">
            <text:p>-4230,45874912</text:p>
          </table:table-cell>
          <table:table-cell/>
          <table:table-cell table:formula="of:=[.I211]*0.067" office:value-type="float" office:value="125.03136940194" calcext:value-type="float">
            <text:p>125,03136940194</text:p>
          </table:table-cell>
          <table:table-cell table:formula="of:=[.J211]*0.067" office:value-type="float" office:value="-84.22517125342" calcext:value-type="float">
            <text:p>-84,22517125342</text:p>
          </table:table-cell>
          <table:table-cell table:formula="of:=[.K211]*0.067" office:value-type="float" office:value="-283.44073619104" calcext:value-type="float">
            <text:p>-283,4407361910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.7177288625" calcext:value-type="float">
            <text:p>18,7177288625</text:p>
          </table:table-cell>
          <table:table-cell office:value-type="float" office:value="-10.999857727" calcext:value-type="float">
            <text:p>-10,999857727</text:p>
          </table:table-cell>
          <table:table-cell office:value-type="float" office:value="-38.2413186768" calcext:value-type="float">
            <text:p>-38,2413186768</text:p>
          </table:table-cell>
          <table:table-cell/>
          <table:table-cell table:formula="of:=[.E212]*100" office:value-type="float" office:value="1871.77288625" calcext:value-type="float">
            <text:p>1871,77288625</text:p>
          </table:table-cell>
          <table:table-cell table:formula="of:=[.F212]*100" office:value-type="float" office:value="-1099.9857727" calcext:value-type="float">
            <text:p>-1099,9857727</text:p>
          </table:table-cell>
          <table:table-cell table:formula="of:=[.G212]*100" office:value-type="float" office:value="-3824.13186768" calcext:value-type="float">
            <text:p>-3824,13186768</text:p>
          </table:table-cell>
          <table:table-cell/>
          <table:table-cell table:formula="of:=[.I212]*0.067" office:value-type="float" office:value="125.40878337875" calcext:value-type="float">
            <text:p>125,40878337875</text:p>
          </table:table-cell>
          <table:table-cell table:formula="of:=[.J212]*0.067" office:value-type="float" office:value="-73.6990467709" calcext:value-type="float">
            <text:p>-73,6990467709</text:p>
          </table:table-cell>
          <table:table-cell table:formula="of:=[.K212]*0.067" office:value-type="float" office:value="-256.21683513456" calcext:value-type="float">
            <text:p>-256,216835134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8.1078401436" calcext:value-type="float">
            <text:p>18,1078401436</text:p>
          </table:table-cell>
          <table:table-cell office:value-type="float" office:value="-2.7805114771" calcext:value-type="float">
            <text:p>-2,7805114771</text:p>
          </table:table-cell>
          <table:table-cell office:value-type="float" office:value="-28.1438891222" calcext:value-type="float">
            <text:p>-28,1438891222</text:p>
          </table:table-cell>
          <table:table-cell/>
          <table:table-cell table:formula="of:=[.E213]*100" office:value-type="float" office:value="1810.78401436" calcext:value-type="float">
            <text:p>1810,78401436</text:p>
          </table:table-cell>
          <table:table-cell table:formula="of:=[.F213]*100" office:value-type="float" office:value="-278.05114771" calcext:value-type="float">
            <text:p>-278,05114771</text:p>
          </table:table-cell>
          <table:table-cell table:formula="of:=[.G213]*100" office:value-type="float" office:value="-2814.38891222" calcext:value-type="float">
            <text:p>-2814,38891222</text:p>
          </table:table-cell>
          <table:table-cell/>
          <table:table-cell table:formula="of:=[.I213]*0.067" office:value-type="float" office:value="121.32252896212" calcext:value-type="float">
            <text:p>121,32252896212</text:p>
          </table:table-cell>
          <table:table-cell table:formula="of:=[.J213]*0.067" office:value-type="float" office:value="-18.62942689657" calcext:value-type="float">
            <text:p>-18,62942689657</text:p>
          </table:table-cell>
          <table:table-cell table:formula="of:=[.K213]*0.067" office:value-type="float" office:value="-188.56405711874" calcext:value-type="float">
            <text:p>-188,5640571187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8.9188573044" calcext:value-type="float">
            <text:p>8,9188573044</text:p>
          </table:table-cell>
          <table:table-cell office:value-type="float" office:value="-9.0058964751" calcext:value-type="float">
            <text:p>-9,0058964751</text:p>
          </table:table-cell>
          <table:table-cell office:value-type="float" office:value="-26.8314467917" calcext:value-type="float">
            <text:p>-26,8314467917</text:p>
          </table:table-cell>
          <table:table-cell/>
          <table:table-cell table:formula="of:=[.E214]*100" office:value-type="float" office:value="891.88573044" calcext:value-type="float">
            <text:p>891,88573044</text:p>
          </table:table-cell>
          <table:table-cell table:formula="of:=[.F214]*100" office:value-type="float" office:value="-900.58964751" calcext:value-type="float">
            <text:p>-900,58964751</text:p>
          </table:table-cell>
          <table:table-cell table:formula="of:=[.G214]*100" office:value-type="float" office:value="-2683.14467917" calcext:value-type="float">
            <text:p>-2683,14467917</text:p>
          </table:table-cell>
          <table:table-cell/>
          <table:table-cell table:formula="of:=[.I214]*0.067" office:value-type="float" office:value="59.75634393948" calcext:value-type="float">
            <text:p>59,75634393948</text:p>
          </table:table-cell>
          <table:table-cell table:formula="of:=[.J214]*0.067" office:value-type="float" office:value="-60.33950638317" calcext:value-type="float">
            <text:p>-60,33950638317</text:p>
          </table:table-cell>
          <table:table-cell table:formula="of:=[.K214]*0.067" office:value-type="float" office:value="-179.77069350439" calcext:value-type="float">
            <text:p>-179,7706935043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6.2049271213" calcext:value-type="float">
            <text:p>16,2049271213</text:p>
          </table:table-cell>
          <table:table-cell office:value-type="float" office:value="-9.3335816563" calcext:value-type="float">
            <text:p>-9,3335816563</text:p>
          </table:table-cell>
          <table:table-cell office:value-type="float" office:value="-26.7953951637" calcext:value-type="float">
            <text:p>-26,7953951637</text:p>
          </table:table-cell>
          <table:table-cell/>
          <table:table-cell table:formula="of:=[.E215]*100" office:value-type="float" office:value="1620.49271213" calcext:value-type="float">
            <text:p>1620,49271213</text:p>
          </table:table-cell>
          <table:table-cell table:formula="of:=[.F215]*100" office:value-type="float" office:value="-933.35816563" calcext:value-type="float">
            <text:p>-933,35816563</text:p>
          </table:table-cell>
          <table:table-cell table:formula="of:=[.G215]*100" office:value-type="float" office:value="-2679.53951637" calcext:value-type="float">
            <text:p>-2679,53951637</text:p>
          </table:table-cell>
          <table:table-cell/>
          <table:table-cell table:formula="of:=[.I215]*0.067" office:value-type="float" office:value="108.57301171271" calcext:value-type="float">
            <text:p>108,57301171271</text:p>
          </table:table-cell>
          <table:table-cell table:formula="of:=[.J215]*0.067" office:value-type="float" office:value="-62.53499709721" calcext:value-type="float">
            <text:p>-62,53499709721</text:p>
          </table:table-cell>
          <table:table-cell table:formula="of:=[.K215]*0.067" office:value-type="float" office:value="-179.52914759679" calcext:value-type="float">
            <text:p>-179,5291475967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15.0902092881" calcext:value-type="float">
            <text:p>15,0902092881</text:p>
          </table:table-cell>
          <table:table-cell office:value-type="float" office:value="-5.7448913356" calcext:value-type="float">
            <text:p>-5,7448913356</text:p>
          </table:table-cell>
          <table:table-cell office:value-type="float" office:value="-13.8961406414" calcext:value-type="float">
            <text:p>-13,8961406414</text:p>
          </table:table-cell>
          <table:table-cell/>
          <table:table-cell table:formula="of:=[.E216]*100" office:value-type="float" office:value="1509.02092881" calcext:value-type="float">
            <text:p>1509,02092881</text:p>
          </table:table-cell>
          <table:table-cell table:formula="of:=[.F216]*100" office:value-type="float" office:value="-574.48913356" calcext:value-type="float">
            <text:p>-574,48913356</text:p>
          </table:table-cell>
          <table:table-cell table:formula="of:=[.G216]*100" office:value-type="float" office:value="-1389.61406414" calcext:value-type="float">
            <text:p>-1389,61406414</text:p>
          </table:table-cell>
          <table:table-cell/>
          <table:table-cell table:formula="of:=[.I216]*0.067" office:value-type="float" office:value="101.10440223027" calcext:value-type="float">
            <text:p>101,10440223027</text:p>
          </table:table-cell>
          <table:table-cell table:formula="of:=[.J216]*0.067" office:value-type="float" office:value="-38.49077194852" calcext:value-type="float">
            <text:p>-38,49077194852</text:p>
          </table:table-cell>
          <table:table-cell table:formula="of:=[.K216]*0.067" office:value-type="float" office:value="-93.10414229738" calcext:value-type="float">
            <text:p>-93,104142297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8.8484825948" calcext:value-type="float">
            <text:p>-8,8484825948</text:p>
          </table:table-cell>
          <table:table-cell office:value-type="float" office:value="-18.7611437905" calcext:value-type="float">
            <text:p>-18,7611437905</text:p>
          </table:table-cell>
          <table:table-cell/>
          <table:table-cell table:formula="of:=[.E217]*100" office:value-type="float" office:value="0" calcext:value-type="float">
            <text:p>0</text:p>
          </table:table-cell>
          <table:table-cell table:formula="of:=[.F217]*100" office:value-type="float" office:value="-884.84825948" calcext:value-type="float">
            <text:p>-884,84825948</text:p>
          </table:table-cell>
          <table:table-cell table:formula="of:=[.G217]*100" office:value-type="float" office:value="-1876.11437905" calcext:value-type="float">
            <text:p>-1876,11437905</text:p>
          </table:table-cell>
          <table:table-cell/>
          <table:table-cell table:formula="of:=[.I217]*0.067" office:value-type="float" office:value="0" calcext:value-type="float">
            <text:p>0</text:p>
          </table:table-cell>
          <table:table-cell table:formula="of:=[.J217]*0.067" office:value-type="float" office:value="-59.28483338516" calcext:value-type="float">
            <text:p>-59,28483338516</text:p>
          </table:table-cell>
          <table:table-cell table:formula="of:=[.K217]*0.067" office:value-type="float" office:value="-125.69966339635" calcext:value-type="float">
            <text:p>-125,69966339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5.3928232933" calcext:value-type="float">
            <text:p>-5,3928232933</text:p>
          </table:table-cell>
          <table:table-cell office:value-type="float" office:value="-28.5362487468" calcext:value-type="float">
            <text:p>-28,5362487468</text:p>
          </table:table-cell>
          <table:table-cell/>
          <table:table-cell table:formula="of:=[.E218]*100" office:value-type="float" office:value="0" calcext:value-type="float">
            <text:p>0</text:p>
          </table:table-cell>
          <table:table-cell table:formula="of:=[.F218]*100" office:value-type="float" office:value="-539.28232933" calcext:value-type="float">
            <text:p>-539,28232933</text:p>
          </table:table-cell>
          <table:table-cell table:formula="of:=[.G218]*100" office:value-type="float" office:value="-2853.62487468" calcext:value-type="float">
            <text:p>-2853,62487468</text:p>
          </table:table-cell>
          <table:table-cell/>
          <table:table-cell table:formula="of:=[.I218]*0.067" office:value-type="float" office:value="0" calcext:value-type="float">
            <text:p>0</text:p>
          </table:table-cell>
          <table:table-cell table:formula="of:=[.J218]*0.067" office:value-type="float" office:value="-36.13191606511" calcext:value-type="float">
            <text:p>-36,13191606511</text:p>
          </table:table-cell>
          <table:table-cell table:formula="of:=[.K218]*0.067" office:value-type="float" office:value="-191.19286660356" calcext:value-type="float">
            <text:p>-191,19286660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055319957" calcext:value-type="float">
            <text:p>-0,0055319957</text:p>
          </table:table-cell>
          <table:table-cell office:value-type="float" office:value="-5.7050871046" calcext:value-type="float">
            <text:p>-5,7050871046</text:p>
          </table:table-cell>
          <table:table-cell office:value-type="float" office:value="-28.2284178364" calcext:value-type="float">
            <text:p>-28,2284178364</text:p>
          </table:table-cell>
          <table:table-cell/>
          <table:table-cell table:formula="of:=[.E219]*100" office:value-type="float" office:value="-0.55319957" calcext:value-type="float">
            <text:p>-0,55319957</text:p>
          </table:table-cell>
          <table:table-cell table:formula="of:=[.F219]*100" office:value-type="float" office:value="-570.50871046" calcext:value-type="float">
            <text:p>-570,50871046</text:p>
          </table:table-cell>
          <table:table-cell table:formula="of:=[.G219]*100" office:value-type="float" office:value="-2822.84178364" calcext:value-type="float">
            <text:p>-2822,84178364</text:p>
          </table:table-cell>
          <table:table-cell/>
          <table:table-cell table:formula="of:=[.I219]*0.067" office:value-type="float" office:value="-0.03706437119" calcext:value-type="float">
            <text:p>-0,03706437119</text:p>
          </table:table-cell>
          <table:table-cell table:formula="of:=[.J219]*0.067" office:value-type="float" office:value="-38.22408360082" calcext:value-type="float">
            <text:p>-38,22408360082</text:p>
          </table:table-cell>
          <table:table-cell table:formula="of:=[.K219]*0.067" office:value-type="float" office:value="-189.13039950388" calcext:value-type="float">
            <text:p>-189,130399503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3.510021058" calcext:value-type="float">
            <text:p>-3,510021058</text:p>
          </table:table-cell>
          <table:table-cell office:value-type="float" office:value="-6.5655316164" calcext:value-type="float">
            <text:p>-6,5655316164</text:p>
          </table:table-cell>
          <table:table-cell office:value-type="float" office:value="-28.2816146773" calcext:value-type="float">
            <text:p>-28,2816146773</text:p>
          </table:table-cell>
          <table:table-cell/>
          <table:table-cell table:formula="of:=[.E220]*100" office:value-type="float" office:value="-351.0021058" calcext:value-type="float">
            <text:p>-351,0021058</text:p>
          </table:table-cell>
          <table:table-cell table:formula="of:=[.F220]*100" office:value-type="float" office:value="-656.55316164" calcext:value-type="float">
            <text:p>-656,55316164</text:p>
          </table:table-cell>
          <table:table-cell table:formula="of:=[.G220]*100" office:value-type="float" office:value="-2828.16146773" calcext:value-type="float">
            <text:p>-2828,16146773</text:p>
          </table:table-cell>
          <table:table-cell/>
          <table:table-cell table:formula="of:=[.I220]*0.067" office:value-type="float" office:value="-23.5171410886" calcext:value-type="float">
            <text:p>-23,5171410886</text:p>
          </table:table-cell>
          <table:table-cell table:formula="of:=[.J220]*0.067" office:value-type="float" office:value="-43.98906182988" calcext:value-type="float">
            <text:p>-43,98906182988</text:p>
          </table:table-cell>
          <table:table-cell table:formula="of:=[.K220]*0.067" office:value-type="float" office:value="-189.48681833791" calcext:value-type="float">
            <text:p>-189,486818337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9.9343739594" calcext:value-type="float">
            <text:p>-9,9343739594</text:p>
          </table:table-cell>
          <table:table-cell office:value-type="float" office:value="-10.0661223775" calcext:value-type="float">
            <text:p>-10,0661223775</text:p>
          </table:table-cell>
          <table:table-cell office:value-type="float" office:value="-30.6080700086" calcext:value-type="float">
            <text:p>-30,6080700086</text:p>
          </table:table-cell>
          <table:table-cell/>
          <table:table-cell table:formula="of:=[.E221]*100" office:value-type="float" office:value="-993.43739594" calcext:value-type="float">
            <text:p>-993,43739594</text:p>
          </table:table-cell>
          <table:table-cell table:formula="of:=[.F221]*100" office:value-type="float" office:value="-1006.61223775" calcext:value-type="float">
            <text:p>-1006,61223775</text:p>
          </table:table-cell>
          <table:table-cell table:formula="of:=[.G221]*100" office:value-type="float" office:value="-3060.80700086" calcext:value-type="float">
            <text:p>-3060,80700086</text:p>
          </table:table-cell>
          <table:table-cell/>
          <table:table-cell table:formula="of:=[.I221]*0.067" office:value-type="float" office:value="-66.56030552798" calcext:value-type="float">
            <text:p>-66,56030552798</text:p>
          </table:table-cell>
          <table:table-cell table:formula="of:=[.J221]*0.067" office:value-type="float" office:value="-67.44301992925" calcext:value-type="float">
            <text:p>-67,44301992925</text:p>
          </table:table-cell>
          <table:table-cell table:formula="of:=[.K221]*0.067" office:value-type="float" office:value="-205.07406905762" calcext:value-type="float">
            <text:p>-205,074069057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1.7431148235" calcext:value-type="float">
            <text:p>-11,7431148235</text:p>
          </table:table-cell>
          <table:table-cell office:value-type="float" office:value="-5.9560188881" calcext:value-type="float">
            <text:p>-5,9560188881</text:p>
          </table:table-cell>
          <table:table-cell office:value-type="float" office:value="-33.017059444" calcext:value-type="float">
            <text:p>-33,017059444</text:p>
          </table:table-cell>
          <table:table-cell/>
          <table:table-cell table:formula="of:=[.E222]*100" office:value-type="float" office:value="-1174.31148235" calcext:value-type="float">
            <text:p>-1174,31148235</text:p>
          </table:table-cell>
          <table:table-cell table:formula="of:=[.F222]*100" office:value-type="float" office:value="-595.60188881" calcext:value-type="float">
            <text:p>-595,60188881</text:p>
          </table:table-cell>
          <table:table-cell table:formula="of:=[.G222]*100" office:value-type="float" office:value="-3301.7059444" calcext:value-type="float">
            <text:p>-3301,7059444</text:p>
          </table:table-cell>
          <table:table-cell/>
          <table:table-cell table:formula="of:=[.I222]*0.067" office:value-type="float" office:value="-78.67886931745" calcext:value-type="float">
            <text:p>-78,67886931745</text:p>
          </table:table-cell>
          <table:table-cell table:formula="of:=[.J222]*0.067" office:value-type="float" office:value="-39.90532655027" calcext:value-type="float">
            <text:p>-39,90532655027</text:p>
          </table:table-cell>
          <table:table-cell table:formula="of:=[.K222]*0.067" office:value-type="float" office:value="-221.2142982748" calcext:value-type="float">
            <text:p>-221,2142982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6.991912679" calcext:value-type="float">
            <text:p>-16,991912679</text:p>
          </table:table-cell>
          <table:table-cell office:value-type="float" office:value="-8.353528242" calcext:value-type="float">
            <text:p>-8,353528242</text:p>
          </table:table-cell>
          <table:table-cell office:value-type="float" office:value="-35.4169559476" calcext:value-type="float">
            <text:p>-35,4169559476</text:p>
          </table:table-cell>
          <table:table-cell/>
          <table:table-cell table:formula="of:=[.E223]*100" office:value-type="float" office:value="-1699.1912679" calcext:value-type="float">
            <text:p>-1699,1912679</text:p>
          </table:table-cell>
          <table:table-cell table:formula="of:=[.F223]*100" office:value-type="float" office:value="-835.3528242" calcext:value-type="float">
            <text:p>-835,3528242</text:p>
          </table:table-cell>
          <table:table-cell table:formula="of:=[.G223]*100" office:value-type="float" office:value="-3541.69559476" calcext:value-type="float">
            <text:p>-3541,69559476</text:p>
          </table:table-cell>
          <table:table-cell/>
          <table:table-cell table:formula="of:=[.I223]*0.067" office:value-type="float" office:value="-113.8458149493" calcext:value-type="float">
            <text:p>-113,8458149493</text:p>
          </table:table-cell>
          <table:table-cell table:formula="of:=[.J223]*0.067" office:value-type="float" office:value="-55.9686392214" calcext:value-type="float">
            <text:p>-55,9686392214</text:p>
          </table:table-cell>
          <table:table-cell table:formula="of:=[.K223]*0.067" office:value-type="float" office:value="-237.29360484892" calcext:value-type="float">
            <text:p>-237,293604848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9.7729915322" calcext:value-type="float">
            <text:p>-19,7729915322</text:p>
          </table:table-cell>
          <table:table-cell office:value-type="float" office:value="-15.5001508919" calcext:value-type="float">
            <text:p>-15,5001508919</text:p>
          </table:table-cell>
          <table:table-cell office:value-type="float" office:value="-45.2969355349" calcext:value-type="float">
            <text:p>-45,2969355349</text:p>
          </table:table-cell>
          <table:table-cell/>
          <table:table-cell table:formula="of:=[.E224]*100" office:value-type="float" office:value="-1977.29915322" calcext:value-type="float">
            <text:p>-1977,29915322</text:p>
          </table:table-cell>
          <table:table-cell table:formula="of:=[.F224]*100" office:value-type="float" office:value="-1550.01508919" calcext:value-type="float">
            <text:p>-1550,01508919</text:p>
          </table:table-cell>
          <table:table-cell table:formula="of:=[.G224]*100" office:value-type="float" office:value="-4529.69355349" calcext:value-type="float">
            <text:p>-4529,69355349</text:p>
          </table:table-cell>
          <table:table-cell/>
          <table:table-cell table:formula="of:=[.I224]*0.067" office:value-type="float" office:value="-132.47904326574" calcext:value-type="float">
            <text:p>-132,47904326574</text:p>
          </table:table-cell>
          <table:table-cell table:formula="of:=[.J224]*0.067" office:value-type="float" office:value="-103.85101097573" calcext:value-type="float">
            <text:p>-103,85101097573</text:p>
          </table:table-cell>
          <table:table-cell table:formula="of:=[.K224]*0.067" office:value-type="float" office:value="-303.48946808383" calcext:value-type="float">
            <text:p>-303,48946808383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5.0353769437" calcext:value-type="float">
            <text:p>-15,0353769437</text:p>
          </table:table-cell>
          <table:table-cell office:value-type="float" office:value="-11.5234714437" calcext:value-type="float">
            <text:p>-11,5234714437</text:p>
          </table:table-cell>
          <table:table-cell office:value-type="float" office:value="-48.1695234906" calcext:value-type="float">
            <text:p>-48,1695234906</text:p>
          </table:table-cell>
          <table:table-cell/>
          <table:table-cell table:formula="of:=[.E225]*100" office:value-type="float" office:value="-1503.53769437" calcext:value-type="float">
            <text:p>-1503,53769437</text:p>
          </table:table-cell>
          <table:table-cell table:formula="of:=[.F225]*100" office:value-type="float" office:value="-1152.34714437" calcext:value-type="float">
            <text:p>-1152,34714437</text:p>
          </table:table-cell>
          <table:table-cell table:formula="of:=[.G225]*100" office:value-type="float" office:value="-4816.95234906" calcext:value-type="float">
            <text:p>-4816,95234906</text:p>
          </table:table-cell>
          <table:table-cell/>
          <table:table-cell table:formula="of:=[.I225]*0.067" office:value-type="float" office:value="-100.73702552279" calcext:value-type="float">
            <text:p>-100,73702552279</text:p>
          </table:table-cell>
          <table:table-cell table:formula="of:=[.J225]*0.067" office:value-type="float" office:value="-77.20725867279" calcext:value-type="float">
            <text:p>-77,20725867279</text:p>
          </table:table-cell>
          <table:table-cell table:formula="of:=[.K225]*0.067" office:value-type="float" office:value="-322.73580738702" calcext:value-type="float">
            <text:p>-322,735807387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0.2379600484" calcext:value-type="float">
            <text:p>-20,2379600484</text:p>
          </table:table-cell>
          <table:table-cell office:value-type="float" office:value="-11.8898652384" calcext:value-type="float">
            <text:p>-11,8898652384</text:p>
          </table:table-cell>
          <table:table-cell office:value-type="float" office:value="-52.0660930086" calcext:value-type="float">
            <text:p>-52,0660930086</text:p>
          </table:table-cell>
          <table:table-cell/>
          <table:table-cell table:formula="of:=[.E226]*100" office:value-type="float" office:value="-2023.79600484" calcext:value-type="float">
            <text:p>-2023,79600484</text:p>
          </table:table-cell>
          <table:table-cell table:formula="of:=[.F226]*100" office:value-type="float" office:value="-1188.98652384" calcext:value-type="float">
            <text:p>-1188,98652384</text:p>
          </table:table-cell>
          <table:table-cell table:formula="of:=[.G226]*100" office:value-type="float" office:value="-5206.60930086" calcext:value-type="float">
            <text:p>-5206,60930086</text:p>
          </table:table-cell>
          <table:table-cell/>
          <table:table-cell table:formula="of:=[.I226]*0.067" office:value-type="float" office:value="-135.59433232428" calcext:value-type="float">
            <text:p>-135,59433232428</text:p>
          </table:table-cell>
          <table:table-cell table:formula="of:=[.J226]*0.067" office:value-type="float" office:value="-79.66209709728" calcext:value-type="float">
            <text:p>-79,66209709728</text:p>
          </table:table-cell>
          <table:table-cell table:formula="of:=[.K226]*0.067" office:value-type="float" office:value="-348.84282315762" calcext:value-type="float">
            <text:p>-348,8428231576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0.0751874344" calcext:value-type="float">
            <text:p>-20,0751874344</text:p>
          </table:table-cell>
          <table:table-cell office:value-type="float" office:value="-15.8369596909" calcext:value-type="float">
            <text:p>-15,8369596909</text:p>
          </table:table-cell>
          <table:table-cell office:value-type="float" office:value="-62.1212752777" calcext:value-type="float">
            <text:p>-62,1212752777</text:p>
          </table:table-cell>
          <table:table-cell/>
          <table:table-cell table:formula="of:=[.E227]*100" office:value-type="float" office:value="-2007.51874344" calcext:value-type="float">
            <text:p>-2007,51874344</text:p>
          </table:table-cell>
          <table:table-cell table:formula="of:=[.F227]*100" office:value-type="float" office:value="-1583.69596909" calcext:value-type="float">
            <text:p>-1583,69596909</text:p>
          </table:table-cell>
          <table:table-cell table:formula="of:=[.G227]*100" office:value-type="float" office:value="-6212.12752777" calcext:value-type="float">
            <text:p>-6212,12752777</text:p>
          </table:table-cell>
          <table:table-cell/>
          <table:table-cell table:formula="of:=[.I227]*0.067" office:value-type="float" office:value="-134.50375581048" calcext:value-type="float">
            <text:p>-134,50375581048</text:p>
          </table:table-cell>
          <table:table-cell table:formula="of:=[.J227]*0.067" office:value-type="float" office:value="-106.10762992903" calcext:value-type="float">
            <text:p>-106,10762992903</text:p>
          </table:table-cell>
          <table:table-cell table:formula="of:=[.K227]*0.067" office:value-type="float" office:value="-416.21254436059" calcext:value-type="float">
            <text:p>-416,212544360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3.127380819" calcext:value-type="float">
            <text:p>-13,127380819</text:p>
          </table:table-cell>
          <table:table-cell office:value-type="float" office:value="-17.3581383104" calcext:value-type="float">
            <text:p>-17,3581383104</text:p>
          </table:table-cell>
          <table:table-cell office:value-type="float" office:value="-64.5982591941" calcext:value-type="float">
            <text:p>-64,5982591941</text:p>
          </table:table-cell>
          <table:table-cell/>
          <table:table-cell table:formula="of:=[.E228]*100" office:value-type="float" office:value="-1312.7380819" calcext:value-type="float">
            <text:p>-1312,7380819</text:p>
          </table:table-cell>
          <table:table-cell table:formula="of:=[.F228]*100" office:value-type="float" office:value="-1735.81383104" calcext:value-type="float">
            <text:p>-1735,81383104</text:p>
          </table:table-cell>
          <table:table-cell table:formula="of:=[.G228]*100" office:value-type="float" office:value="-6459.82591941" calcext:value-type="float">
            <text:p>-6459,82591941</text:p>
          </table:table-cell>
          <table:table-cell/>
          <table:table-cell table:formula="of:=[.I228]*0.067" office:value-type="float" office:value="-87.9534514873" calcext:value-type="float">
            <text:p>-87,9534514873</text:p>
          </table:table-cell>
          <table:table-cell table:formula="of:=[.J228]*0.067" office:value-type="float" office:value="-116.29952667968" calcext:value-type="float">
            <text:p>-116,29952667968</text:p>
          </table:table-cell>
          <table:table-cell table:formula="of:=[.K228]*0.067" office:value-type="float" office:value="-432.80833660047" calcext:value-type="float">
            <text:p>-432,808336600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4.6852930997" calcext:value-type="float">
            <text:p>-14,6852930997</text:p>
          </table:table-cell>
          <table:table-cell office:value-type="float" office:value="-20.2135181402" calcext:value-type="float">
            <text:p>-20,2135181402</text:p>
          </table:table-cell>
          <table:table-cell office:value-type="float" office:value="-68.045422306" calcext:value-type="float">
            <text:p>-68,045422306</text:p>
          </table:table-cell>
          <table:table-cell/>
          <table:table-cell table:formula="of:=[.E229]*100" office:value-type="float" office:value="-1468.52930997" calcext:value-type="float">
            <text:p>-1468,52930997</text:p>
          </table:table-cell>
          <table:table-cell table:formula="of:=[.F229]*100" office:value-type="float" office:value="-2021.35181402" calcext:value-type="float">
            <text:p>-2021,35181402</text:p>
          </table:table-cell>
          <table:table-cell table:formula="of:=[.G229]*100" office:value-type="float" office:value="-6804.5422306" calcext:value-type="float">
            <text:p>-6804,5422306</text:p>
          </table:table-cell>
          <table:table-cell/>
          <table:table-cell table:formula="of:=[.I229]*0.067" office:value-type="float" office:value="-98.39146376799" calcext:value-type="float">
            <text:p>-98,39146376799</text:p>
          </table:table-cell>
          <table:table-cell table:formula="of:=[.J229]*0.067" office:value-type="float" office:value="-135.43057153934" calcext:value-type="float">
            <text:p>-135,43057153934</text:p>
          </table:table-cell>
          <table:table-cell table:formula="of:=[.K229]*0.067" office:value-type="float" office:value="-455.9043294502" calcext:value-type="float">
            <text:p>-455,90432945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3.5273967212" calcext:value-type="float">
            <text:p>-13,5273967212</text:p>
          </table:table-cell>
          <table:table-cell office:value-type="float" office:value="-21.9318781215" calcext:value-type="float">
            <text:p>-21,9318781215</text:p>
          </table:table-cell>
          <table:table-cell office:value-type="float" office:value="-74.852136556" calcext:value-type="float">
            <text:p>-74,852136556</text:p>
          </table:table-cell>
          <table:table-cell/>
          <table:table-cell table:formula="of:=[.E230]*100" office:value-type="float" office:value="-1352.73967212" calcext:value-type="float">
            <text:p>-1352,73967212</text:p>
          </table:table-cell>
          <table:table-cell table:formula="of:=[.F230]*100" office:value-type="float" office:value="-2193.18781215" calcext:value-type="float">
            <text:p>-2193,18781215</text:p>
          </table:table-cell>
          <table:table-cell table:formula="of:=[.G230]*100" office:value-type="float" office:value="-7485.2136556" calcext:value-type="float">
            <text:p>-7485,2136556</text:p>
          </table:table-cell>
          <table:table-cell/>
          <table:table-cell table:formula="of:=[.I230]*0.067" office:value-type="float" office:value="-90.63355803204" calcext:value-type="float">
            <text:p>-90,63355803204</text:p>
          </table:table-cell>
          <table:table-cell table:formula="of:=[.J230]*0.067" office:value-type="float" office:value="-146.94358341405" calcext:value-type="float">
            <text:p>-146,94358341405</text:p>
          </table:table-cell>
          <table:table-cell table:formula="of:=[.K230]*0.067" office:value-type="float" office:value="-501.5093149252" calcext:value-type="float">
            <text:p>-501,50931492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7.534450026" calcext:value-type="float">
            <text:p>-7,534450026</text:p>
          </table:table-cell>
          <table:table-cell office:value-type="float" office:value="-23.2052494288" calcext:value-type="float">
            <text:p>-23,2052494288</text:p>
          </table:table-cell>
          <table:table-cell office:value-type="float" office:value="-77.249998819" calcext:value-type="float">
            <text:p>-77,249998819</text:p>
          </table:table-cell>
          <table:table-cell/>
          <table:table-cell table:formula="of:=[.E231]*100" office:value-type="float" office:value="-753.4450026" calcext:value-type="float">
            <text:p>-753,4450026</text:p>
          </table:table-cell>
          <table:table-cell table:formula="of:=[.F231]*100" office:value-type="float" office:value="-2320.52494288" calcext:value-type="float">
            <text:p>-2320,52494288</text:p>
          </table:table-cell>
          <table:table-cell table:formula="of:=[.G231]*100" office:value-type="float" office:value="-7724.9998819" calcext:value-type="float">
            <text:p>-7724,9998819</text:p>
          </table:table-cell>
          <table:table-cell/>
          <table:table-cell table:formula="of:=[.I231]*0.067" office:value-type="float" office:value="-50.4808151742" calcext:value-type="float">
            <text:p>-50,4808151742</text:p>
          </table:table-cell>
          <table:table-cell table:formula="of:=[.J231]*0.067" office:value-type="float" office:value="-155.47517117296" calcext:value-type="float">
            <text:p>-155,47517117296</text:p>
          </table:table-cell>
          <table:table-cell table:formula="of:=[.K231]*0.067" office:value-type="float" office:value="-517.5749920873" calcext:value-type="float">
            <text:p>-517,57499208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4.7446758793" calcext:value-type="float">
            <text:p>-4,7446758793</text:p>
          </table:table-cell>
          <table:table-cell office:value-type="float" office:value="-24.8766047963" calcext:value-type="float">
            <text:p>-24,8766047963</text:p>
          </table:table-cell>
          <table:table-cell office:value-type="float" office:value="-78.586469594" calcext:value-type="float">
            <text:p>-78,586469594</text:p>
          </table:table-cell>
          <table:table-cell/>
          <table:table-cell table:formula="of:=[.E232]*100" office:value-type="float" office:value="-474.46758793" calcext:value-type="float">
            <text:p>-474,46758793</text:p>
          </table:table-cell>
          <table:table-cell table:formula="of:=[.F232]*100" office:value-type="float" office:value="-2487.66047963" calcext:value-type="float">
            <text:p>-2487,66047963</text:p>
          </table:table-cell>
          <table:table-cell table:formula="of:=[.G232]*100" office:value-type="float" office:value="-7858.6469594" calcext:value-type="float">
            <text:p>-7858,6469594</text:p>
          </table:table-cell>
          <table:table-cell/>
          <table:table-cell table:formula="of:=[.I232]*0.067" office:value-type="float" office:value="-31.78932839131" calcext:value-type="float">
            <text:p>-31,78932839131</text:p>
          </table:table-cell>
          <table:table-cell table:formula="of:=[.J232]*0.067" office:value-type="float" office:value="-166.67325213521" calcext:value-type="float">
            <text:p>-166,67325213521</text:p>
          </table:table-cell>
          <table:table-cell table:formula="of:=[.K232]*0.067" office:value-type="float" office:value="-526.5293462798" calcext:value-type="float">
            <text:p>-526,52934627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2.4269985731" calcext:value-type="float">
            <text:p>-2,4269985731</text:p>
          </table:table-cell>
          <table:table-cell office:value-type="float" office:value="-24.7876825102" calcext:value-type="float">
            <text:p>-24,7876825102</text:p>
          </table:table-cell>
          <table:table-cell office:value-type="float" office:value="-80.239384853" calcext:value-type="float">
            <text:p>-80,239384853</text:p>
          </table:table-cell>
          <table:table-cell/>
          <table:table-cell table:formula="of:=[.E233]*100" office:value-type="float" office:value="-242.69985731" calcext:value-type="float">
            <text:p>-242,69985731</text:p>
          </table:table-cell>
          <table:table-cell table:formula="of:=[.F233]*100" office:value-type="float" office:value="-2478.76825102" calcext:value-type="float">
            <text:p>-2478,76825102</text:p>
          </table:table-cell>
          <table:table-cell table:formula="of:=[.G233]*100" office:value-type="float" office:value="-8023.9384853" calcext:value-type="float">
            <text:p>-8023,9384853</text:p>
          </table:table-cell>
          <table:table-cell/>
          <table:table-cell table:formula="of:=[.I233]*0.067" office:value-type="float" office:value="-16.26089043977" calcext:value-type="float">
            <text:p>-16,26089043977</text:p>
          </table:table-cell>
          <table:table-cell table:formula="of:=[.J233]*0.067" office:value-type="float" office:value="-166.07747281834" calcext:value-type="float">
            <text:p>-166,07747281834</text:p>
          </table:table-cell>
          <table:table-cell table:formula="of:=[.K233]*0.067" office:value-type="float" office:value="-537.6038785151" calcext:value-type="float">
            <text:p>-537,60387851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.2856188336" calcext:value-type="float">
            <text:p>1,2856188336</text:p>
          </table:table-cell>
          <table:table-cell office:value-type="float" office:value="-23.7850349606" calcext:value-type="float">
            <text:p>-23,7850349606</text:p>
          </table:table-cell>
          <table:table-cell office:value-type="float" office:value="-80.611863045" calcext:value-type="float">
            <text:p>-80,611863045</text:p>
          </table:table-cell>
          <table:table-cell/>
          <table:table-cell table:formula="of:=[.E234]*100" office:value-type="float" office:value="128.56188336" calcext:value-type="float">
            <text:p>128,56188336</text:p>
          </table:table-cell>
          <table:table-cell table:formula="of:=[.F234]*100" office:value-type="float" office:value="-2378.50349606" calcext:value-type="float">
            <text:p>-2378,50349606</text:p>
          </table:table-cell>
          <table:table-cell table:formula="of:=[.G234]*100" office:value-type="float" office:value="-8061.1863045" calcext:value-type="float">
            <text:p>-8061,1863045</text:p>
          </table:table-cell>
          <table:table-cell/>
          <table:table-cell table:formula="of:=[.I234]*0.067" office:value-type="float" office:value="8.61364618512" calcext:value-type="float">
            <text:p>8,61364618512</text:p>
          </table:table-cell>
          <table:table-cell table:formula="of:=[.J234]*0.067" office:value-type="float" office:value="-159.35973423602" calcext:value-type="float">
            <text:p>-159,35973423602</text:p>
          </table:table-cell>
          <table:table-cell table:formula="of:=[.K234]*0.067" office:value-type="float" office:value="-540.0994824015" calcext:value-type="float">
            <text:p>-540,099482401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4.8759416026" calcext:value-type="float">
            <text:p>4,8759416026</text:p>
          </table:table-cell>
          <table:table-cell office:value-type="float" office:value="-22.8778929094" calcext:value-type="float">
            <text:p>-22,8778929094</text:p>
          </table:table-cell>
          <table:table-cell office:value-type="float" office:value="-79.780747944" calcext:value-type="float">
            <text:p>-79,780747944</text:p>
          </table:table-cell>
          <table:table-cell/>
          <table:table-cell table:formula="of:=[.E235]*100" office:value-type="float" office:value="487.59416026" calcext:value-type="float">
            <text:p>487,59416026</text:p>
          </table:table-cell>
          <table:table-cell table:formula="of:=[.F235]*100" office:value-type="float" office:value="-2287.78929094" calcext:value-type="float">
            <text:p>-2287,78929094</text:p>
          </table:table-cell>
          <table:table-cell table:formula="of:=[.G235]*100" office:value-type="float" office:value="-7978.0747944" calcext:value-type="float">
            <text:p>-7978,0747944</text:p>
          </table:table-cell>
          <table:table-cell/>
          <table:table-cell table:formula="of:=[.I235]*0.067" office:value-type="float" office:value="32.66880873742" calcext:value-type="float">
            <text:p>32,66880873742</text:p>
          </table:table-cell>
          <table:table-cell table:formula="of:=[.J235]*0.067" office:value-type="float" office:value="-153.28188249298" calcext:value-type="float">
            <text:p>-153,28188249298</text:p>
          </table:table-cell>
          <table:table-cell table:formula="of:=[.K235]*0.067" office:value-type="float" office:value="-534.5310112248" calcext:value-type="float">
            <text:p>-534,53101122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8.4306658445" calcext:value-type="float">
            <text:p>8,4306658445</text:p>
          </table:table-cell>
          <table:table-cell office:value-type="float" office:value="-23.0378032901" calcext:value-type="float">
            <text:p>-23,0378032901</text:p>
          </table:table-cell>
          <table:table-cell office:value-type="float" office:value="-78.408923212" calcext:value-type="float">
            <text:p>-78,408923212</text:p>
          </table:table-cell>
          <table:table-cell/>
          <table:table-cell table:formula="of:=[.E236]*100" office:value-type="float" office:value="843.06658445" calcext:value-type="float">
            <text:p>843,06658445</text:p>
          </table:table-cell>
          <table:table-cell table:formula="of:=[.F236]*100" office:value-type="float" office:value="-2303.78032901" calcext:value-type="float">
            <text:p>-2303,78032901</text:p>
          </table:table-cell>
          <table:table-cell table:formula="of:=[.G236]*100" office:value-type="float" office:value="-7840.8923212" calcext:value-type="float">
            <text:p>-7840,8923212</text:p>
          </table:table-cell>
          <table:table-cell/>
          <table:table-cell table:formula="of:=[.I236]*0.067" office:value-type="float" office:value="56.48546115815" calcext:value-type="float">
            <text:p>56,48546115815</text:p>
          </table:table-cell>
          <table:table-cell table:formula="of:=[.J236]*0.067" office:value-type="float" office:value="-154.35328204367" calcext:value-type="float">
            <text:p>-154,35328204367</text:p>
          </table:table-cell>
          <table:table-cell table:formula="of:=[.K236]*0.067" office:value-type="float" office:value="-525.3397855204" calcext:value-type="float">
            <text:p>-525,339785520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4.4020084835" calcext:value-type="float">
            <text:p>14,4020084835</text:p>
          </table:table-cell>
          <table:table-cell office:value-type="float" office:value="-20.5778482344" calcext:value-type="float">
            <text:p>-20,5778482344</text:p>
          </table:table-cell>
          <table:table-cell office:value-type="float" office:value="-74.924665195" calcext:value-type="float">
            <text:p>-74,924665195</text:p>
          </table:table-cell>
          <table:table-cell/>
          <table:table-cell table:formula="of:=[.E237]*100" office:value-type="float" office:value="1440.20084835" calcext:value-type="float">
            <text:p>1440,20084835</text:p>
          </table:table-cell>
          <table:table-cell table:formula="of:=[.F237]*100" office:value-type="float" office:value="-2057.78482344" calcext:value-type="float">
            <text:p>-2057,78482344</text:p>
          </table:table-cell>
          <table:table-cell table:formula="of:=[.G237]*100" office:value-type="float" office:value="-7492.4665195" calcext:value-type="float">
            <text:p>-7492,4665195</text:p>
          </table:table-cell>
          <table:table-cell/>
          <table:table-cell table:formula="of:=[.I237]*0.067" office:value-type="float" office:value="96.49345683945" calcext:value-type="float">
            <text:p>96,49345683945</text:p>
          </table:table-cell>
          <table:table-cell table:formula="of:=[.J237]*0.067" office:value-type="float" office:value="-137.87158317048" calcext:value-type="float">
            <text:p>-137,87158317048</text:p>
          </table:table-cell>
          <table:table-cell table:formula="of:=[.K237]*0.067" office:value-type="float" office:value="-501.9952568065" calcext:value-type="float">
            <text:p>-501,9952568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6.4655855896" calcext:value-type="float">
            <text:p>16,4655855896</text:p>
          </table:table-cell>
          <table:table-cell office:value-type="float" office:value="-16.5104714959" calcext:value-type="float">
            <text:p>-16,5104714959</text:p>
          </table:table-cell>
          <table:table-cell office:value-type="float" office:value="-67.667457484" calcext:value-type="float">
            <text:p>-67,667457484</text:p>
          </table:table-cell>
          <table:table-cell/>
          <table:table-cell table:formula="of:=[.E238]*100" office:value-type="float" office:value="1646.55855896" calcext:value-type="float">
            <text:p>1646,55855896</text:p>
          </table:table-cell>
          <table:table-cell table:formula="of:=[.F238]*100" office:value-type="float" office:value="-1651.04714959" calcext:value-type="float">
            <text:p>-1651,04714959</text:p>
          </table:table-cell>
          <table:table-cell table:formula="of:=[.G238]*100" office:value-type="float" office:value="-6766.7457484" calcext:value-type="float">
            <text:p>-6766,7457484</text:p>
          </table:table-cell>
          <table:table-cell/>
          <table:table-cell table:formula="of:=[.I238]*0.067" office:value-type="float" office:value="110.31942345032" calcext:value-type="float">
            <text:p>110,31942345032</text:p>
          </table:table-cell>
          <table:table-cell table:formula="of:=[.J238]*0.067" office:value-type="float" office:value="-110.62015902253" calcext:value-type="float">
            <text:p>-110,62015902253</text:p>
          </table:table-cell>
          <table:table-cell table:formula="of:=[.K238]*0.067" office:value-type="float" office:value="-453.3719651428" calcext:value-type="float">
            <text:p>-453,371965142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4.0849986066" calcext:value-type="float">
            <text:p>14,0849986066</text:p>
          </table:table-cell>
          <table:table-cell office:value-type="float" office:value="-18.3786773859" calcext:value-type="float">
            <text:p>-18,3786773859</text:p>
          </table:table-cell>
          <table:table-cell office:value-type="float" office:value="-63.9194203933" calcext:value-type="float">
            <text:p>-63,9194203933</text:p>
          </table:table-cell>
          <table:table-cell/>
          <table:table-cell table:formula="of:=[.E239]*100" office:value-type="float" office:value="1408.49986066" calcext:value-type="float">
            <text:p>1408,49986066</text:p>
          </table:table-cell>
          <table:table-cell table:formula="of:=[.F239]*100" office:value-type="float" office:value="-1837.86773859" calcext:value-type="float">
            <text:p>-1837,86773859</text:p>
          </table:table-cell>
          <table:table-cell table:formula="of:=[.G239]*100" office:value-type="float" office:value="-6391.94203933" calcext:value-type="float">
            <text:p>-6391,94203933</text:p>
          </table:table-cell>
          <table:table-cell/>
          <table:table-cell table:formula="of:=[.I239]*0.067" office:value-type="float" office:value="94.36949066422" calcext:value-type="float">
            <text:p>94,36949066422</text:p>
          </table:table-cell>
          <table:table-cell table:formula="of:=[.J239]*0.067" office:value-type="float" office:value="-123.13713848553" calcext:value-type="float">
            <text:p>-123,13713848553</text:p>
          </table:table-cell>
          <table:table-cell table:formula="of:=[.K239]*0.067" office:value-type="float" office:value="-428.26011663511" calcext:value-type="float">
            <text:p>-428,260116635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9.6698820899" calcext:value-type="float">
            <text:p>19,6698820899</text:p>
          </table:table-cell>
          <table:table-cell office:value-type="float" office:value="-15.8941501338" calcext:value-type="float">
            <text:p>-15,8941501338</text:p>
          </table:table-cell>
          <table:table-cell office:value-type="float" office:value="-59.9230287746" calcext:value-type="float">
            <text:p>-59,9230287746</text:p>
          </table:table-cell>
          <table:table-cell/>
          <table:table-cell table:formula="of:=[.E240]*100" office:value-type="float" office:value="1966.98820899" calcext:value-type="float">
            <text:p>1966,98820899</text:p>
          </table:table-cell>
          <table:table-cell table:formula="of:=[.F240]*100" office:value-type="float" office:value="-1589.41501338" calcext:value-type="float">
            <text:p>-1589,41501338</text:p>
          </table:table-cell>
          <table:table-cell table:formula="of:=[.G240]*100" office:value-type="float" office:value="-5992.30287746" calcext:value-type="float">
            <text:p>-5992,30287746</text:p>
          </table:table-cell>
          <table:table-cell/>
          <table:table-cell table:formula="of:=[.I240]*0.067" office:value-type="float" office:value="131.78821000233" calcext:value-type="float">
            <text:p>131,78821000233</text:p>
          </table:table-cell>
          <table:table-cell table:formula="of:=[.J240]*0.067" office:value-type="float" office:value="-106.49080589646" calcext:value-type="float">
            <text:p>-106,49080589646</text:p>
          </table:table-cell>
          <table:table-cell table:formula="of:=[.K240]*0.067" office:value-type="float" office:value="-401.48429278982" calcext:value-type="float">
            <text:p>-401,4842927898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.8439790192" calcext:value-type="float">
            <text:p>21,8439790192</text:p>
          </table:table-cell>
          <table:table-cell office:value-type="float" office:value="-8.3979267568" calcext:value-type="float">
            <text:p>-8,3979267568</text:p>
          </table:table-cell>
          <table:table-cell office:value-type="float" office:value="-49.8446108519" calcext:value-type="float">
            <text:p>-49,8446108519</text:p>
          </table:table-cell>
          <table:table-cell/>
          <table:table-cell table:formula="of:=[.E241]*100" office:value-type="float" office:value="2184.39790192" calcext:value-type="float">
            <text:p>2184,39790192</text:p>
          </table:table-cell>
          <table:table-cell table:formula="of:=[.F241]*100" office:value-type="float" office:value="-839.79267568" calcext:value-type="float">
            <text:p>-839,79267568</text:p>
          </table:table-cell>
          <table:table-cell table:formula="of:=[.G241]*100" office:value-type="float" office:value="-4984.46108519" calcext:value-type="float">
            <text:p>-4984,46108519</text:p>
          </table:table-cell>
          <table:table-cell/>
          <table:table-cell table:formula="of:=[.I241]*0.067" office:value-type="float" office:value="146.35465942864" calcext:value-type="float">
            <text:p>146,35465942864</text:p>
          </table:table-cell>
          <table:table-cell table:formula="of:=[.J241]*0.067" office:value-type="float" office:value="-56.26610927056" calcext:value-type="float">
            <text:p>-56,26610927056</text:p>
          </table:table-cell>
          <table:table-cell table:formula="of:=[.K241]*0.067" office:value-type="float" office:value="-333.95889270773" calcext:value-type="float">
            <text:p>-333,9588927077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15.8537159688" calcext:value-type="float">
            <text:p>15,8537159688</text:p>
          </table:table-cell>
          <table:table-cell office:value-type="float" office:value="-11.4745445396" calcext:value-type="float">
            <text:p>-11,4745445396</text:p>
          </table:table-cell>
          <table:table-cell office:value-type="float" office:value="-46.3725152578" calcext:value-type="float">
            <text:p>-46,3725152578</text:p>
          </table:table-cell>
          <table:table-cell/>
          <table:table-cell table:formula="of:=[.E242]*100" office:value-type="float" office:value="1585.37159688" calcext:value-type="float">
            <text:p>1585,37159688</text:p>
          </table:table-cell>
          <table:table-cell table:formula="of:=[.F242]*100" office:value-type="float" office:value="-1147.45445396" calcext:value-type="float">
            <text:p>-1147,45445396</text:p>
          </table:table-cell>
          <table:table-cell table:formula="of:=[.G242]*100" office:value-type="float" office:value="-4637.25152578" calcext:value-type="float">
            <text:p>-4637,25152578</text:p>
          </table:table-cell>
          <table:table-cell/>
          <table:table-cell table:formula="of:=[.I242]*0.067" office:value-type="float" office:value="106.21989699096" calcext:value-type="float">
            <text:p>106,21989699096</text:p>
          </table:table-cell>
          <table:table-cell table:formula="of:=[.J242]*0.067" office:value-type="float" office:value="-76.87944841532" calcext:value-type="float">
            <text:p>-76,87944841532</text:p>
          </table:table-cell>
          <table:table-cell table:formula="of:=[.K242]*0.067" office:value-type="float" office:value="-310.69585222726" calcext:value-type="float">
            <text:p>-310,6958522272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.2406143717" calcext:value-type="float">
            <text:p>21,2406143717</text:p>
          </table:table-cell>
          <table:table-cell office:value-type="float" office:value="-9.0791759228" calcext:value-type="float">
            <text:p>-9,0791759228</text:p>
          </table:table-cell>
          <table:table-cell office:value-type="float" office:value="-41.8512840904" calcext:value-type="float">
            <text:p>-41,8512840904</text:p>
          </table:table-cell>
          <table:table-cell/>
          <table:table-cell table:formula="of:=[.E243]*100" office:value-type="float" office:value="2124.06143717" calcext:value-type="float">
            <text:p>2124,06143717</text:p>
          </table:table-cell>
          <table:table-cell table:formula="of:=[.F243]*100" office:value-type="float" office:value="-907.91759228" calcext:value-type="float">
            <text:p>-907,91759228</text:p>
          </table:table-cell>
          <table:table-cell table:formula="of:=[.G243]*100" office:value-type="float" office:value="-4185.12840904" calcext:value-type="float">
            <text:p>-4185,12840904</text:p>
          </table:table-cell>
          <table:table-cell/>
          <table:table-cell table:formula="of:=[.I243]*0.067" office:value-type="float" office:value="142.31211629039" calcext:value-type="float">
            <text:p>142,31211629039</text:p>
          </table:table-cell>
          <table:table-cell table:formula="of:=[.J243]*0.067" office:value-type="float" office:value="-60.83047868276" calcext:value-type="float">
            <text:p>-60,83047868276</text:p>
          </table:table-cell>
          <table:table-cell table:formula="of:=[.K243]*0.067" office:value-type="float" office:value="-280.40360340568" calcext:value-type="float">
            <text:p>-280,403603405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8.8593913711" calcext:value-type="float">
            <text:p>18,8593913711</text:p>
          </table:table-cell>
          <table:table-cell office:value-type="float" office:value="-7.4906067268" calcext:value-type="float">
            <text:p>-7,4906067268</text:p>
          </table:table-cell>
          <table:table-cell office:value-type="float" office:value="-29.3164742122" calcext:value-type="float">
            <text:p>-29,3164742122</text:p>
          </table:table-cell>
          <table:table-cell/>
          <table:table-cell table:formula="of:=[.E244]*100" office:value-type="float" office:value="1885.93913711" calcext:value-type="float">
            <text:p>1885,93913711</text:p>
          </table:table-cell>
          <table:table-cell table:formula="of:=[.F244]*100" office:value-type="float" office:value="-749.06067268" calcext:value-type="float">
            <text:p>-749,06067268</text:p>
          </table:table-cell>
          <table:table-cell table:formula="of:=[.G244]*100" office:value-type="float" office:value="-2931.64742122" calcext:value-type="float">
            <text:p>-2931,64742122</text:p>
          </table:table-cell>
          <table:table-cell/>
          <table:table-cell table:formula="of:=[.I244]*0.067" office:value-type="float" office:value="126.35792218637" calcext:value-type="float">
            <text:p>126,35792218637</text:p>
          </table:table-cell>
          <table:table-cell table:formula="of:=[.J244]*0.067" office:value-type="float" office:value="-50.18706506956" calcext:value-type="float">
            <text:p>-50,18706506956</text:p>
          </table:table-cell>
          <table:table-cell table:formula="of:=[.K244]*0.067" office:value-type="float" office:value="-196.42037722174" calcext:value-type="float">
            <text:p>-196,4203772217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7.4227258175" calcext:value-type="float">
            <text:p>7,4227258175</text:p>
          </table:table-cell>
          <table:table-cell office:value-type="float" office:value="-9.6468616298" calcext:value-type="float">
            <text:p>-9,6468616298</text:p>
          </table:table-cell>
          <table:table-cell office:value-type="float" office:value="-31.2924623054" calcext:value-type="float">
            <text:p>-31,2924623054</text:p>
          </table:table-cell>
          <table:table-cell/>
          <table:table-cell table:formula="of:=[.E245]*100" office:value-type="float" office:value="742.27258175" calcext:value-type="float">
            <text:p>742,27258175</text:p>
          </table:table-cell>
          <table:table-cell table:formula="of:=[.F245]*100" office:value-type="float" office:value="-964.68616298" calcext:value-type="float">
            <text:p>-964,68616298</text:p>
          </table:table-cell>
          <table:table-cell table:formula="of:=[.G245]*100" office:value-type="float" office:value="-3129.24623054" calcext:value-type="float">
            <text:p>-3129,24623054</text:p>
          </table:table-cell>
          <table:table-cell/>
          <table:table-cell table:formula="of:=[.I245]*0.067" office:value-type="float" office:value="49.73226297725" calcext:value-type="float">
            <text:p>49,73226297725</text:p>
          </table:table-cell>
          <table:table-cell table:formula="of:=[.J245]*0.067" office:value-type="float" office:value="-64.63397291966" calcext:value-type="float">
            <text:p>-64,63397291966</text:p>
          </table:table-cell>
          <table:table-cell table:formula="of:=[.K245]*0.067" office:value-type="float" office:value="-209.65949744618" calcext:value-type="float">
            <text:p>-209,659497446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7.1669504135" calcext:value-type="float">
            <text:p>17,1669504135</text:p>
          </table:table-cell>
          <table:table-cell office:value-type="float" office:value="-6.1148671848" calcext:value-type="float">
            <text:p>-6,1148671848</text:p>
          </table:table-cell>
          <table:table-cell office:value-type="float" office:value="-29.9691772912" calcext:value-type="float">
            <text:p>-29,9691772912</text:p>
          </table:table-cell>
          <table:table-cell/>
          <table:table-cell table:formula="of:=[.E246]*100" office:value-type="float" office:value="1716.69504135" calcext:value-type="float">
            <text:p>1716,69504135</text:p>
          </table:table-cell>
          <table:table-cell table:formula="of:=[.F246]*100" office:value-type="float" office:value="-611.48671848" calcext:value-type="float">
            <text:p>-611,48671848</text:p>
          </table:table-cell>
          <table:table-cell table:formula="of:=[.G246]*100" office:value-type="float" office:value="-2996.91772912" calcext:value-type="float">
            <text:p>-2996,91772912</text:p>
          </table:table-cell>
          <table:table-cell/>
          <table:table-cell table:formula="of:=[.I246]*0.067" office:value-type="float" office:value="115.01856777045" calcext:value-type="float">
            <text:p>115,01856777045</text:p>
          </table:table-cell>
          <table:table-cell table:formula="of:=[.J246]*0.067" office:value-type="float" office:value="-40.96961013816" calcext:value-type="float">
            <text:p>-40,96961013816</text:p>
          </table:table-cell>
          <table:table-cell table:formula="of:=[.K246]*0.067" office:value-type="float" office:value="-200.79348785104" calcext:value-type="float">
            <text:p>-200,7934878510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15.2434218999" calcext:value-type="float">
            <text:p>15,2434218999</text:p>
          </table:table-cell>
          <table:table-cell office:value-type="float" office:value="-7.7443225345" calcext:value-type="float">
            <text:p>-7,7443225345</text:p>
          </table:table-cell>
          <table:table-cell office:value-type="float" office:value="-16.6327377926" calcext:value-type="float">
            <text:p>-16,6327377926</text:p>
          </table:table-cell>
          <table:table-cell/>
          <table:table-cell table:formula="of:=[.E247]*100" office:value-type="float" office:value="1524.34218999" calcext:value-type="float">
            <text:p>1524,34218999</text:p>
          </table:table-cell>
          <table:table-cell table:formula="of:=[.F247]*100" office:value-type="float" office:value="-774.43225345" calcext:value-type="float">
            <text:p>-774,43225345</text:p>
          </table:table-cell>
          <table:table-cell table:formula="of:=[.G247]*100" office:value-type="float" office:value="-1663.27377926" calcext:value-type="float">
            <text:p>-1663,27377926</text:p>
          </table:table-cell>
          <table:table-cell/>
          <table:table-cell table:formula="of:=[.I247]*0.067" office:value-type="float" office:value="102.13092672933" calcext:value-type="float">
            <text:p>102,13092672933</text:p>
          </table:table-cell>
          <table:table-cell table:formula="of:=[.J247]*0.067" office:value-type="float" office:value="-51.88696098115" calcext:value-type="float">
            <text:p>-51,88696098115</text:p>
          </table:table-cell>
          <table:table-cell table:formula="of:=[.K247]*0.067" office:value-type="float" office:value="-111.43934321042" calcext:value-type="float">
            <text:p>-111,439343210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8.438396338" calcext:value-type="float">
            <text:p>-8,438396338</text:p>
          </table:table-cell>
          <table:table-cell office:value-type="float" office:value="-22.345446442" calcext:value-type="float">
            <text:p>-22,345446442</text:p>
          </table:table-cell>
          <table:table-cell/>
          <table:table-cell table:formula="of:=[.E248]*100" office:value-type="float" office:value="0" calcext:value-type="float">
            <text:p>0</text:p>
          </table:table-cell>
          <table:table-cell table:formula="of:=[.F248]*100" office:value-type="float" office:value="-843.8396338" calcext:value-type="float">
            <text:p>-843,8396338</text:p>
          </table:table-cell>
          <table:table-cell table:formula="of:=[.G248]*100" office:value-type="float" office:value="-2234.5446442" calcext:value-type="float">
            <text:p>-2234,5446442</text:p>
          </table:table-cell>
          <table:table-cell/>
          <table:table-cell table:formula="of:=[.I248]*0.067" office:value-type="float" office:value="0" calcext:value-type="float">
            <text:p>0</text:p>
          </table:table-cell>
          <table:table-cell table:formula="of:=[.J248]*0.067" office:value-type="float" office:value="-56.5372554646" calcext:value-type="float">
            <text:p>-56,5372554646</text:p>
          </table:table-cell>
          <table:table-cell table:formula="of:=[.K248]*0.067" office:value-type="float" office:value="-149.7144911614" calcext:value-type="float">
            <text:p>-149,7144911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2.7891785368" calcext:value-type="float">
            <text:p>-2,7891785368</text:p>
          </table:table-cell>
          <table:table-cell office:value-type="float" office:value="-29.5210987246" calcext:value-type="float">
            <text:p>-29,5210987246</text:p>
          </table:table-cell>
          <table:table-cell/>
          <table:table-cell table:formula="of:=[.E249]*100" office:value-type="float" office:value="0" calcext:value-type="float">
            <text:p>0</text:p>
          </table:table-cell>
          <table:table-cell table:formula="of:=[.F249]*100" office:value-type="float" office:value="-278.91785368" calcext:value-type="float">
            <text:p>-278,91785368</text:p>
          </table:table-cell>
          <table:table-cell table:formula="of:=[.G249]*100" office:value-type="float" office:value="-2952.10987246" calcext:value-type="float">
            <text:p>-2952,10987246</text:p>
          </table:table-cell>
          <table:table-cell/>
          <table:table-cell table:formula="of:=[.I249]*0.067" office:value-type="float" office:value="0" calcext:value-type="float">
            <text:p>0</text:p>
          </table:table-cell>
          <table:table-cell table:formula="of:=[.J249]*0.067" office:value-type="float" office:value="-18.68749619656" calcext:value-type="float">
            <text:p>-18,68749619656</text:p>
          </table:table-cell>
          <table:table-cell table:formula="of:=[.K249]*0.067" office:value-type="float" office:value="-197.79136145482" calcext:value-type="float">
            <text:p>-197,79136145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0.8726781758" calcext:value-type="float">
            <text:p>-0,8726781758</text:p>
          </table:table-cell>
          <table:table-cell office:value-type="float" office:value="-3.2051860258" calcext:value-type="float">
            <text:p>-3,2051860258</text:p>
          </table:table-cell>
          <table:table-cell office:value-type="float" office:value="-29.4025542511" calcext:value-type="float">
            <text:p>-29,4025542511</text:p>
          </table:table-cell>
          <table:table-cell/>
          <table:table-cell table:formula="of:=[.E250]*100" office:value-type="float" office:value="-87.26781758" calcext:value-type="float">
            <text:p>-87,26781758</text:p>
          </table:table-cell>
          <table:table-cell table:formula="of:=[.F250]*100" office:value-type="float" office:value="-320.51860258" calcext:value-type="float">
            <text:p>-320,51860258</text:p>
          </table:table-cell>
          <table:table-cell table:formula="of:=[.G250]*100" office:value-type="float" office:value="-2940.25542511" calcext:value-type="float">
            <text:p>-2940,25542511</text:p>
          </table:table-cell>
          <table:table-cell/>
          <table:table-cell table:formula="of:=[.I250]*0.067" office:value-type="float" office:value="-5.84694377786" calcext:value-type="float">
            <text:p>-5,84694377786</text:p>
          </table:table-cell>
          <table:table-cell table:formula="of:=[.J250]*0.067" office:value-type="float" office:value="-21.47474637286" calcext:value-type="float">
            <text:p>-21,47474637286</text:p>
          </table:table-cell>
          <table:table-cell table:formula="of:=[.K250]*0.067" office:value-type="float" office:value="-196.99711348237" calcext:value-type="float">
            <text:p>-196,997113482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6.3675218532" calcext:value-type="float">
            <text:p>-6,3675218532</text:p>
          </table:table-cell>
          <table:table-cell office:value-type="float" office:value="-4.903925707" calcext:value-type="float">
            <text:p>-4,903925707</text:p>
          </table:table-cell>
          <table:table-cell office:value-type="float" office:value="-30.2667540191" calcext:value-type="float">
            <text:p>-30,2667540191</text:p>
          </table:table-cell>
          <table:table-cell/>
          <table:table-cell table:formula="of:=[.E251]*100" office:value-type="float" office:value="-636.75218532" calcext:value-type="float">
            <text:p>-636,75218532</text:p>
          </table:table-cell>
          <table:table-cell table:formula="of:=[.F251]*100" office:value-type="float" office:value="-490.3925707" calcext:value-type="float">
            <text:p>-490,3925707</text:p>
          </table:table-cell>
          <table:table-cell table:formula="of:=[.G251]*100" office:value-type="float" office:value="-3026.67540191" calcext:value-type="float">
            <text:p>-3026,67540191</text:p>
          </table:table-cell>
          <table:table-cell/>
          <table:table-cell table:formula="of:=[.I251]*0.067" office:value-type="float" office:value="-42.66239641644" calcext:value-type="float">
            <text:p>-42,66239641644</text:p>
          </table:table-cell>
          <table:table-cell table:formula="of:=[.J251]*0.067" office:value-type="float" office:value="-32.8563022369" calcext:value-type="float">
            <text:p>-32,8563022369</text:p>
          </table:table-cell>
          <table:table-cell table:formula="of:=[.K251]*0.067" office:value-type="float" office:value="-202.78725192797" calcext:value-type="float">
            <text:p>-202,787251927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.2864186545" calcext:value-type="float">
            <text:p>-9,2864186545</text:p>
          </table:table-cell>
          <table:table-cell office:value-type="float" office:value="-6.8749163573" calcext:value-type="float">
            <text:p>-6,8749163573</text:p>
          </table:table-cell>
          <table:table-cell office:value-type="float" office:value="-34.6145185618" calcext:value-type="float">
            <text:p>-34,6145185618</text:p>
          </table:table-cell>
          <table:table-cell/>
          <table:table-cell table:formula="of:=[.E252]*100" office:value-type="float" office:value="-928.64186545" calcext:value-type="float">
            <text:p>-928,64186545</text:p>
          </table:table-cell>
          <table:table-cell table:formula="of:=[.F252]*100" office:value-type="float" office:value="-687.49163573" calcext:value-type="float">
            <text:p>-687,49163573</text:p>
          </table:table-cell>
          <table:table-cell table:formula="of:=[.G252]*100" office:value-type="float" office:value="-3461.45185618" calcext:value-type="float">
            <text:p>-3461,45185618</text:p>
          </table:table-cell>
          <table:table-cell/>
          <table:table-cell table:formula="of:=[.I252]*0.067" office:value-type="float" office:value="-62.21900498515" calcext:value-type="float">
            <text:p>-62,21900498515</text:p>
          </table:table-cell>
          <table:table-cell table:formula="of:=[.J252]*0.067" office:value-type="float" office:value="-46.06193959391" calcext:value-type="float">
            <text:p>-46,06193959391</text:p>
          </table:table-cell>
          <table:table-cell table:formula="of:=[.K252]*0.067" office:value-type="float" office:value="-231.91727436406" calcext:value-type="float">
            <text:p>-231,917274364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.6713811843" calcext:value-type="float">
            <text:p>-9,6713811843</text:p>
          </table:table-cell>
          <table:table-cell office:value-type="float" office:value="-3.0013826252" calcext:value-type="float">
            <text:p>-3,0013826252</text:p>
          </table:table-cell>
          <table:table-cell office:value-type="float" office:value="-33.1871563975" calcext:value-type="float">
            <text:p>-33,1871563975</text:p>
          </table:table-cell>
          <table:table-cell/>
          <table:table-cell table:formula="of:=[.E253]*100" office:value-type="float" office:value="-967.13811843" calcext:value-type="float">
            <text:p>-967,13811843</text:p>
          </table:table-cell>
          <table:table-cell table:formula="of:=[.F253]*100" office:value-type="float" office:value="-300.13826252" calcext:value-type="float">
            <text:p>-300,13826252</text:p>
          </table:table-cell>
          <table:table-cell table:formula="of:=[.G253]*100" office:value-type="float" office:value="-3318.71563975" calcext:value-type="float">
            <text:p>-3318,71563975</text:p>
          </table:table-cell>
          <table:table-cell/>
          <table:table-cell table:formula="of:=[.I253]*0.067" office:value-type="float" office:value="-64.79825393481" calcext:value-type="float">
            <text:p>-64,79825393481</text:p>
          </table:table-cell>
          <table:table-cell table:formula="of:=[.J253]*0.067" office:value-type="float" office:value="-20.10926358884" calcext:value-type="float">
            <text:p>-20,10926358884</text:p>
          </table:table-cell>
          <table:table-cell table:formula="of:=[.K253]*0.067" office:value-type="float" office:value="-222.35394786325" calcext:value-type="float">
            <text:p>-222,35394786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9.9958130838" calcext:value-type="float">
            <text:p>-19,9958130838</text:p>
          </table:table-cell>
          <table:table-cell office:value-type="float" office:value="-6.3142997064" calcext:value-type="float">
            <text:p>-6,3142997064</text:p>
          </table:table-cell>
          <table:table-cell office:value-type="float" office:value="-37.1979496997" calcext:value-type="float">
            <text:p>-37,1979496997</text:p>
          </table:table-cell>
          <table:table-cell/>
          <table:table-cell table:formula="of:=[.E254]*100" office:value-type="float" office:value="-1999.58130838" calcext:value-type="float">
            <text:p>-1999,58130838</text:p>
          </table:table-cell>
          <table:table-cell table:formula="of:=[.F254]*100" office:value-type="float" office:value="-631.42997064" calcext:value-type="float">
            <text:p>-631,42997064</text:p>
          </table:table-cell>
          <table:table-cell table:formula="of:=[.G254]*100" office:value-type="float" office:value="-3719.79496997" calcext:value-type="float">
            <text:p>-3719,79496997</text:p>
          </table:table-cell>
          <table:table-cell/>
          <table:table-cell table:formula="of:=[.I254]*0.067" office:value-type="float" office:value="-133.97194766146" calcext:value-type="float">
            <text:p>-133,97194766146</text:p>
          </table:table-cell>
          <table:table-cell table:formula="of:=[.J254]*0.067" office:value-type="float" office:value="-42.30580803288" calcext:value-type="float">
            <text:p>-42,30580803288</text:p>
          </table:table-cell>
          <table:table-cell table:formula="of:=[.K254]*0.067" office:value-type="float" office:value="-249.22626298799" calcext:value-type="float">
            <text:p>-249,226262987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0.7717604786" calcext:value-type="float">
            <text:p>-20,7717604786</text:p>
          </table:table-cell>
          <table:table-cell office:value-type="float" office:value="-7.1008035475" calcext:value-type="float">
            <text:p>-7,1008035475</text:p>
          </table:table-cell>
          <table:table-cell office:value-type="float" office:value="-49.0920287758" calcext:value-type="float">
            <text:p>-49,0920287758</text:p>
          </table:table-cell>
          <table:table-cell/>
          <table:table-cell table:formula="of:=[.E255]*100" office:value-type="float" office:value="-2077.17604786" calcext:value-type="float">
            <text:p>-2077,17604786</text:p>
          </table:table-cell>
          <table:table-cell table:formula="of:=[.F255]*100" office:value-type="float" office:value="-710.08035475" calcext:value-type="float">
            <text:p>-710,08035475</text:p>
          </table:table-cell>
          <table:table-cell table:formula="of:=[.G255]*100" office:value-type="float" office:value="-4909.20287758" calcext:value-type="float">
            <text:p>-4909,20287758</text:p>
          </table:table-cell>
          <table:table-cell/>
          <table:table-cell table:formula="of:=[.I255]*0.067" office:value-type="float" office:value="-139.17079520662" calcext:value-type="float">
            <text:p>-139,17079520662</text:p>
          </table:table-cell>
          <table:table-cell table:formula="of:=[.J255]*0.067" office:value-type="float" office:value="-47.57538376825" calcext:value-type="float">
            <text:p>-47,57538376825</text:p>
          </table:table-cell>
          <table:table-cell table:formula="of:=[.K255]*0.067" office:value-type="float" office:value="-328.91659279786" calcext:value-type="float">
            <text:p>-328,916592797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14.3956001747" calcext:value-type="float">
            <text:p>-14,3956001747</text:p>
          </table:table-cell>
          <table:table-cell office:value-type="float" office:value="-6.1137633196" calcext:value-type="float">
            <text:p>-6,1137633196</text:p>
          </table:table-cell>
          <table:table-cell office:value-type="float" office:value="-49.7811374974" calcext:value-type="float">
            <text:p>-49,7811374974</text:p>
          </table:table-cell>
          <table:table-cell/>
          <table:table-cell table:formula="of:=[.E256]*100" office:value-type="float" office:value="-1439.56001747" calcext:value-type="float">
            <text:p>-1439,56001747</text:p>
          </table:table-cell>
          <table:table-cell table:formula="of:=[.F256]*100" office:value-type="float" office:value="-611.37633196" calcext:value-type="float">
            <text:p>-611,37633196</text:p>
          </table:table-cell>
          <table:table-cell table:formula="of:=[.G256]*100" office:value-type="float" office:value="-4978.11374974" calcext:value-type="float">
            <text:p>-4978,11374974</text:p>
          </table:table-cell>
          <table:table-cell/>
          <table:table-cell table:formula="of:=[.I256]*0.067" office:value-type="float" office:value="-96.45052117049" calcext:value-type="float">
            <text:p>-96,45052117049</text:p>
          </table:table-cell>
          <table:table-cell table:formula="of:=[.J256]*0.067" office:value-type="float" office:value="-40.96221424132" calcext:value-type="float">
            <text:p>-40,96221424132</text:p>
          </table:table-cell>
          <table:table-cell table:formula="of:=[.K256]*0.067" office:value-type="float" office:value="-333.53362123258" calcext:value-type="float">
            <text:p>-333,53362123258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2.297190295" calcext:value-type="float">
            <text:p>-22,297190295</text:p>
          </table:table-cell>
          <table:table-cell office:value-type="float" office:value="-9.453114621" calcext:value-type="float">
            <text:p>-9,453114621</text:p>
          </table:table-cell>
          <table:table-cell office:value-type="float" office:value="-54.6731315898" calcext:value-type="float">
            <text:p>-54,6731315898</text:p>
          </table:table-cell>
          <table:table-cell/>
          <table:table-cell table:formula="of:=[.E257]*100" office:value-type="float" office:value="-2229.7190295" calcext:value-type="float">
            <text:p>-2229,7190295</text:p>
          </table:table-cell>
          <table:table-cell table:formula="of:=[.F257]*100" office:value-type="float" office:value="-945.3114621" calcext:value-type="float">
            <text:p>-945,3114621</text:p>
          </table:table-cell>
          <table:table-cell table:formula="of:=[.G257]*100" office:value-type="float" office:value="-5467.31315898" calcext:value-type="float">
            <text:p>-5467,31315898</text:p>
          </table:table-cell>
          <table:table-cell/>
          <table:table-cell table:formula="of:=[.I257]*0.067" office:value-type="float" office:value="-149.3911749765" calcext:value-type="float">
            <text:p>-149,3911749765</text:p>
          </table:table-cell>
          <table:table-cell table:formula="of:=[.J257]*0.067" office:value-type="float" office:value="-63.3358679607" calcext:value-type="float">
            <text:p>-63,3358679607</text:p>
          </table:table-cell>
          <table:table-cell table:formula="of:=[.K257]*0.067" office:value-type="float" office:value="-366.30998165166" calcext:value-type="float">
            <text:p>-366,309981651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3.0931406336" calcext:value-type="float">
            <text:p>-23,0931406336</text:p>
          </table:table-cell>
          <table:table-cell office:value-type="float" office:value="-10.7024518357" calcext:value-type="float">
            <text:p>-10,7024518357</text:p>
          </table:table-cell>
          <table:table-cell office:value-type="float" office:value="-66.1683933535" calcext:value-type="float">
            <text:p>-66,1683933535</text:p>
          </table:table-cell>
          <table:table-cell/>
          <table:table-cell table:formula="of:=[.E258]*100" office:value-type="float" office:value="-2309.31406336" calcext:value-type="float">
            <text:p>-2309,31406336</text:p>
          </table:table-cell>
          <table:table-cell table:formula="of:=[.F258]*100" office:value-type="float" office:value="-1070.24518357" calcext:value-type="float">
            <text:p>-1070,24518357</text:p>
          </table:table-cell>
          <table:table-cell table:formula="of:=[.G258]*100" office:value-type="float" office:value="-6616.83933535" calcext:value-type="float">
            <text:p>-6616,83933535</text:p>
          </table:table-cell>
          <table:table-cell/>
          <table:table-cell table:formula="of:=[.I258]*0.067" office:value-type="float" office:value="-154.72404224512" calcext:value-type="float">
            <text:p>-154,72404224512</text:p>
          </table:table-cell>
          <table:table-cell table:formula="of:=[.J258]*0.067" office:value-type="float" office:value="-71.70642729919" calcext:value-type="float">
            <text:p>-71,70642729919</text:p>
          </table:table-cell>
          <table:table-cell table:formula="of:=[.K258]*0.067" office:value-type="float" office:value="-443.32823546845" calcext:value-type="float">
            <text:p>-443,328235468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.0140767413" calcext:value-type="float">
            <text:p>-17,0140767413</text:p>
          </table:table-cell>
          <table:table-cell office:value-type="float" office:value="-13.9463680758" calcext:value-type="float">
            <text:p>-13,9463680758</text:p>
          </table:table-cell>
          <table:table-cell office:value-type="float" office:value="-69.781306345" calcext:value-type="float">
            <text:p>-69,781306345</text:p>
          </table:table-cell>
          <table:table-cell/>
          <table:table-cell table:formula="of:=[.E259]*100" office:value-type="float" office:value="-1701.40767413" calcext:value-type="float">
            <text:p>-1701,40767413</text:p>
          </table:table-cell>
          <table:table-cell table:formula="of:=[.F259]*100" office:value-type="float" office:value="-1394.63680758" calcext:value-type="float">
            <text:p>-1394,63680758</text:p>
          </table:table-cell>
          <table:table-cell table:formula="of:=[.G259]*100" office:value-type="float" office:value="-6978.1306345" calcext:value-type="float">
            <text:p>-6978,1306345</text:p>
          </table:table-cell>
          <table:table-cell/>
          <table:table-cell table:formula="of:=[.I259]*0.067" office:value-type="float" office:value="-113.99431416671" calcext:value-type="float">
            <text:p>-113,99431416671</text:p>
          </table:table-cell>
          <table:table-cell table:formula="of:=[.J259]*0.067" office:value-type="float" office:value="-93.44066610786" calcext:value-type="float">
            <text:p>-93,44066610786</text:p>
          </table:table-cell>
          <table:table-cell table:formula="of:=[.K259]*0.067" office:value-type="float" office:value="-467.5347525115" calcext:value-type="float">
            <text:p>-467,534752511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.6241422598" calcext:value-type="float">
            <text:p>-17,6241422598</text:p>
          </table:table-cell>
          <table:table-cell office:value-type="float" office:value="-20.0129652848" calcext:value-type="float">
            <text:p>-20,0129652848</text:p>
          </table:table-cell>
          <table:table-cell office:value-type="float" office:value="-75.237839208" calcext:value-type="float">
            <text:p>-75,237839208</text:p>
          </table:table-cell>
          <table:table-cell/>
          <table:table-cell table:formula="of:=[.E260]*100" office:value-type="float" office:value="-1762.41422598" calcext:value-type="float">
            <text:p>-1762,41422598</text:p>
          </table:table-cell>
          <table:table-cell table:formula="of:=[.F260]*100" office:value-type="float" office:value="-2001.29652848" calcext:value-type="float">
            <text:p>-2001,29652848</text:p>
          </table:table-cell>
          <table:table-cell table:formula="of:=[.G260]*100" office:value-type="float" office:value="-7523.7839208" calcext:value-type="float">
            <text:p>-7523,7839208</text:p>
          </table:table-cell>
          <table:table-cell/>
          <table:table-cell table:formula="of:=[.I260]*0.067" office:value-type="float" office:value="-118.08175314066" calcext:value-type="float">
            <text:p>-118,08175314066</text:p>
          </table:table-cell>
          <table:table-cell table:formula="of:=[.J260]*0.067" office:value-type="float" office:value="-134.08686740816" calcext:value-type="float">
            <text:p>-134,08686740816</text:p>
          </table:table-cell>
          <table:table-cell table:formula="of:=[.K260]*0.067" office:value-type="float" office:value="-504.0935226936" calcext:value-type="float">
            <text:p>-504,09352269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4.6097067951" calcext:value-type="float">
            <text:p>-14,6097067951</text:p>
          </table:table-cell>
          <table:table-cell office:value-type="float" office:value="-19.5259080076" calcext:value-type="float">
            <text:p>-19,5259080076</text:p>
          </table:table-cell>
          <table:table-cell office:value-type="float" office:value="-82.097942274" calcext:value-type="float">
            <text:p>-82,097942274</text:p>
          </table:table-cell>
          <table:table-cell/>
          <table:table-cell table:formula="of:=[.E261]*100" office:value-type="float" office:value="-1460.97067951" calcext:value-type="float">
            <text:p>-1460,97067951</text:p>
          </table:table-cell>
          <table:table-cell table:formula="of:=[.F261]*100" office:value-type="float" office:value="-1952.59080076" calcext:value-type="float">
            <text:p>-1952,59080076</text:p>
          </table:table-cell>
          <table:table-cell table:formula="of:=[.G261]*100" office:value-type="float" office:value="-8209.7942274" calcext:value-type="float">
            <text:p>-8209,7942274</text:p>
          </table:table-cell>
          <table:table-cell/>
          <table:table-cell table:formula="of:=[.I261]*0.067" office:value-type="float" office:value="-97.88503552717" calcext:value-type="float">
            <text:p>-97,88503552717</text:p>
          </table:table-cell>
          <table:table-cell table:formula="of:=[.J261]*0.067" office:value-type="float" office:value="-130.82358365092" calcext:value-type="float">
            <text:p>-130,82358365092</text:p>
          </table:table-cell>
          <table:table-cell table:formula="of:=[.K261]*0.067" office:value-type="float" office:value="-550.0562132358" calcext:value-type="float">
            <text:p>-550,05621323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9.0365456921" calcext:value-type="float">
            <text:p>-9,0365456921</text:p>
          </table:table-cell>
          <table:table-cell office:value-type="float" office:value="-19.1720843911" calcext:value-type="float">
            <text:p>-19,1720843911</text:p>
          </table:table-cell>
          <table:table-cell office:value-type="float" office:value="-84.981429046" calcext:value-type="float">
            <text:p>-84,981429046</text:p>
          </table:table-cell>
          <table:table-cell/>
          <table:table-cell table:formula="of:=[.E262]*100" office:value-type="float" office:value="-903.65456921" calcext:value-type="float">
            <text:p>-903,65456921</text:p>
          </table:table-cell>
          <table:table-cell table:formula="of:=[.F262]*100" office:value-type="float" office:value="-1917.20843911" calcext:value-type="float">
            <text:p>-1917,20843911</text:p>
          </table:table-cell>
          <table:table-cell table:formula="of:=[.G262]*100" office:value-type="float" office:value="-8498.1429046" calcext:value-type="float">
            <text:p>-8498,1429046</text:p>
          </table:table-cell>
          <table:table-cell/>
          <table:table-cell table:formula="of:=[.I262]*0.067" office:value-type="float" office:value="-60.54485613707" calcext:value-type="float">
            <text:p>-60,54485613707</text:p>
          </table:table-cell>
          <table:table-cell table:formula="of:=[.J262]*0.067" office:value-type="float" office:value="-128.45296542037" calcext:value-type="float">
            <text:p>-128,45296542037</text:p>
          </table:table-cell>
          <table:table-cell table:formula="of:=[.K262]*0.067" office:value-type="float" office:value="-569.3755746082" calcext:value-type="float">
            <text:p>-569,375574608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5.4924993005" calcext:value-type="float">
            <text:p>-5,4924993005</text:p>
          </table:table-cell>
          <table:table-cell office:value-type="float" office:value="-20.6693197298" calcext:value-type="float">
            <text:p>-20,6693197298</text:p>
          </table:table-cell>
          <table:table-cell office:value-type="float" office:value="-87.402006118" calcext:value-type="float">
            <text:p>-87,402006118</text:p>
          </table:table-cell>
          <table:table-cell/>
          <table:table-cell table:formula="of:=[.E263]*100" office:value-type="float" office:value="-549.24993005" calcext:value-type="float">
            <text:p>-549,24993005</text:p>
          </table:table-cell>
          <table:table-cell table:formula="of:=[.F263]*100" office:value-type="float" office:value="-2066.93197298" calcext:value-type="float">
            <text:p>-2066,93197298</text:p>
          </table:table-cell>
          <table:table-cell table:formula="of:=[.G263]*100" office:value-type="float" office:value="-8740.2006118" calcext:value-type="float">
            <text:p>-8740,2006118</text:p>
          </table:table-cell>
          <table:table-cell/>
          <table:table-cell table:formula="of:=[.I263]*0.067" office:value-type="float" office:value="-36.79974531335" calcext:value-type="float">
            <text:p>-36,79974531335</text:p>
          </table:table-cell>
          <table:table-cell table:formula="of:=[.J263]*0.067" office:value-type="float" office:value="-138.48444218966" calcext:value-type="float">
            <text:p>-138,48444218966</text:p>
          </table:table-cell>
          <table:table-cell table:formula="of:=[.K263]*0.067" office:value-type="float" office:value="-585.5934409906" calcext:value-type="float">
            <text:p>-585,59344099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1.4025051509" calcext:value-type="float">
            <text:p>-1,4025051509</text:p>
          </table:table-cell>
          <table:table-cell office:value-type="float" office:value="-20.3616655118" calcext:value-type="float">
            <text:p>-20,3616655118</text:p>
          </table:table-cell>
          <table:table-cell office:value-type="float" office:value="-88.782184946" calcext:value-type="float">
            <text:p>-88,782184946</text:p>
          </table:table-cell>
          <table:table-cell/>
          <table:table-cell table:formula="of:=[.E264]*100" office:value-type="float" office:value="-140.25051509" calcext:value-type="float">
            <text:p>-140,25051509</text:p>
          </table:table-cell>
          <table:table-cell table:formula="of:=[.F264]*100" office:value-type="float" office:value="-2036.16655118" calcext:value-type="float">
            <text:p>-2036,16655118</text:p>
          </table:table-cell>
          <table:table-cell table:formula="of:=[.G264]*100" office:value-type="float" office:value="-8878.2184946" calcext:value-type="float">
            <text:p>-8878,2184946</text:p>
          </table:table-cell>
          <table:table-cell/>
          <table:table-cell table:formula="of:=[.I264]*0.067" office:value-type="float" office:value="-9.39678451103" calcext:value-type="float">
            <text:p>-9,39678451103</text:p>
          </table:table-cell>
          <table:table-cell table:formula="of:=[.J264]*0.067" office:value-type="float" office:value="-136.42315892906" calcext:value-type="float">
            <text:p>-136,42315892906</text:p>
          </table:table-cell>
          <table:table-cell table:formula="of:=[.K264]*0.067" office:value-type="float" office:value="-594.8406391382" calcext:value-type="float">
            <text:p>-594,84063913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2.7155355538" calcext:value-type="float">
            <text:p>2,7155355538</text:p>
          </table:table-cell>
          <table:table-cell office:value-type="float" office:value="-19.1348107769" calcext:value-type="float">
            <text:p>-19,1348107769</text:p>
          </table:table-cell>
          <table:table-cell office:value-type="float" office:value="-88.423210336" calcext:value-type="float">
            <text:p>-88,423210336</text:p>
          </table:table-cell>
          <table:table-cell/>
          <table:table-cell table:formula="of:=[.E265]*100" office:value-type="float" office:value="271.55355538" calcext:value-type="float">
            <text:p>271,55355538</text:p>
          </table:table-cell>
          <table:table-cell table:formula="of:=[.F265]*100" office:value-type="float" office:value="-1913.48107769" calcext:value-type="float">
            <text:p>-1913,48107769</text:p>
          </table:table-cell>
          <table:table-cell table:formula="of:=[.G265]*100" office:value-type="float" office:value="-8842.3210336" calcext:value-type="float">
            <text:p>-8842,3210336</text:p>
          </table:table-cell>
          <table:table-cell/>
          <table:table-cell table:formula="of:=[.I265]*0.067" office:value-type="float" office:value="18.19408821046" calcext:value-type="float">
            <text:p>18,19408821046</text:p>
          </table:table-cell>
          <table:table-cell table:formula="of:=[.J265]*0.067" office:value-type="float" office:value="-128.20323220523" calcext:value-type="float">
            <text:p>-128,20323220523</text:p>
          </table:table-cell>
          <table:table-cell table:formula="of:=[.K265]*0.067" office:value-type="float" office:value="-592.4355092512" calcext:value-type="float">
            <text:p>-592,4355092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5.309958906" calcext:value-type="float">
            <text:p>5,309958906</text:p>
          </table:table-cell>
          <table:table-cell office:value-type="float" office:value="-18.0620027569" calcext:value-type="float">
            <text:p>-18,0620027569</text:p>
          </table:table-cell>
          <table:table-cell office:value-type="float" office:value="-87.155143747" calcext:value-type="float">
            <text:p>-87,155143747</text:p>
          </table:table-cell>
          <table:table-cell/>
          <table:table-cell table:formula="of:=[.E266]*100" office:value-type="float" office:value="530.9958906" calcext:value-type="float">
            <text:p>530,9958906</text:p>
          </table:table-cell>
          <table:table-cell table:formula="of:=[.F266]*100" office:value-type="float" office:value="-1806.20027569" calcext:value-type="float">
            <text:p>-1806,20027569</text:p>
          </table:table-cell>
          <table:table-cell table:formula="of:=[.G266]*100" office:value-type="float" office:value="-8715.5143747" calcext:value-type="float">
            <text:p>-8715,5143747</text:p>
          </table:table-cell>
          <table:table-cell/>
          <table:table-cell table:formula="of:=[.I266]*0.067" office:value-type="float" office:value="35.5767246702" calcext:value-type="float">
            <text:p>35,5767246702</text:p>
          </table:table-cell>
          <table:table-cell table:formula="of:=[.J266]*0.067" office:value-type="float" office:value="-121.01541847123" calcext:value-type="float">
            <text:p>-121,01541847123</text:p>
          </table:table-cell>
          <table:table-cell table:formula="of:=[.K266]*0.067" office:value-type="float" office:value="-583.9394631049" calcext:value-type="float">
            <text:p>-583,93946310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8.9469263849" calcext:value-type="float">
            <text:p>8,9469263849</text:p>
          </table:table-cell>
          <table:table-cell office:value-type="float" office:value="-17.7375822847" calcext:value-type="float">
            <text:p>-17,7375822847</text:p>
          </table:table-cell>
          <table:table-cell office:value-type="float" office:value="-86.252490133" calcext:value-type="float">
            <text:p>-86,252490133</text:p>
          </table:table-cell>
          <table:table-cell/>
          <table:table-cell table:formula="of:=[.E267]*100" office:value-type="float" office:value="894.69263849" calcext:value-type="float">
            <text:p>894,69263849</text:p>
          </table:table-cell>
          <table:table-cell table:formula="of:=[.F267]*100" office:value-type="float" office:value="-1773.75822847" calcext:value-type="float">
            <text:p>-1773,75822847</text:p>
          </table:table-cell>
          <table:table-cell table:formula="of:=[.G267]*100" office:value-type="float" office:value="-8625.2490133" calcext:value-type="float">
            <text:p>-8625,2490133</text:p>
          </table:table-cell>
          <table:table-cell/>
          <table:table-cell table:formula="of:=[.I267]*0.067" office:value-type="float" office:value="59.94440677883" calcext:value-type="float">
            <text:p>59,94440677883</text:p>
          </table:table-cell>
          <table:table-cell table:formula="of:=[.J267]*0.067" office:value-type="float" office:value="-118.84180130749" calcext:value-type="float">
            <text:p>-118,84180130749</text:p>
          </table:table-cell>
          <table:table-cell table:formula="of:=[.K267]*0.067" office:value-type="float" office:value="-577.8916838911" calcext:value-type="float">
            <text:p>-577,89168389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6.2967966168" calcext:value-type="float">
            <text:p>16,2967966168</text:p>
          </table:table-cell>
          <table:table-cell office:value-type="float" office:value="-16.0104528208" calcext:value-type="float">
            <text:p>-16,0104528208</text:p>
          </table:table-cell>
          <table:table-cell office:value-type="float" office:value="-81.893115569" calcext:value-type="float">
            <text:p>-81,893115569</text:p>
          </table:table-cell>
          <table:table-cell/>
          <table:table-cell table:formula="of:=[.E268]*100" office:value-type="float" office:value="1629.67966168" calcext:value-type="float">
            <text:p>1629,67966168</text:p>
          </table:table-cell>
          <table:table-cell table:formula="of:=[.F268]*100" office:value-type="float" office:value="-1601.04528208" calcext:value-type="float">
            <text:p>-1601,04528208</text:p>
          </table:table-cell>
          <table:table-cell table:formula="of:=[.G268]*100" office:value-type="float" office:value="-8189.3115569" calcext:value-type="float">
            <text:p>-8189,3115569</text:p>
          </table:table-cell>
          <table:table-cell/>
          <table:table-cell table:formula="of:=[.I268]*0.067" office:value-type="float" office:value="109.18853733256" calcext:value-type="float">
            <text:p>109,18853733256</text:p>
          </table:table-cell>
          <table:table-cell table:formula="of:=[.J268]*0.067" office:value-type="float" office:value="-107.27003389936" calcext:value-type="float">
            <text:p>-107,27003389936</text:p>
          </table:table-cell>
          <table:table-cell table:formula="of:=[.K268]*0.067" office:value-type="float" office:value="-548.6838743123" calcext:value-type="float">
            <text:p>-548,68387431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7.1089052985" calcext:value-type="float">
            <text:p>17,1089052985</text:p>
          </table:table-cell>
          <table:table-cell office:value-type="float" office:value="-15.6363566726" calcext:value-type="float">
            <text:p>-15,6363566726</text:p>
          </table:table-cell>
          <table:table-cell office:value-type="float" office:value="-73.746804592" calcext:value-type="float">
            <text:p>-73,746804592</text:p>
          </table:table-cell>
          <table:table-cell/>
          <table:table-cell table:formula="of:=[.E269]*100" office:value-type="float" office:value="1710.89052985" calcext:value-type="float">
            <text:p>1710,89052985</text:p>
          </table:table-cell>
          <table:table-cell table:formula="of:=[.F269]*100" office:value-type="float" office:value="-1563.63566726" calcext:value-type="float">
            <text:p>-1563,63566726</text:p>
          </table:table-cell>
          <table:table-cell table:formula="of:=[.G269]*100" office:value-type="float" office:value="-7374.6804592" calcext:value-type="float">
            <text:p>-7374,6804592</text:p>
          </table:table-cell>
          <table:table-cell/>
          <table:table-cell table:formula="of:=[.I269]*0.067" office:value-type="float" office:value="114.62966549995" calcext:value-type="float">
            <text:p>114,62966549995</text:p>
          </table:table-cell>
          <table:table-cell table:formula="of:=[.J269]*0.067" office:value-type="float" office:value="-104.76358970642" calcext:value-type="float">
            <text:p>-104,76358970642</text:p>
          </table:table-cell>
          <table:table-cell table:formula="of:=[.K269]*0.067" office:value-type="float" office:value="-494.1035907664" calcext:value-type="float">
            <text:p>-494,103590766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4.8838003379" calcext:value-type="float">
            <text:p>14,8838003379</text:p>
          </table:table-cell>
          <table:table-cell office:value-type="float" office:value="-15.8449952354" calcext:value-type="float">
            <text:p>-15,8449952354</text:p>
          </table:table-cell>
          <table:table-cell office:value-type="float" office:value="-71.238444053" calcext:value-type="float">
            <text:p>-71,238444053</text:p>
          </table:table-cell>
          <table:table-cell/>
          <table:table-cell table:formula="of:=[.E270]*100" office:value-type="float" office:value="1488.38003379" calcext:value-type="float">
            <text:p>1488,38003379</text:p>
          </table:table-cell>
          <table:table-cell table:formula="of:=[.F270]*100" office:value-type="float" office:value="-1584.49952354" calcext:value-type="float">
            <text:p>-1584,49952354</text:p>
          </table:table-cell>
          <table:table-cell table:formula="of:=[.G270]*100" office:value-type="float" office:value="-7123.8444053" calcext:value-type="float">
            <text:p>-7123,8444053</text:p>
          </table:table-cell>
          <table:table-cell/>
          <table:table-cell table:formula="of:=[.I270]*0.067" office:value-type="float" office:value="99.72146226393" calcext:value-type="float">
            <text:p>99,72146226393</text:p>
          </table:table-cell>
          <table:table-cell table:formula="of:=[.J270]*0.067" office:value-type="float" office:value="-106.16146807718" calcext:value-type="float">
            <text:p>-106,16146807718</text:p>
          </table:table-cell>
          <table:table-cell table:formula="of:=[.K270]*0.067" office:value-type="float" office:value="-477.2975751551" calcext:value-type="float">
            <text:p>-477,297575155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3.765235067" calcext:value-type="float">
            <text:p>23,765235067</text:p>
          </table:table-cell>
          <table:table-cell office:value-type="float" office:value="-12.1280873296" calcext:value-type="float">
            <text:p>-12,1280873296</text:p>
          </table:table-cell>
          <table:table-cell office:value-type="float" office:value="-65.5702578684" calcext:value-type="float">
            <text:p>-65,5702578684</text:p>
          </table:table-cell>
          <table:table-cell/>
          <table:table-cell table:formula="of:=[.E271]*100" office:value-type="float" office:value="2376.5235067" calcext:value-type="float">
            <text:p>2376,5235067</text:p>
          </table:table-cell>
          <table:table-cell table:formula="of:=[.F271]*100" office:value-type="float" office:value="-1212.80873296" calcext:value-type="float">
            <text:p>-1212,80873296</text:p>
          </table:table-cell>
          <table:table-cell table:formula="of:=[.G271]*100" office:value-type="float" office:value="-6557.02578684" calcext:value-type="float">
            <text:p>-6557,02578684</text:p>
          </table:table-cell>
          <table:table-cell/>
          <table:table-cell table:formula="of:=[.I271]*0.067" office:value-type="float" office:value="159.2270749489" calcext:value-type="float">
            <text:p>159,2270749489</text:p>
          </table:table-cell>
          <table:table-cell table:formula="of:=[.J271]*0.067" office:value-type="float" office:value="-81.25818510832" calcext:value-type="float">
            <text:p>-81,25818510832</text:p>
          </table:table-cell>
          <table:table-cell table:formula="of:=[.K271]*0.067" office:value-type="float" office:value="-439.32072771828" calcext:value-type="float">
            <text:p>-439,3207277182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4.2919116418" calcext:value-type="float">
            <text:p>24,2919116418</text:p>
          </table:table-cell>
          <table:table-cell office:value-type="float" office:value="-9.9897964063" calcext:value-type="float">
            <text:p>-9,9897964063</text:p>
          </table:table-cell>
          <table:table-cell office:value-type="float" office:value="-52.5992972326" calcext:value-type="float">
            <text:p>-52,5992972326</text:p>
          </table:table-cell>
          <table:table-cell/>
          <table:table-cell table:formula="of:=[.E272]*100" office:value-type="float" office:value="2429.19116418" calcext:value-type="float">
            <text:p>2429,19116418</text:p>
          </table:table-cell>
          <table:table-cell table:formula="of:=[.F272]*100" office:value-type="float" office:value="-998.97964063" calcext:value-type="float">
            <text:p>-998,97964063</text:p>
          </table:table-cell>
          <table:table-cell table:formula="of:=[.G272]*100" office:value-type="float" office:value="-5259.92972326" calcext:value-type="float">
            <text:p>-5259,92972326</text:p>
          </table:table-cell>
          <table:table-cell/>
          <table:table-cell table:formula="of:=[.I272]*0.067" office:value-type="float" office:value="162.75580800006" calcext:value-type="float">
            <text:p>162,75580800006</text:p>
          </table:table-cell>
          <table:table-cell table:formula="of:=[.J272]*0.067" office:value-type="float" office:value="-66.93163592221" calcext:value-type="float">
            <text:p>-66,93163592221</text:p>
          </table:table-cell>
          <table:table-cell table:formula="of:=[.K272]*0.067" office:value-type="float" office:value="-352.41529145842" calcext:value-type="float">
            <text:p>-352,4152914584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17.9801492455" calcext:value-type="float">
            <text:p>17,9801492455</text:p>
          </table:table-cell>
          <table:table-cell office:value-type="float" office:value="-9.3547491137" calcext:value-type="float">
            <text:p>-9,3547491137</text:p>
          </table:table-cell>
          <table:table-cell office:value-type="float" office:value="-49.8686513363" calcext:value-type="float">
            <text:p>-49,8686513363</text:p>
          </table:table-cell>
          <table:table-cell/>
          <table:table-cell table:formula="of:=[.E273]*100" office:value-type="float" office:value="1798.01492455" calcext:value-type="float">
            <text:p>1798,01492455</text:p>
          </table:table-cell>
          <table:table-cell table:formula="of:=[.F273]*100" office:value-type="float" office:value="-935.47491137" calcext:value-type="float">
            <text:p>-935,47491137</text:p>
          </table:table-cell>
          <table:table-cell table:formula="of:=[.G273]*100" office:value-type="float" office:value="-4986.86513363" calcext:value-type="float">
            <text:p>-4986,86513363</text:p>
          </table:table-cell>
          <table:table-cell/>
          <table:table-cell table:formula="of:=[.I273]*0.067" office:value-type="float" office:value="120.46699994485" calcext:value-type="float">
            <text:p>120,46699994485</text:p>
          </table:table-cell>
          <table:table-cell table:formula="of:=[.J273]*0.067" office:value-type="float" office:value="-62.67681906179" calcext:value-type="float">
            <text:p>-62,67681906179</text:p>
          </table:table-cell>
          <table:table-cell table:formula="of:=[.K273]*0.067" office:value-type="float" office:value="-334.11996395321" calcext:value-type="float">
            <text:p>-334,1199639532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2.7016666686" calcext:value-type="float">
            <text:p>22,7016666686</text:p>
          </table:table-cell>
          <table:table-cell office:value-type="float" office:value="-1.6396290317" calcext:value-type="float">
            <text:p>-1,6396290317</text:p>
          </table:table-cell>
          <table:table-cell office:value-type="float" office:value="-42.9670822584" calcext:value-type="float">
            <text:p>-42,9670822584</text:p>
          </table:table-cell>
          <table:table-cell/>
          <table:table-cell table:formula="of:=[.E274]*100" office:value-type="float" office:value="2270.16666686" calcext:value-type="float">
            <text:p>2270,16666686</text:p>
          </table:table-cell>
          <table:table-cell table:formula="of:=[.F274]*100" office:value-type="float" office:value="-163.96290317" calcext:value-type="float">
            <text:p>-163,96290317</text:p>
          </table:table-cell>
          <table:table-cell table:formula="of:=[.G274]*100" office:value-type="float" office:value="-4296.70822584" calcext:value-type="float">
            <text:p>-4296,70822584</text:p>
          </table:table-cell>
          <table:table-cell/>
          <table:table-cell table:formula="of:=[.I274]*0.067" office:value-type="float" office:value="152.10116667962" calcext:value-type="float">
            <text:p>152,10116667962</text:p>
          </table:table-cell>
          <table:table-cell table:formula="of:=[.J274]*0.067" office:value-type="float" office:value="-10.98551451239" calcext:value-type="float">
            <text:p>-10,98551451239</text:p>
          </table:table-cell>
          <table:table-cell table:formula="of:=[.K274]*0.067" office:value-type="float" office:value="-287.87945113128" calcext:value-type="float">
            <text:p>-287,8794511312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7.5401544366" calcext:value-type="float">
            <text:p>17,5401544366</text:p>
          </table:table-cell>
          <table:table-cell office:value-type="float" office:value="-7.1297824143" calcext:value-type="float">
            <text:p>-7,1297824143</text:p>
          </table:table-cell>
          <table:table-cell office:value-type="float" office:value="-31.7668333202" calcext:value-type="float">
            <text:p>-31,7668333202</text:p>
          </table:table-cell>
          <table:table-cell/>
          <table:table-cell table:formula="of:=[.E275]*100" office:value-type="float" office:value="1754.01544366" calcext:value-type="float">
            <text:p>1754,01544366</text:p>
          </table:table-cell>
          <table:table-cell table:formula="of:=[.F275]*100" office:value-type="float" office:value="-712.97824143" calcext:value-type="float">
            <text:p>-712,97824143</text:p>
          </table:table-cell>
          <table:table-cell table:formula="of:=[.G275]*100" office:value-type="float" office:value="-3176.68333202" calcext:value-type="float">
            <text:p>-3176,68333202</text:p>
          </table:table-cell>
          <table:table-cell/>
          <table:table-cell table:formula="of:=[.I275]*0.067" office:value-type="float" office:value="117.51903472522" calcext:value-type="float">
            <text:p>117,51903472522</text:p>
          </table:table-cell>
          <table:table-cell table:formula="of:=[.J275]*0.067" office:value-type="float" office:value="-47.76954217581" calcext:value-type="float">
            <text:p>-47,76954217581</text:p>
          </table:table-cell>
          <table:table-cell table:formula="of:=[.K275]*0.067" office:value-type="float" office:value="-212.83778324534" calcext:value-type="float">
            <text:p>-212,837783245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0.2945968464" calcext:value-type="float">
            <text:p>10,2945968464</text:p>
          </table:table-cell>
          <table:table-cell office:value-type="float" office:value="-7.8043946742" calcext:value-type="float">
            <text:p>-7,8043946742</text:p>
          </table:table-cell>
          <table:table-cell office:value-type="float" office:value="-34.3015241758" calcext:value-type="float">
            <text:p>-34,3015241758</text:p>
          </table:table-cell>
          <table:table-cell/>
          <table:table-cell table:formula="of:=[.E276]*100" office:value-type="float" office:value="1029.45968464" calcext:value-type="float">
            <text:p>1029,45968464</text:p>
          </table:table-cell>
          <table:table-cell table:formula="of:=[.F276]*100" office:value-type="float" office:value="-780.43946742" calcext:value-type="float">
            <text:p>-780,43946742</text:p>
          </table:table-cell>
          <table:table-cell table:formula="of:=[.G276]*100" office:value-type="float" office:value="-3430.15241758" calcext:value-type="float">
            <text:p>-3430,15241758</text:p>
          </table:table-cell>
          <table:table-cell/>
          <table:table-cell table:formula="of:=[.I276]*0.067" office:value-type="float" office:value="68.97379887088" calcext:value-type="float">
            <text:p>68,97379887088</text:p>
          </table:table-cell>
          <table:table-cell table:formula="of:=[.J276]*0.067" office:value-type="float" office:value="-52.28944431714" calcext:value-type="float">
            <text:p>-52,28944431714</text:p>
          </table:table-cell>
          <table:table-cell table:formula="of:=[.K276]*0.067" office:value-type="float" office:value="-229.82021197786" calcext:value-type="float">
            <text:p>-229,8202119778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8.1074662166" calcext:value-type="float">
            <text:p>18,1074662166</text:p>
          </table:table-cell>
          <table:table-cell office:value-type="float" office:value="1.6737200856" calcext:value-type="float">
            <text:p>1,6737200856</text:p>
          </table:table-cell>
          <table:table-cell office:value-type="float" office:value="-29.7501106675" calcext:value-type="float">
            <text:p>-29,7501106675</text:p>
          </table:table-cell>
          <table:table-cell/>
          <table:table-cell table:formula="of:=[.E277]*100" office:value-type="float" office:value="1810.74662166" calcext:value-type="float">
            <text:p>1810,74662166</text:p>
          </table:table-cell>
          <table:table-cell table:formula="of:=[.F277]*100" office:value-type="float" office:value="167.37200856" calcext:value-type="float">
            <text:p>167,37200856</text:p>
          </table:table-cell>
          <table:table-cell table:formula="of:=[.G277]*100" office:value-type="float" office:value="-2975.01106675" calcext:value-type="float">
            <text:p>-2975,01106675</text:p>
          </table:table-cell>
          <table:table-cell/>
          <table:table-cell table:formula="of:=[.I277]*0.067" office:value-type="float" office:value="121.32002365122" calcext:value-type="float">
            <text:p>121,32002365122</text:p>
          </table:table-cell>
          <table:table-cell table:formula="of:=[.J277]*0.067" office:value-type="float" office:value="11.21392457352" calcext:value-type="float">
            <text:p>11,21392457352</text:p>
          </table:table-cell>
          <table:table-cell table:formula="of:=[.K277]*0.067" office:value-type="float" office:value="-199.32574147225" calcext:value-type="float">
            <text:p>-199,325741472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2.7666801349" calcext:value-type="float">
            <text:p>12,7666801349</text:p>
          </table:table-cell>
          <table:table-cell office:value-type="float" office:value="-6.3596782637" calcext:value-type="float">
            <text:p>-6,3596782637</text:p>
          </table:table-cell>
          <table:table-cell office:value-type="float" office:value="-20.1461922187" calcext:value-type="float">
            <text:p>-20,1461922187</text:p>
          </table:table-cell>
          <table:table-cell/>
          <table:table-cell table:formula="of:=[.E278]*100" office:value-type="float" office:value="1276.66801349" calcext:value-type="float">
            <text:p>1276,66801349</text:p>
          </table:table-cell>
          <table:table-cell table:formula="of:=[.F278]*100" office:value-type="float" office:value="-635.96782637" calcext:value-type="float">
            <text:p>-635,96782637</text:p>
          </table:table-cell>
          <table:table-cell table:formula="of:=[.G278]*100" office:value-type="float" office:value="-2014.61922187" calcext:value-type="float">
            <text:p>-2014,61922187</text:p>
          </table:table-cell>
          <table:table-cell/>
          <table:table-cell table:formula="of:=[.I278]*0.067" office:value-type="float" office:value="85.53675690383" calcext:value-type="float">
            <text:p>85,53675690383</text:p>
          </table:table-cell>
          <table:table-cell table:formula="of:=[.J278]*0.067" office:value-type="float" office:value="-42.60984436679" calcext:value-type="float">
            <text:p>-42,60984436679</text:p>
          </table:table-cell>
          <table:table-cell table:formula="of:=[.K278]*0.067" office:value-type="float" office:value="-134.97948786529" calcext:value-type="float">
            <text:p>-134,979487865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6.946438529" calcext:value-type="float">
            <text:p>-6,946438529</text:p>
          </table:table-cell>
          <table:table-cell office:value-type="float" office:value="-24.8905742293" calcext:value-type="float">
            <text:p>-24,8905742293</text:p>
          </table:table-cell>
          <table:table-cell/>
          <table:table-cell table:formula="of:=[.E279]*100" office:value-type="float" office:value="0" calcext:value-type="float">
            <text:p>0</text:p>
          </table:table-cell>
          <table:table-cell table:formula="of:=[.F279]*100" office:value-type="float" office:value="-694.6438529" calcext:value-type="float">
            <text:p>-694,6438529</text:p>
          </table:table-cell>
          <table:table-cell table:formula="of:=[.G279]*100" office:value-type="float" office:value="-2489.05742293" calcext:value-type="float">
            <text:p>-2489,05742293</text:p>
          </table:table-cell>
          <table:table-cell/>
          <table:table-cell table:formula="of:=[.I279]*0.067" office:value-type="float" office:value="0" calcext:value-type="float">
            <text:p>0</text:p>
          </table:table-cell>
          <table:table-cell table:formula="of:=[.J279]*0.067" office:value-type="float" office:value="-46.5411381443" calcext:value-type="float">
            <text:p>-46,5411381443</text:p>
          </table:table-cell>
          <table:table-cell table:formula="of:=[.K279]*0.067" office:value-type="float" office:value="-166.76684733631" calcext:value-type="float">
            <text:p>-166,76684733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0.1729374587" calcext:value-type="float">
            <text:p>0,1729374587</text:p>
          </table:table-cell>
          <table:table-cell office:value-type="float" office:value="-29.119764048" calcext:value-type="float">
            <text:p>-29,119764048</text:p>
          </table:table-cell>
          <table:table-cell/>
          <table:table-cell table:formula="of:=[.E280]*100" office:value-type="float" office:value="0" calcext:value-type="float">
            <text:p>0</text:p>
          </table:table-cell>
          <table:table-cell table:formula="of:=[.F280]*100" office:value-type="float" office:value="17.29374587" calcext:value-type="float">
            <text:p>17,29374587</text:p>
          </table:table-cell>
          <table:table-cell table:formula="of:=[.G280]*100" office:value-type="float" office:value="-2911.9764048" calcext:value-type="float">
            <text:p>-2911,9764048</text:p>
          </table:table-cell>
          <table:table-cell/>
          <table:table-cell table:formula="of:=[.I280]*0.067" office:value-type="float" office:value="0" calcext:value-type="float">
            <text:p>0</text:p>
          </table:table-cell>
          <table:table-cell table:formula="of:=[.J280]*0.067" office:value-type="float" office:value="1.15868097329" calcext:value-type="float">
            <text:p>1,15868097329</text:p>
          </table:table-cell>
          <table:table-cell table:formula="of:=[.K280]*0.067" office:value-type="float" office:value="-195.1024191216" calcext:value-type="float">
            <text:p>-195,1024191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2.1202791592" calcext:value-type="float">
            <text:p>-2,1202791592</text:p>
          </table:table-cell>
          <table:table-cell office:value-type="float" office:value="-0.1377935869" calcext:value-type="float">
            <text:p>-0,1377935869</text:p>
          </table:table-cell>
          <table:table-cell office:value-type="float" office:value="-29.1656718048" calcext:value-type="float">
            <text:p>-29,1656718048</text:p>
          </table:table-cell>
          <table:table-cell/>
          <table:table-cell table:formula="of:=[.E281]*100" office:value-type="float" office:value="-212.02791592" calcext:value-type="float">
            <text:p>-212,02791592</text:p>
          </table:table-cell>
          <table:table-cell table:formula="of:=[.F281]*100" office:value-type="float" office:value="-13.77935869" calcext:value-type="float">
            <text:p>-13,77935869</text:p>
          </table:table-cell>
          <table:table-cell table:formula="of:=[.G281]*100" office:value-type="float" office:value="-2916.56718048" calcext:value-type="float">
            <text:p>-2916,56718048</text:p>
          </table:table-cell>
          <table:table-cell/>
          <table:table-cell table:formula="of:=[.I281]*0.067" office:value-type="float" office:value="-14.20587036664" calcext:value-type="float">
            <text:p>-14,20587036664</text:p>
          </table:table-cell>
          <table:table-cell table:formula="of:=[.J281]*0.067" office:value-type="float" office:value="-0.92321703223" calcext:value-type="float">
            <text:p>-0,92321703223</text:p>
          </table:table-cell>
          <table:table-cell table:formula="of:=[.K281]*0.067" office:value-type="float" office:value="-195.41000109216" calcext:value-type="float">
            <text:p>-195,410001092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7.1797513895" calcext:value-type="float">
            <text:p>-7,1797513895</text:p>
          </table:table-cell>
          <table:table-cell office:value-type="float" office:value="-2.5438599463" calcext:value-type="float">
            <text:p>-2,5438599463</text:p>
          </table:table-cell>
          <table:table-cell office:value-type="float" office:value="-31.1344025049" calcext:value-type="float">
            <text:p>-31,1344025049</text:p>
          </table:table-cell>
          <table:table-cell/>
          <table:table-cell table:formula="of:=[.E282]*100" office:value-type="float" office:value="-717.97513895" calcext:value-type="float">
            <text:p>-717,97513895</text:p>
          </table:table-cell>
          <table:table-cell table:formula="of:=[.F282]*100" office:value-type="float" office:value="-254.38599463" calcext:value-type="float">
            <text:p>-254,38599463</text:p>
          </table:table-cell>
          <table:table-cell table:formula="of:=[.G282]*100" office:value-type="float" office:value="-3113.44025049" calcext:value-type="float">
            <text:p>-3113,44025049</text:p>
          </table:table-cell>
          <table:table-cell/>
          <table:table-cell table:formula="of:=[.I282]*0.067" office:value-type="float" office:value="-48.10433430965" calcext:value-type="float">
            <text:p>-48,10433430965</text:p>
          </table:table-cell>
          <table:table-cell table:formula="of:=[.J282]*0.067" office:value-type="float" office:value="-17.04386164021" calcext:value-type="float">
            <text:p>-17,04386164021</text:p>
          </table:table-cell>
          <table:table-cell table:formula="of:=[.K282]*0.067" office:value-type="float" office:value="-208.60049678283" calcext:value-type="float">
            <text:p>-208,600496782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8.0318308776" calcext:value-type="float">
            <text:p>-8,0318308776</text:p>
          </table:table-cell>
          <table:table-cell office:value-type="float" office:value="0.230194178" calcext:value-type="float">
            <text:p>0,230194178</text:p>
          </table:table-cell>
          <table:table-cell office:value-type="float" office:value="-35.2081364915" calcext:value-type="float">
            <text:p>-35,2081364915</text:p>
          </table:table-cell>
          <table:table-cell/>
          <table:table-cell table:formula="of:=[.E283]*100" office:value-type="float" office:value="-803.18308776" calcext:value-type="float">
            <text:p>-803,18308776</text:p>
          </table:table-cell>
          <table:table-cell table:formula="of:=[.F283]*100" office:value-type="float" office:value="23.0194178" calcext:value-type="float">
            <text:p>23,0194178</text:p>
          </table:table-cell>
          <table:table-cell table:formula="of:=[.G283]*100" office:value-type="float" office:value="-3520.81364915" calcext:value-type="float">
            <text:p>-3520,81364915</text:p>
          </table:table-cell>
          <table:table-cell/>
          <table:table-cell table:formula="of:=[.I283]*0.067" office:value-type="float" office:value="-53.81326687992" calcext:value-type="float">
            <text:p>-53,81326687992</text:p>
          </table:table-cell>
          <table:table-cell table:formula="of:=[.J283]*0.067" office:value-type="float" office:value="1.5423009926" calcext:value-type="float">
            <text:p>1,5423009926</text:p>
          </table:table-cell>
          <table:table-cell table:formula="of:=[.K283]*0.067" office:value-type="float" office:value="-235.89451449305" calcext:value-type="float">
            <text:p>-235,894514493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1.1824981726" calcext:value-type="float">
            <text:p>-11,1824981726</text:p>
          </table:table-cell>
          <table:table-cell office:value-type="float" office:value="0.5362480206" calcext:value-type="float">
            <text:p>0,5362480206</text:p>
          </table:table-cell>
          <table:table-cell office:value-type="float" office:value="-32.8271791258" calcext:value-type="float">
            <text:p>-32,8271791258</text:p>
          </table:table-cell>
          <table:table-cell/>
          <table:table-cell table:formula="of:=[.E284]*100" office:value-type="float" office:value="-1118.24981726" calcext:value-type="float">
            <text:p>-1118,24981726</text:p>
          </table:table-cell>
          <table:table-cell table:formula="of:=[.F284]*100" office:value-type="float" office:value="53.62480206" calcext:value-type="float">
            <text:p>53,62480206</text:p>
          </table:table-cell>
          <table:table-cell table:formula="of:=[.G284]*100" office:value-type="float" office:value="-3282.71791258" calcext:value-type="float">
            <text:p>-3282,71791258</text:p>
          </table:table-cell>
          <table:table-cell/>
          <table:table-cell table:formula="of:=[.I284]*0.067" office:value-type="float" office:value="-74.92273775642" calcext:value-type="float">
            <text:p>-74,92273775642</text:p>
          </table:table-cell>
          <table:table-cell table:formula="of:=[.J284]*0.067" office:value-type="float" office:value="3.59286173802" calcext:value-type="float">
            <text:p>3,59286173802</text:p>
          </table:table-cell>
          <table:table-cell table:formula="of:=[.K284]*0.067" office:value-type="float" office:value="-219.94210014286" calcext:value-type="float">
            <text:p>-219,942100142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21.0913335946" calcext:value-type="float">
            <text:p>-21,0913335946</text:p>
          </table:table-cell>
          <table:table-cell office:value-type="float" office:value="-6.7772325616" calcext:value-type="float">
            <text:p>-6,7772325616</text:p>
          </table:table-cell>
          <table:table-cell office:value-type="float" office:value="-39.4549568778" calcext:value-type="float">
            <text:p>-39,4549568778</text:p>
          </table:table-cell>
          <table:table-cell/>
          <table:table-cell table:formula="of:=[.E285]*100" office:value-type="float" office:value="-2109.13335946" calcext:value-type="float">
            <text:p>-2109,13335946</text:p>
          </table:table-cell>
          <table:table-cell table:formula="of:=[.F285]*100" office:value-type="float" office:value="-677.72325616" calcext:value-type="float">
            <text:p>-677,72325616</text:p>
          </table:table-cell>
          <table:table-cell table:formula="of:=[.G285]*100" office:value-type="float" office:value="-3945.49568778" calcext:value-type="float">
            <text:p>-3945,49568778</text:p>
          </table:table-cell>
          <table:table-cell/>
          <table:table-cell table:formula="of:=[.I285]*0.067" office:value-type="float" office:value="-141.31193508382" calcext:value-type="float">
            <text:p>-141,31193508382</text:p>
          </table:table-cell>
          <table:table-cell table:formula="of:=[.J285]*0.067" office:value-type="float" office:value="-45.40745816272" calcext:value-type="float">
            <text:p>-45,40745816272</text:p>
          </table:table-cell>
          <table:table-cell table:formula="of:=[.K285]*0.067" office:value-type="float" office:value="-264.34821108126" calcext:value-type="float">
            <text:p>-264,348211081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9.5724551454" calcext:value-type="float">
            <text:p>-19,5724551454</text:p>
          </table:table-cell>
          <table:table-cell office:value-type="float" office:value="-1.1680416592" calcext:value-type="float">
            <text:p>-1,1680416592</text:p>
          </table:table-cell>
          <table:table-cell office:value-type="float" office:value="-49.462659952" calcext:value-type="float">
            <text:p>-49,462659952</text:p>
          </table:table-cell>
          <table:table-cell/>
          <table:table-cell table:formula="of:=[.E286]*100" office:value-type="float" office:value="-1957.24551454" calcext:value-type="float">
            <text:p>-1957,24551454</text:p>
          </table:table-cell>
          <table:table-cell table:formula="of:=[.F286]*100" office:value-type="float" office:value="-116.80416592" calcext:value-type="float">
            <text:p>-116,80416592</text:p>
          </table:table-cell>
          <table:table-cell table:formula="of:=[.G286]*100" office:value-type="float" office:value="-4946.2659952" calcext:value-type="float">
            <text:p>-4946,2659952</text:p>
          </table:table-cell>
          <table:table-cell/>
          <table:table-cell table:formula="of:=[.I286]*0.067" office:value-type="float" office:value="-131.13544947418" calcext:value-type="float">
            <text:p>-131,13544947418</text:p>
          </table:table-cell>
          <table:table-cell table:formula="of:=[.J286]*0.067" office:value-type="float" office:value="-7.82587911664" calcext:value-type="float">
            <text:p>-7,82587911664</text:p>
          </table:table-cell>
          <table:table-cell table:formula="of:=[.K286]*0.067" office:value-type="float" office:value="-331.3998216784" calcext:value-type="float">
            <text:p>-331,39982167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7.3876880172" calcext:value-type="float">
            <text:p>-17,3876880172</text:p>
          </table:table-cell>
          <table:table-cell office:value-type="float" office:value="-2.0615105581" calcext:value-type="float">
            <text:p>-2,0615105581</text:p>
          </table:table-cell>
          <table:table-cell office:value-type="float" office:value="-49.8189185696" calcext:value-type="float">
            <text:p>-49,8189185696</text:p>
          </table:table-cell>
          <table:table-cell/>
          <table:table-cell table:formula="of:=[.E287]*100" office:value-type="float" office:value="-1738.76880172" calcext:value-type="float">
            <text:p>-1738,76880172</text:p>
          </table:table-cell>
          <table:table-cell table:formula="of:=[.F287]*100" office:value-type="float" office:value="-206.15105581" calcext:value-type="float">
            <text:p>-206,15105581</text:p>
          </table:table-cell>
          <table:table-cell table:formula="of:=[.G287]*100" office:value-type="float" office:value="-4981.89185696" calcext:value-type="float">
            <text:p>-4981,89185696</text:p>
          </table:table-cell>
          <table:table-cell/>
          <table:table-cell table:formula="of:=[.I287]*0.067" office:value-type="float" office:value="-116.49750971524" calcext:value-type="float">
            <text:p>-116,49750971524</text:p>
          </table:table-cell>
          <table:table-cell table:formula="of:=[.J287]*0.067" office:value-type="float" office:value="-13.81212073927" calcext:value-type="float">
            <text:p>-13,81212073927</text:p>
          </table:table-cell>
          <table:table-cell table:formula="of:=[.K287]*0.067" office:value-type="float" office:value="-333.78675441632" calcext:value-type="float">
            <text:p>-333,7867544163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4.8266485712" calcext:value-type="float">
            <text:p>-24,8266485712</text:p>
          </table:table-cell>
          <table:table-cell office:value-type="float" office:value="-9.6132241659" calcext:value-type="float">
            <text:p>-9,6132241659</text:p>
          </table:table-cell>
          <table:table-cell office:value-type="float" office:value="-57.0657472369" calcext:value-type="float">
            <text:p>-57,0657472369</text:p>
          </table:table-cell>
          <table:table-cell/>
          <table:table-cell table:formula="of:=[.E288]*100" office:value-type="float" office:value="-2482.66485712" calcext:value-type="float">
            <text:p>-2482,66485712</text:p>
          </table:table-cell>
          <table:table-cell table:formula="of:=[.F288]*100" office:value-type="float" office:value="-961.32241659" calcext:value-type="float">
            <text:p>-961,32241659</text:p>
          </table:table-cell>
          <table:table-cell table:formula="of:=[.G288]*100" office:value-type="float" office:value="-5706.57472369" calcext:value-type="float">
            <text:p>-5706,57472369</text:p>
          </table:table-cell>
          <table:table-cell/>
          <table:table-cell table:formula="of:=[.I288]*0.067" office:value-type="float" office:value="-166.33854542704" calcext:value-type="float">
            <text:p>-166,33854542704</text:p>
          </table:table-cell>
          <table:table-cell table:formula="of:=[.J288]*0.067" office:value-type="float" office:value="-64.40860191153" calcext:value-type="float">
            <text:p>-64,40860191153</text:p>
          </table:table-cell>
          <table:table-cell table:formula="of:=[.K288]*0.067" office:value-type="float" office:value="-382.34050648723" calcext:value-type="float">
            <text:p>-382,34050648723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4.5684408825" calcext:value-type="float">
            <text:p>-24,5684408825</text:p>
          </table:table-cell>
          <table:table-cell office:value-type="float" office:value="-6.7162313865" calcext:value-type="float">
            <text:p>-6,7162313865</text:p>
          </table:table-cell>
          <table:table-cell office:value-type="float" office:value="-67.536236108" calcext:value-type="float">
            <text:p>-67,536236108</text:p>
          </table:table-cell>
          <table:table-cell/>
          <table:table-cell table:formula="of:=[.E289]*100" office:value-type="float" office:value="-2456.84408825" calcext:value-type="float">
            <text:p>-2456,84408825</text:p>
          </table:table-cell>
          <table:table-cell table:formula="of:=[.F289]*100" office:value-type="float" office:value="-671.62313865" calcext:value-type="float">
            <text:p>-671,62313865</text:p>
          </table:table-cell>
          <table:table-cell table:formula="of:=[.G289]*100" office:value-type="float" office:value="-6753.6236108" calcext:value-type="float">
            <text:p>-6753,6236108</text:p>
          </table:table-cell>
          <table:table-cell/>
          <table:table-cell table:formula="of:=[.I289]*0.067" office:value-type="float" office:value="-164.60855391275" calcext:value-type="float">
            <text:p>-164,60855391275</text:p>
          </table:table-cell>
          <table:table-cell table:formula="of:=[.J289]*0.067" office:value-type="float" office:value="-44.99875028955" calcext:value-type="float">
            <text:p>-44,99875028955</text:p>
          </table:table-cell>
          <table:table-cell table:formula="of:=[.K289]*0.067" office:value-type="float" office:value="-452.4927819236" calcext:value-type="float">
            <text:p>-452,49278192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2.4378942681" calcext:value-type="float">
            <text:p>-22,4378942681</text:p>
          </table:table-cell>
          <table:table-cell office:value-type="float" office:value="-8.3010235781" calcext:value-type="float">
            <text:p>-8,3010235781</text:p>
          </table:table-cell>
          <table:table-cell office:value-type="float" office:value="-73.171842216" calcext:value-type="float">
            <text:p>-73,171842216</text:p>
          </table:table-cell>
          <table:table-cell/>
          <table:table-cell table:formula="of:=[.E290]*100" office:value-type="float" office:value="-2243.78942681" calcext:value-type="float">
            <text:p>-2243,78942681</text:p>
          </table:table-cell>
          <table:table-cell table:formula="of:=[.F290]*100" office:value-type="float" office:value="-830.10235781" calcext:value-type="float">
            <text:p>-830,10235781</text:p>
          </table:table-cell>
          <table:table-cell table:formula="of:=[.G290]*100" office:value-type="float" office:value="-7317.1842216" calcext:value-type="float">
            <text:p>-7317,1842216</text:p>
          </table:table-cell>
          <table:table-cell/>
          <table:table-cell table:formula="of:=[.I290]*0.067" office:value-type="float" office:value="-150.33389159627" calcext:value-type="float">
            <text:p>-150,33389159627</text:p>
          </table:table-cell>
          <table:table-cell table:formula="of:=[.J290]*0.067" office:value-type="float" office:value="-55.61685797327" calcext:value-type="float">
            <text:p>-55,61685797327</text:p>
          </table:table-cell>
          <table:table-cell table:formula="of:=[.K290]*0.067" office:value-type="float" office:value="-490.2513428472" calcext:value-type="float">
            <text:p>-490,25134284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20.2648330315" calcext:value-type="float">
            <text:p>-20,2648330315</text:p>
          </table:table-cell>
          <table:table-cell office:value-type="float" office:value="-13.978974738" calcext:value-type="float">
            <text:p>-13,978974738</text:p>
          </table:table-cell>
          <table:table-cell office:value-type="float" office:value="-82.100493232" calcext:value-type="float">
            <text:p>-82,100493232</text:p>
          </table:table-cell>
          <table:table-cell/>
          <table:table-cell table:formula="of:=[.E291]*100" office:value-type="float" office:value="-2026.48330315" calcext:value-type="float">
            <text:p>-2026,48330315</text:p>
          </table:table-cell>
          <table:table-cell table:formula="of:=[.F291]*100" office:value-type="float" office:value="-1397.8974738" calcext:value-type="float">
            <text:p>-1397,8974738</text:p>
          </table:table-cell>
          <table:table-cell table:formula="of:=[.G291]*100" office:value-type="float" office:value="-8210.0493232" calcext:value-type="float">
            <text:p>-8210,0493232</text:p>
          </table:table-cell>
          <table:table-cell/>
          <table:table-cell table:formula="of:=[.I291]*0.067" office:value-type="float" office:value="-135.77438131105" calcext:value-type="float">
            <text:p>-135,77438131105</text:p>
          </table:table-cell>
          <table:table-cell table:formula="of:=[.J291]*0.067" office:value-type="float" office:value="-93.6591307446" calcext:value-type="float">
            <text:p>-93,6591307446</text:p>
          </table:table-cell>
          <table:table-cell table:formula="of:=[.K291]*0.067" office:value-type="float" office:value="-550.0733046544" calcext:value-type="float">
            <text:p>-550,07330465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2.6865158275" calcext:value-type="float">
            <text:p>-12,6865158275</text:p>
          </table:table-cell>
          <table:table-cell office:value-type="float" office:value="-12.4596884665" calcext:value-type="float">
            <text:p>-12,4596884665</text:p>
          </table:table-cell>
          <table:table-cell office:value-type="float" office:value="-87.154326414" calcext:value-type="float">
            <text:p>-87,154326414</text:p>
          </table:table-cell>
          <table:table-cell/>
          <table:table-cell table:formula="of:=[.E292]*100" office:value-type="float" office:value="-1268.65158275" calcext:value-type="float">
            <text:p>-1268,65158275</text:p>
          </table:table-cell>
          <table:table-cell table:formula="of:=[.F292]*100" office:value-type="float" office:value="-1245.96884665" calcext:value-type="float">
            <text:p>-1245,96884665</text:p>
          </table:table-cell>
          <table:table-cell table:formula="of:=[.G292]*100" office:value-type="float" office:value="-8715.4326414" calcext:value-type="float">
            <text:p>-8715,4326414</text:p>
          </table:table-cell>
          <table:table-cell/>
          <table:table-cell table:formula="of:=[.I292]*0.067" office:value-type="float" office:value="-84.99965604425" calcext:value-type="float">
            <text:p>-84,99965604425</text:p>
          </table:table-cell>
          <table:table-cell table:formula="of:=[.J292]*0.067" office:value-type="float" office:value="-83.47991272555" calcext:value-type="float">
            <text:p>-83,47991272555</text:p>
          </table:table-cell>
          <table:table-cell table:formula="of:=[.K292]*0.067" office:value-type="float" office:value="-583.9339869738" calcext:value-type="float">
            <text:p>-583,93398697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8.6778617482" calcext:value-type="float">
            <text:p>-8,6778617482</text:p>
          </table:table-cell>
          <table:table-cell office:value-type="float" office:value="-11.4276863811" calcext:value-type="float">
            <text:p>-11,4276863811</text:p>
          </table:table-cell>
          <table:table-cell office:value-type="float" office:value="-89.606440654" calcext:value-type="float">
            <text:p>-89,606440654</text:p>
          </table:table-cell>
          <table:table-cell/>
          <table:table-cell table:formula="of:=[.E293]*100" office:value-type="float" office:value="-867.78617482" calcext:value-type="float">
            <text:p>-867,78617482</text:p>
          </table:table-cell>
          <table:table-cell table:formula="of:=[.F293]*100" office:value-type="float" office:value="-1142.76863811" calcext:value-type="float">
            <text:p>-1142,76863811</text:p>
          </table:table-cell>
          <table:table-cell table:formula="of:=[.G293]*100" office:value-type="float" office:value="-8960.6440654" calcext:value-type="float">
            <text:p>-8960,6440654</text:p>
          </table:table-cell>
          <table:table-cell/>
          <table:table-cell table:formula="of:=[.I293]*0.067" office:value-type="float" office:value="-58.14167371294" calcext:value-type="float">
            <text:p>-58,14167371294</text:p>
          </table:table-cell>
          <table:table-cell table:formula="of:=[.J293]*0.067" office:value-type="float" office:value="-76.56549875337" calcext:value-type="float">
            <text:p>-76,56549875337</text:p>
          </table:table-cell>
          <table:table-cell table:formula="of:=[.K293]*0.067" office:value-type="float" office:value="-600.3631523818" calcext:value-type="float">
            <text:p>-600,36315238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5.934257" calcext:value-type="float">
            <text:p>-5,934257</text:p>
          </table:table-cell>
          <table:table-cell office:value-type="float" office:value="-12.3955497484" calcext:value-type="float">
            <text:p>-12,3955497484</text:p>
          </table:table-cell>
          <table:table-cell office:value-type="float" office:value="-92.940441925" calcext:value-type="float">
            <text:p>-92,940441925</text:p>
          </table:table-cell>
          <table:table-cell/>
          <table:table-cell table:formula="of:=[.E294]*100" office:value-type="float" office:value="-593.4257" calcext:value-type="float">
            <text:p>-593,4257</text:p>
          </table:table-cell>
          <table:table-cell table:formula="of:=[.F294]*100" office:value-type="float" office:value="-1239.55497484" calcext:value-type="float">
            <text:p>-1239,55497484</text:p>
          </table:table-cell>
          <table:table-cell table:formula="of:=[.G294]*100" office:value-type="float" office:value="-9294.0441925" calcext:value-type="float">
            <text:p>-9294,0441925</text:p>
          </table:table-cell>
          <table:table-cell/>
          <table:table-cell table:formula="of:=[.I294]*0.067" office:value-type="float" office:value="-39.7595219" calcext:value-type="float">
            <text:p>-39,7595219</text:p>
          </table:table-cell>
          <table:table-cell table:formula="of:=[.J294]*0.067" office:value-type="float" office:value="-83.05018331428" calcext:value-type="float">
            <text:p>-83,05018331428</text:p>
          </table:table-cell>
          <table:table-cell table:formula="of:=[.K294]*0.067" office:value-type="float" office:value="-622.7009608975" calcext:value-type="float">
            <text:p>-622,70096089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0.8924896202" calcext:value-type="float">
            <text:p>-0,8924896202</text:p>
          </table:table-cell>
          <table:table-cell office:value-type="float" office:value="-12.2535557506" calcext:value-type="float">
            <text:p>-12,2535557506</text:p>
          </table:table-cell>
          <table:table-cell office:value-type="float" office:value="-94.318945686" calcext:value-type="float">
            <text:p>-94,318945686</text:p>
          </table:table-cell>
          <table:table-cell/>
          <table:table-cell table:formula="of:=[.E295]*100" office:value-type="float" office:value="-89.24896202" calcext:value-type="float">
            <text:p>-89,24896202</text:p>
          </table:table-cell>
          <table:table-cell table:formula="of:=[.F295]*100" office:value-type="float" office:value="-1225.35557506" calcext:value-type="float">
            <text:p>-1225,35557506</text:p>
          </table:table-cell>
          <table:table-cell table:formula="of:=[.G295]*100" office:value-type="float" office:value="-9431.8945686" calcext:value-type="float">
            <text:p>-9431,8945686</text:p>
          </table:table-cell>
          <table:table-cell/>
          <table:table-cell table:formula="of:=[.I295]*0.067" office:value-type="float" office:value="-5.97968045534" calcext:value-type="float">
            <text:p>-5,97968045534</text:p>
          </table:table-cell>
          <table:table-cell table:formula="of:=[.J295]*0.067" office:value-type="float" office:value="-82.09882352902" calcext:value-type="float">
            <text:p>-82,09882352902</text:p>
          </table:table-cell>
          <table:table-cell table:formula="of:=[.K295]*0.067" office:value-type="float" office:value="-631.9369360962" calcext:value-type="float">
            <text:p>-631,936936096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3.5852815818" calcext:value-type="float">
            <text:p>3,5852815818</text:p>
          </table:table-cell>
          <table:table-cell office:value-type="float" office:value="-11.3230361532" calcext:value-type="float">
            <text:p>-11,3230361532</text:p>
          </table:table-cell>
          <table:table-cell office:value-type="float" office:value="-93.533999548" calcext:value-type="float">
            <text:p>-93,533999548</text:p>
          </table:table-cell>
          <table:table-cell/>
          <table:table-cell table:formula="of:=[.E296]*100" office:value-type="float" office:value="358.52815818" calcext:value-type="float">
            <text:p>358,52815818</text:p>
          </table:table-cell>
          <table:table-cell table:formula="of:=[.F296]*100" office:value-type="float" office:value="-1132.30361532" calcext:value-type="float">
            <text:p>-1132,30361532</text:p>
          </table:table-cell>
          <table:table-cell table:formula="of:=[.G296]*100" office:value-type="float" office:value="-9353.3999548" calcext:value-type="float">
            <text:p>-9353,3999548</text:p>
          </table:table-cell>
          <table:table-cell/>
          <table:table-cell table:formula="of:=[.I296]*0.067" office:value-type="float" office:value="24.02138659806" calcext:value-type="float">
            <text:p>24,02138659806</text:p>
          </table:table-cell>
          <table:table-cell table:formula="of:=[.J296]*0.067" office:value-type="float" office:value="-75.86434222644" calcext:value-type="float">
            <text:p>-75,86434222644</text:p>
          </table:table-cell>
          <table:table-cell table:formula="of:=[.K296]*0.067" office:value-type="float" office:value="-626.6777969716" calcext:value-type="float">
            <text:p>-626,67779697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6.2731700881" calcext:value-type="float">
            <text:p>6,2731700881</text:p>
          </table:table-cell>
          <table:table-cell office:value-type="float" office:value="-10.5946311879" calcext:value-type="float">
            <text:p>-10,5946311879</text:p>
          </table:table-cell>
          <table:table-cell office:value-type="float" office:value="-91.922473673" calcext:value-type="float">
            <text:p>-91,922473673</text:p>
          </table:table-cell>
          <table:table-cell/>
          <table:table-cell table:formula="of:=[.E297]*100" office:value-type="float" office:value="627.31700881" calcext:value-type="float">
            <text:p>627,31700881</text:p>
          </table:table-cell>
          <table:table-cell table:formula="of:=[.F297]*100" office:value-type="float" office:value="-1059.46311879" calcext:value-type="float">
            <text:p>-1059,46311879</text:p>
          </table:table-cell>
          <table:table-cell table:formula="of:=[.G297]*100" office:value-type="float" office:value="-9192.2473673" calcext:value-type="float">
            <text:p>-9192,2473673</text:p>
          </table:table-cell>
          <table:table-cell/>
          <table:table-cell table:formula="of:=[.I297]*0.067" office:value-type="float" office:value="42.03023959027" calcext:value-type="float">
            <text:p>42,03023959027</text:p>
          </table:table-cell>
          <table:table-cell table:formula="of:=[.J297]*0.067" office:value-type="float" office:value="-70.98402895893" calcext:value-type="float">
            <text:p>-70,98402895893</text:p>
          </table:table-cell>
          <table:table-cell table:formula="of:=[.K297]*0.067" office:value-type="float" office:value="-615.8805736091" calcext:value-type="float">
            <text:p>-615,880573609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0.4822157806" calcext:value-type="float">
            <text:p>10,4822157806</text:p>
          </table:table-cell>
          <table:table-cell office:value-type="float" office:value="-8.6685820807" calcext:value-type="float">
            <text:p>-8,6685820807</text:p>
          </table:table-cell>
          <table:table-cell office:value-type="float" office:value="-90.591101866" calcext:value-type="float">
            <text:p>-90,591101866</text:p>
          </table:table-cell>
          <table:table-cell/>
          <table:table-cell table:formula="of:=[.E298]*100" office:value-type="float" office:value="1048.22157806" calcext:value-type="float">
            <text:p>1048,22157806</text:p>
          </table:table-cell>
          <table:table-cell table:formula="of:=[.F298]*100" office:value-type="float" office:value="-866.85820807" calcext:value-type="float">
            <text:p>-866,85820807</text:p>
          </table:table-cell>
          <table:table-cell table:formula="of:=[.G298]*100" office:value-type="float" office:value="-9059.1101866" calcext:value-type="float">
            <text:p>-9059,1101866</text:p>
          </table:table-cell>
          <table:table-cell/>
          <table:table-cell table:formula="of:=[.I298]*0.067" office:value-type="float" office:value="70.23084573002" calcext:value-type="float">
            <text:p>70,23084573002</text:p>
          </table:table-cell>
          <table:table-cell table:formula="of:=[.J298]*0.067" office:value-type="float" office:value="-58.07949994069" calcext:value-type="float">
            <text:p>-58,07949994069</text:p>
          </table:table-cell>
          <table:table-cell table:formula="of:=[.K298]*0.067" office:value-type="float" office:value="-606.9603825022" calcext:value-type="float">
            <text:p>-606,96038250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6.5032340956" calcext:value-type="float">
            <text:p>16,5032340956</text:p>
          </table:table-cell>
          <table:table-cell office:value-type="float" office:value="-5.7683875388" calcext:value-type="float">
            <text:p>-5,7683875388</text:p>
          </table:table-cell>
          <table:table-cell office:value-type="float" office:value="-85.249825418" calcext:value-type="float">
            <text:p>-85,249825418</text:p>
          </table:table-cell>
          <table:table-cell/>
          <table:table-cell table:formula="of:=[.E299]*100" office:value-type="float" office:value="1650.32340956" calcext:value-type="float">
            <text:p>1650,32340956</text:p>
          </table:table-cell>
          <table:table-cell table:formula="of:=[.F299]*100" office:value-type="float" office:value="-576.83875388" calcext:value-type="float">
            <text:p>-576,83875388</text:p>
          </table:table-cell>
          <table:table-cell table:formula="of:=[.G299]*100" office:value-type="float" office:value="-8524.9825418" calcext:value-type="float">
            <text:p>-8524,9825418</text:p>
          </table:table-cell>
          <table:table-cell/>
          <table:table-cell table:formula="of:=[.I299]*0.067" office:value-type="float" office:value="110.57166844052" calcext:value-type="float">
            <text:p>110,57166844052</text:p>
          </table:table-cell>
          <table:table-cell table:formula="of:=[.J299]*0.067" office:value-type="float" office:value="-38.64819650996" calcext:value-type="float">
            <text:p>-38,64819650996</text:p>
          </table:table-cell>
          <table:table-cell table:formula="of:=[.K299]*0.067" office:value-type="float" office:value="-571.1738303006" calcext:value-type="float">
            <text:p>-571,1738303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6.6310431683" calcext:value-type="float">
            <text:p>16,6310431683</text:p>
          </table:table-cell>
          <table:table-cell office:value-type="float" office:value="-8.4848279008" calcext:value-type="float">
            <text:p>-8,4848279008</text:p>
          </table:table-cell>
          <table:table-cell office:value-type="float" office:value="-78.029707232" calcext:value-type="float">
            <text:p>-78,029707232</text:p>
          </table:table-cell>
          <table:table-cell/>
          <table:table-cell table:formula="of:=[.E300]*100" office:value-type="float" office:value="1663.10431683" calcext:value-type="float">
            <text:p>1663,10431683</text:p>
          </table:table-cell>
          <table:table-cell table:formula="of:=[.F300]*100" office:value-type="float" office:value="-848.48279008" calcext:value-type="float">
            <text:p>-848,48279008</text:p>
          </table:table-cell>
          <table:table-cell table:formula="of:=[.G300]*100" office:value-type="float" office:value="-7802.9707232" calcext:value-type="float">
            <text:p>-7802,9707232</text:p>
          </table:table-cell>
          <table:table-cell/>
          <table:table-cell table:formula="of:=[.I300]*0.067" office:value-type="float" office:value="111.42798922761" calcext:value-type="float">
            <text:p>111,42798922761</text:p>
          </table:table-cell>
          <table:table-cell table:formula="of:=[.J300]*0.067" office:value-type="float" office:value="-56.84834693536" calcext:value-type="float">
            <text:p>-56,84834693536</text:p>
          </table:table-cell>
          <table:table-cell table:formula="of:=[.K300]*0.067" office:value-type="float" office:value="-522.7990384544" calcext:value-type="float">
            <text:p>-522,79903845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7.5932679496" calcext:value-type="float">
            <text:p>17,5932679496</text:p>
          </table:table-cell>
          <table:table-cell office:value-type="float" office:value="-7.4347813821" calcext:value-type="float">
            <text:p>-7,4347813821</text:p>
          </table:table-cell>
          <table:table-cell office:value-type="float" office:value="-75.522129655" calcext:value-type="float">
            <text:p>-75,522129655</text:p>
          </table:table-cell>
          <table:table-cell/>
          <table:table-cell table:formula="of:=[.E301]*100" office:value-type="float" office:value="1759.32679496" calcext:value-type="float">
            <text:p>1759,32679496</text:p>
          </table:table-cell>
          <table:table-cell table:formula="of:=[.F301]*100" office:value-type="float" office:value="-743.47813821" calcext:value-type="float">
            <text:p>-743,47813821</text:p>
          </table:table-cell>
          <table:table-cell table:formula="of:=[.G301]*100" office:value-type="float" office:value="-7552.2129655" calcext:value-type="float">
            <text:p>-7552,2129655</text:p>
          </table:table-cell>
          <table:table-cell/>
          <table:table-cell table:formula="of:=[.I301]*0.067" office:value-type="float" office:value="117.87489526232" calcext:value-type="float">
            <text:p>117,87489526232</text:p>
          </table:table-cell>
          <table:table-cell table:formula="of:=[.J301]*0.067" office:value-type="float" office:value="-49.81303526007" calcext:value-type="float">
            <text:p>-49,81303526007</text:p>
          </table:table-cell>
          <table:table-cell table:formula="of:=[.K301]*0.067" office:value-type="float" office:value="-505.9982686885" calcext:value-type="float">
            <text:p>-505,99826868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5.525080919" calcext:value-type="float">
            <text:p>25,525080919</text:p>
          </table:table-cell>
          <table:table-cell office:value-type="float" office:value="-1.4101701251" calcext:value-type="float">
            <text:p>-1,4101701251</text:p>
          </table:table-cell>
          <table:table-cell office:value-type="float" office:value="-67.469244684" calcext:value-type="float">
            <text:p>-67,469244684</text:p>
          </table:table-cell>
          <table:table-cell/>
          <table:table-cell table:formula="of:=[.E302]*100" office:value-type="float" office:value="2552.5080919" calcext:value-type="float">
            <text:p>2552,5080919</text:p>
          </table:table-cell>
          <table:table-cell table:formula="of:=[.F302]*100" office:value-type="float" office:value="-141.01701251" calcext:value-type="float">
            <text:p>-141,01701251</text:p>
          </table:table-cell>
          <table:table-cell table:formula="of:=[.G302]*100" office:value-type="float" office:value="-6746.9244684" calcext:value-type="float">
            <text:p>-6746,9244684</text:p>
          </table:table-cell>
          <table:table-cell/>
          <table:table-cell table:formula="of:=[.I302]*0.067" office:value-type="float" office:value="171.0180421573" calcext:value-type="float">
            <text:p>171,0180421573</text:p>
          </table:table-cell>
          <table:table-cell table:formula="of:=[.J302]*0.067" office:value-type="float" office:value="-9.44813983817" calcext:value-type="float">
            <text:p>-9,44813983817</text:p>
          </table:table-cell>
          <table:table-cell table:formula="of:=[.K302]*0.067" office:value-type="float" office:value="-452.0439393828" calcext:value-type="float">
            <text:p>-452,043939382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.6173172351" calcext:value-type="float">
            <text:p>24,6173172351</text:p>
          </table:table-cell>
          <table:table-cell office:value-type="float" office:value="-6.0820727082" calcext:value-type="float">
            <text:p>-6,0820727082</text:p>
          </table:table-cell>
          <table:table-cell office:value-type="float" office:value="-55.2001202841" calcext:value-type="float">
            <text:p>-55,2001202841</text:p>
          </table:table-cell>
          <table:table-cell/>
          <table:table-cell table:formula="of:=[.E303]*100" office:value-type="float" office:value="2461.73172351" calcext:value-type="float">
            <text:p>2461,73172351</text:p>
          </table:table-cell>
          <table:table-cell table:formula="of:=[.F303]*100" office:value-type="float" office:value="-608.20727082" calcext:value-type="float">
            <text:p>-608,20727082</text:p>
          </table:table-cell>
          <table:table-cell table:formula="of:=[.G303]*100" office:value-type="float" office:value="-5520.01202841" calcext:value-type="float">
            <text:p>-5520,01202841</text:p>
          </table:table-cell>
          <table:table-cell/>
          <table:table-cell table:formula="of:=[.I303]*0.067" office:value-type="float" office:value="164.93602547517" calcext:value-type="float">
            <text:p>164,93602547517</text:p>
          </table:table-cell>
          <table:table-cell table:formula="of:=[.J303]*0.067" office:value-type="float" office:value="-40.74988714494" calcext:value-type="float">
            <text:p>-40,74988714494</text:p>
          </table:table-cell>
          <table:table-cell table:formula="of:=[.K303]*0.067" office:value-type="float" office:value="-369.84080590347" calcext:value-type="float">
            <text:p>-369,840805903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.2038833501" calcext:value-type="float">
            <text:p>24,2038833501</text:p>
          </table:table-cell>
          <table:table-cell office:value-type="float" office:value="-6.3570352745" calcext:value-type="float">
            <text:p>-6,3570352745</text:p>
          </table:table-cell>
          <table:table-cell office:value-type="float" office:value="-51.7718581469" calcext:value-type="float">
            <text:p>-51,7718581469</text:p>
          </table:table-cell>
          <table:table-cell/>
          <table:table-cell table:formula="of:=[.E304]*100" office:value-type="float" office:value="2420.38833501" calcext:value-type="float">
            <text:p>2420,38833501</text:p>
          </table:table-cell>
          <table:table-cell table:formula="of:=[.F304]*100" office:value-type="float" office:value="-635.70352745" calcext:value-type="float">
            <text:p>-635,70352745</text:p>
          </table:table-cell>
          <table:table-cell table:formula="of:=[.G304]*100" office:value-type="float" office:value="-5177.18581469" calcext:value-type="float">
            <text:p>-5177,18581469</text:p>
          </table:table-cell>
          <table:table-cell/>
          <table:table-cell table:formula="of:=[.I304]*0.067" office:value-type="float" office:value="162.16601844567" calcext:value-type="float">
            <text:p>162,16601844567</text:p>
          </table:table-cell>
          <table:table-cell table:formula="of:=[.J304]*0.067" office:value-type="float" office:value="-42.59213633915" calcext:value-type="float">
            <text:p>-42,59213633915</text:p>
          </table:table-cell>
          <table:table-cell table:formula="of:=[.K304]*0.067" office:value-type="float" office:value="-346.87144958423" calcext:value-type="float">
            <text:p>-346,871449584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3.4655810778" calcext:value-type="float">
            <text:p>23,4655810778</text:p>
          </table:table-cell>
          <table:table-cell office:value-type="float" office:value="1.2754258288" calcext:value-type="float">
            <text:p>1,2754258288</text:p>
          </table:table-cell>
          <table:table-cell office:value-type="float" office:value="-40.0773584497" calcext:value-type="float">
            <text:p>-40,0773584497</text:p>
          </table:table-cell>
          <table:table-cell/>
          <table:table-cell table:formula="of:=[.E305]*100" office:value-type="float" office:value="2346.55810778" calcext:value-type="float">
            <text:p>2346,55810778</text:p>
          </table:table-cell>
          <table:table-cell table:formula="of:=[.F305]*100" office:value-type="float" office:value="127.54258288" calcext:value-type="float">
            <text:p>127,54258288</text:p>
          </table:table-cell>
          <table:table-cell table:formula="of:=[.G305]*100" office:value-type="float" office:value="-4007.73584497" calcext:value-type="float">
            <text:p>-4007,73584497</text:p>
          </table:table-cell>
          <table:table-cell/>
          <table:table-cell table:formula="of:=[.I305]*0.067" office:value-type="float" office:value="157.21939322126" calcext:value-type="float">
            <text:p>157,21939322126</text:p>
          </table:table-cell>
          <table:table-cell table:formula="of:=[.J305]*0.067" office:value-type="float" office:value="8.54535305296" calcext:value-type="float">
            <text:p>8,54535305296</text:p>
          </table:table-cell>
          <table:table-cell table:formula="of:=[.K305]*0.067" office:value-type="float" office:value="-268.51830161299" calcext:value-type="float">
            <text:p>-268,5183016129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2.6946257219" calcext:value-type="float">
            <text:p>12,6946257219</text:p>
          </table:table-cell>
          <table:table-cell office:value-type="float" office:value="-5.7763249551" calcext:value-type="float">
            <text:p>-5,7763249551</text:p>
          </table:table-cell>
          <table:table-cell office:value-type="float" office:value="-34.5830784969" calcext:value-type="float">
            <text:p>-34,5830784969</text:p>
          </table:table-cell>
          <table:table-cell/>
          <table:table-cell table:formula="of:=[.E306]*100" office:value-type="float" office:value="1269.46257219" calcext:value-type="float">
            <text:p>1269,46257219</text:p>
          </table:table-cell>
          <table:table-cell table:formula="of:=[.F306]*100" office:value-type="float" office:value="-577.63249551" calcext:value-type="float">
            <text:p>-577,63249551</text:p>
          </table:table-cell>
          <table:table-cell table:formula="of:=[.G306]*100" office:value-type="float" office:value="-3458.30784969" calcext:value-type="float">
            <text:p>-3458,30784969</text:p>
          </table:table-cell>
          <table:table-cell/>
          <table:table-cell table:formula="of:=[.I306]*0.067" office:value-type="float" office:value="85.05399233673" calcext:value-type="float">
            <text:p>85,05399233673</text:p>
          </table:table-cell>
          <table:table-cell table:formula="of:=[.J306]*0.067" office:value-type="float" office:value="-38.70137719917" calcext:value-type="float">
            <text:p>-38,70137719917</text:p>
          </table:table-cell>
          <table:table-cell table:formula="of:=[.K306]*0.067" office:value-type="float" office:value="-231.70662592923" calcext:value-type="float">
            <text:p>-231,706625929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6.2262283174" calcext:value-type="float">
            <text:p>16,2262283174</text:p>
          </table:table-cell>
          <table:table-cell office:value-type="float" office:value="-6.2268442044" calcext:value-type="float">
            <text:p>-6,2268442044</text:p>
          </table:table-cell>
          <table:table-cell office:value-type="float" office:value="-36.4510648614" calcext:value-type="float">
            <text:p>-36,4510648614</text:p>
          </table:table-cell>
          <table:table-cell/>
          <table:table-cell table:formula="of:=[.E307]*100" office:value-type="float" office:value="1622.62283174" calcext:value-type="float">
            <text:p>1622,62283174</text:p>
          </table:table-cell>
          <table:table-cell table:formula="of:=[.F307]*100" office:value-type="float" office:value="-622.68442044" calcext:value-type="float">
            <text:p>-622,68442044</text:p>
          </table:table-cell>
          <table:table-cell table:formula="of:=[.G307]*100" office:value-type="float" office:value="-3645.10648614" calcext:value-type="float">
            <text:p>-3645,10648614</text:p>
          </table:table-cell>
          <table:table-cell/>
          <table:table-cell table:formula="of:=[.I307]*0.067" office:value-type="float" office:value="108.71572972658" calcext:value-type="float">
            <text:p>108,71572972658</text:p>
          </table:table-cell>
          <table:table-cell table:formula="of:=[.J307]*0.067" office:value-type="float" office:value="-41.71985616948" calcext:value-type="float">
            <text:p>-41,71985616948</text:p>
          </table:table-cell>
          <table:table-cell table:formula="of:=[.K307]*0.067" office:value-type="float" office:value="-244.22213457138" calcext:value-type="float">
            <text:p>-244,2221345713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18.611666824" calcext:value-type="float">
            <text:p>18,611666824</text:p>
          </table:table-cell>
          <table:table-cell office:value-type="float" office:value="3.5417048957" calcext:value-type="float">
            <text:p>3,5417048957</text:p>
          </table:table-cell>
          <table:table-cell office:value-type="float" office:value="-25.7073158672" calcext:value-type="float">
            <text:p>-25,7073158672</text:p>
          </table:table-cell>
          <table:table-cell/>
          <table:table-cell table:formula="of:=[.E308]*100" office:value-type="float" office:value="1861.1666824" calcext:value-type="float">
            <text:p>1861,1666824</text:p>
          </table:table-cell>
          <table:table-cell table:formula="of:=[.F308]*100" office:value-type="float" office:value="354.17048957" calcext:value-type="float">
            <text:p>354,17048957</text:p>
          </table:table-cell>
          <table:table-cell table:formula="of:=[.G308]*100" office:value-type="float" office:value="-2570.73158672" calcext:value-type="float">
            <text:p>-2570,73158672</text:p>
          </table:table-cell>
          <table:table-cell/>
          <table:table-cell table:formula="of:=[.I308]*0.067" office:value-type="float" office:value="124.6981677208" calcext:value-type="float">
            <text:p>124,6981677208</text:p>
          </table:table-cell>
          <table:table-cell table:formula="of:=[.J308]*0.067" office:value-type="float" office:value="23.72942280119" calcext:value-type="float">
            <text:p>23,72942280119</text:p>
          </table:table-cell>
          <table:table-cell table:formula="of:=[.K308]*0.067" office:value-type="float" office:value="-172.23901631024" calcext:value-type="float">
            <text:p>-172,239016310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6.623263292" calcext:value-type="float">
            <text:p>6,623263292</text:p>
          </table:table-cell>
          <table:table-cell office:value-type="float" office:value="-5.2900838987" calcext:value-type="float">
            <text:p>-5,2900838987</text:p>
          </table:table-cell>
          <table:table-cell office:value-type="float" office:value="-24.7822689973" calcext:value-type="float">
            <text:p>-24,7822689973</text:p>
          </table:table-cell>
          <table:table-cell/>
          <table:table-cell table:formula="of:=[.E309]*100" office:value-type="float" office:value="662.3263292" calcext:value-type="float">
            <text:p>662,3263292</text:p>
          </table:table-cell>
          <table:table-cell table:formula="of:=[.F309]*100" office:value-type="float" office:value="-529.00838987" calcext:value-type="float">
            <text:p>-529,00838987</text:p>
          </table:table-cell>
          <table:table-cell table:formula="of:=[.G309]*100" office:value-type="float" office:value="-2478.22689973" calcext:value-type="float">
            <text:p>-2478,22689973</text:p>
          </table:table-cell>
          <table:table-cell/>
          <table:table-cell table:formula="of:=[.I309]*0.067" office:value-type="float" office:value="44.3758640564" calcext:value-type="float">
            <text:p>44,3758640564</text:p>
          </table:table-cell>
          <table:table-cell table:formula="of:=[.J309]*0.067" office:value-type="float" office:value="-35.44356212129" calcext:value-type="float">
            <text:p>-35,44356212129</text:p>
          </table:table-cell>
          <table:table-cell table:formula="of:=[.K309]*0.067" office:value-type="float" office:value="-166.04120228191" calcext:value-type="float">
            <text:p>-166,041202281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5.1375057166" calcext:value-type="float">
            <text:p>-5,1375057166</text:p>
          </table:table-cell>
          <table:table-cell office:value-type="float" office:value="-26.8766986051" calcext:value-type="float">
            <text:p>-26,8766986051</text:p>
          </table:table-cell>
          <table:table-cell/>
          <table:table-cell table:formula="of:=[.E310]*100" office:value-type="float" office:value="0" calcext:value-type="float">
            <text:p>0</text:p>
          </table:table-cell>
          <table:table-cell table:formula="of:=[.F310]*100" office:value-type="float" office:value="-513.75057166" calcext:value-type="float">
            <text:p>-513,75057166</text:p>
          </table:table-cell>
          <table:table-cell table:formula="of:=[.G310]*100" office:value-type="float" office:value="-2687.66986051" calcext:value-type="float">
            <text:p>-2687,66986051</text:p>
          </table:table-cell>
          <table:table-cell/>
          <table:table-cell table:formula="of:=[.I310]*0.067" office:value-type="float" office:value="0" calcext:value-type="float">
            <text:p>0</text:p>
          </table:table-cell>
          <table:table-cell table:formula="of:=[.J310]*0.067" office:value-type="float" office:value="-34.42128830122" calcext:value-type="float">
            <text:p>-34,42128830122</text:p>
          </table:table-cell>
          <table:table-cell table:formula="of:=[.K310]*0.067" office:value-type="float" office:value="-180.07388065417" calcext:value-type="float">
            <text:p>-180,07388065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2.6884137528" calcext:value-type="float">
            <text:p>2,6884137528</text:p>
          </table:table-cell>
          <table:table-cell office:value-type="float" office:value="-27.7288723957" calcext:value-type="float">
            <text:p>-27,7288723957</text:p>
          </table:table-cell>
          <table:table-cell/>
          <table:table-cell table:formula="of:=[.E311]*100" office:value-type="float" office:value="0" calcext:value-type="float">
            <text:p>0</text:p>
          </table:table-cell>
          <table:table-cell table:formula="of:=[.F311]*100" office:value-type="float" office:value="268.84137528" calcext:value-type="float">
            <text:p>268,84137528</text:p>
          </table:table-cell>
          <table:table-cell table:formula="of:=[.G311]*100" office:value-type="float" office:value="-2772.88723957" calcext:value-type="float">
            <text:p>-2772,88723957</text:p>
          </table:table-cell>
          <table:table-cell/>
          <table:table-cell table:formula="of:=[.I311]*0.067" office:value-type="float" office:value="0" calcext:value-type="float">
            <text:p>0</text:p>
          </table:table-cell>
          <table:table-cell table:formula="of:=[.J311]*0.067" office:value-type="float" office:value="18.01237214376" calcext:value-type="float">
            <text:p>18,01237214376</text:p>
          </table:table-cell>
          <table:table-cell table:formula="of:=[.K311]*0.067" office:value-type="float" office:value="-185.78344505119" calcext:value-type="float">
            <text:p>-185,78344505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3.5894755808" calcext:value-type="float">
            <text:p>-3,5894755808</text:p>
          </table:table-cell>
          <table:table-cell office:value-type="float" office:value="2.5572638792" calcext:value-type="float">
            <text:p>2,5572638792</text:p>
          </table:table-cell>
          <table:table-cell office:value-type="float" office:value="-27.9853707134" calcext:value-type="float">
            <text:p>-27,9853707134</text:p>
          </table:table-cell>
          <table:table-cell/>
          <table:table-cell table:formula="of:=[.E312]*100" office:value-type="float" office:value="-358.94755808" calcext:value-type="float">
            <text:p>-358,94755808</text:p>
          </table:table-cell>
          <table:table-cell table:formula="of:=[.F312]*100" office:value-type="float" office:value="255.72638792" calcext:value-type="float">
            <text:p>255,72638792</text:p>
          </table:table-cell>
          <table:table-cell table:formula="of:=[.G312]*100" office:value-type="float" office:value="-2798.53707134" calcext:value-type="float">
            <text:p>-2798,53707134</text:p>
          </table:table-cell>
          <table:table-cell/>
          <table:table-cell table:formula="of:=[.I312]*0.067" office:value-type="float" office:value="-24.04948639136" calcext:value-type="float">
            <text:p>-24,04948639136</text:p>
          </table:table-cell>
          <table:table-cell table:formula="of:=[.J312]*0.067" office:value-type="float" office:value="17.13366799064" calcext:value-type="float">
            <text:p>17,13366799064</text:p>
          </table:table-cell>
          <table:table-cell table:formula="of:=[.K312]*0.067" office:value-type="float" office:value="-187.50198377978" calcext:value-type="float">
            <text:p>-187,50198377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5.9995340816" calcext:value-type="float">
            <text:p>-5,9995340816</text:p>
          </table:table-cell>
          <table:table-cell office:value-type="float" office:value="1.3988086604" calcext:value-type="float">
            <text:p>1,3988086604</text:p>
          </table:table-cell>
          <table:table-cell office:value-type="float" office:value="-31.2706136657" calcext:value-type="float">
            <text:p>-31,2706136657</text:p>
          </table:table-cell>
          <table:table-cell/>
          <table:table-cell table:formula="of:=[.E313]*100" office:value-type="float" office:value="-599.95340816" calcext:value-type="float">
            <text:p>-599,95340816</text:p>
          </table:table-cell>
          <table:table-cell table:formula="of:=[.F313]*100" office:value-type="float" office:value="139.88086604" calcext:value-type="float">
            <text:p>139,88086604</text:p>
          </table:table-cell>
          <table:table-cell table:formula="of:=[.G313]*100" office:value-type="float" office:value="-3127.06136657" calcext:value-type="float">
            <text:p>-3127,06136657</text:p>
          </table:table-cell>
          <table:table-cell/>
          <table:table-cell table:formula="of:=[.I313]*0.067" office:value-type="float" office:value="-40.19687834672" calcext:value-type="float">
            <text:p>-40,19687834672</text:p>
          </table:table-cell>
          <table:table-cell table:formula="of:=[.J313]*0.067" office:value-type="float" office:value="9.37201802468" calcext:value-type="float">
            <text:p>9,37201802468</text:p>
          </table:table-cell>
          <table:table-cell table:formula="of:=[.K313]*0.067" office:value-type="float" office:value="-209.51311156019" calcext:value-type="float">
            <text:p>-209,51311156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6.2063106943" calcext:value-type="float">
            <text:p>-6,2063106943</text:p>
          </table:table-cell>
          <table:table-cell office:value-type="float" office:value="5.4492672691" calcext:value-type="float">
            <text:p>5,4492672691</text:p>
          </table:table-cell>
          <table:table-cell office:value-type="float" office:value="-32.6608070373" calcext:value-type="float">
            <text:p>-32,6608070373</text:p>
          </table:table-cell>
          <table:table-cell/>
          <table:table-cell table:formula="of:=[.E314]*100" office:value-type="float" office:value="-620.63106943" calcext:value-type="float">
            <text:p>-620,63106943</text:p>
          </table:table-cell>
          <table:table-cell table:formula="of:=[.F314]*100" office:value-type="float" office:value="544.92672691" calcext:value-type="float">
            <text:p>544,92672691</text:p>
          </table:table-cell>
          <table:table-cell table:formula="of:=[.G314]*100" office:value-type="float" office:value="-3266.08070373" calcext:value-type="float">
            <text:p>-3266,08070373</text:p>
          </table:table-cell>
          <table:table-cell/>
          <table:table-cell table:formula="of:=[.I314]*0.067" office:value-type="float" office:value="-41.58228165181" calcext:value-type="float">
            <text:p>-41,58228165181</text:p>
          </table:table-cell>
          <table:table-cell table:formula="of:=[.J314]*0.067" office:value-type="float" office:value="36.51009070297" calcext:value-type="float">
            <text:p>36,51009070297</text:p>
          </table:table-cell>
          <table:table-cell table:formula="of:=[.K314]*0.067" office:value-type="float" office:value="-218.82740714991" calcext:value-type="float">
            <text:p>-218,827407149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6.6788079239" calcext:value-type="float">
            <text:p>-16,6788079239</text:p>
          </table:table-cell>
          <table:table-cell office:value-type="float" office:value="4.303554653" calcext:value-type="float">
            <text:p>4,303554653</text:p>
          </table:table-cell>
          <table:table-cell office:value-type="float" office:value="-31.3214300569" calcext:value-type="float">
            <text:p>-31,3214300569</text:p>
          </table:table-cell>
          <table:table-cell/>
          <table:table-cell table:formula="of:=[.E315]*100" office:value-type="float" office:value="-1667.88079239" calcext:value-type="float">
            <text:p>-1667,88079239</text:p>
          </table:table-cell>
          <table:table-cell table:formula="of:=[.F315]*100" office:value-type="float" office:value="430.3554653" calcext:value-type="float">
            <text:p>430,3554653</text:p>
          </table:table-cell>
          <table:table-cell table:formula="of:=[.G315]*100" office:value-type="float" office:value="-3132.14300569" calcext:value-type="float">
            <text:p>-3132,14300569</text:p>
          </table:table-cell>
          <table:table-cell/>
          <table:table-cell table:formula="of:=[.I315]*0.067" office:value-type="float" office:value="-111.74801309013" calcext:value-type="float">
            <text:p>-111,74801309013</text:p>
          </table:table-cell>
          <table:table-cell table:formula="of:=[.J315]*0.067" office:value-type="float" office:value="28.8338161751" calcext:value-type="float">
            <text:p>28,8338161751</text:p>
          </table:table-cell>
          <table:table-cell table:formula="of:=[.K315]*0.067" office:value-type="float" office:value="-209.85358138123" calcext:value-type="float">
            <text:p>-209,85358138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1.7001027636" calcext:value-type="float">
            <text:p>-21,7001027636</text:p>
          </table:table-cell>
          <table:table-cell office:value-type="float" office:value="-2.6111492925" calcext:value-type="float">
            <text:p>-2,6111492925</text:p>
          </table:table-cell>
          <table:table-cell office:value-type="float" office:value="-42.3901341766" calcext:value-type="float">
            <text:p>-42,3901341766</text:p>
          </table:table-cell>
          <table:table-cell/>
          <table:table-cell table:formula="of:=[.E316]*100" office:value-type="float" office:value="-2170.01027636" calcext:value-type="float">
            <text:p>-2170,01027636</text:p>
          </table:table-cell>
          <table:table-cell table:formula="of:=[.F316]*100" office:value-type="float" office:value="-261.11492925" calcext:value-type="float">
            <text:p>-261,11492925</text:p>
          </table:table-cell>
          <table:table-cell table:formula="of:=[.G316]*100" office:value-type="float" office:value="-4239.01341766" calcext:value-type="float">
            <text:p>-4239,01341766</text:p>
          </table:table-cell>
          <table:table-cell/>
          <table:table-cell table:formula="of:=[.I316]*0.067" office:value-type="float" office:value="-145.39068851612" calcext:value-type="float">
            <text:p>-145,39068851612</text:p>
          </table:table-cell>
          <table:table-cell table:formula="of:=[.J316]*0.067" office:value-type="float" office:value="-17.49470025975" calcext:value-type="float">
            <text:p>-17,49470025975</text:p>
          </table:table-cell>
          <table:table-cell table:formula="of:=[.K316]*0.067" office:value-type="float" office:value="-284.01389898322" calcext:value-type="float">
            <text:p>-284,013898983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16.0560384751" calcext:value-type="float">
            <text:p>-16,0560384751</text:p>
          </table:table-cell>
          <table:table-cell office:value-type="float" office:value="3.9820151205" calcext:value-type="float">
            <text:p>3,9820151205</text:p>
          </table:table-cell>
          <table:table-cell office:value-type="float" office:value="-46.9056565621" calcext:value-type="float">
            <text:p>-46,9056565621</text:p>
          </table:table-cell>
          <table:table-cell/>
          <table:table-cell table:formula="of:=[.E317]*100" office:value-type="float" office:value="-1605.60384751" calcext:value-type="float">
            <text:p>-1605,60384751</text:p>
          </table:table-cell>
          <table:table-cell table:formula="of:=[.F317]*100" office:value-type="float" office:value="398.20151205" calcext:value-type="float">
            <text:p>398,20151205</text:p>
          </table:table-cell>
          <table:table-cell table:formula="of:=[.G317]*100" office:value-type="float" office:value="-4690.56565621" calcext:value-type="float">
            <text:p>-4690,56565621</text:p>
          </table:table-cell>
          <table:table-cell/>
          <table:table-cell table:formula="of:=[.I317]*0.067" office:value-type="float" office:value="-107.57545778317" calcext:value-type="float">
            <text:p>-107,57545778317</text:p>
          </table:table-cell>
          <table:table-cell table:formula="of:=[.J317]*0.067" office:value-type="float" office:value="26.67950130735" calcext:value-type="float">
            <text:p>26,67950130735</text:p>
          </table:table-cell>
          <table:table-cell table:formula="of:=[.K317]*0.067" office:value-type="float" office:value="-314.26789896607" calcext:value-type="float">
            <text:p>-314,267898966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2.8407826814" calcext:value-type="float">
            <text:p>-22,8407826814</text:p>
          </table:table-cell>
          <table:table-cell office:value-type="float" office:value="2.8741920697" calcext:value-type="float">
            <text:p>2,8741920697</text:p>
          </table:table-cell>
          <table:table-cell office:value-type="float" office:value="-48.4211979088" calcext:value-type="float">
            <text:p>-48,4211979088</text:p>
          </table:table-cell>
          <table:table-cell/>
          <table:table-cell table:formula="of:=[.E318]*100" office:value-type="float" office:value="-2284.07826814" calcext:value-type="float">
            <text:p>-2284,07826814</text:p>
          </table:table-cell>
          <table:table-cell table:formula="of:=[.F318]*100" office:value-type="float" office:value="287.41920697" calcext:value-type="float">
            <text:p>287,41920697</text:p>
          </table:table-cell>
          <table:table-cell table:formula="of:=[.G318]*100" office:value-type="float" office:value="-4842.11979088" calcext:value-type="float">
            <text:p>-4842,11979088</text:p>
          </table:table-cell>
          <table:table-cell/>
          <table:table-cell table:formula="of:=[.I318]*0.067" office:value-type="float" office:value="-153.03324396538" calcext:value-type="float">
            <text:p>-153,03324396538</text:p>
          </table:table-cell>
          <table:table-cell table:formula="of:=[.J318]*0.067" office:value-type="float" office:value="19.25708686699" calcext:value-type="float">
            <text:p>19,25708686699</text:p>
          </table:table-cell>
          <table:table-cell table:formula="of:=[.K318]*0.067" office:value-type="float" office:value="-324.42202598896" calcext:value-type="float">
            <text:p>-324,422025988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6.9519111234" calcext:value-type="float">
            <text:p>-26,9519111234</text:p>
          </table:table-cell>
          <table:table-cell office:value-type="float" office:value="-4.6387419783" calcext:value-type="float">
            <text:p>-4,6387419783</text:p>
          </table:table-cell>
          <table:table-cell office:value-type="float" office:value="-59.9388668845" calcext:value-type="float">
            <text:p>-59,9388668845</text:p>
          </table:table-cell>
          <table:table-cell/>
          <table:table-cell table:formula="of:=[.E319]*100" office:value-type="float" office:value="-2695.19111234" calcext:value-type="float">
            <text:p>-2695,19111234</text:p>
          </table:table-cell>
          <table:table-cell table:formula="of:=[.F319]*100" office:value-type="float" office:value="-463.87419783" calcext:value-type="float">
            <text:p>-463,87419783</text:p>
          </table:table-cell>
          <table:table-cell table:formula="of:=[.G319]*100" office:value-type="float" office:value="-5993.88668845" calcext:value-type="float">
            <text:p>-5993,88668845</text:p>
          </table:table-cell>
          <table:table-cell/>
          <table:table-cell table:formula="of:=[.I319]*0.067" office:value-type="float" office:value="-180.57780452678" calcext:value-type="float">
            <text:p>-180,57780452678</text:p>
          </table:table-cell>
          <table:table-cell table:formula="of:=[.J319]*0.067" office:value-type="float" office:value="-31.07957125461" calcext:value-type="float">
            <text:p>-31,07957125461</text:p>
          </table:table-cell>
          <table:table-cell table:formula="of:=[.K319]*0.067" office:value-type="float" office:value="-401.59040812615" calcext:value-type="float">
            <text:p>-401,590408126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1.7809400458" calcext:value-type="float">
            <text:p>-21,7809400458</text:p>
          </table:table-cell>
          <table:table-cell office:value-type="float" office:value="-1.6401687904" calcext:value-type="float">
            <text:p>-1,6401687904</text:p>
          </table:table-cell>
          <table:table-cell office:value-type="float" office:value="-66.3695087543" calcext:value-type="float">
            <text:p>-66,3695087543</text:p>
          </table:table-cell>
          <table:table-cell/>
          <table:table-cell table:formula="of:=[.E320]*100" office:value-type="float" office:value="-2178.09400458" calcext:value-type="float">
            <text:p>-2178,09400458</text:p>
          </table:table-cell>
          <table:table-cell table:formula="of:=[.F320]*100" office:value-type="float" office:value="-164.01687904" calcext:value-type="float">
            <text:p>-164,01687904</text:p>
          </table:table-cell>
          <table:table-cell table:formula="of:=[.G320]*100" office:value-type="float" office:value="-6636.95087543" calcext:value-type="float">
            <text:p>-6636,95087543</text:p>
          </table:table-cell>
          <table:table-cell/>
          <table:table-cell table:formula="of:=[.I320]*0.067" office:value-type="float" office:value="-145.93229830686" calcext:value-type="float">
            <text:p>-145,93229830686</text:p>
          </table:table-cell>
          <table:table-cell table:formula="of:=[.J320]*0.067" office:value-type="float" office:value="-10.98913089568" calcext:value-type="float">
            <text:p>-10,98913089568</text:p>
          </table:table-cell>
          <table:table-cell table:formula="of:=[.K320]*0.067" office:value-type="float" office:value="-444.67570865381" calcext:value-type="float">
            <text:p>-444,6757086538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4.2768200928" calcext:value-type="float">
            <text:p>-24,2768200928</text:p>
          </table:table-cell>
          <table:table-cell office:value-type="float" office:value="-3.002168696" calcext:value-type="float">
            <text:p>-3,002168696</text:p>
          </table:table-cell>
          <table:table-cell office:value-type="float" office:value="-72.906688108" calcext:value-type="float">
            <text:p>-72,906688108</text:p>
          </table:table-cell>
          <table:table-cell/>
          <table:table-cell table:formula="of:=[.E321]*100" office:value-type="float" office:value="-2427.68200928" calcext:value-type="float">
            <text:p>-2427,68200928</text:p>
          </table:table-cell>
          <table:table-cell table:formula="of:=[.F321]*100" office:value-type="float" office:value="-300.2168696" calcext:value-type="float">
            <text:p>-300,2168696</text:p>
          </table:table-cell>
          <table:table-cell table:formula="of:=[.G321]*100" office:value-type="float" office:value="-7290.6688108" calcext:value-type="float">
            <text:p>-7290,6688108</text:p>
          </table:table-cell>
          <table:table-cell/>
          <table:table-cell table:formula="of:=[.I321]*0.067" office:value-type="float" office:value="-162.65469462176" calcext:value-type="float">
            <text:p>-162,65469462176</text:p>
          </table:table-cell>
          <table:table-cell table:formula="of:=[.J321]*0.067" office:value-type="float" office:value="-20.1145302632" calcext:value-type="float">
            <text:p>-20,1145302632</text:p>
          </table:table-cell>
          <table:table-cell table:formula="of:=[.K321]*0.067" office:value-type="float" office:value="-488.4748103236" calcext:value-type="float">
            <text:p>-488,4748103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21.7828071549" calcext:value-type="float">
            <text:p>-21,7828071549</text:p>
          </table:table-cell>
          <table:table-cell office:value-type="float" office:value="-4.468677292" calcext:value-type="float">
            <text:p>-4,468677292</text:p>
          </table:table-cell>
          <table:table-cell office:value-type="float" office:value="-84.283055551" calcext:value-type="float">
            <text:p>-84,283055551</text:p>
          </table:table-cell>
          <table:table-cell/>
          <table:table-cell table:formula="of:=[.E322]*100" office:value-type="float" office:value="-2178.28071549" calcext:value-type="float">
            <text:p>-2178,28071549</text:p>
          </table:table-cell>
          <table:table-cell table:formula="of:=[.F322]*100" office:value-type="float" office:value="-446.8677292" calcext:value-type="float">
            <text:p>-446,8677292</text:p>
          </table:table-cell>
          <table:table-cell table:formula="of:=[.G322]*100" office:value-type="float" office:value="-8428.3055551" calcext:value-type="float">
            <text:p>-8428,3055551</text:p>
          </table:table-cell>
          <table:table-cell/>
          <table:table-cell table:formula="of:=[.I322]*0.067" office:value-type="float" office:value="-145.94480793783" calcext:value-type="float">
            <text:p>-145,94480793783</text:p>
          </table:table-cell>
          <table:table-cell table:formula="of:=[.J322]*0.067" office:value-type="float" office:value="-29.9401378564" calcext:value-type="float">
            <text:p>-29,9401378564</text:p>
          </table:table-cell>
          <table:table-cell table:formula="of:=[.K322]*0.067" office:value-type="float" office:value="-564.6964721917" calcext:value-type="float">
            <text:p>-564,69647219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2.0584184449" calcext:value-type="float">
            <text:p>-12,0584184449</text:p>
          </table:table-cell>
          <table:table-cell office:value-type="float" office:value="-3.5968550814" calcext:value-type="float">
            <text:p>-3,5968550814</text:p>
          </table:table-cell>
          <table:table-cell office:value-type="float" office:value="-88.547919647" calcext:value-type="float">
            <text:p>-88,547919647</text:p>
          </table:table-cell>
          <table:table-cell/>
          <table:table-cell table:formula="of:=[.E323]*100" office:value-type="float" office:value="-1205.84184449" calcext:value-type="float">
            <text:p>-1205,84184449</text:p>
          </table:table-cell>
          <table:table-cell table:formula="of:=[.F323]*100" office:value-type="float" office:value="-359.68550814" calcext:value-type="float">
            <text:p>-359,68550814</text:p>
          </table:table-cell>
          <table:table-cell table:formula="of:=[.G323]*100" office:value-type="float" office:value="-8854.7919647" calcext:value-type="float">
            <text:p>-8854,7919647</text:p>
          </table:table-cell>
          <table:table-cell/>
          <table:table-cell table:formula="of:=[.I323]*0.067" office:value-type="float" office:value="-80.79140358083" calcext:value-type="float">
            <text:p>-80,79140358083</text:p>
          </table:table-cell>
          <table:table-cell table:formula="of:=[.J323]*0.067" office:value-type="float" office:value="-24.09892904538" calcext:value-type="float">
            <text:p>-24,09892904538</text:p>
          </table:table-cell>
          <table:table-cell table:formula="of:=[.K323]*0.067" office:value-type="float" office:value="-593.2710616349" calcext:value-type="float">
            <text:p>-593,271061634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8.972406974" calcext:value-type="float">
            <text:p>-8,972406974</text:p>
          </table:table-cell>
          <table:table-cell office:value-type="float" office:value="-4.1805186603" calcext:value-type="float">
            <text:p>-4,1805186603</text:p>
          </table:table-cell>
          <table:table-cell office:value-type="float" office:value="-91.044840606" calcext:value-type="float">
            <text:p>-91,044840606</text:p>
          </table:table-cell>
          <table:table-cell/>
          <table:table-cell table:formula="of:=[.E324]*100" office:value-type="float" office:value="-897.2406974" calcext:value-type="float">
            <text:p>-897,2406974</text:p>
          </table:table-cell>
          <table:table-cell table:formula="of:=[.F324]*100" office:value-type="float" office:value="-418.05186603" calcext:value-type="float">
            <text:p>-418,05186603</text:p>
          </table:table-cell>
          <table:table-cell table:formula="of:=[.G324]*100" office:value-type="float" office:value="-9104.4840606" calcext:value-type="float">
            <text:p>-9104,4840606</text:p>
          </table:table-cell>
          <table:table-cell/>
          <table:table-cell table:formula="of:=[.I324]*0.067" office:value-type="float" office:value="-60.1151267258" calcext:value-type="float">
            <text:p>-60,1151267258</text:p>
          </table:table-cell>
          <table:table-cell table:formula="of:=[.J324]*0.067" office:value-type="float" office:value="-28.00947502401" calcext:value-type="float">
            <text:p>-28,00947502401</text:p>
          </table:table-cell>
          <table:table-cell table:formula="of:=[.K324]*0.067" office:value-type="float" office:value="-610.0004320602" calcext:value-type="float">
            <text:p>-610,00043206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6.3183686633" calcext:value-type="float">
            <text:p>-6,3183686633</text:p>
          </table:table-cell>
          <table:table-cell office:value-type="float" office:value="-4.5998395807" calcext:value-type="float">
            <text:p>-4,5998395807</text:p>
          </table:table-cell>
          <table:table-cell office:value-type="float" office:value="-95.037943925" calcext:value-type="float">
            <text:p>-95,037943925</text:p>
          </table:table-cell>
          <table:table-cell/>
          <table:table-cell table:formula="of:=[.E325]*100" office:value-type="float" office:value="-631.83686633" calcext:value-type="float">
            <text:p>-631,83686633</text:p>
          </table:table-cell>
          <table:table-cell table:formula="of:=[.F325]*100" office:value-type="float" office:value="-459.98395807" calcext:value-type="float">
            <text:p>-459,98395807</text:p>
          </table:table-cell>
          <table:table-cell table:formula="of:=[.G325]*100" office:value-type="float" office:value="-9503.7943925" calcext:value-type="float">
            <text:p>-9503,7943925</text:p>
          </table:table-cell>
          <table:table-cell/>
          <table:table-cell table:formula="of:=[.I325]*0.067" office:value-type="float" office:value="-42.33307004411" calcext:value-type="float">
            <text:p>-42,33307004411</text:p>
          </table:table-cell>
          <table:table-cell table:formula="of:=[.J325]*0.067" office:value-type="float" office:value="-30.81892519069" calcext:value-type="float">
            <text:p>-30,81892519069</text:p>
          </table:table-cell>
          <table:table-cell table:formula="of:=[.K325]*0.067" office:value-type="float" office:value="-636.7542242975" calcext:value-type="float">
            <text:p>-636,75422429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0.3299915557" calcext:value-type="float">
            <text:p>-0,3299915557</text:p>
          </table:table-cell>
          <table:table-cell office:value-type="float" office:value="-3.7844216417" calcext:value-type="float">
            <text:p>-3,7844216417</text:p>
          </table:table-cell>
          <table:table-cell office:value-type="float" office:value="-96.332192573" calcext:value-type="float">
            <text:p>-96,332192573</text:p>
          </table:table-cell>
          <table:table-cell/>
          <table:table-cell table:formula="of:=[.E326]*100" office:value-type="float" office:value="-32.99915557" calcext:value-type="float">
            <text:p>-32,99915557</text:p>
          </table:table-cell>
          <table:table-cell table:formula="of:=[.F326]*100" office:value-type="float" office:value="-378.44216417" calcext:value-type="float">
            <text:p>-378,44216417</text:p>
          </table:table-cell>
          <table:table-cell table:formula="of:=[.G326]*100" office:value-type="float" office:value="-9633.2192573" calcext:value-type="float">
            <text:p>-9633,2192573</text:p>
          </table:table-cell>
          <table:table-cell/>
          <table:table-cell table:formula="of:=[.I326]*0.067" office:value-type="float" office:value="-2.21094342319" calcext:value-type="float">
            <text:p>-2,21094342319</text:p>
          </table:table-cell>
          <table:table-cell table:formula="of:=[.J326]*0.067" office:value-type="float" office:value="-25.35562499939" calcext:value-type="float">
            <text:p>-25,35562499939</text:p>
          </table:table-cell>
          <table:table-cell table:formula="of:=[.K326]*0.067" office:value-type="float" office:value="-645.4256902391" calcext:value-type="float">
            <text:p>-645,42569023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4.3744601165" calcext:value-type="float">
            <text:p>4,3744601165</text:p>
          </table:table-cell>
          <table:table-cell office:value-type="float" office:value="-2.4507278425" calcext:value-type="float">
            <text:p>-2,4507278425</text:p>
          </table:table-cell>
          <table:table-cell office:value-type="float" office:value="-95.045903324" calcext:value-type="float">
            <text:p>-95,045903324</text:p>
          </table:table-cell>
          <table:table-cell/>
          <table:table-cell table:formula="of:=[.E327]*100" office:value-type="float" office:value="437.44601165" calcext:value-type="float">
            <text:p>437,44601165</text:p>
          </table:table-cell>
          <table:table-cell table:formula="of:=[.F327]*100" office:value-type="float" office:value="-245.07278425" calcext:value-type="float">
            <text:p>-245,07278425</text:p>
          </table:table-cell>
          <table:table-cell table:formula="of:=[.G327]*100" office:value-type="float" office:value="-9504.5903324" calcext:value-type="float">
            <text:p>-9504,5903324</text:p>
          </table:table-cell>
          <table:table-cell/>
          <table:table-cell table:formula="of:=[.I327]*0.067" office:value-type="float" office:value="29.30888278055" calcext:value-type="float">
            <text:p>29,30888278055</text:p>
          </table:table-cell>
          <table:table-cell table:formula="of:=[.J327]*0.067" office:value-type="float" office:value="-16.41987654475" calcext:value-type="float">
            <text:p>-16,41987654475</text:p>
          </table:table-cell>
          <table:table-cell table:formula="of:=[.K327]*0.067" office:value-type="float" office:value="-636.8075522708" calcext:value-type="float">
            <text:p>-636,80755227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7.9644129852" calcext:value-type="float">
            <text:p>7,9644129852</text:p>
          </table:table-cell>
          <table:table-cell office:value-type="float" office:value="-2.2834851292" calcext:value-type="float">
            <text:p>-2,2834851292</text:p>
          </table:table-cell>
          <table:table-cell office:value-type="float" office:value="-93.142154135" calcext:value-type="float">
            <text:p>-93,142154135</text:p>
          </table:table-cell>
          <table:table-cell/>
          <table:table-cell table:formula="of:=[.E328]*100" office:value-type="float" office:value="796.44129852" calcext:value-type="float">
            <text:p>796,44129852</text:p>
          </table:table-cell>
          <table:table-cell table:formula="of:=[.F328]*100" office:value-type="float" office:value="-228.34851292" calcext:value-type="float">
            <text:p>-228,34851292</text:p>
          </table:table-cell>
          <table:table-cell table:formula="of:=[.G328]*100" office:value-type="float" office:value="-9314.2154135" calcext:value-type="float">
            <text:p>-9314,2154135</text:p>
          </table:table-cell>
          <table:table-cell/>
          <table:table-cell table:formula="of:=[.I328]*0.067" office:value-type="float" office:value="53.36156700084" calcext:value-type="float">
            <text:p>53,36156700084</text:p>
          </table:table-cell>
          <table:table-cell table:formula="of:=[.J328]*0.067" office:value-type="float" office:value="-15.29935036564" calcext:value-type="float">
            <text:p>-15,29935036564</text:p>
          </table:table-cell>
          <table:table-cell table:formula="of:=[.K328]*0.067" office:value-type="float" office:value="-624.0524327045" calcext:value-type="float">
            <text:p>-624,05243270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3.7731700273" calcext:value-type="float">
            <text:p>13,7731700273</text:p>
          </table:table-cell>
          <table:table-cell office:value-type="float" office:value="-0.4838600171" calcext:value-type="float">
            <text:p>-0,4838600171</text:p>
          </table:table-cell>
          <table:table-cell office:value-type="float" office:value="-90.444604356" calcext:value-type="float">
            <text:p>-90,444604356</text:p>
          </table:table-cell>
          <table:table-cell/>
          <table:table-cell table:formula="of:=[.E329]*100" office:value-type="float" office:value="1377.31700273" calcext:value-type="float">
            <text:p>1377,31700273</text:p>
          </table:table-cell>
          <table:table-cell table:formula="of:=[.F329]*100" office:value-type="float" office:value="-48.38600171" calcext:value-type="float">
            <text:p>-48,38600171</text:p>
          </table:table-cell>
          <table:table-cell table:formula="of:=[.G329]*100" office:value-type="float" office:value="-9044.4604356" calcext:value-type="float">
            <text:p>-9044,4604356</text:p>
          </table:table-cell>
          <table:table-cell/>
          <table:table-cell table:formula="of:=[.I329]*0.067" office:value-type="float" office:value="92.28023918291" calcext:value-type="float">
            <text:p>92,28023918291</text:p>
          </table:table-cell>
          <table:table-cell table:formula="of:=[.J329]*0.067" office:value-type="float" office:value="-3.24186211457" calcext:value-type="float">
            <text:p>-3,24186211457</text:p>
          </table:table-cell>
          <table:table-cell table:formula="of:=[.K329]*0.067" office:value-type="float" office:value="-605.9788491852" calcext:value-type="float">
            <text:p>-605,97884918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6.4805507967" calcext:value-type="float">
            <text:p>16,4805507967</text:p>
          </table:table-cell>
          <table:table-cell office:value-type="float" office:value="2.2686353564" calcext:value-type="float">
            <text:p>2,2686353564</text:p>
          </table:table-cell>
          <table:table-cell office:value-type="float" office:value="-83.218331349" calcext:value-type="float">
            <text:p>-83,218331349</text:p>
          </table:table-cell>
          <table:table-cell/>
          <table:table-cell table:formula="of:=[.E330]*100" office:value-type="float" office:value="1648.05507967" calcext:value-type="float">
            <text:p>1648,05507967</text:p>
          </table:table-cell>
          <table:table-cell table:formula="of:=[.F330]*100" office:value-type="float" office:value="226.86353564" calcext:value-type="float">
            <text:p>226,86353564</text:p>
          </table:table-cell>
          <table:table-cell table:formula="of:=[.G330]*100" office:value-type="float" office:value="-8321.8331349" calcext:value-type="float">
            <text:p>-8321,8331349</text:p>
          </table:table-cell>
          <table:table-cell/>
          <table:table-cell table:formula="of:=[.I330]*0.067" office:value-type="float" office:value="110.41969033789" calcext:value-type="float">
            <text:p>110,41969033789</text:p>
          </table:table-cell>
          <table:table-cell table:formula="of:=[.J330]*0.067" office:value-type="float" office:value="15.19985688788" calcext:value-type="float">
            <text:p>15,19985688788</text:p>
          </table:table-cell>
          <table:table-cell table:formula="of:=[.K330]*0.067" office:value-type="float" office:value="-557.5628200383" calcext:value-type="float">
            <text:p>-557,56282003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5.4425114552" calcext:value-type="float">
            <text:p>15,4425114552</text:p>
          </table:table-cell>
          <table:table-cell office:value-type="float" office:value="-0.7464441257" calcext:value-type="float">
            <text:p>-0,7464441257</text:p>
          </table:table-cell>
          <table:table-cell office:value-type="float" office:value="-77.998615078" calcext:value-type="float">
            <text:p>-77,998615078</text:p>
          </table:table-cell>
          <table:table-cell/>
          <table:table-cell table:formula="of:=[.E331]*100" office:value-type="float" office:value="1544.25114552" calcext:value-type="float">
            <text:p>1544,25114552</text:p>
          </table:table-cell>
          <table:table-cell table:formula="of:=[.F331]*100" office:value-type="float" office:value="-74.64441257" calcext:value-type="float">
            <text:p>-74,64441257</text:p>
          </table:table-cell>
          <table:table-cell table:formula="of:=[.G331]*100" office:value-type="float" office:value="-7799.8615078" calcext:value-type="float">
            <text:p>-7799,8615078</text:p>
          </table:table-cell>
          <table:table-cell/>
          <table:table-cell table:formula="of:=[.I331]*0.067" office:value-type="float" office:value="103.46482674984" calcext:value-type="float">
            <text:p>103,46482674984</text:p>
          </table:table-cell>
          <table:table-cell table:formula="of:=[.J331]*0.067" office:value-type="float" office:value="-5.00117564219" calcext:value-type="float">
            <text:p>-5,00117564219</text:p>
          </table:table-cell>
          <table:table-cell table:formula="of:=[.K331]*0.067" office:value-type="float" office:value="-522.5907210226" calcext:value-type="float">
            <text:p>-522,59072102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1.9584581136" calcext:value-type="float">
            <text:p>21,9584581136</text:p>
          </table:table-cell>
          <table:table-cell office:value-type="float" office:value="0.2401660694" calcext:value-type="float">
            <text:p>0,2401660694</text:p>
          </table:table-cell>
          <table:table-cell office:value-type="float" office:value="-74.887262579" calcext:value-type="float">
            <text:p>-74,887262579</text:p>
          </table:table-cell>
          <table:table-cell/>
          <table:table-cell table:formula="of:=[.E332]*100" office:value-type="float" office:value="2195.84581136" calcext:value-type="float">
            <text:p>2195,84581136</text:p>
          </table:table-cell>
          <table:table-cell table:formula="of:=[.F332]*100" office:value-type="float" office:value="24.01660694" calcext:value-type="float">
            <text:p>24,01660694</text:p>
          </table:table-cell>
          <table:table-cell table:formula="of:=[.G332]*100" office:value-type="float" office:value="-7488.7262579" calcext:value-type="float">
            <text:p>-7488,7262579</text:p>
          </table:table-cell>
          <table:table-cell/>
          <table:table-cell table:formula="of:=[.I332]*0.067" office:value-type="float" office:value="147.12166936112" calcext:value-type="float">
            <text:p>147,12166936112</text:p>
          </table:table-cell>
          <table:table-cell table:formula="of:=[.J332]*0.067" office:value-type="float" office:value="1.60911266498" calcext:value-type="float">
            <text:p>1,60911266498</text:p>
          </table:table-cell>
          <table:table-cell table:formula="of:=[.K332]*0.067" office:value-type="float" office:value="-501.7446592793" calcext:value-type="float">
            <text:p>-501,744659279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.1179437409" calcext:value-type="float">
            <text:p>25,1179437409</text:p>
          </table:table-cell>
          <table:table-cell office:value-type="float" office:value="5.3332939072" calcext:value-type="float">
            <text:p>5,3332939072</text:p>
          </table:table-cell>
          <table:table-cell office:value-type="float" office:value="-63.3555968477" calcext:value-type="float">
            <text:p>-63,3555968477</text:p>
          </table:table-cell>
          <table:table-cell/>
          <table:table-cell table:formula="of:=[.E333]*100" office:value-type="float" office:value="2511.79437409" calcext:value-type="float">
            <text:p>2511,79437409</text:p>
          </table:table-cell>
          <table:table-cell table:formula="of:=[.F333]*100" office:value-type="float" office:value="533.32939072" calcext:value-type="float">
            <text:p>533,32939072</text:p>
          </table:table-cell>
          <table:table-cell table:formula="of:=[.G333]*100" office:value-type="float" office:value="-6335.55968477" calcext:value-type="float">
            <text:p>-6335,55968477</text:p>
          </table:table-cell>
          <table:table-cell/>
          <table:table-cell table:formula="of:=[.I333]*0.067" office:value-type="float" office:value="168.29022306403" calcext:value-type="float">
            <text:p>168,29022306403</text:p>
          </table:table-cell>
          <table:table-cell table:formula="of:=[.J333]*0.067" office:value-type="float" office:value="35.73306917824" calcext:value-type="float">
            <text:p>35,73306917824</text:p>
          </table:table-cell>
          <table:table-cell table:formula="of:=[.K333]*0.067" office:value-type="float" office:value="-424.48249887959" calcext:value-type="float">
            <text:p>-424,4824988795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19.3450464857" calcext:value-type="float">
            <text:p>19,3450464857</text:p>
          </table:table-cell>
          <table:table-cell office:value-type="float" office:value="-1.0206153416" calcext:value-type="float">
            <text:p>-1,0206153416</text:p>
          </table:table-cell>
          <table:table-cell office:value-type="float" office:value="-55.3599403823" calcext:value-type="float">
            <text:p>-55,3599403823</text:p>
          </table:table-cell>
          <table:table-cell/>
          <table:table-cell table:formula="of:=[.E334]*100" office:value-type="float" office:value="1934.50464857" calcext:value-type="float">
            <text:p>1934,50464857</text:p>
          </table:table-cell>
          <table:table-cell table:formula="of:=[.F334]*100" office:value-type="float" office:value="-102.06153416" calcext:value-type="float">
            <text:p>-102,06153416</text:p>
          </table:table-cell>
          <table:table-cell table:formula="of:=[.G334]*100" office:value-type="float" office:value="-5535.99403823" calcext:value-type="float">
            <text:p>-5535,99403823</text:p>
          </table:table-cell>
          <table:table-cell/>
          <table:table-cell table:formula="of:=[.I334]*0.067" office:value-type="float" office:value="129.61181145419" calcext:value-type="float">
            <text:p>129,61181145419</text:p>
          </table:table-cell>
          <table:table-cell table:formula="of:=[.J334]*0.067" office:value-type="float" office:value="-6.83812278872" calcext:value-type="float">
            <text:p>-6,83812278872</text:p>
          </table:table-cell>
          <table:table-cell table:formula="of:=[.K334]*0.067" office:value-type="float" office:value="-370.91160056141" calcext:value-type="float">
            <text:p>-370,911600561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.3376477825" calcext:value-type="float">
            <text:p>25,3376477825</text:p>
          </table:table-cell>
          <table:table-cell office:value-type="float" office:value="-2.9567955456" calcext:value-type="float">
            <text:p>-2,9567955456</text:p>
          </table:table-cell>
          <table:table-cell office:value-type="float" office:value="-53.2199341585" calcext:value-type="float">
            <text:p>-53,2199341585</text:p>
          </table:table-cell>
          <table:table-cell/>
          <table:table-cell table:formula="of:=[.E335]*100" office:value-type="float" office:value="2533.76477825" calcext:value-type="float">
            <text:p>2533,76477825</text:p>
          </table:table-cell>
          <table:table-cell table:formula="of:=[.F335]*100" office:value-type="float" office:value="-295.67955456" calcext:value-type="float">
            <text:p>-295,67955456</text:p>
          </table:table-cell>
          <table:table-cell table:formula="of:=[.G335]*100" office:value-type="float" office:value="-5321.99341585" calcext:value-type="float">
            <text:p>-5321,99341585</text:p>
          </table:table-cell>
          <table:table-cell/>
          <table:table-cell table:formula="of:=[.I335]*0.067" office:value-type="float" office:value="169.76224014275" calcext:value-type="float">
            <text:p>169,76224014275</text:p>
          </table:table-cell>
          <table:table-cell table:formula="of:=[.J335]*0.067" office:value-type="float" office:value="-19.81053015552" calcext:value-type="float">
            <text:p>-19,81053015552</text:p>
          </table:table-cell>
          <table:table-cell table:formula="of:=[.K335]*0.067" office:value-type="float" office:value="-356.57355886195" calcext:value-type="float">
            <text:p>-356,573558861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3.2823769947" calcext:value-type="float">
            <text:p>23,2823769947</text:p>
          </table:table-cell>
          <table:table-cell office:value-type="float" office:value="-0.8536220961" calcext:value-type="float">
            <text:p>-0,8536220961</text:p>
          </table:table-cell>
          <table:table-cell office:value-type="float" office:value="-39.8651201042" calcext:value-type="float">
            <text:p>-39,8651201042</text:p>
          </table:table-cell>
          <table:table-cell/>
          <table:table-cell table:formula="of:=[.E336]*100" office:value-type="float" office:value="2328.23769947" calcext:value-type="float">
            <text:p>2328,23769947</text:p>
          </table:table-cell>
          <table:table-cell table:formula="of:=[.F336]*100" office:value-type="float" office:value="-85.36220961" calcext:value-type="float">
            <text:p>-85,36220961</text:p>
          </table:table-cell>
          <table:table-cell table:formula="of:=[.G336]*100" office:value-type="float" office:value="-3986.51201042" calcext:value-type="float">
            <text:p>-3986,51201042</text:p>
          </table:table-cell>
          <table:table-cell/>
          <table:table-cell table:formula="of:=[.I336]*0.067" office:value-type="float" office:value="155.99192586449" calcext:value-type="float">
            <text:p>155,99192586449</text:p>
          </table:table-cell>
          <table:table-cell table:formula="of:=[.J336]*0.067" office:value-type="float" office:value="-5.71926804387" calcext:value-type="float">
            <text:p>-5,71926804387</text:p>
          </table:table-cell>
          <table:table-cell table:formula="of:=[.K336]*0.067" office:value-type="float" office:value="-267.09630469814" calcext:value-type="float">
            <text:p>-267,0963046981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0.0378844101" calcext:value-type="float">
            <text:p>10,0378844101</text:p>
          </table:table-cell>
          <table:table-cell office:value-type="float" office:value="-4.1249345826" calcext:value-type="float">
            <text:p>-4,1249345826</text:p>
          </table:table-cell>
          <table:table-cell office:value-type="float" office:value="-39.1087618076" calcext:value-type="float">
            <text:p>-39,1087618076</text:p>
          </table:table-cell>
          <table:table-cell/>
          <table:table-cell table:formula="of:=[.E337]*100" office:value-type="float" office:value="1003.78844101" calcext:value-type="float">
            <text:p>1003,78844101</text:p>
          </table:table-cell>
          <table:table-cell table:formula="of:=[.F337]*100" office:value-type="float" office:value="-412.49345826" calcext:value-type="float">
            <text:p>-412,49345826</text:p>
          </table:table-cell>
          <table:table-cell table:formula="of:=[.G337]*100" office:value-type="float" office:value="-3910.87618076" calcext:value-type="float">
            <text:p>-3910,87618076</text:p>
          </table:table-cell>
          <table:table-cell/>
          <table:table-cell table:formula="of:=[.I337]*0.067" office:value-type="float" office:value="67.25382554767" calcext:value-type="float">
            <text:p>67,25382554767</text:p>
          </table:table-cell>
          <table:table-cell table:formula="of:=[.J337]*0.067" office:value-type="float" office:value="-27.63706170342" calcext:value-type="float">
            <text:p>-27,63706170342</text:p>
          </table:table-cell>
          <table:table-cell table:formula="of:=[.K337]*0.067" office:value-type="float" office:value="-262.02870411092" calcext:value-type="float">
            <text:p>-262,028704110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9.6126266972" calcext:value-type="float">
            <text:p>19,6126266972</text:p>
          </table:table-cell>
          <table:table-cell office:value-type="float" office:value="-3.7075520325" calcext:value-type="float">
            <text:p>-3,7075520325</text:p>
          </table:table-cell>
          <table:table-cell office:value-type="float" office:value="-38.7842420012" calcext:value-type="float">
            <text:p>-38,7842420012</text:p>
          </table:table-cell>
          <table:table-cell/>
          <table:table-cell table:formula="of:=[.E338]*100" office:value-type="float" office:value="1961.26266972" calcext:value-type="float">
            <text:p>1961,26266972</text:p>
          </table:table-cell>
          <table:table-cell table:formula="of:=[.F338]*100" office:value-type="float" office:value="-370.75520325" calcext:value-type="float">
            <text:p>-370,75520325</text:p>
          </table:table-cell>
          <table:table-cell table:formula="of:=[.G338]*100" office:value-type="float" office:value="-3878.42420012" calcext:value-type="float">
            <text:p>-3878,42420012</text:p>
          </table:table-cell>
          <table:table-cell/>
          <table:table-cell table:formula="of:=[.I338]*0.067" office:value-type="float" office:value="131.40459887124" calcext:value-type="float">
            <text:p>131,40459887124</text:p>
          </table:table-cell>
          <table:table-cell table:formula="of:=[.J338]*0.067" office:value-type="float" office:value="-24.84059861775" calcext:value-type="float">
            <text:p>-24,84059861775</text:p>
          </table:table-cell>
          <table:table-cell table:formula="of:=[.K338]*0.067" office:value-type="float" office:value="-259.85442140804" calcext:value-type="float">
            <text:p>-259,8544214080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19.0442265223" calcext:value-type="float">
            <text:p>19,0442265223</text:p>
          </table:table-cell>
          <table:table-cell office:value-type="float" office:value="-0.0181636665" calcext:value-type="float">
            <text:p>-0,0181636665</text:p>
          </table:table-cell>
          <table:table-cell office:value-type="float" office:value="-24.2052158863" calcext:value-type="float">
            <text:p>-24,2052158863</text:p>
          </table:table-cell>
          <table:table-cell/>
          <table:table-cell table:formula="of:=[.E339]*100" office:value-type="float" office:value="1904.42265223" calcext:value-type="float">
            <text:p>1904,42265223</text:p>
          </table:table-cell>
          <table:table-cell table:formula="of:=[.F339]*100" office:value-type="float" office:value="-1.81636665" calcext:value-type="float">
            <text:p>-1,81636665</text:p>
          </table:table-cell>
          <table:table-cell table:formula="of:=[.G339]*100" office:value-type="float" office:value="-2420.52158863" calcext:value-type="float">
            <text:p>-2420,52158863</text:p>
          </table:table-cell>
          <table:table-cell/>
          <table:table-cell table:formula="of:=[.I339]*0.067" office:value-type="float" office:value="127.59631769941" calcext:value-type="float">
            <text:p>127,59631769941</text:p>
          </table:table-cell>
          <table:table-cell table:formula="of:=[.J339]*0.067" office:value-type="float" office:value="-0.12169656555" calcext:value-type="float">
            <text:p>-0,12169656555</text:p>
          </table:table-cell>
          <table:table-cell table:formula="of:=[.K339]*0.067" office:value-type="float" office:value="-162.17494643821" calcext:value-type="float">
            <text:p>-162,1749464382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4.0874695226" calcext:value-type="float">
            <text:p>4,0874695226</text:p>
          </table:table-cell>
          <table:table-cell office:value-type="float" office:value="-3.6762437499" calcext:value-type="float">
            <text:p>-3,6762437499</text:p>
          </table:table-cell>
          <table:table-cell office:value-type="float" office:value="-27.9184248561" calcext:value-type="float">
            <text:p>-27,9184248561</text:p>
          </table:table-cell>
          <table:table-cell/>
          <table:table-cell table:formula="of:=[.E340]*100" office:value-type="float" office:value="408.74695226" calcext:value-type="float">
            <text:p>408,74695226</text:p>
          </table:table-cell>
          <table:table-cell table:formula="of:=[.F340]*100" office:value-type="float" office:value="-367.62437499" calcext:value-type="float">
            <text:p>-367,62437499</text:p>
          </table:table-cell>
          <table:table-cell table:formula="of:=[.G340]*100" office:value-type="float" office:value="-2791.84248561" calcext:value-type="float">
            <text:p>-2791,84248561</text:p>
          </table:table-cell>
          <table:table-cell/>
          <table:table-cell table:formula="of:=[.I340]*0.067" office:value-type="float" office:value="27.38604580142" calcext:value-type="float">
            <text:p>27,38604580142</text:p>
          </table:table-cell>
          <table:table-cell table:formula="of:=[.J340]*0.067" office:value-type="float" office:value="-24.63083312433" calcext:value-type="float">
            <text:p>-24,63083312433</text:p>
          </table:table-cell>
          <table:table-cell table:formula="of:=[.K340]*0.067" office:value-type="float" office:value="-187.05344653587" calcext:value-type="float">
            <text:p>-187,053446535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0.1051360382" calcext:value-type="float">
            <text:p>0,1051360382</text:p>
          </table:table-cell>
          <table:table-cell office:value-type="float" office:value="-27.8738729381" calcext:value-type="float">
            <text:p>-27,8738729381</text:p>
          </table:table-cell>
          <table:table-cell/>
          <table:table-cell table:formula="of:=[.E341]*100" office:value-type="float" office:value="0" calcext:value-type="float">
            <text:p>0</text:p>
          </table:table-cell>
          <table:table-cell table:formula="of:=[.F341]*100" office:value-type="float" office:value="10.51360382" calcext:value-type="float">
            <text:p>10,51360382</text:p>
          </table:table-cell>
          <table:table-cell table:formula="of:=[.G341]*100" office:value-type="float" office:value="-2787.38729381" calcext:value-type="float">
            <text:p>-2787,38729381</text:p>
          </table:table-cell>
          <table:table-cell/>
          <table:table-cell table:formula="of:=[.I341]*0.067" office:value-type="float" office:value="0" calcext:value-type="float">
            <text:p>0</text:p>
          </table:table-cell>
          <table:table-cell table:formula="of:=[.J341]*0.067" office:value-type="float" office:value="0.70441145594" calcext:value-type="float">
            <text:p>0,70441145594</text:p>
          </table:table-cell>
          <table:table-cell table:formula="of:=[.K341]*0.067" office:value-type="float" office:value="-186.75494868527" calcext:value-type="float">
            <text:p>-186,75494868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4.5544237848" calcext:value-type="float">
            <text:p>4,5544237848</text:p>
          </table:table-cell>
          <table:table-cell office:value-type="float" office:value="-25.3723319338" calcext:value-type="float">
            <text:p>-25,3723319338</text:p>
          </table:table-cell>
          <table:table-cell/>
          <table:table-cell table:formula="of:=[.E342]*100" office:value-type="float" office:value="0" calcext:value-type="float">
            <text:p>0</text:p>
          </table:table-cell>
          <table:table-cell table:formula="of:=[.F342]*100" office:value-type="float" office:value="455.44237848" calcext:value-type="float">
            <text:p>455,44237848</text:p>
          </table:table-cell>
          <table:table-cell table:formula="of:=[.G342]*100" office:value-type="float" office:value="-2537.23319338" calcext:value-type="float">
            <text:p>-2537,23319338</text:p>
          </table:table-cell>
          <table:table-cell/>
          <table:table-cell table:formula="of:=[.I342]*0.067" office:value-type="float" office:value="0" calcext:value-type="float">
            <text:p>0</text:p>
          </table:table-cell>
          <table:table-cell table:formula="of:=[.J342]*0.067" office:value-type="float" office:value="30.51463935816" calcext:value-type="float">
            <text:p>30,51463935816</text:p>
          </table:table-cell>
          <table:table-cell table:formula="of:=[.K342]*0.067" office:value-type="float" office:value="-169.99462395646" calcext:value-type="float">
            <text:p>-169,99462395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3.4098842449" calcext:value-type="float">
            <text:p>-3,4098842449</text:p>
          </table:table-cell>
          <table:table-cell office:value-type="float" office:value="4.5857167512" calcext:value-type="float">
            <text:p>4,5857167512</text:p>
          </table:table-cell>
          <table:table-cell office:value-type="float" office:value="-25.7209154535" calcext:value-type="float">
            <text:p>-25,7209154535</text:p>
          </table:table-cell>
          <table:table-cell/>
          <table:table-cell table:formula="of:=[.E343]*100" office:value-type="float" office:value="-340.98842449" calcext:value-type="float">
            <text:p>-340,98842449</text:p>
          </table:table-cell>
          <table:table-cell table:formula="of:=[.F343]*100" office:value-type="float" office:value="458.57167512" calcext:value-type="float">
            <text:p>458,57167512</text:p>
          </table:table-cell>
          <table:table-cell table:formula="of:=[.G343]*100" office:value-type="float" office:value="-2572.09154535" calcext:value-type="float">
            <text:p>-2572,09154535</text:p>
          </table:table-cell>
          <table:table-cell/>
          <table:table-cell table:formula="of:=[.I343]*0.067" office:value-type="float" office:value="-22.84622444083" calcext:value-type="float">
            <text:p>-22,84622444083</text:p>
          </table:table-cell>
          <table:table-cell table:formula="of:=[.J343]*0.067" office:value-type="float" office:value="30.72430223304" calcext:value-type="float">
            <text:p>30,72430223304</text:p>
          </table:table-cell>
          <table:table-cell table:formula="of:=[.K343]*0.067" office:value-type="float" office:value="-172.33013353845" calcext:value-type="float">
            <text:p>-172,330133538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4.2877479996" calcext:value-type="float">
            <text:p>-4,2877479996</text:p>
          </table:table-cell>
          <table:table-cell office:value-type="float" office:value="5.3136482275" calcext:value-type="float">
            <text:p>5,3136482275</text:p>
          </table:table-cell>
          <table:table-cell office:value-type="float" office:value="-28.6964279985" calcext:value-type="float">
            <text:p>-28,6964279985</text:p>
          </table:table-cell>
          <table:table-cell/>
          <table:table-cell table:formula="of:=[.E344]*100" office:value-type="float" office:value="-428.77479996" calcext:value-type="float">
            <text:p>-428,77479996</text:p>
          </table:table-cell>
          <table:table-cell table:formula="of:=[.F344]*100" office:value-type="float" office:value="531.36482275" calcext:value-type="float">
            <text:p>531,36482275</text:p>
          </table:table-cell>
          <table:table-cell table:formula="of:=[.G344]*100" office:value-type="float" office:value="-2869.64279985" calcext:value-type="float">
            <text:p>-2869,64279985</text:p>
          </table:table-cell>
          <table:table-cell/>
          <table:table-cell table:formula="of:=[.I344]*0.067" office:value-type="float" office:value="-28.72791159732" calcext:value-type="float">
            <text:p>-28,72791159732</text:p>
          </table:table-cell>
          <table:table-cell table:formula="of:=[.J344]*0.067" office:value-type="float" office:value="35.60144312425" calcext:value-type="float">
            <text:p>35,60144312425</text:p>
          </table:table-cell>
          <table:table-cell table:formula="of:=[.K344]*0.067" office:value-type="float" office:value="-192.26606758995" calcext:value-type="float">
            <text:p>-192,266067589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5.127084885" calcext:value-type="float">
            <text:p>-5,127084885</text:p>
          </table:table-cell>
          <table:table-cell office:value-type="float" office:value="7.1648972617" calcext:value-type="float">
            <text:p>7,1648972617</text:p>
          </table:table-cell>
          <table:table-cell office:value-type="float" office:value="-27.6953939094" calcext:value-type="float">
            <text:p>-27,6953939094</text:p>
          </table:table-cell>
          <table:table-cell/>
          <table:table-cell table:formula="of:=[.E345]*100" office:value-type="float" office:value="-512.7084885" calcext:value-type="float">
            <text:p>-512,7084885</text:p>
          </table:table-cell>
          <table:table-cell table:formula="of:=[.F345]*100" office:value-type="float" office:value="716.48972617" calcext:value-type="float">
            <text:p>716,48972617</text:p>
          </table:table-cell>
          <table:table-cell table:formula="of:=[.G345]*100" office:value-type="float" office:value="-2769.53939094" calcext:value-type="float">
            <text:p>-2769,53939094</text:p>
          </table:table-cell>
          <table:table-cell/>
          <table:table-cell table:formula="of:=[.I345]*0.067" office:value-type="float" office:value="-34.3514687295" calcext:value-type="float">
            <text:p>-34,3514687295</text:p>
          </table:table-cell>
          <table:table-cell table:formula="of:=[.J345]*0.067" office:value-type="float" office:value="48.00481165339" calcext:value-type="float">
            <text:p>48,00481165339</text:p>
          </table:table-cell>
          <table:table-cell table:formula="of:=[.K345]*0.067" office:value-type="float" office:value="-185.55913919298" calcext:value-type="float">
            <text:p>-185,559139192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19.2429147275" calcext:value-type="float">
            <text:p>-19,2429147275</text:p>
          </table:table-cell>
          <table:table-cell office:value-type="float" office:value="6.3388225841" calcext:value-type="float">
            <text:p>6,3388225841</text:p>
          </table:table-cell>
          <table:table-cell office:value-type="float" office:value="-27.708735606" calcext:value-type="float">
            <text:p>-27,708735606</text:p>
          </table:table-cell>
          <table:table-cell/>
          <table:table-cell table:formula="of:=[.E346]*100" office:value-type="float" office:value="-1924.29147275" calcext:value-type="float">
            <text:p>-1924,29147275</text:p>
          </table:table-cell>
          <table:table-cell table:formula="of:=[.F346]*100" office:value-type="float" office:value="633.88225841" calcext:value-type="float">
            <text:p>633,88225841</text:p>
          </table:table-cell>
          <table:table-cell table:formula="of:=[.G346]*100" office:value-type="float" office:value="-2770.8735606" calcext:value-type="float">
            <text:p>-2770,8735606</text:p>
          </table:table-cell>
          <table:table-cell/>
          <table:table-cell table:formula="of:=[.I346]*0.067" office:value-type="float" office:value="-128.92752867425" calcext:value-type="float">
            <text:p>-128,92752867425</text:p>
          </table:table-cell>
          <table:table-cell table:formula="of:=[.J346]*0.067" office:value-type="float" office:value="42.47011131347" calcext:value-type="float">
            <text:p>42,47011131347</text:p>
          </table:table-cell>
          <table:table-cell table:formula="of:=[.K346]*0.067" office:value-type="float" office:value="-185.6485285602" calcext:value-type="float">
            <text:p>-185,64852856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1.4128731338" calcext:value-type="float">
            <text:p>-21,4128731338</text:p>
          </table:table-cell>
          <table:table-cell office:value-type="float" office:value="4.9018431795" calcext:value-type="float">
            <text:p>4,9018431795</text:p>
          </table:table-cell>
          <table:table-cell office:value-type="float" office:value="-40.2730657512" calcext:value-type="float">
            <text:p>-40,2730657512</text:p>
          </table:table-cell>
          <table:table-cell/>
          <table:table-cell table:formula="of:=[.E347]*100" office:value-type="float" office:value="-2141.28731338" calcext:value-type="float">
            <text:p>-2141,28731338</text:p>
          </table:table-cell>
          <table:table-cell table:formula="of:=[.F347]*100" office:value-type="float" office:value="490.18431795" calcext:value-type="float">
            <text:p>490,18431795</text:p>
          </table:table-cell>
          <table:table-cell table:formula="of:=[.G347]*100" office:value-type="float" office:value="-4027.30657512" calcext:value-type="float">
            <text:p>-4027,30657512</text:p>
          </table:table-cell>
          <table:table-cell/>
          <table:table-cell table:formula="of:=[.I347]*0.067" office:value-type="float" office:value="-143.46624999646" calcext:value-type="float">
            <text:p>-143,46624999646</text:p>
          </table:table-cell>
          <table:table-cell table:formula="of:=[.J347]*0.067" office:value-type="float" office:value="32.84234930265" calcext:value-type="float">
            <text:p>32,84234930265</text:p>
          </table:table-cell>
          <table:table-cell table:formula="of:=[.K347]*0.067" office:value-type="float" office:value="-269.82954053304" calcext:value-type="float">
            <text:p>-269,829540533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14.0871137899" calcext:value-type="float">
            <text:p>-14,0871137899</text:p>
          </table:table-cell>
          <table:table-cell office:value-type="float" office:value="7.9828359417" calcext:value-type="float">
            <text:p>7,9828359417</text:p>
          </table:table-cell>
          <table:table-cell office:value-type="float" office:value="-40.224694391" calcext:value-type="float">
            <text:p>-40,224694391</text:p>
          </table:table-cell>
          <table:table-cell/>
          <table:table-cell table:formula="of:=[.E348]*100" office:value-type="float" office:value="-1408.71137899" calcext:value-type="float">
            <text:p>-1408,71137899</text:p>
          </table:table-cell>
          <table:table-cell table:formula="of:=[.F348]*100" office:value-type="float" office:value="798.28359417" calcext:value-type="float">
            <text:p>798,28359417</text:p>
          </table:table-cell>
          <table:table-cell table:formula="of:=[.G348]*100" office:value-type="float" office:value="-4022.4694391" calcext:value-type="float">
            <text:p>-4022,4694391</text:p>
          </table:table-cell>
          <table:table-cell/>
          <table:table-cell table:formula="of:=[.I348]*0.067" office:value-type="float" office:value="-94.38366239233" calcext:value-type="float">
            <text:p>-94,38366239233</text:p>
          </table:table-cell>
          <table:table-cell table:formula="of:=[.J348]*0.067" office:value-type="float" office:value="53.48500080939" calcext:value-type="float">
            <text:p>53,48500080939</text:p>
          </table:table-cell>
          <table:table-cell table:formula="of:=[.K348]*0.067" office:value-type="float" office:value="-269.5054524197" calcext:value-type="float">
            <text:p>-269,50545241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6.008445116" calcext:value-type="float">
            <text:p>-26,008445116</text:p>
          </table:table-cell>
          <table:table-cell office:value-type="float" office:value="7.0252607393" calcext:value-type="float">
            <text:p>7,0252607393</text:p>
          </table:table-cell>
          <table:table-cell office:value-type="float" office:value="-43.922014284" calcext:value-type="float">
            <text:p>-43,922014284</text:p>
          </table:table-cell>
          <table:table-cell/>
          <table:table-cell table:formula="of:=[.E349]*100" office:value-type="float" office:value="-2600.8445116" calcext:value-type="float">
            <text:p>-2600,8445116</text:p>
          </table:table-cell>
          <table:table-cell table:formula="of:=[.F349]*100" office:value-type="float" office:value="702.52607393" calcext:value-type="float">
            <text:p>702,52607393</text:p>
          </table:table-cell>
          <table:table-cell table:formula="of:=[.G349]*100" office:value-type="float" office:value="-4392.2014284" calcext:value-type="float">
            <text:p>-4392,2014284</text:p>
          </table:table-cell>
          <table:table-cell/>
          <table:table-cell table:formula="of:=[.I349]*0.067" office:value-type="float" office:value="-174.2565822772" calcext:value-type="float">
            <text:p>-174,2565822772</text:p>
          </table:table-cell>
          <table:table-cell table:formula="of:=[.J349]*0.067" office:value-type="float" office:value="47.06924695331" calcext:value-type="float">
            <text:p>47,06924695331</text:p>
          </table:table-cell>
          <table:table-cell table:formula="of:=[.K349]*0.067" office:value-type="float" office:value="-294.2774957028" calcext:value-type="float">
            <text:p>-294,27749570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9.3410094246" calcext:value-type="float">
            <text:p>-29,3410094246</text:p>
          </table:table-cell>
          <table:table-cell office:value-type="float" office:value="3.7409355463" calcext:value-type="float">
            <text:p>3,7409355463</text:p>
          </table:table-cell>
          <table:table-cell office:value-type="float" office:value="-58.6063633269" calcext:value-type="float">
            <text:p>-58,6063633269</text:p>
          </table:table-cell>
          <table:table-cell/>
          <table:table-cell table:formula="of:=[.E350]*100" office:value-type="float" office:value="-2934.10094246" calcext:value-type="float">
            <text:p>-2934,10094246</text:p>
          </table:table-cell>
          <table:table-cell table:formula="of:=[.F350]*100" office:value-type="float" office:value="374.09355463" calcext:value-type="float">
            <text:p>374,09355463</text:p>
          </table:table-cell>
          <table:table-cell table:formula="of:=[.G350]*100" office:value-type="float" office:value="-5860.63633269" calcext:value-type="float">
            <text:p>-5860,63633269</text:p>
          </table:table-cell>
          <table:table-cell/>
          <table:table-cell table:formula="of:=[.I350]*0.067" office:value-type="float" office:value="-196.58476314482" calcext:value-type="float">
            <text:p>-196,58476314482</text:p>
          </table:table-cell>
          <table:table-cell table:formula="of:=[.J350]*0.067" office:value-type="float" office:value="25.06426816021" calcext:value-type="float">
            <text:p>25,06426816021</text:p>
          </table:table-cell>
          <table:table-cell table:formula="of:=[.K350]*0.067" office:value-type="float" office:value="-392.66263429023" calcext:value-type="float">
            <text:p>-392,662634290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2.9318676002" calcext:value-type="float">
            <text:p>-22,9318676002</text:p>
          </table:table-cell>
          <table:table-cell office:value-type="float" office:value="2.1275682902" calcext:value-type="float">
            <text:p>2,1275682902</text:p>
          </table:table-cell>
          <table:table-cell office:value-type="float" office:value="-63.9936978596" calcext:value-type="float">
            <text:p>-63,9936978596</text:p>
          </table:table-cell>
          <table:table-cell/>
          <table:table-cell table:formula="of:=[.E351]*100" office:value-type="float" office:value="-2293.18676002" calcext:value-type="float">
            <text:p>-2293,18676002</text:p>
          </table:table-cell>
          <table:table-cell table:formula="of:=[.F351]*100" office:value-type="float" office:value="212.75682902" calcext:value-type="float">
            <text:p>212,75682902</text:p>
          </table:table-cell>
          <table:table-cell table:formula="of:=[.G351]*100" office:value-type="float" office:value="-6399.36978596" calcext:value-type="float">
            <text:p>-6399,36978596</text:p>
          </table:table-cell>
          <table:table-cell/>
          <table:table-cell table:formula="of:=[.I351]*0.067" office:value-type="float" office:value="-153.64351292134" calcext:value-type="float">
            <text:p>-153,64351292134</text:p>
          </table:table-cell>
          <table:table-cell table:formula="of:=[.J351]*0.067" office:value-type="float" office:value="14.25470754434" calcext:value-type="float">
            <text:p>14,25470754434</text:p>
          </table:table-cell>
          <table:table-cell table:formula="of:=[.K351]*0.067" office:value-type="float" office:value="-428.75777565932" calcext:value-type="float">
            <text:p>-428,757775659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5.2664027764" calcext:value-type="float">
            <text:p>-25,2664027764</text:p>
          </table:table-cell>
          <table:table-cell office:value-type="float" office:value="-3.0311716828" calcext:value-type="float">
            <text:p>-3,0311716828</text:p>
          </table:table-cell>
          <table:table-cell office:value-type="float" office:value="-72.5716597" calcext:value-type="float">
            <text:p>-72,5716597</text:p>
          </table:table-cell>
          <table:table-cell/>
          <table:table-cell table:formula="of:=[.E352]*100" office:value-type="float" office:value="-2526.64027764" calcext:value-type="float">
            <text:p>-2526,64027764</text:p>
          </table:table-cell>
          <table:table-cell table:formula="of:=[.F352]*100" office:value-type="float" office:value="-303.11716828" calcext:value-type="float">
            <text:p>-303,11716828</text:p>
          </table:table-cell>
          <table:table-cell table:formula="of:=[.G352]*100" office:value-type="float" office:value="-7257.16597" calcext:value-type="float">
            <text:p>-7257,16597</text:p>
          </table:table-cell>
          <table:table-cell/>
          <table:table-cell table:formula="of:=[.I352]*0.067" office:value-type="float" office:value="-169.28489860188" calcext:value-type="float">
            <text:p>-169,28489860188</text:p>
          </table:table-cell>
          <table:table-cell table:formula="of:=[.J352]*0.067" office:value-type="float" office:value="-20.30885027476" calcext:value-type="float">
            <text:p>-20,30885027476</text:p>
          </table:table-cell>
          <table:table-cell table:formula="of:=[.K352]*0.067" office:value-type="float" office:value="-486.23011999" calcext:value-type="float">
            <text:p>-486,23011999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20.8595194169" calcext:value-type="float">
            <text:p>-20,8595194169</text:p>
          </table:table-cell>
          <table:table-cell office:value-type="float" office:value="0.3981011695" calcext:value-type="float">
            <text:p>0,3981011695</text:p>
          </table:table-cell>
          <table:table-cell office:value-type="float" office:value="-83.725631631" calcext:value-type="float">
            <text:p>-83,725631631</text:p>
          </table:table-cell>
          <table:table-cell/>
          <table:table-cell table:formula="of:=[.E353]*100" office:value-type="float" office:value="-2085.95194169" calcext:value-type="float">
            <text:p>-2085,95194169</text:p>
          </table:table-cell>
          <table:table-cell table:formula="of:=[.F353]*100" office:value-type="float" office:value="39.81011695" calcext:value-type="float">
            <text:p>39,81011695</text:p>
          </table:table-cell>
          <table:table-cell table:formula="of:=[.G353]*100" office:value-type="float" office:value="-8372.5631631" calcext:value-type="float">
            <text:p>-8372,5631631</text:p>
          </table:table-cell>
          <table:table-cell/>
          <table:table-cell table:formula="of:=[.I353]*0.067" office:value-type="float" office:value="-139.75878009323" calcext:value-type="float">
            <text:p>-139,75878009323</text:p>
          </table:table-cell>
          <table:table-cell table:formula="of:=[.J353]*0.067" office:value-type="float" office:value="2.66727783565" calcext:value-type="float">
            <text:p>2,66727783565</text:p>
          </table:table-cell>
          <table:table-cell table:formula="of:=[.K353]*0.067" office:value-type="float" office:value="-560.9617319277" calcext:value-type="float">
            <text:p>-560,96173192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2.3983571958" calcext:value-type="float">
            <text:p>-12,3983571958</text:p>
          </table:table-cell>
          <table:table-cell office:value-type="float" office:value="2.0740766426" calcext:value-type="float">
            <text:p>2,0740766426</text:p>
          </table:table-cell>
          <table:table-cell office:value-type="float" office:value="-87.45507253" calcext:value-type="float">
            <text:p>-87,45507253</text:p>
          </table:table-cell>
          <table:table-cell/>
          <table:table-cell table:formula="of:=[.E354]*100" office:value-type="float" office:value="-1239.83571958" calcext:value-type="float">
            <text:p>-1239,83571958</text:p>
          </table:table-cell>
          <table:table-cell table:formula="of:=[.F354]*100" office:value-type="float" office:value="207.40766426" calcext:value-type="float">
            <text:p>207,40766426</text:p>
          </table:table-cell>
          <table:table-cell table:formula="of:=[.G354]*100" office:value-type="float" office:value="-8745.507253" calcext:value-type="float">
            <text:p>-8745,507253</text:p>
          </table:table-cell>
          <table:table-cell/>
          <table:table-cell table:formula="of:=[.I354]*0.067" office:value-type="float" office:value="-83.06899321186" calcext:value-type="float">
            <text:p>-83,06899321186</text:p>
          </table:table-cell>
          <table:table-cell table:formula="of:=[.J354]*0.067" office:value-type="float" office:value="13.89631350542" calcext:value-type="float">
            <text:p>13,89631350542</text:p>
          </table:table-cell>
          <table:table-cell table:formula="of:=[.K354]*0.067" office:value-type="float" office:value="-585.948985951" calcext:value-type="float">
            <text:p>-585,94898595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9.6808462408" calcext:value-type="float">
            <text:p>-9,6808462408</text:p>
          </table:table-cell>
          <table:table-cell office:value-type="float" office:value="0.1394768681" calcext:value-type="float">
            <text:p>0,1394768681</text:p>
          </table:table-cell>
          <table:table-cell office:value-type="float" office:value="-90.69952006" calcext:value-type="float">
            <text:p>-90,69952006</text:p>
          </table:table-cell>
          <table:table-cell/>
          <table:table-cell table:formula="of:=[.E355]*100" office:value-type="float" office:value="-968.08462408" calcext:value-type="float">
            <text:p>-968,08462408</text:p>
          </table:table-cell>
          <table:table-cell table:formula="of:=[.F355]*100" office:value-type="float" office:value="13.94768681" calcext:value-type="float">
            <text:p>13,94768681</text:p>
          </table:table-cell>
          <table:table-cell table:formula="of:=[.G355]*100" office:value-type="float" office:value="-9069.952006" calcext:value-type="float">
            <text:p>-9069,952006</text:p>
          </table:table-cell>
          <table:table-cell/>
          <table:table-cell table:formula="of:=[.I355]*0.067" office:value-type="float" office:value="-64.86166981336" calcext:value-type="float">
            <text:p>-64,86166981336</text:p>
          </table:table-cell>
          <table:table-cell table:formula="of:=[.J355]*0.067" office:value-type="float" office:value="0.93449501627" calcext:value-type="float">
            <text:p>0,93449501627</text:p>
          </table:table-cell>
          <table:table-cell table:formula="of:=[.K355]*0.067" office:value-type="float" office:value="-607.686784402" calcext:value-type="float">
            <text:p>-607,6867844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5.5381599814" calcext:value-type="float">
            <text:p>-5,5381599814</text:p>
          </table:table-cell>
          <table:table-cell office:value-type="float" office:value="0.9908787919" calcext:value-type="float">
            <text:p>0,9908787919</text:p>
          </table:table-cell>
          <table:table-cell office:value-type="float" office:value="-94.648174842" calcext:value-type="float">
            <text:p>-94,648174842</text:p>
          </table:table-cell>
          <table:table-cell/>
          <table:table-cell table:formula="of:=[.E356]*100" office:value-type="float" office:value="-553.81599814" calcext:value-type="float">
            <text:p>-553,81599814</text:p>
          </table:table-cell>
          <table:table-cell table:formula="of:=[.F356]*100" office:value-type="float" office:value="99.08787919" calcext:value-type="float">
            <text:p>99,08787919</text:p>
          </table:table-cell>
          <table:table-cell table:formula="of:=[.G356]*100" office:value-type="float" office:value="-9464.8174842" calcext:value-type="float">
            <text:p>-9464,8174842</text:p>
          </table:table-cell>
          <table:table-cell/>
          <table:table-cell table:formula="of:=[.I356]*0.067" office:value-type="float" office:value="-37.10567187538" calcext:value-type="float">
            <text:p>-37,10567187538</text:p>
          </table:table-cell>
          <table:table-cell table:formula="of:=[.J356]*0.067" office:value-type="float" office:value="6.63888790573" calcext:value-type="float">
            <text:p>6,63888790573</text:p>
          </table:table-cell>
          <table:table-cell table:formula="of:=[.K356]*0.067" office:value-type="float" office:value="-634.1427714414" calcext:value-type="float">
            <text:p>-634,14277144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1.2566221113" calcext:value-type="float">
            <text:p>1,2566221113</text:p>
          </table:table-cell>
          <table:table-cell office:value-type="float" office:value="2.8619989608" calcext:value-type="float">
            <text:p>2,8619989608</text:p>
          </table:table-cell>
          <table:table-cell office:value-type="float" office:value="-95.151955681" calcext:value-type="float">
            <text:p>-95,151955681</text:p>
          </table:table-cell>
          <table:table-cell/>
          <table:table-cell table:formula="of:=[.E357]*100" office:value-type="float" office:value="125.66221113" calcext:value-type="float">
            <text:p>125,66221113</text:p>
          </table:table-cell>
          <table:table-cell table:formula="of:=[.F357]*100" office:value-type="float" office:value="286.19989608" calcext:value-type="float">
            <text:p>286,19989608</text:p>
          </table:table-cell>
          <table:table-cell table:formula="of:=[.G357]*100" office:value-type="float" office:value="-9515.1955681" calcext:value-type="float">
            <text:p>-9515,1955681</text:p>
          </table:table-cell>
          <table:table-cell/>
          <table:table-cell table:formula="of:=[.I357]*0.067" office:value-type="float" office:value="8.41936814571" calcext:value-type="float">
            <text:p>8,41936814571</text:p>
          </table:table-cell>
          <table:table-cell table:formula="of:=[.J357]*0.067" office:value-type="float" office:value="19.17539303736" calcext:value-type="float">
            <text:p>19,17539303736</text:p>
          </table:table-cell>
          <table:table-cell table:formula="of:=[.K357]*0.067" office:value-type="float" office:value="-637.5181030627" calcext:value-type="float">
            <text:p>-637,51810306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5.086218101" calcext:value-type="float">
            <text:p>5,086218101</text:p>
          </table:table-cell>
          <table:table-cell office:value-type="float" office:value="4.3611983107" calcext:value-type="float">
            <text:p>4,3611983107</text:p>
          </table:table-cell>
          <table:table-cell office:value-type="float" office:value="-93.023584838" calcext:value-type="float">
            <text:p>-93,023584838</text:p>
          </table:table-cell>
          <table:table-cell/>
          <table:table-cell table:formula="of:=[.E358]*100" office:value-type="float" office:value="508.6218101" calcext:value-type="float">
            <text:p>508,6218101</text:p>
          </table:table-cell>
          <table:table-cell table:formula="of:=[.F358]*100" office:value-type="float" office:value="436.11983107" calcext:value-type="float">
            <text:p>436,11983107</text:p>
          </table:table-cell>
          <table:table-cell table:formula="of:=[.G358]*100" office:value-type="float" office:value="-9302.3584838" calcext:value-type="float">
            <text:p>-9302,3584838</text:p>
          </table:table-cell>
          <table:table-cell/>
          <table:table-cell table:formula="of:=[.I358]*0.067" office:value-type="float" office:value="34.0776612767" calcext:value-type="float">
            <text:p>34,0776612767</text:p>
          </table:table-cell>
          <table:table-cell table:formula="of:=[.J358]*0.067" office:value-type="float" office:value="29.22002868169" calcext:value-type="float">
            <text:p>29,22002868169</text:p>
          </table:table-cell>
          <table:table-cell table:formula="of:=[.K358]*0.067" office:value-type="float" office:value="-623.2580184146" calcext:value-type="float">
            <text:p>-623,258018414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8.2400379202" calcext:value-type="float">
            <text:p>8,2400379202</text:p>
          </table:table-cell>
          <table:table-cell office:value-type="float" office:value="4.1023517904" calcext:value-type="float">
            <text:p>4,1023517904</text:p>
          </table:table-cell>
          <table:table-cell office:value-type="float" office:value="-91.317883495" calcext:value-type="float">
            <text:p>-91,317883495</text:p>
          </table:table-cell>
          <table:table-cell/>
          <table:table-cell table:formula="of:=[.E359]*100" office:value-type="float" office:value="824.00379202" calcext:value-type="float">
            <text:p>824,00379202</text:p>
          </table:table-cell>
          <table:table-cell table:formula="of:=[.F359]*100" office:value-type="float" office:value="410.23517904" calcext:value-type="float">
            <text:p>410,23517904</text:p>
          </table:table-cell>
          <table:table-cell table:formula="of:=[.G359]*100" office:value-type="float" office:value="-9131.7883495" calcext:value-type="float">
            <text:p>-9131,7883495</text:p>
          </table:table-cell>
          <table:table-cell/>
          <table:table-cell table:formula="of:=[.I359]*0.067" office:value-type="float" office:value="55.20825406534" calcext:value-type="float">
            <text:p>55,20825406534</text:p>
          </table:table-cell>
          <table:table-cell table:formula="of:=[.J359]*0.067" office:value-type="float" office:value="27.48575699568" calcext:value-type="float">
            <text:p>27,48575699568</text:p>
          </table:table-cell>
          <table:table-cell table:formula="of:=[.K359]*0.067" office:value-type="float" office:value="-611.8298194165" calcext:value-type="float">
            <text:p>-611,829819416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5.0343362729" calcext:value-type="float">
            <text:p>15,0343362729</text:p>
          </table:table-cell>
          <table:table-cell office:value-type="float" office:value="4.4445320464" calcext:value-type="float">
            <text:p>4,4445320464</text:p>
          </table:table-cell>
          <table:table-cell office:value-type="float" office:value="-88.202883717" calcext:value-type="float">
            <text:p>-88,202883717</text:p>
          </table:table-cell>
          <table:table-cell/>
          <table:table-cell table:formula="of:=[.E360]*100" office:value-type="float" office:value="1503.43362729" calcext:value-type="float">
            <text:p>1503,43362729</text:p>
          </table:table-cell>
          <table:table-cell table:formula="of:=[.F360]*100" office:value-type="float" office:value="444.45320464" calcext:value-type="float">
            <text:p>444,45320464</text:p>
          </table:table-cell>
          <table:table-cell table:formula="of:=[.G360]*100" office:value-type="float" office:value="-8820.2883717" calcext:value-type="float">
            <text:p>-8820,2883717</text:p>
          </table:table-cell>
          <table:table-cell/>
          <table:table-cell table:formula="of:=[.I360]*0.067" office:value-type="float" office:value="100.73005302843" calcext:value-type="float">
            <text:p>100,73005302843</text:p>
          </table:table-cell>
          <table:table-cell table:formula="of:=[.J360]*0.067" office:value-type="float" office:value="29.77836471088" calcext:value-type="float">
            <text:p>29,77836471088</text:p>
          </table:table-cell>
          <table:table-cell table:formula="of:=[.K360]*0.067" office:value-type="float" office:value="-590.9593209039" calcext:value-type="float">
            <text:p>-590,959320903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6.240649987" calcext:value-type="float">
            <text:p>16,240649987</text:p>
          </table:table-cell>
          <table:table-cell office:value-type="float" office:value="5.3491686125" calcext:value-type="float">
            <text:p>5,3491686125</text:p>
          </table:table-cell>
          <table:table-cell office:value-type="float" office:value="-80.189643316" calcext:value-type="float">
            <text:p>-80,189643316</text:p>
          </table:table-cell>
          <table:table-cell/>
          <table:table-cell table:formula="of:=[.E361]*100" office:value-type="float" office:value="1624.0649987" calcext:value-type="float">
            <text:p>1624,0649987</text:p>
          </table:table-cell>
          <table:table-cell table:formula="of:=[.F361]*100" office:value-type="float" office:value="534.91686125" calcext:value-type="float">
            <text:p>534,91686125</text:p>
          </table:table-cell>
          <table:table-cell table:formula="of:=[.G361]*100" office:value-type="float" office:value="-8018.9643316" calcext:value-type="float">
            <text:p>-8018,9643316</text:p>
          </table:table-cell>
          <table:table-cell/>
          <table:table-cell table:formula="of:=[.I361]*0.067" office:value-type="float" office:value="108.8123549129" calcext:value-type="float">
            <text:p>108,8123549129</text:p>
          </table:table-cell>
          <table:table-cell table:formula="of:=[.J361]*0.067" office:value-type="float" office:value="35.83942970375" calcext:value-type="float">
            <text:p>35,83942970375</text:p>
          </table:table-cell>
          <table:table-cell table:formula="of:=[.K361]*0.067" office:value-type="float" office:value="-537.2706102172" calcext:value-type="float">
            <text:p>-537,27061021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4.6025738813" calcext:value-type="float">
            <text:p>14,6025738813</text:p>
          </table:table-cell>
          <table:table-cell office:value-type="float" office:value="4.0935076162" calcext:value-type="float">
            <text:p>4,0935076162</text:p>
          </table:table-cell>
          <table:table-cell office:value-type="float" office:value="-76.193942474" calcext:value-type="float">
            <text:p>-76,193942474</text:p>
          </table:table-cell>
          <table:table-cell/>
          <table:table-cell table:formula="of:=[.E362]*100" office:value-type="float" office:value="1460.25738813" calcext:value-type="float">
            <text:p>1460,25738813</text:p>
          </table:table-cell>
          <table:table-cell table:formula="of:=[.F362]*100" office:value-type="float" office:value="409.35076162" calcext:value-type="float">
            <text:p>409,35076162</text:p>
          </table:table-cell>
          <table:table-cell table:formula="of:=[.G362]*100" office:value-type="float" office:value="-7619.3942474" calcext:value-type="float">
            <text:p>-7619,3942474</text:p>
          </table:table-cell>
          <table:table-cell/>
          <table:table-cell table:formula="of:=[.I362]*0.067" office:value-type="float" office:value="97.83724500471" calcext:value-type="float">
            <text:p>97,83724500471</text:p>
          </table:table-cell>
          <table:table-cell table:formula="of:=[.J362]*0.067" office:value-type="float" office:value="27.42650102854" calcext:value-type="float">
            <text:p>27,42650102854</text:p>
          </table:table-cell>
          <table:table-cell table:formula="of:=[.K362]*0.067" office:value-type="float" office:value="-510.4994145758" calcext:value-type="float">
            <text:p>-510,499414575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3.6730059825" calcext:value-type="float">
            <text:p>23,6730059825</text:p>
          </table:table-cell>
          <table:table-cell office:value-type="float" office:value="4.3865470706" calcext:value-type="float">
            <text:p>4,3865470706</text:p>
          </table:table-cell>
          <table:table-cell office:value-type="float" office:value="-72.865148309" calcext:value-type="float">
            <text:p>-72,865148309</text:p>
          </table:table-cell>
          <table:table-cell/>
          <table:table-cell table:formula="of:=[.E363]*100" office:value-type="float" office:value="2367.30059825" calcext:value-type="float">
            <text:p>2367,30059825</text:p>
          </table:table-cell>
          <table:table-cell table:formula="of:=[.F363]*100" office:value-type="float" office:value="438.65470706" calcext:value-type="float">
            <text:p>438,65470706</text:p>
          </table:table-cell>
          <table:table-cell table:formula="of:=[.G363]*100" office:value-type="float" office:value="-7286.5148309" calcext:value-type="float">
            <text:p>-7286,5148309</text:p>
          </table:table-cell>
          <table:table-cell/>
          <table:table-cell table:formula="of:=[.I363]*0.067" office:value-type="float" office:value="158.60914008275" calcext:value-type="float">
            <text:p>158,60914008275</text:p>
          </table:table-cell>
          <table:table-cell table:formula="of:=[.J363]*0.067" office:value-type="float" office:value="29.38986537302" calcext:value-type="float">
            <text:p>29,38986537302</text:p>
          </table:table-cell>
          <table:table-cell table:formula="of:=[.K363]*0.067" office:value-type="float" office:value="-488.1964936703" calcext:value-type="float">
            <text:p>-488,19649367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.264299508" calcext:value-type="float">
            <text:p>24,264299508</text:p>
          </table:table-cell>
          <table:table-cell office:value-type="float" office:value="5.2938259626" calcext:value-type="float">
            <text:p>5,2938259626</text:p>
          </table:table-cell>
          <table:table-cell office:value-type="float" office:value="-60.2655968065" calcext:value-type="float">
            <text:p>-60,2655968065</text:p>
          </table:table-cell>
          <table:table-cell/>
          <table:table-cell table:formula="of:=[.E364]*100" office:value-type="float" office:value="2426.4299508" calcext:value-type="float">
            <text:p>2426,4299508</text:p>
          </table:table-cell>
          <table:table-cell table:formula="of:=[.F364]*100" office:value-type="float" office:value="529.38259626" calcext:value-type="float">
            <text:p>529,38259626</text:p>
          </table:table-cell>
          <table:table-cell table:formula="of:=[.G364]*100" office:value-type="float" office:value="-6026.55968065" calcext:value-type="float">
            <text:p>-6026,55968065</text:p>
          </table:table-cell>
          <table:table-cell/>
          <table:table-cell table:formula="of:=[.I364]*0.067" office:value-type="float" office:value="162.5708067036" calcext:value-type="float">
            <text:p>162,5708067036</text:p>
          </table:table-cell>
          <table:table-cell table:formula="of:=[.J364]*0.067" office:value-type="float" office:value="35.46863394942" calcext:value-type="float">
            <text:p>35,46863394942</text:p>
          </table:table-cell>
          <table:table-cell table:formula="of:=[.K364]*0.067" office:value-type="float" office:value="-403.77949860355" calcext:value-type="float">
            <text:p>-403,7794986035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16.327227789" calcext:value-type="float">
            <text:p>16,327227789</text:p>
          </table:table-cell>
          <table:table-cell office:value-type="float" office:value="2.8726906064" calcext:value-type="float">
            <text:p>2,8726906064</text:p>
          </table:table-cell>
          <table:table-cell office:value-type="float" office:value="-55.3785034559" calcext:value-type="float">
            <text:p>-55,3785034559</text:p>
          </table:table-cell>
          <table:table-cell/>
          <table:table-cell table:formula="of:=[.E365]*100" office:value-type="float" office:value="1632.7227789" calcext:value-type="float">
            <text:p>1632,7227789</text:p>
          </table:table-cell>
          <table:table-cell table:formula="of:=[.F365]*100" office:value-type="float" office:value="287.26906064" calcext:value-type="float">
            <text:p>287,26906064</text:p>
          </table:table-cell>
          <table:table-cell table:formula="of:=[.G365]*100" office:value-type="float" office:value="-5537.85034559" calcext:value-type="float">
            <text:p>-5537,85034559</text:p>
          </table:table-cell>
          <table:table-cell/>
          <table:table-cell table:formula="of:=[.I365]*0.067" office:value-type="float" office:value="109.3924261863" calcext:value-type="float">
            <text:p>109,3924261863</text:p>
          </table:table-cell>
          <table:table-cell table:formula="of:=[.J365]*0.067" office:value-type="float" office:value="19.24702706288" calcext:value-type="float">
            <text:p>19,24702706288</text:p>
          </table:table-cell>
          <table:table-cell table:formula="of:=[.K365]*0.067" office:value-type="float" office:value="-371.03597315453" calcext:value-type="float">
            <text:p>-371,035973154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.3708765956" calcext:value-type="float">
            <text:p>24,3708765956</text:p>
          </table:table-cell>
          <table:table-cell office:value-type="float" office:value="3.7007607718" calcext:value-type="float">
            <text:p>3,7007607718</text:p>
          </table:table-cell>
          <table:table-cell office:value-type="float" office:value="-53.144951477" calcext:value-type="float">
            <text:p>-53,144951477</text:p>
          </table:table-cell>
          <table:table-cell/>
          <table:table-cell table:formula="of:=[.E366]*100" office:value-type="float" office:value="2437.08765956" calcext:value-type="float">
            <text:p>2437,08765956</text:p>
          </table:table-cell>
          <table:table-cell table:formula="of:=[.F366]*100" office:value-type="float" office:value="370.07607718" calcext:value-type="float">
            <text:p>370,07607718</text:p>
          </table:table-cell>
          <table:table-cell table:formula="of:=[.G366]*100" office:value-type="float" office:value="-5314.4951477" calcext:value-type="float">
            <text:p>-5314,4951477</text:p>
          </table:table-cell>
          <table:table-cell/>
          <table:table-cell table:formula="of:=[.I366]*0.067" office:value-type="float" office:value="163.28487319052" calcext:value-type="float">
            <text:p>163,28487319052</text:p>
          </table:table-cell>
          <table:table-cell table:formula="of:=[.J366]*0.067" office:value-type="float" office:value="24.79509717106" calcext:value-type="float">
            <text:p>24,79509717106</text:p>
          </table:table-cell>
          <table:table-cell table:formula="of:=[.K366]*0.067" office:value-type="float" office:value="-356.0711748959" calcext:value-type="float">
            <text:p>-356,07117489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2.2974420408" calcext:value-type="float">
            <text:p>22,2974420408</text:p>
          </table:table-cell>
          <table:table-cell office:value-type="float" office:value="0.6175959433" calcext:value-type="float">
            <text:p>0,6175959433</text:p>
          </table:table-cell>
          <table:table-cell office:value-type="float" office:value="-40.0281349768" calcext:value-type="float">
            <text:p>-40,0281349768</text:p>
          </table:table-cell>
          <table:table-cell/>
          <table:table-cell table:formula="of:=[.E367]*100" office:value-type="float" office:value="2229.74420408" calcext:value-type="float">
            <text:p>2229,74420408</text:p>
          </table:table-cell>
          <table:table-cell table:formula="of:=[.F367]*100" office:value-type="float" office:value="61.75959433" calcext:value-type="float">
            <text:p>61,75959433</text:p>
          </table:table-cell>
          <table:table-cell table:formula="of:=[.G367]*100" office:value-type="float" office:value="-4002.81349768" calcext:value-type="float">
            <text:p>-4002,81349768</text:p>
          </table:table-cell>
          <table:table-cell/>
          <table:table-cell table:formula="of:=[.I367]*0.067" office:value-type="float" office:value="149.39286167336" calcext:value-type="float">
            <text:p>149,39286167336</text:p>
          </table:table-cell>
          <table:table-cell table:formula="of:=[.J367]*0.067" office:value-type="float" office:value="4.13789282011" calcext:value-type="float">
            <text:p>4,13789282011</text:p>
          </table:table-cell>
          <table:table-cell table:formula="of:=[.K367]*0.067" office:value-type="float" office:value="-268.18850434456" calcext:value-type="float">
            <text:p>-268,188504344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9.8406957922" calcext:value-type="float">
            <text:p>9,8406957922</text:p>
          </table:table-cell>
          <table:table-cell office:value-type="float" office:value="-0.5832030276" calcext:value-type="float">
            <text:p>-0,5832030276</text:p>
          </table:table-cell>
          <table:table-cell office:value-type="float" office:value="-41.0189162904" calcext:value-type="float">
            <text:p>-41,0189162904</text:p>
          </table:table-cell>
          <table:table-cell/>
          <table:table-cell table:formula="of:=[.E368]*100" office:value-type="float" office:value="984.06957922" calcext:value-type="float">
            <text:p>984,06957922</text:p>
          </table:table-cell>
          <table:table-cell table:formula="of:=[.F368]*100" office:value-type="float" office:value="-58.32030276" calcext:value-type="float">
            <text:p>-58,32030276</text:p>
          </table:table-cell>
          <table:table-cell table:formula="of:=[.G368]*100" office:value-type="float" office:value="-4101.89162904" calcext:value-type="float">
            <text:p>-4101,89162904</text:p>
          </table:table-cell>
          <table:table-cell/>
          <table:table-cell table:formula="of:=[.I368]*0.067" office:value-type="float" office:value="65.93266180774" calcext:value-type="float">
            <text:p>65,93266180774</text:p>
          </table:table-cell>
          <table:table-cell table:formula="of:=[.J368]*0.067" office:value-type="float" office:value="-3.90746028492" calcext:value-type="float">
            <text:p>-3,90746028492</text:p>
          </table:table-cell>
          <table:table-cell table:formula="of:=[.K368]*0.067" office:value-type="float" office:value="-274.82673914568" calcext:value-type="float">
            <text:p>-274,8267391456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0.3329992268" calcext:value-type="float">
            <text:p>20,3329992268</text:p>
          </table:table-cell>
          <table:table-cell office:value-type="float" office:value="2.3487966086" calcext:value-type="float">
            <text:p>2,3487966086</text:p>
          </table:table-cell>
          <table:table-cell office:value-type="float" office:value="-38.9178817355" calcext:value-type="float">
            <text:p>-38,9178817355</text:p>
          </table:table-cell>
          <table:table-cell/>
          <table:table-cell table:formula="of:=[.E369]*100" office:value-type="float" office:value="2033.29992268" calcext:value-type="float">
            <text:p>2033,29992268</text:p>
          </table:table-cell>
          <table:table-cell table:formula="of:=[.F369]*100" office:value-type="float" office:value="234.87966086" calcext:value-type="float">
            <text:p>234,87966086</text:p>
          </table:table-cell>
          <table:table-cell table:formula="of:=[.G369]*100" office:value-type="float" office:value="-3891.78817355" calcext:value-type="float">
            <text:p>-3891,78817355</text:p>
          </table:table-cell>
          <table:table-cell/>
          <table:table-cell table:formula="of:=[.I369]*0.067" office:value-type="float" office:value="136.23109481956" calcext:value-type="float">
            <text:p>136,23109481956</text:p>
          </table:table-cell>
          <table:table-cell table:formula="of:=[.J369]*0.067" office:value-type="float" office:value="15.73693727762" calcext:value-type="float">
            <text:p>15,73693727762</text:p>
          </table:table-cell>
          <table:table-cell table:formula="of:=[.K369]*0.067" office:value-type="float" office:value="-260.74980762785" calcext:value-type="float">
            <text:p>-260,749807627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8.6429751066" calcext:value-type="float">
            <text:p>18,6429751066</text:p>
          </table:table-cell>
          <table:table-cell office:value-type="float" office:value="-0.5850224327" calcext:value-type="float">
            <text:p>-0,5850224327</text:p>
          </table:table-cell>
          <table:table-cell office:value-type="float" office:value="-23.8947239436" calcext:value-type="float">
            <text:p>-23,8947239436</text:p>
          </table:table-cell>
          <table:table-cell/>
          <table:table-cell table:formula="of:=[.E370]*100" office:value-type="float" office:value="1864.29751066" calcext:value-type="float">
            <text:p>1864,29751066</text:p>
          </table:table-cell>
          <table:table-cell table:formula="of:=[.F370]*100" office:value-type="float" office:value="-58.50224327" calcext:value-type="float">
            <text:p>-58,50224327</text:p>
          </table:table-cell>
          <table:table-cell table:formula="of:=[.G370]*100" office:value-type="float" office:value="-2389.47239436" calcext:value-type="float">
            <text:p>-2389,47239436</text:p>
          </table:table-cell>
          <table:table-cell/>
          <table:table-cell table:formula="of:=[.I370]*0.067" office:value-type="float" office:value="124.90793321422" calcext:value-type="float">
            <text:p>124,90793321422</text:p>
          </table:table-cell>
          <table:table-cell table:formula="of:=[.J370]*0.067" office:value-type="float" office:value="-3.91965029909" calcext:value-type="float">
            <text:p>-3,91965029909</text:p>
          </table:table-cell>
          <table:table-cell table:formula="of:=[.K370]*0.067" office:value-type="float" office:value="-160.09465042212" calcext:value-type="float">
            <text:p>-160,094650422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6.7465630034" calcext:value-type="float">
            <text:p>6,7465630034</text:p>
          </table:table-cell>
          <table:table-cell office:value-type="float" office:value="-1.367996084" calcext:value-type="float">
            <text:p>-1,367996084</text:p>
          </table:table-cell>
          <table:table-cell office:value-type="float" office:value="-28.6383941663" calcext:value-type="float">
            <text:p>-28,6383941663</text:p>
          </table:table-cell>
          <table:table-cell/>
          <table:table-cell table:formula="of:=[.E371]*100" office:value-type="float" office:value="674.65630034" calcext:value-type="float">
            <text:p>674,65630034</text:p>
          </table:table-cell>
          <table:table-cell table:formula="of:=[.F371]*100" office:value-type="float" office:value="-136.7996084" calcext:value-type="float">
            <text:p>-136,7996084</text:p>
          </table:table-cell>
          <table:table-cell table:formula="of:=[.G371]*100" office:value-type="float" office:value="-2863.83941663" calcext:value-type="float">
            <text:p>-2863,83941663</text:p>
          </table:table-cell>
          <table:table-cell/>
          <table:table-cell table:formula="of:=[.I371]*0.067" office:value-type="float" office:value="45.20197212278" calcext:value-type="float">
            <text:p>45,20197212278</text:p>
          </table:table-cell>
          <table:table-cell table:formula="of:=[.J371]*0.067" office:value-type="float" office:value="-9.1655737628" calcext:value-type="float">
            <text:p>-9,1655737628</text:p>
          </table:table-cell>
          <table:table-cell table:formula="of:=[.K371]*0.067" office:value-type="float" office:value="-191.87724091421" calcext:value-type="float">
            <text:p>-191,877240914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8.2248835788" calcext:value-type="float">
            <text:p>8,2248835788</text:p>
          </table:table-cell>
          <table:table-cell office:value-type="float" office:value="-24.9629003809" calcext:value-type="float">
            <text:p>-24,9629003809</text:p>
          </table:table-cell>
          <table:table-cell/>
          <table:table-cell table:formula="of:=[.E372]*100" office:value-type="float" office:value="0" calcext:value-type="float">
            <text:p>0</text:p>
          </table:table-cell>
          <table:table-cell table:formula="of:=[.F372]*100" office:value-type="float" office:value="822.48835788" calcext:value-type="float">
            <text:p>822,48835788</text:p>
          </table:table-cell>
          <table:table-cell table:formula="of:=[.G372]*100" office:value-type="float" office:value="-2496.29003809" calcext:value-type="float">
            <text:p>-2496,29003809</text:p>
          </table:table-cell>
          <table:table-cell/>
          <table:table-cell table:formula="of:=[.I372]*0.067" office:value-type="float" office:value="0" calcext:value-type="float">
            <text:p>0</text:p>
          </table:table-cell>
          <table:table-cell table:formula="of:=[.J372]*0.067" office:value-type="float" office:value="55.10671997796" calcext:value-type="float">
            <text:p>55,10671997796</text:p>
          </table:table-cell>
          <table:table-cell table:formula="of:=[.K372]*0.067" office:value-type="float" office:value="-167.25143255203" calcext:value-type="float">
            <text:p>-167,25143255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4.8620474575" calcext:value-type="float">
            <text:p>4,8620474575</text:p>
          </table:table-cell>
          <table:table-cell office:value-type="float" office:value="-22.3014961103" calcext:value-type="float">
            <text:p>-22,3014961103</text:p>
          </table:table-cell>
          <table:table-cell/>
          <table:table-cell table:formula="of:=[.E373]*100" office:value-type="float" office:value="0" calcext:value-type="float">
            <text:p>0</text:p>
          </table:table-cell>
          <table:table-cell table:formula="of:=[.F373]*100" office:value-type="float" office:value="486.20474575" calcext:value-type="float">
            <text:p>486,20474575</text:p>
          </table:table-cell>
          <table:table-cell table:formula="of:=[.G373]*100" office:value-type="float" office:value="-2230.14961103" calcext:value-type="float">
            <text:p>-2230,14961103</text:p>
          </table:table-cell>
          <table:table-cell/>
          <table:table-cell table:formula="of:=[.I373]*0.067" office:value-type="float" office:value="0" calcext:value-type="float">
            <text:p>0</text:p>
          </table:table-cell>
          <table:table-cell table:formula="of:=[.J373]*0.067" office:value-type="float" office:value="32.57571796525" calcext:value-type="float">
            <text:p>32,57571796525</text:p>
          </table:table-cell>
          <table:table-cell table:formula="of:=[.K373]*0.067" office:value-type="float" office:value="-149.42002393901" calcext:value-type="float">
            <text:p>-149,420023939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2.8302511381" calcext:value-type="float">
            <text:p>-2,8302511381</text:p>
          </table:table-cell>
          <table:table-cell office:value-type="float" office:value="4.8828373096" calcext:value-type="float">
            <text:p>4,8828373096</text:p>
          </table:table-cell>
          <table:table-cell office:value-type="float" office:value="-22.6906688799" calcext:value-type="float">
            <text:p>-22,6906688799</text:p>
          </table:table-cell>
          <table:table-cell/>
          <table:table-cell table:formula="of:=[.E374]*100" office:value-type="float" office:value="-283.02511381" calcext:value-type="float">
            <text:p>-283,02511381</text:p>
          </table:table-cell>
          <table:table-cell table:formula="of:=[.F374]*100" office:value-type="float" office:value="488.28373096" calcext:value-type="float">
            <text:p>488,28373096</text:p>
          </table:table-cell>
          <table:table-cell table:formula="of:=[.G374]*100" office:value-type="float" office:value="-2269.06688799" calcext:value-type="float">
            <text:p>-2269,06688799</text:p>
          </table:table-cell>
          <table:table-cell/>
          <table:table-cell table:formula="of:=[.I374]*0.067" office:value-type="float" office:value="-18.96268262527" calcext:value-type="float">
            <text:p>-18,96268262527</text:p>
          </table:table-cell>
          <table:table-cell table:formula="of:=[.J374]*0.067" office:value-type="float" office:value="32.71500997432" calcext:value-type="float">
            <text:p>32,71500997432</text:p>
          </table:table-cell>
          <table:table-cell table:formula="of:=[.K374]*0.067" office:value-type="float" office:value="-152.02748149533" calcext:value-type="float">
            <text:p>-152,027481495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3.4203535711" calcext:value-type="float">
            <text:p>-3,4203535711</text:p>
          </table:table-cell>
          <table:table-cell office:value-type="float" office:value="6.0371514259" calcext:value-type="float">
            <text:p>6,0371514259</text:p>
          </table:table-cell>
          <table:table-cell office:value-type="float" office:value="-24.8743859707" calcext:value-type="float">
            <text:p>-24,8743859707</text:p>
          </table:table-cell>
          <table:table-cell/>
          <table:table-cell table:formula="of:=[.E375]*100" office:value-type="float" office:value="-342.03535711" calcext:value-type="float">
            <text:p>-342,03535711</text:p>
          </table:table-cell>
          <table:table-cell table:formula="of:=[.F375]*100" office:value-type="float" office:value="603.71514259" calcext:value-type="float">
            <text:p>603,71514259</text:p>
          </table:table-cell>
          <table:table-cell table:formula="of:=[.G375]*100" office:value-type="float" office:value="-2487.43859707" calcext:value-type="float">
            <text:p>-2487,43859707</text:p>
          </table:table-cell>
          <table:table-cell/>
          <table:table-cell table:formula="of:=[.I375]*0.067" office:value-type="float" office:value="-22.91636892637" calcext:value-type="float">
            <text:p>-22,91636892637</text:p>
          </table:table-cell>
          <table:table-cell table:formula="of:=[.J375]*0.067" office:value-type="float" office:value="40.44891455353" calcext:value-type="float">
            <text:p>40,44891455353</text:p>
          </table:table-cell>
          <table:table-cell table:formula="of:=[.K375]*0.067" office:value-type="float" office:value="-166.65838600369" calcext:value-type="float">
            <text:p>-166,658386003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5.1811363377" calcext:value-type="float">
            <text:p>-5,1811363377</text:p>
          </table:table-cell>
          <table:table-cell office:value-type="float" office:value="5.968637648" calcext:value-type="float">
            <text:p>5,968637648</text:p>
          </table:table-cell>
          <table:table-cell office:value-type="float" office:value="-22.0087155975" calcext:value-type="float">
            <text:p>-22,0087155975</text:p>
          </table:table-cell>
          <table:table-cell/>
          <table:table-cell table:formula="of:=[.E376]*100" office:value-type="float" office:value="-518.11363377" calcext:value-type="float">
            <text:p>-518,11363377</text:p>
          </table:table-cell>
          <table:table-cell table:formula="of:=[.F376]*100" office:value-type="float" office:value="596.8637648" calcext:value-type="float">
            <text:p>596,8637648</text:p>
          </table:table-cell>
          <table:table-cell table:formula="of:=[.G376]*100" office:value-type="float" office:value="-2200.87155975" calcext:value-type="float">
            <text:p>-2200,87155975</text:p>
          </table:table-cell>
          <table:table-cell/>
          <table:table-cell table:formula="of:=[.I376]*0.067" office:value-type="float" office:value="-34.71361346259" calcext:value-type="float">
            <text:p>-34,71361346259</text:p>
          </table:table-cell>
          <table:table-cell table:formula="of:=[.J376]*0.067" office:value-type="float" office:value="39.9898722416" calcext:value-type="float">
            <text:p>39,9898722416</text:p>
          </table:table-cell>
          <table:table-cell table:formula="of:=[.K376]*0.067" office:value-type="float" office:value="-147.45839450325" calcext:value-type="float">
            <text:p>-147,458394503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18.9418620061" calcext:value-type="float">
            <text:p>-18,9418620061</text:p>
          </table:table-cell>
          <table:table-cell office:value-type="float" office:value="3.6760003992" calcext:value-type="float">
            <text:p>3,6760003992</text:p>
          </table:table-cell>
          <table:table-cell office:value-type="float" office:value="-24.1919405666" calcext:value-type="float">
            <text:p>-24,1919405666</text:p>
          </table:table-cell>
          <table:table-cell/>
          <table:table-cell table:formula="of:=[.E377]*100" office:value-type="float" office:value="-1894.18620061" calcext:value-type="float">
            <text:p>-1894,18620061</text:p>
          </table:table-cell>
          <table:table-cell table:formula="of:=[.F377]*100" office:value-type="float" office:value="367.60003992" calcext:value-type="float">
            <text:p>367,60003992</text:p>
          </table:table-cell>
          <table:table-cell table:formula="of:=[.G377]*100" office:value-type="float" office:value="-2419.19405666" calcext:value-type="float">
            <text:p>-2419,19405666</text:p>
          </table:table-cell>
          <table:table-cell/>
          <table:table-cell table:formula="of:=[.I377]*0.067" office:value-type="float" office:value="-126.91047544087" calcext:value-type="float">
            <text:p>-126,91047544087</text:p>
          </table:table-cell>
          <table:table-cell table:formula="of:=[.J377]*0.067" office:value-type="float" office:value="24.62920267464" calcext:value-type="float">
            <text:p>24,62920267464</text:p>
          </table:table-cell>
          <table:table-cell table:formula="of:=[.K377]*0.067" office:value-type="float" office:value="-162.08600179622" calcext:value-type="float">
            <text:p>-162,086001796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0.0560893993" calcext:value-type="float">
            <text:p>-20,0560893993</text:p>
          </table:table-cell>
          <table:table-cell office:value-type="float" office:value="7.2135367559" calcext:value-type="float">
            <text:p>7,2135367559</text:p>
          </table:table-cell>
          <table:table-cell office:value-type="float" office:value="-36.1707922503" calcext:value-type="float">
            <text:p>-36,1707922503</text:p>
          </table:table-cell>
          <table:table-cell/>
          <table:table-cell table:formula="of:=[.E378]*100" office:value-type="float" office:value="-2005.60893993" calcext:value-type="float">
            <text:p>-2005,60893993</text:p>
          </table:table-cell>
          <table:table-cell table:formula="of:=[.F378]*100" office:value-type="float" office:value="721.35367559" calcext:value-type="float">
            <text:p>721,35367559</text:p>
          </table:table-cell>
          <table:table-cell table:formula="of:=[.G378]*100" office:value-type="float" office:value="-3617.07922503" calcext:value-type="float">
            <text:p>-3617,07922503</text:p>
          </table:table-cell>
          <table:table-cell/>
          <table:table-cell table:formula="of:=[.I378]*0.067" office:value-type="float" office:value="-134.37579897531" calcext:value-type="float">
            <text:p>-134,37579897531</text:p>
          </table:table-cell>
          <table:table-cell table:formula="of:=[.J378]*0.067" office:value-type="float" office:value="48.33069626453" calcext:value-type="float">
            <text:p>48,33069626453</text:p>
          </table:table-cell>
          <table:table-cell table:formula="of:=[.K378]*0.067" office:value-type="float" office:value="-242.34430807701" calcext:value-type="float">
            <text:p>-242,344308077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13.9326209153" calcext:value-type="float">
            <text:p>-13,9326209153</text:p>
          </table:table-cell>
          <table:table-cell office:value-type="float" office:value="7.8600937909" calcext:value-type="float">
            <text:p>7,8600937909</text:p>
          </table:table-cell>
          <table:table-cell office:value-type="float" office:value="-34.5555465152" calcext:value-type="float">
            <text:p>-34,5555465152</text:p>
          </table:table-cell>
          <table:table-cell/>
          <table:table-cell table:formula="of:=[.E379]*100" office:value-type="float" office:value="-1393.26209153" calcext:value-type="float">
            <text:p>-1393,26209153</text:p>
          </table:table-cell>
          <table:table-cell table:formula="of:=[.F379]*100" office:value-type="float" office:value="786.00937909" calcext:value-type="float">
            <text:p>786,00937909</text:p>
          </table:table-cell>
          <table:table-cell table:formula="of:=[.G379]*100" office:value-type="float" office:value="-3455.55465152" calcext:value-type="float">
            <text:p>-3455,55465152</text:p>
          </table:table-cell>
          <table:table-cell/>
          <table:table-cell table:formula="of:=[.I379]*0.067" office:value-type="float" office:value="-93.34856013251" calcext:value-type="float">
            <text:p>-93,34856013251</text:p>
          </table:table-cell>
          <table:table-cell table:formula="of:=[.J379]*0.067" office:value-type="float" office:value="52.66262839903" calcext:value-type="float">
            <text:p>52,66262839903</text:p>
          </table:table-cell>
          <table:table-cell table:formula="of:=[.K379]*0.067" office:value-type="float" office:value="-231.52216165184" calcext:value-type="float">
            <text:p>-231,522161651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7.0826830768" calcext:value-type="float">
            <text:p>-27,0826830768</text:p>
          </table:table-cell>
          <table:table-cell office:value-type="float" office:value="5.375666342" calcext:value-type="float">
            <text:p>5,375666342</text:p>
          </table:table-cell>
          <table:table-cell office:value-type="float" office:value="-39.8432664529" calcext:value-type="float">
            <text:p>-39,8432664529</text:p>
          </table:table-cell>
          <table:table-cell/>
          <table:table-cell table:formula="of:=[.E380]*100" office:value-type="float" office:value="-2708.26830768" calcext:value-type="float">
            <text:p>-2708,26830768</text:p>
          </table:table-cell>
          <table:table-cell table:formula="of:=[.F380]*100" office:value-type="float" office:value="537.5666342" calcext:value-type="float">
            <text:p>537,5666342</text:p>
          </table:table-cell>
          <table:table-cell table:formula="of:=[.G380]*100" office:value-type="float" office:value="-3984.32664529" calcext:value-type="float">
            <text:p>-3984,32664529</text:p>
          </table:table-cell>
          <table:table-cell/>
          <table:table-cell table:formula="of:=[.I380]*0.067" office:value-type="float" office:value="-181.45397661456" calcext:value-type="float">
            <text:p>-181,45397661456</text:p>
          </table:table-cell>
          <table:table-cell table:formula="of:=[.J380]*0.067" office:value-type="float" office:value="36.0169644914" calcext:value-type="float">
            <text:p>36,0169644914</text:p>
          </table:table-cell>
          <table:table-cell table:formula="of:=[.K380]*0.067" office:value-type="float" office:value="-266.94988523443" calcext:value-type="float">
            <text:p>-266,949885234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31.8496035725" calcext:value-type="float">
            <text:p>-31,8496035725</text:p>
          </table:table-cell>
          <table:table-cell office:value-type="float" office:value="7.2482091487" calcext:value-type="float">
            <text:p>7,2482091487</text:p>
          </table:table-cell>
          <table:table-cell office:value-type="float" office:value="-55.46041982" calcext:value-type="float">
            <text:p>-55,46041982</text:p>
          </table:table-cell>
          <table:table-cell/>
          <table:table-cell table:formula="of:=[.E381]*100" office:value-type="float" office:value="-3184.96035725" calcext:value-type="float">
            <text:p>-3184,96035725</text:p>
          </table:table-cell>
          <table:table-cell table:formula="of:=[.F381]*100" office:value-type="float" office:value="724.82091487" calcext:value-type="float">
            <text:p>724,82091487</text:p>
          </table:table-cell>
          <table:table-cell table:formula="of:=[.G381]*100" office:value-type="float" office:value="-5546.041982" calcext:value-type="float">
            <text:p>-5546,041982</text:p>
          </table:table-cell>
          <table:table-cell/>
          <table:table-cell table:formula="of:=[.I381]*0.067" office:value-type="float" office:value="-213.39234393575" calcext:value-type="float">
            <text:p>-213,39234393575</text:p>
          </table:table-cell>
          <table:table-cell table:formula="of:=[.J381]*0.067" office:value-type="float" office:value="48.56300129629" calcext:value-type="float">
            <text:p>48,56300129629</text:p>
          </table:table-cell>
          <table:table-cell table:formula="of:=[.K381]*0.067" office:value-type="float" office:value="-371.584812794" calcext:value-type="float">
            <text:p>-371,5848127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28.5530472682" calcext:value-type="float">
            <text:p>-28,5530472682</text:p>
          </table:table-cell>
          <table:table-cell office:value-type="float" office:value="5.4901699651" calcext:value-type="float">
            <text:p>5,4901699651</text:p>
          </table:table-cell>
          <table:table-cell office:value-type="float" office:value="-62.6522295948" calcext:value-type="float">
            <text:p>-62,6522295948</text:p>
          </table:table-cell>
          <table:table-cell/>
          <table:table-cell table:formula="of:=[.E382]*100" office:value-type="float" office:value="-2855.30472682" calcext:value-type="float">
            <text:p>-2855,30472682</text:p>
          </table:table-cell>
          <table:table-cell table:formula="of:=[.F382]*100" office:value-type="float" office:value="549.01699651" calcext:value-type="float">
            <text:p>549,01699651</text:p>
          </table:table-cell>
          <table:table-cell table:formula="of:=[.G382]*100" office:value-type="float" office:value="-6265.22295948" calcext:value-type="float">
            <text:p>-6265,22295948</text:p>
          </table:table-cell>
          <table:table-cell/>
          <table:table-cell table:formula="of:=[.I382]*0.067" office:value-type="float" office:value="-191.30541669694" calcext:value-type="float">
            <text:p>-191,30541669694</text:p>
          </table:table-cell>
          <table:table-cell table:formula="of:=[.J382]*0.067" office:value-type="float" office:value="36.78413876617" calcext:value-type="float">
            <text:p>36,78413876617</text:p>
          </table:table-cell>
          <table:table-cell table:formula="of:=[.K382]*0.067" office:value-type="float" office:value="-419.76993828516" calcext:value-type="float">
            <text:p>-419,769938285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6.0062872135" calcext:value-type="float">
            <text:p>-26,0062872135</text:p>
          </table:table-cell>
          <table:table-cell office:value-type="float" office:value="0.3656156031" calcext:value-type="float">
            <text:p>0,3656156031</text:p>
          </table:table-cell>
          <table:table-cell office:value-type="float" office:value="-74.916403358" calcext:value-type="float">
            <text:p>-74,916403358</text:p>
          </table:table-cell>
          <table:table-cell/>
          <table:table-cell table:formula="of:=[.E383]*100" office:value-type="float" office:value="-2600.62872135" calcext:value-type="float">
            <text:p>-2600,62872135</text:p>
          </table:table-cell>
          <table:table-cell table:formula="of:=[.F383]*100" office:value-type="float" office:value="36.56156031" calcext:value-type="float">
            <text:p>36,56156031</text:p>
          </table:table-cell>
          <table:table-cell table:formula="of:=[.G383]*100" office:value-type="float" office:value="-7491.6403358" calcext:value-type="float">
            <text:p>-7491,6403358</text:p>
          </table:table-cell>
          <table:table-cell/>
          <table:table-cell table:formula="of:=[.I383]*0.067" office:value-type="float" office:value="-174.24212433045" calcext:value-type="float">
            <text:p>-174,24212433045</text:p>
          </table:table-cell>
          <table:table-cell table:formula="of:=[.J383]*0.067" office:value-type="float" office:value="2.44962454077" calcext:value-type="float">
            <text:p>2,44962454077</text:p>
          </table:table-cell>
          <table:table-cell table:formula="of:=[.K383]*0.067" office:value-type="float" office:value="-501.9399024986" calcext:value-type="float">
            <text:p>-501,939902498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6.6775588295" calcext:value-type="float">
            <text:p>-16,6775588295</text:p>
          </table:table-cell>
          <table:table-cell office:value-type="float" office:value="5.0124819478" calcext:value-type="float">
            <text:p>5,0124819478</text:p>
          </table:table-cell>
          <table:table-cell office:value-type="float" office:value="-83.064602328" calcext:value-type="float">
            <text:p>-83,064602328</text:p>
          </table:table-cell>
          <table:table-cell/>
          <table:table-cell table:formula="of:=[.E384]*100" office:value-type="float" office:value="-1667.75588295" calcext:value-type="float">
            <text:p>-1667,75588295</text:p>
          </table:table-cell>
          <table:table-cell table:formula="of:=[.F384]*100" office:value-type="float" office:value="501.24819478" calcext:value-type="float">
            <text:p>501,24819478</text:p>
          </table:table-cell>
          <table:table-cell table:formula="of:=[.G384]*100" office:value-type="float" office:value="-8306.4602328" calcext:value-type="float">
            <text:p>-8306,4602328</text:p>
          </table:table-cell>
          <table:table-cell/>
          <table:table-cell table:formula="of:=[.I384]*0.067" office:value-type="float" office:value="-111.73964415765" calcext:value-type="float">
            <text:p>-111,73964415765</text:p>
          </table:table-cell>
          <table:table-cell table:formula="of:=[.J384]*0.067" office:value-type="float" office:value="33.58362905026" calcext:value-type="float">
            <text:p>33,58362905026</text:p>
          </table:table-cell>
          <table:table-cell table:formula="of:=[.K384]*0.067" office:value-type="float" office:value="-556.5328355976" calcext:value-type="float">
            <text:p>-556,5328355976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2.3170427463" calcext:value-type="float">
            <text:p>-12,3170427463</text:p>
          </table:table-cell>
          <table:table-cell office:value-type="float" office:value="6.8462894549" calcext:value-type="float">
            <text:p>6,8462894549</text:p>
          </table:table-cell>
          <table:table-cell office:value-type="float" office:value="-85.469277352" calcext:value-type="float">
            <text:p>-85,469277352</text:p>
          </table:table-cell>
          <table:table-cell/>
          <table:table-cell table:formula="of:=[.E385]*100" office:value-type="float" office:value="-1231.70427463" calcext:value-type="float">
            <text:p>-1231,70427463</text:p>
          </table:table-cell>
          <table:table-cell table:formula="of:=[.F385]*100" office:value-type="float" office:value="684.62894549" calcext:value-type="float">
            <text:p>684,62894549</text:p>
          </table:table-cell>
          <table:table-cell table:formula="of:=[.G385]*100" office:value-type="float" office:value="-8546.9277352" calcext:value-type="float">
            <text:p>-8546,9277352</text:p>
          </table:table-cell>
          <table:table-cell/>
          <table:table-cell table:formula="of:=[.I385]*0.067" office:value-type="float" office:value="-82.52418640021" calcext:value-type="float">
            <text:p>-82,52418640021</text:p>
          </table:table-cell>
          <table:table-cell table:formula="of:=[.J385]*0.067" office:value-type="float" office:value="45.87013934783" calcext:value-type="float">
            <text:p>45,87013934783</text:p>
          </table:table-cell>
          <table:table-cell table:formula="of:=[.K385]*0.067" office:value-type="float" office:value="-572.6441582584" calcext:value-type="float">
            <text:p>-572,64415825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0.055604818" calcext:value-type="float">
            <text:p>-10,055604818</text:p>
          </table:table-cell>
          <table:table-cell office:value-type="float" office:value="4.8150245795" calcext:value-type="float">
            <text:p>4,8150245795</text:p>
          </table:table-cell>
          <table:table-cell office:value-type="float" office:value="-89.870124581" calcext:value-type="float">
            <text:p>-89,870124581</text:p>
          </table:table-cell>
          <table:table-cell/>
          <table:table-cell table:formula="of:=[.E386]*100" office:value-type="float" office:value="-1005.5604818" calcext:value-type="float">
            <text:p>-1005,5604818</text:p>
          </table:table-cell>
          <table:table-cell table:formula="of:=[.F386]*100" office:value-type="float" office:value="481.50245795" calcext:value-type="float">
            <text:p>481,50245795</text:p>
          </table:table-cell>
          <table:table-cell table:formula="of:=[.G386]*100" office:value-type="float" office:value="-8987.0124581" calcext:value-type="float">
            <text:p>-8987,0124581</text:p>
          </table:table-cell>
          <table:table-cell/>
          <table:table-cell table:formula="of:=[.I386]*0.067" office:value-type="float" office:value="-67.3725522806" calcext:value-type="float">
            <text:p>-67,3725522806</text:p>
          </table:table-cell>
          <table:table-cell table:formula="of:=[.J386]*0.067" office:value-type="float" office:value="32.26066468265" calcext:value-type="float">
            <text:p>32,26066468265</text:p>
          </table:table-cell>
          <table:table-cell table:formula="of:=[.K386]*0.067" office:value-type="float" office:value="-602.1298346927" calcext:value-type="float">
            <text:p>-602,12983469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3.5958465706" calcext:value-type="float">
            <text:p>-3,5958465706</text:p>
          </table:table-cell>
          <table:table-cell office:value-type="float" office:value="5.9730123862" calcext:value-type="float">
            <text:p>5,9730123862</text:p>
          </table:table-cell>
          <table:table-cell office:value-type="float" office:value="-92.951242258" calcext:value-type="float">
            <text:p>-92,951242258</text:p>
          </table:table-cell>
          <table:table-cell/>
          <table:table-cell table:formula="of:=[.E387]*100" office:value-type="float" office:value="-359.58465706" calcext:value-type="float">
            <text:p>-359,58465706</text:p>
          </table:table-cell>
          <table:table-cell table:formula="of:=[.F387]*100" office:value-type="float" office:value="597.30123862" calcext:value-type="float">
            <text:p>597,30123862</text:p>
          </table:table-cell>
          <table:table-cell table:formula="of:=[.G387]*100" office:value-type="float" office:value="-9295.1242258" calcext:value-type="float">
            <text:p>-9295,1242258</text:p>
          </table:table-cell>
          <table:table-cell/>
          <table:table-cell table:formula="of:=[.I387]*0.067" office:value-type="float" office:value="-24.09217202302" calcext:value-type="float">
            <text:p>-24,09217202302</text:p>
          </table:table-cell>
          <table:table-cell table:formula="of:=[.J387]*0.067" office:value-type="float" office:value="40.01918298754" calcext:value-type="float">
            <text:p>40,01918298754</text:p>
          </table:table-cell>
          <table:table-cell table:formula="of:=[.K387]*0.067" office:value-type="float" office:value="-622.7733231286" calcext:value-type="float">
            <text:p>-622,77332312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3.0403279631" calcext:value-type="float">
            <text:p>3,0403279631</text:p>
          </table:table-cell>
          <table:table-cell office:value-type="float" office:value="7.6106845355" calcext:value-type="float">
            <text:p>7,6106845355</text:p>
          </table:table-cell>
          <table:table-cell office:value-type="float" office:value="-92.284005673" calcext:value-type="float">
            <text:p>-92,284005673</text:p>
          </table:table-cell>
          <table:table-cell/>
          <table:table-cell table:formula="of:=[.E388]*100" office:value-type="float" office:value="304.03279631" calcext:value-type="float">
            <text:p>304,03279631</text:p>
          </table:table-cell>
          <table:table-cell table:formula="of:=[.F388]*100" office:value-type="float" office:value="761.06845355" calcext:value-type="float">
            <text:p>761,06845355</text:p>
          </table:table-cell>
          <table:table-cell table:formula="of:=[.G388]*100" office:value-type="float" office:value="-9228.4005673" calcext:value-type="float">
            <text:p>-9228,4005673</text:p>
          </table:table-cell>
          <table:table-cell/>
          <table:table-cell table:formula="of:=[.I388]*0.067" office:value-type="float" office:value="20.37019735277" calcext:value-type="float">
            <text:p>20,37019735277</text:p>
          </table:table-cell>
          <table:table-cell table:formula="of:=[.J388]*0.067" office:value-type="float" office:value="50.99158638785" calcext:value-type="float">
            <text:p>50,99158638785</text:p>
          </table:table-cell>
          <table:table-cell table:formula="of:=[.K388]*0.067" office:value-type="float" office:value="-618.3028380091" calcext:value-type="float">
            <text:p>-618,30283800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5.6148129461" calcext:value-type="float">
            <text:p>5,6148129461</text:p>
          </table:table-cell>
          <table:table-cell office:value-type="float" office:value="8.4047769373" calcext:value-type="float">
            <text:p>8,4047769373</text:p>
          </table:table-cell>
          <table:table-cell office:value-type="float" office:value="-89.66320493" calcext:value-type="float">
            <text:p>-89,66320493</text:p>
          </table:table-cell>
          <table:table-cell/>
          <table:table-cell table:formula="of:=[.E389]*100" office:value-type="float" office:value="561.48129461" calcext:value-type="float">
            <text:p>561,48129461</text:p>
          </table:table-cell>
          <table:table-cell table:formula="of:=[.F389]*100" office:value-type="float" office:value="840.47769373" calcext:value-type="float">
            <text:p>840,47769373</text:p>
          </table:table-cell>
          <table:table-cell table:formula="of:=[.G389]*100" office:value-type="float" office:value="-8966.320493" calcext:value-type="float">
            <text:p>-8966,320493</text:p>
          </table:table-cell>
          <table:table-cell/>
          <table:table-cell table:formula="of:=[.I389]*0.067" office:value-type="float" office:value="37.61924673887" calcext:value-type="float">
            <text:p>37,61924673887</text:p>
          </table:table-cell>
          <table:table-cell table:formula="of:=[.J389]*0.067" office:value-type="float" office:value="56.31200547991" calcext:value-type="float">
            <text:p>56,31200547991</text:p>
          </table:table-cell>
          <table:table-cell table:formula="of:=[.K389]*0.067" office:value-type="float" office:value="-600.743473031" calcext:value-type="float">
            <text:p>-600,7434730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8.0477467209" calcext:value-type="float">
            <text:p>8,0477467209</text:p>
          </table:table-cell>
          <table:table-cell office:value-type="float" office:value="8.3353067612" calcext:value-type="float">
            <text:p>8,3353067612</text:p>
          </table:table-cell>
          <table:table-cell office:value-type="float" office:value="-88.312482384" calcext:value-type="float">
            <text:p>-88,312482384</text:p>
          </table:table-cell>
          <table:table-cell/>
          <table:table-cell table:formula="of:=[.E390]*100" office:value-type="float" office:value="804.77467209" calcext:value-type="float">
            <text:p>804,77467209</text:p>
          </table:table-cell>
          <table:table-cell table:formula="of:=[.F390]*100" office:value-type="float" office:value="833.53067612" calcext:value-type="float">
            <text:p>833,53067612</text:p>
          </table:table-cell>
          <table:table-cell table:formula="of:=[.G390]*100" office:value-type="float" office:value="-8831.2482384" calcext:value-type="float">
            <text:p>-8831,2482384</text:p>
          </table:table-cell>
          <table:table-cell/>
          <table:table-cell table:formula="of:=[.I390]*0.067" office:value-type="float" office:value="53.91990303003" calcext:value-type="float">
            <text:p>53,91990303003</text:p>
          </table:table-cell>
          <table:table-cell table:formula="of:=[.J390]*0.067" office:value-type="float" office:value="55.84655530004" calcext:value-type="float">
            <text:p>55,84655530004</text:p>
          </table:table-cell>
          <table:table-cell table:formula="of:=[.K390]*0.067" office:value-type="float" office:value="-591.6936319728" calcext:value-type="float">
            <text:p>-591,693631972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5.0199868494" calcext:value-type="float">
            <text:p>15,0199868494</text:p>
          </table:table-cell>
          <table:table-cell office:value-type="float" office:value="8.3818469645" calcext:value-type="float">
            <text:p>8,3818469645</text:p>
          </table:table-cell>
          <table:table-cell office:value-type="float" office:value="-85.134280769" calcext:value-type="float">
            <text:p>-85,134280769</text:p>
          </table:table-cell>
          <table:table-cell/>
          <table:table-cell table:formula="of:=[.E391]*100" office:value-type="float" office:value="1501.99868494" calcext:value-type="float">
            <text:p>1501,99868494</text:p>
          </table:table-cell>
          <table:table-cell table:formula="of:=[.F391]*100" office:value-type="float" office:value="838.18469645" calcext:value-type="float">
            <text:p>838,18469645</text:p>
          </table:table-cell>
          <table:table-cell table:formula="of:=[.G391]*100" office:value-type="float" office:value="-8513.4280769" calcext:value-type="float">
            <text:p>-8513,4280769</text:p>
          </table:table-cell>
          <table:table-cell/>
          <table:table-cell table:formula="of:=[.I391]*0.067" office:value-type="float" office:value="100.63391189098" calcext:value-type="float">
            <text:p>100,63391189098</text:p>
          </table:table-cell>
          <table:table-cell table:formula="of:=[.J391]*0.067" office:value-type="float" office:value="56.15837466215" calcext:value-type="float">
            <text:p>56,15837466215</text:p>
          </table:table-cell>
          <table:table-cell table:formula="of:=[.K391]*0.067" office:value-type="float" office:value="-570.3996811523" calcext:value-type="float">
            <text:p>-570,399681152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6.1295263598" calcext:value-type="float">
            <text:p>16,1295263598</text:p>
          </table:table-cell>
          <table:table-cell office:value-type="float" office:value="8.4006337846" calcext:value-type="float">
            <text:p>8,4006337846</text:p>
          </table:table-cell>
          <table:table-cell office:value-type="float" office:value="-77.240210722" calcext:value-type="float">
            <text:p>-77,240210722</text:p>
          </table:table-cell>
          <table:table-cell/>
          <table:table-cell table:formula="of:=[.E392]*100" office:value-type="float" office:value="1612.95263598" calcext:value-type="float">
            <text:p>1612,95263598</text:p>
          </table:table-cell>
          <table:table-cell table:formula="of:=[.F392]*100" office:value-type="float" office:value="840.06337846" calcext:value-type="float">
            <text:p>840,06337846</text:p>
          </table:table-cell>
          <table:table-cell table:formula="of:=[.G392]*100" office:value-type="float" office:value="-7724.0210722" calcext:value-type="float">
            <text:p>-7724,0210722</text:p>
          </table:table-cell>
          <table:table-cell/>
          <table:table-cell table:formula="of:=[.I392]*0.067" office:value-type="float" office:value="108.06782661066" calcext:value-type="float">
            <text:p>108,06782661066</text:p>
          </table:table-cell>
          <table:table-cell table:formula="of:=[.J392]*0.067" office:value-type="float" office:value="56.28424635682" calcext:value-type="float">
            <text:p>56,28424635682</text:p>
          </table:table-cell>
          <table:table-cell table:formula="of:=[.K392]*0.067" office:value-type="float" office:value="-517.5094118374" calcext:value-type="float">
            <text:p>-517,50941183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4.4798899133" calcext:value-type="float">
            <text:p>14,4798899133</text:p>
          </table:table-cell>
          <table:table-cell office:value-type="float" office:value="8.9838868478" calcext:value-type="float">
            <text:p>8,9838868478</text:p>
          </table:table-cell>
          <table:table-cell office:value-type="float" office:value="-73.846795526" calcext:value-type="float">
            <text:p>-73,846795526</text:p>
          </table:table-cell>
          <table:table-cell/>
          <table:table-cell table:formula="of:=[.E393]*100" office:value-type="float" office:value="1447.98899133" calcext:value-type="float">
            <text:p>1447,98899133</text:p>
          </table:table-cell>
          <table:table-cell table:formula="of:=[.F393]*100" office:value-type="float" office:value="898.38868478" calcext:value-type="float">
            <text:p>898,38868478</text:p>
          </table:table-cell>
          <table:table-cell table:formula="of:=[.G393]*100" office:value-type="float" office:value="-7384.6795526" calcext:value-type="float">
            <text:p>-7384,6795526</text:p>
          </table:table-cell>
          <table:table-cell/>
          <table:table-cell table:formula="of:=[.I393]*0.067" office:value-type="float" office:value="97.01526241911" calcext:value-type="float">
            <text:p>97,01526241911</text:p>
          </table:table-cell>
          <table:table-cell table:formula="of:=[.J393]*0.067" office:value-type="float" office:value="60.19204188026" calcext:value-type="float">
            <text:p>60,19204188026</text:p>
          </table:table-cell>
          <table:table-cell table:formula="of:=[.K393]*0.067" office:value-type="float" office:value="-494.7735300242" calcext:value-type="float">
            <text:p>-494,77353002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3.15877646" calcext:value-type="float">
            <text:p>23,15877646</text:p>
          </table:table-cell>
          <table:table-cell office:value-type="float" office:value="10.0888831083" calcext:value-type="float">
            <text:p>10,0888831083</text:p>
          </table:table-cell>
          <table:table-cell office:value-type="float" office:value="-70.067166937" calcext:value-type="float">
            <text:p>-70,067166937</text:p>
          </table:table-cell>
          <table:table-cell/>
          <table:table-cell table:formula="of:=[.E394]*100" office:value-type="float" office:value="2315.877646" calcext:value-type="float">
            <text:p>2315,877646</text:p>
          </table:table-cell>
          <table:table-cell table:formula="of:=[.F394]*100" office:value-type="float" office:value="1008.88831083" calcext:value-type="float">
            <text:p>1008,88831083</text:p>
          </table:table-cell>
          <table:table-cell table:formula="of:=[.G394]*100" office:value-type="float" office:value="-7006.7166937" calcext:value-type="float">
            <text:p>-7006,7166937</text:p>
          </table:table-cell>
          <table:table-cell/>
          <table:table-cell table:formula="of:=[.I394]*0.067" office:value-type="float" office:value="155.163802282" calcext:value-type="float">
            <text:p>155,163802282</text:p>
          </table:table-cell>
          <table:table-cell table:formula="of:=[.J394]*0.067" office:value-type="float" office:value="67.59551682561" calcext:value-type="float">
            <text:p>67,59551682561</text:p>
          </table:table-cell>
          <table:table-cell table:formula="of:=[.K394]*0.067" office:value-type="float" office:value="-469.4500184779" calcext:value-type="float">
            <text:p>-469,45001847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.6040872767" calcext:value-type="float">
            <text:p>23,6040872767</text:p>
          </table:table-cell>
          <table:table-cell office:value-type="float" office:value="7.3359516184" calcext:value-type="float">
            <text:p>7,3359516184</text:p>
          </table:table-cell>
          <table:table-cell office:value-type="float" office:value="-58.4959182422" calcext:value-type="float">
            <text:p>-58,4959182422</text:p>
          </table:table-cell>
          <table:table-cell/>
          <table:table-cell table:formula="of:=[.E395]*100" office:value-type="float" office:value="2360.40872767" calcext:value-type="float">
            <text:p>2360,40872767</text:p>
          </table:table-cell>
          <table:table-cell table:formula="of:=[.F395]*100" office:value-type="float" office:value="733.59516184" calcext:value-type="float">
            <text:p>733,59516184</text:p>
          </table:table-cell>
          <table:table-cell table:formula="of:=[.G395]*100" office:value-type="float" office:value="-5849.59182422" calcext:value-type="float">
            <text:p>-5849,59182422</text:p>
          </table:table-cell>
          <table:table-cell/>
          <table:table-cell table:formula="of:=[.I395]*0.067" office:value-type="float" office:value="158.14738475389" calcext:value-type="float">
            <text:p>158,14738475389</text:p>
          </table:table-cell>
          <table:table-cell table:formula="of:=[.J395]*0.067" office:value-type="float" office:value="49.15087584328" calcext:value-type="float">
            <text:p>49,15087584328</text:p>
          </table:table-cell>
          <table:table-cell table:formula="of:=[.K395]*0.067" office:value-type="float" office:value="-391.92265222274" calcext:value-type="float">
            <text:p>-391,9226522227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17.7519812949" calcext:value-type="float">
            <text:p>17,7519812949</text:p>
          </table:table-cell>
          <table:table-cell office:value-type="float" office:value="7.7392780777" calcext:value-type="float">
            <text:p>7,7392780777</text:p>
          </table:table-cell>
          <table:table-cell office:value-type="float" office:value="-55.0833602149" calcext:value-type="float">
            <text:p>-55,0833602149</text:p>
          </table:table-cell>
          <table:table-cell/>
          <table:table-cell table:formula="of:=[.E396]*100" office:value-type="float" office:value="1775.19812949" calcext:value-type="float">
            <text:p>1775,19812949</text:p>
          </table:table-cell>
          <table:table-cell table:formula="of:=[.F396]*100" office:value-type="float" office:value="773.92780777" calcext:value-type="float">
            <text:p>773,92780777</text:p>
          </table:table-cell>
          <table:table-cell table:formula="of:=[.G396]*100" office:value-type="float" office:value="-5508.33602149" calcext:value-type="float">
            <text:p>-5508,33602149</text:p>
          </table:table-cell>
          <table:table-cell/>
          <table:table-cell table:formula="of:=[.I396]*0.067" office:value-type="float" office:value="118.93827467583" calcext:value-type="float">
            <text:p>118,93827467583</text:p>
          </table:table-cell>
          <table:table-cell table:formula="of:=[.J396]*0.067" office:value-type="float" office:value="51.85316312059" calcext:value-type="float">
            <text:p>51,85316312059</text:p>
          </table:table-cell>
          <table:table-cell table:formula="of:=[.K396]*0.067" office:value-type="float" office:value="-369.05851343983" calcext:value-type="float">
            <text:p>-369,058513439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.0825531194" calcext:value-type="float">
            <text:p>23,0825531194</text:p>
          </table:table-cell>
          <table:table-cell office:value-type="float" office:value="12.7915385553" calcext:value-type="float">
            <text:p>12,7915385553</text:p>
          </table:table-cell>
          <table:table-cell office:value-type="float" office:value="-49.5546414447" calcext:value-type="float">
            <text:p>-49,5546414447</text:p>
          </table:table-cell>
          <table:table-cell/>
          <table:table-cell table:formula="of:=[.E397]*100" office:value-type="float" office:value="2308.25531194" calcext:value-type="float">
            <text:p>2308,25531194</text:p>
          </table:table-cell>
          <table:table-cell table:formula="of:=[.F397]*100" office:value-type="float" office:value="1279.15385553" calcext:value-type="float">
            <text:p>1279,15385553</text:p>
          </table:table-cell>
          <table:table-cell table:formula="of:=[.G397]*100" office:value-type="float" office:value="-4955.46414447" calcext:value-type="float">
            <text:p>-4955,46414447</text:p>
          </table:table-cell>
          <table:table-cell/>
          <table:table-cell table:formula="of:=[.I397]*0.067" office:value-type="float" office:value="154.65310589998" calcext:value-type="float">
            <text:p>154,65310589998</text:p>
          </table:table-cell>
          <table:table-cell table:formula="of:=[.J397]*0.067" office:value-type="float" office:value="85.70330832051" calcext:value-type="float">
            <text:p>85,70330832051</text:p>
          </table:table-cell>
          <table:table-cell table:formula="of:=[.K397]*0.067" office:value-type="float" office:value="-332.01609767949" calcext:value-type="float">
            <text:p>-332,0160976794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8.9984131886" calcext:value-type="float">
            <text:p>18,9984131886</text:p>
          </table:table-cell>
          <table:table-cell office:value-type="float" office:value="4.7400597133" calcext:value-type="float">
            <text:p>4,7400597133</text:p>
          </table:table-cell>
          <table:table-cell office:value-type="float" office:value="-38.4666863088" calcext:value-type="float">
            <text:p>-38,4666863088</text:p>
          </table:table-cell>
          <table:table-cell/>
          <table:table-cell table:formula="of:=[.E398]*100" office:value-type="float" office:value="1899.84131886" calcext:value-type="float">
            <text:p>1899,84131886</text:p>
          </table:table-cell>
          <table:table-cell table:formula="of:=[.F398]*100" office:value-type="float" office:value="474.00597133" calcext:value-type="float">
            <text:p>474,00597133</text:p>
          </table:table-cell>
          <table:table-cell table:formula="of:=[.G398]*100" office:value-type="float" office:value="-3846.66863088" calcext:value-type="float">
            <text:p>-3846,66863088</text:p>
          </table:table-cell>
          <table:table-cell/>
          <table:table-cell table:formula="of:=[.I398]*0.067" office:value-type="float" office:value="127.28936836362" calcext:value-type="float">
            <text:p>127,28936836362</text:p>
          </table:table-cell>
          <table:table-cell table:formula="of:=[.J398]*0.067" office:value-type="float" office:value="31.75840007911" calcext:value-type="float">
            <text:p>31,75840007911</text:p>
          </table:table-cell>
          <table:table-cell table:formula="of:=[.K398]*0.067" office:value-type="float" office:value="-257.72679826896" calcext:value-type="float">
            <text:p>-257,726798268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1.7690850754" calcext:value-type="float">
            <text:p>11,7690850754</text:p>
          </table:table-cell>
          <table:table-cell office:value-type="float" office:value="3.5555765288" calcext:value-type="float">
            <text:p>3,5555765288</text:p>
          </table:table-cell>
          <table:table-cell office:value-type="float" office:value="-40.0039074954" calcext:value-type="float">
            <text:p>-40,0039074954</text:p>
          </table:table-cell>
          <table:table-cell/>
          <table:table-cell table:formula="of:=[.E399]*100" office:value-type="float" office:value="1176.90850754" calcext:value-type="float">
            <text:p>1176,90850754</text:p>
          </table:table-cell>
          <table:table-cell table:formula="of:=[.F399]*100" office:value-type="float" office:value="355.55765288" calcext:value-type="float">
            <text:p>355,55765288</text:p>
          </table:table-cell>
          <table:table-cell table:formula="of:=[.G399]*100" office:value-type="float" office:value="-4000.39074954" calcext:value-type="float">
            <text:p>-4000,39074954</text:p>
          </table:table-cell>
          <table:table-cell/>
          <table:table-cell table:formula="of:=[.I399]*0.067" office:value-type="float" office:value="78.85287000518" calcext:value-type="float">
            <text:p>78,85287000518</text:p>
          </table:table-cell>
          <table:table-cell table:formula="of:=[.J399]*0.067" office:value-type="float" office:value="23.82236274296" calcext:value-type="float">
            <text:p>23,82236274296</text:p>
          </table:table-cell>
          <table:table-cell table:formula="of:=[.K399]*0.067" office:value-type="float" office:value="-268.02618021918" calcext:value-type="float">
            <text:p>-268,026180219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9.6108072921" calcext:value-type="float">
            <text:p>19,6108072921</text:p>
          </table:table-cell>
          <table:table-cell office:value-type="float" office:value="10.7203994339" calcext:value-type="float">
            <text:p>10,7203994339</text:p>
          </table:table-cell>
          <table:table-cell office:value-type="float" office:value="-35.1825030084" calcext:value-type="float">
            <text:p>-35,1825030084</text:p>
          </table:table-cell>
          <table:table-cell/>
          <table:table-cell table:formula="of:=[.E400]*100" office:value-type="float" office:value="1961.08072921" calcext:value-type="float">
            <text:p>1961,08072921</text:p>
          </table:table-cell>
          <table:table-cell table:formula="of:=[.F400]*100" office:value-type="float" office:value="1072.03994339" calcext:value-type="float">
            <text:p>1072,03994339</text:p>
          </table:table-cell>
          <table:table-cell table:formula="of:=[.G400]*100" office:value-type="float" office:value="-3518.25030084" calcext:value-type="float">
            <text:p>-3518,25030084</text:p>
          </table:table-cell>
          <table:table-cell/>
          <table:table-cell table:formula="of:=[.I400]*0.067" office:value-type="float" office:value="131.39240885707" calcext:value-type="float">
            <text:p>131,39240885707</text:p>
          </table:table-cell>
          <table:table-cell table:formula="of:=[.J400]*0.067" office:value-type="float" office:value="71.82667620713" calcext:value-type="float">
            <text:p>71,82667620713</text:p>
          </table:table-cell>
          <table:table-cell table:formula="of:=[.K400]*0.067" office:value-type="float" office:value="-235.72277015628" calcext:value-type="float">
            <text:p>-235,7227701562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5.327433823" calcext:value-type="float">
            <text:p>15,327433823</text:p>
          </table:table-cell>
          <table:table-cell office:value-type="float" office:value="1.2536315395" calcext:value-type="float">
            <text:p>1,2536315395</text:p>
          </table:table-cell>
          <table:table-cell office:value-type="float" office:value="-23.2631367923" calcext:value-type="float">
            <text:p>-23,2631367923</text:p>
          </table:table-cell>
          <table:table-cell/>
          <table:table-cell table:formula="of:=[.E401]*100" office:value-type="float" office:value="1532.7433823" calcext:value-type="float">
            <text:p>1532,7433823</text:p>
          </table:table-cell>
          <table:table-cell table:formula="of:=[.F401]*100" office:value-type="float" office:value="125.36315395" calcext:value-type="float">
            <text:p>125,36315395</text:p>
          </table:table-cell>
          <table:table-cell table:formula="of:=[.G401]*100" office:value-type="float" office:value="-2326.31367923" calcext:value-type="float">
            <text:p>-2326,31367923</text:p>
          </table:table-cell>
          <table:table-cell/>
          <table:table-cell table:formula="of:=[.I401]*0.067" office:value-type="float" office:value="102.6938066141" calcext:value-type="float">
            <text:p>102,6938066141</text:p>
          </table:table-cell>
          <table:table-cell table:formula="of:=[.J401]*0.067" office:value-type="float" office:value="8.39933131465" calcext:value-type="float">
            <text:p>8,39933131465</text:p>
          </table:table-cell>
          <table:table-cell table:formula="of:=[.K401]*0.067" office:value-type="float" office:value="-155.86301650841" calcext:value-type="float">
            <text:p>-155,863016508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2.8973755341" calcext:value-type="float">
            <text:p>12,8973755341</text:p>
          </table:table-cell>
          <table:table-cell office:value-type="float" office:value="0.3343523244" calcext:value-type="float">
            <text:p>0,3343523244</text:p>
          </table:table-cell>
          <table:table-cell office:value-type="float" office:value="-28.2374514665" calcext:value-type="float">
            <text:p>-28,2374514665</text:p>
          </table:table-cell>
          <table:table-cell/>
          <table:table-cell table:formula="of:=[.E402]*100" office:value-type="float" office:value="1289.73755341" calcext:value-type="float">
            <text:p>1289,73755341</text:p>
          </table:table-cell>
          <table:table-cell table:formula="of:=[.F402]*100" office:value-type="float" office:value="33.43523244" calcext:value-type="float">
            <text:p>33,43523244</text:p>
          </table:table-cell>
          <table:table-cell table:formula="of:=[.G402]*100" office:value-type="float" office:value="-2823.74514665" calcext:value-type="float">
            <text:p>-2823,74514665</text:p>
          </table:table-cell>
          <table:table-cell/>
          <table:table-cell table:formula="of:=[.I402]*0.067" office:value-type="float" office:value="86.41241607847" calcext:value-type="float">
            <text:p>86,41241607847</text:p>
          </table:table-cell>
          <table:table-cell table:formula="of:=[.J402]*0.067" office:value-type="float" office:value="2.24016057348" calcext:value-type="float">
            <text:p>2,24016057348</text:p>
          </table:table-cell>
          <table:table-cell table:formula="of:=[.K402]*0.067" office:value-type="float" office:value="-189.19092482555" calcext:value-type="float">
            <text:p>-189,190924825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9.8439870265" calcext:value-type="float">
            <text:p>9,8439870265</text:p>
          </table:table-cell>
          <table:table-cell office:value-type="float" office:value="-18.1938925986" calcext:value-type="float">
            <text:p>-18,1938925986</text:p>
          </table:table-cell>
          <table:table-cell/>
          <table:table-cell table:formula="of:=[.E403]*100" office:value-type="float" office:value="0" calcext:value-type="float">
            <text:p>0</text:p>
          </table:table-cell>
          <table:table-cell table:formula="of:=[.F403]*100" office:value-type="float" office:value="984.39870265" calcext:value-type="float">
            <text:p>984,39870265</text:p>
          </table:table-cell>
          <table:table-cell table:formula="of:=[.G403]*100" office:value-type="float" office:value="-1819.38925986" calcext:value-type="float">
            <text:p>-1819,38925986</text:p>
          </table:table-cell>
          <table:table-cell/>
          <table:table-cell table:formula="of:=[.I403]*0.067" office:value-type="float" office:value="0" calcext:value-type="float">
            <text:p>0</text:p>
          </table:table-cell>
          <table:table-cell table:formula="of:=[.J403]*0.067" office:value-type="float" office:value="65.95471307755" calcext:value-type="float">
            <text:p>65,95471307755</text:p>
          </table:table-cell>
          <table:table-cell table:formula="of:=[.K403]*0.067" office:value-type="float" office:value="-121.89908041062" calcext:value-type="float">
            <text:p>-121,89908041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4.0879830173" calcext:value-type="float">
            <text:p>4,0879830173</text:p>
          </table:table-cell>
          <table:table-cell office:value-type="float" office:value="-20.1974735765" calcext:value-type="float">
            <text:p>-20,1974735765</text:p>
          </table:table-cell>
          <table:table-cell/>
          <table:table-cell table:formula="of:=[.E404]*100" office:value-type="float" office:value="0" calcext:value-type="float">
            <text:p>0</text:p>
          </table:table-cell>
          <table:table-cell table:formula="of:=[.F404]*100" office:value-type="float" office:value="408.79830173" calcext:value-type="float">
            <text:p>408,79830173</text:p>
          </table:table-cell>
          <table:table-cell table:formula="of:=[.G404]*100" office:value-type="float" office:value="-2019.74735765" calcext:value-type="float">
            <text:p>-2019,74735765</text:p>
          </table:table-cell>
          <table:table-cell/>
          <table:table-cell table:formula="of:=[.I404]*0.067" office:value-type="float" office:value="0" calcext:value-type="float">
            <text:p>0</text:p>
          </table:table-cell>
          <table:table-cell table:formula="of:=[.J404]*0.067" office:value-type="float" office:value="27.38948621591" calcext:value-type="float">
            <text:p>27,38948621591</text:p>
          </table:table-cell>
          <table:table-cell table:formula="of:=[.K404]*0.067" office:value-type="float" office:value="-135.32307296255" calcext:value-type="float">
            <text:p>-135,32307296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2.2347802765" calcext:value-type="float">
            <text:p>-2,2347802765</text:p>
          </table:table-cell>
          <table:table-cell office:value-type="float" office:value="3.8796667915" calcext:value-type="float">
            <text:p>3,8796667915</text:p>
          </table:table-cell>
          <table:table-cell office:value-type="float" office:value="-20.5853492462" calcext:value-type="float">
            <text:p>-20,5853492462</text:p>
          </table:table-cell>
          <table:table-cell/>
          <table:table-cell table:formula="of:=[.E405]*100" office:value-type="float" office:value="-223.47802765" calcext:value-type="float">
            <text:p>-223,47802765</text:p>
          </table:table-cell>
          <table:table-cell table:formula="of:=[.F405]*100" office:value-type="float" office:value="387.96667915" calcext:value-type="float">
            <text:p>387,96667915</text:p>
          </table:table-cell>
          <table:table-cell table:formula="of:=[.G405]*100" office:value-type="float" office:value="-2058.53492462" calcext:value-type="float">
            <text:p>-2058,53492462</text:p>
          </table:table-cell>
          <table:table-cell/>
          <table:table-cell table:formula="of:=[.I405]*0.067" office:value-type="float" office:value="-14.97302785255" calcext:value-type="float">
            <text:p>-14,97302785255</text:p>
          </table:table-cell>
          <table:table-cell table:formula="of:=[.J405]*0.067" office:value-type="float" office:value="25.99376750305" calcext:value-type="float">
            <text:p>25,99376750305</text:p>
          </table:table-cell>
          <table:table-cell table:formula="of:=[.K405]*0.067" office:value-type="float" office:value="-137.92183994954" calcext:value-type="float">
            <text:p>-137,921839949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3.2019476612" calcext:value-type="float">
            <text:p>-3,2019476612</text:p>
          </table:table-cell>
          <table:table-cell office:value-type="float" office:value="5.185878725" calcext:value-type="float">
            <text:p>5,185878725</text:p>
          </table:table-cell>
          <table:table-cell office:value-type="float" office:value="-22.0913023703" calcext:value-type="float">
            <text:p>-22,0913023703</text:p>
          </table:table-cell>
          <table:table-cell/>
          <table:table-cell table:formula="of:=[.E406]*100" office:value-type="float" office:value="-320.19476612" calcext:value-type="float">
            <text:p>-320,19476612</text:p>
          </table:table-cell>
          <table:table-cell table:formula="of:=[.F406]*100" office:value-type="float" office:value="518.5878725" calcext:value-type="float">
            <text:p>518,5878725</text:p>
          </table:table-cell>
          <table:table-cell table:formula="of:=[.G406]*100" office:value-type="float" office:value="-2209.13023703" calcext:value-type="float">
            <text:p>-2209,13023703</text:p>
          </table:table-cell>
          <table:table-cell/>
          <table:table-cell table:formula="of:=[.I406]*0.067" office:value-type="float" office:value="-21.45304933004" calcext:value-type="float">
            <text:p>-21,45304933004</text:p>
          </table:table-cell>
          <table:table-cell table:formula="of:=[.J406]*0.067" office:value-type="float" office:value="34.7453874575" calcext:value-type="float">
            <text:p>34,7453874575</text:p>
          </table:table-cell>
          <table:table-cell table:formula="of:=[.K406]*0.067" office:value-type="float" office:value="-148.01172588101" calcext:value-type="float">
            <text:p>-148,01172588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7.4882359117" calcext:value-type="float">
            <text:p>-7,4882359117</text:p>
          </table:table-cell>
          <table:table-cell office:value-type="float" office:value="3.892217801" calcext:value-type="float">
            <text:p>3,892217801</text:p>
          </table:table-cell>
          <table:table-cell office:value-type="float" office:value="-19.2276597253" calcext:value-type="float">
            <text:p>-19,2276597253</text:p>
          </table:table-cell>
          <table:table-cell/>
          <table:table-cell table:formula="of:=[.E407]*100" office:value-type="float" office:value="-748.82359117" calcext:value-type="float">
            <text:p>-748,82359117</text:p>
          </table:table-cell>
          <table:table-cell table:formula="of:=[.F407]*100" office:value-type="float" office:value="389.2217801" calcext:value-type="float">
            <text:p>389,2217801</text:p>
          </table:table-cell>
          <table:table-cell table:formula="of:=[.G407]*100" office:value-type="float" office:value="-1922.76597253" calcext:value-type="float">
            <text:p>-1922,76597253</text:p>
          </table:table-cell>
          <table:table-cell/>
          <table:table-cell table:formula="of:=[.I407]*0.067" office:value-type="float" office:value="-50.17118060839" calcext:value-type="float">
            <text:p>-50,17118060839</text:p>
          </table:table-cell>
          <table:table-cell table:formula="of:=[.J407]*0.067" office:value-type="float" office:value="26.0778592667" calcext:value-type="float">
            <text:p>26,0778592667</text:p>
          </table:table-cell>
          <table:table-cell table:formula="of:=[.K407]*0.067" office:value-type="float" office:value="-128.82532015951" calcext:value-type="float">
            <text:p>-128,825320159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7.9980156196" calcext:value-type="float">
            <text:p>-17,9980156196</text:p>
          </table:table-cell>
          <table:table-cell office:value-type="float" office:value="-1.9538655575" calcext:value-type="float">
            <text:p>-1,9538655575</text:p>
          </table:table-cell>
          <table:table-cell office:value-type="float" office:value="-24.3497345446" calcext:value-type="float">
            <text:p>-24,3497345446</text:p>
          </table:table-cell>
          <table:table-cell/>
          <table:table-cell table:formula="of:=[.E408]*100" office:value-type="float" office:value="-1799.80156196" calcext:value-type="float">
            <text:p>-1799,80156196</text:p>
          </table:table-cell>
          <table:table-cell table:formula="of:=[.F408]*100" office:value-type="float" office:value="-195.38655575" calcext:value-type="float">
            <text:p>-195,38655575</text:p>
          </table:table-cell>
          <table:table-cell table:formula="of:=[.G408]*100" office:value-type="float" office:value="-2434.97345446" calcext:value-type="float">
            <text:p>-2434,97345446</text:p>
          </table:table-cell>
          <table:table-cell/>
          <table:table-cell table:formula="of:=[.I408]*0.067" office:value-type="float" office:value="-120.58670465132" calcext:value-type="float">
            <text:p>-120,58670465132</text:p>
          </table:table-cell>
          <table:table-cell table:formula="of:=[.J408]*0.067" office:value-type="float" office:value="-13.09089923525" calcext:value-type="float">
            <text:p>-13,09089923525</text:p>
          </table:table-cell>
          <table:table-cell table:formula="of:=[.K408]*0.067" office:value-type="float" office:value="-163.14322144882" calcext:value-type="float">
            <text:p>-163,143221448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7.2287797421" calcext:value-type="float">
            <text:p>-17,2287797421</text:p>
          </table:table-cell>
          <table:table-cell office:value-type="float" office:value="6.1337815059" calcext:value-type="float">
            <text:p>6,1337815059</text:p>
          </table:table-cell>
          <table:table-cell office:value-type="float" office:value="-33.7031217761" calcext:value-type="float">
            <text:p>-33,7031217761</text:p>
          </table:table-cell>
          <table:table-cell/>
          <table:table-cell table:formula="of:=[.E409]*100" office:value-type="float" office:value="-1722.87797421" calcext:value-type="float">
            <text:p>-1722,87797421</text:p>
          </table:table-cell>
          <table:table-cell table:formula="of:=[.F409]*100" office:value-type="float" office:value="613.37815059" calcext:value-type="float">
            <text:p>613,37815059</text:p>
          </table:table-cell>
          <table:table-cell table:formula="of:=[.G409]*100" office:value-type="float" office:value="-3370.31217761" calcext:value-type="float">
            <text:p>-3370,31217761</text:p>
          </table:table-cell>
          <table:table-cell/>
          <table:table-cell table:formula="of:=[.I409]*0.067" office:value-type="float" office:value="-115.43282427207" calcext:value-type="float">
            <text:p>-115,43282427207</text:p>
          </table:table-cell>
          <table:table-cell table:formula="of:=[.J409]*0.067" office:value-type="float" office:value="41.09633608953" calcext:value-type="float">
            <text:p>41,09633608953</text:p>
          </table:table-cell>
          <table:table-cell table:formula="of:=[.K409]*0.067" office:value-type="float" office:value="-225.81091589987" calcext:value-type="float">
            <text:p>-225,810915899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5.9249842038" calcext:value-type="float">
            <text:p>-15,9249842038</text:p>
          </table:table-cell>
          <table:table-cell office:value-type="float" office:value="5.6781522671" calcext:value-type="float">
            <text:p>5,6781522671</text:p>
          </table:table-cell>
          <table:table-cell office:value-type="float" office:value="-32.2344238814" calcext:value-type="float">
            <text:p>-32,2344238814</text:p>
          </table:table-cell>
          <table:table-cell/>
          <table:table-cell table:formula="of:=[.E410]*100" office:value-type="float" office:value="-1592.49842038" calcext:value-type="float">
            <text:p>-1592,49842038</text:p>
          </table:table-cell>
          <table:table-cell table:formula="of:=[.F410]*100" office:value-type="float" office:value="567.81522671" calcext:value-type="float">
            <text:p>567,81522671</text:p>
          </table:table-cell>
          <table:table-cell table:formula="of:=[.G410]*100" office:value-type="float" office:value="-3223.44238814" calcext:value-type="float">
            <text:p>-3223,44238814</text:p>
          </table:table-cell>
          <table:table-cell/>
          <table:table-cell table:formula="of:=[.I410]*0.067" office:value-type="float" office:value="-106.69739416546" calcext:value-type="float">
            <text:p>-106,69739416546</text:p>
          </table:table-cell>
          <table:table-cell table:formula="of:=[.J410]*0.067" office:value-type="float" office:value="38.04362018957" calcext:value-type="float">
            <text:p>38,04362018957</text:p>
          </table:table-cell>
          <table:table-cell table:formula="of:=[.K410]*0.067" office:value-type="float" office:value="-215.97064000538" calcext:value-type="float">
            <text:p>-215,970640005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6.6203297582" calcext:value-type="float">
            <text:p>-26,6203297582</text:p>
          </table:table-cell>
          <table:table-cell office:value-type="float" office:value="-0.2308533374" calcext:value-type="float">
            <text:p>-0,2308533374</text:p>
          </table:table-cell>
          <table:table-cell office:value-type="float" office:value="-39.8128533573" calcext:value-type="float">
            <text:p>-39,8128533573</text:p>
          </table:table-cell>
          <table:table-cell/>
          <table:table-cell table:formula="of:=[.E411]*100" office:value-type="float" office:value="-2662.03297582" calcext:value-type="float">
            <text:p>-2662,03297582</text:p>
          </table:table-cell>
          <table:table-cell table:formula="of:=[.F411]*100" office:value-type="float" office:value="-23.08533374" calcext:value-type="float">
            <text:p>-23,08533374</text:p>
          </table:table-cell>
          <table:table-cell table:formula="of:=[.G411]*100" office:value-type="float" office:value="-3981.28533573" calcext:value-type="float">
            <text:p>-3981,28533573</text:p>
          </table:table-cell>
          <table:table-cell/>
          <table:table-cell table:formula="of:=[.I411]*0.067" office:value-type="float" office:value="-178.35620937994" calcext:value-type="float">
            <text:p>-178,35620937994</text:p>
          </table:table-cell>
          <table:table-cell table:formula="of:=[.J411]*0.067" office:value-type="float" office:value="-1.54671736058" calcext:value-type="float">
            <text:p>-1,54671736058</text:p>
          </table:table-cell>
          <table:table-cell table:formula="of:=[.K411]*0.067" office:value-type="float" office:value="-266.74611749391" calcext:value-type="float">
            <text:p>-266,746117493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.2265058015" calcext:value-type="float">
            <text:p>-29,2265058015</text:p>
          </table:table-cell>
          <table:table-cell office:value-type="float" office:value="7.6664778609" calcext:value-type="float">
            <text:p>7,6664778609</text:p>
          </table:table-cell>
          <table:table-cell office:value-type="float" office:value="-53.1275045028" calcext:value-type="float">
            <text:p>-53,1275045028</text:p>
          </table:table-cell>
          <table:table-cell/>
          <table:table-cell table:formula="of:=[.E412]*100" office:value-type="float" office:value="-2922.65058015" calcext:value-type="float">
            <text:p>-2922,65058015</text:p>
          </table:table-cell>
          <table:table-cell table:formula="of:=[.F412]*100" office:value-type="float" office:value="766.64778609" calcext:value-type="float">
            <text:p>766,64778609</text:p>
          </table:table-cell>
          <table:table-cell table:formula="of:=[.G412]*100" office:value-type="float" office:value="-5312.75045028" calcext:value-type="float">
            <text:p>-5312,75045028</text:p>
          </table:table-cell>
          <table:table-cell/>
          <table:table-cell table:formula="of:=[.I412]*0.067" office:value-type="float" office:value="-195.81758887005" calcext:value-type="float">
            <text:p>-195,81758887005</text:p>
          </table:table-cell>
          <table:table-cell table:formula="of:=[.J412]*0.067" office:value-type="float" office:value="51.36540166803" calcext:value-type="float">
            <text:p>51,36540166803</text:p>
          </table:table-cell>
          <table:table-cell table:formula="of:=[.K412]*0.067" office:value-type="float" office:value="-355.95428016876" calcext:value-type="float">
            <text:p>-355,954280168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.8144611391" calcext:value-type="float">
            <text:p>-29,8144611391</text:p>
          </table:table-cell>
          <table:table-cell office:value-type="float" office:value="10.4981229742" calcext:value-type="float">
            <text:p>10,4981229742</text:p>
          </table:table-cell>
          <table:table-cell office:value-type="float" office:value="-60.0819203198" calcext:value-type="float">
            <text:p>-60,0819203198</text:p>
          </table:table-cell>
          <table:table-cell/>
          <table:table-cell table:formula="of:=[.E413]*100" office:value-type="float" office:value="-2981.44611391" calcext:value-type="float">
            <text:p>-2981,44611391</text:p>
          </table:table-cell>
          <table:table-cell table:formula="of:=[.F413]*100" office:value-type="float" office:value="1049.81229742" calcext:value-type="float">
            <text:p>1049,81229742</text:p>
          </table:table-cell>
          <table:table-cell table:formula="of:=[.G413]*100" office:value-type="float" office:value="-6008.19203198" calcext:value-type="float">
            <text:p>-6008,19203198</text:p>
          </table:table-cell>
          <table:table-cell/>
          <table:table-cell table:formula="of:=[.I413]*0.067" office:value-type="float" office:value="-199.75688963197" calcext:value-type="float">
            <text:p>-199,75688963197</text:p>
          </table:table-cell>
          <table:table-cell table:formula="of:=[.J413]*0.067" office:value-type="float" office:value="70.33742392714" calcext:value-type="float">
            <text:p>70,33742392714</text:p>
          </table:table-cell>
          <table:table-cell table:formula="of:=[.K413]*0.067" office:value-type="float" office:value="-402.54886614266" calcext:value-type="float">
            <text:p>-402,548866142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5.744090787" calcext:value-type="float">
            <text:p>-25,744090787</text:p>
          </table:table-cell>
          <table:table-cell office:value-type="float" office:value="9.7927200804" calcext:value-type="float">
            <text:p>9,7927200804</text:p>
          </table:table-cell>
          <table:table-cell office:value-type="float" office:value="-73.486007025" calcext:value-type="float">
            <text:p>-73,486007025</text:p>
          </table:table-cell>
          <table:table-cell/>
          <table:table-cell table:formula="of:=[.E414]*100" office:value-type="float" office:value="-2574.4090787" calcext:value-type="float">
            <text:p>-2574,4090787</text:p>
          </table:table-cell>
          <table:table-cell table:formula="of:=[.F414]*100" office:value-type="float" office:value="979.27200804" calcext:value-type="float">
            <text:p>979,27200804</text:p>
          </table:table-cell>
          <table:table-cell table:formula="of:=[.G414]*100" office:value-type="float" office:value="-7348.6007025" calcext:value-type="float">
            <text:p>-7348,6007025</text:p>
          </table:table-cell>
          <table:table-cell/>
          <table:table-cell table:formula="of:=[.I414]*0.067" office:value-type="float" office:value="-172.4854082729" calcext:value-type="float">
            <text:p>-172,4854082729</text:p>
          </table:table-cell>
          <table:table-cell table:formula="of:=[.J414]*0.067" office:value-type="float" office:value="65.61122453868" calcext:value-type="float">
            <text:p>65,61122453868</text:p>
          </table:table-cell>
          <table:table-cell table:formula="of:=[.K414]*0.067" office:value-type="float" office:value="-492.3562470675" calcext:value-type="float">
            <text:p>-492,35624706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4.3788455651" calcext:value-type="float">
            <text:p>-14,3788455651</text:p>
          </table:table-cell>
          <table:table-cell office:value-type="float" office:value="12.0729692637" calcext:value-type="float">
            <text:p>12,0729692637</text:p>
          </table:table-cell>
          <table:table-cell office:value-type="float" office:value="-79.377712392" calcext:value-type="float">
            <text:p>-79,377712392</text:p>
          </table:table-cell>
          <table:table-cell/>
          <table:table-cell table:formula="of:=[.E415]*100" office:value-type="float" office:value="-1437.88455651" calcext:value-type="float">
            <text:p>-1437,88455651</text:p>
          </table:table-cell>
          <table:table-cell table:formula="of:=[.F415]*100" office:value-type="float" office:value="1207.29692637" calcext:value-type="float">
            <text:p>1207,29692637</text:p>
          </table:table-cell>
          <table:table-cell table:formula="of:=[.G415]*100" office:value-type="float" office:value="-7937.7712392" calcext:value-type="float">
            <text:p>-7937,7712392</text:p>
          </table:table-cell>
          <table:table-cell/>
          <table:table-cell table:formula="of:=[.I415]*0.067" office:value-type="float" office:value="-96.33826528617" calcext:value-type="float">
            <text:p>-96,33826528617</text:p>
          </table:table-cell>
          <table:table-cell table:formula="of:=[.J415]*0.067" office:value-type="float" office:value="80.88889406679" calcext:value-type="float">
            <text:p>80,88889406679</text:p>
          </table:table-cell>
          <table:table-cell table:formula="of:=[.K415]*0.067" office:value-type="float" office:value="-531.8306730264" calcext:value-type="float">
            <text:p>-531,830673026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2.5958145641" calcext:value-type="float">
            <text:p>-12,5958145641</text:p>
          </table:table-cell>
          <table:table-cell office:value-type="float" office:value="12.3620041683" calcext:value-type="float">
            <text:p>12,3620041683</text:p>
          </table:table-cell>
          <table:table-cell office:value-type="float" office:value="-81.459287085" calcext:value-type="float">
            <text:p>-81,459287085</text:p>
          </table:table-cell>
          <table:table-cell/>
          <table:table-cell table:formula="of:=[.E416]*100" office:value-type="float" office:value="-1259.58145641" calcext:value-type="float">
            <text:p>-1259,58145641</text:p>
          </table:table-cell>
          <table:table-cell table:formula="of:=[.F416]*100" office:value-type="float" office:value="1236.20041683" calcext:value-type="float">
            <text:p>1236,20041683</text:p>
          </table:table-cell>
          <table:table-cell table:formula="of:=[.G416]*100" office:value-type="float" office:value="-8145.9287085" calcext:value-type="float">
            <text:p>-8145,9287085</text:p>
          </table:table-cell>
          <table:table-cell/>
          <table:table-cell table:formula="of:=[.I416]*0.067" office:value-type="float" office:value="-84.39195757947" calcext:value-type="float">
            <text:p>-84,39195757947</text:p>
          </table:table-cell>
          <table:table-cell table:formula="of:=[.J416]*0.067" office:value-type="float" office:value="82.82542792761" calcext:value-type="float">
            <text:p>82,82542792761</text:p>
          </table:table-cell>
          <table:table-cell table:formula="of:=[.K416]*0.067" office:value-type="float" office:value="-545.7772234695" calcext:value-type="float">
            <text:p>-545,777223469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0.5541233095" calcext:value-type="float">
            <text:p>-10,5541233095</text:p>
          </table:table-cell>
          <table:table-cell office:value-type="float" office:value="10.9082108055" calcext:value-type="float">
            <text:p>10,9082108055</text:p>
          </table:table-cell>
          <table:table-cell office:value-type="float" office:value="-86.904375142" calcext:value-type="float">
            <text:p>-86,904375142</text:p>
          </table:table-cell>
          <table:table-cell/>
          <table:table-cell table:formula="of:=[.E417]*100" office:value-type="float" office:value="-1055.41233095" calcext:value-type="float">
            <text:p>-1055,41233095</text:p>
          </table:table-cell>
          <table:table-cell table:formula="of:=[.F417]*100" office:value-type="float" office:value="1090.82108055" calcext:value-type="float">
            <text:p>1090,82108055</text:p>
          </table:table-cell>
          <table:table-cell table:formula="of:=[.G417]*100" office:value-type="float" office:value="-8690.4375142" calcext:value-type="float">
            <text:p>-8690,4375142</text:p>
          </table:table-cell>
          <table:table-cell/>
          <table:table-cell table:formula="of:=[.I417]*0.067" office:value-type="float" office:value="-70.71262617365" calcext:value-type="float">
            <text:p>-70,71262617365</text:p>
          </table:table-cell>
          <table:table-cell table:formula="of:=[.J417]*0.067" office:value-type="float" office:value="73.08501239685" calcext:value-type="float">
            <text:p>73,08501239685</text:p>
          </table:table-cell>
          <table:table-cell table:formula="of:=[.K417]*0.067" office:value-type="float" office:value="-582.2593134514" calcext:value-type="float">
            <text:p>-582,25931345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2.7425000321" calcext:value-type="float">
            <text:p>-2,7425000321</text:p>
          </table:table-cell>
          <table:table-cell office:value-type="float" office:value="11.2323064215" calcext:value-type="float">
            <text:p>11,2323064215</text:p>
          </table:table-cell>
          <table:table-cell office:value-type="float" office:value="-89.602279619" calcext:value-type="float">
            <text:p>-89,602279619</text:p>
          </table:table-cell>
          <table:table-cell/>
          <table:table-cell table:formula="of:=[.E418]*100" office:value-type="float" office:value="-274.25000321" calcext:value-type="float">
            <text:p>-274,25000321</text:p>
          </table:table-cell>
          <table:table-cell table:formula="of:=[.F418]*100" office:value-type="float" office:value="1123.23064215" calcext:value-type="float">
            <text:p>1123,23064215</text:p>
          </table:table-cell>
          <table:table-cell table:formula="of:=[.G418]*100" office:value-type="float" office:value="-8960.2279619" calcext:value-type="float">
            <text:p>-8960,2279619</text:p>
          </table:table-cell>
          <table:table-cell/>
          <table:table-cell table:formula="of:=[.I418]*0.067" office:value-type="float" office:value="-18.37475021507" calcext:value-type="float">
            <text:p>-18,37475021507</text:p>
          </table:table-cell>
          <table:table-cell table:formula="of:=[.J418]*0.067" office:value-type="float" office:value="75.25645302405" calcext:value-type="float">
            <text:p>75,25645302405</text:p>
          </table:table-cell>
          <table:table-cell table:formula="of:=[.K418]*0.067" office:value-type="float" office:value="-600.3352734473" calcext:value-type="float">
            <text:p>-600,33527344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3.6883866624" calcext:value-type="float">
            <text:p>3,6883866624</text:p>
          </table:table-cell>
          <table:table-cell office:value-type="float" office:value="11.7578951709" calcext:value-type="float">
            <text:p>11,7578951709</text:p>
          </table:table-cell>
          <table:table-cell office:value-type="float" office:value="-88.508661332" calcext:value-type="float">
            <text:p>-88,508661332</text:p>
          </table:table-cell>
          <table:table-cell/>
          <table:table-cell table:formula="of:=[.E419]*100" office:value-type="float" office:value="368.83866624" calcext:value-type="float">
            <text:p>368,83866624</text:p>
          </table:table-cell>
          <table:table-cell table:formula="of:=[.F419]*100" office:value-type="float" office:value="1175.78951709" calcext:value-type="float">
            <text:p>1175,78951709</text:p>
          </table:table-cell>
          <table:table-cell table:formula="of:=[.G419]*100" office:value-type="float" office:value="-8850.8661332" calcext:value-type="float">
            <text:p>-8850,8661332</text:p>
          </table:table-cell>
          <table:table-cell/>
          <table:table-cell table:formula="of:=[.I419]*0.067" office:value-type="float" office:value="24.71219063808" calcext:value-type="float">
            <text:p>24,71219063808</text:p>
          </table:table-cell>
          <table:table-cell table:formula="of:=[.J419]*0.067" office:value-type="float" office:value="78.77789764503" calcext:value-type="float">
            <text:p>78,77789764503</text:p>
          </table:table-cell>
          <table:table-cell table:formula="of:=[.K419]*0.067" office:value-type="float" office:value="-593.0080309244" calcext:value-type="float">
            <text:p>-593,00803092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5.8108403267" calcext:value-type="float">
            <text:p>5,8108403267</text:p>
          </table:table-cell>
          <table:table-cell office:value-type="float" office:value="11.5363978006" calcext:value-type="float">
            <text:p>11,5363978006</text:p>
          </table:table-cell>
          <table:table-cell office:value-type="float" office:value="-86.118982181" calcext:value-type="float">
            <text:p>-86,118982181</text:p>
          </table:table-cell>
          <table:table-cell/>
          <table:table-cell table:formula="of:=[.E420]*100" office:value-type="float" office:value="581.08403267" calcext:value-type="float">
            <text:p>581,08403267</text:p>
          </table:table-cell>
          <table:table-cell table:formula="of:=[.F420]*100" office:value-type="float" office:value="1153.63978006" calcext:value-type="float">
            <text:p>1153,63978006</text:p>
          </table:table-cell>
          <table:table-cell table:formula="of:=[.G420]*100" office:value-type="float" office:value="-8611.8982181" calcext:value-type="float">
            <text:p>-8611,8982181</text:p>
          </table:table-cell>
          <table:table-cell/>
          <table:table-cell table:formula="of:=[.I420]*0.067" office:value-type="float" office:value="38.93263018889" calcext:value-type="float">
            <text:p>38,93263018889</text:p>
          </table:table-cell>
          <table:table-cell table:formula="of:=[.J420]*0.067" office:value-type="float" office:value="77.29386526402" calcext:value-type="float">
            <text:p>77,29386526402</text:p>
          </table:table-cell>
          <table:table-cell table:formula="of:=[.K420]*0.067" office:value-type="float" office:value="-576.9971806127" calcext:value-type="float">
            <text:p>-576,99718061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8.2171079407" calcext:value-type="float">
            <text:p>8,2171079407</text:p>
          </table:table-cell>
          <table:table-cell office:value-type="float" office:value="11.9733772678" calcext:value-type="float">
            <text:p>11,9733772678</text:p>
          </table:table-cell>
          <table:table-cell office:value-type="float" office:value="-85.137985802" calcext:value-type="float">
            <text:p>-85,137985802</text:p>
          </table:table-cell>
          <table:table-cell/>
          <table:table-cell table:formula="of:=[.E421]*100" office:value-type="float" office:value="821.71079407" calcext:value-type="float">
            <text:p>821,71079407</text:p>
          </table:table-cell>
          <table:table-cell table:formula="of:=[.F421]*100" office:value-type="float" office:value="1197.33772678" calcext:value-type="float">
            <text:p>1197,33772678</text:p>
          </table:table-cell>
          <table:table-cell table:formula="of:=[.G421]*100" office:value-type="float" office:value="-8513.7985802" calcext:value-type="float">
            <text:p>-8513,7985802</text:p>
          </table:table-cell>
          <table:table-cell/>
          <table:table-cell table:formula="of:=[.I421]*0.067" office:value-type="float" office:value="55.05462320269" calcext:value-type="float">
            <text:p>55,05462320269</text:p>
          </table:table-cell>
          <table:table-cell table:formula="of:=[.J421]*0.067" office:value-type="float" office:value="80.22162769426" calcext:value-type="float">
            <text:p>80,22162769426</text:p>
          </table:table-cell>
          <table:table-cell table:formula="of:=[.K421]*0.067" office:value-type="float" office:value="-570.4245048734" calcext:value-type="float">
            <text:p>-570,42450487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5.0996632963" calcext:value-type="float">
            <text:p>15,0996632963</text:p>
          </table:table-cell>
          <table:table-cell office:value-type="float" office:value="12.8828578602" calcext:value-type="float">
            <text:p>12,8828578602</text:p>
          </table:table-cell>
          <table:table-cell office:value-type="float" office:value="-81.488113768" calcext:value-type="float">
            <text:p>-81,488113768</text:p>
          </table:table-cell>
          <table:table-cell/>
          <table:table-cell table:formula="of:=[.E422]*100" office:value-type="float" office:value="1509.96632963" calcext:value-type="float">
            <text:p>1509,96632963</text:p>
          </table:table-cell>
          <table:table-cell table:formula="of:=[.F422]*100" office:value-type="float" office:value="1288.28578602" calcext:value-type="float">
            <text:p>1288,28578602</text:p>
          </table:table-cell>
          <table:table-cell table:formula="of:=[.G422]*100" office:value-type="float" office:value="-8148.8113768" calcext:value-type="float">
            <text:p>-8148,8113768</text:p>
          </table:table-cell>
          <table:table-cell/>
          <table:table-cell table:formula="of:=[.I422]*0.067" office:value-type="float" office:value="101.16774408521" calcext:value-type="float">
            <text:p>101,16774408521</text:p>
          </table:table-cell>
          <table:table-cell table:formula="of:=[.J422]*0.067" office:value-type="float" office:value="86.31514766334" calcext:value-type="float">
            <text:p>86,31514766334</text:p>
          </table:table-cell>
          <table:table-cell table:formula="of:=[.K422]*0.067" office:value-type="float" office:value="-545.9703622456" calcext:value-type="float">
            <text:p>-545,97036224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.8426898703" calcext:value-type="float">
            <text:p>16,8426898703</text:p>
          </table:table-cell>
          <table:table-cell office:value-type="float" office:value="12.1637129381" calcext:value-type="float">
            <text:p>12,1637129381</text:p>
          </table:table-cell>
          <table:table-cell office:value-type="float" office:value="-73.918037698" calcext:value-type="float">
            <text:p>-73,918037698</text:p>
          </table:table-cell>
          <table:table-cell/>
          <table:table-cell table:formula="of:=[.E423]*100" office:value-type="float" office:value="1684.26898703" calcext:value-type="float">
            <text:p>1684,26898703</text:p>
          </table:table-cell>
          <table:table-cell table:formula="of:=[.F423]*100" office:value-type="float" office:value="1216.37129381" calcext:value-type="float">
            <text:p>1216,37129381</text:p>
          </table:table-cell>
          <table:table-cell table:formula="of:=[.G423]*100" office:value-type="float" office:value="-7391.8037698" calcext:value-type="float">
            <text:p>-7391,8037698</text:p>
          </table:table-cell>
          <table:table-cell/>
          <table:table-cell table:formula="of:=[.I423]*0.067" office:value-type="float" office:value="112.84602213101" calcext:value-type="float">
            <text:p>112,84602213101</text:p>
          </table:table-cell>
          <table:table-cell table:formula="of:=[.J423]*0.067" office:value-type="float" office:value="81.49687668527" calcext:value-type="float">
            <text:p>81,49687668527</text:p>
          </table:table-cell>
          <table:table-cell table:formula="of:=[.K423]*0.067" office:value-type="float" office:value="-495.2508525766" calcext:value-type="float">
            <text:p>-495,2508525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.2908231983" calcext:value-type="float">
            <text:p>16,2908231983</text:p>
          </table:table-cell>
          <table:table-cell office:value-type="float" office:value="14.124490698" calcext:value-type="float">
            <text:p>14,124490698</text:p>
          </table:table-cell>
          <table:table-cell office:value-type="float" office:value="-70.532433362" calcext:value-type="float">
            <text:p>-70,532433362</text:p>
          </table:table-cell>
          <table:table-cell/>
          <table:table-cell table:formula="of:=[.E424]*100" office:value-type="float" office:value="1629.08231983" calcext:value-type="float">
            <text:p>1629,08231983</text:p>
          </table:table-cell>
          <table:table-cell table:formula="of:=[.F424]*100" office:value-type="float" office:value="1412.4490698" calcext:value-type="float">
            <text:p>1412,4490698</text:p>
          </table:table-cell>
          <table:table-cell table:formula="of:=[.G424]*100" office:value-type="float" office:value="-7053.2433362" calcext:value-type="float">
            <text:p>-7053,2433362</text:p>
          </table:table-cell>
          <table:table-cell/>
          <table:table-cell table:formula="of:=[.I424]*0.067" office:value-type="float" office:value="109.14851542861" calcext:value-type="float">
            <text:p>109,14851542861</text:p>
          </table:table-cell>
          <table:table-cell table:formula="of:=[.J424]*0.067" office:value-type="float" office:value="94.6340876766" calcext:value-type="float">
            <text:p>94,6340876766</text:p>
          </table:table-cell>
          <table:table-cell table:formula="of:=[.K424]*0.067" office:value-type="float" office:value="-472.5673035254" calcext:value-type="float">
            <text:p>-472,56730352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2.0250707531" calcext:value-type="float">
            <text:p>22,0250707531</text:p>
          </table:table-cell>
          <table:table-cell office:value-type="float" office:value="17.6463857573" calcext:value-type="float">
            <text:p>17,6463857573</text:p>
          </table:table-cell>
          <table:table-cell office:value-type="float" office:value="-64.5570167143" calcext:value-type="float">
            <text:p>-64,5570167143</text:p>
          </table:table-cell>
          <table:table-cell/>
          <table:table-cell table:formula="of:=[.E425]*100" office:value-type="float" office:value="2202.50707531" calcext:value-type="float">
            <text:p>2202,50707531</text:p>
          </table:table-cell>
          <table:table-cell table:formula="of:=[.F425]*100" office:value-type="float" office:value="1764.63857573" calcext:value-type="float">
            <text:p>1764,63857573</text:p>
          </table:table-cell>
          <table:table-cell table:formula="of:=[.G425]*100" office:value-type="float" office:value="-6455.70167143" calcext:value-type="float">
            <text:p>-6455,70167143</text:p>
          </table:table-cell>
          <table:table-cell/>
          <table:table-cell table:formula="of:=[.I425]*0.067" office:value-type="float" office:value="147.56797404577" calcext:value-type="float">
            <text:p>147,56797404577</text:p>
          </table:table-cell>
          <table:table-cell table:formula="of:=[.J425]*0.067" office:value-type="float" office:value="118.23078457391" calcext:value-type="float">
            <text:p>118,23078457391</text:p>
          </table:table-cell>
          <table:table-cell table:formula="of:=[.K425]*0.067" office:value-type="float" office:value="-432.53201198581" calcext:value-type="float">
            <text:p>-432,5320119858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.9146944774" calcext:value-type="float">
            <text:p>21,9146944774</text:p>
          </table:table-cell>
          <table:table-cell office:value-type="float" office:value="11.3763678584" calcext:value-type="float">
            <text:p>11,3763678584</text:p>
          </table:table-cell>
          <table:table-cell office:value-type="float" office:value="-54.7845842205" calcext:value-type="float">
            <text:p>-54,7845842205</text:p>
          </table:table-cell>
          <table:table-cell/>
          <table:table-cell table:formula="of:=[.E426]*100" office:value-type="float" office:value="2191.46944774" calcext:value-type="float">
            <text:p>2191,46944774</text:p>
          </table:table-cell>
          <table:table-cell table:formula="of:=[.F426]*100" office:value-type="float" office:value="1137.63678584" calcext:value-type="float">
            <text:p>1137,63678584</text:p>
          </table:table-cell>
          <table:table-cell table:formula="of:=[.G426]*100" office:value-type="float" office:value="-5478.45842205" calcext:value-type="float">
            <text:p>-5478,45842205</text:p>
          </table:table-cell>
          <table:table-cell/>
          <table:table-cell table:formula="of:=[.I426]*0.067" office:value-type="float" office:value="146.82845299858" calcext:value-type="float">
            <text:p>146,82845299858</text:p>
          </table:table-cell>
          <table:table-cell table:formula="of:=[.J426]*0.067" office:value-type="float" office:value="76.22166465128" calcext:value-type="float">
            <text:p>76,22166465128</text:p>
          </table:table-cell>
          <table:table-cell table:formula="of:=[.K426]*0.067" office:value-type="float" office:value="-367.05671427735" calcext:value-type="float">
            <text:p>-367,056714277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.7828147259" calcext:value-type="float">
            <text:p>21,7828147259</text:p>
          </table:table-cell>
          <table:table-cell office:value-type="float" office:value="10.2306544517" calcext:value-type="float">
            <text:p>10,2306544517</text:p>
          </table:table-cell>
          <table:table-cell office:value-type="float" office:value="-51.3497050695" calcext:value-type="float">
            <text:p>-51,3497050695</text:p>
          </table:table-cell>
          <table:table-cell/>
          <table:table-cell table:formula="of:=[.E427]*100" office:value-type="float" office:value="2178.28147259" calcext:value-type="float">
            <text:p>2178,28147259</text:p>
          </table:table-cell>
          <table:table-cell table:formula="of:=[.F427]*100" office:value-type="float" office:value="1023.06544517" calcext:value-type="float">
            <text:p>1023,06544517</text:p>
          </table:table-cell>
          <table:table-cell table:formula="of:=[.G427]*100" office:value-type="float" office:value="-5134.97050695" calcext:value-type="float">
            <text:p>-5134,97050695</text:p>
          </table:table-cell>
          <table:table-cell/>
          <table:table-cell table:formula="of:=[.I427]*0.067" office:value-type="float" office:value="145.94485866353" calcext:value-type="float">
            <text:p>145,94485866353</text:p>
          </table:table-cell>
          <table:table-cell table:formula="of:=[.J427]*0.067" office:value-type="float" office:value="68.54538482639" calcext:value-type="float">
            <text:p>68,54538482639</text:p>
          </table:table-cell>
          <table:table-cell table:formula="of:=[.K427]*0.067" office:value-type="float" office:value="-344.04302396565" calcext:value-type="float">
            <text:p>-344,0430239656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.3716582312" calcext:value-type="float">
            <text:p>21,3716582312</text:p>
          </table:table-cell>
          <table:table-cell office:value-type="float" office:value="14.8023747421" calcext:value-type="float">
            <text:p>14,8023747421</text:p>
          </table:table-cell>
          <table:table-cell office:value-type="float" office:value="-41.3117129837" calcext:value-type="float">
            <text:p>-41,3117129837</text:p>
          </table:table-cell>
          <table:table-cell/>
          <table:table-cell table:formula="of:=[.E428]*100" office:value-type="float" office:value="2137.16582312" calcext:value-type="float">
            <text:p>2137,16582312</text:p>
          </table:table-cell>
          <table:table-cell table:formula="of:=[.F428]*100" office:value-type="float" office:value="1480.23747421" calcext:value-type="float">
            <text:p>1480,23747421</text:p>
          </table:table-cell>
          <table:table-cell table:formula="of:=[.G428]*100" office:value-type="float" office:value="-4131.17129837" calcext:value-type="float">
            <text:p>-4131,17129837</text:p>
          </table:table-cell>
          <table:table-cell/>
          <table:table-cell table:formula="of:=[.I428]*0.067" office:value-type="float" office:value="143.19011014904" calcext:value-type="float">
            <text:p>143,19011014904</text:p>
          </table:table-cell>
          <table:table-cell table:formula="of:=[.J428]*0.067" office:value-type="float" office:value="99.17591077207" calcext:value-type="float">
            <text:p>99,17591077207</text:p>
          </table:table-cell>
          <table:table-cell table:formula="of:=[.K428]*0.067" office:value-type="float" office:value="-276.78847699079" calcext:value-type="float">
            <text:p>-276,7884769907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3.0614800143" calcext:value-type="float">
            <text:p>13,0614800143</text:p>
          </table:table-cell>
          <table:table-cell office:value-type="float" office:value="6.927088862" calcext:value-type="float">
            <text:p>6,927088862</text:p>
          </table:table-cell>
          <table:table-cell office:value-type="float" office:value="-34.9957198054" calcext:value-type="float">
            <text:p>-34,9957198054</text:p>
          </table:table-cell>
          <table:table-cell/>
          <table:table-cell table:formula="of:=[.E429]*100" office:value-type="float" office:value="1306.14800143" calcext:value-type="float">
            <text:p>1306,14800143</text:p>
          </table:table-cell>
          <table:table-cell table:formula="of:=[.F429]*100" office:value-type="float" office:value="692.7088862" calcext:value-type="float">
            <text:p>692,7088862</text:p>
          </table:table-cell>
          <table:table-cell table:formula="of:=[.G429]*100" office:value-type="float" office:value="-3499.57198054" calcext:value-type="float">
            <text:p>-3499,57198054</text:p>
          </table:table-cell>
          <table:table-cell/>
          <table:table-cell table:formula="of:=[.I429]*0.067" office:value-type="float" office:value="87.51191609581" calcext:value-type="float">
            <text:p>87,51191609581</text:p>
          </table:table-cell>
          <table:table-cell table:formula="of:=[.J429]*0.067" office:value-type="float" office:value="46.4114953754" calcext:value-type="float">
            <text:p>46,4114953754</text:p>
          </table:table-cell>
          <table:table-cell table:formula="of:=[.K429]*0.067" office:value-type="float" office:value="-234.47132269618" calcext:value-type="float">
            <text:p>-234,4713226961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5.8210355061" calcext:value-type="float">
            <text:p>15,8210355061</text:p>
          </table:table-cell>
          <table:table-cell office:value-type="float" office:value="6.0851074933" calcext:value-type="float">
            <text:p>6,0851074933</text:p>
          </table:table-cell>
          <table:table-cell office:value-type="float" office:value="-37.0569476101" calcext:value-type="float">
            <text:p>-37,0569476101</text:p>
          </table:table-cell>
          <table:table-cell/>
          <table:table-cell table:formula="of:=[.E430]*100" office:value-type="float" office:value="1582.10355061" calcext:value-type="float">
            <text:p>1582,10355061</text:p>
          </table:table-cell>
          <table:table-cell table:formula="of:=[.F430]*100" office:value-type="float" office:value="608.51074933" calcext:value-type="float">
            <text:p>608,51074933</text:p>
          </table:table-cell>
          <table:table-cell table:formula="of:=[.G430]*100" office:value-type="float" office:value="-3705.69476101" calcext:value-type="float">
            <text:p>-3705,69476101</text:p>
          </table:table-cell>
          <table:table-cell/>
          <table:table-cell table:formula="of:=[.I430]*0.067" office:value-type="float" office:value="106.00093789087" calcext:value-type="float">
            <text:p>106,00093789087</text:p>
          </table:table-cell>
          <table:table-cell table:formula="of:=[.J430]*0.067" office:value-type="float" office:value="40.77022020511" calcext:value-type="float">
            <text:p>40,77022020511</text:p>
          </table:table-cell>
          <table:table-cell table:formula="of:=[.K430]*0.067" office:value-type="float" office:value="-248.28154898767" calcext:value-type="float">
            <text:p>-248,281548987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8.0310542375" calcext:value-type="float">
            <text:p>18,0310542375</text:p>
          </table:table-cell>
          <table:table-cell office:value-type="float" office:value="12.5464305525" calcext:value-type="float">
            <text:p>12,5464305525</text:p>
          </table:table-cell>
          <table:table-cell office:value-type="float" office:value="-27.4672328866" calcext:value-type="float">
            <text:p>-27,4672328866</text:p>
          </table:table-cell>
          <table:table-cell/>
          <table:table-cell table:formula="of:=[.E431]*100" office:value-type="float" office:value="1803.10542375" calcext:value-type="float">
            <text:p>1803,10542375</text:p>
          </table:table-cell>
          <table:table-cell table:formula="of:=[.F431]*100" office:value-type="float" office:value="1254.64305525" calcext:value-type="float">
            <text:p>1254,64305525</text:p>
          </table:table-cell>
          <table:table-cell table:formula="of:=[.G431]*100" office:value-type="float" office:value="-2746.72328866" calcext:value-type="float">
            <text:p>-2746,72328866</text:p>
          </table:table-cell>
          <table:table-cell/>
          <table:table-cell table:formula="of:=[.I431]*0.067" office:value-type="float" office:value="120.80806339125" calcext:value-type="float">
            <text:p>120,80806339125</text:p>
          </table:table-cell>
          <table:table-cell table:formula="of:=[.J431]*0.067" office:value-type="float" office:value="84.06108470175" calcext:value-type="float">
            <text:p>84,06108470175</text:p>
          </table:table-cell>
          <table:table-cell table:formula="of:=[.K431]*0.067" office:value-type="float" office:value="-184.03046034022" calcext:value-type="float">
            <text:p>-184,0304603402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8.2569280038" calcext:value-type="float">
            <text:p>8,2569280038</text:p>
          </table:table-cell>
          <table:table-cell office:value-type="float" office:value="2.9972329065" calcext:value-type="float">
            <text:p>2,9972329065</text:p>
          </table:table-cell>
          <table:table-cell office:value-type="float" office:value="-22.1264582954" calcext:value-type="float">
            <text:p>-22,1264582954</text:p>
          </table:table-cell>
          <table:table-cell/>
          <table:table-cell table:formula="of:=[.E432]*100" office:value-type="float" office:value="825.69280038" calcext:value-type="float">
            <text:p>825,69280038</text:p>
          </table:table-cell>
          <table:table-cell table:formula="of:=[.F432]*100" office:value-type="float" office:value="299.72329065" calcext:value-type="float">
            <text:p>299,72329065</text:p>
          </table:table-cell>
          <table:table-cell table:formula="of:=[.G432]*100" office:value-type="float" office:value="-2212.64582954" calcext:value-type="float">
            <text:p>-2212,64582954</text:p>
          </table:table-cell>
          <table:table-cell/>
          <table:table-cell table:formula="of:=[.I432]*0.067" office:value-type="float" office:value="55.32141762546" calcext:value-type="float">
            <text:p>55,32141762546</text:p>
          </table:table-cell>
          <table:table-cell table:formula="of:=[.J432]*0.067" office:value-type="float" office:value="20.08146047355" calcext:value-type="float">
            <text:p>20,08146047355</text:p>
          </table:table-cell>
          <table:table-cell table:formula="of:=[.K432]*0.067" office:value-type="float" office:value="-148.24727057918" calcext:value-type="float">
            <text:p>-148,2472705791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5.3369184904" calcext:value-type="float">
            <text:p>15,3369184904</text:p>
          </table:table-cell>
          <table:table-cell office:value-type="float" office:value="2.1948203442" calcext:value-type="float">
            <text:p>2,1948203442</text:p>
          </table:table-cell>
          <table:table-cell office:value-type="float" office:value="-27.4566980612" calcext:value-type="float">
            <text:p>-27,4566980612</text:p>
          </table:table-cell>
          <table:table-cell/>
          <table:table-cell table:formula="of:=[.E433]*100" office:value-type="float" office:value="1533.69184904" calcext:value-type="float">
            <text:p>1533,69184904</text:p>
          </table:table-cell>
          <table:table-cell table:formula="of:=[.F433]*100" office:value-type="float" office:value="219.48203442" calcext:value-type="float">
            <text:p>219,48203442</text:p>
          </table:table-cell>
          <table:table-cell table:formula="of:=[.G433]*100" office:value-type="float" office:value="-2745.66980612" calcext:value-type="float">
            <text:p>-2745,66980612</text:p>
          </table:table-cell>
          <table:table-cell/>
          <table:table-cell table:formula="of:=[.I433]*0.067" office:value-type="float" office:value="102.75735388568" calcext:value-type="float">
            <text:p>102,75735388568</text:p>
          </table:table-cell>
          <table:table-cell table:formula="of:=[.J433]*0.067" office:value-type="float" office:value="14.70529630614" calcext:value-type="float">
            <text:p>14,70529630614</text:p>
          </table:table-cell>
          <table:table-cell table:formula="of:=[.K433]*0.067" office:value-type="float" office:value="-183.95987701004" calcext:value-type="float">
            <text:p>-183,959877010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5.6079881519" calcext:value-type="float">
            <text:p>5,6079881519</text:p>
          </table:table-cell>
          <table:table-cell office:value-type="float" office:value="-14.2032851971" calcext:value-type="float">
            <text:p>-14,2032851971</text:p>
          </table:table-cell>
          <table:table-cell/>
          <table:table-cell table:formula="of:=[.E434]*100" office:value-type="float" office:value="0" calcext:value-type="float">
            <text:p>0</text:p>
          </table:table-cell>
          <table:table-cell table:formula="of:=[.F434]*100" office:value-type="float" office:value="560.79881519" calcext:value-type="float">
            <text:p>560,79881519</text:p>
          </table:table-cell>
          <table:table-cell table:formula="of:=[.G434]*100" office:value-type="float" office:value="-1420.32851971" calcext:value-type="float">
            <text:p>-1420,32851971</text:p>
          </table:table-cell>
          <table:table-cell/>
          <table:table-cell table:formula="of:=[.I434]*0.067" office:value-type="float" office:value="0" calcext:value-type="float">
            <text:p>0</text:p>
          </table:table-cell>
          <table:table-cell table:formula="of:=[.J434]*0.067" office:value-type="float" office:value="37.57352061773" calcext:value-type="float">
            <text:p>37,57352061773</text:p>
          </table:table-cell>
          <table:table-cell table:formula="of:=[.K434]*0.067" office:value-type="float" office:value="-95.16201082057" calcext:value-type="float">
            <text:p>-95,16201082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4.2493862987" calcext:value-type="float">
            <text:p>4,2493862987</text:p>
          </table:table-cell>
          <table:table-cell office:value-type="float" office:value="-19.1824344372" calcext:value-type="float">
            <text:p>-19,1824344372</text:p>
          </table:table-cell>
          <table:table-cell/>
          <table:table-cell table:formula="of:=[.E435]*100" office:value-type="float" office:value="0" calcext:value-type="float">
            <text:p>0</text:p>
          </table:table-cell>
          <table:table-cell table:formula="of:=[.F435]*100" office:value-type="float" office:value="424.93862987" calcext:value-type="float">
            <text:p>424,93862987</text:p>
          </table:table-cell>
          <table:table-cell table:formula="of:=[.G435]*100" office:value-type="float" office:value="-1918.24344372" calcext:value-type="float">
            <text:p>-1918,24344372</text:p>
          </table:table-cell>
          <table:table-cell/>
          <table:table-cell table:formula="of:=[.I435]*0.067" office:value-type="float" office:value="0" calcext:value-type="float">
            <text:p>0</text:p>
          </table:table-cell>
          <table:table-cell table:formula="of:=[.J435]*0.067" office:value-type="float" office:value="28.47088820129" calcext:value-type="float">
            <text:p>28,47088820129</text:p>
          </table:table-cell>
          <table:table-cell table:formula="of:=[.K435]*0.067" office:value-type="float" office:value="-128.52231072924" calcext:value-type="float">
            <text:p>-128,52231072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1.7323554304" calcext:value-type="float">
            <text:p>-1,7323554304</text:p>
          </table:table-cell>
          <table:table-cell office:value-type="float" office:value="3.6621770932" calcext:value-type="float">
            <text:p>3,6621770932</text:p>
          </table:table-cell>
          <table:table-cell office:value-type="float" office:value="-19.6429636875" calcext:value-type="float">
            <text:p>-19,6429636875</text:p>
          </table:table-cell>
          <table:table-cell/>
          <table:table-cell table:formula="of:=[.E436]*100" office:value-type="float" office:value="-173.23554304" calcext:value-type="float">
            <text:p>-173,23554304</text:p>
          </table:table-cell>
          <table:table-cell table:formula="of:=[.F436]*100" office:value-type="float" office:value="366.21770932" calcext:value-type="float">
            <text:p>366,21770932</text:p>
          </table:table-cell>
          <table:table-cell table:formula="of:=[.G436]*100" office:value-type="float" office:value="-1964.29636875" calcext:value-type="float">
            <text:p>-1964,29636875</text:p>
          </table:table-cell>
          <table:table-cell/>
          <table:table-cell table:formula="of:=[.I436]*0.067" office:value-type="float" office:value="-11.60678138368" calcext:value-type="float">
            <text:p>-11,60678138368</text:p>
          </table:table-cell>
          <table:table-cell table:formula="of:=[.J436]*0.067" office:value-type="float" office:value="24.53658652444" calcext:value-type="float">
            <text:p>24,53658652444</text:p>
          </table:table-cell>
          <table:table-cell table:formula="of:=[.K436]*0.067" office:value-type="float" office:value="-131.60785670625" calcext:value-type="float">
            <text:p>-131,60785670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3.4078025616" calcext:value-type="float">
            <text:p>-3,4078025616</text:p>
          </table:table-cell>
          <table:table-cell office:value-type="float" office:value="5.1819265759" calcext:value-type="float">
            <text:p>5,1819265759</text:p>
          </table:table-cell>
          <table:table-cell office:value-type="float" office:value="-20.5024734287" calcext:value-type="float">
            <text:p>-20,5024734287</text:p>
          </table:table-cell>
          <table:table-cell/>
          <table:table-cell table:formula="of:=[.E437]*100" office:value-type="float" office:value="-340.78025616" calcext:value-type="float">
            <text:p>-340,78025616</text:p>
          </table:table-cell>
          <table:table-cell table:formula="of:=[.F437]*100" office:value-type="float" office:value="518.19265759" calcext:value-type="float">
            <text:p>518,19265759</text:p>
          </table:table-cell>
          <table:table-cell table:formula="of:=[.G437]*100" office:value-type="float" office:value="-2050.24734287" calcext:value-type="float">
            <text:p>-2050,24734287</text:p>
          </table:table-cell>
          <table:table-cell/>
          <table:table-cell table:formula="of:=[.I437]*0.067" office:value-type="float" office:value="-22.83227716272" calcext:value-type="float">
            <text:p>-22,83227716272</text:p>
          </table:table-cell>
          <table:table-cell table:formula="of:=[.J437]*0.067" office:value-type="float" office:value="34.71890805853" calcext:value-type="float">
            <text:p>34,71890805853</text:p>
          </table:table-cell>
          <table:table-cell table:formula="of:=[.K437]*0.067" office:value-type="float" office:value="-137.36657197229" calcext:value-type="float">
            <text:p>-137,366571972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2.3208806202" calcext:value-type="float">
            <text:p>-12,3208806202</text:p>
          </table:table-cell>
          <table:table-cell office:value-type="float" office:value="4.1786911817" calcext:value-type="float">
            <text:p>4,1786911817</text:p>
          </table:table-cell>
          <table:table-cell office:value-type="float" office:value="-19.0575092187" calcext:value-type="float">
            <text:p>-19,0575092187</text:p>
          </table:table-cell>
          <table:table-cell/>
          <table:table-cell table:formula="of:=[.E438]*100" office:value-type="float" office:value="-1232.08806202" calcext:value-type="float">
            <text:p>-1232,08806202</text:p>
          </table:table-cell>
          <table:table-cell table:formula="of:=[.F438]*100" office:value-type="float" office:value="417.86911817" calcext:value-type="float">
            <text:p>417,86911817</text:p>
          </table:table-cell>
          <table:table-cell table:formula="of:=[.G438]*100" office:value-type="float" office:value="-1905.75092187" calcext:value-type="float">
            <text:p>-1905,75092187</text:p>
          </table:table-cell>
          <table:table-cell/>
          <table:table-cell table:formula="of:=[.I438]*0.067" office:value-type="float" office:value="-82.54990015534" calcext:value-type="float">
            <text:p>-82,54990015534</text:p>
          </table:table-cell>
          <table:table-cell table:formula="of:=[.J438]*0.067" office:value-type="float" office:value="27.99723091739" calcext:value-type="float">
            <text:p>27,99723091739</text:p>
          </table:table-cell>
          <table:table-cell table:formula="of:=[.K438]*0.067" office:value-type="float" office:value="-127.68531176529" calcext:value-type="float">
            <text:p>-127,685311765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6.7002983012" calcext:value-type="float">
            <text:p>-16,7002983012</text:p>
          </table:table-cell>
          <table:table-cell office:value-type="float" office:value="-0.2102527804" calcext:value-type="float">
            <text:p>-0,2102527804</text:p>
          </table:table-cell>
          <table:table-cell office:value-type="float" office:value="-28.3697660748" calcext:value-type="float">
            <text:p>-28,3697660748</text:p>
          </table:table-cell>
          <table:table-cell/>
          <table:table-cell table:formula="of:=[.E439]*100" office:value-type="float" office:value="-1670.02983012" calcext:value-type="float">
            <text:p>-1670,02983012</text:p>
          </table:table-cell>
          <table:table-cell table:formula="of:=[.F439]*100" office:value-type="float" office:value="-21.02527804" calcext:value-type="float">
            <text:p>-21,02527804</text:p>
          </table:table-cell>
          <table:table-cell table:formula="of:=[.G439]*100" office:value-type="float" office:value="-2836.97660748" calcext:value-type="float">
            <text:p>-2836,97660748</text:p>
          </table:table-cell>
          <table:table-cell/>
          <table:table-cell table:formula="of:=[.I439]*0.067" office:value-type="float" office:value="-111.89199861804" calcext:value-type="float">
            <text:p>-111,89199861804</text:p>
          </table:table-cell>
          <table:table-cell table:formula="of:=[.J439]*0.067" office:value-type="float" office:value="-1.40869362868" calcext:value-type="float">
            <text:p>-1,40869362868</text:p>
          </table:table-cell>
          <table:table-cell table:formula="of:=[.K439]*0.067" office:value-type="float" office:value="-190.07743270116" calcext:value-type="float">
            <text:p>-190,07743270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2.4240715814" calcext:value-type="float">
            <text:p>-12,4240715814</text:p>
          </table:table-cell>
          <table:table-cell office:value-type="float" office:value="7.6406421651" calcext:value-type="float">
            <text:p>7,6406421651</text:p>
          </table:table-cell>
          <table:table-cell office:value-type="float" office:value="-32.3955421716" calcext:value-type="float">
            <text:p>-32,3955421716</text:p>
          </table:table-cell>
          <table:table-cell/>
          <table:table-cell table:formula="of:=[.E440]*100" office:value-type="float" office:value="-1242.40715814" calcext:value-type="float">
            <text:p>-1242,40715814</text:p>
          </table:table-cell>
          <table:table-cell table:formula="of:=[.F440]*100" office:value-type="float" office:value="764.06421651" calcext:value-type="float">
            <text:p>764,06421651</text:p>
          </table:table-cell>
          <table:table-cell table:formula="of:=[.G440]*100" office:value-type="float" office:value="-3239.55421716" calcext:value-type="float">
            <text:p>-3239,55421716</text:p>
          </table:table-cell>
          <table:table-cell/>
          <table:table-cell table:formula="of:=[.I440]*0.067" office:value-type="float" office:value="-83.24127959538" calcext:value-type="float">
            <text:p>-83,24127959538</text:p>
          </table:table-cell>
          <table:table-cell table:formula="of:=[.J440]*0.067" office:value-type="float" office:value="51.19230250617" calcext:value-type="float">
            <text:p>51,19230250617</text:p>
          </table:table-cell>
          <table:table-cell table:formula="of:=[.K440]*0.067" office:value-type="float" office:value="-217.05013254972" calcext:value-type="float">
            <text:p>-217,050132549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0.2972557586" calcext:value-type="float">
            <text:p>-20,2972557586</text:p>
          </table:table-cell>
          <table:table-cell office:value-type="float" office:value="7.0944925763" calcext:value-type="float">
            <text:p>7,0944925763</text:p>
          </table:table-cell>
          <table:table-cell office:value-type="float" office:value="-31.5931356058" calcext:value-type="float">
            <text:p>-31,5931356058</text:p>
          </table:table-cell>
          <table:table-cell/>
          <table:table-cell table:formula="of:=[.E441]*100" office:value-type="float" office:value="-2029.72557586" calcext:value-type="float">
            <text:p>-2029,72557586</text:p>
          </table:table-cell>
          <table:table-cell table:formula="of:=[.F441]*100" office:value-type="float" office:value="709.44925763" calcext:value-type="float">
            <text:p>709,44925763</text:p>
          </table:table-cell>
          <table:table-cell table:formula="of:=[.G441]*100" office:value-type="float" office:value="-3159.31356058" calcext:value-type="float">
            <text:p>-3159,31356058</text:p>
          </table:table-cell>
          <table:table-cell/>
          <table:table-cell table:formula="of:=[.I441]*0.067" office:value-type="float" office:value="-135.99161358262" calcext:value-type="float">
            <text:p>-135,99161358262</text:p>
          </table:table-cell>
          <table:table-cell table:formula="of:=[.J441]*0.067" office:value-type="float" office:value="47.53310026121" calcext:value-type="float">
            <text:p>47,53310026121</text:p>
          </table:table-cell>
          <table:table-cell table:formula="of:=[.K441]*0.067" office:value-type="float" office:value="-211.67400855886" calcext:value-type="float">
            <text:p>-211,674008558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5.0943574897" calcext:value-type="float">
            <text:p>-25,0943574897</text:p>
          </table:table-cell>
          <table:table-cell office:value-type="float" office:value="2.219899543" calcext:value-type="float">
            <text:p>2,219899543</text:p>
          </table:table-cell>
          <table:table-cell office:value-type="float" office:value="-43.1811582263" calcext:value-type="float">
            <text:p>-43,1811582263</text:p>
          </table:table-cell>
          <table:table-cell/>
          <table:table-cell table:formula="of:=[.E442]*100" office:value-type="float" office:value="-2509.43574897" calcext:value-type="float">
            <text:p>-2509,43574897</text:p>
          </table:table-cell>
          <table:table-cell table:formula="of:=[.F442]*100" office:value-type="float" office:value="221.9899543" calcext:value-type="float">
            <text:p>221,9899543</text:p>
          </table:table-cell>
          <table:table-cell table:formula="of:=[.G442]*100" office:value-type="float" office:value="-4318.11582263" calcext:value-type="float">
            <text:p>-4318,11582263</text:p>
          </table:table-cell>
          <table:table-cell/>
          <table:table-cell table:formula="of:=[.I442]*0.067" office:value-type="float" office:value="-168.13219518099" calcext:value-type="float">
            <text:p>-168,13219518099</text:p>
          </table:table-cell>
          <table:table-cell table:formula="of:=[.J442]*0.067" office:value-type="float" office:value="14.8733269381" calcext:value-type="float">
            <text:p>14,8733269381</text:p>
          </table:table-cell>
          <table:table-cell table:formula="of:=[.K442]*0.067" office:value-type="float" office:value="-289.31376011621" calcext:value-type="float">
            <text:p>-289,313760116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1.1206272676" calcext:value-type="float">
            <text:p>-21,1206272676</text:p>
          </table:table-cell>
          <table:table-cell office:value-type="float" office:value="9.7731475915" calcext:value-type="float">
            <text:p>9,7731475915</text:p>
          </table:table-cell>
          <table:table-cell office:value-type="float" office:value="-50.8887595013" calcext:value-type="float">
            <text:p>-50,8887595013</text:p>
          </table:table-cell>
          <table:table-cell/>
          <table:table-cell table:formula="of:=[.E443]*100" office:value-type="float" office:value="-2112.06272676" calcext:value-type="float">
            <text:p>-2112,06272676</text:p>
          </table:table-cell>
          <table:table-cell table:formula="of:=[.F443]*100" office:value-type="float" office:value="977.31475915" calcext:value-type="float">
            <text:p>977,31475915</text:p>
          </table:table-cell>
          <table:table-cell table:formula="of:=[.G443]*100" office:value-type="float" office:value="-5088.87595013" calcext:value-type="float">
            <text:p>-5088,87595013</text:p>
          </table:table-cell>
          <table:table-cell/>
          <table:table-cell table:formula="of:=[.I443]*0.067" office:value-type="float" office:value="-141.50820269292" calcext:value-type="float">
            <text:p>-141,50820269292</text:p>
          </table:table-cell>
          <table:table-cell table:formula="of:=[.J443]*0.067" office:value-type="float" office:value="65.48008886305" calcext:value-type="float">
            <text:p>65,48008886305</text:p>
          </table:table-cell>
          <table:table-cell table:formula="of:=[.K443]*0.067" office:value-type="float" office:value="-340.95468865871" calcext:value-type="float">
            <text:p>-340,954688658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6.4268050487" calcext:value-type="float">
            <text:p>-26,4268050487</text:p>
          </table:table-cell>
          <table:table-cell office:value-type="float" office:value="12.5632907742" calcext:value-type="float">
            <text:p>12,5632907742</text:p>
          </table:table-cell>
          <table:table-cell office:value-type="float" office:value="-55.1349031742" calcext:value-type="float">
            <text:p>-55,1349031742</text:p>
          </table:table-cell>
          <table:table-cell/>
          <table:table-cell table:formula="of:=[.E444]*100" office:value-type="float" office:value="-2642.68050487" calcext:value-type="float">
            <text:p>-2642,68050487</text:p>
          </table:table-cell>
          <table:table-cell table:formula="of:=[.F444]*100" office:value-type="float" office:value="1256.32907742" calcext:value-type="float">
            <text:p>1256,32907742</text:p>
          </table:table-cell>
          <table:table-cell table:formula="of:=[.G444]*100" office:value-type="float" office:value="-5513.49031742" calcext:value-type="float">
            <text:p>-5513,49031742</text:p>
          </table:table-cell>
          <table:table-cell/>
          <table:table-cell table:formula="of:=[.I444]*0.067" office:value-type="float" office:value="-177.05959382629" calcext:value-type="float">
            <text:p>-177,05959382629</text:p>
          </table:table-cell>
          <table:table-cell table:formula="of:=[.J444]*0.067" office:value-type="float" office:value="84.17404818714" calcext:value-type="float">
            <text:p>84,17404818714</text:p>
          </table:table-cell>
          <table:table-cell table:formula="of:=[.K444]*0.067" office:value-type="float" office:value="-369.40385126714" calcext:value-type="float">
            <text:p>-369,403851267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4.431440924" calcext:value-type="float">
            <text:p>-24,431440924</text:p>
          </table:table-cell>
          <table:table-cell office:value-type="float" office:value="15.6928169227" calcext:value-type="float">
            <text:p>15,6928169227</text:p>
          </table:table-cell>
          <table:table-cell office:value-type="float" office:value="-67.085342791" calcext:value-type="float">
            <text:p>-67,085342791</text:p>
          </table:table-cell>
          <table:table-cell/>
          <table:table-cell table:formula="of:=[.E445]*100" office:value-type="float" office:value="-2443.1440924" calcext:value-type="float">
            <text:p>-2443,1440924</text:p>
          </table:table-cell>
          <table:table-cell table:formula="of:=[.F445]*100" office:value-type="float" office:value="1569.28169227" calcext:value-type="float">
            <text:p>1569,28169227</text:p>
          </table:table-cell>
          <table:table-cell table:formula="of:=[.G445]*100" office:value-type="float" office:value="-6708.5342791" calcext:value-type="float">
            <text:p>-6708,5342791</text:p>
          </table:table-cell>
          <table:table-cell/>
          <table:table-cell table:formula="of:=[.I445]*0.067" office:value-type="float" office:value="-163.6906541908" calcext:value-type="float">
            <text:p>-163,6906541908</text:p>
          </table:table-cell>
          <table:table-cell table:formula="of:=[.J445]*0.067" office:value-type="float" office:value="105.14187338209" calcext:value-type="float">
            <text:p>105,14187338209</text:p>
          </table:table-cell>
          <table:table-cell table:formula="of:=[.K445]*0.067" office:value-type="float" office:value="-449.4717966997" calcext:value-type="float">
            <text:p>-449,47179669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4.1082747416" calcext:value-type="float">
            <text:p>-14,1082747416</text:p>
          </table:table-cell>
          <table:table-cell office:value-type="float" office:value="16.9387168833" calcext:value-type="float">
            <text:p>16,9387168833</text:p>
          </table:table-cell>
          <table:table-cell office:value-type="float" office:value="-71.408696614" calcext:value-type="float">
            <text:p>-71,408696614</text:p>
          </table:table-cell>
          <table:table-cell/>
          <table:table-cell table:formula="of:=[.E446]*100" office:value-type="float" office:value="-1410.82747416" calcext:value-type="float">
            <text:p>-1410,82747416</text:p>
          </table:table-cell>
          <table:table-cell table:formula="of:=[.F446]*100" office:value-type="float" office:value="1693.87168833" calcext:value-type="float">
            <text:p>1693,87168833</text:p>
          </table:table-cell>
          <table:table-cell table:formula="of:=[.G446]*100" office:value-type="float" office:value="-7140.8696614" calcext:value-type="float">
            <text:p>-7140,8696614</text:p>
          </table:table-cell>
          <table:table-cell/>
          <table:table-cell table:formula="of:=[.I446]*0.067" office:value-type="float" office:value="-94.52544076872" calcext:value-type="float">
            <text:p>-94,52544076872</text:p>
          </table:table-cell>
          <table:table-cell table:formula="of:=[.J446]*0.067" office:value-type="float" office:value="113.48940311811" calcext:value-type="float">
            <text:p>113,48940311811</text:p>
          </table:table-cell>
          <table:table-cell table:formula="of:=[.K446]*0.067" office:value-type="float" office:value="-478.4382673138" calcext:value-type="float">
            <text:p>-478,43826731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3.4818012045" calcext:value-type="float">
            <text:p>-13,4818012045</text:p>
          </table:table-cell>
          <table:table-cell office:value-type="float" office:value="15.7691036855" calcext:value-type="float">
            <text:p>15,7691036855</text:p>
          </table:table-cell>
          <table:table-cell office:value-type="float" office:value="-74.581602482" calcext:value-type="float">
            <text:p>-74,581602482</text:p>
          </table:table-cell>
          <table:table-cell/>
          <table:table-cell table:formula="of:=[.E447]*100" office:value-type="float" office:value="-1348.18012045" calcext:value-type="float">
            <text:p>-1348,18012045</text:p>
          </table:table-cell>
          <table:table-cell table:formula="of:=[.F447]*100" office:value-type="float" office:value="1576.91036855" calcext:value-type="float">
            <text:p>1576,91036855</text:p>
          </table:table-cell>
          <table:table-cell table:formula="of:=[.G447]*100" office:value-type="float" office:value="-7458.1602482" calcext:value-type="float">
            <text:p>-7458,1602482</text:p>
          </table:table-cell>
          <table:table-cell/>
          <table:table-cell table:formula="of:=[.I447]*0.067" office:value-type="float" office:value="-90.32806807015" calcext:value-type="float">
            <text:p>-90,32806807015</text:p>
          </table:table-cell>
          <table:table-cell table:formula="of:=[.J447]*0.067" office:value-type="float" office:value="105.65299469285" calcext:value-type="float">
            <text:p>105,65299469285</text:p>
          </table:table-cell>
          <table:table-cell table:formula="of:=[.K447]*0.067" office:value-type="float" office:value="-499.6967366294" calcext:value-type="float">
            <text:p>-499,69673662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1.1853025715" calcext:value-type="float">
            <text:p>-11,1853025715</text:p>
          </table:table-cell>
          <table:table-cell office:value-type="float" office:value="15.5219017116" calcext:value-type="float">
            <text:p>15,5219017116</text:p>
          </table:table-cell>
          <table:table-cell office:value-type="float" office:value="-81.267695158" calcext:value-type="float">
            <text:p>-81,267695158</text:p>
          </table:table-cell>
          <table:table-cell/>
          <table:table-cell table:formula="of:=[.E448]*100" office:value-type="float" office:value="-1118.53025715" calcext:value-type="float">
            <text:p>-1118,53025715</text:p>
          </table:table-cell>
          <table:table-cell table:formula="of:=[.F448]*100" office:value-type="float" office:value="1552.19017116" calcext:value-type="float">
            <text:p>1552,19017116</text:p>
          </table:table-cell>
          <table:table-cell table:formula="of:=[.G448]*100" office:value-type="float" office:value="-8126.7695158" calcext:value-type="float">
            <text:p>-8126,7695158</text:p>
          </table:table-cell>
          <table:table-cell/>
          <table:table-cell table:formula="of:=[.I448]*0.067" office:value-type="float" office:value="-74.94152722905" calcext:value-type="float">
            <text:p>-74,94152722905</text:p>
          </table:table-cell>
          <table:table-cell table:formula="of:=[.J448]*0.067" office:value-type="float" office:value="103.99674146772" calcext:value-type="float">
            <text:p>103,99674146772</text:p>
          </table:table-cell>
          <table:table-cell table:formula="of:=[.K448]*0.067" office:value-type="float" office:value="-544.4935575586" calcext:value-type="float">
            <text:p>-544,4935575586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2.7461622052" calcext:value-type="float">
            <text:p>-2,7461622052</text:p>
          </table:table-cell>
          <table:table-cell office:value-type="float" office:value="16.1110393178" calcext:value-type="float">
            <text:p>16,1110393178</text:p>
          </table:table-cell>
          <table:table-cell office:value-type="float" office:value="-84.1474574" calcext:value-type="float">
            <text:p>-84,1474574</text:p>
          </table:table-cell>
          <table:table-cell/>
          <table:table-cell table:formula="of:=[.E449]*100" office:value-type="float" office:value="-274.61622052" calcext:value-type="float">
            <text:p>-274,61622052</text:p>
          </table:table-cell>
          <table:table-cell table:formula="of:=[.F449]*100" office:value-type="float" office:value="1611.10393178" calcext:value-type="float">
            <text:p>1611,10393178</text:p>
          </table:table-cell>
          <table:table-cell table:formula="of:=[.G449]*100" office:value-type="float" office:value="-8414.74574" calcext:value-type="float">
            <text:p>-8414,74574</text:p>
          </table:table-cell>
          <table:table-cell/>
          <table:table-cell table:formula="of:=[.I449]*0.067" office:value-type="float" office:value="-18.39928677484" calcext:value-type="float">
            <text:p>-18,39928677484</text:p>
          </table:table-cell>
          <table:table-cell table:formula="of:=[.J449]*0.067" office:value-type="float" office:value="107.94396342926" calcext:value-type="float">
            <text:p>107,94396342926</text:p>
          </table:table-cell>
          <table:table-cell table:formula="of:=[.K449]*0.067" office:value-type="float" office:value="-563.78796458" calcext:value-type="float">
            <text:p>-563,787964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3.3444193422" calcext:value-type="float">
            <text:p>3,3444193422</text:p>
          </table:table-cell>
          <table:table-cell office:value-type="float" office:value="16.2110421041" calcext:value-type="float">
            <text:p>16,2110421041</text:p>
          </table:table-cell>
          <table:table-cell office:value-type="float" office:value="-83.276269331" calcext:value-type="float">
            <text:p>-83,276269331</text:p>
          </table:table-cell>
          <table:table-cell/>
          <table:table-cell table:formula="of:=[.E450]*100" office:value-type="float" office:value="334.44193422" calcext:value-type="float">
            <text:p>334,44193422</text:p>
          </table:table-cell>
          <table:table-cell table:formula="of:=[.F450]*100" office:value-type="float" office:value="1621.10421041" calcext:value-type="float">
            <text:p>1621,10421041</text:p>
          </table:table-cell>
          <table:table-cell table:formula="of:=[.G450]*100" office:value-type="float" office:value="-8327.6269331" calcext:value-type="float">
            <text:p>-8327,6269331</text:p>
          </table:table-cell>
          <table:table-cell/>
          <table:table-cell table:formula="of:=[.I450]*0.067" office:value-type="float" office:value="22.40760959274" calcext:value-type="float">
            <text:p>22,40760959274</text:p>
          </table:table-cell>
          <table:table-cell table:formula="of:=[.J450]*0.067" office:value-type="float" office:value="108.61398209747" calcext:value-type="float">
            <text:p>108,61398209747</text:p>
          </table:table-cell>
          <table:table-cell table:formula="of:=[.K450]*0.067" office:value-type="float" office:value="-557.9510045177" calcext:value-type="float">
            <text:p>-557,95100451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5.830295043" calcext:value-type="float">
            <text:p>5,830295043</text:p>
          </table:table-cell>
          <table:table-cell office:value-type="float" office:value="15.2155861536" calcext:value-type="float">
            <text:p>15,2155861536</text:p>
          </table:table-cell>
          <table:table-cell office:value-type="float" office:value="-81.478392336" calcext:value-type="float">
            <text:p>-81,478392336</text:p>
          </table:table-cell>
          <table:table-cell/>
          <table:table-cell table:formula="of:=[.E451]*100" office:value-type="float" office:value="583.0295043" calcext:value-type="float">
            <text:p>583,0295043</text:p>
          </table:table-cell>
          <table:table-cell table:formula="of:=[.F451]*100" office:value-type="float" office:value="1521.55861536" calcext:value-type="float">
            <text:p>1521,55861536</text:p>
          </table:table-cell>
          <table:table-cell table:formula="of:=[.G451]*100" office:value-type="float" office:value="-8147.8392336" calcext:value-type="float">
            <text:p>-8147,8392336</text:p>
          </table:table-cell>
          <table:table-cell/>
          <table:table-cell table:formula="of:=[.I451]*0.067" office:value-type="float" office:value="39.0629767881" calcext:value-type="float">
            <text:p>39,0629767881</text:p>
          </table:table-cell>
          <table:table-cell table:formula="of:=[.J451]*0.067" office:value-type="float" office:value="101.94442722912" calcext:value-type="float">
            <text:p>101,94442722912</text:p>
          </table:table-cell>
          <table:table-cell table:formula="of:=[.K451]*0.067" office:value-type="float" office:value="-545.9052286512" calcext:value-type="float">
            <text:p>-545,9052286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9.3942067805" calcext:value-type="float">
            <text:p>9,3942067805</text:p>
          </table:table-cell>
          <table:table-cell office:value-type="float" office:value="16.6289700945" calcext:value-type="float">
            <text:p>16,6289700945</text:p>
          </table:table-cell>
          <table:table-cell office:value-type="float" office:value="-80.172156115" calcext:value-type="float">
            <text:p>-80,172156115</text:p>
          </table:table-cell>
          <table:table-cell/>
          <table:table-cell table:formula="of:=[.E452]*100" office:value-type="float" office:value="939.42067805" calcext:value-type="float">
            <text:p>939,42067805</text:p>
          </table:table-cell>
          <table:table-cell table:formula="of:=[.F452]*100" office:value-type="float" office:value="1662.89700945" calcext:value-type="float">
            <text:p>1662,89700945</text:p>
          </table:table-cell>
          <table:table-cell table:formula="of:=[.G452]*100" office:value-type="float" office:value="-8017.2156115" calcext:value-type="float">
            <text:p>-8017,2156115</text:p>
          </table:table-cell>
          <table:table-cell/>
          <table:table-cell table:formula="of:=[.I452]*0.067" office:value-type="float" office:value="62.94118542935" calcext:value-type="float">
            <text:p>62,94118542935</text:p>
          </table:table-cell>
          <table:table-cell table:formula="of:=[.J452]*0.067" office:value-type="float" office:value="111.41409963315" calcext:value-type="float">
            <text:p>111,41409963315</text:p>
          </table:table-cell>
          <table:table-cell table:formula="of:=[.K452]*0.067" office:value-type="float" office:value="-537.1534459705" calcext:value-type="float">
            <text:p>-537,15344597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5.2103225197" calcext:value-type="float">
            <text:p>15,2103225197</text:p>
          </table:table-cell>
          <table:table-cell office:value-type="float" office:value="19.2274962319" calcext:value-type="float">
            <text:p>19,2274962319</text:p>
          </table:table-cell>
          <table:table-cell office:value-type="float" office:value="-75.447717177" calcext:value-type="float">
            <text:p>-75,447717177</text:p>
          </table:table-cell>
          <table:table-cell/>
          <table:table-cell table:formula="of:=[.E453]*100" office:value-type="float" office:value="1521.03225197" calcext:value-type="float">
            <text:p>1521,03225197</text:p>
          </table:table-cell>
          <table:table-cell table:formula="of:=[.F453]*100" office:value-type="float" office:value="1922.74962319" calcext:value-type="float">
            <text:p>1922,74962319</text:p>
          </table:table-cell>
          <table:table-cell table:formula="of:=[.G453]*100" office:value-type="float" office:value="-7544.7717177" calcext:value-type="float">
            <text:p>-7544,7717177</text:p>
          </table:table-cell>
          <table:table-cell/>
          <table:table-cell table:formula="of:=[.I453]*0.067" office:value-type="float" office:value="101.90916088199" calcext:value-type="float">
            <text:p>101,90916088199</text:p>
          </table:table-cell>
          <table:table-cell table:formula="of:=[.J453]*0.067" office:value-type="float" office:value="128.82422475373" calcext:value-type="float">
            <text:p>128,82422475373</text:p>
          </table:table-cell>
          <table:table-cell table:formula="of:=[.K453]*0.067" office:value-type="float" office:value="-505.4997050859" calcext:value-type="float">
            <text:p>-505,4997050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7.3711591976" calcext:value-type="float">
            <text:p>17,3711591976</text:p>
          </table:table-cell>
          <table:table-cell office:value-type="float" office:value="16.3109383537" calcext:value-type="float">
            <text:p>16,3109383537</text:p>
          </table:table-cell>
          <table:table-cell office:value-type="float" office:value="-68.603534584" calcext:value-type="float">
            <text:p>-68,603534584</text:p>
          </table:table-cell>
          <table:table-cell/>
          <table:table-cell table:formula="of:=[.E454]*100" office:value-type="float" office:value="1737.11591976" calcext:value-type="float">
            <text:p>1737,11591976</text:p>
          </table:table-cell>
          <table:table-cell table:formula="of:=[.F454]*100" office:value-type="float" office:value="1631.09383537" calcext:value-type="float">
            <text:p>1631,09383537</text:p>
          </table:table-cell>
          <table:table-cell table:formula="of:=[.G454]*100" office:value-type="float" office:value="-6860.3534584" calcext:value-type="float">
            <text:p>-6860,3534584</text:p>
          </table:table-cell>
          <table:table-cell/>
          <table:table-cell table:formula="of:=[.I454]*0.067" office:value-type="float" office:value="116.38676662392" calcext:value-type="float">
            <text:p>116,38676662392</text:p>
          </table:table-cell>
          <table:table-cell table:formula="of:=[.J454]*0.067" office:value-type="float" office:value="109.28328696979" calcext:value-type="float">
            <text:p>109,28328696979</text:p>
          </table:table-cell>
          <table:table-cell table:formula="of:=[.K454]*0.067" office:value-type="float" office:value="-459.6436817128" calcext:value-type="float">
            <text:p>-459,6436817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9.9625627392" calcext:value-type="float">
            <text:p>19,9625627392</text:p>
          </table:table-cell>
          <table:table-cell office:value-type="float" office:value="16.3558386248" calcext:value-type="float">
            <text:p>16,3558386248</text:p>
          </table:table-cell>
          <table:table-cell office:value-type="float" office:value="-64.2305251984" calcext:value-type="float">
            <text:p>-64,2305251984</text:p>
          </table:table-cell>
          <table:table-cell/>
          <table:table-cell table:formula="of:=[.E455]*100" office:value-type="float" office:value="1996.25627392" calcext:value-type="float">
            <text:p>1996,25627392</text:p>
          </table:table-cell>
          <table:table-cell table:formula="of:=[.F455]*100" office:value-type="float" office:value="1635.58386248" calcext:value-type="float">
            <text:p>1635,58386248</text:p>
          </table:table-cell>
          <table:table-cell table:formula="of:=[.G455]*100" office:value-type="float" office:value="-6423.05251984" calcext:value-type="float">
            <text:p>-6423,05251984</text:p>
          </table:table-cell>
          <table:table-cell/>
          <table:table-cell table:formula="of:=[.I455]*0.067" office:value-type="float" office:value="133.74917035264" calcext:value-type="float">
            <text:p>133,74917035264</text:p>
          </table:table-cell>
          <table:table-cell table:formula="of:=[.J455]*0.067" office:value-type="float" office:value="109.58411878616" calcext:value-type="float">
            <text:p>109,58411878616</text:p>
          </table:table-cell>
          <table:table-cell table:formula="of:=[.K455]*0.067" office:value-type="float" office:value="-430.34451882928" calcext:value-type="float">
            <text:p>-430,3445188292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0.4106536271" calcext:value-type="float">
            <text:p>20,4106536271</text:p>
          </table:table-cell>
          <table:table-cell office:value-type="float" office:value="19.0469434058" calcext:value-type="float">
            <text:p>19,0469434058</text:p>
          </table:table-cell>
          <table:table-cell office:value-type="float" office:value="-55.1643753084" calcext:value-type="float">
            <text:p>-55,1643753084</text:p>
          </table:table-cell>
          <table:table-cell/>
          <table:table-cell table:formula="of:=[.E456]*100" office:value-type="float" office:value="2041.06536271" calcext:value-type="float">
            <text:p>2041,06536271</text:p>
          </table:table-cell>
          <table:table-cell table:formula="of:=[.F456]*100" office:value-type="float" office:value="1904.69434058" calcext:value-type="float">
            <text:p>1904,69434058</text:p>
          </table:table-cell>
          <table:table-cell table:formula="of:=[.G456]*100" office:value-type="float" office:value="-5516.43753084" calcext:value-type="float">
            <text:p>-5516,43753084</text:p>
          </table:table-cell>
          <table:table-cell/>
          <table:table-cell table:formula="of:=[.I456]*0.067" office:value-type="float" office:value="136.75137930157" calcext:value-type="float">
            <text:p>136,75137930157</text:p>
          </table:table-cell>
          <table:table-cell table:formula="of:=[.J456]*0.067" office:value-type="float" office:value="127.61452081886" calcext:value-type="float">
            <text:p>127,61452081886</text:p>
          </table:table-cell>
          <table:table-cell table:formula="of:=[.K456]*0.067" office:value-type="float" office:value="-369.60131456628" calcext:value-type="float">
            <text:p>-369,6013145662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16.1883559711" calcext:value-type="float">
            <text:p>16,1883559711</text:p>
          </table:table-cell>
          <table:table-cell office:value-type="float" office:value="12.8601995456" calcext:value-type="float">
            <text:p>12,8601995456</text:p>
          </table:table-cell>
          <table:table-cell office:value-type="float" office:value="-49.1365420951" calcext:value-type="float">
            <text:p>-49,1365420951</text:p>
          </table:table-cell>
          <table:table-cell/>
          <table:table-cell table:formula="of:=[.E457]*100" office:value-type="float" office:value="1618.83559711" calcext:value-type="float">
            <text:p>1618,83559711</text:p>
          </table:table-cell>
          <table:table-cell table:formula="of:=[.F457]*100" office:value-type="float" office:value="1286.01995456" calcext:value-type="float">
            <text:p>1286,01995456</text:p>
          </table:table-cell>
          <table:table-cell table:formula="of:=[.G457]*100" office:value-type="float" office:value="-4913.65420951" calcext:value-type="float">
            <text:p>-4913,65420951</text:p>
          </table:table-cell>
          <table:table-cell/>
          <table:table-cell table:formula="of:=[.I457]*0.067" office:value-type="float" office:value="108.46198500637" calcext:value-type="float">
            <text:p>108,46198500637</text:p>
          </table:table-cell>
          <table:table-cell table:formula="of:=[.J457]*0.067" office:value-type="float" office:value="86.16333695552" calcext:value-type="float">
            <text:p>86,16333695552</text:p>
          </table:table-cell>
          <table:table-cell table:formula="of:=[.K457]*0.067" office:value-type="float" office:value="-329.21483203717" calcext:value-type="float">
            <text:p>-329,2148320371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1.1779881786" calcext:value-type="float">
            <text:p>21,1779881786</text:p>
          </table:table-cell>
          <table:table-cell office:value-type="float" office:value="10.1299410031" calcext:value-type="float">
            <text:p>10,1299410031</text:p>
          </table:table-cell>
          <table:table-cell office:value-type="float" office:value="-47.0800850522" calcext:value-type="float">
            <text:p>-47,0800850522</text:p>
          </table:table-cell>
          <table:table-cell/>
          <table:table-cell table:formula="of:=[.E458]*100" office:value-type="float" office:value="2117.79881786" calcext:value-type="float">
            <text:p>2117,79881786</text:p>
          </table:table-cell>
          <table:table-cell table:formula="of:=[.F458]*100" office:value-type="float" office:value="1012.99410031" calcext:value-type="float">
            <text:p>1012,99410031</text:p>
          </table:table-cell>
          <table:table-cell table:formula="of:=[.G458]*100" office:value-type="float" office:value="-4708.00850522" calcext:value-type="float">
            <text:p>-4708,00850522</text:p>
          </table:table-cell>
          <table:table-cell/>
          <table:table-cell table:formula="of:=[.I458]*0.067" office:value-type="float" office:value="141.89252079662" calcext:value-type="float">
            <text:p>141,89252079662</text:p>
          </table:table-cell>
          <table:table-cell table:formula="of:=[.J458]*0.067" office:value-type="float" office:value="67.87060472077" calcext:value-type="float">
            <text:p>67,87060472077</text:p>
          </table:table-cell>
          <table:table-cell table:formula="of:=[.K458]*0.067" office:value-type="float" office:value="-315.43656984974" calcext:value-type="float">
            <text:p>-315,4365698497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9.778987523" calcext:value-type="float">
            <text:p>19,778987523</text:p>
          </table:table-cell>
          <table:table-cell office:value-type="float" office:value="10.4750320071" calcext:value-type="float">
            <text:p>10,4750320071</text:p>
          </table:table-cell>
          <table:table-cell office:value-type="float" office:value="-35.6912220623" calcext:value-type="float">
            <text:p>-35,6912220623</text:p>
          </table:table-cell>
          <table:table-cell/>
          <table:table-cell table:formula="of:=[.E459]*100" office:value-type="float" office:value="1977.8987523" calcext:value-type="float">
            <text:p>1977,8987523</text:p>
          </table:table-cell>
          <table:table-cell table:formula="of:=[.F459]*100" office:value-type="float" office:value="1047.50320071" calcext:value-type="float">
            <text:p>1047,50320071</text:p>
          </table:table-cell>
          <table:table-cell table:formula="of:=[.G459]*100" office:value-type="float" office:value="-3569.12220623" calcext:value-type="float">
            <text:p>-3569,12220623</text:p>
          </table:table-cell>
          <table:table-cell/>
          <table:table-cell table:formula="of:=[.I459]*0.067" office:value-type="float" office:value="132.5192164041" calcext:value-type="float">
            <text:p>132,5192164041</text:p>
          </table:table-cell>
          <table:table-cell table:formula="of:=[.J459]*0.067" office:value-type="float" office:value="70.18271444757" calcext:value-type="float">
            <text:p>70,18271444757</text:p>
          </table:table-cell>
          <table:table-cell table:formula="of:=[.K459]*0.067" office:value-type="float" office:value="-239.13118781741" calcext:value-type="float">
            <text:p>-239,131187817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0.2811459398" calcext:value-type="float">
            <text:p>10,2811459398</text:p>
          </table:table-cell>
          <table:table-cell office:value-type="float" office:value="7.5337668873" calcext:value-type="float">
            <text:p>7,5337668873</text:p>
          </table:table-cell>
          <table:table-cell office:value-type="float" office:value="-31.9942829571" calcext:value-type="float">
            <text:p>-31,9942829571</text:p>
          </table:table-cell>
          <table:table-cell/>
          <table:table-cell table:formula="of:=[.E460]*100" office:value-type="float" office:value="1028.11459398" calcext:value-type="float">
            <text:p>1028,11459398</text:p>
          </table:table-cell>
          <table:table-cell table:formula="of:=[.F460]*100" office:value-type="float" office:value="753.37668873" calcext:value-type="float">
            <text:p>753,37668873</text:p>
          </table:table-cell>
          <table:table-cell table:formula="of:=[.G460]*100" office:value-type="float" office:value="-3199.42829571" calcext:value-type="float">
            <text:p>-3199,42829571</text:p>
          </table:table-cell>
          <table:table-cell/>
          <table:table-cell table:formula="of:=[.I460]*0.067" office:value-type="float" office:value="68.88367779666" calcext:value-type="float">
            <text:p>68,88367779666</text:p>
          </table:table-cell>
          <table:table-cell table:formula="of:=[.J460]*0.067" office:value-type="float" office:value="50.47623814491" calcext:value-type="float">
            <text:p>50,47623814491</text:p>
          </table:table-cell>
          <table:table-cell table:formula="of:=[.K460]*0.067" office:value-type="float" office:value="-214.36169581257" calcext:value-type="float">
            <text:p>-214,3616958125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7.3884267659" calcext:value-type="float">
            <text:p>17,3884267659</text:p>
          </table:table-cell>
          <table:table-cell office:value-type="float" office:value="8.734598715" calcext:value-type="float">
            <text:p>8,734598715</text:p>
          </table:table-cell>
          <table:table-cell office:value-type="float" office:value="-33.9245129916" calcext:value-type="float">
            <text:p>-33,9245129916</text:p>
          </table:table-cell>
          <table:table-cell/>
          <table:table-cell table:formula="of:=[.E461]*100" office:value-type="float" office:value="1738.84267659" calcext:value-type="float">
            <text:p>1738,84267659</text:p>
          </table:table-cell>
          <table:table-cell table:formula="of:=[.F461]*100" office:value-type="float" office:value="873.4598715" calcext:value-type="float">
            <text:p>873,4598715</text:p>
          </table:table-cell>
          <table:table-cell table:formula="of:=[.G461]*100" office:value-type="float" office:value="-3392.45129916" calcext:value-type="float">
            <text:p>-3392,45129916</text:p>
          </table:table-cell>
          <table:table-cell/>
          <table:table-cell table:formula="of:=[.I461]*0.067" office:value-type="float" office:value="116.50245933153" calcext:value-type="float">
            <text:p>116,50245933153</text:p>
          </table:table-cell>
          <table:table-cell table:formula="of:=[.J461]*0.067" office:value-type="float" office:value="58.5218113905" calcext:value-type="float">
            <text:p>58,5218113905</text:p>
          </table:table-cell>
          <table:table-cell table:formula="of:=[.K461]*0.067" office:value-type="float" office:value="-227.29423704372" calcext:value-type="float">
            <text:p>-227,2942370437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6.5229327053" calcext:value-type="float">
            <text:p>16,5229327053</text:p>
          </table:table-cell>
          <table:table-cell office:value-type="float" office:value="8.1581797858" calcext:value-type="float">
            <text:p>8,1581797858</text:p>
          </table:table-cell>
          <table:table-cell office:value-type="float" office:value="-22.8034809741" calcext:value-type="float">
            <text:p>-22,8034809741</text:p>
          </table:table-cell>
          <table:table-cell/>
          <table:table-cell table:formula="of:=[.E462]*100" office:value-type="float" office:value="1652.29327053" calcext:value-type="float">
            <text:p>1652,29327053</text:p>
          </table:table-cell>
          <table:table-cell table:formula="of:=[.F462]*100" office:value-type="float" office:value="815.81797858" calcext:value-type="float">
            <text:p>815,81797858</text:p>
          </table:table-cell>
          <table:table-cell table:formula="of:=[.G462]*100" office:value-type="float" office:value="-2280.34809741" calcext:value-type="float">
            <text:p>-2280,34809741</text:p>
          </table:table-cell>
          <table:table-cell/>
          <table:table-cell table:formula="of:=[.I462]*0.067" office:value-type="float" office:value="110.70364912551" calcext:value-type="float">
            <text:p>110,70364912551</text:p>
          </table:table-cell>
          <table:table-cell table:formula="of:=[.J462]*0.067" office:value-type="float" office:value="54.65980456486" calcext:value-type="float">
            <text:p>54,65980456486</text:p>
          </table:table-cell>
          <table:table-cell table:formula="of:=[.K462]*0.067" office:value-type="float" office:value="-152.78332252647" calcext:value-type="float">
            <text:p>-152,7833225264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4.9758236147" calcext:value-type="float">
            <text:p>4,9758236147</text:p>
          </table:table-cell>
          <table:table-cell office:value-type="float" office:value="3.9870825449" calcext:value-type="float">
            <text:p>3,9870825449</text:p>
          </table:table-cell>
          <table:table-cell office:value-type="float" office:value="-22.0127116383" calcext:value-type="float">
            <text:p>-22,0127116383</text:p>
          </table:table-cell>
          <table:table-cell/>
          <table:table-cell table:formula="of:=[.E463]*100" office:value-type="float" office:value="497.58236147" calcext:value-type="float">
            <text:p>497,58236147</text:p>
          </table:table-cell>
          <table:table-cell table:formula="of:=[.F463]*100" office:value-type="float" office:value="398.70825449" calcext:value-type="float">
            <text:p>398,70825449</text:p>
          </table:table-cell>
          <table:table-cell table:formula="of:=[.G463]*100" office:value-type="float" office:value="-2201.27116383" calcext:value-type="float">
            <text:p>-2201,27116383</text:p>
          </table:table-cell>
          <table:table-cell/>
          <table:table-cell table:formula="of:=[.I463]*0.067" office:value-type="float" office:value="33.33801821849" calcext:value-type="float">
            <text:p>33,33801821849</text:p>
          </table:table-cell>
          <table:table-cell table:formula="of:=[.J463]*0.067" office:value-type="float" office:value="26.71345305083" calcext:value-type="float">
            <text:p>26,71345305083</text:p>
          </table:table-cell>
          <table:table-cell table:formula="of:=[.K463]*0.067" office:value-type="float" office:value="-147.48516797661" calcext:value-type="float">
            <text:p>-147,4851679766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5.5081307862" calcext:value-type="float">
            <text:p>15,5081307862</text:p>
          </table:table-cell>
          <table:table-cell office:value-type="float" office:value="5.8891258737" calcext:value-type="float">
            <text:p>5,8891258737</text:p>
          </table:table-cell>
          <table:table-cell office:value-type="float" office:value="-25.9753373675" calcext:value-type="float">
            <text:p>-25,9753373675</text:p>
          </table:table-cell>
          <table:table-cell/>
          <table:table-cell table:formula="of:=[.E464]*100" office:value-type="float" office:value="1550.81307862" calcext:value-type="float">
            <text:p>1550,81307862</text:p>
          </table:table-cell>
          <table:table-cell table:formula="of:=[.F464]*100" office:value-type="float" office:value="588.91258737" calcext:value-type="float">
            <text:p>588,91258737</text:p>
          </table:table-cell>
          <table:table-cell table:formula="of:=[.G464]*100" office:value-type="float" office:value="-2597.53373675" calcext:value-type="float">
            <text:p>-2597,53373675</text:p>
          </table:table-cell>
          <table:table-cell/>
          <table:table-cell table:formula="of:=[.I464]*0.067" office:value-type="float" office:value="103.90447626754" calcext:value-type="float">
            <text:p>103,90447626754</text:p>
          </table:table-cell>
          <table:table-cell table:formula="of:=[.J464]*0.067" office:value-type="float" office:value="39.45714335379" calcext:value-type="float">
            <text:p>39,45714335379</text:p>
          </table:table-cell>
          <table:table-cell table:formula="of:=[.K464]*0.067" office:value-type="float" office:value="-174.03476036225" calcext:value-type="float">
            <text:p>-174,034760362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3.0425257574" calcext:value-type="float">
            <text:p>3,0425257574</text:p>
          </table:table-cell>
          <table:table-cell office:value-type="float" office:value="-12.3804259054" calcext:value-type="float">
            <text:p>-12,3804259054</text:p>
          </table:table-cell>
          <table:table-cell/>
          <table:table-cell table:formula="of:=[.E465]*100" office:value-type="float" office:value="0" calcext:value-type="float">
            <text:p>0</text:p>
          </table:table-cell>
          <table:table-cell table:formula="of:=[.F465]*100" office:value-type="float" office:value="304.25257574" calcext:value-type="float">
            <text:p>304,25257574</text:p>
          </table:table-cell>
          <table:table-cell table:formula="of:=[.G465]*100" office:value-type="float" office:value="-1238.04259054" calcext:value-type="float">
            <text:p>-1238,04259054</text:p>
          </table:table-cell>
          <table:table-cell/>
          <table:table-cell table:formula="of:=[.I465]*0.067" office:value-type="float" office:value="0" calcext:value-type="float">
            <text:p>0</text:p>
          </table:table-cell>
          <table:table-cell table:formula="of:=[.J465]*0.067" office:value-type="float" office:value="20.38492257458" calcext:value-type="float">
            <text:p>20,38492257458</text:p>
          </table:table-cell>
          <table:table-cell table:formula="of:=[.K465]*0.067" office:value-type="float" office:value="-82.94885356618" calcext:value-type="float">
            <text:p>-82,94885356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4.8493511384" calcext:value-type="float">
            <text:p>4,8493511384</text:p>
          </table:table-cell>
          <table:table-cell office:value-type="float" office:value="-17.9998834322" calcext:value-type="float">
            <text:p>-17,9998834322</text:p>
          </table:table-cell>
          <table:table-cell/>
          <table:table-cell table:formula="of:=[.E466]*100" office:value-type="float" office:value="0" calcext:value-type="float">
            <text:p>0</text:p>
          </table:table-cell>
          <table:table-cell table:formula="of:=[.F466]*100" office:value-type="float" office:value="484.93511384" calcext:value-type="float">
            <text:p>484,93511384</text:p>
          </table:table-cell>
          <table:table-cell table:formula="of:=[.G466]*100" office:value-type="float" office:value="-1799.98834322" calcext:value-type="float">
            <text:p>-1799,98834322</text:p>
          </table:table-cell>
          <table:table-cell/>
          <table:table-cell table:formula="of:=[.I466]*0.067" office:value-type="float" office:value="0" calcext:value-type="float">
            <text:p>0</text:p>
          </table:table-cell>
          <table:table-cell table:formula="of:=[.J466]*0.067" office:value-type="float" office:value="32.49065262728" calcext:value-type="float">
            <text:p>32,49065262728</text:p>
          </table:table-cell>
          <table:table-cell table:formula="of:=[.K466]*0.067" office:value-type="float" office:value="-120.59921899574" calcext:value-type="float">
            <text:p>-120,599218995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.3022399993" calcext:value-type="float">
            <text:p>-1,3022399993</text:p>
          </table:table-cell>
          <table:table-cell office:value-type="float" office:value="4.7886936532" calcext:value-type="float">
            <text:p>4,7886936532</text:p>
          </table:table-cell>
          <table:table-cell office:value-type="float" office:value="-18.782659601" calcext:value-type="float">
            <text:p>-18,782659601</text:p>
          </table:table-cell>
          <table:table-cell/>
          <table:table-cell table:formula="of:=[.E467]*100" office:value-type="float" office:value="-130.22399993" calcext:value-type="float">
            <text:p>-130,22399993</text:p>
          </table:table-cell>
          <table:table-cell table:formula="of:=[.F467]*100" office:value-type="float" office:value="478.86936532" calcext:value-type="float">
            <text:p>478,86936532</text:p>
          </table:table-cell>
          <table:table-cell table:formula="of:=[.G467]*100" office:value-type="float" office:value="-1878.2659601" calcext:value-type="float">
            <text:p>-1878,2659601</text:p>
          </table:table-cell>
          <table:table-cell/>
          <table:table-cell table:formula="of:=[.I467]*0.067" office:value-type="float" office:value="-8.72500799531" calcext:value-type="float">
            <text:p>-8,72500799531</text:p>
          </table:table-cell>
          <table:table-cell table:formula="of:=[.J467]*0.067" office:value-type="float" office:value="32.08424747644" calcext:value-type="float">
            <text:p>32,08424747644</text:p>
          </table:table-cell>
          <table:table-cell table:formula="of:=[.K467]*0.067" office:value-type="float" office:value="-125.8438193267" calcext:value-type="float">
            <text:p>-125,84381932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2.6854335727" calcext:value-type="float">
            <text:p>-2,6854335727</text:p>
          </table:table-cell>
          <table:table-cell office:value-type="float" office:value="5.9409720549" calcext:value-type="float">
            <text:p>5,9409720549</text:p>
          </table:table-cell>
          <table:table-cell office:value-type="float" office:value="-18.8492324023" calcext:value-type="float">
            <text:p>-18,8492324023</text:p>
          </table:table-cell>
          <table:table-cell/>
          <table:table-cell table:formula="of:=[.E468]*100" office:value-type="float" office:value="-268.54335727" calcext:value-type="float">
            <text:p>-268,54335727</text:p>
          </table:table-cell>
          <table:table-cell table:formula="of:=[.F468]*100" office:value-type="float" office:value="594.09720549" calcext:value-type="float">
            <text:p>594,09720549</text:p>
          </table:table-cell>
          <table:table-cell table:formula="of:=[.G468]*100" office:value-type="float" office:value="-1884.92324023" calcext:value-type="float">
            <text:p>-1884,92324023</text:p>
          </table:table-cell>
          <table:table-cell/>
          <table:table-cell table:formula="of:=[.I468]*0.067" office:value-type="float" office:value="-17.99240493709" calcext:value-type="float">
            <text:p>-17,99240493709</text:p>
          </table:table-cell>
          <table:table-cell table:formula="of:=[.J468]*0.067" office:value-type="float" office:value="39.80451276783" calcext:value-type="float">
            <text:p>39,80451276783</text:p>
          </table:table-cell>
          <table:table-cell table:formula="of:=[.K468]*0.067" office:value-type="float" office:value="-126.28985709541" calcext:value-type="float">
            <text:p>-126,289857095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2.8804152747" calcext:value-type="float">
            <text:p>-12,8804152747</text:p>
          </table:table-cell>
          <table:table-cell office:value-type="float" office:value="6.1002626722" calcext:value-type="float">
            <text:p>6,1002626722</text:p>
          </table:table-cell>
          <table:table-cell office:value-type="float" office:value="-18.0853280297" calcext:value-type="float">
            <text:p>-18,0853280297</text:p>
          </table:table-cell>
          <table:table-cell/>
          <table:table-cell table:formula="of:=[.E469]*100" office:value-type="float" office:value="-1288.04152747" calcext:value-type="float">
            <text:p>-1288,04152747</text:p>
          </table:table-cell>
          <table:table-cell table:formula="of:=[.F469]*100" office:value-type="float" office:value="610.02626722" calcext:value-type="float">
            <text:p>610,02626722</text:p>
          </table:table-cell>
          <table:table-cell table:formula="of:=[.G469]*100" office:value-type="float" office:value="-1808.53280297" calcext:value-type="float">
            <text:p>-1808,53280297</text:p>
          </table:table-cell>
          <table:table-cell/>
          <table:table-cell table:formula="of:=[.I469]*0.067" office:value-type="float" office:value="-86.29878234049" calcext:value-type="float">
            <text:p>-86,29878234049</text:p>
          </table:table-cell>
          <table:table-cell table:formula="of:=[.J469]*0.067" office:value-type="float" office:value="40.87175990374" calcext:value-type="float">
            <text:p>40,87175990374</text:p>
          </table:table-cell>
          <table:table-cell table:formula="of:=[.K469]*0.067" office:value-type="float" office:value="-121.17169779899" calcext:value-type="float">
            <text:p>-121,171697798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.5360646362" calcext:value-type="float">
            <text:p>-14,5360646362</text:p>
          </table:table-cell>
          <table:table-cell office:value-type="float" office:value="7.4385590029" calcext:value-type="float">
            <text:p>7,4385590029</text:p>
          </table:table-cell>
          <table:table-cell office:value-type="float" office:value="-27.6580571276" calcext:value-type="float">
            <text:p>-27,6580571276</text:p>
          </table:table-cell>
          <table:table-cell/>
          <table:table-cell table:formula="of:=[.E470]*100" office:value-type="float" office:value="-1453.60646362" calcext:value-type="float">
            <text:p>-1453,60646362</text:p>
          </table:table-cell>
          <table:table-cell table:formula="of:=[.F470]*100" office:value-type="float" office:value="743.85590029" calcext:value-type="float">
            <text:p>743,85590029</text:p>
          </table:table-cell>
          <table:table-cell table:formula="of:=[.G470]*100" office:value-type="float" office:value="-2765.80571276" calcext:value-type="float">
            <text:p>-2765,80571276</text:p>
          </table:table-cell>
          <table:table-cell/>
          <table:table-cell table:formula="of:=[.I470]*0.067" office:value-type="float" office:value="-97.39163306254" calcext:value-type="float">
            <text:p>-97,39163306254</text:p>
          </table:table-cell>
          <table:table-cell table:formula="of:=[.J470]*0.067" office:value-type="float" office:value="49.83834531943" calcext:value-type="float">
            <text:p>49,83834531943</text:p>
          </table:table-cell>
          <table:table-cell table:formula="of:=[.K470]*0.067" office:value-type="float" office:value="-185.30898275492" calcext:value-type="float">
            <text:p>-185,308982754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9.9240343854" calcext:value-type="float">
            <text:p>-9,9240343854</text:p>
          </table:table-cell>
          <table:table-cell office:value-type="float" office:value="10.3760445924" calcext:value-type="float">
            <text:p>10,3760445924</text:p>
          </table:table-cell>
          <table:table-cell office:value-type="float" office:value="-28.0737100593" calcext:value-type="float">
            <text:p>-28,0737100593</text:p>
          </table:table-cell>
          <table:table-cell/>
          <table:table-cell table:formula="of:=[.E471]*100" office:value-type="float" office:value="-992.40343854" calcext:value-type="float">
            <text:p>-992,40343854</text:p>
          </table:table-cell>
          <table:table-cell table:formula="of:=[.F471]*100" office:value-type="float" office:value="1037.60445924" calcext:value-type="float">
            <text:p>1037,60445924</text:p>
          </table:table-cell>
          <table:table-cell table:formula="of:=[.G471]*100" office:value-type="float" office:value="-2807.37100593" calcext:value-type="float">
            <text:p>-2807,37100593</text:p>
          </table:table-cell>
          <table:table-cell/>
          <table:table-cell table:formula="of:=[.I471]*0.067" office:value-type="float" office:value="-66.49103038218" calcext:value-type="float">
            <text:p>-66,49103038218</text:p>
          </table:table-cell>
          <table:table-cell table:formula="of:=[.J471]*0.067" office:value-type="float" office:value="69.51949876908" calcext:value-type="float">
            <text:p>69,51949876908</text:p>
          </table:table-cell>
          <table:table-cell table:formula="of:=[.K471]*0.067" office:value-type="float" office:value="-188.09385739731" calcext:value-type="float">
            <text:p>-188,093857397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1.3457268192" calcext:value-type="float">
            <text:p>-21,3457268192</text:p>
          </table:table-cell>
          <table:table-cell office:value-type="float" office:value="9.0856598947" calcext:value-type="float">
            <text:p>9,0856598947</text:p>
          </table:table-cell>
          <table:table-cell office:value-type="float" office:value="-28.4815407745" calcext:value-type="float">
            <text:p>-28,4815407745</text:p>
          </table:table-cell>
          <table:table-cell/>
          <table:table-cell table:formula="of:=[.E472]*100" office:value-type="float" office:value="-2134.57268192" calcext:value-type="float">
            <text:p>-2134,57268192</text:p>
          </table:table-cell>
          <table:table-cell table:formula="of:=[.F472]*100" office:value-type="float" office:value="908.56598947" calcext:value-type="float">
            <text:p>908,56598947</text:p>
          </table:table-cell>
          <table:table-cell table:formula="of:=[.G472]*100" office:value-type="float" office:value="-2848.15407745" calcext:value-type="float">
            <text:p>-2848,15407745</text:p>
          </table:table-cell>
          <table:table-cell/>
          <table:table-cell table:formula="of:=[.I472]*0.067" office:value-type="float" office:value="-143.01636968864" calcext:value-type="float">
            <text:p>-143,01636968864</text:p>
          </table:table-cell>
          <table:table-cell table:formula="of:=[.J472]*0.067" office:value-type="float" office:value="60.87392129449" calcext:value-type="float">
            <text:p>60,87392129449</text:p>
          </table:table-cell>
          <table:table-cell table:formula="of:=[.K472]*0.067" office:value-type="float" office:value="-190.82632318915" calcext:value-type="float">
            <text:p>-190,826323189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.9416747497" calcext:value-type="float">
            <text:p>-23,9416747497</text:p>
          </table:table-cell>
          <table:table-cell office:value-type="float" office:value="10.2668974183" calcext:value-type="float">
            <text:p>10,2668974183</text:p>
          </table:table-cell>
          <table:table-cell office:value-type="float" office:value="-41.0651250246" calcext:value-type="float">
            <text:p>-41,0651250246</text:p>
          </table:table-cell>
          <table:table-cell/>
          <table:table-cell table:formula="of:=[.E473]*100" office:value-type="float" office:value="-2394.16747497" calcext:value-type="float">
            <text:p>-2394,16747497</text:p>
          </table:table-cell>
          <table:table-cell table:formula="of:=[.F473]*100" office:value-type="float" office:value="1026.68974183" calcext:value-type="float">
            <text:p>1026,68974183</text:p>
          </table:table-cell>
          <table:table-cell table:formula="of:=[.G473]*100" office:value-type="float" office:value="-4106.51250246" calcext:value-type="float">
            <text:p>-4106,51250246</text:p>
          </table:table-cell>
          <table:table-cell/>
          <table:table-cell table:formula="of:=[.I473]*0.067" office:value-type="float" office:value="-160.40922082299" calcext:value-type="float">
            <text:p>-160,40922082299</text:p>
          </table:table-cell>
          <table:table-cell table:formula="of:=[.J473]*0.067" office:value-type="float" office:value="68.78821270261" calcext:value-type="float">
            <text:p>68,78821270261</text:p>
          </table:table-cell>
          <table:table-cell table:formula="of:=[.K473]*0.067" office:value-type="float" office:value="-275.13633766482" calcext:value-type="float">
            <text:p>-275,136337664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18.8831145703" calcext:value-type="float">
            <text:p>-18,8831145703</text:p>
          </table:table-cell>
          <table:table-cell office:value-type="float" office:value="11.5587139462" calcext:value-type="float">
            <text:p>11,5587139462</text:p>
          </table:table-cell>
          <table:table-cell office:value-type="float" office:value="-46.0632188497" calcext:value-type="float">
            <text:p>-46,0632188497</text:p>
          </table:table-cell>
          <table:table-cell/>
          <table:table-cell table:formula="of:=[.E474]*100" office:value-type="float" office:value="-1888.31145703" calcext:value-type="float">
            <text:p>-1888,31145703</text:p>
          </table:table-cell>
          <table:table-cell table:formula="of:=[.F474]*100" office:value-type="float" office:value="1155.87139462" calcext:value-type="float">
            <text:p>1155,87139462</text:p>
          </table:table-cell>
          <table:table-cell table:formula="of:=[.G474]*100" office:value-type="float" office:value="-4606.32188497" calcext:value-type="float">
            <text:p>-4606,32188497</text:p>
          </table:table-cell>
          <table:table-cell/>
          <table:table-cell table:formula="of:=[.I474]*0.067" office:value-type="float" office:value="-126.51686762101" calcext:value-type="float">
            <text:p>-126,51686762101</text:p>
          </table:table-cell>
          <table:table-cell table:formula="of:=[.J474]*0.067" office:value-type="float" office:value="77.44338343954" calcext:value-type="float">
            <text:p>77,44338343954</text:p>
          </table:table-cell>
          <table:table-cell table:formula="of:=[.K474]*0.067" office:value-type="float" office:value="-308.62356629299" calcext:value-type="float">
            <text:p>-308,623566292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.8947918079" calcext:value-type="float">
            <text:p>-23,8947918079</text:p>
          </table:table-cell>
          <table:table-cell office:value-type="float" office:value="8.6652084431" calcext:value-type="float">
            <text:p>8,6652084431</text:p>
          </table:table-cell>
          <table:table-cell office:value-type="float" office:value="-50.7084750169" calcext:value-type="float">
            <text:p>-50,7084750169</text:p>
          </table:table-cell>
          <table:table-cell/>
          <table:table-cell table:formula="of:=[.E475]*100" office:value-type="float" office:value="-2389.47918079" calcext:value-type="float">
            <text:p>-2389,47918079</text:p>
          </table:table-cell>
          <table:table-cell table:formula="of:=[.F475]*100" office:value-type="float" office:value="866.52084431" calcext:value-type="float">
            <text:p>866,52084431</text:p>
          </table:table-cell>
          <table:table-cell table:formula="of:=[.G475]*100" office:value-type="float" office:value="-5070.84750169" calcext:value-type="float">
            <text:p>-5070,84750169</text:p>
          </table:table-cell>
          <table:table-cell/>
          <table:table-cell table:formula="of:=[.I475]*0.067" office:value-type="float" office:value="-160.09510511293" calcext:value-type="float">
            <text:p>-160,09510511293</text:p>
          </table:table-cell>
          <table:table-cell table:formula="of:=[.J475]*0.067" office:value-type="float" office:value="58.05689656877" calcext:value-type="float">
            <text:p>58,05689656877</text:p>
          </table:table-cell>
          <table:table-cell table:formula="of:=[.K475]*0.067" office:value-type="float" office:value="-339.74678261323" calcext:value-type="float">
            <text:p>-339,746782613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1.3686646846" calcext:value-type="float">
            <text:p>-21,3686646846</text:p>
          </table:table-cell>
          <table:table-cell office:value-type="float" office:value="15.7492659034" calcext:value-type="float">
            <text:p>15,7492659034</text:p>
          </table:table-cell>
          <table:table-cell office:value-type="float" office:value="-60.3173309034" calcext:value-type="float">
            <text:p>-60,3173309034</text:p>
          </table:table-cell>
          <table:table-cell/>
          <table:table-cell table:formula="of:=[.E476]*100" office:value-type="float" office:value="-2136.86646846" calcext:value-type="float">
            <text:p>-2136,86646846</text:p>
          </table:table-cell>
          <table:table-cell table:formula="of:=[.F476]*100" office:value-type="float" office:value="1574.92659034" calcext:value-type="float">
            <text:p>1574,92659034</text:p>
          </table:table-cell>
          <table:table-cell table:formula="of:=[.G476]*100" office:value-type="float" office:value="-6031.73309034" calcext:value-type="float">
            <text:p>-6031,73309034</text:p>
          </table:table-cell>
          <table:table-cell/>
          <table:table-cell table:formula="of:=[.I476]*0.067" office:value-type="float" office:value="-143.17005338682" calcext:value-type="float">
            <text:p>-143,17005338682</text:p>
          </table:table-cell>
          <table:table-cell table:formula="of:=[.J476]*0.067" office:value-type="float" office:value="105.52008155278" calcext:value-type="float">
            <text:p>105,52008155278</text:p>
          </table:table-cell>
          <table:table-cell table:formula="of:=[.K476]*0.067" office:value-type="float" office:value="-404.12611705278" calcext:value-type="float">
            <text:p>-404,126117052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.3025587956" calcext:value-type="float">
            <text:p>-14,3025587956</text:p>
          </table:table-cell>
          <table:table-cell office:value-type="float" office:value="17.8173523574" calcext:value-type="float">
            <text:p>17,8173523574</text:p>
          </table:table-cell>
          <table:table-cell office:value-type="float" office:value="-63.4859329326" calcext:value-type="float">
            <text:p>-63,4859329326</text:p>
          </table:table-cell>
          <table:table-cell/>
          <table:table-cell table:formula="of:=[.E477]*100" office:value-type="float" office:value="-1430.25587956" calcext:value-type="float">
            <text:p>-1430,25587956</text:p>
          </table:table-cell>
          <table:table-cell table:formula="of:=[.F477]*100" office:value-type="float" office:value="1781.73523574" calcext:value-type="float">
            <text:p>1781,73523574</text:p>
          </table:table-cell>
          <table:table-cell table:formula="of:=[.G477]*100" office:value-type="float" office:value="-6348.59329326" calcext:value-type="float">
            <text:p>-6348,59329326</text:p>
          </table:table-cell>
          <table:table-cell/>
          <table:table-cell table:formula="of:=[.I477]*0.067" office:value-type="float" office:value="-95.82714393052" calcext:value-type="float">
            <text:p>-95,82714393052</text:p>
          </table:table-cell>
          <table:table-cell table:formula="of:=[.J477]*0.067" office:value-type="float" office:value="119.37626079458" calcext:value-type="float">
            <text:p>119,37626079458</text:p>
          </table:table-cell>
          <table:table-cell table:formula="of:=[.K477]*0.067" office:value-type="float" office:value="-425.35575064842" calcext:value-type="float">
            <text:p>-425,355750648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.0126297291" calcext:value-type="float">
            <text:p>-14,0126297291</text:p>
          </table:table-cell>
          <table:table-cell office:value-type="float" office:value="15.1660172287" calcext:value-type="float">
            <text:p>15,1660172287</text:p>
          </table:table-cell>
          <table:table-cell office:value-type="float" office:value="-67.930064185" calcext:value-type="float">
            <text:p>-67,930064185</text:p>
          </table:table-cell>
          <table:table-cell/>
          <table:table-cell table:formula="of:=[.E478]*100" office:value-type="float" office:value="-1401.26297291" calcext:value-type="float">
            <text:p>-1401,26297291</text:p>
          </table:table-cell>
          <table:table-cell table:formula="of:=[.F478]*100" office:value-type="float" office:value="1516.60172287" calcext:value-type="float">
            <text:p>1516,60172287</text:p>
          </table:table-cell>
          <table:table-cell table:formula="of:=[.G478]*100" office:value-type="float" office:value="-6793.0064185" calcext:value-type="float">
            <text:p>-6793,0064185</text:p>
          </table:table-cell>
          <table:table-cell/>
          <table:table-cell table:formula="of:=[.I478]*0.067" office:value-type="float" office:value="-93.88461918497" calcext:value-type="float">
            <text:p>-93,88461918497</text:p>
          </table:table-cell>
          <table:table-cell table:formula="of:=[.J478]*0.067" office:value-type="float" office:value="101.61231543229" calcext:value-type="float">
            <text:p>101,61231543229</text:p>
          </table:table-cell>
          <table:table-cell table:formula="of:=[.K478]*0.067" office:value-type="float" office:value="-455.1314300395" calcext:value-type="float">
            <text:p>-455,13143003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0.2121876772" calcext:value-type="float">
            <text:p>-10,2121876772</text:p>
          </table:table-cell>
          <table:table-cell office:value-type="float" office:value="17.533267922" calcext:value-type="float">
            <text:p>17,533267922</text:p>
          </table:table-cell>
          <table:table-cell office:value-type="float" office:value="-74.643448909" calcext:value-type="float">
            <text:p>-74,643448909</text:p>
          </table:table-cell>
          <table:table-cell/>
          <table:table-cell table:formula="of:=[.E479]*100" office:value-type="float" office:value="-1021.21876772" calcext:value-type="float">
            <text:p>-1021,21876772</text:p>
          </table:table-cell>
          <table:table-cell table:formula="of:=[.F479]*100" office:value-type="float" office:value="1753.3267922" calcext:value-type="float">
            <text:p>1753,3267922</text:p>
          </table:table-cell>
          <table:table-cell table:formula="of:=[.G479]*100" office:value-type="float" office:value="-7464.3448909" calcext:value-type="float">
            <text:p>-7464,3448909</text:p>
          </table:table-cell>
          <table:table-cell/>
          <table:table-cell table:formula="of:=[.I479]*0.067" office:value-type="float" office:value="-68.42165743724" calcext:value-type="float">
            <text:p>-68,42165743724</text:p>
          </table:table-cell>
          <table:table-cell table:formula="of:=[.J479]*0.067" office:value-type="float" office:value="117.4728950774" calcext:value-type="float">
            <text:p>117,4728950774</text:p>
          </table:table-cell>
          <table:table-cell table:formula="of:=[.K479]*0.067" office:value-type="float" office:value="-500.1111076903" calcext:value-type="float">
            <text:p>-500,111107690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2.0533596396" calcext:value-type="float">
            <text:p>-2,0533596396</text:p>
          </table:table-cell>
          <table:table-cell office:value-type="float" office:value="19.6523110719" calcext:value-type="float">
            <text:p>19,6523110719</text:p>
          </table:table-cell>
          <table:table-cell office:value-type="float" office:value="-77.14775635" calcext:value-type="float">
            <text:p>-77,14775635</text:p>
          </table:table-cell>
          <table:table-cell/>
          <table:table-cell table:formula="of:=[.E480]*100" office:value-type="float" office:value="-205.33596396" calcext:value-type="float">
            <text:p>-205,33596396</text:p>
          </table:table-cell>
          <table:table-cell table:formula="of:=[.F480]*100" office:value-type="float" office:value="1965.23110719" calcext:value-type="float">
            <text:p>1965,23110719</text:p>
          </table:table-cell>
          <table:table-cell table:formula="of:=[.G480]*100" office:value-type="float" office:value="-7714.775635" calcext:value-type="float">
            <text:p>-7714,775635</text:p>
          </table:table-cell>
          <table:table-cell/>
          <table:table-cell table:formula="of:=[.I480]*0.067" office:value-type="float" office:value="-13.75750958532" calcext:value-type="float">
            <text:p>-13,75750958532</text:p>
          </table:table-cell>
          <table:table-cell table:formula="of:=[.J480]*0.067" office:value-type="float" office:value="131.67048418173" calcext:value-type="float">
            <text:p>131,67048418173</text:p>
          </table:table-cell>
          <table:table-cell table:formula="of:=[.K480]*0.067" office:value-type="float" office:value="-516.889967545" calcext:value-type="float">
            <text:p>-516,88996754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.7929334982" calcext:value-type="float">
            <text:p>2,7929334982</text:p>
          </table:table-cell>
          <table:table-cell office:value-type="float" office:value="19.5468817546" calcext:value-type="float">
            <text:p>19,5468817546</text:p>
          </table:table-cell>
          <table:table-cell office:value-type="float" office:value="-76.364278919" calcext:value-type="float">
            <text:p>-76,364278919</text:p>
          </table:table-cell>
          <table:table-cell/>
          <table:table-cell table:formula="of:=[.E481]*100" office:value-type="float" office:value="279.29334982" calcext:value-type="float">
            <text:p>279,29334982</text:p>
          </table:table-cell>
          <table:table-cell table:formula="of:=[.F481]*100" office:value-type="float" office:value="1954.68817546" calcext:value-type="float">
            <text:p>1954,68817546</text:p>
          </table:table-cell>
          <table:table-cell table:formula="of:=[.G481]*100" office:value-type="float" office:value="-7636.4278919" calcext:value-type="float">
            <text:p>-7636,4278919</text:p>
          </table:table-cell>
          <table:table-cell/>
          <table:table-cell table:formula="of:=[.I481]*0.067" office:value-type="float" office:value="18.71265443794" calcext:value-type="float">
            <text:p>18,71265443794</text:p>
          </table:table-cell>
          <table:table-cell table:formula="of:=[.J481]*0.067" office:value-type="float" office:value="130.96410775582" calcext:value-type="float">
            <text:p>130,96410775582</text:p>
          </table:table-cell>
          <table:table-cell table:formula="of:=[.K481]*0.067" office:value-type="float" office:value="-511.6406687573" calcext:value-type="float">
            <text:p>-511,64066875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6.2287683171" calcext:value-type="float">
            <text:p>6,2287683171</text:p>
          </table:table-cell>
          <table:table-cell office:value-type="float" office:value="18.3232773237" calcext:value-type="float">
            <text:p>18,3232773237</text:p>
          </table:table-cell>
          <table:table-cell office:value-type="float" office:value="-75.115187735" calcext:value-type="float">
            <text:p>-75,115187735</text:p>
          </table:table-cell>
          <table:table-cell/>
          <table:table-cell table:formula="of:=[.E482]*100" office:value-type="float" office:value="622.87683171" calcext:value-type="float">
            <text:p>622,87683171</text:p>
          </table:table-cell>
          <table:table-cell table:formula="of:=[.F482]*100" office:value-type="float" office:value="1832.32773237" calcext:value-type="float">
            <text:p>1832,32773237</text:p>
          </table:table-cell>
          <table:table-cell table:formula="of:=[.G482]*100" office:value-type="float" office:value="-7511.5187735" calcext:value-type="float">
            <text:p>-7511,5187735</text:p>
          </table:table-cell>
          <table:table-cell/>
          <table:table-cell table:formula="of:=[.I482]*0.067" office:value-type="float" office:value="41.73274772457" calcext:value-type="float">
            <text:p>41,73274772457</text:p>
          </table:table-cell>
          <table:table-cell table:formula="of:=[.J482]*0.067" office:value-type="float" office:value="122.76595806879" calcext:value-type="float">
            <text:p>122,76595806879</text:p>
          </table:table-cell>
          <table:table-cell table:formula="of:=[.K482]*0.067" office:value-type="float" office:value="-503.2717578245" calcext:value-type="float">
            <text:p>-503,27175782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2.229018019" calcext:value-type="float">
            <text:p>12,229018019</text:p>
          </table:table-cell>
          <table:table-cell office:value-type="float" office:value="19.4315368058" calcext:value-type="float">
            <text:p>19,4315368058</text:p>
          </table:table-cell>
          <table:table-cell office:value-type="float" office:value="-72.453643957" calcext:value-type="float">
            <text:p>-72,453643957</text:p>
          </table:table-cell>
          <table:table-cell/>
          <table:table-cell table:formula="of:=[.E483]*100" office:value-type="float" office:value="1222.9018019" calcext:value-type="float">
            <text:p>1222,9018019</text:p>
          </table:table-cell>
          <table:table-cell table:formula="of:=[.F483]*100" office:value-type="float" office:value="1943.15368058" calcext:value-type="float">
            <text:p>1943,15368058</text:p>
          </table:table-cell>
          <table:table-cell table:formula="of:=[.G483]*100" office:value-type="float" office:value="-7245.3643957" calcext:value-type="float">
            <text:p>-7245,3643957</text:p>
          </table:table-cell>
          <table:table-cell/>
          <table:table-cell table:formula="of:=[.I483]*0.067" office:value-type="float" office:value="81.9344207273" calcext:value-type="float">
            <text:p>81,9344207273</text:p>
          </table:table-cell>
          <table:table-cell table:formula="of:=[.J483]*0.067" office:value-type="float" office:value="130.19129659886" calcext:value-type="float">
            <text:p>130,19129659886</text:p>
          </table:table-cell>
          <table:table-cell table:formula="of:=[.K483]*0.067" office:value-type="float" office:value="-485.4394145119" calcext:value-type="float">
            <text:p>-485,43941451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4.7816315555" calcext:value-type="float">
            <text:p>14,7816315555</text:p>
          </table:table-cell>
          <table:table-cell office:value-type="float" office:value="21.4456906249" calcext:value-type="float">
            <text:p>21,4456906249</text:p>
          </table:table-cell>
          <table:table-cell office:value-type="float" office:value="-65.6950803759" calcext:value-type="float">
            <text:p>-65,6950803759</text:p>
          </table:table-cell>
          <table:table-cell/>
          <table:table-cell table:formula="of:=[.E484]*100" office:value-type="float" office:value="1478.16315555" calcext:value-type="float">
            <text:p>1478,16315555</text:p>
          </table:table-cell>
          <table:table-cell table:formula="of:=[.F484]*100" office:value-type="float" office:value="2144.56906249" calcext:value-type="float">
            <text:p>2144,56906249</text:p>
          </table:table-cell>
          <table:table-cell table:formula="of:=[.G484]*100" office:value-type="float" office:value="-6569.50803759" calcext:value-type="float">
            <text:p>-6569,50803759</text:p>
          </table:table-cell>
          <table:table-cell/>
          <table:table-cell table:formula="of:=[.I484]*0.067" office:value-type="float" office:value="99.03693142185" calcext:value-type="float">
            <text:p>99,03693142185</text:p>
          </table:table-cell>
          <table:table-cell table:formula="of:=[.J484]*0.067" office:value-type="float" office:value="143.68612718683" calcext:value-type="float">
            <text:p>143,68612718683</text:p>
          </table:table-cell>
          <table:table-cell table:formula="of:=[.K484]*0.067" office:value-type="float" office:value="-440.15703851853" calcext:value-type="float">
            <text:p>-440,157038518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3.9710322632" calcext:value-type="float">
            <text:p>13,9710322632</text:p>
          </table:table-cell>
          <table:table-cell office:value-type="float" office:value="17.9711863875" calcext:value-type="float">
            <text:p>17,9711863875</text:p>
          </table:table-cell>
          <table:table-cell office:value-type="float" office:value="-61.0171594106" calcext:value-type="float">
            <text:p>-61,0171594106</text:p>
          </table:table-cell>
          <table:table-cell/>
          <table:table-cell table:formula="of:=[.E485]*100" office:value-type="float" office:value="1397.10322632" calcext:value-type="float">
            <text:p>1397,10322632</text:p>
          </table:table-cell>
          <table:table-cell table:formula="of:=[.F485]*100" office:value-type="float" office:value="1797.11863875" calcext:value-type="float">
            <text:p>1797,11863875</text:p>
          </table:table-cell>
          <table:table-cell table:formula="of:=[.G485]*100" office:value-type="float" office:value="-6101.71594106" calcext:value-type="float">
            <text:p>-6101,71594106</text:p>
          </table:table-cell>
          <table:table-cell/>
          <table:table-cell table:formula="of:=[.I485]*0.067" office:value-type="float" office:value="93.60591616344" calcext:value-type="float">
            <text:p>93,60591616344</text:p>
          </table:table-cell>
          <table:table-cell table:formula="of:=[.J485]*0.067" office:value-type="float" office:value="120.40694879625" calcext:value-type="float">
            <text:p>120,40694879625</text:p>
          </table:table-cell>
          <table:table-cell table:formula="of:=[.K485]*0.067" office:value-type="float" office:value="-408.81496805102" calcext:value-type="float">
            <text:p>-408,814968051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9.0268282571" calcext:value-type="float">
            <text:p>19,0268282571</text:p>
          </table:table-cell>
          <table:table-cell office:value-type="float" office:value="15.9235148134" calcext:value-type="float">
            <text:p>15,9235148134</text:p>
          </table:table-cell>
          <table:table-cell office:value-type="float" office:value="-57.6921631875" calcext:value-type="float">
            <text:p>-57,6921631875</text:p>
          </table:table-cell>
          <table:table-cell/>
          <table:table-cell table:formula="of:=[.E486]*100" office:value-type="float" office:value="1902.68282571" calcext:value-type="float">
            <text:p>1902,68282571</text:p>
          </table:table-cell>
          <table:table-cell table:formula="of:=[.F486]*100" office:value-type="float" office:value="1592.35148134" calcext:value-type="float">
            <text:p>1592,35148134</text:p>
          </table:table-cell>
          <table:table-cell table:formula="of:=[.G486]*100" office:value-type="float" office:value="-5769.21631875" calcext:value-type="float">
            <text:p>-5769,21631875</text:p>
          </table:table-cell>
          <table:table-cell/>
          <table:table-cell table:formula="of:=[.I486]*0.067" office:value-type="float" office:value="127.47974932257" calcext:value-type="float">
            <text:p>127,47974932257</text:p>
          </table:table-cell>
          <table:table-cell table:formula="of:=[.J486]*0.067" office:value-type="float" office:value="106.68754924978" calcext:value-type="float">
            <text:p>106,68754924978</text:p>
          </table:table-cell>
          <table:table-cell table:formula="of:=[.K486]*0.067" office:value-type="float" office:value="-386.53749335625" calcext:value-type="float">
            <text:p>-386,53749335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8.5294316739" calcext:value-type="float">
            <text:p>18,5294316739</text:p>
          </table:table-cell>
          <table:table-cell office:value-type="float" office:value="15.5282709929" calcext:value-type="float">
            <text:p>15,5282709929</text:p>
          </table:table-cell>
          <table:table-cell office:value-type="float" office:value="-48.4540791973" calcext:value-type="float">
            <text:p>-48,4540791973</text:p>
          </table:table-cell>
          <table:table-cell/>
          <table:table-cell table:formula="of:=[.E487]*100" office:value-type="float" office:value="1852.94316739" calcext:value-type="float">
            <text:p>1852,94316739</text:p>
          </table:table-cell>
          <table:table-cell table:formula="of:=[.F487]*100" office:value-type="float" office:value="1552.82709929" calcext:value-type="float">
            <text:p>1552,82709929</text:p>
          </table:table-cell>
          <table:table-cell table:formula="of:=[.G487]*100" office:value-type="float" office:value="-4845.40791973" calcext:value-type="float">
            <text:p>-4845,40791973</text:p>
          </table:table-cell>
          <table:table-cell/>
          <table:table-cell table:formula="of:=[.I487]*0.067" office:value-type="float" office:value="124.14719221513" calcext:value-type="float">
            <text:p>124,14719221513</text:p>
          </table:table-cell>
          <table:table-cell table:formula="of:=[.J487]*0.067" office:value-type="float" office:value="104.03941565243" calcext:value-type="float">
            <text:p>104,03941565243</text:p>
          </table:table-cell>
          <table:table-cell table:formula="of:=[.K487]*0.067" office:value-type="float" office:value="-324.64233062191" calcext:value-type="float">
            <text:p>-324,642330621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2.9976920747" calcext:value-type="float">
            <text:p>12,9976920747</text:p>
          </table:table-cell>
          <table:table-cell office:value-type="float" office:value="13.3018870894" calcext:value-type="float">
            <text:p>13,3018870894</text:p>
          </table:table-cell>
          <table:table-cell office:value-type="float" office:value="-44.7983665991" calcext:value-type="float">
            <text:p>-44,7983665991</text:p>
          </table:table-cell>
          <table:table-cell/>
          <table:table-cell table:formula="of:=[.E488]*100" office:value-type="float" office:value="1299.76920747" calcext:value-type="float">
            <text:p>1299,76920747</text:p>
          </table:table-cell>
          <table:table-cell table:formula="of:=[.F488]*100" office:value-type="float" office:value="1330.18870894" calcext:value-type="float">
            <text:p>1330,18870894</text:p>
          </table:table-cell>
          <table:table-cell table:formula="of:=[.G488]*100" office:value-type="float" office:value="-4479.83665991" calcext:value-type="float">
            <text:p>-4479,83665991</text:p>
          </table:table-cell>
          <table:table-cell/>
          <table:table-cell table:formula="of:=[.I488]*0.067" office:value-type="float" office:value="87.08453690049" calcext:value-type="float">
            <text:p>87,08453690049</text:p>
          </table:table-cell>
          <table:table-cell table:formula="of:=[.J488]*0.067" office:value-type="float" office:value="89.12264349898" calcext:value-type="float">
            <text:p>89,12264349898</text:p>
          </table:table-cell>
          <table:table-cell table:formula="of:=[.K488]*0.067" office:value-type="float" office:value="-300.14905621397" calcext:value-type="float">
            <text:p>-300,1490562139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9.3976471874" calcext:value-type="float">
            <text:p>19,3976471874</text:p>
          </table:table-cell>
          <table:table-cell office:value-type="float" office:value="12.7322241856" calcext:value-type="float">
            <text:p>12,7322241856</text:p>
          </table:table-cell>
          <table:table-cell office:value-type="float" office:value="-42.8883521664" calcext:value-type="float">
            <text:p>-42,8883521664</text:p>
          </table:table-cell>
          <table:table-cell/>
          <table:table-cell table:formula="of:=[.E489]*100" office:value-type="float" office:value="1939.76471874" calcext:value-type="float">
            <text:p>1939,76471874</text:p>
          </table:table-cell>
          <table:table-cell table:formula="of:=[.F489]*100" office:value-type="float" office:value="1273.22241856" calcext:value-type="float">
            <text:p>1273,22241856</text:p>
          </table:table-cell>
          <table:table-cell table:formula="of:=[.G489]*100" office:value-type="float" office:value="-4288.83521664" calcext:value-type="float">
            <text:p>-4288,83521664</text:p>
          </table:table-cell>
          <table:table-cell/>
          <table:table-cell table:formula="of:=[.I489]*0.067" office:value-type="float" office:value="129.96423615558" calcext:value-type="float">
            <text:p>129,96423615558</text:p>
          </table:table-cell>
          <table:table-cell table:formula="of:=[.J489]*0.067" office:value-type="float" office:value="85.30590204352" calcext:value-type="float">
            <text:p>85,30590204352</text:p>
          </table:table-cell>
          <table:table-cell table:formula="of:=[.K489]*0.067" office:value-type="float" office:value="-287.35195951488" calcext:value-type="float">
            <text:p>-287,3519595148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8.7754841087" calcext:value-type="float">
            <text:p>18,7754841087</text:p>
          </table:table-cell>
          <table:table-cell office:value-type="float" office:value="9.8792304938" calcext:value-type="float">
            <text:p>9,8792304938</text:p>
          </table:table-cell>
          <table:table-cell office:value-type="float" office:value="-32.0100719359" calcext:value-type="float">
            <text:p>-32,0100719359</text:p>
          </table:table-cell>
          <table:table-cell/>
          <table:table-cell table:formula="of:=[.E490]*100" office:value-type="float" office:value="1877.54841087" calcext:value-type="float">
            <text:p>1877,54841087</text:p>
          </table:table-cell>
          <table:table-cell table:formula="of:=[.F490]*100" office:value-type="float" office:value="987.92304938" calcext:value-type="float">
            <text:p>987,92304938</text:p>
          </table:table-cell>
          <table:table-cell table:formula="of:=[.G490]*100" office:value-type="float" office:value="-3201.00719359" calcext:value-type="float">
            <text:p>-3201,00719359</text:p>
          </table:table-cell>
          <table:table-cell/>
          <table:table-cell table:formula="of:=[.I490]*0.067" office:value-type="float" office:value="125.79574352829" calcext:value-type="float">
            <text:p>125,79574352829</text:p>
          </table:table-cell>
          <table:table-cell table:formula="of:=[.J490]*0.067" office:value-type="float" office:value="66.19084430846" calcext:value-type="float">
            <text:p>66,19084430846</text:p>
          </table:table-cell>
          <table:table-cell table:formula="of:=[.K490]*0.067" office:value-type="float" office:value="-214.46748197053" calcext:value-type="float">
            <text:p>-214,46748197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1.3210467222" calcext:value-type="float">
            <text:p>11,3210467222</text:p>
          </table:table-cell>
          <table:table-cell office:value-type="float" office:value="9.9752291658" calcext:value-type="float">
            <text:p>9,9752291658</text:p>
          </table:table-cell>
          <table:table-cell office:value-type="float" office:value="-29.2449361615" calcext:value-type="float">
            <text:p>-29,2449361615</text:p>
          </table:table-cell>
          <table:table-cell/>
          <table:table-cell table:formula="of:=[.E491]*100" office:value-type="float" office:value="1132.10467222" calcext:value-type="float">
            <text:p>1132,10467222</text:p>
          </table:table-cell>
          <table:table-cell table:formula="of:=[.F491]*100" office:value-type="float" office:value="997.52291658" calcext:value-type="float">
            <text:p>997,52291658</text:p>
          </table:table-cell>
          <table:table-cell table:formula="of:=[.G491]*100" office:value-type="float" office:value="-2924.49361615" calcext:value-type="float">
            <text:p>-2924,49361615</text:p>
          </table:table-cell>
          <table:table-cell/>
          <table:table-cell table:formula="of:=[.I491]*0.067" office:value-type="float" office:value="75.85101303874" calcext:value-type="float">
            <text:p>75,85101303874</text:p>
          </table:table-cell>
          <table:table-cell table:formula="of:=[.J491]*0.067" office:value-type="float" office:value="66.83403541086" calcext:value-type="float">
            <text:p>66,83403541086</text:p>
          </table:table-cell>
          <table:table-cell table:formula="of:=[.K491]*0.067" office:value-type="float" office:value="-195.94107228205" calcext:value-type="float">
            <text:p>-195,9410722820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6.4454484046" calcext:value-type="float">
            <text:p>16,4454484046</text:p>
          </table:table-cell>
          <table:table-cell office:value-type="float" office:value="15.1454901238" calcext:value-type="float">
            <text:p>15,1454901238</text:p>
          </table:table-cell>
          <table:table-cell office:value-type="float" office:value="-28.8558168177" calcext:value-type="float">
            <text:p>-28,8558168177</text:p>
          </table:table-cell>
          <table:table-cell/>
          <table:table-cell table:formula="of:=[.E492]*100" office:value-type="float" office:value="1644.54484046" calcext:value-type="float">
            <text:p>1644,54484046</text:p>
          </table:table-cell>
          <table:table-cell table:formula="of:=[.F492]*100" office:value-type="float" office:value="1514.54901238" calcext:value-type="float">
            <text:p>1514,54901238</text:p>
          </table:table-cell>
          <table:table-cell table:formula="of:=[.G492]*100" office:value-type="float" office:value="-2885.58168177" calcext:value-type="float">
            <text:p>-2885,58168177</text:p>
          </table:table-cell>
          <table:table-cell/>
          <table:table-cell table:formula="of:=[.I492]*0.067" office:value-type="float" office:value="110.18450431082" calcext:value-type="float">
            <text:p>110,18450431082</text:p>
          </table:table-cell>
          <table:table-cell table:formula="of:=[.J492]*0.067" office:value-type="float" office:value="101.47478382946" calcext:value-type="float">
            <text:p>101,47478382946</text:p>
          </table:table-cell>
          <table:table-cell table:formula="of:=[.K492]*0.067" office:value-type="float" office:value="-193.33397267859" calcext:value-type="float">
            <text:p>-193,3339726785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3.2835380674" calcext:value-type="float">
            <text:p>13,2835380674</text:p>
          </table:table-cell>
          <table:table-cell office:value-type="float" office:value="7.1553090927" calcext:value-type="float">
            <text:p>7,1553090927</text:p>
          </table:table-cell>
          <table:table-cell office:value-type="float" office:value="-20.2738373826" calcext:value-type="float">
            <text:p>-20,2738373826</text:p>
          </table:table-cell>
          <table:table-cell/>
          <table:table-cell table:formula="of:=[.E493]*100" office:value-type="float" office:value="1328.35380674" calcext:value-type="float">
            <text:p>1328,35380674</text:p>
          </table:table-cell>
          <table:table-cell table:formula="of:=[.F493]*100" office:value-type="float" office:value="715.53090927" calcext:value-type="float">
            <text:p>715,53090927</text:p>
          </table:table-cell>
          <table:table-cell table:formula="of:=[.G493]*100" office:value-type="float" office:value="-2027.38373826" calcext:value-type="float">
            <text:p>-2027,38373826</text:p>
          </table:table-cell>
          <table:table-cell/>
          <table:table-cell table:formula="of:=[.I493]*0.067" office:value-type="float" office:value="88.99970505158" calcext:value-type="float">
            <text:p>88,99970505158</text:p>
          </table:table-cell>
          <table:table-cell table:formula="of:=[.J493]*0.067" office:value-type="float" office:value="47.94057092109" calcext:value-type="float">
            <text:p>47,94057092109</text:p>
          </table:table-cell>
          <table:table-cell table:formula="of:=[.K493]*0.067" office:value-type="float" office:value="-135.83471046342" calcext:value-type="float">
            <text:p>-135,834710463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.9878740917" calcext:value-type="float">
            <text:p>5,9878740917</text:p>
          </table:table-cell>
          <table:table-cell office:value-type="float" office:value="5.5022161363" calcext:value-type="float">
            <text:p>5,5022161363</text:p>
          </table:table-cell>
          <table:table-cell office:value-type="float" office:value="-23.2892171185" calcext:value-type="float">
            <text:p>-23,2892171185</text:p>
          </table:table-cell>
          <table:table-cell/>
          <table:table-cell table:formula="of:=[.E494]*100" office:value-type="float" office:value="598.78740917" calcext:value-type="float">
            <text:p>598,78740917</text:p>
          </table:table-cell>
          <table:table-cell table:formula="of:=[.F494]*100" office:value-type="float" office:value="550.22161363" calcext:value-type="float">
            <text:p>550,22161363</text:p>
          </table:table-cell>
          <table:table-cell table:formula="of:=[.G494]*100" office:value-type="float" office:value="-2328.92171185" calcext:value-type="float">
            <text:p>-2328,92171185</text:p>
          </table:table-cell>
          <table:table-cell/>
          <table:table-cell table:formula="of:=[.I494]*0.067" office:value-type="float" office:value="40.11875641439" calcext:value-type="float">
            <text:p>40,11875641439</text:p>
          </table:table-cell>
          <table:table-cell table:formula="of:=[.J494]*0.067" office:value-type="float" office:value="36.86484811321" calcext:value-type="float">
            <text:p>36,86484811321</text:p>
          </table:table-cell>
          <table:table-cell table:formula="of:=[.K494]*0.067" office:value-type="float" office:value="-156.03775469395" calcext:value-type="float">
            <text:p>-156,0377546939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4.3923617029" calcext:value-type="float">
            <text:p>14,3923617029</text:p>
          </table:table-cell>
          <table:table-cell office:value-type="float" office:value="12.6547456335" calcext:value-type="float">
            <text:p>12,6547456335</text:p>
          </table:table-cell>
          <table:table-cell office:value-type="float" office:value="-22.1923166824" calcext:value-type="float">
            <text:p>-22,1923166824</text:p>
          </table:table-cell>
          <table:table-cell/>
          <table:table-cell table:formula="of:=[.E495]*100" office:value-type="float" office:value="1439.23617029" calcext:value-type="float">
            <text:p>1439,23617029</text:p>
          </table:table-cell>
          <table:table-cell table:formula="of:=[.F495]*100" office:value-type="float" office:value="1265.47456335" calcext:value-type="float">
            <text:p>1265,47456335</text:p>
          </table:table-cell>
          <table:table-cell table:formula="of:=[.G495]*100" office:value-type="float" office:value="-2219.23166824" calcext:value-type="float">
            <text:p>-2219,23166824</text:p>
          </table:table-cell>
          <table:table-cell/>
          <table:table-cell table:formula="of:=[.I495]*0.067" office:value-type="float" office:value="96.42882340943" calcext:value-type="float">
            <text:p>96,42882340943</text:p>
          </table:table-cell>
          <table:table-cell table:formula="of:=[.J495]*0.067" office:value-type="float" office:value="84.78679574445" calcext:value-type="float">
            <text:p>84,78679574445</text:p>
          </table:table-cell>
          <table:table-cell table:formula="of:=[.K495]*0.067" office:value-type="float" office:value="-148.68852177208" calcext:value-type="float">
            <text:p>-148,688521772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2.3128502041" calcext:value-type="float">
            <text:p>2,3128502041</text:p>
          </table:table-cell>
          <table:table-cell office:value-type="float" office:value="-11.443496619" calcext:value-type="float">
            <text:p>-11,443496619</text:p>
          </table:table-cell>
          <table:table-cell/>
          <table:table-cell table:formula="of:=[.E496]*100" office:value-type="float" office:value="0" calcext:value-type="float">
            <text:p>0</text:p>
          </table:table-cell>
          <table:table-cell table:formula="of:=[.F496]*100" office:value-type="float" office:value="231.28502041" calcext:value-type="float">
            <text:p>231,28502041</text:p>
          </table:table-cell>
          <table:table-cell table:formula="of:=[.G496]*100" office:value-type="float" office:value="-1144.3496619" calcext:value-type="float">
            <text:p>-1144,3496619</text:p>
          </table:table-cell>
          <table:table-cell/>
          <table:table-cell table:formula="of:=[.I496]*0.067" office:value-type="float" office:value="0" calcext:value-type="float">
            <text:p>0</text:p>
          </table:table-cell>
          <table:table-cell table:formula="of:=[.J496]*0.067" office:value-type="float" office:value="15.49609636747" calcext:value-type="float">
            <text:p>15,49609636747</text:p>
          </table:table-cell>
          <table:table-cell table:formula="of:=[.K496]*0.067" office:value-type="float" office:value="-76.6714273473" calcext:value-type="float">
            <text:p>-76,6714273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5.3288756793" calcext:value-type="float">
            <text:p>5,3288756793</text:p>
          </table:table-cell>
          <table:table-cell office:value-type="float" office:value="-17.1943378427" calcext:value-type="float">
            <text:p>-17,1943378427</text:p>
          </table:table-cell>
          <table:table-cell/>
          <table:table-cell table:formula="of:=[.E497]*100" office:value-type="float" office:value="0" calcext:value-type="float">
            <text:p>0</text:p>
          </table:table-cell>
          <table:table-cell table:formula="of:=[.F497]*100" office:value-type="float" office:value="532.88756793" calcext:value-type="float">
            <text:p>532,88756793</text:p>
          </table:table-cell>
          <table:table-cell table:formula="of:=[.G497]*100" office:value-type="float" office:value="-1719.43378427" calcext:value-type="float">
            <text:p>-1719,43378427</text:p>
          </table:table-cell>
          <table:table-cell/>
          <table:table-cell table:formula="of:=[.I497]*0.067" office:value-type="float" office:value="0" calcext:value-type="float">
            <text:p>0</text:p>
          </table:table-cell>
          <table:table-cell table:formula="of:=[.J497]*0.067" office:value-type="float" office:value="35.70346705131" calcext:value-type="float">
            <text:p>35,70346705131</text:p>
          </table:table-cell>
          <table:table-cell table:formula="of:=[.K497]*0.067" office:value-type="float" office:value="-115.20206354609" calcext:value-type="float">
            <text:p>-115,20206354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0.6407345072" calcext:value-type="float">
            <text:p>-0,6407345072</text:p>
          </table:table-cell>
          <table:table-cell office:value-type="float" office:value="6.042372622" calcext:value-type="float">
            <text:p>6,042372622</text:p>
          </table:table-cell>
          <table:table-cell office:value-type="float" office:value="-17.617153396" calcext:value-type="float">
            <text:p>-17,617153396</text:p>
          </table:table-cell>
          <table:table-cell/>
          <table:table-cell table:formula="of:=[.E498]*100" office:value-type="float" office:value="-64.07345072" calcext:value-type="float">
            <text:p>-64,07345072</text:p>
          </table:table-cell>
          <table:table-cell table:formula="of:=[.F498]*100" office:value-type="float" office:value="604.2372622" calcext:value-type="float">
            <text:p>604,2372622</text:p>
          </table:table-cell>
          <table:table-cell table:formula="of:=[.G498]*100" office:value-type="float" office:value="-1761.7153396" calcext:value-type="float">
            <text:p>-1761,7153396</text:p>
          </table:table-cell>
          <table:table-cell/>
          <table:table-cell table:formula="of:=[.I498]*0.067" office:value-type="float" office:value="-4.29292119824" calcext:value-type="float">
            <text:p>-4,29292119824</text:p>
          </table:table-cell>
          <table:table-cell table:formula="of:=[.J498]*0.067" office:value-type="float" office:value="40.4838965674" calcext:value-type="float">
            <text:p>40,4838965674</text:p>
          </table:table-cell>
          <table:table-cell table:formula="of:=[.K498]*0.067" office:value-type="float" office:value="-118.0349277532" calcext:value-type="float">
            <text:p>-118,03492775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2.0962335359" calcext:value-type="float">
            <text:p>-2,0962335359</text:p>
          </table:table-cell>
          <table:table-cell office:value-type="float" office:value="6.3196323838" calcext:value-type="float">
            <text:p>6,3196323838</text:p>
          </table:table-cell>
          <table:table-cell office:value-type="float" office:value="-17.1385043173" calcext:value-type="float">
            <text:p>-17,1385043173</text:p>
          </table:table-cell>
          <table:table-cell/>
          <table:table-cell table:formula="of:=[.E499]*100" office:value-type="float" office:value="-209.62335359" calcext:value-type="float">
            <text:p>-209,62335359</text:p>
          </table:table-cell>
          <table:table-cell table:formula="of:=[.F499]*100" office:value-type="float" office:value="631.96323838" calcext:value-type="float">
            <text:p>631,96323838</text:p>
          </table:table-cell>
          <table:table-cell table:formula="of:=[.G499]*100" office:value-type="float" office:value="-1713.85043173" calcext:value-type="float">
            <text:p>-1713,85043173</text:p>
          </table:table-cell>
          <table:table-cell/>
          <table:table-cell table:formula="of:=[.I499]*0.067" office:value-type="float" office:value="-14.04476469053" calcext:value-type="float">
            <text:p>-14,04476469053</text:p>
          </table:table-cell>
          <table:table-cell table:formula="of:=[.J499]*0.067" office:value-type="float" office:value="42.34153697146" calcext:value-type="float">
            <text:p>42,34153697146</text:p>
          </table:table-cell>
          <table:table-cell table:formula="of:=[.K499]*0.067" office:value-type="float" office:value="-114.82797892591" calcext:value-type="float">
            <text:p>-114,827978925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0.8232936789" calcext:value-type="float">
            <text:p>-10,8232936789</text:p>
          </table:table-cell>
          <table:table-cell office:value-type="float" office:value="6.0064470746" calcext:value-type="float">
            <text:p>6,0064470746</text:p>
          </table:table-cell>
          <table:table-cell office:value-type="float" office:value="-16.9909681934" calcext:value-type="float">
            <text:p>-16,9909681934</text:p>
          </table:table-cell>
          <table:table-cell/>
          <table:table-cell table:formula="of:=[.E500]*100" office:value-type="float" office:value="-1082.32936789" calcext:value-type="float">
            <text:p>-1082,32936789</text:p>
          </table:table-cell>
          <table:table-cell table:formula="of:=[.F500]*100" office:value-type="float" office:value="600.64470746" calcext:value-type="float">
            <text:p>600,64470746</text:p>
          </table:table-cell>
          <table:table-cell table:formula="of:=[.G500]*100" office:value-type="float" office:value="-1699.09681934" calcext:value-type="float">
            <text:p>-1699,09681934</text:p>
          </table:table-cell>
          <table:table-cell/>
          <table:table-cell table:formula="of:=[.I500]*0.067" office:value-type="float" office:value="-72.51606764863" calcext:value-type="float">
            <text:p>-72,51606764863</text:p>
          </table:table-cell>
          <table:table-cell table:formula="of:=[.J500]*0.067" office:value-type="float" office:value="40.24319539982" calcext:value-type="float">
            <text:p>40,24319539982</text:p>
          </table:table-cell>
          <table:table-cell table:formula="of:=[.K500]*0.067" office:value-type="float" office:value="-113.83948689578" calcext:value-type="float">
            <text:p>-113,839486895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2.424516381" calcext:value-type="float">
            <text:p>-12,424516381</text:p>
          </table:table-cell>
          <table:table-cell office:value-type="float" office:value="10.0928812395" calcext:value-type="float">
            <text:p>10,0928812395</text:p>
          </table:table-cell>
          <table:table-cell office:value-type="float" office:value="-24.0989302353" calcext:value-type="float">
            <text:p>-24,0989302353</text:p>
          </table:table-cell>
          <table:table-cell/>
          <table:table-cell table:formula="of:=[.E501]*100" office:value-type="float" office:value="-1242.4516381" calcext:value-type="float">
            <text:p>-1242,4516381</text:p>
          </table:table-cell>
          <table:table-cell table:formula="of:=[.F501]*100" office:value-type="float" office:value="1009.28812395" calcext:value-type="float">
            <text:p>1009,28812395</text:p>
          </table:table-cell>
          <table:table-cell table:formula="of:=[.G501]*100" office:value-type="float" office:value="-2409.89302353" calcext:value-type="float">
            <text:p>-2409,89302353</text:p>
          </table:table-cell>
          <table:table-cell/>
          <table:table-cell table:formula="of:=[.I501]*0.067" office:value-type="float" office:value="-83.2442597527" calcext:value-type="float">
            <text:p>-83,2442597527</text:p>
          </table:table-cell>
          <table:table-cell table:formula="of:=[.J501]*0.067" office:value-type="float" office:value="67.62230430465" calcext:value-type="float">
            <text:p>67,62230430465</text:p>
          </table:table-cell>
          <table:table-cell table:formula="of:=[.K501]*0.067" office:value-type="float" office:value="-161.46283257651" calcext:value-type="float">
            <text:p>-161,462832576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0.7769706896" calcext:value-type="float">
            <text:p>-10,7769706896</text:p>
          </table:table-cell>
          <table:table-cell office:value-type="float" office:value="9.1444314103" calcext:value-type="float">
            <text:p>9,1444314103</text:p>
          </table:table-cell>
          <table:table-cell office:value-type="float" office:value="-21.6542698324" calcext:value-type="float">
            <text:p>-21,6542698324</text:p>
          </table:table-cell>
          <table:table-cell/>
          <table:table-cell table:formula="of:=[.E502]*100" office:value-type="float" office:value="-1077.69706896" calcext:value-type="float">
            <text:p>-1077,69706896</text:p>
          </table:table-cell>
          <table:table-cell table:formula="of:=[.F502]*100" office:value-type="float" office:value="914.44314103" calcext:value-type="float">
            <text:p>914,44314103</text:p>
          </table:table-cell>
          <table:table-cell table:formula="of:=[.G502]*100" office:value-type="float" office:value="-2165.42698324" calcext:value-type="float">
            <text:p>-2165,42698324</text:p>
          </table:table-cell>
          <table:table-cell/>
          <table:table-cell table:formula="of:=[.I502]*0.067" office:value-type="float" office:value="-72.20570362032" calcext:value-type="float">
            <text:p>-72,20570362032</text:p>
          </table:table-cell>
          <table:table-cell table:formula="of:=[.J502]*0.067" office:value-type="float" office:value="61.26769044901" calcext:value-type="float">
            <text:p>61,26769044901</text:p>
          </table:table-cell>
          <table:table-cell table:formula="of:=[.K502]*0.067" office:value-type="float" office:value="-145.08360787708" calcext:value-type="float">
            <text:p>-145,083607877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20.4064029394" calcext:value-type="float">
            <text:p>-20,4064029394</text:p>
          </table:table-cell>
          <table:table-cell office:value-type="float" office:value="3.8078379608" calcext:value-type="float">
            <text:p>3,8078379608</text:p>
          </table:table-cell>
          <table:table-cell office:value-type="float" office:value="-25.6386781728" calcext:value-type="float">
            <text:p>-25,6386781728</text:p>
          </table:table-cell>
          <table:table-cell/>
          <table:table-cell table:formula="of:=[.E503]*100" office:value-type="float" office:value="-2040.64029394" calcext:value-type="float">
            <text:p>-2040,64029394</text:p>
          </table:table-cell>
          <table:table-cell table:formula="of:=[.F503]*100" office:value-type="float" office:value="380.78379608" calcext:value-type="float">
            <text:p>380,78379608</text:p>
          </table:table-cell>
          <table:table-cell table:formula="of:=[.G503]*100" office:value-type="float" office:value="-2563.86781728" calcext:value-type="float">
            <text:p>-2563,86781728</text:p>
          </table:table-cell>
          <table:table-cell/>
          <table:table-cell table:formula="of:=[.I503]*0.067" office:value-type="float" office:value="-136.72289969398" calcext:value-type="float">
            <text:p>-136,72289969398</text:p>
          </table:table-cell>
          <table:table-cell table:formula="of:=[.J503]*0.067" office:value-type="float" office:value="25.51251433736" calcext:value-type="float">
            <text:p>25,51251433736</text:p>
          </table:table-cell>
          <table:table-cell table:formula="of:=[.K503]*0.067" office:value-type="float" office:value="-171.77914375776" calcext:value-type="float">
            <text:p>-171,779143757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.6213034382" calcext:value-type="float">
            <text:p>-22,6213034382</text:p>
          </table:table-cell>
          <table:table-cell office:value-type="float" office:value="12.0794629305" calcext:value-type="float">
            <text:p>12,0794629305</text:p>
          </table:table-cell>
          <table:table-cell office:value-type="float" office:value="-36.2185830689" calcext:value-type="float">
            <text:p>-36,2185830689</text:p>
          </table:table-cell>
          <table:table-cell/>
          <table:table-cell table:formula="of:=[.E504]*100" office:value-type="float" office:value="-2262.13034382" calcext:value-type="float">
            <text:p>-2262,13034382</text:p>
          </table:table-cell>
          <table:table-cell table:formula="of:=[.F504]*100" office:value-type="float" office:value="1207.94629305" calcext:value-type="float">
            <text:p>1207,94629305</text:p>
          </table:table-cell>
          <table:table-cell table:formula="of:=[.G504]*100" office:value-type="float" office:value="-3621.85830689" calcext:value-type="float">
            <text:p>-3621,85830689</text:p>
          </table:table-cell>
          <table:table-cell/>
          <table:table-cell table:formula="of:=[.I504]*0.067" office:value-type="float" office:value="-151.56273303594" calcext:value-type="float">
            <text:p>-151,56273303594</text:p>
          </table:table-cell>
          <table:table-cell table:formula="of:=[.J504]*0.067" office:value-type="float" office:value="80.93240163435" calcext:value-type="float">
            <text:p>80,93240163435</text:p>
          </table:table-cell>
          <table:table-cell table:formula="of:=[.K504]*0.067" office:value-type="float" office:value="-242.66450656163" calcext:value-type="float">
            <text:p>-242,664506561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.7223162361" calcext:value-type="float">
            <text:p>-22,7223162361</text:p>
          </table:table-cell>
          <table:table-cell office:value-type="float" office:value="13.9093784076" calcext:value-type="float">
            <text:p>13,9093784076</text:p>
          </table:table-cell>
          <table:table-cell office:value-type="float" office:value="-40.5520708161" calcext:value-type="float">
            <text:p>-40,5520708161</text:p>
          </table:table-cell>
          <table:table-cell/>
          <table:table-cell table:formula="of:=[.E505]*100" office:value-type="float" office:value="-2272.23162361" calcext:value-type="float">
            <text:p>-2272,23162361</text:p>
          </table:table-cell>
          <table:table-cell table:formula="of:=[.F505]*100" office:value-type="float" office:value="1390.93784076" calcext:value-type="float">
            <text:p>1390,93784076</text:p>
          </table:table-cell>
          <table:table-cell table:formula="of:=[.G505]*100" office:value-type="float" office:value="-4055.20708161" calcext:value-type="float">
            <text:p>-4055,20708161</text:p>
          </table:table-cell>
          <table:table-cell/>
          <table:table-cell table:formula="of:=[.I505]*0.067" office:value-type="float" office:value="-152.23951878187" calcext:value-type="float">
            <text:p>-152,23951878187</text:p>
          </table:table-cell>
          <table:table-cell table:formula="of:=[.J505]*0.067" office:value-type="float" office:value="93.19283533092" calcext:value-type="float">
            <text:p>93,19283533092</text:p>
          </table:table-cell>
          <table:table-cell table:formula="of:=[.K505]*0.067" office:value-type="float" office:value="-271.69887446787" calcext:value-type="float">
            <text:p>-271,698874467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2.2362530915" calcext:value-type="float">
            <text:p>-22,2362530915</text:p>
          </table:table-cell>
          <table:table-cell office:value-type="float" office:value="11.4019258325" calcext:value-type="float">
            <text:p>11,4019258325</text:p>
          </table:table-cell>
          <table:table-cell office:value-type="float" office:value="-50.2572591418" calcext:value-type="float">
            <text:p>-50,2572591418</text:p>
          </table:table-cell>
          <table:table-cell/>
          <table:table-cell table:formula="of:=[.E506]*100" office:value-type="float" office:value="-2223.62530915" calcext:value-type="float">
            <text:p>-2223,62530915</text:p>
          </table:table-cell>
          <table:table-cell table:formula="of:=[.F506]*100" office:value-type="float" office:value="1140.19258325" calcext:value-type="float">
            <text:p>1140,19258325</text:p>
          </table:table-cell>
          <table:table-cell table:formula="of:=[.G506]*100" office:value-type="float" office:value="-5025.72591418" calcext:value-type="float">
            <text:p>-5025,72591418</text:p>
          </table:table-cell>
          <table:table-cell/>
          <table:table-cell table:formula="of:=[.I506]*0.067" office:value-type="float" office:value="-148.98289571305" calcext:value-type="float">
            <text:p>-148,98289571305</text:p>
          </table:table-cell>
          <table:table-cell table:formula="of:=[.J506]*0.067" office:value-type="float" office:value="76.39290307775" calcext:value-type="float">
            <text:p>76,39290307775</text:p>
          </table:table-cell>
          <table:table-cell table:formula="of:=[.K506]*0.067" office:value-type="float" office:value="-336.72363625006" calcext:value-type="float">
            <text:p>-336,72363625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5.2792970097" calcext:value-type="float">
            <text:p>-15,2792970097</text:p>
          </table:table-cell>
          <table:table-cell office:value-type="float" office:value="18.3711258494" calcext:value-type="float">
            <text:p>18,3711258494</text:p>
          </table:table-cell>
          <table:table-cell office:value-type="float" office:value="-56.4036908172" calcext:value-type="float">
            <text:p>-56,4036908172</text:p>
          </table:table-cell>
          <table:table-cell/>
          <table:table-cell table:formula="of:=[.E507]*100" office:value-type="float" office:value="-1527.92970097" calcext:value-type="float">
            <text:p>-1527,92970097</text:p>
          </table:table-cell>
          <table:table-cell table:formula="of:=[.F507]*100" office:value-type="float" office:value="1837.11258494" calcext:value-type="float">
            <text:p>1837,11258494</text:p>
          </table:table-cell>
          <table:table-cell table:formula="of:=[.G507]*100" office:value-type="float" office:value="-5640.36908172" calcext:value-type="float">
            <text:p>-5640,36908172</text:p>
          </table:table-cell>
          <table:table-cell/>
          <table:table-cell table:formula="of:=[.I507]*0.067" office:value-type="float" office:value="-102.37128996499" calcext:value-type="float">
            <text:p>-102,37128996499</text:p>
          </table:table-cell>
          <table:table-cell table:formula="of:=[.J507]*0.067" office:value-type="float" office:value="123.08654319098" calcext:value-type="float">
            <text:p>123,08654319098</text:p>
          </table:table-cell>
          <table:table-cell table:formula="of:=[.K507]*0.067" office:value-type="float" office:value="-377.90472847524" calcext:value-type="float">
            <text:p>-377,904728475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4.6915234163" calcext:value-type="float">
            <text:p>-14,6915234163</text:p>
          </table:table-cell>
          <table:table-cell office:value-type="float" office:value="20.3881048977" calcext:value-type="float">
            <text:p>20,3881048977</text:p>
          </table:table-cell>
          <table:table-cell office:value-type="float" office:value="-58.5800262634" calcext:value-type="float">
            <text:p>-58,5800262634</text:p>
          </table:table-cell>
          <table:table-cell/>
          <table:table-cell table:formula="of:=[.E508]*100" office:value-type="float" office:value="-1469.15234163" calcext:value-type="float">
            <text:p>-1469,15234163</text:p>
          </table:table-cell>
          <table:table-cell table:formula="of:=[.F508]*100" office:value-type="float" office:value="2038.81048977" calcext:value-type="float">
            <text:p>2038,81048977</text:p>
          </table:table-cell>
          <table:table-cell table:formula="of:=[.G508]*100" office:value-type="float" office:value="-5858.00262634" calcext:value-type="float">
            <text:p>-5858,00262634</text:p>
          </table:table-cell>
          <table:table-cell/>
          <table:table-cell table:formula="of:=[.I508]*0.067" office:value-type="float" office:value="-98.43320688921" calcext:value-type="float">
            <text:p>-98,43320688921</text:p>
          </table:table-cell>
          <table:table-cell table:formula="of:=[.J508]*0.067" office:value-type="float" office:value="136.60030281459" calcext:value-type="float">
            <text:p>136,60030281459</text:p>
          </table:table-cell>
          <table:table-cell table:formula="of:=[.K508]*0.067" office:value-type="float" office:value="-392.48617596478" calcext:value-type="float">
            <text:p>-392,486175964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3.7658856399" calcext:value-type="float">
            <text:p>-13,7658856399</text:p>
          </table:table-cell>
          <table:table-cell office:value-type="float" office:value="18.2379484888" calcext:value-type="float">
            <text:p>18,2379484888</text:p>
          </table:table-cell>
          <table:table-cell office:value-type="float" office:value="-64.9121384424" calcext:value-type="float">
            <text:p>-64,9121384424</text:p>
          </table:table-cell>
          <table:table-cell/>
          <table:table-cell table:formula="of:=[.E509]*100" office:value-type="float" office:value="-1376.58856399" calcext:value-type="float">
            <text:p>-1376,58856399</text:p>
          </table:table-cell>
          <table:table-cell table:formula="of:=[.F509]*100" office:value-type="float" office:value="1823.79484888" calcext:value-type="float">
            <text:p>1823,79484888</text:p>
          </table:table-cell>
          <table:table-cell table:formula="of:=[.G509]*100" office:value-type="float" office:value="-6491.21384424" calcext:value-type="float">
            <text:p>-6491,21384424</text:p>
          </table:table-cell>
          <table:table-cell/>
          <table:table-cell table:formula="of:=[.I509]*0.067" office:value-type="float" office:value="-92.23143378733" calcext:value-type="float">
            <text:p>-92,23143378733</text:p>
          </table:table-cell>
          <table:table-cell table:formula="of:=[.J509]*0.067" office:value-type="float" office:value="122.19425487496" calcext:value-type="float">
            <text:p>122,19425487496</text:p>
          </table:table-cell>
          <table:table-cell table:formula="of:=[.K509]*0.067" office:value-type="float" office:value="-434.91132756408" calcext:value-type="float">
            <text:p>-434,911327564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6.6990087216" calcext:value-type="float">
            <text:p>-6,6990087216</text:p>
          </table:table-cell>
          <table:table-cell office:value-type="float" office:value="21.075756711" calcext:value-type="float">
            <text:p>21,075756711</text:p>
          </table:table-cell>
          <table:table-cell office:value-type="float" office:value="-69.372754884" calcext:value-type="float">
            <text:p>-69,372754884</text:p>
          </table:table-cell>
          <table:table-cell/>
          <table:table-cell table:formula="of:=[.E510]*100" office:value-type="float" office:value="-669.90087216" calcext:value-type="float">
            <text:p>-669,90087216</text:p>
          </table:table-cell>
          <table:table-cell table:formula="of:=[.F510]*100" office:value-type="float" office:value="2107.5756711" calcext:value-type="float">
            <text:p>2107,5756711</text:p>
          </table:table-cell>
          <table:table-cell table:formula="of:=[.G510]*100" office:value-type="float" office:value="-6937.2754884" calcext:value-type="float">
            <text:p>-6937,2754884</text:p>
          </table:table-cell>
          <table:table-cell/>
          <table:table-cell table:formula="of:=[.I510]*0.067" office:value-type="float" office:value="-44.88335843472" calcext:value-type="float">
            <text:p>-44,88335843472</text:p>
          </table:table-cell>
          <table:table-cell table:formula="of:=[.J510]*0.067" office:value-type="float" office:value="141.2075699637" calcext:value-type="float">
            <text:p>141,2075699637</text:p>
          </table:table-cell>
          <table:table-cell table:formula="of:=[.K510]*0.067" office:value-type="float" office:value="-464.7974577228" calcext:value-type="float">
            <text:p>-464,797457722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0.7325483726" calcext:value-type="float">
            <text:p>-0,7325483726</text:p>
          </table:table-cell>
          <table:table-cell office:value-type="float" office:value="22.9076433683" calcext:value-type="float">
            <text:p>22,9076433683</text:p>
          </table:table-cell>
          <table:table-cell office:value-type="float" office:value="-69.786295366" calcext:value-type="float">
            <text:p>-69,786295366</text:p>
          </table:table-cell>
          <table:table-cell/>
          <table:table-cell table:formula="of:=[.E511]*100" office:value-type="float" office:value="-73.25483726" calcext:value-type="float">
            <text:p>-73,25483726</text:p>
          </table:table-cell>
          <table:table-cell table:formula="of:=[.F511]*100" office:value-type="float" office:value="2290.76433683" calcext:value-type="float">
            <text:p>2290,76433683</text:p>
          </table:table-cell>
          <table:table-cell table:formula="of:=[.G511]*100" office:value-type="float" office:value="-6978.6295366" calcext:value-type="float">
            <text:p>-6978,6295366</text:p>
          </table:table-cell>
          <table:table-cell/>
          <table:table-cell table:formula="of:=[.I511]*0.067" office:value-type="float" office:value="-4.90807409642" calcext:value-type="float">
            <text:p>-4,90807409642</text:p>
          </table:table-cell>
          <table:table-cell table:formula="of:=[.J511]*0.067" office:value-type="float" office:value="153.48121056761" calcext:value-type="float">
            <text:p>153,48121056761</text:p>
          </table:table-cell>
          <table:table-cell table:formula="of:=[.K511]*0.067" office:value-type="float" office:value="-467.5681789522" calcext:value-type="float">
            <text:p>-467,56817895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2.015385594" calcext:value-type="float">
            <text:p>2,015385594</text:p>
          </table:table-cell>
          <table:table-cell office:value-type="float" office:value="22.2212248307" calcext:value-type="float">
            <text:p>22,2212248307</text:p>
          </table:table-cell>
          <table:table-cell office:value-type="float" office:value="-68.887088567" calcext:value-type="float">
            <text:p>-68,887088567</text:p>
          </table:table-cell>
          <table:table-cell/>
          <table:table-cell table:formula="of:=[.E512]*100" office:value-type="float" office:value="201.5385594" calcext:value-type="float">
            <text:p>201,5385594</text:p>
          </table:table-cell>
          <table:table-cell table:formula="of:=[.F512]*100" office:value-type="float" office:value="2222.12248307" calcext:value-type="float">
            <text:p>2222,12248307</text:p>
          </table:table-cell>
          <table:table-cell table:formula="of:=[.G512]*100" office:value-type="float" office:value="-6888.7088567" calcext:value-type="float">
            <text:p>-6888,7088567</text:p>
          </table:table-cell>
          <table:table-cell/>
          <table:table-cell table:formula="of:=[.I512]*0.067" office:value-type="float" office:value="13.5030834798" calcext:value-type="float">
            <text:p>13,5030834798</text:p>
          </table:table-cell>
          <table:table-cell table:formula="of:=[.J512]*0.067" office:value-type="float" office:value="148.88220636569" calcext:value-type="float">
            <text:p>148,88220636569</text:p>
          </table:table-cell>
          <table:table-cell table:formula="of:=[.K512]*0.067" office:value-type="float" office:value="-461.5434933989" calcext:value-type="float">
            <text:p>-461,5434933989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5.7149500942" calcext:value-type="float">
            <text:p>5,7149500942</text:p>
          </table:table-cell>
          <table:table-cell office:value-type="float" office:value="21.1699208024" calcext:value-type="float">
            <text:p>21,1699208024</text:p>
          </table:table-cell>
          <table:table-cell office:value-type="float" office:value="-68.149780769" calcext:value-type="float">
            <text:p>-68,149780769</text:p>
          </table:table-cell>
          <table:table-cell/>
          <table:table-cell table:formula="of:=[.E513]*100" office:value-type="float" office:value="571.49500942" calcext:value-type="float">
            <text:p>571,49500942</text:p>
          </table:table-cell>
          <table:table-cell table:formula="of:=[.F513]*100" office:value-type="float" office:value="2116.99208024" calcext:value-type="float">
            <text:p>2116,99208024</text:p>
          </table:table-cell>
          <table:table-cell table:formula="of:=[.G513]*100" office:value-type="float" office:value="-6814.9780769" calcext:value-type="float">
            <text:p>-6814,9780769</text:p>
          </table:table-cell>
          <table:table-cell/>
          <table:table-cell table:formula="of:=[.I513]*0.067" office:value-type="float" office:value="38.29016563114" calcext:value-type="float">
            <text:p>38,29016563114</text:p>
          </table:table-cell>
          <table:table-cell table:formula="of:=[.J513]*0.067" office:value-type="float" office:value="141.83846937608" calcext:value-type="float">
            <text:p>141,83846937608</text:p>
          </table:table-cell>
          <table:table-cell table:formula="of:=[.K513]*0.067" office:value-type="float" office:value="-456.6035311523" calcext:value-type="float">
            <text:p>-456,603531152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2.5166200817" calcext:value-type="float">
            <text:p>12,5166200817</text:p>
          </table:table-cell>
          <table:table-cell office:value-type="float" office:value="20.7940060196" calcext:value-type="float">
            <text:p>20,7940060196</text:p>
          </table:table-cell>
          <table:table-cell office:value-type="float" office:value="-65.3730568957" calcext:value-type="float">
            <text:p>-65,3730568957</text:p>
          </table:table-cell>
          <table:table-cell/>
          <table:table-cell table:formula="of:=[.E514]*100" office:value-type="float" office:value="1251.66200817" calcext:value-type="float">
            <text:p>1251,66200817</text:p>
          </table:table-cell>
          <table:table-cell table:formula="of:=[.F514]*100" office:value-type="float" office:value="2079.40060196" calcext:value-type="float">
            <text:p>2079,40060196</text:p>
          </table:table-cell>
          <table:table-cell table:formula="of:=[.G514]*100" office:value-type="float" office:value="-6537.30568957" calcext:value-type="float">
            <text:p>-6537,30568957</text:p>
          </table:table-cell>
          <table:table-cell/>
          <table:table-cell table:formula="of:=[.I514]*0.067" office:value-type="float" office:value="83.86135454739" calcext:value-type="float">
            <text:p>83,86135454739</text:p>
          </table:table-cell>
          <table:table-cell table:formula="of:=[.J514]*0.067" office:value-type="float" office:value="139.31984033132" calcext:value-type="float">
            <text:p>139,31984033132</text:p>
          </table:table-cell>
          <table:table-cell table:formula="of:=[.K514]*0.067" office:value-type="float" office:value="-437.99948120119" calcext:value-type="float">
            <text:p>-437,999481201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3.7499721014" calcext:value-type="float">
            <text:p>13,7499721014</text:p>
          </table:table-cell>
          <table:table-cell office:value-type="float" office:value="20.2768702448" calcext:value-type="float">
            <text:p>20,2768702448</text:p>
          </table:table-cell>
          <table:table-cell office:value-type="float" office:value="-58.5551469859" calcext:value-type="float">
            <text:p>-58,5551469859</text:p>
          </table:table-cell>
          <table:table-cell/>
          <table:table-cell table:formula="of:=[.E515]*100" office:value-type="float" office:value="1374.99721014" calcext:value-type="float">
            <text:p>1374,99721014</text:p>
          </table:table-cell>
          <table:table-cell table:formula="of:=[.F515]*100" office:value-type="float" office:value="2027.68702448" calcext:value-type="float">
            <text:p>2027,68702448</text:p>
          </table:table-cell>
          <table:table-cell table:formula="of:=[.G515]*100" office:value-type="float" office:value="-5855.51469859" calcext:value-type="float">
            <text:p>-5855,51469859</text:p>
          </table:table-cell>
          <table:table-cell/>
          <table:table-cell table:formula="of:=[.I515]*0.067" office:value-type="float" office:value="92.12481307938" calcext:value-type="float">
            <text:p>92,12481307938</text:p>
          </table:table-cell>
          <table:table-cell table:formula="of:=[.J515]*0.067" office:value-type="float" office:value="135.85503064016" calcext:value-type="float">
            <text:p>135,85503064016</text:p>
          </table:table-cell>
          <table:table-cell table:formula="of:=[.K515]*0.067" office:value-type="float" office:value="-392.31948480553" calcext:value-type="float">
            <text:p>-392,319484805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1.8489833861" calcext:value-type="float">
            <text:p>11,8489833861</text:p>
          </table:table-cell>
          <table:table-cell office:value-type="float" office:value="18.8476901226" calcext:value-type="float">
            <text:p>18,8476901226</text:p>
          </table:table-cell>
          <table:table-cell office:value-type="float" office:value="-55.2638041928" calcext:value-type="float">
            <text:p>-55,2638041928</text:p>
          </table:table-cell>
          <table:table-cell/>
          <table:table-cell table:formula="of:=[.E516]*100" office:value-type="float" office:value="1184.89833861" calcext:value-type="float">
            <text:p>1184,89833861</text:p>
          </table:table-cell>
          <table:table-cell table:formula="of:=[.F516]*100" office:value-type="float" office:value="1884.76901226" calcext:value-type="float">
            <text:p>1884,76901226</text:p>
          </table:table-cell>
          <table:table-cell table:formula="of:=[.G516]*100" office:value-type="float" office:value="-5526.38041928" calcext:value-type="float">
            <text:p>-5526,38041928</text:p>
          </table:table-cell>
          <table:table-cell/>
          <table:table-cell table:formula="of:=[.I516]*0.067" office:value-type="float" office:value="79.38818868687" calcext:value-type="float">
            <text:p>79,38818868687</text:p>
          </table:table-cell>
          <table:table-cell table:formula="of:=[.J516]*0.067" office:value-type="float" office:value="126.27952382142" calcext:value-type="float">
            <text:p>126,27952382142</text:p>
          </table:table-cell>
          <table:table-cell table:formula="of:=[.K516]*0.067" office:value-type="float" office:value="-370.26748809176" calcext:value-type="float">
            <text:p>-370,26748809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7.5196473446" calcext:value-type="float">
            <text:p>17,5196473446</text:p>
          </table:table-cell>
          <table:table-cell office:value-type="float" office:value="18.0514614727" calcext:value-type="float">
            <text:p>18,0514614727</text:p>
          </table:table-cell>
          <table:table-cell office:value-type="float" office:value="-52.4111844481" calcext:value-type="float">
            <text:p>-52,4111844481</text:p>
          </table:table-cell>
          <table:table-cell/>
          <table:table-cell table:formula="of:=[.E517]*100" office:value-type="float" office:value="1751.96473446" calcext:value-type="float">
            <text:p>1751,96473446</text:p>
          </table:table-cell>
          <table:table-cell table:formula="of:=[.F517]*100" office:value-type="float" office:value="1805.14614727" calcext:value-type="float">
            <text:p>1805,14614727</text:p>
          </table:table-cell>
          <table:table-cell table:formula="of:=[.G517]*100" office:value-type="float" office:value="-5241.11844481" calcext:value-type="float">
            <text:p>-5241,11844481</text:p>
          </table:table-cell>
          <table:table-cell/>
          <table:table-cell table:formula="of:=[.I517]*0.067" office:value-type="float" office:value="117.38163720882" calcext:value-type="float">
            <text:p>117,38163720882</text:p>
          </table:table-cell>
          <table:table-cell table:formula="of:=[.J517]*0.067" office:value-type="float" office:value="120.94479186709" calcext:value-type="float">
            <text:p>120,94479186709</text:p>
          </table:table-cell>
          <table:table-cell table:formula="of:=[.K517]*0.067" office:value-type="float" office:value="-351.15493580227" calcext:value-type="float">
            <text:p>-351,1549358022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.7890259098" calcext:value-type="float">
            <text:p>17,7890259098</text:p>
          </table:table-cell>
          <table:table-cell office:value-type="float" office:value="16.0895669635" calcext:value-type="float">
            <text:p>16,0895669635</text:p>
          </table:table-cell>
          <table:table-cell office:value-type="float" office:value="-44.2514171643" calcext:value-type="float">
            <text:p>-44,2514171643</text:p>
          </table:table-cell>
          <table:table-cell/>
          <table:table-cell table:formula="of:=[.E518]*100" office:value-type="float" office:value="1778.90259098" calcext:value-type="float">
            <text:p>1778,90259098</text:p>
          </table:table-cell>
          <table:table-cell table:formula="of:=[.F518]*100" office:value-type="float" office:value="1608.95669635" calcext:value-type="float">
            <text:p>1608,95669635</text:p>
          </table:table-cell>
          <table:table-cell table:formula="of:=[.G518]*100" office:value-type="float" office:value="-4425.14171643" calcext:value-type="float">
            <text:p>-4425,14171643</text:p>
          </table:table-cell>
          <table:table-cell/>
          <table:table-cell table:formula="of:=[.I518]*0.067" office:value-type="float" office:value="119.18647359566" calcext:value-type="float">
            <text:p>119,18647359566</text:p>
          </table:table-cell>
          <table:table-cell table:formula="of:=[.J518]*0.067" office:value-type="float" office:value="107.80009865545" calcext:value-type="float">
            <text:p>107,80009865545</text:p>
          </table:table-cell>
          <table:table-cell table:formula="of:=[.K518]*0.067" office:value-type="float" office:value="-296.48449500081" calcext:value-type="float">
            <text:p>-296,4844950008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3.3923091638" calcext:value-type="float">
            <text:p>13,3923091638</text:p>
          </table:table-cell>
          <table:table-cell office:value-type="float" office:value="16.8850434982" calcext:value-type="float">
            <text:p>16,8850434982</text:p>
          </table:table-cell>
          <table:table-cell office:value-type="float" office:value="-41.853970308" calcext:value-type="float">
            <text:p>-41,853970308</text:p>
          </table:table-cell>
          <table:table-cell/>
          <table:table-cell table:formula="of:=[.E519]*100" office:value-type="float" office:value="1339.23091638" calcext:value-type="float">
            <text:p>1339,23091638</text:p>
          </table:table-cell>
          <table:table-cell table:formula="of:=[.F519]*100" office:value-type="float" office:value="1688.50434982" calcext:value-type="float">
            <text:p>1688,50434982</text:p>
          </table:table-cell>
          <table:table-cell table:formula="of:=[.G519]*100" office:value-type="float" office:value="-4185.3970308" calcext:value-type="float">
            <text:p>-4185,3970308</text:p>
          </table:table-cell>
          <table:table-cell/>
          <table:table-cell table:formula="of:=[.I519]*0.067" office:value-type="float" office:value="89.72847139746" calcext:value-type="float">
            <text:p>89,72847139746</text:p>
          </table:table-cell>
          <table:table-cell table:formula="of:=[.J519]*0.067" office:value-type="float" office:value="113.12979143794" calcext:value-type="float">
            <text:p>113,12979143794</text:p>
          </table:table-cell>
          <table:table-cell table:formula="of:=[.K519]*0.067" office:value-type="float" office:value="-280.4216010636" calcext:value-type="float">
            <text:p>-280,42160106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.755331583" calcext:value-type="float">
            <text:p>17,755331583</text:p>
          </table:table-cell>
          <table:table-cell office:value-type="float" office:value="20.1477726683" calcext:value-type="float">
            <text:p>20,1477726683</text:p>
          </table:table-cell>
          <table:table-cell office:value-type="float" office:value="-37.8379397632" calcext:value-type="float">
            <text:p>-37,8379397632</text:p>
          </table:table-cell>
          <table:table-cell/>
          <table:table-cell table:formula="of:=[.E520]*100" office:value-type="float" office:value="1775.5331583" calcext:value-type="float">
            <text:p>1775,5331583</text:p>
          </table:table-cell>
          <table:table-cell table:formula="of:=[.F520]*100" office:value-type="float" office:value="2014.77726683" calcext:value-type="float">
            <text:p>2014,77726683</text:p>
          </table:table-cell>
          <table:table-cell table:formula="of:=[.G520]*100" office:value-type="float" office:value="-3783.79397632" calcext:value-type="float">
            <text:p>-3783,79397632</text:p>
          </table:table-cell>
          <table:table-cell/>
          <table:table-cell table:formula="of:=[.I520]*0.067" office:value-type="float" office:value="118.9607216061" calcext:value-type="float">
            <text:p>118,9607216061</text:p>
          </table:table-cell>
          <table:table-cell table:formula="of:=[.J520]*0.067" office:value-type="float" office:value="134.99007687761" calcext:value-type="float">
            <text:p>134,99007687761</text:p>
          </table:table-cell>
          <table:table-cell table:formula="of:=[.K520]*0.067" office:value-type="float" office:value="-253.51419641344" calcext:value-type="float">
            <text:p>-253,5141964134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7.0219925099" calcext:value-type="float">
            <text:p>17,0219925099</text:p>
          </table:table-cell>
          <table:table-cell office:value-type="float" office:value="12.9166726731" calcext:value-type="float">
            <text:p>12,9166726731</text:p>
          </table:table-cell>
          <table:table-cell office:value-type="float" office:value="-28.9864625364" calcext:value-type="float">
            <text:p>-28,9864625364</text:p>
          </table:table-cell>
          <table:table-cell/>
          <table:table-cell table:formula="of:=[.E521]*100" office:value-type="float" office:value="1702.19925099" calcext:value-type="float">
            <text:p>1702,19925099</text:p>
          </table:table-cell>
          <table:table-cell table:formula="of:=[.F521]*100" office:value-type="float" office:value="1291.66726731" calcext:value-type="float">
            <text:p>1291,66726731</text:p>
          </table:table-cell>
          <table:table-cell table:formula="of:=[.G521]*100" office:value-type="float" office:value="-2898.64625364" calcext:value-type="float">
            <text:p>-2898,64625364</text:p>
          </table:table-cell>
          <table:table-cell/>
          <table:table-cell table:formula="of:=[.I521]*0.067" office:value-type="float" office:value="114.04734981633" calcext:value-type="float">
            <text:p>114,04734981633</text:p>
          </table:table-cell>
          <table:table-cell table:formula="of:=[.J521]*0.067" office:value-type="float" office:value="86.54170690977" calcext:value-type="float">
            <text:p>86,54170690977</text:p>
          </table:table-cell>
          <table:table-cell table:formula="of:=[.K521]*0.067" office:value-type="float" office:value="-194.20929899388" calcext:value-type="float">
            <text:p>-194,209298993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5.5474055631" calcext:value-type="float">
            <text:p>15,5474055631</text:p>
          </table:table-cell>
          <table:table-cell office:value-type="float" office:value="11.3443549301" calcext:value-type="float">
            <text:p>11,3443549301</text:p>
          </table:table-cell>
          <table:table-cell office:value-type="float" office:value="-27.4709000713" calcext:value-type="float">
            <text:p>-27,4709000713</text:p>
          </table:table-cell>
          <table:table-cell/>
          <table:table-cell table:formula="of:=[.E522]*100" office:value-type="float" office:value="1554.74055631" calcext:value-type="float">
            <text:p>1554,74055631</text:p>
          </table:table-cell>
          <table:table-cell table:formula="of:=[.F522]*100" office:value-type="float" office:value="1134.43549301" calcext:value-type="float">
            <text:p>1134,43549301</text:p>
          </table:table-cell>
          <table:table-cell table:formula="of:=[.G522]*100" office:value-type="float" office:value="-2747.09000713" calcext:value-type="float">
            <text:p>-2747,09000713</text:p>
          </table:table-cell>
          <table:table-cell/>
          <table:table-cell table:formula="of:=[.I522]*0.067" office:value-type="float" office:value="104.16761727277" calcext:value-type="float">
            <text:p>104,16761727277</text:p>
          </table:table-cell>
          <table:table-cell table:formula="of:=[.J522]*0.067" office:value-type="float" office:value="76.00717803167" calcext:value-type="float">
            <text:p>76,00717803167</text:p>
          </table:table-cell>
          <table:table-cell table:formula="of:=[.K522]*0.067" office:value-type="float" office:value="-184.05503047771" calcext:value-type="float">
            <text:p>-184,055030477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4.5685066928" calcext:value-type="float">
            <text:p>14,5685066928</text:p>
          </table:table-cell>
          <table:table-cell office:value-type="float" office:value="15.7165967168" calcext:value-type="float">
            <text:p>15,7165967168</text:p>
          </table:table-cell>
          <table:table-cell office:value-type="float" office:value="-20.7337439952" calcext:value-type="float">
            <text:p>-20,7337439952</text:p>
          </table:table-cell>
          <table:table-cell/>
          <table:table-cell table:formula="of:=[.E523]*100" office:value-type="float" office:value="1456.85066928" calcext:value-type="float">
            <text:p>1456,85066928</text:p>
          </table:table-cell>
          <table:table-cell table:formula="of:=[.F523]*100" office:value-type="float" office:value="1571.65967168" calcext:value-type="float">
            <text:p>1571,65967168</text:p>
          </table:table-cell>
          <table:table-cell table:formula="of:=[.G523]*100" office:value-type="float" office:value="-2073.37439952" calcext:value-type="float">
            <text:p>-2073,37439952</text:p>
          </table:table-cell>
          <table:table-cell/>
          <table:table-cell table:formula="of:=[.I523]*0.067" office:value-type="float" office:value="97.60899484176" calcext:value-type="float">
            <text:p>97,60899484176</text:p>
          </table:table-cell>
          <table:table-cell table:formula="of:=[.J523]*0.067" office:value-type="float" office:value="105.30119800256" calcext:value-type="float">
            <text:p>105,30119800256</text:p>
          </table:table-cell>
          <table:table-cell table:formula="of:=[.K523]*0.067" office:value-type="float" office:value="-138.91608476784" calcext:value-type="float">
            <text:p>-138,9160847678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6.8796587178" calcext:value-type="float">
            <text:p>6,8796587178</text:p>
          </table:table-cell>
          <table:table-cell office:value-type="float" office:value="7.8290007257" calcext:value-type="float">
            <text:p>7,8290007257</text:p>
          </table:table-cell>
          <table:table-cell office:value-type="float" office:value="-17.1673483533" calcext:value-type="float">
            <text:p>-17,1673483533</text:p>
          </table:table-cell>
          <table:table-cell/>
          <table:table-cell table:formula="of:=[.E524]*100" office:value-type="float" office:value="687.96587178" calcext:value-type="float">
            <text:p>687,96587178</text:p>
          </table:table-cell>
          <table:table-cell table:formula="of:=[.F524]*100" office:value-type="float" office:value="782.90007257" calcext:value-type="float">
            <text:p>782,90007257</text:p>
          </table:table-cell>
          <table:table-cell table:formula="of:=[.G524]*100" office:value-type="float" office:value="-1716.73483533" calcext:value-type="float">
            <text:p>-1716,73483533</text:p>
          </table:table-cell>
          <table:table-cell/>
          <table:table-cell table:formula="of:=[.I524]*0.067" office:value-type="float" office:value="46.09371340926" calcext:value-type="float">
            <text:p>46,09371340926</text:p>
          </table:table-cell>
          <table:table-cell table:formula="of:=[.J524]*0.067" office:value-type="float" office:value="52.45430486219" calcext:value-type="float">
            <text:p>52,45430486219</text:p>
          </table:table-cell>
          <table:table-cell table:formula="of:=[.K524]*0.067" office:value-type="float" office:value="-115.02123396711" calcext:value-type="float">
            <text:p>-115,0212339671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0.4752601555" calcext:value-type="float">
            <text:p>10,4752601555</text:p>
          </table:table-cell>
          <table:table-cell office:value-type="float" office:value="6.7832117086" calcext:value-type="float">
            <text:p>6,7832117086</text:p>
          </table:table-cell>
          <table:table-cell office:value-type="float" office:value="-21.2640241248" calcext:value-type="float">
            <text:p>-21,2640241248</text:p>
          </table:table-cell>
          <table:table-cell/>
          <table:table-cell table:formula="of:=[.E525]*100" office:value-type="float" office:value="1047.52601555" calcext:value-type="float">
            <text:p>1047,52601555</text:p>
          </table:table-cell>
          <table:table-cell table:formula="of:=[.F525]*100" office:value-type="float" office:value="678.32117086" calcext:value-type="float">
            <text:p>678,32117086</text:p>
          </table:table-cell>
          <table:table-cell table:formula="of:=[.G525]*100" office:value-type="float" office:value="-2126.40241248" calcext:value-type="float">
            <text:p>-2126,40241248</text:p>
          </table:table-cell>
          <table:table-cell/>
          <table:table-cell table:formula="of:=[.I525]*0.067" office:value-type="float" office:value="70.18424304185" calcext:value-type="float">
            <text:p>70,18424304185</text:p>
          </table:table-cell>
          <table:table-cell table:formula="of:=[.J525]*0.067" office:value-type="float" office:value="45.44751844762" calcext:value-type="float">
            <text:p>45,44751844762</text:p>
          </table:table-cell>
          <table:table-cell table:formula="of:=[.K525]*0.067" office:value-type="float" office:value="-142.46896163616" calcext:value-type="float">
            <text:p>-142,4689616361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2.3187648607" calcext:value-type="float">
            <text:p>12,3187648607</text:p>
          </table:table-cell>
          <table:table-cell office:value-type="float" office:value="12.9591362815" calcext:value-type="float">
            <text:p>12,9591362815</text:p>
          </table:table-cell>
          <table:table-cell office:value-type="float" office:value="-13.5849760656" calcext:value-type="float">
            <text:p>-13,5849760656</text:p>
          </table:table-cell>
          <table:table-cell/>
          <table:table-cell table:formula="of:=[.E526]*100" office:value-type="float" office:value="1231.87648607" calcext:value-type="float">
            <text:p>1231,87648607</text:p>
          </table:table-cell>
          <table:table-cell table:formula="of:=[.F526]*100" office:value-type="float" office:value="1295.91362815" calcext:value-type="float">
            <text:p>1295,91362815</text:p>
          </table:table-cell>
          <table:table-cell table:formula="of:=[.G526]*100" office:value-type="float" office:value="-1358.49760656" calcext:value-type="float">
            <text:p>-1358,49760656</text:p>
          </table:table-cell>
          <table:table-cell/>
          <table:table-cell table:formula="of:=[.I526]*0.067" office:value-type="float" office:value="82.53572456669" calcext:value-type="float">
            <text:p>82,53572456669</text:p>
          </table:table-cell>
          <table:table-cell table:formula="of:=[.J526]*0.067" office:value-type="float" office:value="86.82621308605" calcext:value-type="float">
            <text:p>86,82621308605</text:p>
          </table:table-cell>
          <table:table-cell table:formula="of:=[.K526]*0.067" office:value-type="float" office:value="-91.01933963952" calcext:value-type="float">
            <text:p>-91,019339639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3.0573812922" calcext:value-type="float">
            <text:p>3,0573812922</text:p>
          </table:table-cell>
          <table:table-cell office:value-type="float" office:value="-10.0019051421" calcext:value-type="float">
            <text:p>-10,0019051421</text:p>
          </table:table-cell>
          <table:table-cell/>
          <table:table-cell table:formula="of:=[.E527]*100" office:value-type="float" office:value="0" calcext:value-type="float">
            <text:p>0</text:p>
          </table:table-cell>
          <table:table-cell table:formula="of:=[.F527]*100" office:value-type="float" office:value="305.73812922" calcext:value-type="float">
            <text:p>305,73812922</text:p>
          </table:table-cell>
          <table:table-cell table:formula="of:=[.G527]*100" office:value-type="float" office:value="-1000.19051421" calcext:value-type="float">
            <text:p>-1000,19051421</text:p>
          </table:table-cell>
          <table:table-cell/>
          <table:table-cell table:formula="of:=[.I527]*0.067" office:value-type="float" office:value="0" calcext:value-type="float">
            <text:p>0</text:p>
          </table:table-cell>
          <table:table-cell table:formula="of:=[.J527]*0.067" office:value-type="float" office:value="20.48445465774" calcext:value-type="float">
            <text:p>20,48445465774</text:p>
          </table:table-cell>
          <table:table-cell table:formula="of:=[.K527]*0.067" office:value-type="float" office:value="-67.01276445207" calcext:value-type="float">
            <text:p>-67,01276445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6.3983469787" calcext:value-type="float">
            <text:p>6,3983469787</text:p>
          </table:table-cell>
          <table:table-cell office:value-type="float" office:value="-15.2400664394" calcext:value-type="float">
            <text:p>-15,2400664394</text:p>
          </table:table-cell>
          <table:table-cell/>
          <table:table-cell table:formula="of:=[.E528]*100" office:value-type="float" office:value="0" calcext:value-type="float">
            <text:p>0</text:p>
          </table:table-cell>
          <table:table-cell table:formula="of:=[.F528]*100" office:value-type="float" office:value="639.83469787" calcext:value-type="float">
            <text:p>639,83469787</text:p>
          </table:table-cell>
          <table:table-cell table:formula="of:=[.G528]*100" office:value-type="float" office:value="-1524.00664394" calcext:value-type="float">
            <text:p>-1524,00664394</text:p>
          </table:table-cell>
          <table:table-cell/>
          <table:table-cell table:formula="of:=[.I528]*0.067" office:value-type="float" office:value="0" calcext:value-type="float">
            <text:p>0</text:p>
          </table:table-cell>
          <table:table-cell table:formula="of:=[.J528]*0.067" office:value-type="float" office:value="42.86892475729" calcext:value-type="float">
            <text:p>42,86892475729</text:p>
          </table:table-cell>
          <table:table-cell table:formula="of:=[.K528]*0.067" office:value-type="float" office:value="-102.10844514398" calcext:value-type="float">
            <text:p>-102,108445143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0.3114832948" calcext:value-type="float">
            <text:p>-0,3114832948</text:p>
          </table:table-cell>
          <table:table-cell office:value-type="float" office:value="6.9192842799" calcext:value-type="float">
            <text:p>6,9192842799</text:p>
          </table:table-cell>
          <table:table-cell office:value-type="float" office:value="-15.2103523481" calcext:value-type="float">
            <text:p>-15,2103523481</text:p>
          </table:table-cell>
          <table:table-cell/>
          <table:table-cell table:formula="of:=[.E529]*100" office:value-type="float" office:value="-31.14832948" calcext:value-type="float">
            <text:p>-31,14832948</text:p>
          </table:table-cell>
          <table:table-cell table:formula="of:=[.F529]*100" office:value-type="float" office:value="691.92842799" calcext:value-type="float">
            <text:p>691,92842799</text:p>
          </table:table-cell>
          <table:table-cell table:formula="of:=[.G529]*100" office:value-type="float" office:value="-1521.03523481" calcext:value-type="float">
            <text:p>-1521,03523481</text:p>
          </table:table-cell>
          <table:table-cell/>
          <table:table-cell table:formula="of:=[.I529]*0.067" office:value-type="float" office:value="-2.08693807516" calcext:value-type="float">
            <text:p>-2,08693807516</text:p>
          </table:table-cell>
          <table:table-cell table:formula="of:=[.J529]*0.067" office:value-type="float" office:value="46.35920467533" calcext:value-type="float">
            <text:p>46,35920467533</text:p>
          </table:table-cell>
          <table:table-cell table:formula="of:=[.K529]*0.067" office:value-type="float" office:value="-101.90936073227" calcext:value-type="float">
            <text:p>-101,909360732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2.7213591134" calcext:value-type="float">
            <text:p>-2,7213591134</text:p>
          </table:table-cell>
          <table:table-cell office:value-type="float" office:value="6.3566193117" calcext:value-type="float">
            <text:p>6,3566193117</text:p>
          </table:table-cell>
          <table:table-cell office:value-type="float" office:value="-13.9535730146" calcext:value-type="float">
            <text:p>-13,9535730146</text:p>
          </table:table-cell>
          <table:table-cell/>
          <table:table-cell table:formula="of:=[.E530]*100" office:value-type="float" office:value="-272.13591134" calcext:value-type="float">
            <text:p>-272,13591134</text:p>
          </table:table-cell>
          <table:table-cell table:formula="of:=[.F530]*100" office:value-type="float" office:value="635.66193117" calcext:value-type="float">
            <text:p>635,66193117</text:p>
          </table:table-cell>
          <table:table-cell table:formula="of:=[.G530]*100" office:value-type="float" office:value="-1395.35730146" calcext:value-type="float">
            <text:p>-1395,35730146</text:p>
          </table:table-cell>
          <table:table-cell/>
          <table:table-cell table:formula="of:=[.I530]*0.067" office:value-type="float" office:value="-18.23310605978" calcext:value-type="float">
            <text:p>-18,23310605978</text:p>
          </table:table-cell>
          <table:table-cell table:formula="of:=[.J530]*0.067" office:value-type="float" office:value="42.58934938839" calcext:value-type="float">
            <text:p>42,58934938839</text:p>
          </table:table-cell>
          <table:table-cell table:formula="of:=[.K530]*0.067" office:value-type="float" office:value="-93.48893919782" calcext:value-type="float">
            <text:p>-93,488939197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9.1071664123" calcext:value-type="float">
            <text:p>-9,1071664123</text:p>
          </table:table-cell>
          <table:table-cell office:value-type="float" office:value="2.6140238136" calcext:value-type="float">
            <text:p>2,6140238136</text:p>
          </table:table-cell>
          <table:table-cell office:value-type="float" office:value="-15.7136309082" calcext:value-type="float">
            <text:p>-15,7136309082</text:p>
          </table:table-cell>
          <table:table-cell/>
          <table:table-cell table:formula="of:=[.E531]*100" office:value-type="float" office:value="-910.71664123" calcext:value-type="float">
            <text:p>-910,71664123</text:p>
          </table:table-cell>
          <table:table-cell table:formula="of:=[.F531]*100" office:value-type="float" office:value="261.40238136" calcext:value-type="float">
            <text:p>261,40238136</text:p>
          </table:table-cell>
          <table:table-cell table:formula="of:=[.G531]*100" office:value-type="float" office:value="-1571.36309082" calcext:value-type="float">
            <text:p>-1571,36309082</text:p>
          </table:table-cell>
          <table:table-cell/>
          <table:table-cell table:formula="of:=[.I531]*0.067" office:value-type="float" office:value="-61.01801496241" calcext:value-type="float">
            <text:p>-61,01801496241</text:p>
          </table:table-cell>
          <table:table-cell table:formula="of:=[.J531]*0.067" office:value-type="float" office:value="17.51395955112" calcext:value-type="float">
            <text:p>17,51395955112</text:p>
          </table:table-cell>
          <table:table-cell table:formula="of:=[.K531]*0.067" office:value-type="float" office:value="-105.28132708494" calcext:value-type="float">
            <text:p>-105,281327084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1.3980803005" calcext:value-type="float">
            <text:p>-11,3980803005</text:p>
          </table:table-cell>
          <table:table-cell office:value-type="float" office:value="9.1824200887" calcext:value-type="float">
            <text:p>9,1824200887</text:p>
          </table:table-cell>
          <table:table-cell office:value-type="float" office:value="-20.6594912653" calcext:value-type="float">
            <text:p>-20,6594912653</text:p>
          </table:table-cell>
          <table:table-cell/>
          <table:table-cell table:formula="of:=[.E532]*100" office:value-type="float" office:value="-1139.80803005" calcext:value-type="float">
            <text:p>-1139,80803005</text:p>
          </table:table-cell>
          <table:table-cell table:formula="of:=[.F532]*100" office:value-type="float" office:value="918.24200887" calcext:value-type="float">
            <text:p>918,24200887</text:p>
          </table:table-cell>
          <table:table-cell table:formula="of:=[.G532]*100" office:value-type="float" office:value="-2065.94912653" calcext:value-type="float">
            <text:p>-2065,94912653</text:p>
          </table:table-cell>
          <table:table-cell/>
          <table:table-cell table:formula="of:=[.I532]*0.067" office:value-type="float" office:value="-76.36713801335" calcext:value-type="float">
            <text:p>-76,36713801335</text:p>
          </table:table-cell>
          <table:table-cell table:formula="of:=[.J532]*0.067" office:value-type="float" office:value="61.52221459429" calcext:value-type="float">
            <text:p>61,52221459429</text:p>
          </table:table-cell>
          <table:table-cell table:formula="of:=[.K532]*0.067" office:value-type="float" office:value="-138.41859147751" calcext:value-type="float">
            <text:p>-138,418591477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6.2090776641" calcext:value-type="float">
            <text:p>-16,2090776641</text:p>
          </table:table-cell>
          <table:table-cell office:value-type="float" office:value="8.9534932626" calcext:value-type="float">
            <text:p>8,9534932626</text:p>
          </table:table-cell>
          <table:table-cell office:value-type="float" office:value="-19.2162242055" calcext:value-type="float">
            <text:p>-19,2162242055</text:p>
          </table:table-cell>
          <table:table-cell/>
          <table:table-cell table:formula="of:=[.E533]*100" office:value-type="float" office:value="-1620.90776641" calcext:value-type="float">
            <text:p>-1620,90776641</text:p>
          </table:table-cell>
          <table:table-cell table:formula="of:=[.F533]*100" office:value-type="float" office:value="895.34932626" calcext:value-type="float">
            <text:p>895,34932626</text:p>
          </table:table-cell>
          <table:table-cell table:formula="of:=[.G533]*100" office:value-type="float" office:value="-1921.62242055" calcext:value-type="float">
            <text:p>-1921,62242055</text:p>
          </table:table-cell>
          <table:table-cell/>
          <table:table-cell table:formula="of:=[.I533]*0.067" office:value-type="float" office:value="-108.60082034947" calcext:value-type="float">
            <text:p>-108,60082034947</text:p>
          </table:table-cell>
          <table:table-cell table:formula="of:=[.J533]*0.067" office:value-type="float" office:value="59.98840485942" calcext:value-type="float">
            <text:p>59,98840485942</text:p>
          </table:table-cell>
          <table:table-cell table:formula="of:=[.K533]*0.067" office:value-type="float" office:value="-128.74870217685" calcext:value-type="float">
            <text:p>-128,748702176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8.410695299" calcext:value-type="float">
            <text:p>-18,410695299</text:p>
          </table:table-cell>
          <table:table-cell office:value-type="float" office:value="5.1314219625" calcext:value-type="float">
            <text:p>5,1314219625</text:p>
          </table:table-cell>
          <table:table-cell office:value-type="float" office:value="-28.4312151181" calcext:value-type="float">
            <text:p>-28,4312151181</text:p>
          </table:table-cell>
          <table:table-cell/>
          <table:table-cell table:formula="of:=[.E534]*100" office:value-type="float" office:value="-1841.0695299" calcext:value-type="float">
            <text:p>-1841,0695299</text:p>
          </table:table-cell>
          <table:table-cell table:formula="of:=[.F534]*100" office:value-type="float" office:value="513.14219625" calcext:value-type="float">
            <text:p>513,14219625</text:p>
          </table:table-cell>
          <table:table-cell table:formula="of:=[.G534]*100" office:value-type="float" office:value="-2843.12151181" calcext:value-type="float">
            <text:p>-2843,12151181</text:p>
          </table:table-cell>
          <table:table-cell/>
          <table:table-cell table:formula="of:=[.I534]*0.067" office:value-type="float" office:value="-123.3516585033" calcext:value-type="float">
            <text:p>-123,3516585033</text:p>
          </table:table-cell>
          <table:table-cell table:formula="of:=[.J534]*0.067" office:value-type="float" office:value="34.38052714875" calcext:value-type="float">
            <text:p>34,38052714875</text:p>
          </table:table-cell>
          <table:table-cell table:formula="of:=[.K534]*0.067" office:value-type="float" office:value="-190.48914129127" calcext:value-type="float">
            <text:p>-190,489141291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3.8401343029" calcext:value-type="float">
            <text:p>-13,8401343029</text:p>
          </table:table-cell>
          <table:table-cell office:value-type="float" office:value="13.6454102733" calcext:value-type="float">
            <text:p>13,6454102733</text:p>
          </table:table-cell>
          <table:table-cell office:value-type="float" office:value="-33.018452039" calcext:value-type="float">
            <text:p>-33,018452039</text:p>
          </table:table-cell>
          <table:table-cell/>
          <table:table-cell table:formula="of:=[.E535]*100" office:value-type="float" office:value="-1384.01343029" calcext:value-type="float">
            <text:p>-1384,01343029</text:p>
          </table:table-cell>
          <table:table-cell table:formula="of:=[.F535]*100" office:value-type="float" office:value="1364.54102733" calcext:value-type="float">
            <text:p>1364,54102733</text:p>
          </table:table-cell>
          <table:table-cell table:formula="of:=[.G535]*100" office:value-type="float" office:value="-3301.8452039" calcext:value-type="float">
            <text:p>-3301,8452039</text:p>
          </table:table-cell>
          <table:table-cell/>
          <table:table-cell table:formula="of:=[.I535]*0.067" office:value-type="float" office:value="-92.72889982943" calcext:value-type="float">
            <text:p>-92,72889982943</text:p>
          </table:table-cell>
          <table:table-cell table:formula="of:=[.J535]*0.067" office:value-type="float" office:value="91.42424883111" calcext:value-type="float">
            <text:p>91,42424883111</text:p>
          </table:table-cell>
          <table:table-cell table:formula="of:=[.K535]*0.067" office:value-type="float" office:value="-221.2236286613" calcext:value-type="float">
            <text:p>-221,22362866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9.560651675" calcext:value-type="float">
            <text:p>-19,560651675</text:p>
          </table:table-cell>
          <table:table-cell office:value-type="float" office:value="17.8152398273" calcext:value-type="float">
            <text:p>17,8152398273</text:p>
          </table:table-cell>
          <table:table-cell office:value-type="float" office:value="-34.5302199323" calcext:value-type="float">
            <text:p>-34,5302199323</text:p>
          </table:table-cell>
          <table:table-cell/>
          <table:table-cell table:formula="of:=[.E536]*100" office:value-type="float" office:value="-1956.0651675" calcext:value-type="float">
            <text:p>-1956,0651675</text:p>
          </table:table-cell>
          <table:table-cell table:formula="of:=[.F536]*100" office:value-type="float" office:value="1781.52398273" calcext:value-type="float">
            <text:p>1781,52398273</text:p>
          </table:table-cell>
          <table:table-cell table:formula="of:=[.G536]*100" office:value-type="float" office:value="-3453.02199323" calcext:value-type="float">
            <text:p>-3453,02199323</text:p>
          </table:table-cell>
          <table:table-cell/>
          <table:table-cell table:formula="of:=[.I536]*0.067" office:value-type="float" office:value="-131.0563662225" calcext:value-type="float">
            <text:p>-131,0563662225</text:p>
          </table:table-cell>
          <table:table-cell table:formula="of:=[.J536]*0.067" office:value-type="float" office:value="119.36210684291" calcext:value-type="float">
            <text:p>119,36210684291</text:p>
          </table:table-cell>
          <table:table-cell table:formula="of:=[.K536]*0.067" office:value-type="float" office:value="-231.35247354641" calcext:value-type="float">
            <text:p>-231,352473546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9.4330443661" calcext:value-type="float">
            <text:p>-19,4330443661</text:p>
          </table:table-cell>
          <table:table-cell office:value-type="float" office:value="20.1516168067" calcext:value-type="float">
            <text:p>20,1516168067</text:p>
          </table:table-cell>
          <table:table-cell office:value-type="float" office:value="-44.5686947263" calcext:value-type="float">
            <text:p>-44,5686947263</text:p>
          </table:table-cell>
          <table:table-cell/>
          <table:table-cell table:formula="of:=[.E537]*100" office:value-type="float" office:value="-1943.30443661" calcext:value-type="float">
            <text:p>-1943,30443661</text:p>
          </table:table-cell>
          <table:table-cell table:formula="of:=[.F537]*100" office:value-type="float" office:value="2015.16168067" calcext:value-type="float">
            <text:p>2015,16168067</text:p>
          </table:table-cell>
          <table:table-cell table:formula="of:=[.G537]*100" office:value-type="float" office:value="-4456.86947263" calcext:value-type="float">
            <text:p>-4456,86947263</text:p>
          </table:table-cell>
          <table:table-cell/>
          <table:table-cell table:formula="of:=[.I537]*0.067" office:value-type="float" office:value="-130.20139725287" calcext:value-type="float">
            <text:p>-130,20139725287</text:p>
          </table:table-cell>
          <table:table-cell table:formula="of:=[.J537]*0.067" office:value-type="float" office:value="135.01583260489" calcext:value-type="float">
            <text:p>135,01583260489</text:p>
          </table:table-cell>
          <table:table-cell table:formula="of:=[.K537]*0.067" office:value-type="float" office:value="-298.61025466621" calcext:value-type="float">
            <text:p>-298,610254666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2.3824856194" calcext:value-type="float">
            <text:p>-12,3824856194</text:p>
          </table:table-cell>
          <table:table-cell office:value-type="float" office:value="23.1656567838" calcext:value-type="float">
            <text:p>23,1656567838</text:p>
          </table:table-cell>
          <table:table-cell office:value-type="float" office:value="-49.0518180759" calcext:value-type="float">
            <text:p>-49,0518180759</text:p>
          </table:table-cell>
          <table:table-cell/>
          <table:table-cell table:formula="of:=[.E538]*100" office:value-type="float" office:value="-1238.24856194" calcext:value-type="float">
            <text:p>-1238,24856194</text:p>
          </table:table-cell>
          <table:table-cell table:formula="of:=[.F538]*100" office:value-type="float" office:value="2316.56567838" calcext:value-type="float">
            <text:p>2316,56567838</text:p>
          </table:table-cell>
          <table:table-cell table:formula="of:=[.G538]*100" office:value-type="float" office:value="-4905.18180759" calcext:value-type="float">
            <text:p>-4905,18180759</text:p>
          </table:table-cell>
          <table:table-cell/>
          <table:table-cell table:formula="of:=[.I538]*0.067" office:value-type="float" office:value="-82.96265364998" calcext:value-type="float">
            <text:p>-82,96265364998</text:p>
          </table:table-cell>
          <table:table-cell table:formula="of:=[.J538]*0.067" office:value-type="float" office:value="155.20990045146" calcext:value-type="float">
            <text:p>155,20990045146</text:p>
          </table:table-cell>
          <table:table-cell table:formula="of:=[.K538]*0.067" office:value-type="float" office:value="-328.64718110853" calcext:value-type="float">
            <text:p>-328,6471811085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4.4357361562" calcext:value-type="float">
            <text:p>-14,4357361562</text:p>
          </table:table-cell>
          <table:table-cell office:value-type="float" office:value="24.0297363337" calcext:value-type="float">
            <text:p>24,0297363337</text:p>
          </table:table-cell>
          <table:table-cell office:value-type="float" office:value="-50.9376736352" calcext:value-type="float">
            <text:p>-50,9376736352</text:p>
          </table:table-cell>
          <table:table-cell/>
          <table:table-cell table:formula="of:=[.E539]*100" office:value-type="float" office:value="-1443.57361562" calcext:value-type="float">
            <text:p>-1443,57361562</text:p>
          </table:table-cell>
          <table:table-cell table:formula="of:=[.F539]*100" office:value-type="float" office:value="2402.97363337" calcext:value-type="float">
            <text:p>2402,97363337</text:p>
          </table:table-cell>
          <table:table-cell table:formula="of:=[.G539]*100" office:value-type="float" office:value="-5093.76736352" calcext:value-type="float">
            <text:p>-5093,76736352</text:p>
          </table:table-cell>
          <table:table-cell/>
          <table:table-cell table:formula="of:=[.I539]*0.067" office:value-type="float" office:value="-96.71943224654" calcext:value-type="float">
            <text:p>-96,71943224654</text:p>
          </table:table-cell>
          <table:table-cell table:formula="of:=[.J539]*0.067" office:value-type="float" office:value="160.99923343579" calcext:value-type="float">
            <text:p>160,99923343579</text:p>
          </table:table-cell>
          <table:table-cell table:formula="of:=[.K539]*0.067" office:value-type="float" office:value="-341.28241335584" calcext:value-type="float">
            <text:p>-341,282413355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3.3249779158" calcext:value-type="float">
            <text:p>-13,3249779158</text:p>
          </table:table-cell>
          <table:table-cell office:value-type="float" office:value="24.9750981865" calcext:value-type="float">
            <text:p>24,9750981865</text:p>
          </table:table-cell>
          <table:table-cell office:value-type="float" office:value="-57.7611326659" calcext:value-type="float">
            <text:p>-57,7611326659</text:p>
          </table:table-cell>
          <table:table-cell/>
          <table:table-cell table:formula="of:=[.E540]*100" office:value-type="float" office:value="-1332.49779158" calcext:value-type="float">
            <text:p>-1332,49779158</text:p>
          </table:table-cell>
          <table:table-cell table:formula="of:=[.F540]*100" office:value-type="float" office:value="2497.50981865" calcext:value-type="float">
            <text:p>2497,50981865</text:p>
          </table:table-cell>
          <table:table-cell table:formula="of:=[.G540]*100" office:value-type="float" office:value="-5776.11326659" calcext:value-type="float">
            <text:p>-5776,11326659</text:p>
          </table:table-cell>
          <table:table-cell/>
          <table:table-cell table:formula="of:=[.I540]*0.067" office:value-type="float" office:value="-89.27735203586" calcext:value-type="float">
            <text:p>-89,27735203586</text:p>
          </table:table-cell>
          <table:table-cell table:formula="of:=[.J540]*0.067" office:value-type="float" office:value="167.33315784955" calcext:value-type="float">
            <text:p>167,33315784955</text:p>
          </table:table-cell>
          <table:table-cell table:formula="of:=[.K540]*0.067" office:value-type="float" office:value="-386.99958886153" calcext:value-type="float">
            <text:p>-386,999588861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5.5424927977" calcext:value-type="float">
            <text:p>-5,5424927977</text:p>
          </table:table-cell>
          <table:table-cell office:value-type="float" office:value="26.5883516364" calcext:value-type="float">
            <text:p>26,5883516364</text:p>
          </table:table-cell>
          <table:table-cell office:value-type="float" office:value="-61.2658296761" calcext:value-type="float">
            <text:p>-61,2658296761</text:p>
          </table:table-cell>
          <table:table-cell/>
          <table:table-cell table:formula="of:=[.E541]*100" office:value-type="float" office:value="-554.24927977" calcext:value-type="float">
            <text:p>-554,24927977</text:p>
          </table:table-cell>
          <table:table-cell table:formula="of:=[.F541]*100" office:value-type="float" office:value="2658.83516364" calcext:value-type="float">
            <text:p>2658,83516364</text:p>
          </table:table-cell>
          <table:table-cell table:formula="of:=[.G541]*100" office:value-type="float" office:value="-6126.58296761" calcext:value-type="float">
            <text:p>-6126,58296761</text:p>
          </table:table-cell>
          <table:table-cell/>
          <table:table-cell table:formula="of:=[.I541]*0.067" office:value-type="float" office:value="-37.13470174459" calcext:value-type="float">
            <text:p>-37,13470174459</text:p>
          </table:table-cell>
          <table:table-cell table:formula="of:=[.J541]*0.067" office:value-type="float" office:value="178.14195596388" calcext:value-type="float">
            <text:p>178,14195596388</text:p>
          </table:table-cell>
          <table:table-cell table:formula="of:=[.K541]*0.067" office:value-type="float" office:value="-410.48105882987" calcext:value-type="float">
            <text:p>-410,4810588298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0.9078915199" calcext:value-type="float">
            <text:p>-0,9078915199</text:p>
          </table:table-cell>
          <table:table-cell office:value-type="float" office:value="26.7339113876" calcext:value-type="float">
            <text:p>26,7339113876</text:p>
          </table:table-cell>
          <table:table-cell office:value-type="float" office:value="-61.0872965047" calcext:value-type="float">
            <text:p>-61,0872965047</text:p>
          </table:table-cell>
          <table:table-cell/>
          <table:table-cell table:formula="of:=[.E542]*100" office:value-type="float" office:value="-90.78915199" calcext:value-type="float">
            <text:p>-90,78915199</text:p>
          </table:table-cell>
          <table:table-cell table:formula="of:=[.F542]*100" office:value-type="float" office:value="2673.39113876" calcext:value-type="float">
            <text:p>2673,39113876</text:p>
          </table:table-cell>
          <table:table-cell table:formula="of:=[.G542]*100" office:value-type="float" office:value="-6108.72965047" calcext:value-type="float">
            <text:p>-6108,72965047</text:p>
          </table:table-cell>
          <table:table-cell/>
          <table:table-cell table:formula="of:=[.I542]*0.067" office:value-type="float" office:value="-6.08287318333" calcext:value-type="float">
            <text:p>-6,08287318333</text:p>
          </table:table-cell>
          <table:table-cell table:formula="of:=[.J542]*0.067" office:value-type="float" office:value="179.11720629692" calcext:value-type="float">
            <text:p>179,11720629692</text:p>
          </table:table-cell>
          <table:table-cell table:formula="of:=[.K542]*0.067" office:value-type="float" office:value="-409.28488658149" calcext:value-type="float">
            <text:p>-409,284886581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.055210939" calcext:value-type="float">
            <text:p>1,055210939</text:p>
          </table:table-cell>
          <table:table-cell office:value-type="float" office:value="25.6832053477" calcext:value-type="float">
            <text:p>25,6832053477</text:p>
          </table:table-cell>
          <table:table-cell office:value-type="float" office:value="-60.5977705187" calcext:value-type="float">
            <text:p>-60,5977705187</text:p>
          </table:table-cell>
          <table:table-cell/>
          <table:table-cell table:formula="of:=[.E543]*100" office:value-type="float" office:value="105.5210939" calcext:value-type="float">
            <text:p>105,5210939</text:p>
          </table:table-cell>
          <table:table-cell table:formula="of:=[.F543]*100" office:value-type="float" office:value="2568.32053477" calcext:value-type="float">
            <text:p>2568,32053477</text:p>
          </table:table-cell>
          <table:table-cell table:formula="of:=[.G543]*100" office:value-type="float" office:value="-6059.77705187" calcext:value-type="float">
            <text:p>-6059,77705187</text:p>
          </table:table-cell>
          <table:table-cell/>
          <table:table-cell table:formula="of:=[.I543]*0.067" office:value-type="float" office:value="7.0699132913" calcext:value-type="float">
            <text:p>7,0699132913</text:p>
          </table:table-cell>
          <table:table-cell table:formula="of:=[.J543]*0.067" office:value-type="float" office:value="172.07747582959" calcext:value-type="float">
            <text:p>172,07747582959</text:p>
          </table:table-cell>
          <table:table-cell table:formula="of:=[.K543]*0.067" office:value-type="float" office:value="-406.00506247529" calcext:value-type="float">
            <text:p>-406,0050624752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4.801549506" calcext:value-type="float">
            <text:p>4,801549506</text:p>
          </table:table-cell>
          <table:table-cell office:value-type="float" office:value="25.0034066848" calcext:value-type="float">
            <text:p>25,0034066848</text:p>
          </table:table-cell>
          <table:table-cell office:value-type="float" office:value="-60.3054977118" calcext:value-type="float">
            <text:p>-60,3054977118</text:p>
          </table:table-cell>
          <table:table-cell/>
          <table:table-cell table:formula="of:=[.E544]*100" office:value-type="float" office:value="480.1549506" calcext:value-type="float">
            <text:p>480,1549506</text:p>
          </table:table-cell>
          <table:table-cell table:formula="of:=[.F544]*100" office:value-type="float" office:value="2500.34066848" calcext:value-type="float">
            <text:p>2500,34066848</text:p>
          </table:table-cell>
          <table:table-cell table:formula="of:=[.G544]*100" office:value-type="float" office:value="-6030.54977118" calcext:value-type="float">
            <text:p>-6030,54977118</text:p>
          </table:table-cell>
          <table:table-cell/>
          <table:table-cell table:formula="of:=[.I544]*0.067" office:value-type="float" office:value="32.1703816902" calcext:value-type="float">
            <text:p>32,1703816902</text:p>
          </table:table-cell>
          <table:table-cell table:formula="of:=[.J544]*0.067" office:value-type="float" office:value="167.52282478816" calcext:value-type="float">
            <text:p>167,52282478816</text:p>
          </table:table-cell>
          <table:table-cell table:formula="of:=[.K544]*0.067" office:value-type="float" office:value="-404.04683466906" calcext:value-type="float">
            <text:p>-404,04683466906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1.3359674614" calcext:value-type="float">
            <text:p>11,3359674614</text:p>
          </table:table-cell>
          <table:table-cell office:value-type="float" office:value="24.1614143281" calcext:value-type="float">
            <text:p>24,1614143281</text:p>
          </table:table-cell>
          <table:table-cell office:value-type="float" office:value="-57.928904237" calcext:value-type="float">
            <text:p>-57,928904237</text:p>
          </table:table-cell>
          <table:table-cell/>
          <table:table-cell table:formula="of:=[.E545]*100" office:value-type="float" office:value="1133.59674614" calcext:value-type="float">
            <text:p>1133,59674614</text:p>
          </table:table-cell>
          <table:table-cell table:formula="of:=[.F545]*100" office:value-type="float" office:value="2416.14143281" calcext:value-type="float">
            <text:p>2416,14143281</text:p>
          </table:table-cell>
          <table:table-cell table:formula="of:=[.G545]*100" office:value-type="float" office:value="-5792.8904237" calcext:value-type="float">
            <text:p>-5792,8904237</text:p>
          </table:table-cell>
          <table:table-cell/>
          <table:table-cell table:formula="of:=[.I545]*0.067" office:value-type="float" office:value="75.95098199138" calcext:value-type="float">
            <text:p>75,95098199138</text:p>
          </table:table-cell>
          <table:table-cell table:formula="of:=[.J545]*0.067" office:value-type="float" office:value="161.88147599827" calcext:value-type="float">
            <text:p>161,88147599827</text:p>
          </table:table-cell>
          <table:table-cell table:formula="of:=[.K545]*0.067" office:value-type="float" office:value="-388.1236583879" calcext:value-type="float">
            <text:p>-388,123658387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2.8353156518" calcext:value-type="float">
            <text:p>12,8353156518</text:p>
          </table:table-cell>
          <table:table-cell office:value-type="float" office:value="22.4375046698" calcext:value-type="float">
            <text:p>22,4375046698</text:p>
          </table:table-cell>
          <table:table-cell office:value-type="float" office:value="-52.3421901127" calcext:value-type="float">
            <text:p>-52,3421901127</text:p>
          </table:table-cell>
          <table:table-cell/>
          <table:table-cell table:formula="of:=[.E546]*100" office:value-type="float" office:value="1283.53156518" calcext:value-type="float">
            <text:p>1283,53156518</text:p>
          </table:table-cell>
          <table:table-cell table:formula="of:=[.F546]*100" office:value-type="float" office:value="2243.75046698" calcext:value-type="float">
            <text:p>2243,75046698</text:p>
          </table:table-cell>
          <table:table-cell table:formula="of:=[.G546]*100" office:value-type="float" office:value="-5234.21901127" calcext:value-type="float">
            <text:p>-5234,21901127</text:p>
          </table:table-cell>
          <table:table-cell/>
          <table:table-cell table:formula="of:=[.I546]*0.067" office:value-type="float" office:value="85.99661486706" calcext:value-type="float">
            <text:p>85,99661486706</text:p>
          </table:table-cell>
          <table:table-cell table:formula="of:=[.J546]*0.067" office:value-type="float" office:value="150.33128128766" calcext:value-type="float">
            <text:p>150,33128128766</text:p>
          </table:table-cell>
          <table:table-cell table:formula="of:=[.K546]*0.067" office:value-type="float" office:value="-350.69267375509" calcext:value-type="float">
            <text:p>-350,692673755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1.7456234844" calcext:value-type="float">
            <text:p>11,7456234844</text:p>
          </table:table-cell>
          <table:table-cell office:value-type="float" office:value="23.30106905" calcext:value-type="float">
            <text:p>23,30106905</text:p>
          </table:table-cell>
          <table:table-cell office:value-type="float" office:value="-49.8910119029" calcext:value-type="float">
            <text:p>-49,8910119029</text:p>
          </table:table-cell>
          <table:table-cell/>
          <table:table-cell table:formula="of:=[.E547]*100" office:value-type="float" office:value="1174.56234844" calcext:value-type="float">
            <text:p>1174,56234844</text:p>
          </table:table-cell>
          <table:table-cell table:formula="of:=[.F547]*100" office:value-type="float" office:value="2330.106905" calcext:value-type="float">
            <text:p>2330,106905</text:p>
          </table:table-cell>
          <table:table-cell table:formula="of:=[.G547]*100" office:value-type="float" office:value="-4989.10119029" calcext:value-type="float">
            <text:p>-4989,10119029</text:p>
          </table:table-cell>
          <table:table-cell/>
          <table:table-cell table:formula="of:=[.I547]*0.067" office:value-type="float" office:value="78.69567734548" calcext:value-type="float">
            <text:p>78,69567734548</text:p>
          </table:table-cell>
          <table:table-cell table:formula="of:=[.J547]*0.067" office:value-type="float" office:value="156.117162635" calcext:value-type="float">
            <text:p>156,117162635</text:p>
          </table:table-cell>
          <table:table-cell table:formula="of:=[.K547]*0.067" office:value-type="float" office:value="-334.26977974943" calcext:value-type="float">
            <text:p>-334,269779749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6.268705098" calcext:value-type="float">
            <text:p>16,268705098</text:p>
          </table:table-cell>
          <table:table-cell office:value-type="float" office:value="25.1976549407" calcext:value-type="float">
            <text:p>25,1976549407</text:p>
          </table:table-cell>
          <table:table-cell office:value-type="float" office:value="-45.7287453491" calcext:value-type="float">
            <text:p>-45,7287453491</text:p>
          </table:table-cell>
          <table:table-cell/>
          <table:table-cell table:formula="of:=[.E548]*100" office:value-type="float" office:value="1626.8705098" calcext:value-type="float">
            <text:p>1626,8705098</text:p>
          </table:table-cell>
          <table:table-cell table:formula="of:=[.F548]*100" office:value-type="float" office:value="2519.76549407" calcext:value-type="float">
            <text:p>2519,76549407</text:p>
          </table:table-cell>
          <table:table-cell table:formula="of:=[.G548]*100" office:value-type="float" office:value="-4572.87453491" calcext:value-type="float">
            <text:p>-4572,87453491</text:p>
          </table:table-cell>
          <table:table-cell/>
          <table:table-cell table:formula="of:=[.I548]*0.067" office:value-type="float" office:value="109.0003241566" calcext:value-type="float">
            <text:p>109,0003241566</text:p>
          </table:table-cell>
          <table:table-cell table:formula="of:=[.J548]*0.067" office:value-type="float" office:value="168.82428810269" calcext:value-type="float">
            <text:p>168,82428810269</text:p>
          </table:table-cell>
          <table:table-cell table:formula="of:=[.K548]*0.067" office:value-type="float" office:value="-306.38259383897" calcext:value-type="float">
            <text:p>-306,382593838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.3630136994" calcext:value-type="float">
            <text:p>17,3630136994</text:p>
          </table:table-cell>
          <table:table-cell office:value-type="float" office:value="19.4943507798" calcext:value-type="float">
            <text:p>19,4943507798</text:p>
          </table:table-cell>
          <table:table-cell office:value-type="float" office:value="-38.2425330116" calcext:value-type="float">
            <text:p>-38,2425330116</text:p>
          </table:table-cell>
          <table:table-cell/>
          <table:table-cell table:formula="of:=[.E549]*100" office:value-type="float" office:value="1736.30136994" calcext:value-type="float">
            <text:p>1736,30136994</text:p>
          </table:table-cell>
          <table:table-cell table:formula="of:=[.F549]*100" office:value-type="float" office:value="1949.43507798" calcext:value-type="float">
            <text:p>1949,43507798</text:p>
          </table:table-cell>
          <table:table-cell table:formula="of:=[.G549]*100" office:value-type="float" office:value="-3824.25330116" calcext:value-type="float">
            <text:p>-3824,25330116</text:p>
          </table:table-cell>
          <table:table-cell/>
          <table:table-cell table:formula="of:=[.I549]*0.067" office:value-type="float" office:value="116.33219178598" calcext:value-type="float">
            <text:p>116,33219178598</text:p>
          </table:table-cell>
          <table:table-cell table:formula="of:=[.J549]*0.067" office:value-type="float" office:value="130.61215022466" calcext:value-type="float">
            <text:p>130,61215022466</text:p>
          </table:table-cell>
          <table:table-cell table:formula="of:=[.K549]*0.067" office:value-type="float" office:value="-256.22497117772" calcext:value-type="float">
            <text:p>-256,2249711777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.0558977795" calcext:value-type="float">
            <text:p>17,0558977795</text:p>
          </table:table-cell>
          <table:table-cell office:value-type="float" office:value="17.8977268304" calcext:value-type="float">
            <text:p>17,8977268304</text:p>
          </table:table-cell>
          <table:table-cell office:value-type="float" office:value="-34.9592298835" calcext:value-type="float">
            <text:p>-34,9592298835</text:p>
          </table:table-cell>
          <table:table-cell/>
          <table:table-cell table:formula="of:=[.E550]*100" office:value-type="float" office:value="1705.58977795" calcext:value-type="float">
            <text:p>1705,58977795</text:p>
          </table:table-cell>
          <table:table-cell table:formula="of:=[.F550]*100" office:value-type="float" office:value="1789.77268304" calcext:value-type="float">
            <text:p>1789,77268304</text:p>
          </table:table-cell>
          <table:table-cell table:formula="of:=[.G550]*100" office:value-type="float" office:value="-3495.92298835" calcext:value-type="float">
            <text:p>-3495,92298835</text:p>
          </table:table-cell>
          <table:table-cell/>
          <table:table-cell table:formula="of:=[.I550]*0.067" office:value-type="float" office:value="114.27451512265" calcext:value-type="float">
            <text:p>114,27451512265</text:p>
          </table:table-cell>
          <table:table-cell table:formula="of:=[.J550]*0.067" office:value-type="float" office:value="119.91476976368" calcext:value-type="float">
            <text:p>119,91476976368</text:p>
          </table:table-cell>
          <table:table-cell table:formula="of:=[.K550]*0.067" office:value-type="float" office:value="-234.22684021945" calcext:value-type="float">
            <text:p>-234,2268402194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5.4292763623" calcext:value-type="float">
            <text:p>15,4292763623</text:p>
          </table:table-cell>
          <table:table-cell office:value-type="float" office:value="20.18310881" calcext:value-type="float">
            <text:p>20,18310881</text:p>
          </table:table-cell>
          <table:table-cell office:value-type="float" office:value="-27.513888752" calcext:value-type="float">
            <text:p>-27,513888752</text:p>
          </table:table-cell>
          <table:table-cell/>
          <table:table-cell table:formula="of:=[.E551]*100" office:value-type="float" office:value="1542.92763623" calcext:value-type="float">
            <text:p>1542,92763623</text:p>
          </table:table-cell>
          <table:table-cell table:formula="of:=[.F551]*100" office:value-type="float" office:value="2018.310881" calcext:value-type="float">
            <text:p>2018,310881</text:p>
          </table:table-cell>
          <table:table-cell table:formula="of:=[.G551]*100" office:value-type="float" office:value="-2751.3888752" calcext:value-type="float">
            <text:p>-2751,3888752</text:p>
          </table:table-cell>
          <table:table-cell/>
          <table:table-cell table:formula="of:=[.I551]*0.067" office:value-type="float" office:value="103.37615162741" calcext:value-type="float">
            <text:p>103,37615162741</text:p>
          </table:table-cell>
          <table:table-cell table:formula="of:=[.J551]*0.067" office:value-type="float" office:value="135.226829027" calcext:value-type="float">
            <text:p>135,226829027</text:p>
          </table:table-cell>
          <table:table-cell table:formula="of:=[.K551]*0.067" office:value-type="float" office:value="-184.3430546384" calcext:value-type="float">
            <text:p>-184,343054638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9.9720663772" calcext:value-type="float">
            <text:p>9,9720663772</text:p>
          </table:table-cell>
          <table:table-cell office:value-type="float" office:value="13.2982414452" calcext:value-type="float">
            <text:p>13,2982414452</text:p>
          </table:table-cell>
          <table:table-cell office:value-type="float" office:value="-23.5764936885" calcext:value-type="float">
            <text:p>-23,5764936885</text:p>
          </table:table-cell>
          <table:table-cell/>
          <table:table-cell table:formula="of:=[.E552]*100" office:value-type="float" office:value="997.20663772" calcext:value-type="float">
            <text:p>997,20663772</text:p>
          </table:table-cell>
          <table:table-cell table:formula="of:=[.F552]*100" office:value-type="float" office:value="1329.82414452" calcext:value-type="float">
            <text:p>1329,82414452</text:p>
          </table:table-cell>
          <table:table-cell table:formula="of:=[.G552]*100" office:value-type="float" office:value="-2357.64936885" calcext:value-type="float">
            <text:p>-2357,64936885</text:p>
          </table:table-cell>
          <table:table-cell/>
          <table:table-cell table:formula="of:=[.I552]*0.067" office:value-type="float" office:value="66.81284472724" calcext:value-type="float">
            <text:p>66,81284472724</text:p>
          </table:table-cell>
          <table:table-cell table:formula="of:=[.J552]*0.067" office:value-type="float" office:value="89.09821768284" calcext:value-type="float">
            <text:p>89,09821768284</text:p>
          </table:table-cell>
          <table:table-cell table:formula="of:=[.K552]*0.067" office:value-type="float" office:value="-157.96250771295" calcext:value-type="float">
            <text:p>-157,962507712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4.1209707659" calcext:value-type="float">
            <text:p>14,1209707659</text:p>
          </table:table-cell>
          <table:table-cell office:value-type="float" office:value="10.4351167504" calcext:value-type="float">
            <text:p>10,4351167504</text:p>
          </table:table-cell>
          <table:table-cell office:value-type="float" office:value="-24.2925953768" calcext:value-type="float">
            <text:p>-24,2925953768</text:p>
          </table:table-cell>
          <table:table-cell/>
          <table:table-cell table:formula="of:=[.E553]*100" office:value-type="float" office:value="1412.09707659" calcext:value-type="float">
            <text:p>1412,09707659</text:p>
          </table:table-cell>
          <table:table-cell table:formula="of:=[.F553]*100" office:value-type="float" office:value="1043.51167504" calcext:value-type="float">
            <text:p>1043,51167504</text:p>
          </table:table-cell>
          <table:table-cell table:formula="of:=[.G553]*100" office:value-type="float" office:value="-2429.25953768" calcext:value-type="float">
            <text:p>-2429,25953768</text:p>
          </table:table-cell>
          <table:table-cell/>
          <table:table-cell table:formula="of:=[.I553]*0.067" office:value-type="float" office:value="94.61050413153" calcext:value-type="float">
            <text:p>94,61050413153</text:p>
          </table:table-cell>
          <table:table-cell table:formula="of:=[.J553]*0.067" office:value-type="float" office:value="69.91528222768" calcext:value-type="float">
            <text:p>69,91528222768</text:p>
          </table:table-cell>
          <table:table-cell table:formula="of:=[.K553]*0.067" office:value-type="float" office:value="-162.76038902456" calcext:value-type="float">
            <text:p>-162,760389024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2.9300942069" calcext:value-type="float">
            <text:p>12,9300942069</text:p>
          </table:table-cell>
          <table:table-cell office:value-type="float" office:value="10.0831981784" calcext:value-type="float">
            <text:p>10,0831981784</text:p>
          </table:table-cell>
          <table:table-cell office:value-type="float" office:value="-15.9896548215" calcext:value-type="float">
            <text:p>-15,9896548215</text:p>
          </table:table-cell>
          <table:table-cell/>
          <table:table-cell table:formula="of:=[.E554]*100" office:value-type="float" office:value="1293.00942069" calcext:value-type="float">
            <text:p>1293,00942069</text:p>
          </table:table-cell>
          <table:table-cell table:formula="of:=[.F554]*100" office:value-type="float" office:value="1008.31981784" calcext:value-type="float">
            <text:p>1008,31981784</text:p>
          </table:table-cell>
          <table:table-cell table:formula="of:=[.G554]*100" office:value-type="float" office:value="-1598.96548215" calcext:value-type="float">
            <text:p>-1598,96548215</text:p>
          </table:table-cell>
          <table:table-cell/>
          <table:table-cell table:formula="of:=[.I554]*0.067" office:value-type="float" office:value="86.63163118623" calcext:value-type="float">
            <text:p>86,63163118623</text:p>
          </table:table-cell>
          <table:table-cell table:formula="of:=[.J554]*0.067" office:value-type="float" office:value="67.55742779528" calcext:value-type="float">
            <text:p>67,55742779528</text:p>
          </table:table-cell>
          <table:table-cell table:formula="of:=[.K554]*0.067" office:value-type="float" office:value="-107.13068730405" calcext:value-type="float">
            <text:p>-107,130687304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4.3501530592" calcext:value-type="float">
            <text:p>4,3501530592</text:p>
          </table:table-cell>
          <table:table-cell office:value-type="float" office:value="7.4109928043" calcext:value-type="float">
            <text:p>7,4109928043</text:p>
          </table:table-cell>
          <table:table-cell office:value-type="float" office:value="-14.2623361094" calcext:value-type="float">
            <text:p>-14,2623361094</text:p>
          </table:table-cell>
          <table:table-cell/>
          <table:table-cell table:formula="of:=[.E555]*100" office:value-type="float" office:value="435.01530592" calcext:value-type="float">
            <text:p>435,01530592</text:p>
          </table:table-cell>
          <table:table-cell table:formula="of:=[.F555]*100" office:value-type="float" office:value="741.09928043" calcext:value-type="float">
            <text:p>741,09928043</text:p>
          </table:table-cell>
          <table:table-cell table:formula="of:=[.G555]*100" office:value-type="float" office:value="-1426.23361094" calcext:value-type="float">
            <text:p>-1426,23361094</text:p>
          </table:table-cell>
          <table:table-cell/>
          <table:table-cell table:formula="of:=[.I555]*0.067" office:value-type="float" office:value="29.14602549664" calcext:value-type="float">
            <text:p>29,14602549664</text:p>
          </table:table-cell>
          <table:table-cell table:formula="of:=[.J555]*0.067" office:value-type="float" office:value="49.65365178881" calcext:value-type="float">
            <text:p>49,65365178881</text:p>
          </table:table-cell>
          <table:table-cell table:formula="of:=[.K555]*0.067" office:value-type="float" office:value="-95.55765193298" calcext:value-type="float">
            <text:p>-95,557651932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1.1180096408" calcext:value-type="float">
            <text:p>11,1180096408</text:p>
          </table:table-cell>
          <table:table-cell office:value-type="float" office:value="6.856799162" calcext:value-type="float">
            <text:p>6,856799162</text:p>
          </table:table-cell>
          <table:table-cell office:value-type="float" office:value="-18.3748367717" calcext:value-type="float">
            <text:p>-18,3748367717</text:p>
          </table:table-cell>
          <table:table-cell/>
          <table:table-cell table:formula="of:=[.E556]*100" office:value-type="float" office:value="1111.80096408" calcext:value-type="float">
            <text:p>1111,80096408</text:p>
          </table:table-cell>
          <table:table-cell table:formula="of:=[.F556]*100" office:value-type="float" office:value="685.6799162" calcext:value-type="float">
            <text:p>685,6799162</text:p>
          </table:table-cell>
          <table:table-cell table:formula="of:=[.G556]*100" office:value-type="float" office:value="-1837.48367717" calcext:value-type="float">
            <text:p>-1837,48367717</text:p>
          </table:table-cell>
          <table:table-cell/>
          <table:table-cell table:formula="of:=[.I556]*0.067" office:value-type="float" office:value="74.49066459336" calcext:value-type="float">
            <text:p>74,49066459336</text:p>
          </table:table-cell>
          <table:table-cell table:formula="of:=[.J556]*0.067" office:value-type="float" office:value="45.9405543854" calcext:value-type="float">
            <text:p>45,9405543854</text:p>
          </table:table-cell>
          <table:table-cell table:formula="of:=[.K556]*0.067" office:value-type="float" office:value="-123.11140637039" calcext:value-type="float">
            <text:p>-123,1114063703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0.6665312865" calcext:value-type="float">
            <text:p>10,6665312865</text:p>
          </table:table-cell>
          <table:table-cell office:value-type="float" office:value="6.4044500087" calcext:value-type="float">
            <text:p>6,4044500087</text:p>
          </table:table-cell>
          <table:table-cell office:value-type="float" office:value="-9.4618816849" calcext:value-type="float">
            <text:p>-9,4618816849</text:p>
          </table:table-cell>
          <table:table-cell/>
          <table:table-cell table:formula="of:=[.E557]*100" office:value-type="float" office:value="1066.65312865" calcext:value-type="float">
            <text:p>1066,65312865</text:p>
          </table:table-cell>
          <table:table-cell table:formula="of:=[.F557]*100" office:value-type="float" office:value="640.44500087" calcext:value-type="float">
            <text:p>640,44500087</text:p>
          </table:table-cell>
          <table:table-cell table:formula="of:=[.G557]*100" office:value-type="float" office:value="-946.18816849" calcext:value-type="float">
            <text:p>-946,18816849</text:p>
          </table:table-cell>
          <table:table-cell/>
          <table:table-cell table:formula="of:=[.I557]*0.067" office:value-type="float" office:value="71.46575961955" calcext:value-type="float">
            <text:p>71,46575961955</text:p>
          </table:table-cell>
          <table:table-cell table:formula="of:=[.J557]*0.067" office:value-type="float" office:value="42.90981505829" calcext:value-type="float">
            <text:p>42,90981505829</text:p>
          </table:table-cell>
          <table:table-cell table:formula="of:=[.K557]*0.067" office:value-type="float" office:value="-63.39460728883" calcext:value-type="float">
            <text:p>-63,394607288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3.3623668734" calcext:value-type="float">
            <text:p>3,3623668734</text:p>
          </table:table-cell>
          <table:table-cell office:value-type="float" office:value="-8.5732393856" calcext:value-type="float">
            <text:p>-8,5732393856</text:p>
          </table:table-cell>
          <table:table-cell/>
          <table:table-cell table:formula="of:=[.E558]*100" office:value-type="float" office:value="0" calcext:value-type="float">
            <text:p>0</text:p>
          </table:table-cell>
          <table:table-cell table:formula="of:=[.F558]*100" office:value-type="float" office:value="336.23668734" calcext:value-type="float">
            <text:p>336,23668734</text:p>
          </table:table-cell>
          <table:table-cell table:formula="of:=[.G558]*100" office:value-type="float" office:value="-857.32393856" calcext:value-type="float">
            <text:p>-857,32393856</text:p>
          </table:table-cell>
          <table:table-cell/>
          <table:table-cell table:formula="of:=[.I558]*0.067" office:value-type="float" office:value="0" calcext:value-type="float">
            <text:p>0</text:p>
          </table:table-cell>
          <table:table-cell table:formula="of:=[.J558]*0.067" office:value-type="float" office:value="22.52785805178" calcext:value-type="float">
            <text:p>22,52785805178</text:p>
          </table:table-cell>
          <table:table-cell table:formula="of:=[.K558]*0.067" office:value-type="float" office:value="-57.44070388352" calcext:value-type="float">
            <text:p>-57,44070388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6.8486002983" calcext:value-type="float">
            <text:p>6,8486002983</text:p>
          </table:table-cell>
          <table:table-cell office:value-type="float" office:value="-13.2542083618" calcext:value-type="float">
            <text:p>-13,2542083618</text:p>
          </table:table-cell>
          <table:table-cell/>
          <table:table-cell table:formula="of:=[.E559]*100" office:value-type="float" office:value="0" calcext:value-type="float">
            <text:p>0</text:p>
          </table:table-cell>
          <table:table-cell table:formula="of:=[.F559]*100" office:value-type="float" office:value="684.86002983" calcext:value-type="float">
            <text:p>684,86002983</text:p>
          </table:table-cell>
          <table:table-cell table:formula="of:=[.G559]*100" office:value-type="float" office:value="-1325.42083618" calcext:value-type="float">
            <text:p>-1325,42083618</text:p>
          </table:table-cell>
          <table:table-cell/>
          <table:table-cell table:formula="of:=[.I559]*0.067" office:value-type="float" office:value="0" calcext:value-type="float">
            <text:p>0</text:p>
          </table:table-cell>
          <table:table-cell table:formula="of:=[.J559]*0.067" office:value-type="float" office:value="45.88562199861" calcext:value-type="float">
            <text:p>45,88562199861</text:p>
          </table:table-cell>
          <table:table-cell table:formula="of:=[.K559]*0.067" office:value-type="float" office:value="-88.80319602406" calcext:value-type="float">
            <text:p>-88,80319602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0.6824621742" calcext:value-type="float">
            <text:p>-0,6824621742</text:p>
          </table:table-cell>
          <table:table-cell office:value-type="float" office:value="6.9116929052" calcext:value-type="float">
            <text:p>6,9116929052</text:p>
          </table:table-cell>
          <table:table-cell office:value-type="float" office:value="-13.0790708174" calcext:value-type="float">
            <text:p>-13,0790708174</text:p>
          </table:table-cell>
          <table:table-cell/>
          <table:table-cell table:formula="of:=[.E560]*100" office:value-type="float" office:value="-68.24621742" calcext:value-type="float">
            <text:p>-68,24621742</text:p>
          </table:table-cell>
          <table:table-cell table:formula="of:=[.F560]*100" office:value-type="float" office:value="691.16929052" calcext:value-type="float">
            <text:p>691,16929052</text:p>
          </table:table-cell>
          <table:table-cell table:formula="of:=[.G560]*100" office:value-type="float" office:value="-1307.90708174" calcext:value-type="float">
            <text:p>-1307,90708174</text:p>
          </table:table-cell>
          <table:table-cell/>
          <table:table-cell table:formula="of:=[.I560]*0.067" office:value-type="float" office:value="-4.57249656714" calcext:value-type="float">
            <text:p>-4,57249656714</text:p>
          </table:table-cell>
          <table:table-cell table:formula="of:=[.J560]*0.067" office:value-type="float" office:value="46.30834246484" calcext:value-type="float">
            <text:p>46,30834246484</text:p>
          </table:table-cell>
          <table:table-cell table:formula="of:=[.K560]*0.067" office:value-type="float" office:value="-87.62977447658" calcext:value-type="float">
            <text:p>-87,629774476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6.4014940022" calcext:value-type="float">
            <text:p>-6,4014940022</text:p>
          </table:table-cell>
          <table:table-cell office:value-type="float" office:value="6.4741324877" calcext:value-type="float">
            <text:p>6,4741324877</text:p>
          </table:table-cell>
          <table:table-cell office:value-type="float" office:value="-12.2217494838" calcext:value-type="float">
            <text:p>-12,2217494838</text:p>
          </table:table-cell>
          <table:table-cell/>
          <table:table-cell table:formula="of:=[.E561]*100" office:value-type="float" office:value="-640.14940022" calcext:value-type="float">
            <text:p>-640,14940022</text:p>
          </table:table-cell>
          <table:table-cell table:formula="of:=[.F561]*100" office:value-type="float" office:value="647.41324877" calcext:value-type="float">
            <text:p>647,41324877</text:p>
          </table:table-cell>
          <table:table-cell table:formula="of:=[.G561]*100" office:value-type="float" office:value="-1222.17494838" calcext:value-type="float">
            <text:p>-1222,17494838</text:p>
          </table:table-cell>
          <table:table-cell/>
          <table:table-cell table:formula="of:=[.I561]*0.067" office:value-type="float" office:value="-42.89000981474" calcext:value-type="float">
            <text:p>-42,89000981474</text:p>
          </table:table-cell>
          <table:table-cell table:formula="of:=[.J561]*0.067" office:value-type="float" office:value="43.37668766759" calcext:value-type="float">
            <text:p>43,37668766759</text:p>
          </table:table-cell>
          <table:table-cell table:formula="of:=[.K561]*0.067" office:value-type="float" office:value="-81.88572154146" calcext:value-type="float">
            <text:p>-81,88572154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7.9974928952" calcext:value-type="float">
            <text:p>-7,9974928952</text:p>
          </table:table-cell>
          <table:table-cell office:value-type="float" office:value="3.963893329" calcext:value-type="float">
            <text:p>3,963893329</text:p>
          </table:table-cell>
          <table:table-cell office:value-type="float" office:value="-17.5388439099" calcext:value-type="float">
            <text:p>-17,5388439099</text:p>
          </table:table-cell>
          <table:table-cell/>
          <table:table-cell table:formula="of:=[.E562]*100" office:value-type="float" office:value="-799.74928952" calcext:value-type="float">
            <text:p>-799,74928952</text:p>
          </table:table-cell>
          <table:table-cell table:formula="of:=[.F562]*100" office:value-type="float" office:value="396.3893329" calcext:value-type="float">
            <text:p>396,3893329</text:p>
          </table:table-cell>
          <table:table-cell table:formula="of:=[.G562]*100" office:value-type="float" office:value="-1753.88439099" calcext:value-type="float">
            <text:p>-1753,88439099</text:p>
          </table:table-cell>
          <table:table-cell/>
          <table:table-cell table:formula="of:=[.I562]*0.067" office:value-type="float" office:value="-53.58320239784" calcext:value-type="float">
            <text:p>-53,58320239784</text:p>
          </table:table-cell>
          <table:table-cell table:formula="of:=[.J562]*0.067" office:value-type="float" office:value="26.5580853043" calcext:value-type="float">
            <text:p>26,5580853043</text:p>
          </table:table-cell>
          <table:table-cell table:formula="of:=[.K562]*0.067" office:value-type="float" office:value="-117.51025419633" calcext:value-type="float">
            <text:p>-117,510254196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6.085046932" calcext:value-type="float">
            <text:p>-6,085046932</text:p>
          </table:table-cell>
          <table:table-cell office:value-type="float" office:value="9.3678518749" calcext:value-type="float">
            <text:p>9,3678518749</text:p>
          </table:table-cell>
          <table:table-cell office:value-type="float" office:value="-18.3912196988" calcext:value-type="float">
            <text:p>-18,3912196988</text:p>
          </table:table-cell>
          <table:table-cell/>
          <table:table-cell table:formula="of:=[.E563]*100" office:value-type="float" office:value="-608.5046932" calcext:value-type="float">
            <text:p>-608,5046932</text:p>
          </table:table-cell>
          <table:table-cell table:formula="of:=[.F563]*100" office:value-type="float" office:value="936.78518749" calcext:value-type="float">
            <text:p>936,78518749</text:p>
          </table:table-cell>
          <table:table-cell table:formula="of:=[.G563]*100" office:value-type="float" office:value="-1839.12196988" calcext:value-type="float">
            <text:p>-1839,12196988</text:p>
          </table:table-cell>
          <table:table-cell/>
          <table:table-cell table:formula="of:=[.I563]*0.067" office:value-type="float" office:value="-40.7698144444" calcext:value-type="float">
            <text:p>-40,7698144444</text:p>
          </table:table-cell>
          <table:table-cell table:formula="of:=[.J563]*0.067" office:value-type="float" office:value="62.76460756183" calcext:value-type="float">
            <text:p>62,76460756183</text:p>
          </table:table-cell>
          <table:table-cell table:formula="of:=[.K563]*0.067" office:value-type="float" office:value="-123.22117198196" calcext:value-type="float">
            <text:p>-123,22117198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4.8279688158" calcext:value-type="float">
            <text:p>-14,8279688158</text:p>
          </table:table-cell>
          <table:table-cell office:value-type="float" office:value="11.2109646167" calcext:value-type="float">
            <text:p>11,2109646167</text:p>
          </table:table-cell>
          <table:table-cell office:value-type="float" office:value="-16.4163980354" calcext:value-type="float">
            <text:p>-16,4163980354</text:p>
          </table:table-cell>
          <table:table-cell/>
          <table:table-cell table:formula="of:=[.E564]*100" office:value-type="float" office:value="-1482.79688158" calcext:value-type="float">
            <text:p>-1482,79688158</text:p>
          </table:table-cell>
          <table:table-cell table:formula="of:=[.F564]*100" office:value-type="float" office:value="1121.09646167" calcext:value-type="float">
            <text:p>1121,09646167</text:p>
          </table:table-cell>
          <table:table-cell table:formula="of:=[.G564]*100" office:value-type="float" office:value="-1641.63980354" calcext:value-type="float">
            <text:p>-1641,63980354</text:p>
          </table:table-cell>
          <table:table-cell/>
          <table:table-cell table:formula="of:=[.I564]*0.067" office:value-type="float" office:value="-99.34739106586" calcext:value-type="float">
            <text:p>-99,34739106586</text:p>
          </table:table-cell>
          <table:table-cell table:formula="of:=[.J564]*0.067" office:value-type="float" office:value="75.11346293189" calcext:value-type="float">
            <text:p>75,11346293189</text:p>
          </table:table-cell>
          <table:table-cell table:formula="of:=[.K564]*0.067" office:value-type="float" office:value="-109.98986683718" calcext:value-type="float">
            <text:p>-109,989866837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5.7144859287" calcext:value-type="float">
            <text:p>-15,7144859287</text:p>
          </table:table-cell>
          <table:table-cell office:value-type="float" office:value="13.4536881586" calcext:value-type="float">
            <text:p>13,4536881586</text:p>
          </table:table-cell>
          <table:table-cell office:value-type="float" office:value="-25.5702580341" calcext:value-type="float">
            <text:p>-25,5702580341</text:p>
          </table:table-cell>
          <table:table-cell/>
          <table:table-cell table:formula="of:=[.E565]*100" office:value-type="float" office:value="-1571.44859287" calcext:value-type="float">
            <text:p>-1571,44859287</text:p>
          </table:table-cell>
          <table:table-cell table:formula="of:=[.F565]*100" office:value-type="float" office:value="1345.36881586" calcext:value-type="float">
            <text:p>1345,36881586</text:p>
          </table:table-cell>
          <table:table-cell table:formula="of:=[.G565]*100" office:value-type="float" office:value="-2557.02580341" calcext:value-type="float">
            <text:p>-2557,02580341</text:p>
          </table:table-cell>
          <table:table-cell/>
          <table:table-cell table:formula="of:=[.I565]*0.067" office:value-type="float" office:value="-105.28705572229" calcext:value-type="float">
            <text:p>-105,28705572229</text:p>
          </table:table-cell>
          <table:table-cell table:formula="of:=[.J565]*0.067" office:value-type="float" office:value="90.13971066262" calcext:value-type="float">
            <text:p>90,13971066262</text:p>
          </table:table-cell>
          <table:table-cell table:formula="of:=[.K565]*0.067" office:value-type="float" office:value="-171.32072882847" calcext:value-type="float">
            <text:p>-171,320728828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9.9374855667" calcext:value-type="float">
            <text:p>-9,9374855667</text:p>
          </table:table-cell>
          <table:table-cell office:value-type="float" office:value="16.5167715327" calcext:value-type="float">
            <text:p>16,5167715327</text:p>
          </table:table-cell>
          <table:table-cell office:value-type="float" office:value="-28.0008484638" calcext:value-type="float">
            <text:p>-28,0008484638</text:p>
          </table:table-cell>
          <table:table-cell/>
          <table:table-cell table:formula="of:=[.E566]*100" office:value-type="float" office:value="-993.74855667" calcext:value-type="float">
            <text:p>-993,74855667</text:p>
          </table:table-cell>
          <table:table-cell table:formula="of:=[.F566]*100" office:value-type="float" office:value="1651.67715327" calcext:value-type="float">
            <text:p>1651,67715327</text:p>
          </table:table-cell>
          <table:table-cell table:formula="of:=[.G566]*100" office:value-type="float" office:value="-2800.08484638" calcext:value-type="float">
            <text:p>-2800,08484638</text:p>
          </table:table-cell>
          <table:table-cell/>
          <table:table-cell table:formula="of:=[.I566]*0.067" office:value-type="float" office:value="-66.58115329689" calcext:value-type="float">
            <text:p>-66,58115329689</text:p>
          </table:table-cell>
          <table:table-cell table:formula="of:=[.J566]*0.067" office:value-type="float" office:value="110.66236926909" calcext:value-type="float">
            <text:p>110,66236926909</text:p>
          </table:table-cell>
          <table:table-cell table:formula="of:=[.K566]*0.067" office:value-type="float" office:value="-187.60568470746" calcext:value-type="float">
            <text:p>-187,605684707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6.2161097027" calcext:value-type="float">
            <text:p>-16,2161097027</text:p>
          </table:table-cell>
          <table:table-cell office:value-type="float" office:value="18.6229495235" calcext:value-type="float">
            <text:p>18,6229495235</text:p>
          </table:table-cell>
          <table:table-cell office:value-type="float" office:value="-28.306963866" calcext:value-type="float">
            <text:p>-28,306963866</text:p>
          </table:table-cell>
          <table:table-cell/>
          <table:table-cell table:formula="of:=[.E567]*100" office:value-type="float" office:value="-1621.61097027" calcext:value-type="float">
            <text:p>-1621,61097027</text:p>
          </table:table-cell>
          <table:table-cell table:formula="of:=[.F567]*100" office:value-type="float" office:value="1862.29495235" calcext:value-type="float">
            <text:p>1862,29495235</text:p>
          </table:table-cell>
          <table:table-cell table:formula="of:=[.G567]*100" office:value-type="float" office:value="-2830.6963866" calcext:value-type="float">
            <text:p>-2830,6963866</text:p>
          </table:table-cell>
          <table:table-cell/>
          <table:table-cell table:formula="of:=[.I567]*0.067" office:value-type="float" office:value="-108.64793500809" calcext:value-type="float">
            <text:p>-108,64793500809</text:p>
          </table:table-cell>
          <table:table-cell table:formula="of:=[.J567]*0.067" office:value-type="float" office:value="124.77376180745" calcext:value-type="float">
            <text:p>124,77376180745</text:p>
          </table:table-cell>
          <table:table-cell table:formula="of:=[.K567]*0.067" office:value-type="float" office:value="-189.6566579022" calcext:value-type="float">
            <text:p>-189,65665790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6.885836135" calcext:value-type="float">
            <text:p>-16,885836135</text:p>
          </table:table-cell>
          <table:table-cell office:value-type="float" office:value="22.1727541899" calcext:value-type="float">
            <text:p>22,1727541899</text:p>
          </table:table-cell>
          <table:table-cell office:value-type="float" office:value="-36.8325368855" calcext:value-type="float">
            <text:p>-36,8325368855</text:p>
          </table:table-cell>
          <table:table-cell/>
          <table:table-cell table:formula="of:=[.E568]*100" office:value-type="float" office:value="-1688.5836135" calcext:value-type="float">
            <text:p>-1688,5836135</text:p>
          </table:table-cell>
          <table:table-cell table:formula="of:=[.F568]*100" office:value-type="float" office:value="2217.27541899" calcext:value-type="float">
            <text:p>2217,27541899</text:p>
          </table:table-cell>
          <table:table-cell table:formula="of:=[.G568]*100" office:value-type="float" office:value="-3683.25368855" calcext:value-type="float">
            <text:p>-3683,25368855</text:p>
          </table:table-cell>
          <table:table-cell/>
          <table:table-cell table:formula="of:=[.I568]*0.067" office:value-type="float" office:value="-113.1351021045" calcext:value-type="float">
            <text:p>-113,1351021045</text:p>
          </table:table-cell>
          <table:table-cell table:formula="of:=[.J568]*0.067" office:value-type="float" office:value="148.55745307233" calcext:value-type="float">
            <text:p>148,55745307233</text:p>
          </table:table-cell>
          <table:table-cell table:formula="of:=[.K568]*0.067" office:value-type="float" office:value="-246.77799713285" calcext:value-type="float">
            <text:p>-246,777997132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1.4011774827" calcext:value-type="float">
            <text:p>-11,4011774827</text:p>
          </table:table-cell>
          <table:table-cell office:value-type="float" office:value="22.0384896337" calcext:value-type="float">
            <text:p>22,0384896337</text:p>
          </table:table-cell>
          <table:table-cell office:value-type="float" office:value="-40.7734768252" calcext:value-type="float">
            <text:p>-40,7734768252</text:p>
          </table:table-cell>
          <table:table-cell/>
          <table:table-cell table:formula="of:=[.E569]*100" office:value-type="float" office:value="-1140.11774827" calcext:value-type="float">
            <text:p>-1140,11774827</text:p>
          </table:table-cell>
          <table:table-cell table:formula="of:=[.F569]*100" office:value-type="float" office:value="2203.84896337" calcext:value-type="float">
            <text:p>2203,84896337</text:p>
          </table:table-cell>
          <table:table-cell table:formula="of:=[.G569]*100" office:value-type="float" office:value="-4077.34768252" calcext:value-type="float">
            <text:p>-4077,34768252</text:p>
          </table:table-cell>
          <table:table-cell/>
          <table:table-cell table:formula="of:=[.I569]*0.067" office:value-type="float" office:value="-76.38788913409" calcext:value-type="float">
            <text:p>-76,38788913409</text:p>
          </table:table-cell>
          <table:table-cell table:formula="of:=[.J569]*0.067" office:value-type="float" office:value="147.65788054579" calcext:value-type="float">
            <text:p>147,65788054579</text:p>
          </table:table-cell>
          <table:table-cell table:formula="of:=[.K569]*0.067" office:value-type="float" office:value="-273.18229472884" calcext:value-type="float">
            <text:p>-273,182294728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2.8820820069" calcext:value-type="float">
            <text:p>-12,8820820069</text:p>
          </table:table-cell>
          <table:table-cell office:value-type="float" office:value="20.2661308282" calcext:value-type="float">
            <text:p>20,2661308282</text:p>
          </table:table-cell>
          <table:table-cell office:value-type="float" office:value="-42.7461386431" calcext:value-type="float">
            <text:p>-42,7461386431</text:p>
          </table:table-cell>
          <table:table-cell/>
          <table:table-cell table:formula="of:=[.E570]*100" office:value-type="float" office:value="-1288.20820069" calcext:value-type="float">
            <text:p>-1288,20820069</text:p>
          </table:table-cell>
          <table:table-cell table:formula="of:=[.F570]*100" office:value-type="float" office:value="2026.61308282" calcext:value-type="float">
            <text:p>2026,61308282</text:p>
          </table:table-cell>
          <table:table-cell table:formula="of:=[.G570]*100" office:value-type="float" office:value="-4274.61386431" calcext:value-type="float">
            <text:p>-4274,61386431</text:p>
          </table:table-cell>
          <table:table-cell/>
          <table:table-cell table:formula="of:=[.I570]*0.067" office:value-type="float" office:value="-86.30994944623" calcext:value-type="float">
            <text:p>-86,30994944623</text:p>
          </table:table-cell>
          <table:table-cell table:formula="of:=[.J570]*0.067" office:value-type="float" office:value="135.78307654894" calcext:value-type="float">
            <text:p>135,78307654894</text:p>
          </table:table-cell>
          <table:table-cell table:formula="of:=[.K570]*0.067" office:value-type="float" office:value="-286.39912890877" calcext:value-type="float">
            <text:p>-286,399128908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1.2072703372" calcext:value-type="float">
            <text:p>-11,2072703372</text:p>
          </table:table-cell>
          <table:table-cell office:value-type="float" office:value="25.0729397873" calcext:value-type="float">
            <text:p>25,0729397873</text:p>
          </table:table-cell>
          <table:table-cell office:value-type="float" office:value="-48.3229117697" calcext:value-type="float">
            <text:p>-48,3229117697</text:p>
          </table:table-cell>
          <table:table-cell/>
          <table:table-cell table:formula="of:=[.E571]*100" office:value-type="float" office:value="-1120.72703372" calcext:value-type="float">
            <text:p>-1120,72703372</text:p>
          </table:table-cell>
          <table:table-cell table:formula="of:=[.F571]*100" office:value-type="float" office:value="2507.29397873" calcext:value-type="float">
            <text:p>2507,29397873</text:p>
          </table:table-cell>
          <table:table-cell table:formula="of:=[.G571]*100" office:value-type="float" office:value="-4832.29117697" calcext:value-type="float">
            <text:p>-4832,29117697</text:p>
          </table:table-cell>
          <table:table-cell/>
          <table:table-cell table:formula="of:=[.I571]*0.067" office:value-type="float" office:value="-75.08871125924" calcext:value-type="float">
            <text:p>-75,08871125924</text:p>
          </table:table-cell>
          <table:table-cell table:formula="of:=[.J571]*0.067" office:value-type="float" office:value="167.98869657491" calcext:value-type="float">
            <text:p>167,98869657491</text:p>
          </table:table-cell>
          <table:table-cell table:formula="of:=[.K571]*0.067" office:value-type="float" office:value="-323.76350885699" calcext:value-type="float">
            <text:p>-323,763508856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4.9401955272" calcext:value-type="float">
            <text:p>-4,9401955272</text:p>
          </table:table-cell>
          <table:table-cell office:value-type="float" office:value="27.9373538569" calcext:value-type="float">
            <text:p>27,9373538569</text:p>
          </table:table-cell>
          <table:table-cell office:value-type="float" office:value="-50.9897654116" calcext:value-type="float">
            <text:p>-50,9897654116</text:p>
          </table:table-cell>
          <table:table-cell/>
          <table:table-cell table:formula="of:=[.E572]*100" office:value-type="float" office:value="-494.01955272" calcext:value-type="float">
            <text:p>-494,01955272</text:p>
          </table:table-cell>
          <table:table-cell table:formula="of:=[.F572]*100" office:value-type="float" office:value="2793.73538569" calcext:value-type="float">
            <text:p>2793,73538569</text:p>
          </table:table-cell>
          <table:table-cell table:formula="of:=[.G572]*100" office:value-type="float" office:value="-5098.97654116" calcext:value-type="float">
            <text:p>-5098,97654116</text:p>
          </table:table-cell>
          <table:table-cell/>
          <table:table-cell table:formula="of:=[.I572]*0.067" office:value-type="float" office:value="-33.09931003224" calcext:value-type="float">
            <text:p>-33,09931003224</text:p>
          </table:table-cell>
          <table:table-cell table:formula="of:=[.J572]*0.067" office:value-type="float" office:value="187.18027084123" calcext:value-type="float">
            <text:p>187,18027084123</text:p>
          </table:table-cell>
          <table:table-cell table:formula="of:=[.K572]*0.067" office:value-type="float" office:value="-341.63142825772" calcext:value-type="float">
            <text:p>-341,631428257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.637694668" calcext:value-type="float">
            <text:p>-1,637694668</text:p>
          </table:table-cell>
          <table:table-cell office:value-type="float" office:value="27.5780405686" calcext:value-type="float">
            <text:p>27,5780405686</text:p>
          </table:table-cell>
          <table:table-cell office:value-type="float" office:value="-51.1180102456" calcext:value-type="float">
            <text:p>-51,1180102456</text:p>
          </table:table-cell>
          <table:table-cell/>
          <table:table-cell table:formula="of:=[.E573]*100" office:value-type="float" office:value="-163.7694668" calcext:value-type="float">
            <text:p>-163,7694668</text:p>
          </table:table-cell>
          <table:table-cell table:formula="of:=[.F573]*100" office:value-type="float" office:value="2757.80405686" calcext:value-type="float">
            <text:p>2757,80405686</text:p>
          </table:table-cell>
          <table:table-cell table:formula="of:=[.G573]*100" office:value-type="float" office:value="-5111.80102456" calcext:value-type="float">
            <text:p>-5111,80102456</text:p>
          </table:table-cell>
          <table:table-cell/>
          <table:table-cell table:formula="of:=[.I573]*0.067" office:value-type="float" office:value="-10.9725542756" calcext:value-type="float">
            <text:p>-10,9725542756</text:p>
          </table:table-cell>
          <table:table-cell table:formula="of:=[.J573]*0.067" office:value-type="float" office:value="184.77287180962" calcext:value-type="float">
            <text:p>184,77287180962</text:p>
          </table:table-cell>
          <table:table-cell table:formula="of:=[.K573]*0.067" office:value-type="float" office:value="-342.49066864552" calcext:value-type="float">
            <text:p>-342,490668645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0.2848808912" calcext:value-type="float">
            <text:p>0,2848808912</text:p>
          </table:table-cell>
          <table:table-cell office:value-type="float" office:value="27.2192659804" calcext:value-type="float">
            <text:p>27,2192659804</text:p>
          </table:table-cell>
          <table:table-cell office:value-type="float" office:value="-51.4630968812" calcext:value-type="float">
            <text:p>-51,4630968812</text:p>
          </table:table-cell>
          <table:table-cell/>
          <table:table-cell table:formula="of:=[.E574]*100" office:value-type="float" office:value="28.48808912" calcext:value-type="float">
            <text:p>28,48808912</text:p>
          </table:table-cell>
          <table:table-cell table:formula="of:=[.F574]*100" office:value-type="float" office:value="2721.92659804" calcext:value-type="float">
            <text:p>2721,92659804</text:p>
          </table:table-cell>
          <table:table-cell table:formula="of:=[.G574]*100" office:value-type="float" office:value="-5146.30968812" calcext:value-type="float">
            <text:p>-5146,30968812</text:p>
          </table:table-cell>
          <table:table-cell/>
          <table:table-cell table:formula="of:=[.I574]*0.067" office:value-type="float" office:value="1.90870197104" calcext:value-type="float">
            <text:p>1,90870197104</text:p>
          </table:table-cell>
          <table:table-cell table:formula="of:=[.J574]*0.067" office:value-type="float" office:value="182.36908206868" calcext:value-type="float">
            <text:p>182,36908206868</text:p>
          </table:table-cell>
          <table:table-cell table:formula="of:=[.K574]*0.067" office:value-type="float" office:value="-344.80274910404" calcext:value-type="float">
            <text:p>-344,802749104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4.1931590746" calcext:value-type="float">
            <text:p>4,1931590746</text:p>
          </table:table-cell>
          <table:table-cell office:value-type="float" office:value="28.1215880315" calcext:value-type="float">
            <text:p>28,1215880315</text:p>
          </table:table-cell>
          <table:table-cell office:value-type="float" office:value="-51.574421763" calcext:value-type="float">
            <text:p>-51,574421763</text:p>
          </table:table-cell>
          <table:table-cell/>
          <table:table-cell table:formula="of:=[.E575]*100" office:value-type="float" office:value="419.31590746" calcext:value-type="float">
            <text:p>419,31590746</text:p>
          </table:table-cell>
          <table:table-cell table:formula="of:=[.F575]*100" office:value-type="float" office:value="2812.15880315" calcext:value-type="float">
            <text:p>2812,15880315</text:p>
          </table:table-cell>
          <table:table-cell table:formula="of:=[.G575]*100" office:value-type="float" office:value="-5157.4421763" calcext:value-type="float">
            <text:p>-5157,4421763</text:p>
          </table:table-cell>
          <table:table-cell/>
          <table:table-cell table:formula="of:=[.I575]*0.067" office:value-type="float" office:value="28.09416579982" calcext:value-type="float">
            <text:p>28,09416579982</text:p>
          </table:table-cell>
          <table:table-cell table:formula="of:=[.J575]*0.067" office:value-type="float" office:value="188.41463981105" calcext:value-type="float">
            <text:p>188,41463981105</text:p>
          </table:table-cell>
          <table:table-cell table:formula="of:=[.K575]*0.067" office:value-type="float" office:value="-345.5486258121" calcext:value-type="float">
            <text:p>-345,54862581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9.9507180667" calcext:value-type="float">
            <text:p>9,9507180667</text:p>
          </table:table-cell>
          <table:table-cell office:value-type="float" office:value="28.3159613094" calcext:value-type="float">
            <text:p>28,3159613094</text:p>
          </table:table-cell>
          <table:table-cell office:value-type="float" office:value="-49.0368344304" calcext:value-type="float">
            <text:p>-49,0368344304</text:p>
          </table:table-cell>
          <table:table-cell/>
          <table:table-cell table:formula="of:=[.E576]*100" office:value-type="float" office:value="995.07180667" calcext:value-type="float">
            <text:p>995,07180667</text:p>
          </table:table-cell>
          <table:table-cell table:formula="of:=[.F576]*100" office:value-type="float" office:value="2831.59613094" calcext:value-type="float">
            <text:p>2831,59613094</text:p>
          </table:table-cell>
          <table:table-cell table:formula="of:=[.G576]*100" office:value-type="float" office:value="-4903.68344304" calcext:value-type="float">
            <text:p>-4903,68344304</text:p>
          </table:table-cell>
          <table:table-cell/>
          <table:table-cell table:formula="of:=[.I576]*0.067" office:value-type="float" office:value="66.66981104689" calcext:value-type="float">
            <text:p>66,66981104689</text:p>
          </table:table-cell>
          <table:table-cell table:formula="of:=[.J576]*0.067" office:value-type="float" office:value="189.71694077298" calcext:value-type="float">
            <text:p>189,71694077298</text:p>
          </table:table-cell>
          <table:table-cell table:formula="of:=[.K576]*0.067" office:value-type="float" office:value="-328.54679068368" calcext:value-type="float">
            <text:p>-328,54679068368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2.8896268233" calcext:value-type="float">
            <text:p>12,8896268233</text:p>
          </table:table-cell>
          <table:table-cell office:value-type="float" office:value="24.030495906" calcext:value-type="float">
            <text:p>24,030495906</text:p>
          </table:table-cell>
          <table:table-cell office:value-type="float" office:value="-44.1159080898" calcext:value-type="float">
            <text:p>-44,1159080898</text:p>
          </table:table-cell>
          <table:table-cell/>
          <table:table-cell table:formula="of:=[.E577]*100" office:value-type="float" office:value="1288.96268233" calcext:value-type="float">
            <text:p>1288,96268233</text:p>
          </table:table-cell>
          <table:table-cell table:formula="of:=[.F577]*100" office:value-type="float" office:value="2403.0495906" calcext:value-type="float">
            <text:p>2403,0495906</text:p>
          </table:table-cell>
          <table:table-cell table:formula="of:=[.G577]*100" office:value-type="float" office:value="-4411.59080898" calcext:value-type="float">
            <text:p>-4411,59080898</text:p>
          </table:table-cell>
          <table:table-cell/>
          <table:table-cell table:formula="of:=[.I577]*0.067" office:value-type="float" office:value="86.36049971611" calcext:value-type="float">
            <text:p>86,36049971611</text:p>
          </table:table-cell>
          <table:table-cell table:formula="of:=[.J577]*0.067" office:value-type="float" office:value="161.0043225702" calcext:value-type="float">
            <text:p>161,0043225702</text:p>
          </table:table-cell>
          <table:table-cell table:formula="of:=[.K577]*0.067" office:value-type="float" office:value="-295.57658420166" calcext:value-type="float">
            <text:p>-295,576584201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4.609133657" calcext:value-type="float">
            <text:p>14,609133657</text:p>
          </table:table-cell>
          <table:table-cell office:value-type="float" office:value="22.7816847619" calcext:value-type="float">
            <text:p>22,7816847619</text:p>
          </table:table-cell>
          <table:table-cell office:value-type="float" office:value="-40.4742185514" calcext:value-type="float">
            <text:p>-40,4742185514</text:p>
          </table:table-cell>
          <table:table-cell/>
          <table:table-cell table:formula="of:=[.E578]*100" office:value-type="float" office:value="1460.9133657" calcext:value-type="float">
            <text:p>1460,9133657</text:p>
          </table:table-cell>
          <table:table-cell table:formula="of:=[.F578]*100" office:value-type="float" office:value="2278.16847619" calcext:value-type="float">
            <text:p>2278,16847619</text:p>
          </table:table-cell>
          <table:table-cell table:formula="of:=[.G578]*100" office:value-type="float" office:value="-4047.42185514" calcext:value-type="float">
            <text:p>-4047,42185514</text:p>
          </table:table-cell>
          <table:table-cell/>
          <table:table-cell table:formula="of:=[.I578]*0.067" office:value-type="float" office:value="97.8811955019" calcext:value-type="float">
            <text:p>97,8811955019</text:p>
          </table:table-cell>
          <table:table-cell table:formula="of:=[.J578]*0.067" office:value-type="float" office:value="152.63728790473" calcext:value-type="float">
            <text:p>152,63728790473</text:p>
          </table:table-cell>
          <table:table-cell table:formula="of:=[.K578]*0.067" office:value-type="float" office:value="-271.17726429438" calcext:value-type="float">
            <text:p>-271,177264294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3.7129290744" calcext:value-type="float">
            <text:p>13,7129290744</text:p>
          </table:table-cell>
          <table:table-cell office:value-type="float" office:value="23.451610278" calcext:value-type="float">
            <text:p>23,451610278</text:p>
          </table:table-cell>
          <table:table-cell office:value-type="float" office:value="-33.9892048617" calcext:value-type="float">
            <text:p>-33,9892048617</text:p>
          </table:table-cell>
          <table:table-cell/>
          <table:table-cell table:formula="of:=[.E579]*100" office:value-type="float" office:value="1371.29290744" calcext:value-type="float">
            <text:p>1371,29290744</text:p>
          </table:table-cell>
          <table:table-cell table:formula="of:=[.F579]*100" office:value-type="float" office:value="2345.1610278" calcext:value-type="float">
            <text:p>2345,1610278</text:p>
          </table:table-cell>
          <table:table-cell table:formula="of:=[.G579]*100" office:value-type="float" office:value="-3398.92048617" calcext:value-type="float">
            <text:p>-3398,92048617</text:p>
          </table:table-cell>
          <table:table-cell/>
          <table:table-cell table:formula="of:=[.I579]*0.067" office:value-type="float" office:value="91.87662479848" calcext:value-type="float">
            <text:p>91,87662479848</text:p>
          </table:table-cell>
          <table:table-cell table:formula="of:=[.J579]*0.067" office:value-type="float" office:value="157.1257888626" calcext:value-type="float">
            <text:p>157,1257888626</text:p>
          </table:table-cell>
          <table:table-cell table:formula="of:=[.K579]*0.067" office:value-type="float" office:value="-227.72767257339" calcext:value-type="float">
            <text:p>-227,727672573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0.4890977995" calcext:value-type="float">
            <text:p>10,4890977995</text:p>
          </table:table-cell>
          <table:table-cell office:value-type="float" office:value="17.5765315841" calcext:value-type="float">
            <text:p>17,5765315841</text:p>
          </table:table-cell>
          <table:table-cell office:value-type="float" office:value="-30.4342678479" calcext:value-type="float">
            <text:p>-30,4342678479</text:p>
          </table:table-cell>
          <table:table-cell/>
          <table:table-cell table:formula="of:=[.E580]*100" office:value-type="float" office:value="1048.90977995" calcext:value-type="float">
            <text:p>1048,90977995</text:p>
          </table:table-cell>
          <table:table-cell table:formula="of:=[.F580]*100" office:value-type="float" office:value="1757.65315841" calcext:value-type="float">
            <text:p>1757,65315841</text:p>
          </table:table-cell>
          <table:table-cell table:formula="of:=[.G580]*100" office:value-type="float" office:value="-3043.42678479" calcext:value-type="float">
            <text:p>-3043,42678479</text:p>
          </table:table-cell>
          <table:table-cell/>
          <table:table-cell table:formula="of:=[.I580]*0.067" office:value-type="float" office:value="70.27695525665" calcext:value-type="float">
            <text:p>70,27695525665</text:p>
          </table:table-cell>
          <table:table-cell table:formula="of:=[.J580]*0.067" office:value-type="float" office:value="117.76276161347" calcext:value-type="float">
            <text:p>117,76276161347</text:p>
          </table:table-cell>
          <table:table-cell table:formula="of:=[.K580]*0.067" office:value-type="float" office:value="-203.90959458093" calcext:value-type="float">
            <text:p>-203,9095945809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4.081067194" calcext:value-type="float">
            <text:p>14,081067194</text:p>
          </table:table-cell>
          <table:table-cell office:value-type="float" office:value="13.9485160288" calcext:value-type="float">
            <text:p>13,9485160288</text:p>
          </table:table-cell>
          <table:table-cell office:value-type="float" office:value="-29.2049243109" calcext:value-type="float">
            <text:p>-29,2049243109</text:p>
          </table:table-cell>
          <table:table-cell/>
          <table:table-cell table:formula="of:=[.E581]*100" office:value-type="float" office:value="1408.1067194" calcext:value-type="float">
            <text:p>1408,1067194</text:p>
          </table:table-cell>
          <table:table-cell table:formula="of:=[.F581]*100" office:value-type="float" office:value="1394.85160288" calcext:value-type="float">
            <text:p>1394,85160288</text:p>
          </table:table-cell>
          <table:table-cell table:formula="of:=[.G581]*100" office:value-type="float" office:value="-2920.49243109" calcext:value-type="float">
            <text:p>-2920,49243109</text:p>
          </table:table-cell>
          <table:table-cell/>
          <table:table-cell table:formula="of:=[.I581]*0.067" office:value-type="float" office:value="94.3431501998" calcext:value-type="float">
            <text:p>94,3431501998</text:p>
          </table:table-cell>
          <table:table-cell table:formula="of:=[.J581]*0.067" office:value-type="float" office:value="93.45505739296" calcext:value-type="float">
            <text:p>93,45505739296</text:p>
          </table:table-cell>
          <table:table-cell table:formula="of:=[.K581]*0.067" office:value-type="float" office:value="-195.67299288303" calcext:value-type="float">
            <text:p>-195,672992883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3.1558461978" calcext:value-type="float">
            <text:p>13,1558461978</text:p>
          </table:table-cell>
          <table:table-cell office:value-type="float" office:value="12.1991707317" calcext:value-type="float">
            <text:p>12,1991707317</text:p>
          </table:table-cell>
          <table:table-cell office:value-type="float" office:value="-21.9437993779" calcext:value-type="float">
            <text:p>-21,9437993779</text:p>
          </table:table-cell>
          <table:table-cell/>
          <table:table-cell table:formula="of:=[.E582]*100" office:value-type="float" office:value="1315.58461978" calcext:value-type="float">
            <text:p>1315,58461978</text:p>
          </table:table-cell>
          <table:table-cell table:formula="of:=[.F582]*100" office:value-type="float" office:value="1219.91707317" calcext:value-type="float">
            <text:p>1219,91707317</text:p>
          </table:table-cell>
          <table:table-cell table:formula="of:=[.G582]*100" office:value-type="float" office:value="-2194.37993779" calcext:value-type="float">
            <text:p>-2194,37993779</text:p>
          </table:table-cell>
          <table:table-cell/>
          <table:table-cell table:formula="of:=[.I582]*0.067" office:value-type="float" office:value="88.14416952526" calcext:value-type="float">
            <text:p>88,14416952526</text:p>
          </table:table-cell>
          <table:table-cell table:formula="of:=[.J582]*0.067" office:value-type="float" office:value="81.73444390239" calcext:value-type="float">
            <text:p>81,73444390239</text:p>
          </table:table-cell>
          <table:table-cell table:formula="of:=[.K582]*0.067" office:value-type="float" office:value="-147.02345583193" calcext:value-type="float">
            <text:p>-147,0234558319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7.2740004503" calcext:value-type="float">
            <text:p>7,2740004503</text:p>
          </table:table-cell>
          <table:table-cell office:value-type="float" office:value="9.8928115077" calcext:value-type="float">
            <text:p>9,8928115077</text:p>
          </table:table-cell>
          <table:table-cell office:value-type="float" office:value="-19.6321548053" calcext:value-type="float">
            <text:p>-19,6321548053</text:p>
          </table:table-cell>
          <table:table-cell/>
          <table:table-cell table:formula="of:=[.E583]*100" office:value-type="float" office:value="727.40004503" calcext:value-type="float">
            <text:p>727,40004503</text:p>
          </table:table-cell>
          <table:table-cell table:formula="of:=[.F583]*100" office:value-type="float" office:value="989.28115077" calcext:value-type="float">
            <text:p>989,28115077</text:p>
          </table:table-cell>
          <table:table-cell table:formula="of:=[.G583]*100" office:value-type="float" office:value="-1963.21548053" calcext:value-type="float">
            <text:p>-1963,21548053</text:p>
          </table:table-cell>
          <table:table-cell/>
          <table:table-cell table:formula="of:=[.I583]*0.067" office:value-type="float" office:value="48.73580301701" calcext:value-type="float">
            <text:p>48,73580301701</text:p>
          </table:table-cell>
          <table:table-cell table:formula="of:=[.J583]*0.067" office:value-type="float" office:value="66.28183710159" calcext:value-type="float">
            <text:p>66,28183710159</text:p>
          </table:table-cell>
          <table:table-cell table:formula="of:=[.K583]*0.067" office:value-type="float" office:value="-131.53543719551" calcext:value-type="float">
            <text:p>-131,535437195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2.332362303" calcext:value-type="float">
            <text:p>12,332362303</text:p>
          </table:table-cell>
          <table:table-cell office:value-type="float" office:value="8.9596082655" calcext:value-type="float">
            <text:p>8,9596082655</text:p>
          </table:table-cell>
          <table:table-cell office:value-type="float" office:value="-20.8658216513" calcext:value-type="float">
            <text:p>-20,8658216513</text:p>
          </table:table-cell>
          <table:table-cell/>
          <table:table-cell table:formula="of:=[.E584]*100" office:value-type="float" office:value="1233.2362303" calcext:value-type="float">
            <text:p>1233,2362303</text:p>
          </table:table-cell>
          <table:table-cell table:formula="of:=[.F584]*100" office:value-type="float" office:value="895.96082655" calcext:value-type="float">
            <text:p>895,96082655</text:p>
          </table:table-cell>
          <table:table-cell table:formula="of:=[.G584]*100" office:value-type="float" office:value="-2086.58216513" calcext:value-type="float">
            <text:p>-2086,58216513</text:p>
          </table:table-cell>
          <table:table-cell/>
          <table:table-cell table:formula="of:=[.I584]*0.067" office:value-type="float" office:value="82.6268274301" calcext:value-type="float">
            <text:p>82,6268274301</text:p>
          </table:table-cell>
          <table:table-cell table:formula="of:=[.J584]*0.067" office:value-type="float" office:value="60.02937537885" calcext:value-type="float">
            <text:p>60,02937537885</text:p>
          </table:table-cell>
          <table:table-cell table:formula="of:=[.K584]*0.067" office:value-type="float" office:value="-139.80100506371" calcext:value-type="float">
            <text:p>-139,801005063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1.5443827467" calcext:value-type="float">
            <text:p>11,5443827467</text:p>
          </table:table-cell>
          <table:table-cell office:value-type="float" office:value="6.6049573644" calcext:value-type="float">
            <text:p>6,6049573644</text:p>
          </table:table-cell>
          <table:table-cell office:value-type="float" office:value="-13.2211385621" calcext:value-type="float">
            <text:p>-13,2211385621</text:p>
          </table:table-cell>
          <table:table-cell/>
          <table:table-cell table:formula="of:=[.E585]*100" office:value-type="float" office:value="1154.43827467" calcext:value-type="float">
            <text:p>1154,43827467</text:p>
          </table:table-cell>
          <table:table-cell table:formula="of:=[.F585]*100" office:value-type="float" office:value="660.49573644" calcext:value-type="float">
            <text:p>660,49573644</text:p>
          </table:table-cell>
          <table:table-cell table:formula="of:=[.G585]*100" office:value-type="float" office:value="-1322.11385621" calcext:value-type="float">
            <text:p>-1322,11385621</text:p>
          </table:table-cell>
          <table:table-cell/>
          <table:table-cell table:formula="of:=[.I585]*0.067" office:value-type="float" office:value="77.34736440289" calcext:value-type="float">
            <text:p>77,34736440289</text:p>
          </table:table-cell>
          <table:table-cell table:formula="of:=[.J585]*0.067" office:value-type="float" office:value="44.25321434148" calcext:value-type="float">
            <text:p>44,25321434148</text:p>
          </table:table-cell>
          <table:table-cell table:formula="of:=[.K585]*0.067" office:value-type="float" office:value="-88.58162836607" calcext:value-type="float">
            <text:p>-88,581628366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3.6532597014" calcext:value-type="float">
            <text:p>3,6532597014</text:p>
          </table:table-cell>
          <table:table-cell office:value-type="float" office:value="5.8025574115" calcext:value-type="float">
            <text:p>5,8025574115</text:p>
          </table:table-cell>
          <table:table-cell office:value-type="float" office:value="-11.8878071525" calcext:value-type="float">
            <text:p>-11,8878071525</text:p>
          </table:table-cell>
          <table:table-cell/>
          <table:table-cell table:formula="of:=[.E586]*100" office:value-type="float" office:value="365.32597014" calcext:value-type="float">
            <text:p>365,32597014</text:p>
          </table:table-cell>
          <table:table-cell table:formula="of:=[.F586]*100" office:value-type="float" office:value="580.25574115" calcext:value-type="float">
            <text:p>580,25574115</text:p>
          </table:table-cell>
          <table:table-cell table:formula="of:=[.G586]*100" office:value-type="float" office:value="-1188.78071525" calcext:value-type="float">
            <text:p>-1188,78071525</text:p>
          </table:table-cell>
          <table:table-cell/>
          <table:table-cell table:formula="of:=[.I586]*0.067" office:value-type="float" office:value="24.47683999938" calcext:value-type="float">
            <text:p>24,47683999938</text:p>
          </table:table-cell>
          <table:table-cell table:formula="of:=[.J586]*0.067" office:value-type="float" office:value="38.87713465705" calcext:value-type="float">
            <text:p>38,87713465705</text:p>
          </table:table-cell>
          <table:table-cell table:formula="of:=[.K586]*0.067" office:value-type="float" office:value="-79.64830792175" calcext:value-type="float">
            <text:p>-79,648307921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9.4687173599" calcext:value-type="float">
            <text:p>9,4687173599</text:p>
          </table:table-cell>
          <table:table-cell office:value-type="float" office:value="6.0540764634" calcext:value-type="float">
            <text:p>6,0540764634</text:p>
          </table:table-cell>
          <table:table-cell office:value-type="float" office:value="-15.8332583496" calcext:value-type="float">
            <text:p>-15,8332583496</text:p>
          </table:table-cell>
          <table:table-cell/>
          <table:table-cell table:formula="of:=[.E587]*100" office:value-type="float" office:value="946.87173599" calcext:value-type="float">
            <text:p>946,87173599</text:p>
          </table:table-cell>
          <table:table-cell table:formula="of:=[.F587]*100" office:value-type="float" office:value="605.40764634" calcext:value-type="float">
            <text:p>605,40764634</text:p>
          </table:table-cell>
          <table:table-cell table:formula="of:=[.G587]*100" office:value-type="float" office:value="-1583.32583496" calcext:value-type="float">
            <text:p>-1583,32583496</text:p>
          </table:table-cell>
          <table:table-cell/>
          <table:table-cell table:formula="of:=[.I587]*0.067" office:value-type="float" office:value="63.44040631133" calcext:value-type="float">
            <text:p>63,44040631133</text:p>
          </table:table-cell>
          <table:table-cell table:formula="of:=[.J587]*0.067" office:value-type="float" office:value="40.56231230478" calcext:value-type="float">
            <text:p>40,56231230478</text:p>
          </table:table-cell>
          <table:table-cell table:formula="of:=[.K587]*0.067" office:value-type="float" office:value="-106.08283094232" calcext:value-type="float">
            <text:p>-106,082830942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8.8243325654" calcext:value-type="float">
            <text:p>8,8243325654</text:p>
          </table:table-cell>
          <table:table-cell office:value-type="float" office:value="4.1234229487" calcext:value-type="float">
            <text:p>4,1234229487</text:p>
          </table:table-cell>
          <table:table-cell office:value-type="float" office:value="-8.3422299114" calcext:value-type="float">
            <text:p>-8,3422299114</text:p>
          </table:table-cell>
          <table:table-cell/>
          <table:table-cell table:formula="of:=[.E588]*100" office:value-type="float" office:value="882.43325654" calcext:value-type="float">
            <text:p>882,43325654</text:p>
          </table:table-cell>
          <table:table-cell table:formula="of:=[.F588]*100" office:value-type="float" office:value="412.34229487" calcext:value-type="float">
            <text:p>412,34229487</text:p>
          </table:table-cell>
          <table:table-cell table:formula="of:=[.G588]*100" office:value-type="float" office:value="-834.22299114" calcext:value-type="float">
            <text:p>-834,22299114</text:p>
          </table:table-cell>
          <table:table-cell/>
          <table:table-cell table:formula="of:=[.I588]*0.067" office:value-type="float" office:value="59.12302818818" calcext:value-type="float">
            <text:p>59,12302818818</text:p>
          </table:table-cell>
          <table:table-cell table:formula="of:=[.J588]*0.067" office:value-type="float" office:value="27.62693375629" calcext:value-type="float">
            <text:p>27,62693375629</text:p>
          </table:table-cell>
          <table:table-cell table:formula="of:=[.K588]*0.067" office:value-type="float" office:value="-55.89294040638" calcext:value-type="float">
            <text:p>-55,892940406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3.6734898824" calcext:value-type="float">
            <text:p>3,6734898824</text:p>
          </table:table-cell>
          <table:table-cell office:value-type="float" office:value="-8.5705040302" calcext:value-type="float">
            <text:p>-8,5705040302</text:p>
          </table:table-cell>
          <table:table-cell/>
          <table:table-cell table:formula="of:=[.E589]*100" office:value-type="float" office:value="0" calcext:value-type="float">
            <text:p>0</text:p>
          </table:table-cell>
          <table:table-cell table:formula="of:=[.F589]*100" office:value-type="float" office:value="367.34898824" calcext:value-type="float">
            <text:p>367,34898824</text:p>
          </table:table-cell>
          <table:table-cell table:formula="of:=[.G589]*100" office:value-type="float" office:value="-857.05040302" calcext:value-type="float">
            <text:p>-857,05040302</text:p>
          </table:table-cell>
          <table:table-cell/>
          <table:table-cell table:formula="of:=[.I589]*0.067" office:value-type="float" office:value="0" calcext:value-type="float">
            <text:p>0</text:p>
          </table:table-cell>
          <table:table-cell table:formula="of:=[.J589]*0.067" office:value-type="float" office:value="24.61238221208" calcext:value-type="float">
            <text:p>24,61238221208</text:p>
          </table:table-cell>
          <table:table-cell table:formula="of:=[.K589]*0.067" office:value-type="float" office:value="-57.42237700234" calcext:value-type="float">
            <text:p>-57,42237700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6.2342556908" calcext:value-type="float">
            <text:p>6,2342556908</text:p>
          </table:table-cell>
          <table:table-cell office:value-type="float" office:value="-11.6010338128" calcext:value-type="float">
            <text:p>-11,6010338128</text:p>
          </table:table-cell>
          <table:table-cell/>
          <table:table-cell table:formula="of:=[.E590]*100" office:value-type="float" office:value="0" calcext:value-type="float">
            <text:p>0</text:p>
          </table:table-cell>
          <table:table-cell table:formula="of:=[.F590]*100" office:value-type="float" office:value="623.42556908" calcext:value-type="float">
            <text:p>623,42556908</text:p>
          </table:table-cell>
          <table:table-cell table:formula="of:=[.G590]*100" office:value-type="float" office:value="-1160.10338128" calcext:value-type="float">
            <text:p>-1160,10338128</text:p>
          </table:table-cell>
          <table:table-cell/>
          <table:table-cell table:formula="of:=[.I590]*0.067" office:value-type="float" office:value="0" calcext:value-type="float">
            <text:p>0</text:p>
          </table:table-cell>
          <table:table-cell table:formula="of:=[.J590]*0.067" office:value-type="float" office:value="41.76951312836" calcext:value-type="float">
            <text:p>41,76951312836</text:p>
          </table:table-cell>
          <table:table-cell table:formula="of:=[.K590]*0.067" office:value-type="float" office:value="-77.72692654576" calcext:value-type="float">
            <text:p>-77,72692654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0.6859511054" calcext:value-type="float">
            <text:p>-0,6859511054</text:p>
          </table:table-cell>
          <table:table-cell office:value-type="float" office:value="6.1590918145" calcext:value-type="float">
            <text:p>6,1590918145</text:p>
          </table:table-cell>
          <table:table-cell office:value-type="float" office:value="-11.5397833709" calcext:value-type="float">
            <text:p>-11,5397833709</text:p>
          </table:table-cell>
          <table:table-cell/>
          <table:table-cell table:formula="of:=[.E591]*100" office:value-type="float" office:value="-68.59511054" calcext:value-type="float">
            <text:p>-68,59511054</text:p>
          </table:table-cell>
          <table:table-cell table:formula="of:=[.F591]*100" office:value-type="float" office:value="615.90918145" calcext:value-type="float">
            <text:p>615,90918145</text:p>
          </table:table-cell>
          <table:table-cell table:formula="of:=[.G591]*100" office:value-type="float" office:value="-1153.97833709" calcext:value-type="float">
            <text:p>-1153,97833709</text:p>
          </table:table-cell>
          <table:table-cell/>
          <table:table-cell table:formula="of:=[.I591]*0.067" office:value-type="float" office:value="-4.59587240618" calcext:value-type="float">
            <text:p>-4,59587240618</text:p>
          </table:table-cell>
          <table:table-cell table:formula="of:=[.J591]*0.067" office:value-type="float" office:value="41.26591515715" calcext:value-type="float">
            <text:p>41,26591515715</text:p>
          </table:table-cell>
          <table:table-cell table:formula="of:=[.K591]*0.067" office:value-type="float" office:value="-77.31654858503" calcext:value-type="float">
            <text:p>-77,316548585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5.6691586896" calcext:value-type="float">
            <text:p>-5,6691586896</text:p>
          </table:table-cell>
          <table:table-cell office:value-type="float" office:value="6.4896002886" calcext:value-type="float">
            <text:p>6,4896002886</text:p>
          </table:table-cell>
          <table:table-cell office:value-type="float" office:value="-11.2127329209" calcext:value-type="float">
            <text:p>-11,2127329209</text:p>
          </table:table-cell>
          <table:table-cell/>
          <table:table-cell table:formula="of:=[.E592]*100" office:value-type="float" office:value="-566.91586896" calcext:value-type="float">
            <text:p>-566,91586896</text:p>
          </table:table-cell>
          <table:table-cell table:formula="of:=[.F592]*100" office:value-type="float" office:value="648.96002886" calcext:value-type="float">
            <text:p>648,96002886</text:p>
          </table:table-cell>
          <table:table-cell table:formula="of:=[.G592]*100" office:value-type="float" office:value="-1121.27329209" calcext:value-type="float">
            <text:p>-1121,27329209</text:p>
          </table:table-cell>
          <table:table-cell/>
          <table:table-cell table:formula="of:=[.I592]*0.067" office:value-type="float" office:value="-37.98336322032" calcext:value-type="float">
            <text:p>-37,98336322032</text:p>
          </table:table-cell>
          <table:table-cell table:formula="of:=[.J592]*0.067" office:value-type="float" office:value="43.48032193362" calcext:value-type="float">
            <text:p>43,48032193362</text:p>
          </table:table-cell>
          <table:table-cell table:formula="of:=[.K592]*0.067" office:value-type="float" office:value="-75.12531057003" calcext:value-type="float">
            <text:p>-75,125310570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6.2134470318" calcext:value-type="float">
            <text:p>-6,2134470318</text:p>
          </table:table-cell>
          <table:table-cell office:value-type="float" office:value="9.0814149288" calcext:value-type="float">
            <text:p>9,0814149288</text:p>
          </table:table-cell>
          <table:table-cell office:value-type="float" office:value="-15.9835799449" calcext:value-type="float">
            <text:p>-15,9835799449</text:p>
          </table:table-cell>
          <table:table-cell/>
          <table:table-cell table:formula="of:=[.E593]*100" office:value-type="float" office:value="-621.34470318" calcext:value-type="float">
            <text:p>-621,34470318</text:p>
          </table:table-cell>
          <table:table-cell table:formula="of:=[.F593]*100" office:value-type="float" office:value="908.14149288" calcext:value-type="float">
            <text:p>908,14149288</text:p>
          </table:table-cell>
          <table:table-cell table:formula="of:=[.G593]*100" office:value-type="float" office:value="-1598.35799449" calcext:value-type="float">
            <text:p>-1598,35799449</text:p>
          </table:table-cell>
          <table:table-cell/>
          <table:table-cell table:formula="of:=[.I593]*0.067" office:value-type="float" office:value="-41.63009511306" calcext:value-type="float">
            <text:p>-41,63009511306</text:p>
          </table:table-cell>
          <table:table-cell table:formula="of:=[.J593]*0.067" office:value-type="float" office:value="60.84548002296" calcext:value-type="float">
            <text:p>60,84548002296</text:p>
          </table:table-cell>
          <table:table-cell table:formula="of:=[.K593]*0.067" office:value-type="float" office:value="-107.08998563083" calcext:value-type="float">
            <text:p>-107,089985630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4.1510090195" calcext:value-type="float">
            <text:p>-4,1510090195</text:p>
          </table:table-cell>
          <table:table-cell office:value-type="float" office:value="10.6185804049" calcext:value-type="float">
            <text:p>10,6185804049</text:p>
          </table:table-cell>
          <table:table-cell office:value-type="float" office:value="-15.9175301188" calcext:value-type="float">
            <text:p>-15,9175301188</text:p>
          </table:table-cell>
          <table:table-cell/>
          <table:table-cell table:formula="of:=[.E594]*100" office:value-type="float" office:value="-415.10090195" calcext:value-type="float">
            <text:p>-415,10090195</text:p>
          </table:table-cell>
          <table:table-cell table:formula="of:=[.F594]*100" office:value-type="float" office:value="1061.85804049" calcext:value-type="float">
            <text:p>1061,85804049</text:p>
          </table:table-cell>
          <table:table-cell table:formula="of:=[.G594]*100" office:value-type="float" office:value="-1591.75301188" calcext:value-type="float">
            <text:p>-1591,75301188</text:p>
          </table:table-cell>
          <table:table-cell/>
          <table:table-cell table:formula="of:=[.I594]*0.067" office:value-type="float" office:value="-27.81176043065" calcext:value-type="float">
            <text:p>-27,81176043065</text:p>
          </table:table-cell>
          <table:table-cell table:formula="of:=[.J594]*0.067" office:value-type="float" office:value="71.14448871283" calcext:value-type="float">
            <text:p>71,14448871283</text:p>
          </table:table-cell>
          <table:table-cell table:formula="of:=[.K594]*0.067" office:value-type="float" office:value="-106.64745179596" calcext:value-type="float">
            <text:p>-106,64745179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2.1232413804" calcext:value-type="float">
            <text:p>-12,1232413804</text:p>
          </table:table-cell>
          <table:table-cell office:value-type="float" office:value="11.7602321309" calcext:value-type="float">
            <text:p>11,7602321309</text:p>
          </table:table-cell>
          <table:table-cell office:value-type="float" office:value="-13.87606716" calcext:value-type="float">
            <text:p>-13,87606716</text:p>
          </table:table-cell>
          <table:table-cell/>
          <table:table-cell table:formula="of:=[.E595]*100" office:value-type="float" office:value="-1212.32413804" calcext:value-type="float">
            <text:p>-1212,32413804</text:p>
          </table:table-cell>
          <table:table-cell table:formula="of:=[.F595]*100" office:value-type="float" office:value="1176.02321309" calcext:value-type="float">
            <text:p>1176,02321309</text:p>
          </table:table-cell>
          <table:table-cell table:formula="of:=[.G595]*100" office:value-type="float" office:value="-1387.606716" calcext:value-type="float">
            <text:p>-1387,606716</text:p>
          </table:table-cell>
          <table:table-cell/>
          <table:table-cell table:formula="of:=[.I595]*0.067" office:value-type="float" office:value="-81.22571724868" calcext:value-type="float">
            <text:p>-81,22571724868</text:p>
          </table:table-cell>
          <table:table-cell table:formula="of:=[.J595]*0.067" office:value-type="float" office:value="78.79355527703" calcext:value-type="float">
            <text:p>78,79355527703</text:p>
          </table:table-cell>
          <table:table-cell table:formula="of:=[.K595]*0.067" office:value-type="float" office:value="-92.969649972" calcext:value-type="float">
            <text:p>-92,9696499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.104888383" calcext:value-type="float">
            <text:p>-13,104888383</text:p>
          </table:table-cell>
          <table:table-cell office:value-type="float" office:value="14.2775065174" calcext:value-type="float">
            <text:p>14,2775065174</text:p>
          </table:table-cell>
          <table:table-cell office:value-type="float" office:value="-21.3819004274" calcext:value-type="float">
            <text:p>-21,3819004274</text:p>
          </table:table-cell>
          <table:table-cell/>
          <table:table-cell table:formula="of:=[.E596]*100" office:value-type="float" office:value="-1310.4888383" calcext:value-type="float">
            <text:p>-1310,4888383</text:p>
          </table:table-cell>
          <table:table-cell table:formula="of:=[.F596]*100" office:value-type="float" office:value="1427.75065174" calcext:value-type="float">
            <text:p>1427,75065174</text:p>
          </table:table-cell>
          <table:table-cell table:formula="of:=[.G596]*100" office:value-type="float" office:value="-2138.19004274" calcext:value-type="float">
            <text:p>-2138,19004274</text:p>
          </table:table-cell>
          <table:table-cell/>
          <table:table-cell table:formula="of:=[.I596]*0.067" office:value-type="float" office:value="-87.8027521661" calcext:value-type="float">
            <text:p>-87,8027521661</text:p>
          </table:table-cell>
          <table:table-cell table:formula="of:=[.J596]*0.067" office:value-type="float" office:value="95.65929366658" calcext:value-type="float">
            <text:p>95,65929366658</text:p>
          </table:table-cell>
          <table:table-cell table:formula="of:=[.K596]*0.067" office:value-type="float" office:value="-143.25873286358" calcext:value-type="float">
            <text:p>-143,258732863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8.670872938" calcext:value-type="float">
            <text:p>-8,670872938</text:p>
          </table:table-cell>
          <table:table-cell office:value-type="float" office:value="13.0361451569" calcext:value-type="float">
            <text:p>13,0361451569</text:p>
          </table:table-cell>
          <table:table-cell office:value-type="float" office:value="-23.2916626721" calcext:value-type="float">
            <text:p>-23,2916626721</text:p>
          </table:table-cell>
          <table:table-cell/>
          <table:table-cell table:formula="of:=[.E597]*100" office:value-type="float" office:value="-867.0872938" calcext:value-type="float">
            <text:p>-867,0872938</text:p>
          </table:table-cell>
          <table:table-cell table:formula="of:=[.F597]*100" office:value-type="float" office:value="1303.61451569" calcext:value-type="float">
            <text:p>1303,61451569</text:p>
          </table:table-cell>
          <table:table-cell table:formula="of:=[.G597]*100" office:value-type="float" office:value="-2329.16626721" calcext:value-type="float">
            <text:p>-2329,16626721</text:p>
          </table:table-cell>
          <table:table-cell/>
          <table:table-cell table:formula="of:=[.I597]*0.067" office:value-type="float" office:value="-58.0948486846" calcext:value-type="float">
            <text:p>-58,0948486846</text:p>
          </table:table-cell>
          <table:table-cell table:formula="of:=[.J597]*0.067" office:value-type="float" office:value="87.34217255123" calcext:value-type="float">
            <text:p>87,34217255123</text:p>
          </table:table-cell>
          <table:table-cell table:formula="of:=[.K597]*0.067" office:value-type="float" office:value="-156.05413990307" calcext:value-type="float">
            <text:p>-156,054139903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.9046690111" calcext:value-type="float">
            <text:p>-13,9046690111</text:p>
          </table:table-cell>
          <table:table-cell office:value-type="float" office:value="10.0108079279" calcext:value-type="float">
            <text:p>10,0108079279</text:p>
          </table:table-cell>
          <table:table-cell office:value-type="float" office:value="-23.4586195969" calcext:value-type="float">
            <text:p>-23,4586195969</text:p>
          </table:table-cell>
          <table:table-cell/>
          <table:table-cell table:formula="of:=[.E598]*100" office:value-type="float" office:value="-1390.46690111" calcext:value-type="float">
            <text:p>-1390,46690111</text:p>
          </table:table-cell>
          <table:table-cell table:formula="of:=[.F598]*100" office:value-type="float" office:value="1001.08079279" calcext:value-type="float">
            <text:p>1001,08079279</text:p>
          </table:table-cell>
          <table:table-cell table:formula="of:=[.G598]*100" office:value-type="float" office:value="-2345.86195969" calcext:value-type="float">
            <text:p>-2345,86195969</text:p>
          </table:table-cell>
          <table:table-cell/>
          <table:table-cell table:formula="of:=[.I598]*0.067" office:value-type="float" office:value="-93.16128237437" calcext:value-type="float">
            <text:p>-93,16128237437</text:p>
          </table:table-cell>
          <table:table-cell table:formula="of:=[.J598]*0.067" office:value-type="float" office:value="67.07241311693" calcext:value-type="float">
            <text:p>67,07241311693</text:p>
          </table:table-cell>
          <table:table-cell table:formula="of:=[.K598]*0.067" office:value-type="float" office:value="-157.17275129923" calcext:value-type="float">
            <text:p>-157,172751299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6.0175042626" calcext:value-type="float">
            <text:p>-16,0175042626</text:p>
          </table:table-cell>
          <table:table-cell office:value-type="float" office:value="17.0630618483" calcext:value-type="float">
            <text:p>17,0630618483</text:p>
          </table:table-cell>
          <table:table-cell office:value-type="float" office:value="-30.3246299122" calcext:value-type="float">
            <text:p>-30,3246299122</text:p>
          </table:table-cell>
          <table:table-cell/>
          <table:table-cell table:formula="of:=[.E599]*100" office:value-type="float" office:value="-1601.75042626" calcext:value-type="float">
            <text:p>-1601,75042626</text:p>
          </table:table-cell>
          <table:table-cell table:formula="of:=[.F599]*100" office:value-type="float" office:value="1706.30618483" calcext:value-type="float">
            <text:p>1706,30618483</text:p>
          </table:table-cell>
          <table:table-cell table:formula="of:=[.G599]*100" office:value-type="float" office:value="-3032.46299122" calcext:value-type="float">
            <text:p>-3032,46299122</text:p>
          </table:table-cell>
          <table:table-cell/>
          <table:table-cell table:formula="of:=[.I599]*0.067" office:value-type="float" office:value="-107.31727855942" calcext:value-type="float">
            <text:p>-107,31727855942</text:p>
          </table:table-cell>
          <table:table-cell table:formula="of:=[.J599]*0.067" office:value-type="float" office:value="114.32251438361" calcext:value-type="float">
            <text:p>114,32251438361</text:p>
          </table:table-cell>
          <table:table-cell table:formula="of:=[.K599]*0.067" office:value-type="float" office:value="-203.17502041174" calcext:value-type="float">
            <text:p>-203,175020411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4.2891089811" calcext:value-type="float">
            <text:p>-14,2891089811</text:p>
          </table:table-cell>
          <table:table-cell office:value-type="float" office:value="19.5241364874" calcext:value-type="float">
            <text:p>19,5241364874</text:p>
          </table:table-cell>
          <table:table-cell office:value-type="float" office:value="-35.1308003278" calcext:value-type="float">
            <text:p>-35,1308003278</text:p>
          </table:table-cell>
          <table:table-cell/>
          <table:table-cell table:formula="of:=[.E600]*100" office:value-type="float" office:value="-1428.91089811" calcext:value-type="float">
            <text:p>-1428,91089811</text:p>
          </table:table-cell>
          <table:table-cell table:formula="of:=[.F600]*100" office:value-type="float" office:value="1952.41364874" calcext:value-type="float">
            <text:p>1952,41364874</text:p>
          </table:table-cell>
          <table:table-cell table:formula="of:=[.G600]*100" office:value-type="float" office:value="-3513.08003278" calcext:value-type="float">
            <text:p>-3513,08003278</text:p>
          </table:table-cell>
          <table:table-cell/>
          <table:table-cell table:formula="of:=[.I600]*0.067" office:value-type="float" office:value="-95.73703017337" calcext:value-type="float">
            <text:p>-95,73703017337</text:p>
          </table:table-cell>
          <table:table-cell table:formula="of:=[.J600]*0.067" office:value-type="float" office:value="130.81171446558" calcext:value-type="float">
            <text:p>130,81171446558</text:p>
          </table:table-cell>
          <table:table-cell table:formula="of:=[.K600]*0.067" office:value-type="float" office:value="-235.37636219626" calcext:value-type="float">
            <text:p>-235,376362196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1.4012860026" calcext:value-type="float">
            <text:p>-11,4012860026</text:p>
          </table:table-cell>
          <table:table-cell office:value-type="float" office:value="18.8695197946" calcext:value-type="float">
            <text:p>18,8695197946</text:p>
          </table:table-cell>
          <table:table-cell office:value-type="float" office:value="-39.2767263253" calcext:value-type="float">
            <text:p>-39,2767263253</text:p>
          </table:table-cell>
          <table:table-cell/>
          <table:table-cell table:formula="of:=[.E601]*100" office:value-type="float" office:value="-1140.12860026" calcext:value-type="float">
            <text:p>-1140,12860026</text:p>
          </table:table-cell>
          <table:table-cell table:formula="of:=[.F601]*100" office:value-type="float" office:value="1886.95197946" calcext:value-type="float">
            <text:p>1886,95197946</text:p>
          </table:table-cell>
          <table:table-cell table:formula="of:=[.G601]*100" office:value-type="float" office:value="-3927.67263253" calcext:value-type="float">
            <text:p>-3927,67263253</text:p>
          </table:table-cell>
          <table:table-cell/>
          <table:table-cell table:formula="of:=[.I601]*0.067" office:value-type="float" office:value="-76.38861621742" calcext:value-type="float">
            <text:p>-76,38861621742</text:p>
          </table:table-cell>
          <table:table-cell table:formula="of:=[.J601]*0.067" office:value-type="float" office:value="126.42578262382" calcext:value-type="float">
            <text:p>126,42578262382</text:p>
          </table:table-cell>
          <table:table-cell table:formula="of:=[.K601]*0.067" office:value-type="float" office:value="-263.15406637951" calcext:value-type="float">
            <text:p>-263,154066379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5.6537548871" calcext:value-type="float">
            <text:p>-5,6537548871</text:p>
          </table:table-cell>
          <table:table-cell office:value-type="float" office:value="23.1738732149" calcext:value-type="float">
            <text:p>23,1738732149</text:p>
          </table:table-cell>
          <table:table-cell office:value-type="float" office:value="-41.1571226308" calcext:value-type="float">
            <text:p>-41,1571226308</text:p>
          </table:table-cell>
          <table:table-cell/>
          <table:table-cell table:formula="of:=[.E602]*100" office:value-type="float" office:value="-565.37548871" calcext:value-type="float">
            <text:p>-565,37548871</text:p>
          </table:table-cell>
          <table:table-cell table:formula="of:=[.F602]*100" office:value-type="float" office:value="2317.38732149" calcext:value-type="float">
            <text:p>2317,38732149</text:p>
          </table:table-cell>
          <table:table-cell table:formula="of:=[.G602]*100" office:value-type="float" office:value="-4115.71226308" calcext:value-type="float">
            <text:p>-4115,71226308</text:p>
          </table:table-cell>
          <table:table-cell/>
          <table:table-cell table:formula="of:=[.I602]*0.067" office:value-type="float" office:value="-37.88015774357" calcext:value-type="float">
            <text:p>-37,88015774357</text:p>
          </table:table-cell>
          <table:table-cell table:formula="of:=[.J602]*0.067" office:value-type="float" office:value="155.26495053983" calcext:value-type="float">
            <text:p>155,26495053983</text:p>
          </table:table-cell>
          <table:table-cell table:formula="of:=[.K602]*0.067" office:value-type="float" office:value="-275.75272162636" calcext:value-type="float">
            <text:p>-275,7527216263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3.0373920164" calcext:value-type="float">
            <text:p>-3,0373920164</text:p>
          </table:table-cell>
          <table:table-cell office:value-type="float" office:value="25.4005206361" calcext:value-type="float">
            <text:p>25,4005206361</text:p>
          </table:table-cell>
          <table:table-cell office:value-type="float" office:value="-41.3136385771" calcext:value-type="float">
            <text:p>-41,3136385771</text:p>
          </table:table-cell>
          <table:table-cell/>
          <table:table-cell table:formula="of:=[.E603]*100" office:value-type="float" office:value="-303.73920164" calcext:value-type="float">
            <text:p>-303,73920164</text:p>
          </table:table-cell>
          <table:table-cell table:formula="of:=[.F603]*100" office:value-type="float" office:value="2540.05206361" calcext:value-type="float">
            <text:p>2540,05206361</text:p>
          </table:table-cell>
          <table:table-cell table:formula="of:=[.G603]*100" office:value-type="float" office:value="-4131.36385771" calcext:value-type="float">
            <text:p>-4131,36385771</text:p>
          </table:table-cell>
          <table:table-cell/>
          <table:table-cell table:formula="of:=[.I603]*0.067" office:value-type="float" office:value="-20.35052650988" calcext:value-type="float">
            <text:p>-20,35052650988</text:p>
          </table:table-cell>
          <table:table-cell table:formula="of:=[.J603]*0.067" office:value-type="float" office:value="170.18348826187" calcext:value-type="float">
            <text:p>170,18348826187</text:p>
          </table:table-cell>
          <table:table-cell table:formula="of:=[.K603]*0.067" office:value-type="float" office:value="-276.80137846657" calcext:value-type="float">
            <text:p>-276,8013784665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1.6259793964" calcext:value-type="float">
            <text:p>-1,6259793964</text:p>
          </table:table-cell>
          <table:table-cell office:value-type="float" office:value="24.8908917624" calcext:value-type="float">
            <text:p>24,8908917624</text:p>
          </table:table-cell>
          <table:table-cell office:value-type="float" office:value="-42.0545111302" calcext:value-type="float">
            <text:p>-42,0545111302</text:p>
          </table:table-cell>
          <table:table-cell/>
          <table:table-cell table:formula="of:=[.E604]*100" office:value-type="float" office:value="-162.59793964" calcext:value-type="float">
            <text:p>-162,59793964</text:p>
          </table:table-cell>
          <table:table-cell table:formula="of:=[.F604]*100" office:value-type="float" office:value="2489.08917624" calcext:value-type="float">
            <text:p>2489,08917624</text:p>
          </table:table-cell>
          <table:table-cell table:formula="of:=[.G604]*100" office:value-type="float" office:value="-4205.45111302" calcext:value-type="float">
            <text:p>-4205,45111302</text:p>
          </table:table-cell>
          <table:table-cell/>
          <table:table-cell table:formula="of:=[.I604]*0.067" office:value-type="float" office:value="-10.89406195588" calcext:value-type="float">
            <text:p>-10,89406195588</text:p>
          </table:table-cell>
          <table:table-cell table:formula="of:=[.J604]*0.067" office:value-type="float" office:value="166.76897480808" calcext:value-type="float">
            <text:p>166,76897480808</text:p>
          </table:table-cell>
          <table:table-cell table:formula="of:=[.K604]*0.067" office:value-type="float" office:value="-281.76522457234" calcext:value-type="float">
            <text:p>-281,765224572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1.5987584019" calcext:value-type="float">
            <text:p>1,5987584019</text:p>
          </table:table-cell>
          <table:table-cell office:value-type="float" office:value="24.8169456513" calcext:value-type="float">
            <text:p>24,8169456513</text:p>
          </table:table-cell>
          <table:table-cell office:value-type="float" office:value="-42.5676947827" calcext:value-type="float">
            <text:p>-42,5676947827</text:p>
          </table:table-cell>
          <table:table-cell/>
          <table:table-cell table:formula="of:=[.E605]*100" office:value-type="float" office:value="159.87584019" calcext:value-type="float">
            <text:p>159,87584019</text:p>
          </table:table-cell>
          <table:table-cell table:formula="of:=[.F605]*100" office:value-type="float" office:value="2481.69456513" calcext:value-type="float">
            <text:p>2481,69456513</text:p>
          </table:table-cell>
          <table:table-cell table:formula="of:=[.G605]*100" office:value-type="float" office:value="-4256.76947827" calcext:value-type="float">
            <text:p>-4256,76947827</text:p>
          </table:table-cell>
          <table:table-cell/>
          <table:table-cell table:formula="of:=[.I605]*0.067" office:value-type="float" office:value="10.71168129273" calcext:value-type="float">
            <text:p>10,71168129273</text:p>
          </table:table-cell>
          <table:table-cell table:formula="of:=[.J605]*0.067" office:value-type="float" office:value="166.27353586371" calcext:value-type="float">
            <text:p>166,27353586371</text:p>
          </table:table-cell>
          <table:table-cell table:formula="of:=[.K605]*0.067" office:value-type="float" office:value="-285.20355504409" calcext:value-type="float">
            <text:p>-285,2035550440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5.898244835" calcext:value-type="float">
            <text:p>5,898244835</text:p>
          </table:table-cell>
          <table:table-cell office:value-type="float" office:value="25.4884949727" calcext:value-type="float">
            <text:p>25,4884949727</text:p>
          </table:table-cell>
          <table:table-cell office:value-type="float" office:value="-41.5522050818" calcext:value-type="float">
            <text:p>-41,5522050818</text:p>
          </table:table-cell>
          <table:table-cell/>
          <table:table-cell table:formula="of:=[.E606]*100" office:value-type="float" office:value="589.8244835" calcext:value-type="float">
            <text:p>589,8244835</text:p>
          </table:table-cell>
          <table:table-cell table:formula="of:=[.F606]*100" office:value-type="float" office:value="2548.84949727" calcext:value-type="float">
            <text:p>2548,84949727</text:p>
          </table:table-cell>
          <table:table-cell table:formula="of:=[.G606]*100" office:value-type="float" office:value="-4155.22050818" calcext:value-type="float">
            <text:p>-4155,22050818</text:p>
          </table:table-cell>
          <table:table-cell/>
          <table:table-cell table:formula="of:=[.I606]*0.067" office:value-type="float" office:value="39.5182403945" calcext:value-type="float">
            <text:p>39,5182403945</text:p>
          </table:table-cell>
          <table:table-cell table:formula="of:=[.J606]*0.067" office:value-type="float" office:value="170.77291631709" calcext:value-type="float">
            <text:p>170,77291631709</text:p>
          </table:table-cell>
          <table:table-cell table:formula="of:=[.K606]*0.067" office:value-type="float" office:value="-278.39977404806" calcext:value-type="float">
            <text:p>-278,399774048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.2448753292" calcext:value-type="float">
            <text:p>7,2448753292</text:p>
          </table:table-cell>
          <table:table-cell office:value-type="float" office:value="25.0982807484" calcext:value-type="float">
            <text:p>25,0982807484</text:p>
          </table:table-cell>
          <table:table-cell office:value-type="float" office:value="-38.2355235922" calcext:value-type="float">
            <text:p>-38,2355235922</text:p>
          </table:table-cell>
          <table:table-cell/>
          <table:table-cell table:formula="of:=[.E607]*100" office:value-type="float" office:value="724.48753292" calcext:value-type="float">
            <text:p>724,48753292</text:p>
          </table:table-cell>
          <table:table-cell table:formula="of:=[.F607]*100" office:value-type="float" office:value="2509.82807484" calcext:value-type="float">
            <text:p>2509,82807484</text:p>
          </table:table-cell>
          <table:table-cell table:formula="of:=[.G607]*100" office:value-type="float" office:value="-3823.55235922" calcext:value-type="float">
            <text:p>-3823,55235922</text:p>
          </table:table-cell>
          <table:table-cell/>
          <table:table-cell table:formula="of:=[.I607]*0.067" office:value-type="float" office:value="48.54066470564" calcext:value-type="float">
            <text:p>48,54066470564</text:p>
          </table:table-cell>
          <table:table-cell table:formula="of:=[.J607]*0.067" office:value-type="float" office:value="168.15848101428" calcext:value-type="float">
            <text:p>168,15848101428</text:p>
          </table:table-cell>
          <table:table-cell table:formula="of:=[.K607]*0.067" office:value-type="float" office:value="-256.17800806774" calcext:value-type="float">
            <text:p>-256,1780080677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.301039111" calcext:value-type="float">
            <text:p>7,301039111</text:p>
          </table:table-cell>
          <table:table-cell office:value-type="float" office:value="20.805572109" calcext:value-type="float">
            <text:p>20,805572109</text:p>
          </table:table-cell>
          <table:table-cell office:value-type="float" office:value="-36.3792299203" calcext:value-type="float">
            <text:p>-36,3792299203</text:p>
          </table:table-cell>
          <table:table-cell/>
          <table:table-cell table:formula="of:=[.E608]*100" office:value-type="float" office:value="730.1039111" calcext:value-type="float">
            <text:p>730,1039111</text:p>
          </table:table-cell>
          <table:table-cell table:formula="of:=[.F608]*100" office:value-type="float" office:value="2080.5572109" calcext:value-type="float">
            <text:p>2080,5572109</text:p>
          </table:table-cell>
          <table:table-cell table:formula="of:=[.G608]*100" office:value-type="float" office:value="-3637.92299203" calcext:value-type="float">
            <text:p>-3637,92299203</text:p>
          </table:table-cell>
          <table:table-cell/>
          <table:table-cell table:formula="of:=[.I608]*0.067" office:value-type="float" office:value="48.9169620437" calcext:value-type="float">
            <text:p>48,9169620437</text:p>
          </table:table-cell>
          <table:table-cell table:formula="of:=[.J608]*0.067" office:value-type="float" office:value="139.3973331303" calcext:value-type="float">
            <text:p>139,3973331303</text:p>
          </table:table-cell>
          <table:table-cell table:formula="of:=[.K608]*0.067" office:value-type="float" office:value="-243.74084046601" calcext:value-type="float">
            <text:p>-243,74084046601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1.1667378631" calcext:value-type="float">
            <text:p>11,1667378631</text:p>
          </table:table-cell>
          <table:table-cell office:value-type="float" office:value="17.5222848063" calcext:value-type="float">
            <text:p>17,5222848063</text:p>
          </table:table-cell>
          <table:table-cell office:value-type="float" office:value="-34.7575573308" calcext:value-type="float">
            <text:p>-34,7575573308</text:p>
          </table:table-cell>
          <table:table-cell/>
          <table:table-cell table:formula="of:=[.E609]*100" office:value-type="float" office:value="1116.67378631" calcext:value-type="float">
            <text:p>1116,67378631</text:p>
          </table:table-cell>
          <table:table-cell table:formula="of:=[.F609]*100" office:value-type="float" office:value="1752.22848063" calcext:value-type="float">
            <text:p>1752,22848063</text:p>
          </table:table-cell>
          <table:table-cell table:formula="of:=[.G609]*100" office:value-type="float" office:value="-3475.75573308" calcext:value-type="float">
            <text:p>-3475,75573308</text:p>
          </table:table-cell>
          <table:table-cell/>
          <table:table-cell table:formula="of:=[.I609]*0.067" office:value-type="float" office:value="74.81714368277" calcext:value-type="float">
            <text:p>74,81714368277</text:p>
          </table:table-cell>
          <table:table-cell table:formula="of:=[.J609]*0.067" office:value-type="float" office:value="117.39930820221" calcext:value-type="float">
            <text:p>117,39930820221</text:p>
          </table:table-cell>
          <table:table-cell table:formula="of:=[.K609]*0.067" office:value-type="float" office:value="-232.87563411636" calcext:value-type="float">
            <text:p>-232,875634116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.0635519202" calcext:value-type="float">
            <text:p>11,0635519202</text:p>
          </table:table-cell>
          <table:table-cell office:value-type="float" office:value="15.0040777731" calcext:value-type="float">
            <text:p>15,0040777731</text:p>
          </table:table-cell>
          <table:table-cell office:value-type="float" office:value="-29.208705342" calcext:value-type="float">
            <text:p>-29,208705342</text:p>
          </table:table-cell>
          <table:table-cell/>
          <table:table-cell table:formula="of:=[.E610]*100" office:value-type="float" office:value="1106.35519202" calcext:value-type="float">
            <text:p>1106,35519202</text:p>
          </table:table-cell>
          <table:table-cell table:formula="of:=[.F610]*100" office:value-type="float" office:value="1500.40777731" calcext:value-type="float">
            <text:p>1500,40777731</text:p>
          </table:table-cell>
          <table:table-cell table:formula="of:=[.G610]*100" office:value-type="float" office:value="-2920.8705342" calcext:value-type="float">
            <text:p>-2920,8705342</text:p>
          </table:table-cell>
          <table:table-cell/>
          <table:table-cell table:formula="of:=[.I610]*0.067" office:value-type="float" office:value="74.12579786534" calcext:value-type="float">
            <text:p>74,12579786534</text:p>
          </table:table-cell>
          <table:table-cell table:formula="of:=[.J610]*0.067" office:value-type="float" office:value="100.52732107977" calcext:value-type="float">
            <text:p>100,52732107977</text:p>
          </table:table-cell>
          <table:table-cell table:formula="of:=[.K610]*0.067" office:value-type="float" office:value="-195.6983257914" calcext:value-type="float">
            <text:p>-195,698325791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7.8599194502" calcext:value-type="float">
            <text:p>7,8599194502</text:p>
          </table:table-cell>
          <table:table-cell office:value-type="float" office:value="12.7381214519" calcext:value-type="float">
            <text:p>12,7381214519</text:p>
          </table:table-cell>
          <table:table-cell office:value-type="float" office:value="-26.9351473683" calcext:value-type="float">
            <text:p>-26,9351473683</text:p>
          </table:table-cell>
          <table:table-cell/>
          <table:table-cell table:formula="of:=[.E611]*100" office:value-type="float" office:value="785.99194502" calcext:value-type="float">
            <text:p>785,99194502</text:p>
          </table:table-cell>
          <table:table-cell table:formula="of:=[.F611]*100" office:value-type="float" office:value="1273.81214519" calcext:value-type="float">
            <text:p>1273,81214519</text:p>
          </table:table-cell>
          <table:table-cell table:formula="of:=[.G611]*100" office:value-type="float" office:value="-2693.51473683" calcext:value-type="float">
            <text:p>-2693,51473683</text:p>
          </table:table-cell>
          <table:table-cell/>
          <table:table-cell table:formula="of:=[.I611]*0.067" office:value-type="float" office:value="52.66146031634" calcext:value-type="float">
            <text:p>52,66146031634</text:p>
          </table:table-cell>
          <table:table-cell table:formula="of:=[.J611]*0.067" office:value-type="float" office:value="85.34541372773" calcext:value-type="float">
            <text:p>85,34541372773</text:p>
          </table:table-cell>
          <table:table-cell table:formula="of:=[.K611]*0.067" office:value-type="float" office:value="-180.46548736761" calcext:value-type="float">
            <text:p>-180,4654873676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.6785369271" calcext:value-type="float">
            <text:p>11,6785369271</text:p>
          </table:table-cell>
          <table:table-cell office:value-type="float" office:value="11.0994238609" calcext:value-type="float">
            <text:p>11,0994238609</text:p>
          </table:table-cell>
          <table:table-cell office:value-type="float" office:value="-26.4073466072" calcext:value-type="float">
            <text:p>-26,4073466072</text:p>
          </table:table-cell>
          <table:table-cell/>
          <table:table-cell table:formula="of:=[.E612]*100" office:value-type="float" office:value="1167.85369271" calcext:value-type="float">
            <text:p>1167,85369271</text:p>
          </table:table-cell>
          <table:table-cell table:formula="of:=[.F612]*100" office:value-type="float" office:value="1109.94238609" calcext:value-type="float">
            <text:p>1109,94238609</text:p>
          </table:table-cell>
          <table:table-cell table:formula="of:=[.G612]*100" office:value-type="float" office:value="-2640.73466072" calcext:value-type="float">
            <text:p>-2640,73466072</text:p>
          </table:table-cell>
          <table:table-cell/>
          <table:table-cell table:formula="of:=[.I612]*0.067" office:value-type="float" office:value="78.24619741157" calcext:value-type="float">
            <text:p>78,24619741157</text:p>
          </table:table-cell>
          <table:table-cell table:formula="of:=[.J612]*0.067" office:value-type="float" office:value="74.36613986803" calcext:value-type="float">
            <text:p>74,36613986803</text:p>
          </table:table-cell>
          <table:table-cell table:formula="of:=[.K612]*0.067" office:value-type="float" office:value="-176.92922226824" calcext:value-type="float">
            <text:p>-176,929222268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1.3735718412" calcext:value-type="float">
            <text:p>11,3735718412</text:p>
          </table:table-cell>
          <table:table-cell office:value-type="float" office:value="9.1342331259" calcext:value-type="float">
            <text:p>9,1342331259</text:p>
          </table:table-cell>
          <table:table-cell office:value-type="float" office:value="-20.2241943825" calcext:value-type="float">
            <text:p>-20,2241943825</text:p>
          </table:table-cell>
          <table:table-cell/>
          <table:table-cell table:formula="of:=[.E613]*100" office:value-type="float" office:value="1137.35718412" calcext:value-type="float">
            <text:p>1137,35718412</text:p>
          </table:table-cell>
          <table:table-cell table:formula="of:=[.F613]*100" office:value-type="float" office:value="913.42331259" calcext:value-type="float">
            <text:p>913,42331259</text:p>
          </table:table-cell>
          <table:table-cell table:formula="of:=[.G613]*100" office:value-type="float" office:value="-2022.41943825" calcext:value-type="float">
            <text:p>-2022,41943825</text:p>
          </table:table-cell>
          <table:table-cell/>
          <table:table-cell table:formula="of:=[.I613]*0.067" office:value-type="float" office:value="76.20293133604" calcext:value-type="float">
            <text:p>76,20293133604</text:p>
          </table:table-cell>
          <table:table-cell table:formula="of:=[.J613]*0.067" office:value-type="float" office:value="61.19936194353" calcext:value-type="float">
            <text:p>61,19936194353</text:p>
          </table:table-cell>
          <table:table-cell table:formula="of:=[.K613]*0.067" office:value-type="float" office:value="-135.50210236275" calcext:value-type="float">
            <text:p>-135,502102362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6.732503911" calcext:value-type="float">
            <text:p>6,732503911</text:p>
          </table:table-cell>
          <table:table-cell office:value-type="float" office:value="10.0408124642" calcext:value-type="float">
            <text:p>10,0408124642</text:p>
          </table:table-cell>
          <table:table-cell office:value-type="float" office:value="-18.217384085" calcext:value-type="float">
            <text:p>-18,217384085</text:p>
          </table:table-cell>
          <table:table-cell/>
          <table:table-cell table:formula="of:=[.E614]*100" office:value-type="float" office:value="673.2503911" calcext:value-type="float">
            <text:p>673,2503911</text:p>
          </table:table-cell>
          <table:table-cell table:formula="of:=[.F614]*100" office:value-type="float" office:value="1004.08124642" calcext:value-type="float">
            <text:p>1004,08124642</text:p>
          </table:table-cell>
          <table:table-cell table:formula="of:=[.G614]*100" office:value-type="float" office:value="-1821.7384085" calcext:value-type="float">
            <text:p>-1821,7384085</text:p>
          </table:table-cell>
          <table:table-cell/>
          <table:table-cell table:formula="of:=[.I614]*0.067" office:value-type="float" office:value="45.1077762037" calcext:value-type="float">
            <text:p>45,1077762037</text:p>
          </table:table-cell>
          <table:table-cell table:formula="of:=[.J614]*0.067" office:value-type="float" office:value="67.27344351014" calcext:value-type="float">
            <text:p>67,27344351014</text:p>
          </table:table-cell>
          <table:table-cell table:formula="of:=[.K614]*0.067" office:value-type="float" office:value="-122.0564733695" calcext:value-type="float">
            <text:p>-122,05647336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0.8331166293" calcext:value-type="float">
            <text:p>10,8331166293</text:p>
          </table:table-cell>
          <table:table-cell office:value-type="float" office:value="13.9794986378" calcext:value-type="float">
            <text:p>13,9794986378</text:p>
          </table:table-cell>
          <table:table-cell office:value-type="float" office:value="-19.0087843196" calcext:value-type="float">
            <text:p>-19,0087843196</text:p>
          </table:table-cell>
          <table:table-cell/>
          <table:table-cell table:formula="of:=[.E615]*100" office:value-type="float" office:value="1083.31166293" calcext:value-type="float">
            <text:p>1083,31166293</text:p>
          </table:table-cell>
          <table:table-cell table:formula="of:=[.F615]*100" office:value-type="float" office:value="1397.94986378" calcext:value-type="float">
            <text:p>1397,94986378</text:p>
          </table:table-cell>
          <table:table-cell table:formula="of:=[.G615]*100" office:value-type="float" office:value="-1900.87843196" calcext:value-type="float">
            <text:p>-1900,87843196</text:p>
          </table:table-cell>
          <table:table-cell/>
          <table:table-cell table:formula="of:=[.I615]*0.067" office:value-type="float" office:value="72.58188141631" calcext:value-type="float">
            <text:p>72,58188141631</text:p>
          </table:table-cell>
          <table:table-cell table:formula="of:=[.J615]*0.067" office:value-type="float" office:value="93.66264087326" calcext:value-type="float">
            <text:p>93,66264087326</text:p>
          </table:table-cell>
          <table:table-cell table:formula="of:=[.K615]*0.067" office:value-type="float" office:value="-127.35885494132" calcext:value-type="float">
            <text:p>-127,358854941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.7730433462" calcext:value-type="float">
            <text:p>9,7730433462</text:p>
          </table:table-cell>
          <table:table-cell office:value-type="float" office:value="7.1028836362" calcext:value-type="float">
            <text:p>7,1028836362</text:p>
          </table:table-cell>
          <table:table-cell office:value-type="float" office:value="-12.726685778" calcext:value-type="float">
            <text:p>-12,726685778</text:p>
          </table:table-cell>
          <table:table-cell/>
          <table:table-cell table:formula="of:=[.E616]*100" office:value-type="float" office:value="977.30433462" calcext:value-type="float">
            <text:p>977,30433462</text:p>
          </table:table-cell>
          <table:table-cell table:formula="of:=[.F616]*100" office:value-type="float" office:value="710.28836362" calcext:value-type="float">
            <text:p>710,28836362</text:p>
          </table:table-cell>
          <table:table-cell table:formula="of:=[.G616]*100" office:value-type="float" office:value="-1272.6685778" calcext:value-type="float">
            <text:p>-1272,6685778</text:p>
          </table:table-cell>
          <table:table-cell/>
          <table:table-cell table:formula="of:=[.I616]*0.067" office:value-type="float" office:value="65.47939041954" calcext:value-type="float">
            <text:p>65,47939041954</text:p>
          </table:table-cell>
          <table:table-cell table:formula="of:=[.J616]*0.067" office:value-type="float" office:value="47.58932036254" calcext:value-type="float">
            <text:p>47,58932036254</text:p>
          </table:table-cell>
          <table:table-cell table:formula="of:=[.K616]*0.067" office:value-type="float" office:value="-85.2687947126" calcext:value-type="float">
            <text:p>-85,268794712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3.7992721515" calcext:value-type="float">
            <text:p>3,7992721515</text:p>
          </table:table-cell>
          <table:table-cell office:value-type="float" office:value="6.1459194269" calcext:value-type="float">
            <text:p>6,1459194269</text:p>
          </table:table-cell>
          <table:table-cell office:value-type="float" office:value="-11.8899997945" calcext:value-type="float">
            <text:p>-11,8899997945</text:p>
          </table:table-cell>
          <table:table-cell/>
          <table:table-cell table:formula="of:=[.E617]*100" office:value-type="float" office:value="379.92721515" calcext:value-type="float">
            <text:p>379,92721515</text:p>
          </table:table-cell>
          <table:table-cell table:formula="of:=[.F617]*100" office:value-type="float" office:value="614.59194269" calcext:value-type="float">
            <text:p>614,59194269</text:p>
          </table:table-cell>
          <table:table-cell table:formula="of:=[.G617]*100" office:value-type="float" office:value="-1188.99997945" calcext:value-type="float">
            <text:p>-1188,99997945</text:p>
          </table:table-cell>
          <table:table-cell/>
          <table:table-cell table:formula="of:=[.I617]*0.067" office:value-type="float" office:value="25.45512341505" calcext:value-type="float">
            <text:p>25,45512341505</text:p>
          </table:table-cell>
          <table:table-cell table:formula="of:=[.J617]*0.067" office:value-type="float" office:value="41.17766016023" calcext:value-type="float">
            <text:p>41,17766016023</text:p>
          </table:table-cell>
          <table:table-cell table:formula="of:=[.K617]*0.067" office:value-type="float" office:value="-79.66299862315" calcext:value-type="float">
            <text:p>-79,662998623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.4388751847" calcext:value-type="float">
            <text:p>9,4388751847</text:p>
          </table:table-cell>
          <table:table-cell office:value-type="float" office:value="11.8873192183" calcext:value-type="float">
            <text:p>11,8873192183</text:p>
          </table:table-cell>
          <table:table-cell office:value-type="float" office:value="-14.8337566577" calcext:value-type="float">
            <text:p>-14,8337566577</text:p>
          </table:table-cell>
          <table:table-cell/>
          <table:table-cell table:formula="of:=[.E618]*100" office:value-type="float" office:value="943.88751847" calcext:value-type="float">
            <text:p>943,88751847</text:p>
          </table:table-cell>
          <table:table-cell table:formula="of:=[.F618]*100" office:value-type="float" office:value="1188.73192183" calcext:value-type="float">
            <text:p>1188,73192183</text:p>
          </table:table-cell>
          <table:table-cell table:formula="of:=[.G618]*100" office:value-type="float" office:value="-1483.37566577" calcext:value-type="float">
            <text:p>-1483,37566577</text:p>
          </table:table-cell>
          <table:table-cell/>
          <table:table-cell table:formula="of:=[.I618]*0.067" office:value-type="float" office:value="63.24046373749" calcext:value-type="float">
            <text:p>63,24046373749</text:p>
          </table:table-cell>
          <table:table-cell table:formula="of:=[.J618]*0.067" office:value-type="float" office:value="79.64503876261" calcext:value-type="float">
            <text:p>79,64503876261</text:p>
          </table:table-cell>
          <table:table-cell table:formula="of:=[.K618]*0.067" office:value-type="float" office:value="-99.38616960659" calcext:value-type="float">
            <text:p>-99,386169606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8.2859447055" calcext:value-type="float">
            <text:p>8,2859447055</text:p>
          </table:table-cell>
          <table:table-cell office:value-type="float" office:value="4.5926309301" calcext:value-type="float">
            <text:p>4,5926309301</text:p>
          </table:table-cell>
          <table:table-cell office:value-type="float" office:value="-8.0014469873" calcext:value-type="float">
            <text:p>-8,0014469873</text:p>
          </table:table-cell>
          <table:table-cell/>
          <table:table-cell table:formula="of:=[.E619]*100" office:value-type="float" office:value="828.59447055" calcext:value-type="float">
            <text:p>828,59447055</text:p>
          </table:table-cell>
          <table:table-cell table:formula="of:=[.F619]*100" office:value-type="float" office:value="459.26309301" calcext:value-type="float">
            <text:p>459,26309301</text:p>
          </table:table-cell>
          <table:table-cell table:formula="of:=[.G619]*100" office:value-type="float" office:value="-800.14469873" calcext:value-type="float">
            <text:p>-800,14469873</text:p>
          </table:table-cell>
          <table:table-cell/>
          <table:table-cell table:formula="of:=[.I619]*0.067" office:value-type="float" office:value="55.51582952685" calcext:value-type="float">
            <text:p>55,51582952685</text:p>
          </table:table-cell>
          <table:table-cell table:formula="of:=[.J619]*0.067" office:value-type="float" office:value="30.77062723167" calcext:value-type="float">
            <text:p>30,77062723167</text:p>
          </table:table-cell>
          <table:table-cell table:formula="of:=[.K619]*0.067" office:value-type="float" office:value="-53.60969481491" calcext:value-type="float">
            <text:p>-53,609694814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4.0361476432" calcext:value-type="float">
            <text:p>4,0361476432</text:p>
          </table:table-cell>
          <table:table-cell office:value-type="float" office:value="-12.3199113446" calcext:value-type="float">
            <text:p>-12,3199113446</text:p>
          </table:table-cell>
          <table:table-cell/>
          <table:table-cell table:formula="of:=[.E620]*100" office:value-type="float" office:value="0" calcext:value-type="float">
            <text:p>0</text:p>
          </table:table-cell>
          <table:table-cell table:formula="of:=[.F620]*100" office:value-type="float" office:value="403.61476432" calcext:value-type="float">
            <text:p>403,61476432</text:p>
          </table:table-cell>
          <table:table-cell table:formula="of:=[.G620]*100" office:value-type="float" office:value="-1231.99113446" calcext:value-type="float">
            <text:p>-1231,99113446</text:p>
          </table:table-cell>
          <table:table-cell/>
          <table:table-cell table:formula="of:=[.I620]*0.067" office:value-type="float" office:value="0" calcext:value-type="float">
            <text:p>0</text:p>
          </table:table-cell>
          <table:table-cell table:formula="of:=[.J620]*0.067" office:value-type="float" office:value="27.04218920944" calcext:value-type="float">
            <text:p>27,04218920944</text:p>
          </table:table-cell>
          <table:table-cell table:formula="of:=[.K620]*0.067" office:value-type="float" office:value="-82.54340600882" calcext:value-type="float">
            <text:p>-82,54340600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" calcext:value-type="float">
            <text:p>-10,72</text:p>
          </table:table-cell>
          <table:table-cell/>
          <table:table-cell table:formula="of:=[.E621]*100" office:value-type="float" office:value="0" calcext:value-type="float">
            <text:p>0</text:p>
          </table:table-cell>
          <table:table-cell table:formula="of:=[.F621]*100" office:value-type="float" office:value="0" calcext:value-type="float">
            <text:p>0</text:p>
          </table:table-cell>
          <table:table-cell table:formula="of:=[.G621]*100" office:value-type="float" office:value="-1072" calcext:value-type="float">
            <text:p>-1072</text:p>
          </table:table-cell>
          <table:table-cell/>
          <table:table-cell table:formula="of:=[.I621]*0.067" office:value-type="float" office:value="0" calcext:value-type="float">
            <text:p>0</text:p>
          </table:table-cell>
          <table:table-cell table:formula="of:=[.J621]*0.067" office:value-type="float" office:value="0" calcext:value-type="float">
            <text:p>0</text:p>
          </table:table-cell>
          <table:table-cell table:formula="of:=[.K621]*0.067" office:value-type="float" office:value="-71.824" calcext:value-type="float">
            <text:p>-71,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0.4271175764" calcext:value-type="float">
            <text:p>-0,4271175764</text:p>
          </table:table-cell>
          <table:table-cell office:value-type="float" office:value="0" calcext:value-type="float">
            <text:p>0</text:p>
          </table:table-cell>
          <table:table-cell office:value-type="float" office:value="-10.6728056221" calcext:value-type="float">
            <text:p>-10,6728056221</text:p>
          </table:table-cell>
          <table:table-cell/>
          <table:table-cell table:formula="of:=[.E622]*100" office:value-type="float" office:value="-42.71175764" calcext:value-type="float">
            <text:p>-42,71175764</text:p>
          </table:table-cell>
          <table:table-cell table:formula="of:=[.F622]*100" office:value-type="float" office:value="0" calcext:value-type="float">
            <text:p>0</text:p>
          </table:table-cell>
          <table:table-cell table:formula="of:=[.G622]*100" office:value-type="float" office:value="-1067.28056221" calcext:value-type="float">
            <text:p>-1067,28056221</text:p>
          </table:table-cell>
          <table:table-cell/>
          <table:table-cell table:formula="of:=[.I622]*0.067" office:value-type="float" office:value="-2.86168776188" calcext:value-type="float">
            <text:p>-2,86168776188</text:p>
          </table:table-cell>
          <table:table-cell table:formula="of:=[.J622]*0.067" office:value-type="float" office:value="0" calcext:value-type="float">
            <text:p>0</text:p>
          </table:table-cell>
          <table:table-cell table:formula="of:=[.K622]*0.067" office:value-type="float" office:value="-71.50779766807" calcext:value-type="float">
            <text:p>-71,507797668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3.4791708879" calcext:value-type="float">
            <text:p>-3,4791708879</text:p>
          </table:table-cell>
          <table:table-cell office:value-type="float" office:value="0" calcext:value-type="float">
            <text:p>0</text:p>
          </table:table-cell>
          <table:table-cell office:value-type="float" office:value="-10.2497002134" calcext:value-type="float">
            <text:p>-10,2497002134</text:p>
          </table:table-cell>
          <table:table-cell/>
          <table:table-cell table:formula="of:=[.E623]*100" office:value-type="float" office:value="-347.91708879" calcext:value-type="float">
            <text:p>-347,91708879</text:p>
          </table:table-cell>
          <table:table-cell table:formula="of:=[.F623]*100" office:value-type="float" office:value="0" calcext:value-type="float">
            <text:p>0</text:p>
          </table:table-cell>
          <table:table-cell table:formula="of:=[.G623]*100" office:value-type="float" office:value="-1024.97002134" calcext:value-type="float">
            <text:p>-1024,97002134</text:p>
          </table:table-cell>
          <table:table-cell/>
          <table:table-cell table:formula="of:=[.I623]*0.067" office:value-type="float" office:value="-23.31044494893" calcext:value-type="float">
            <text:p>-23,31044494893</text:p>
          </table:table-cell>
          <table:table-cell table:formula="of:=[.J623]*0.067" office:value-type="float" office:value="0" calcext:value-type="float">
            <text:p>0</text:p>
          </table:table-cell>
          <table:table-cell table:formula="of:=[.K623]*0.067" office:value-type="float" office:value="-68.67299142978" calcext:value-type="float">
            <text:p>-68,672991429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.8685127856" calcext:value-type="float">
            <text:p>-3,8685127856</text:p>
          </table:table-cell>
          <table:table-cell office:value-type="float" office:value="0" calcext:value-type="float">
            <text:p>0</text:p>
          </table:table-cell>
          <table:table-cell office:value-type="float" office:value="-13.1208272073" calcext:value-type="float">
            <text:p>-13,1208272073</text:p>
          </table:table-cell>
          <table:table-cell/>
          <table:table-cell table:formula="of:=[.E624]*100" office:value-type="float" office:value="-386.85127856" calcext:value-type="float">
            <text:p>-386,85127856</text:p>
          </table:table-cell>
          <table:table-cell table:formula="of:=[.F624]*100" office:value-type="float" office:value="0" calcext:value-type="float">
            <text:p>0</text:p>
          </table:table-cell>
          <table:table-cell table:formula="of:=[.G624]*100" office:value-type="float" office:value="-1312.08272073" calcext:value-type="float">
            <text:p>-1312,08272073</text:p>
          </table:table-cell>
          <table:table-cell/>
          <table:table-cell table:formula="of:=[.I624]*0.067" office:value-type="float" office:value="-25.91903566352" calcext:value-type="float">
            <text:p>-25,91903566352</text:p>
          </table:table-cell>
          <table:table-cell table:formula="of:=[.J624]*0.067" office:value-type="float" office:value="0" calcext:value-type="float">
            <text:p>0</text:p>
          </table:table-cell>
          <table:table-cell table:formula="of:=[.K624]*0.067" office:value-type="float" office:value="-87.90954228891" calcext:value-type="float">
            <text:p>-87,909542288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.4062297299" calcext:value-type="float">
            <text:p>-3,4062297299</text:p>
          </table:table-cell>
          <table:table-cell office:value-type="float" office:value="0" calcext:value-type="float">
            <text:p>0</text:p>
          </table:table-cell>
          <table:table-cell office:value-type="float" office:value="-12.746441733" calcext:value-type="float">
            <text:p>-12,746441733</text:p>
          </table:table-cell>
          <table:table-cell/>
          <table:table-cell table:formula="of:=[.E625]*100" office:value-type="float" office:value="-340.62297299" calcext:value-type="float">
            <text:p>-340,62297299</text:p>
          </table:table-cell>
          <table:table-cell table:formula="of:=[.F625]*100" office:value-type="float" office:value="0" calcext:value-type="float">
            <text:p>0</text:p>
          </table:table-cell>
          <table:table-cell table:formula="of:=[.G625]*100" office:value-type="float" office:value="-1274.6441733" calcext:value-type="float">
            <text:p>-1274,6441733</text:p>
          </table:table-cell>
          <table:table-cell/>
          <table:table-cell table:formula="of:=[.I625]*0.067" office:value-type="float" office:value="-22.82173919033" calcext:value-type="float">
            <text:p>-22,82173919033</text:p>
          </table:table-cell>
          <table:table-cell table:formula="of:=[.J625]*0.067" office:value-type="float" office:value="0" calcext:value-type="float">
            <text:p>0</text:p>
          </table:table-cell>
          <table:table-cell table:formula="of:=[.K625]*0.067" office:value-type="float" office:value="-85.4011596111" calcext:value-type="float">
            <text:p>-85,4011596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1.1690427033" calcext:value-type="float">
            <text:p>-11,1690427033</text:p>
          </table:table-cell>
          <table:table-cell office:value-type="float" office:value="0" calcext:value-type="float">
            <text:p>0</text:p>
          </table:table-cell>
          <table:table-cell office:value-type="float" office:value="-10.7903726326" calcext:value-type="float">
            <text:p>-10,7903726326</text:p>
          </table:table-cell>
          <table:table-cell/>
          <table:table-cell table:formula="of:=[.E626]*100" office:value-type="float" office:value="-1116.90427033" calcext:value-type="float">
            <text:p>-1116,90427033</text:p>
          </table:table-cell>
          <table:table-cell table:formula="of:=[.F626]*100" office:value-type="float" office:value="0" calcext:value-type="float">
            <text:p>0</text:p>
          </table:table-cell>
          <table:table-cell table:formula="of:=[.G626]*100" office:value-type="float" office:value="-1079.03726326" calcext:value-type="float">
            <text:p>-1079,03726326</text:p>
          </table:table-cell>
          <table:table-cell/>
          <table:table-cell table:formula="of:=[.I626]*0.067" office:value-type="float" office:value="-74.83258611211" calcext:value-type="float">
            <text:p>-74,83258611211</text:p>
          </table:table-cell>
          <table:table-cell table:formula="of:=[.J626]*0.067" office:value-type="float" office:value="0" calcext:value-type="float">
            <text:p>0</text:p>
          </table:table-cell>
          <table:table-cell table:formula="of:=[.K626]*0.067" office:value-type="float" office:value="-72.29549663842" calcext:value-type="float">
            <text:p>-72,295496638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.4385729027" calcext:value-type="float">
            <text:p>-14,4385729027</text:p>
          </table:table-cell>
          <table:table-cell office:value-type="float" office:value="0" calcext:value-type="float">
            <text:p>0</text:p>
          </table:table-cell>
          <table:table-cell office:value-type="float" office:value="-17.8055852278" calcext:value-type="float">
            <text:p>-17,8055852278</text:p>
          </table:table-cell>
          <table:table-cell/>
          <table:table-cell table:formula="of:=[.E627]*100" office:value-type="float" office:value="-1443.85729027" calcext:value-type="float">
            <text:p>-1443,85729027</text:p>
          </table:table-cell>
          <table:table-cell table:formula="of:=[.F627]*100" office:value-type="float" office:value="0" calcext:value-type="float">
            <text:p>0</text:p>
          </table:table-cell>
          <table:table-cell table:formula="of:=[.G627]*100" office:value-type="float" office:value="-1780.55852278" calcext:value-type="float">
            <text:p>-1780,55852278</text:p>
          </table:table-cell>
          <table:table-cell/>
          <table:table-cell table:formula="of:=[.I627]*0.067" office:value-type="float" office:value="-96.73843844809" calcext:value-type="float">
            <text:p>-96,73843844809</text:p>
          </table:table-cell>
          <table:table-cell table:formula="of:=[.J627]*0.067" office:value-type="float" office:value="0" calcext:value-type="float">
            <text:p>0</text:p>
          </table:table-cell>
          <table:table-cell table:formula="of:=[.K627]*0.067" office:value-type="float" office:value="-119.29742102626" calcext:value-type="float">
            <text:p>-119,297421026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.2041841629" calcext:value-type="float">
            <text:p>-14,2041841629</text:p>
          </table:table-cell>
          <table:table-cell office:value-type="float" office:value="0" calcext:value-type="float">
            <text:p>0</text:p>
          </table:table-cell>
          <table:table-cell office:value-type="float" office:value="-21.7899135903" calcext:value-type="float">
            <text:p>-21,7899135903</text:p>
          </table:table-cell>
          <table:table-cell/>
          <table:table-cell table:formula="of:=[.E628]*100" office:value-type="float" office:value="-1420.41841629" calcext:value-type="float">
            <text:p>-1420,41841629</text:p>
          </table:table-cell>
          <table:table-cell table:formula="of:=[.F628]*100" office:value-type="float" office:value="0" calcext:value-type="float">
            <text:p>0</text:p>
          </table:table-cell>
          <table:table-cell table:formula="of:=[.G628]*100" office:value-type="float" office:value="-2178.99135903" calcext:value-type="float">
            <text:p>-2178,99135903</text:p>
          </table:table-cell>
          <table:table-cell/>
          <table:table-cell table:formula="of:=[.I628]*0.067" office:value-type="float" office:value="-95.16803389143" calcext:value-type="float">
            <text:p>-95,16803389143</text:p>
          </table:table-cell>
          <table:table-cell table:formula="of:=[.J628]*0.067" office:value-type="float" office:value="0" calcext:value-type="float">
            <text:p>0</text:p>
          </table:table-cell>
          <table:table-cell table:formula="of:=[.K628]*0.067" office:value-type="float" office:value="-145.99242105501" calcext:value-type="float">
            <text:p>-145,992421055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2.1891930046" calcext:value-type="float">
            <text:p>-12,1891930046</text:p>
          </table:table-cell>
          <table:table-cell office:value-type="float" office:value="0" calcext:value-type="float">
            <text:p>0</text:p>
          </table:table-cell>
          <table:table-cell office:value-type="float" office:value="-25.6183334687" calcext:value-type="float">
            <text:p>-25,6183334687</text:p>
          </table:table-cell>
          <table:table-cell/>
          <table:table-cell table:formula="of:=[.E629]*100" office:value-type="float" office:value="-1218.91930046" calcext:value-type="float">
            <text:p>-1218,91930046</text:p>
          </table:table-cell>
          <table:table-cell table:formula="of:=[.F629]*100" office:value-type="float" office:value="0" calcext:value-type="float">
            <text:p>0</text:p>
          </table:table-cell>
          <table:table-cell table:formula="of:=[.G629]*100" office:value-type="float" office:value="-2561.83334687" calcext:value-type="float">
            <text:p>-2561,83334687</text:p>
          </table:table-cell>
          <table:table-cell/>
          <table:table-cell table:formula="of:=[.I629]*0.067" office:value-type="float" office:value="-81.66759313082" calcext:value-type="float">
            <text:p>-81,66759313082</text:p>
          </table:table-cell>
          <table:table-cell table:formula="of:=[.J629]*0.067" office:value-type="float" office:value="0" calcext:value-type="float">
            <text:p>0</text:p>
          </table:table-cell>
          <table:table-cell table:formula="of:=[.K629]*0.067" office:value-type="float" office:value="-171.64283424029" calcext:value-type="float">
            <text:p>-171,642834240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7.3725075688" calcext:value-type="float">
            <text:p>-7,3725075688</text:p>
          </table:table-cell>
          <table:table-cell office:value-type="float" office:value="0" calcext:value-type="float">
            <text:p>0</text:p>
          </table:table-cell>
          <table:table-cell office:value-type="float" office:value="-26.3312064002" calcext:value-type="float">
            <text:p>-26,3312064002</text:p>
          </table:table-cell>
          <table:table-cell/>
          <table:table-cell table:formula="of:=[.E630]*100" office:value-type="float" office:value="-737.25075688" calcext:value-type="float">
            <text:p>-737,25075688</text:p>
          </table:table-cell>
          <table:table-cell table:formula="of:=[.F630]*100" office:value-type="float" office:value="0" calcext:value-type="float">
            <text:p>0</text:p>
          </table:table-cell>
          <table:table-cell table:formula="of:=[.G630]*100" office:value-type="float" office:value="-2633.12064002" calcext:value-type="float">
            <text:p>-2633,12064002</text:p>
          </table:table-cell>
          <table:table-cell/>
          <table:table-cell table:formula="of:=[.I630]*0.067" office:value-type="float" office:value="-49.39580071096" calcext:value-type="float">
            <text:p>-49,39580071096</text:p>
          </table:table-cell>
          <table:table-cell table:formula="of:=[.J630]*0.067" office:value-type="float" office:value="0" calcext:value-type="float">
            <text:p>0</text:p>
          </table:table-cell>
          <table:table-cell table:formula="of:=[.K630]*0.067" office:value-type="float" office:value="-176.41908288134" calcext:value-type="float">
            <text:p>-176,41908288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9.5947195364" calcext:value-type="float">
            <text:p>-9,5947195364</text:p>
          </table:table-cell>
          <table:table-cell office:value-type="float" office:value="0" calcext:value-type="float">
            <text:p>0</text:p>
          </table:table-cell>
          <table:table-cell office:value-type="float" office:value="-26.5272854244" calcext:value-type="float">
            <text:p>-26,5272854244</text:p>
          </table:table-cell>
          <table:table-cell/>
          <table:table-cell table:formula="of:=[.E631]*100" office:value-type="float" office:value="-959.47195364" calcext:value-type="float">
            <text:p>-959,47195364</text:p>
          </table:table-cell>
          <table:table-cell table:formula="of:=[.F631]*100" office:value-type="float" office:value="0" calcext:value-type="float">
            <text:p>0</text:p>
          </table:table-cell>
          <table:table-cell table:formula="of:=[.G631]*100" office:value-type="float" office:value="-2652.72854244" calcext:value-type="float">
            <text:p>-2652,72854244</text:p>
          </table:table-cell>
          <table:table-cell/>
          <table:table-cell table:formula="of:=[.I631]*0.067" office:value-type="float" office:value="-64.28462089388" calcext:value-type="float">
            <text:p>-64,28462089388</text:p>
          </table:table-cell>
          <table:table-cell table:formula="of:=[.J631]*0.067" office:value-type="float" office:value="0" calcext:value-type="float">
            <text:p>0</text:p>
          </table:table-cell>
          <table:table-cell table:formula="of:=[.K631]*0.067" office:value-type="float" office:value="-177.73281234348" calcext:value-type="float">
            <text:p>-177,732812343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9.2323452861" calcext:value-type="float">
            <text:p>-9,2323452861</text:p>
          </table:table-cell>
          <table:table-cell office:value-type="float" office:value="0" calcext:value-type="float">
            <text:p>0</text:p>
          </table:table-cell>
          <table:table-cell office:value-type="float" office:value="-31.034657347" calcext:value-type="float">
            <text:p>-31,034657347</text:p>
          </table:table-cell>
          <table:table-cell/>
          <table:table-cell table:formula="of:=[.E632]*100" office:value-type="float" office:value="-923.23452861" calcext:value-type="float">
            <text:p>-923,23452861</text:p>
          </table:table-cell>
          <table:table-cell table:formula="of:=[.F632]*100" office:value-type="float" office:value="0" calcext:value-type="float">
            <text:p>0</text:p>
          </table:table-cell>
          <table:table-cell table:formula="of:=[.G632]*100" office:value-type="float" office:value="-3103.4657347" calcext:value-type="float">
            <text:p>-3103,4657347</text:p>
          </table:table-cell>
          <table:table-cell/>
          <table:table-cell table:formula="of:=[.I632]*0.067" office:value-type="float" office:value="-61.85671341687" calcext:value-type="float">
            <text:p>-61,85671341687</text:p>
          </table:table-cell>
          <table:table-cell table:formula="of:=[.J632]*0.067" office:value-type="float" office:value="0" calcext:value-type="float">
            <text:p>0</text:p>
          </table:table-cell>
          <table:table-cell table:formula="of:=[.K632]*0.067" office:value-type="float" office:value="-207.9322042249" calcext:value-type="float">
            <text:p>-207,93220422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4.676269489" calcext:value-type="float">
            <text:p>-4,676269489</text:p>
          </table:table-cell>
          <table:table-cell office:value-type="float" office:value="0" calcext:value-type="float">
            <text:p>0</text:p>
          </table:table-cell>
          <table:table-cell office:value-type="float" office:value="-33.2763997945" calcext:value-type="float">
            <text:p>-33,2763997945</text:p>
          </table:table-cell>
          <table:table-cell/>
          <table:table-cell table:formula="of:=[.E633]*100" office:value-type="float" office:value="-467.6269489" calcext:value-type="float">
            <text:p>-467,6269489</text:p>
          </table:table-cell>
          <table:table-cell table:formula="of:=[.F633]*100" office:value-type="float" office:value="0" calcext:value-type="float">
            <text:p>0</text:p>
          </table:table-cell>
          <table:table-cell table:formula="of:=[.G633]*100" office:value-type="float" office:value="-3327.63997945" calcext:value-type="float">
            <text:p>-3327,63997945</text:p>
          </table:table-cell>
          <table:table-cell/>
          <table:table-cell table:formula="of:=[.I633]*0.067" office:value-type="float" office:value="-31.3310055763" calcext:value-type="float">
            <text:p>-31,3310055763</text:p>
          </table:table-cell>
          <table:table-cell table:formula="of:=[.J633]*0.067" office:value-type="float" office:value="0" calcext:value-type="float">
            <text:p>0</text:p>
          </table:table-cell>
          <table:table-cell table:formula="of:=[.K633]*0.067" office:value-type="float" office:value="-222.95187862315" calcext:value-type="float">
            <text:p>-222,9518786231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3.223176973" calcext:value-type="float">
            <text:p>-3,223176973</text:p>
          </table:table-cell>
          <table:table-cell office:value-type="float" office:value="0" calcext:value-type="float">
            <text:p>0</text:p>
          </table:table-cell>
          <table:table-cell office:value-type="float" office:value="-33.5800949758" calcext:value-type="float">
            <text:p>-33,5800949758</text:p>
          </table:table-cell>
          <table:table-cell/>
          <table:table-cell table:formula="of:=[.E634]*100" office:value-type="float" office:value="-322.3176973" calcext:value-type="float">
            <text:p>-322,3176973</text:p>
          </table:table-cell>
          <table:table-cell table:formula="of:=[.F634]*100" office:value-type="float" office:value="0" calcext:value-type="float">
            <text:p>0</text:p>
          </table:table-cell>
          <table:table-cell table:formula="of:=[.G634]*100" office:value-type="float" office:value="-3358.00949758" calcext:value-type="float">
            <text:p>-3358,00949758</text:p>
          </table:table-cell>
          <table:table-cell/>
          <table:table-cell table:formula="of:=[.I634]*0.067" office:value-type="float" office:value="-21.5952857191" calcext:value-type="float">
            <text:p>-21,5952857191</text:p>
          </table:table-cell>
          <table:table-cell table:formula="of:=[.J634]*0.067" office:value-type="float" office:value="0" calcext:value-type="float">
            <text:p>0</text:p>
          </table:table-cell>
          <table:table-cell table:formula="of:=[.K634]*0.067" office:value-type="float" office:value="-224.98663633786" calcext:value-type="float">
            <text:p>-224,9866363378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2.2212696528" calcext:value-type="float">
            <text:p>-2,2212696528</text:p>
          </table:table-cell>
          <table:table-cell office:value-type="float" office:value="0" calcext:value-type="float">
            <text:p>0</text:p>
          </table:table-cell>
          <table:table-cell office:value-type="float" office:value="-34.7480929979" calcext:value-type="float">
            <text:p>-34,7480929979</text:p>
          </table:table-cell>
          <table:table-cell/>
          <table:table-cell table:formula="of:=[.E635]*100" office:value-type="float" office:value="-222.12696528" calcext:value-type="float">
            <text:p>-222,12696528</text:p>
          </table:table-cell>
          <table:table-cell table:formula="of:=[.F635]*100" office:value-type="float" office:value="0" calcext:value-type="float">
            <text:p>0</text:p>
          </table:table-cell>
          <table:table-cell table:formula="of:=[.G635]*100" office:value-type="float" office:value="-3474.80929979" calcext:value-type="float">
            <text:p>-3474,80929979</text:p>
          </table:table-cell>
          <table:table-cell/>
          <table:table-cell table:formula="of:=[.I635]*0.067" office:value-type="float" office:value="-14.88250667376" calcext:value-type="float">
            <text:p>-14,88250667376</text:p>
          </table:table-cell>
          <table:table-cell table:formula="of:=[.J635]*0.067" office:value-type="float" office:value="0" calcext:value-type="float">
            <text:p>0</text:p>
          </table:table-cell>
          <table:table-cell table:formula="of:=[.K635]*0.067" office:value-type="float" office:value="-232.81222308593" calcext:value-type="float">
            <text:p>-232,812223085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0.8824841015" calcext:value-type="float">
            <text:p>0,8824841015</text:p>
          </table:table-cell>
          <table:table-cell office:value-type="float" office:value="0" calcext:value-type="float">
            <text:p>0</text:p>
          </table:table-cell>
          <table:table-cell office:value-type="float" office:value="-35.523516111" calcext:value-type="float">
            <text:p>-35,523516111</text:p>
          </table:table-cell>
          <table:table-cell/>
          <table:table-cell table:formula="of:=[.E636]*100" office:value-type="float" office:value="88.24841015" calcext:value-type="float">
            <text:p>88,24841015</text:p>
          </table:table-cell>
          <table:table-cell table:formula="of:=[.F636]*100" office:value-type="float" office:value="0" calcext:value-type="float">
            <text:p>0</text:p>
          </table:table-cell>
          <table:table-cell table:formula="of:=[.G636]*100" office:value-type="float" office:value="-3552.3516111" calcext:value-type="float">
            <text:p>-3552,3516111</text:p>
          </table:table-cell>
          <table:table-cell/>
          <table:table-cell table:formula="of:=[.I636]*0.067" office:value-type="float" office:value="5.91264348005" calcext:value-type="float">
            <text:p>5,91264348005</text:p>
          </table:table-cell>
          <table:table-cell table:formula="of:=[.J636]*0.067" office:value-type="float" office:value="0" calcext:value-type="float">
            <text:p>0</text:p>
          </table:table-cell>
          <table:table-cell table:formula="of:=[.K636]*0.067" office:value-type="float" office:value="-238.0075579437" calcext:value-type="float">
            <text:p>-238,007557943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4.4744941717" calcext:value-type="float">
            <text:p>4,4744941717</text:p>
          </table:table-cell>
          <table:table-cell office:value-type="float" office:value="0" calcext:value-type="float">
            <text:p>0</text:p>
          </table:table-cell>
          <table:table-cell office:value-type="float" office:value="-34.8755838876" calcext:value-type="float">
            <text:p>-34,8755838876</text:p>
          </table:table-cell>
          <table:table-cell/>
          <table:table-cell table:formula="of:=[.E637]*100" office:value-type="float" office:value="447.44941717" calcext:value-type="float">
            <text:p>447,44941717</text:p>
          </table:table-cell>
          <table:table-cell table:formula="of:=[.F637]*100" office:value-type="float" office:value="0" calcext:value-type="float">
            <text:p>0</text:p>
          </table:table-cell>
          <table:table-cell table:formula="of:=[.G637]*100" office:value-type="float" office:value="-3487.55838876" calcext:value-type="float">
            <text:p>-3487,55838876</text:p>
          </table:table-cell>
          <table:table-cell/>
          <table:table-cell table:formula="of:=[.I637]*0.067" office:value-type="float" office:value="29.97911095039" calcext:value-type="float">
            <text:p>29,97911095039</text:p>
          </table:table-cell>
          <table:table-cell table:formula="of:=[.J637]*0.067" office:value-type="float" office:value="0" calcext:value-type="float">
            <text:p>0</text:p>
          </table:table-cell>
          <table:table-cell table:formula="of:=[.K637]*0.067" office:value-type="float" office:value="-233.66641204692" calcext:value-type="float">
            <text:p>-233,666412046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.2677951963" calcext:value-type="float">
            <text:p>5,2677951963</text:p>
          </table:table-cell>
          <table:table-cell office:value-type="float" office:value="0" calcext:value-type="float">
            <text:p>0</text:p>
          </table:table-cell>
          <table:table-cell office:value-type="float" office:value="-32.4122786309" calcext:value-type="float">
            <text:p>-32,4122786309</text:p>
          </table:table-cell>
          <table:table-cell/>
          <table:table-cell table:formula="of:=[.E638]*100" office:value-type="float" office:value="526.77951963" calcext:value-type="float">
            <text:p>526,77951963</text:p>
          </table:table-cell>
          <table:table-cell table:formula="of:=[.F638]*100" office:value-type="float" office:value="0" calcext:value-type="float">
            <text:p>0</text:p>
          </table:table-cell>
          <table:table-cell table:formula="of:=[.G638]*100" office:value-type="float" office:value="-3241.22786309" calcext:value-type="float">
            <text:p>-3241,22786309</text:p>
          </table:table-cell>
          <table:table-cell/>
          <table:table-cell table:formula="of:=[.I638]*0.067" office:value-type="float" office:value="35.29422781521" calcext:value-type="float">
            <text:p>35,29422781521</text:p>
          </table:table-cell>
          <table:table-cell table:formula="of:=[.J638]*0.067" office:value-type="float" office:value="0" calcext:value-type="float">
            <text:p>0</text:p>
          </table:table-cell>
          <table:table-cell table:formula="of:=[.K638]*0.067" office:value-type="float" office:value="-217.16226682703" calcext:value-type="float">
            <text:p>-217,162266827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.3136308812" calcext:value-type="float">
            <text:p>5,3136308812</text:p>
          </table:table-cell>
          <table:table-cell office:value-type="float" office:value="0" calcext:value-type="float">
            <text:p>0</text:p>
          </table:table-cell>
          <table:table-cell office:value-type="float" office:value="-31.2619312697" calcext:value-type="float">
            <text:p>-31,2619312697</text:p>
          </table:table-cell>
          <table:table-cell/>
          <table:table-cell table:formula="of:=[.E639]*100" office:value-type="float" office:value="531.36308812" calcext:value-type="float">
            <text:p>531,36308812</text:p>
          </table:table-cell>
          <table:table-cell table:formula="of:=[.F639]*100" office:value-type="float" office:value="0" calcext:value-type="float">
            <text:p>0</text:p>
          </table:table-cell>
          <table:table-cell table:formula="of:=[.G639]*100" office:value-type="float" office:value="-3126.19312697" calcext:value-type="float">
            <text:p>-3126,19312697</text:p>
          </table:table-cell>
          <table:table-cell/>
          <table:table-cell table:formula="of:=[.I639]*0.067" office:value-type="float" office:value="35.60132690404" calcext:value-type="float">
            <text:p>35,60132690404</text:p>
          </table:table-cell>
          <table:table-cell table:formula="of:=[.J639]*0.067" office:value-type="float" office:value="0" calcext:value-type="float">
            <text:p>0</text:p>
          </table:table-cell>
          <table:table-cell table:formula="of:=[.K639]*0.067" office:value-type="float" office:value="-209.45493950699" calcext:value-type="float">
            <text:p>-209,454939506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8.8076393211" calcext:value-type="float">
            <text:p>8,8076393211</text:p>
          </table:table-cell>
          <table:table-cell office:value-type="float" office:value="0" calcext:value-type="float">
            <text:p>0</text:p>
          </table:table-cell>
          <table:table-cell office:value-type="float" office:value="-30.0507105024" calcext:value-type="float">
            <text:p>-30,0507105024</text:p>
          </table:table-cell>
          <table:table-cell/>
          <table:table-cell table:formula="of:=[.E640]*100" office:value-type="float" office:value="880.76393211" calcext:value-type="float">
            <text:p>880,76393211</text:p>
          </table:table-cell>
          <table:table-cell table:formula="of:=[.F640]*100" office:value-type="float" office:value="0" calcext:value-type="float">
            <text:p>0</text:p>
          </table:table-cell>
          <table:table-cell table:formula="of:=[.G640]*100" office:value-type="float" office:value="-3005.07105024" calcext:value-type="float">
            <text:p>-3005,07105024</text:p>
          </table:table-cell>
          <table:table-cell/>
          <table:table-cell table:formula="of:=[.I640]*0.067" office:value-type="float" office:value="59.01118345137" calcext:value-type="float">
            <text:p>59,01118345137</text:p>
          </table:table-cell>
          <table:table-cell table:formula="of:=[.J640]*0.067" office:value-type="float" office:value="0" calcext:value-type="float">
            <text:p>0</text:p>
          </table:table-cell>
          <table:table-cell table:formula="of:=[.K640]*0.067" office:value-type="float" office:value="-201.33976036608" calcext:value-type="float">
            <text:p>-201,33976036608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8.92876572" calcext:value-type="float">
            <text:p>8,92876572</text:p>
          </table:table-cell>
          <table:table-cell office:value-type="float" office:value="0" calcext:value-type="float">
            <text:p>0</text:p>
          </table:table-cell>
          <table:table-cell office:value-type="float" office:value="-25.5585696429" calcext:value-type="float">
            <text:p>-25,5585696429</text:p>
          </table:table-cell>
          <table:table-cell/>
          <table:table-cell table:formula="of:=[.E641]*100" office:value-type="float" office:value="892.876572" calcext:value-type="float">
            <text:p>892,876572</text:p>
          </table:table-cell>
          <table:table-cell table:formula="of:=[.F641]*100" office:value-type="float" office:value="0" calcext:value-type="float">
            <text:p>0</text:p>
          </table:table-cell>
          <table:table-cell table:formula="of:=[.G641]*100" office:value-type="float" office:value="-2555.85696429" calcext:value-type="float">
            <text:p>-2555,85696429</text:p>
          </table:table-cell>
          <table:table-cell/>
          <table:table-cell table:formula="of:=[.I641]*0.067" office:value-type="float" office:value="59.822730324" calcext:value-type="float">
            <text:p>59,822730324</text:p>
          </table:table-cell>
          <table:table-cell table:formula="of:=[.J641]*0.067" office:value-type="float" office:value="0" calcext:value-type="float">
            <text:p>0</text:p>
          </table:table-cell>
          <table:table-cell table:formula="of:=[.K641]*0.067" office:value-type="float" office:value="-171.24241660743" calcext:value-type="float">
            <text:p>-171,242416607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6.5844438873" calcext:value-type="float">
            <text:p>6,5844438873</text:p>
          </table:table-cell>
          <table:table-cell office:value-type="float" office:value="0" calcext:value-type="float">
            <text:p>0</text:p>
          </table:table-cell>
          <table:table-cell office:value-type="float" office:value="-23.7938719055" calcext:value-type="float">
            <text:p>-23,7938719055</text:p>
          </table:table-cell>
          <table:table-cell/>
          <table:table-cell table:formula="of:=[.E642]*100" office:value-type="float" office:value="658.44438873" calcext:value-type="float">
            <text:p>658,44438873</text:p>
          </table:table-cell>
          <table:table-cell table:formula="of:=[.F642]*100" office:value-type="float" office:value="0" calcext:value-type="float">
            <text:p>0</text:p>
          </table:table-cell>
          <table:table-cell table:formula="of:=[.G642]*100" office:value-type="float" office:value="-2379.38719055" calcext:value-type="float">
            <text:p>-2379,38719055</text:p>
          </table:table-cell>
          <table:table-cell/>
          <table:table-cell table:formula="of:=[.I642]*0.067" office:value-type="float" office:value="44.11577404491" calcext:value-type="float">
            <text:p>44,11577404491</text:p>
          </table:table-cell>
          <table:table-cell table:formula="of:=[.J642]*0.067" office:value-type="float" office:value="0" calcext:value-type="float">
            <text:p>0</text:p>
          </table:table-cell>
          <table:table-cell table:formula="of:=[.K642]*0.067" office:value-type="float" office:value="-159.41894176685" calcext:value-type="float">
            <text:p>-159,418941766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0.477178868" calcext:value-type="float">
            <text:p>10,477178868</text:p>
          </table:table-cell>
          <table:table-cell office:value-type="float" office:value="0" calcext:value-type="float">
            <text:p>0</text:p>
          </table:table-cell>
          <table:table-cell office:value-type="float" office:value="-23.3570619014" calcext:value-type="float">
            <text:p>-23,3570619014</text:p>
          </table:table-cell>
          <table:table-cell/>
          <table:table-cell table:formula="of:=[.E643]*100" office:value-type="float" office:value="1047.7178868" calcext:value-type="float">
            <text:p>1047,7178868</text:p>
          </table:table-cell>
          <table:table-cell table:formula="of:=[.F643]*100" office:value-type="float" office:value="0" calcext:value-type="float">
            <text:p>0</text:p>
          </table:table-cell>
          <table:table-cell table:formula="of:=[.G643]*100" office:value-type="float" office:value="-2335.70619014" calcext:value-type="float">
            <text:p>-2335,70619014</text:p>
          </table:table-cell>
          <table:table-cell/>
          <table:table-cell table:formula="of:=[.I643]*0.067" office:value-type="float" office:value="70.1970984156" calcext:value-type="float">
            <text:p>70,1970984156</text:p>
          </table:table-cell>
          <table:table-cell table:formula="of:=[.J643]*0.067" office:value-type="float" office:value="0" calcext:value-type="float">
            <text:p>0</text:p>
          </table:table-cell>
          <table:table-cell table:formula="of:=[.K643]*0.067" office:value-type="float" office:value="-156.49231473938" calcext:value-type="float">
            <text:p>-156,492314739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.0972348011" calcext:value-type="float">
            <text:p>12,0972348011</text:p>
          </table:table-cell>
          <table:table-cell office:value-type="float" office:value="0" calcext:value-type="float">
            <text:p>0</text:p>
          </table:table-cell>
          <table:table-cell office:value-type="float" office:value="-17.6626189461" calcext:value-type="float">
            <text:p>-17,6626189461</text:p>
          </table:table-cell>
          <table:table-cell/>
          <table:table-cell table:formula="of:=[.E644]*100" office:value-type="float" office:value="1209.72348011" calcext:value-type="float">
            <text:p>1209,72348011</text:p>
          </table:table-cell>
          <table:table-cell table:formula="of:=[.F644]*100" office:value-type="float" office:value="0" calcext:value-type="float">
            <text:p>0</text:p>
          </table:table-cell>
          <table:table-cell table:formula="of:=[.G644]*100" office:value-type="float" office:value="-1766.26189461" calcext:value-type="float">
            <text:p>-1766,26189461</text:p>
          </table:table-cell>
          <table:table-cell/>
          <table:table-cell table:formula="of:=[.I644]*0.067" office:value-type="float" office:value="81.05147316737" calcext:value-type="float">
            <text:p>81,05147316737</text:p>
          </table:table-cell>
          <table:table-cell table:formula="of:=[.J644]*0.067" office:value-type="float" office:value="0" calcext:value-type="float">
            <text:p>0</text:p>
          </table:table-cell>
          <table:table-cell table:formula="of:=[.K644]*0.067" office:value-type="float" office:value="-118.33954693887" calcext:value-type="float">
            <text:p>-118,3395469388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.1192659622" calcext:value-type="float">
            <text:p>12,1192659622</text:p>
          </table:table-cell>
          <table:table-cell office:value-type="float" office:value="0" calcext:value-type="float">
            <text:p>0</text:p>
          </table:table-cell>
          <table:table-cell office:value-type="float" office:value="-14.163355053" calcext:value-type="float">
            <text:p>-14,163355053</text:p>
          </table:table-cell>
          <table:table-cell/>
          <table:table-cell table:formula="of:=[.E645]*100" office:value-type="float" office:value="1211.92659622" calcext:value-type="float">
            <text:p>1211,92659622</text:p>
          </table:table-cell>
          <table:table-cell table:formula="of:=[.F645]*100" office:value-type="float" office:value="0" calcext:value-type="float">
            <text:p>0</text:p>
          </table:table-cell>
          <table:table-cell table:formula="of:=[.G645]*100" office:value-type="float" office:value="-1416.3355053" calcext:value-type="float">
            <text:p>-1416,3355053</text:p>
          </table:table-cell>
          <table:table-cell/>
          <table:table-cell table:formula="of:=[.I645]*0.067" office:value-type="float" office:value="81.19908194674" calcext:value-type="float">
            <text:p>81,19908194674</text:p>
          </table:table-cell>
          <table:table-cell table:formula="of:=[.J645]*0.067" office:value-type="float" office:value="0" calcext:value-type="float">
            <text:p>0</text:p>
          </table:table-cell>
          <table:table-cell table:formula="of:=[.K645]*0.067" office:value-type="float" office:value="-94.8944788551" calcext:value-type="float">
            <text:p>-94,89447885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9.3944334683" calcext:value-type="float">
            <text:p>9,3944334683</text:p>
          </table:table-cell>
          <table:table-cell office:value-type="float" office:value="0" calcext:value-type="float">
            <text:p>0</text:p>
          </table:table-cell>
          <table:table-cell office:value-type="float" office:value="-10.8723966791" calcext:value-type="float">
            <text:p>-10,8723966791</text:p>
          </table:table-cell>
          <table:table-cell/>
          <table:table-cell table:formula="of:=[.E646]*100" office:value-type="float" office:value="939.44334683" calcext:value-type="float">
            <text:p>939,44334683</text:p>
          </table:table-cell>
          <table:table-cell table:formula="of:=[.F646]*100" office:value-type="float" office:value="0" calcext:value-type="float">
            <text:p>0</text:p>
          </table:table-cell>
          <table:table-cell table:formula="of:=[.G646]*100" office:value-type="float" office:value="-1087.23966791" calcext:value-type="float">
            <text:p>-1087,23966791</text:p>
          </table:table-cell>
          <table:table-cell/>
          <table:table-cell table:formula="of:=[.I646]*0.067" office:value-type="float" office:value="62.94270423761" calcext:value-type="float">
            <text:p>62,94270423761</text:p>
          </table:table-cell>
          <table:table-cell table:formula="of:=[.J646]*0.067" office:value-type="float" office:value="0" calcext:value-type="float">
            <text:p>0</text:p>
          </table:table-cell>
          <table:table-cell table:formula="of:=[.K646]*0.067" office:value-type="float" office:value="-72.84505774997" calcext:value-type="float">
            <text:p>-72,845057749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3.7108035358" calcext:value-type="float">
            <text:p>3,7108035358</text:p>
          </table:table-cell>
          <table:table-cell office:value-type="float" office:value="0" calcext:value-type="float">
            <text:p>0</text:p>
          </table:table-cell>
          <table:table-cell office:value-type="float" office:value="-10.7031409039" calcext:value-type="float">
            <text:p>-10,7031409039</text:p>
          </table:table-cell>
          <table:table-cell/>
          <table:table-cell table:formula="of:=[.E647]*100" office:value-type="float" office:value="371.08035358" calcext:value-type="float">
            <text:p>371,08035358</text:p>
          </table:table-cell>
          <table:table-cell table:formula="of:=[.F647]*100" office:value-type="float" office:value="0" calcext:value-type="float">
            <text:p>0</text:p>
          </table:table-cell>
          <table:table-cell table:formula="of:=[.G647]*100" office:value-type="float" office:value="-1070.31409039" calcext:value-type="float">
            <text:p>-1070,31409039</text:p>
          </table:table-cell>
          <table:table-cell/>
          <table:table-cell table:formula="of:=[.I647]*0.067" office:value-type="float" office:value="24.86238368986" calcext:value-type="float">
            <text:p>24,86238368986</text:p>
          </table:table-cell>
          <table:table-cell table:formula="of:=[.J647]*0.067" office:value-type="float" office:value="0" calcext:value-type="float">
            <text:p>0</text:p>
          </table:table-cell>
          <table:table-cell table:formula="of:=[.K647]*0.067" office:value-type="float" office:value="-71.71104405613" calcext:value-type="float">
            <text:p>-71,7110440561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8.4376952902" calcext:value-type="float">
            <text:p>8,4376952902</text:p>
          </table:table-cell>
          <table:table-cell office:value-type="float" office:value="0" calcext:value-type="float">
            <text:p>0</text:p>
          </table:table-cell>
          <table:table-cell office:value-type="float" office:value="-13.1651965771" calcext:value-type="float">
            <text:p>-13,1651965771</text:p>
          </table:table-cell>
          <table:table-cell/>
          <table:table-cell table:formula="of:=[.E648]*100" office:value-type="float" office:value="843.76952902" calcext:value-type="float">
            <text:p>843,76952902</text:p>
          </table:table-cell>
          <table:table-cell table:formula="of:=[.F648]*100" office:value-type="float" office:value="0" calcext:value-type="float">
            <text:p>0</text:p>
          </table:table-cell>
          <table:table-cell table:formula="of:=[.G648]*100" office:value-type="float" office:value="-1316.51965771" calcext:value-type="float">
            <text:p>-1316,51965771</text:p>
          </table:table-cell>
          <table:table-cell/>
          <table:table-cell table:formula="of:=[.I648]*0.067" office:value-type="float" office:value="56.53255844434" calcext:value-type="float">
            <text:p>56,53255844434</text:p>
          </table:table-cell>
          <table:table-cell table:formula="of:=[.J648]*0.067" office:value-type="float" office:value="0" calcext:value-type="float">
            <text:p>0</text:p>
          </table:table-cell>
          <table:table-cell table:formula="of:=[.K648]*0.067" office:value-type="float" office:value="-88.20681706657" calcext:value-type="float">
            <text:p>-88,2068170665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7.9154288698" calcext:value-type="float">
            <text:p>7,9154288698</text:p>
          </table:table-cell>
          <table:table-cell office:value-type="float" office:value="0" calcext:value-type="float">
            <text:p>0</text:p>
          </table:table-cell>
          <table:table-cell office:value-type="float" office:value="-6.9762307289" calcext:value-type="float">
            <text:p>-6,9762307289</text:p>
          </table:table-cell>
          <table:table-cell/>
          <table:table-cell table:formula="of:=[.E649]*100" office:value-type="float" office:value="791.54288698" calcext:value-type="float">
            <text:p>791,54288698</text:p>
          </table:table-cell>
          <table:table-cell table:formula="of:=[.F649]*100" office:value-type="float" office:value="0" calcext:value-type="float">
            <text:p>0</text:p>
          </table:table-cell>
          <table:table-cell table:formula="of:=[.G649]*100" office:value-type="float" office:value="-697.62307289" calcext:value-type="float">
            <text:p>-697,62307289</text:p>
          </table:table-cell>
          <table:table-cell/>
          <table:table-cell table:formula="of:=[.I649]*0.067" office:value-type="float" office:value="53.03337342766" calcext:value-type="float">
            <text:p>53,03337342766</text:p>
          </table:table-cell>
          <table:table-cell table:formula="of:=[.J649]*0.067" office:value-type="float" office:value="0" calcext:value-type="float">
            <text:p>0</text:p>
          </table:table-cell>
          <table:table-cell table:formula="of:=[.K649]*0.067" office:value-type="float" office:value="-46.74074588363" calcext:value-type="float">
            <text:p>-46,740745883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0.9731609903" calcext:value-type="float">
            <text:p>0,9731609903</text:p>
          </table:table-cell>
          <table:table-cell office:value-type="float" office:value="0" calcext:value-type="float">
            <text:p>0</text:p>
          </table:table-cell>
          <table:table-cell office:value-type="float" office:value="-6.3378319556" calcext:value-type="float">
            <text:p>-6,3378319556</text:p>
          </table:table-cell>
          <table:table-cell/>
          <table:table-cell table:formula="of:=[.E650]*100" office:value-type="float" office:value="97.31609903" calcext:value-type="float">
            <text:p>97,31609903</text:p>
          </table:table-cell>
          <table:table-cell table:formula="of:=[.F650]*100" office:value-type="float" office:value="0" calcext:value-type="float">
            <text:p>0</text:p>
          </table:table-cell>
          <table:table-cell table:formula="of:=[.G650]*100" office:value-type="float" office:value="-633.78319556" calcext:value-type="float">
            <text:p>-633,78319556</text:p>
          </table:table-cell>
          <table:table-cell/>
          <table:table-cell table:formula="of:=[.I650]*0.067" office:value-type="float" office:value="6.52017863501" calcext:value-type="float">
            <text:p>6,52017863501</text:p>
          </table:table-cell>
          <table:table-cell table:formula="of:=[.J650]*0.067" office:value-type="float" office:value="0" calcext:value-type="float">
            <text:p>0</text:p>
          </table:table-cell>
          <table:table-cell table:formula="of:=[.K650]*0.067" office:value-type="float" office:value="-42.46347410252" calcext:value-type="float">
            <text:p>-42,463474102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2" calcext:value-type="float">
            <text:p>-10,72</text:p>
          </table:table-cell>
          <table:table-cell/>
          <table:table-cell table:formula="of:=[.E651]*100" office:value-type="float" office:value="0" calcext:value-type="float">
            <text:p>0</text:p>
          </table:table-cell>
          <table:table-cell table:formula="of:=[.F651]*100" office:value-type="float" office:value="0" calcext:value-type="float">
            <text:p>0</text:p>
          </table:table-cell>
          <table:table-cell table:formula="of:=[.G651]*100" office:value-type="float" office:value="-1072" calcext:value-type="float">
            <text:p>-1072</text:p>
          </table:table-cell>
          <table:table-cell/>
          <table:table-cell table:formula="of:=[.I651]*0.067" office:value-type="float" office:value="0" calcext:value-type="float">
            <text:p>0</text:p>
          </table:table-cell>
          <table:table-cell table:formula="of:=[.J651]*0.067" office:value-type="float" office:value="0" calcext:value-type="float">
            <text:p>0</text:p>
          </table:table-cell>
          <table:table-cell table:formula="of:=[.K651]*0.067" office:value-type="float" office:value="-71.824" calcext:value-type="float">
            <text:p>-71,824</text:p>
          </table:table-cell>
        </table:table-row>
      </table:table>
      <table:table table:name="100as szorzó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90.4" calcext:value-type="float">
            <text:p>-2090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67.54229107" calcext:value-type="float">
            <text:p>167,54229107</text:p>
          </table:table-cell>
          <table:table-cell office:value-type="float" office:value="0" calcext:value-type="float">
            <text:p>0</text:p>
          </table:table-cell>
          <table:table-cell office:value-type="float" office:value="-2085.35660515" calcext:value-type="float">
            <text:p>-2085,356605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344.3831534" calcext:value-type="float">
            <text:p>1344,3831534</text:p>
          </table:table-cell>
          <table:table-cell office:value-type="float" office:value="0" calcext:value-type="float">
            <text:p>0</text:p>
          </table:table-cell>
          <table:table-cell office:value-type="float" office:value="-1892.05121747" calcext:value-type="float">
            <text:p>-1892,051217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1128.61783946" calcext:value-type="float">
            <text:p>1128,61783946</text:p>
          </table:table-cell>
          <table:table-cell office:value-type="float" office:value="0" calcext:value-type="float">
            <text:p>0</text:p>
          </table:table-cell>
          <table:table-cell office:value-type="float" office:value="-490.24977829" calcext:value-type="float">
            <text:p>-490,249778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1080.29272333" calcext:value-type="float">
            <text:p>-1080,29272333</text:p>
          </table:table-cell>
          <table:table-cell office:value-type="float" office:value="0" calcext:value-type="float">
            <text:p>0</text:p>
          </table:table-cell>
          <table:table-cell office:value-type="float" office:value="-491.43488233" calcext:value-type="float">
            <text:p>-491,434882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1352.90749238" calcext:value-type="float">
            <text:p>-1352,90749238</text:p>
          </table:table-cell>
          <table:table-cell office:value-type="float" office:value="0" calcext:value-type="float">
            <text:p>0</text:p>
          </table:table-cell>
          <table:table-cell office:value-type="float" office:value="-1401.33824808" calcext:value-type="float">
            <text:p>-1401,338248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534.42322669" calcext:value-type="float">
            <text:p>-534,42322669</text:p>
          </table:table-cell>
          <table:table-cell office:value-type="float" office:value="0" calcext:value-type="float">
            <text:p>0</text:p>
          </table:table-cell>
          <table:table-cell office:value-type="float" office:value="-1357.79322618" calcext:value-type="float">
            <text:p>-1357,793226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639.99134052" calcext:value-type="float">
            <text:p>-639,99134052</text:p>
          </table:table-cell>
          <table:table-cell office:value-type="float" office:value="0" calcext:value-type="float">
            <text:p>0</text:p>
          </table:table-cell>
          <table:table-cell office:value-type="float" office:value="-1424.65350505" calcext:value-type="float">
            <text:p>-1424,653505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45.98795308" calcext:value-type="float">
            <text:p>-645,98795308</text:p>
          </table:table-cell>
          <table:table-cell office:value-type="float" office:value="0" calcext:value-type="float">
            <text:p>0</text:p>
          </table:table-cell>
          <table:table-cell office:value-type="float" office:value="-1717.61224455" calcext:value-type="float">
            <text:p>-1717,612244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452.08309027" calcext:value-type="float">
            <text:p>-452,08309027</text:p>
          </table:table-cell>
          <table:table-cell office:value-type="float" office:value="0" calcext:value-type="float">
            <text:p>0</text:p>
          </table:table-cell>
          <table:table-cell office:value-type="float" office:value="-1655.28838426" calcext:value-type="float">
            <text:p>-1655,288384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663.04299604" calcext:value-type="float">
            <text:p>-663,04299604</text:p>
          </table:table-cell>
          <table:table-cell office:value-type="float" office:value="0" calcext:value-type="float">
            <text:p>0</text:p>
          </table:table-cell>
          <table:table-cell office:value-type="float" office:value="-1750.96783141" calcext:value-type="float">
            <text:p>-1750,967831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661.58257828" calcext:value-type="float">
            <text:p>-661,58257828</text:p>
          </table:table-cell>
          <table:table-cell office:value-type="float" office:value="0" calcext:value-type="float">
            <text:p>0</text:p>
          </table:table-cell>
          <table:table-cell office:value-type="float" office:value="-2060.85469778" calcext:value-type="float">
            <text:p>-2060,854697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06.46588165" calcext:value-type="float">
            <text:p>-406,46588165</text:p>
          </table:table-cell>
          <table:table-cell office:value-type="float" office:value="0" calcext:value-type="float">
            <text:p>0</text:p>
          </table:table-cell>
          <table:table-cell office:value-type="float" office:value="-2103.62458194" calcext:value-type="float">
            <text:p>-2103,624581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15.32330711" calcext:value-type="float">
            <text:p>-415,32330711</text:p>
          </table:table-cell>
          <table:table-cell office:value-type="float" office:value="0" calcext:value-type="float">
            <text:p>0</text:p>
          </table:table-cell>
          <table:table-cell office:value-type="float" office:value="-2142.77908915" calcext:value-type="float">
            <text:p>-2142,7790891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369.31004139" calcext:value-type="float">
            <text:p>-369,31004139</text:p>
          </table:table-cell>
          <table:table-cell office:value-type="float" office:value="0" calcext:value-type="float">
            <text:p>0</text:p>
          </table:table-cell>
          <table:table-cell office:value-type="float" office:value="-2291.18136091" calcext:value-type="float">
            <text:p>-2291,1813609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146.57306322" calcext:value-type="float">
            <text:p>-146,57306322</text:p>
          </table:table-cell>
          <table:table-cell office:value-type="float" office:value="0" calcext:value-type="float">
            <text:p>0</text:p>
          </table:table-cell>
          <table:table-cell office:value-type="float" office:value="-2374.1162168" calcext:value-type="float">
            <text:p>-2374,11621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7.70608741" calcext:value-type="float">
            <text:p>-7,70608741</text:p>
          </table:table-cell>
          <table:table-cell office:value-type="float" office:value="0" calcext:value-type="float">
            <text:p>0</text:p>
          </table:table-cell>
          <table:table-cell office:value-type="float" office:value="-2384.88622895" calcext:value-type="float">
            <text:p>-2384,8862289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44.38696534" calcext:value-type="float">
            <text:p>44,38696534</text:p>
          </table:table-cell>
          <table:table-cell office:value-type="float" office:value="0" calcext:value-type="float">
            <text:p>0</text:p>
          </table:table-cell>
          <table:table-cell office:value-type="float" office:value="-2369.64914456" calcext:value-type="float">
            <text:p>-2369,6491445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142.04375401" calcext:value-type="float">
            <text:p>142,04375401</text:p>
          </table:table-cell>
          <table:table-cell office:value-type="float" office:value="0" calcext:value-type="float">
            <text:p>0</text:p>
          </table:table-cell>
          <table:table-cell office:value-type="float" office:value="-2360.15909237" calcext:value-type="float">
            <text:p>-2360,1590923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360.76308455" calcext:value-type="float">
            <text:p>360,76308455</text:p>
          </table:table-cell>
          <table:table-cell office:value-type="float" office:value="0" calcext:value-type="float">
            <text:p>0</text:p>
          </table:table-cell>
          <table:table-cell office:value-type="float" office:value="-2353.56014177" calcext:value-type="float">
            <text:p>-2353,560141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522.07947499" calcext:value-type="float">
            <text:p>522,07947499</text:p>
          </table:table-cell>
          <table:table-cell office:value-type="float" office:value="0" calcext:value-type="float">
            <text:p>0</text:p>
          </table:table-cell>
          <table:table-cell office:value-type="float" office:value="-2318.66165345" calcext:value-type="float">
            <text:p>-2318,6616534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670.77761406" calcext:value-type="float">
            <text:p>670,77761406</text:p>
          </table:table-cell>
          <table:table-cell office:value-type="float" office:value="0" calcext:value-type="float">
            <text:p>0</text:p>
          </table:table-cell>
          <table:table-cell office:value-type="float" office:value="-2162.6765247" calcext:value-type="float">
            <text:p>-2162,676524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587.98418043" calcext:value-type="float">
            <text:p>587,98418043</text:p>
          </table:table-cell>
          <table:table-cell office:value-type="float" office:value="0" calcext:value-type="float">
            <text:p>0</text:p>
          </table:table-cell>
          <table:table-cell office:value-type="float" office:value="-1855.50010179" calcext:value-type="float">
            <text:p>-1855,5001017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383.61262452" calcext:value-type="float">
            <text:p>383,61262452</text:p>
          </table:table-cell>
          <table:table-cell office:value-type="float" office:value="0" calcext:value-type="float">
            <text:p>0</text:p>
          </table:table-cell>
          <table:table-cell office:value-type="float" office:value="-1839.36507402" calcext:value-type="float">
            <text:p>-1839,3650740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694.58543426" calcext:value-type="float">
            <text:p>694,58543426</text:p>
          </table:table-cell>
          <table:table-cell office:value-type="float" office:value="0" calcext:value-type="float">
            <text:p>0</text:p>
          </table:table-cell>
          <table:table-cell office:value-type="float" office:value="-1726.71434262" calcext:value-type="float">
            <text:p>-1726,714342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666.48863787" calcext:value-type="float">
            <text:p>666,48863787</text:p>
          </table:table-cell>
          <table:table-cell office:value-type="float" office:value="0" calcext:value-type="float">
            <text:p>0</text:p>
          </table:table-cell>
          <table:table-cell office:value-type="float" office:value="-1331.82019847" calcext:value-type="float">
            <text:p>-1331,820198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296.25412311" calcext:value-type="float">
            <text:p>296,25412311</text:p>
          </table:table-cell>
          <table:table-cell office:value-type="float" office:value="0" calcext:value-type="float">
            <text:p>0</text:p>
          </table:table-cell>
          <table:table-cell office:value-type="float" office:value="-1500.31942575" calcext:value-type="float">
            <text:p>-1500,319425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767.05819392" calcext:value-type="float">
            <text:p>767,05819392</text:p>
          </table:table-cell>
          <table:table-cell office:value-type="float" office:value="0" calcext:value-type="float">
            <text:p>0</text:p>
          </table:table-cell>
          <table:table-cell office:value-type="float" office:value="-1459.32109864" calcext:value-type="float">
            <text:p>-1459,3210986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723.08084447" calcext:value-type="float">
            <text:p>723,08084447</text:p>
          </table:table-cell>
          <table:table-cell office:value-type="float" office:value="0" calcext:value-type="float">
            <text:p>0</text:p>
          </table:table-cell>
          <table:table-cell office:value-type="float" office:value="-881.31563088" calcext:value-type="float">
            <text:p>-881,3156308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88.91362099" calcext:value-type="float">
            <text:p>88,91362099</text:p>
          </table:table-cell>
          <table:table-cell office:value-type="float" office:value="0" calcext:value-type="float">
            <text:p>0</text:p>
          </table:table-cell>
          <table:table-cell office:value-type="float" office:value="-1219.05750873" calcext:value-type="float">
            <text:p>-1219,05750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6.2" calcext:value-type="float">
            <text:p>-1246,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69.10809403" calcext:value-type="float">
            <text:p>69,10809403</text:p>
          </table:table-cell>
          <table:table-cell office:value-type="float" office:value="-1537.47266507" calcext:value-type="float">
            <text:p>-1537,4726650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122.93111157" calcext:value-type="float">
            <text:p>-122,93111157</text:p>
          </table:table-cell>
          <table:table-cell office:value-type="float" office:value="55.39285367" calcext:value-type="float">
            <text:p>55,39285367</text:p>
          </table:table-cell>
          <table:table-cell office:value-type="float" office:value="-1545.37832002" calcext:value-type="float">
            <text:p>-1545,378320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40.40781524" calcext:value-type="float">
            <text:p>-40,40781524</text:p>
          </table:table-cell>
          <table:table-cell office:value-type="float" office:value="-245.18351649" calcext:value-type="float">
            <text:p>-245,18351649</text:p>
          </table:table-cell>
          <table:table-cell office:value-type="float" office:value="-1637.47893403" calcext:value-type="float">
            <text:p>-1637,478934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89.02142533" calcext:value-type="float">
            <text:p>-89,02142533</text:p>
          </table:table-cell>
          <table:table-cell office:value-type="float" office:value="-1471.23030442" calcext:value-type="float">
            <text:p>-1471,23030442</text:p>
          </table:table-cell>
          <table:table-cell office:value-type="float" office:value="-1404.19518235" calcext:value-type="float">
            <text:p>-1404,1951823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848.15381472" calcext:value-type="float">
            <text:p>-848,15381472</text:p>
          </table:table-cell>
          <table:table-cell office:value-type="float" office:value="-1697.91274576" calcext:value-type="float">
            <text:p>-1697,91274576</text:p>
          </table:table-cell>
          <table:table-cell office:value-type="float" office:value="-1518.77085122" calcext:value-type="float">
            <text:p>-1518,770851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916.26227545" calcext:value-type="float">
            <text:p>-916,26227545</text:p>
          </table:table-cell>
          <table:table-cell office:value-type="float" office:value="-1354.8070335" calcext:value-type="float">
            <text:p>-1354,8070335</text:p>
          </table:table-cell>
          <table:table-cell office:value-type="float" office:value="-2058.07344805" calcext:value-type="float">
            <text:p>-2058,073448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487.57642201" calcext:value-type="float">
            <text:p>-487,57642201</text:p>
          </table:table-cell>
          <table:table-cell office:value-type="float" office:value="-1290.03142613" calcext:value-type="float">
            <text:p>-1290,03142613</text:p>
          </table:table-cell>
          <table:table-cell office:value-type="float" office:value="-1918.28224007" calcext:value-type="float">
            <text:p>-1918,282240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833.34119677" calcext:value-type="float">
            <text:p>-833,34119677</text:p>
          </table:table-cell>
          <table:table-cell office:value-type="float" office:value="-1415.37143091" calcext:value-type="float">
            <text:p>-1415,37143091</text:p>
          </table:table-cell>
          <table:table-cell office:value-type="float" office:value="-1940.04418177" calcext:value-type="float">
            <text:p>-1940,044181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878.70355548" calcext:value-type="float">
            <text:p>-878,70355548</text:p>
          </table:table-cell>
          <table:table-cell office:value-type="float" office:value="-1555.11947615" calcext:value-type="float">
            <text:p>-1555,11947615</text:p>
          </table:table-cell>
          <table:table-cell office:value-type="float" office:value="-2196.5436311" calcext:value-type="float">
            <text:p>-2196,54363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605.62391296" calcext:value-type="float">
            <text:p>-605,62391296</text:p>
          </table:table-cell>
          <table:table-cell office:value-type="float" office:value="-1855.46814279" calcext:value-type="float">
            <text:p>-1855,46814279</text:p>
          </table:table-cell>
          <table:table-cell office:value-type="float" office:value="-2334.36444747" calcext:value-type="float">
            <text:p>-2334,364447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747.97370957" calcext:value-type="float">
            <text:p>-747,97370957</text:p>
          </table:table-cell>
          <table:table-cell office:value-type="float" office:value="-2355.0526398" calcext:value-type="float">
            <text:p>-2355,0526398</text:p>
          </table:table-cell>
          <table:table-cell office:value-type="float" office:value="-2509.27008812" calcext:value-type="float">
            <text:p>-2509,270088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690.74078666" calcext:value-type="float">
            <text:p>-690,74078666</text:p>
          </table:table-cell>
          <table:table-cell office:value-type="float" office:value="-2346.20865521" calcext:value-type="float">
            <text:p>-2346,20865521</text:p>
          </table:table-cell>
          <table:table-cell office:value-type="float" office:value="-2745.81436063" calcext:value-type="float">
            <text:p>-2745,814360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36.41239729" calcext:value-type="float">
            <text:p>-436,41239729</text:p>
          </table:table-cell>
          <table:table-cell office:value-type="float" office:value="-2373.65292386" calcext:value-type="float">
            <text:p>-2373,65292386</text:p>
          </table:table-cell>
          <table:table-cell office:value-type="float" office:value="-2869.79701107" calcext:value-type="float">
            <text:p>-2869,797011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29.71421567" calcext:value-type="float">
            <text:p>-429,71421567</text:p>
          </table:table-cell>
          <table:table-cell office:value-type="float" office:value="-2543.60934419" calcext:value-type="float">
            <text:p>-2543,60934419</text:p>
          </table:table-cell>
          <table:table-cell office:value-type="float" office:value="-2982.19728106" calcext:value-type="float">
            <text:p>-2982,197281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350.56900038" calcext:value-type="float">
            <text:p>-350,56900038</text:p>
          </table:table-cell>
          <table:table-cell office:value-type="float" office:value="-2480.04208718" calcext:value-type="float">
            <text:p>-2480,04208718</text:p>
          </table:table-cell>
          <table:table-cell office:value-type="float" office:value="-3126.08762475" calcext:value-type="float">
            <text:p>-3126,08762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114.57944432" calcext:value-type="float">
            <text:p>-114,57944432</text:p>
          </table:table-cell>
          <table:table-cell office:value-type="float" office:value="-2329.57505766" calcext:value-type="float">
            <text:p>-2329,57505766</text:p>
          </table:table-cell>
          <table:table-cell office:value-type="float" office:value="-3190.78997499" calcext:value-type="float">
            <text:p>-3190,789974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36.68669956" calcext:value-type="float">
            <text:p>36,68669956</text:p>
          </table:table-cell>
          <table:table-cell office:value-type="float" office:value="-2157.63875785" calcext:value-type="float">
            <text:p>-2157,63875785</text:p>
          </table:table-cell>
          <table:table-cell office:value-type="float" office:value="-3197.19349731" calcext:value-type="float">
            <text:p>-3197,193497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187.18469715" calcext:value-type="float">
            <text:p>187,18469715</text:p>
          </table:table-cell>
          <table:table-cell office:value-type="float" office:value="-2052.61451987" calcext:value-type="float">
            <text:p>-2052,61451987</text:p>
          </table:table-cell>
          <table:table-cell office:value-type="float" office:value="-3183.09534257" calcext:value-type="float">
            <text:p>-3183,095342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438.60367718" calcext:value-type="float">
            <text:p>438,60367718</text:p>
          </table:table-cell>
          <table:table-cell office:value-type="float" office:value="-1904.39902267" calcext:value-type="float">
            <text:p>-1904,39902267</text:p>
          </table:table-cell>
          <table:table-cell office:value-type="float" office:value="-3067.19241107" calcext:value-type="float">
            <text:p>-3067,192411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95.6531829" calcext:value-type="float">
            <text:p>495,6531829</text:p>
          </table:table-cell>
          <table:table-cell office:value-type="float" office:value="-1695.43502144" calcext:value-type="float">
            <text:p>-1695,43502144</text:p>
          </table:table-cell>
          <table:table-cell office:value-type="float" office:value="-2855.99254547" calcext:value-type="float">
            <text:p>-2855,992545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64.83868159" calcext:value-type="float">
            <text:p>464,83868159</text:p>
          </table:table-cell>
          <table:table-cell office:value-type="float" office:value="-1720.93759726" calcext:value-type="float">
            <text:p>-1720,93759726</text:p>
          </table:table-cell>
          <table:table-cell office:value-type="float" office:value="-2810.81867987" calcext:value-type="float">
            <text:p>-2810,8186798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67.4142346" calcext:value-type="float">
            <text:p>767,4142346</text:p>
          </table:table-cell>
          <table:table-cell office:value-type="float" office:value="-1737.74260426" calcext:value-type="float">
            <text:p>-1737,74260426</text:p>
          </table:table-cell>
          <table:table-cell office:value-type="float" office:value="-2646.4012889" calcext:value-type="float">
            <text:p>-2646,40128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782.9313207" calcext:value-type="float">
            <text:p>782,9313207</text:p>
          </table:table-cell>
          <table:table-cell office:value-type="float" office:value="-1750.17999516" calcext:value-type="float">
            <text:p>-1750,17999516</text:p>
          </table:table-cell>
          <table:table-cell office:value-type="float" office:value="-2267.94707813" calcext:value-type="float">
            <text:p>-2267,947078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99.19115519" calcext:value-type="float">
            <text:p>599,19115519</text:p>
          </table:table-cell>
          <table:table-cell office:value-type="float" office:value="-1474.14759564" calcext:value-type="float">
            <text:p>-1474,14759564</text:p>
          </table:table-cell>
          <table:table-cell office:value-type="float" office:value="-2275.55166992" calcext:value-type="float">
            <text:p>-2275,551669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963.38785775" calcext:value-type="float">
            <text:p>963,38785775</text:p>
          </table:table-cell>
          <table:table-cell office:value-type="float" office:value="-739.33673957" calcext:value-type="float">
            <text:p>-739,33673957</text:p>
          </table:table-cell>
          <table:table-cell office:value-type="float" office:value="-2167.20474114" calcext:value-type="float">
            <text:p>-2167,2047411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859.42775196" calcext:value-type="float">
            <text:p>859,42775196</text:p>
          </table:table-cell>
          <table:table-cell office:value-type="float" office:value="-809.6438455" calcext:value-type="float">
            <text:p>-809,6438455</text:p>
          </table:table-cell>
          <table:table-cell office:value-type="float" office:value="-1867.75151007" calcext:value-type="float">
            <text:p>-1867,751510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434.66726035" calcext:value-type="float">
            <text:p>434,66726035</text:p>
          </table:table-cell>
          <table:table-cell office:value-type="float" office:value="-755.87849821" calcext:value-type="float">
            <text:p>-755,87849821</text:p>
          </table:table-cell>
          <table:table-cell office:value-type="float" office:value="-1784.03922705" calcext:value-type="float">
            <text:p>-1784,039227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1004.48324508" calcext:value-type="float">
            <text:p>1004,48324508</text:p>
          </table:table-cell>
          <table:table-cell office:value-type="float" office:value="-233.48002751" calcext:value-type="float">
            <text:p>-233,48002751</text:p>
          </table:table-cell>
          <table:table-cell office:value-type="float" office:value="-1654.84703114" calcext:value-type="float">
            <text:p>-1654,847031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899.73142508" calcext:value-type="float">
            <text:p>899,73142508</text:p>
          </table:table-cell>
          <table:table-cell office:value-type="float" office:value="-614.79290316" calcext:value-type="float">
            <text:p>-614,79290316</text:p>
          </table:table-cell>
          <table:table-cell office:value-type="float" office:value="-1254.6955732" calcext:value-type="float">
            <text:p>-1254,69557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96.00336512" calcext:value-type="float">
            <text:p>196,00336512</text:p>
          </table:table-cell>
          <table:table-cell office:value-type="float" office:value="-622.85071444" calcext:value-type="float">
            <text:p>-622,85071444</text:p>
          </table:table-cell>
          <table:table-cell office:value-type="float" office:value="-1232.19214652" calcext:value-type="float">
            <text:p>-1232,19214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250.18692373" calcext:value-type="float">
            <text:p>250,18692373</text:p>
          </table:table-cell>
          <table:table-cell office:value-type="float" office:value="-1151.48569991" calcext:value-type="float">
            <text:p>-1151,48569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705.26074995" calcext:value-type="float">
            <text:p>-705,26074995</text:p>
          </table:table-cell>
          <table:table-cell office:value-type="float" office:value="-1506.80178094" calcext:value-type="float">
            <text:p>-1506,80178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146.74932012" calcext:value-type="float">
            <text:p>-146,74932012</text:p>
          </table:table-cell>
          <table:table-cell office:value-type="float" office:value="-700.34131984" calcext:value-type="float">
            <text:p>-700,34131984</text:p>
          </table:table-cell>
          <table:table-cell office:value-type="float" office:value="-1514.48858977" calcext:value-type="float">
            <text:p>-1514,4885897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82.24000536" calcext:value-type="float">
            <text:p>-182,24000536</text:p>
          </table:table-cell>
          <table:table-cell office:value-type="float" office:value="-650.27053278" calcext:value-type="float">
            <text:p>-650,27053278</text:p>
          </table:table-cell>
          <table:table-cell office:value-type="float" office:value="-1616.2602089" calcext:value-type="float">
            <text:p>-1616,26020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324.11138914" calcext:value-type="float">
            <text:p>-324,11138914</text:p>
          </table:table-cell>
          <table:table-cell office:value-type="float" office:value="-860.90282463" calcext:value-type="float">
            <text:p>-860,90282463</text:p>
          </table:table-cell>
          <table:table-cell office:value-type="float" office:value="-1535.36362165" calcext:value-type="float">
            <text:p>-1535,363621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963.86945241" calcext:value-type="float">
            <text:p>-963,86945241</text:p>
          </table:table-cell>
          <table:table-cell office:value-type="float" office:value="-1373.98462038" calcext:value-type="float">
            <text:p>-1373,98462038</text:p>
          </table:table-cell>
          <table:table-cell office:value-type="float" office:value="-1694.86051788" calcext:value-type="float">
            <text:p>-1694,860517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45.02617208" calcext:value-type="float">
            <text:p>-945,02617208</text:p>
          </table:table-cell>
          <table:table-cell office:value-type="float" office:value="-1019.57584799" calcext:value-type="float">
            <text:p>-1019,57584799</text:p>
          </table:table-cell>
          <table:table-cell office:value-type="float" office:value="-1984.41760239" calcext:value-type="float">
            <text:p>-1984,417602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594.9876241" calcext:value-type="float">
            <text:p>-594,9876241</text:p>
          </table:table-cell>
          <table:table-cell office:value-type="float" office:value="-1105.87558525" calcext:value-type="float">
            <text:p>-1105,87558525</text:p>
          </table:table-cell>
          <table:table-cell office:value-type="float" office:value="-2060.69225695" calcext:value-type="float">
            <text:p>-2060,692256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905.07939121" calcext:value-type="float">
            <text:p>-905,07939121</text:p>
          </table:table-cell>
          <table:table-cell office:value-type="float" office:value="-1604.40385808" calcext:value-type="float">
            <text:p>-1604,40385808</text:p>
          </table:table-cell>
          <table:table-cell office:value-type="float" office:value="-2221.80362337" calcext:value-type="float">
            <text:p>-2221,803623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086.08466429" calcext:value-type="float">
            <text:p>-1086,08466429</text:p>
          </table:table-cell>
          <table:table-cell office:value-type="float" office:value="-1457.84014806" calcext:value-type="float">
            <text:p>-1457,84014806</text:p>
          </table:table-cell>
          <table:table-cell office:value-type="float" office:value="-2434.05080416" calcext:value-type="float">
            <text:p>-2434,050804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1252.01625392" calcext:value-type="float">
            <text:p>-1252,01625392</text:p>
          </table:table-cell>
          <table:table-cell office:value-type="float" office:value="-1579.88728977" calcext:value-type="float">
            <text:p>-1579,88728977</text:p>
          </table:table-cell>
          <table:table-cell office:value-type="float" office:value="-2779.86477166" calcext:value-type="float">
            <text:p>-2779,86477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153.78350846" calcext:value-type="float">
            <text:p>-1153,78350846</text:p>
          </table:table-cell>
          <table:table-cell office:value-type="float" office:value="-2017.69412255" calcext:value-type="float">
            <text:p>-2017,69412255</text:p>
          </table:table-cell>
          <table:table-cell office:value-type="float" office:value="-3372.54247093" calcext:value-type="float">
            <text:p>-3372,5424709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80.18286234" calcext:value-type="float">
            <text:p>-680,18286234</text:p>
          </table:table-cell>
          <table:table-cell office:value-type="float" office:value="-1971.59407642" calcext:value-type="float">
            <text:p>-1971,59407642</text:p>
          </table:table-cell>
          <table:table-cell office:value-type="float" office:value="-3546.69547981" calcext:value-type="float">
            <text:p>-3546,695479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03.86657063" calcext:value-type="float">
            <text:p>-603,86657063</text:p>
          </table:table-cell>
          <table:table-cell office:value-type="float" office:value="-2019.05863182" calcext:value-type="float">
            <text:p>-2019,05863182</text:p>
          </table:table-cell>
          <table:table-cell office:value-type="float" office:value="-3677.82296938" calcext:value-type="float">
            <text:p>-3677,822969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521.71247043" calcext:value-type="float">
            <text:p>-521,71247043</text:p>
          </table:table-cell>
          <table:table-cell office:value-type="float" office:value="-2246.50309565" calcext:value-type="float">
            <text:p>-2246,50309565</text:p>
          </table:table-cell>
          <table:table-cell office:value-type="float" office:value="-3935.25566774" calcext:value-type="float">
            <text:p>-3935,255667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155.27575486" calcext:value-type="float">
            <text:p>-155,27575486</text:p>
          </table:table-cell>
          <table:table-cell office:value-type="float" office:value="-2233.09656985" calcext:value-type="float">
            <text:p>-2233,09656985</text:p>
          </table:table-cell>
          <table:table-cell office:value-type="float" office:value="-4003.9339561" calcext:value-type="float">
            <text:p>-4003,933956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175.83026544" calcext:value-type="float">
            <text:p>175,83026544</text:p>
          </table:table-cell>
          <table:table-cell office:value-type="float" office:value="-2199.66646894" calcext:value-type="float">
            <text:p>-2199,66646894</text:p>
          </table:table-cell>
          <table:table-cell office:value-type="float" office:value="-3923.71321594" calcext:value-type="float">
            <text:p>-3923,713215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69.25444971" calcext:value-type="float">
            <text:p>269,25444971</text:p>
          </table:table-cell>
          <table:table-cell office:value-type="float" office:value="-2212.88022234" calcext:value-type="float">
            <text:p>-2212,88022234</text:p>
          </table:table-cell>
          <table:table-cell office:value-type="float" office:value="-3773.64959342" calcext:value-type="float">
            <text:p>-3773,64959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97.62670052" calcext:value-type="float">
            <text:p>297,62670052</text:p>
          </table:table-cell>
          <table:table-cell office:value-type="float" office:value="-2203.97449323" calcext:value-type="float">
            <text:p>-2203,97449323</text:p>
          </table:table-cell>
          <table:table-cell office:value-type="float" office:value="-3683.41999126" calcext:value-type="float">
            <text:p>-3683,419991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499.22325311" calcext:value-type="float">
            <text:p>499,22325311</text:p>
          </table:table-cell>
          <table:table-cell office:value-type="float" office:value="-2167.37242003" calcext:value-type="float">
            <text:p>-2167,37242003</text:p>
          </table:table-cell>
          <table:table-cell office:value-type="float" office:value="-3546.86588962" calcext:value-type="float">
            <text:p>-3546,865889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544.22450996" calcext:value-type="float">
            <text:p>544,22450996</text:p>
          </table:table-cell>
          <table:table-cell office:value-type="float" office:value="-2135.49268974" calcext:value-type="float">
            <text:p>-2135,49268974</text:p>
          </table:table-cell>
          <table:table-cell office:value-type="float" office:value="-3327.74991707" calcext:value-type="float">
            <text:p>-3327,749917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479.7718915" calcext:value-type="float">
            <text:p>479,7718915</text:p>
          </table:table-cell>
          <table:table-cell office:value-type="float" office:value="-1947.6855713" calcext:value-type="float">
            <text:p>-1947,6855713</text:p>
          </table:table-cell>
          <table:table-cell office:value-type="float" office:value="-3267.41388916" calcext:value-type="float">
            <text:p>-3267,413889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641.53521616" calcext:value-type="float">
            <text:p>641,53521616</text:p>
          </table:table-cell>
          <table:table-cell office:value-type="float" office:value="-1603.91695367" calcext:value-type="float">
            <text:p>-1603,91695367</text:p>
          </table:table-cell>
          <table:table-cell office:value-type="float" office:value="-3124.25714522" calcext:value-type="float">
            <text:p>-3124,2571452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851.57918972" calcext:value-type="float">
            <text:p>851,57918972</text:p>
          </table:table-cell>
          <table:table-cell office:value-type="float" office:value="-1736.55344203" calcext:value-type="float">
            <text:p>-1736,55344203</text:p>
          </table:table-cell>
          <table:table-cell office:value-type="float" office:value="-2906.73514756" calcext:value-type="float">
            <text:p>-2906,735147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1394.45588078" calcext:value-type="float">
            <text:p>1394,45588078</text:p>
          </table:table-cell>
          <table:table-cell office:value-type="float" office:value="-1594.75849319" calcext:value-type="float">
            <text:p>-1594,75849319</text:p>
          </table:table-cell>
          <table:table-cell office:value-type="float" office:value="-2740.3548663" calcext:value-type="float">
            <text:p>-2740,35486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1359.0891844" calcext:value-type="float">
            <text:p>1359,0891844</text:p>
          </table:table-cell>
          <table:table-cell office:value-type="float" office:value="-986.13826586" calcext:value-type="float">
            <text:p>-986,13826586</text:p>
          </table:table-cell>
          <table:table-cell office:value-type="float" office:value="-2046.91381281" calcext:value-type="float">
            <text:p>-2046,913812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649.94687923" calcext:value-type="float">
            <text:p>649,94687923</text:p>
          </table:table-cell>
          <table:table-cell office:value-type="float" office:value="-1261.84420252" calcext:value-type="float">
            <text:p>-1261,84420252</text:p>
          </table:table-cell>
          <table:table-cell office:value-type="float" office:value="-2014.37814448" calcext:value-type="float">
            <text:p>-2014,3781444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872.4179411" calcext:value-type="float">
            <text:p>872,4179411</text:p>
          </table:table-cell>
          <table:table-cell office:value-type="float" office:value="-1204.70753516" calcext:value-type="float">
            <text:p>-1204,70753516</text:p>
          </table:table-cell>
          <table:table-cell office:value-type="float" office:value="-1923.99511902" calcext:value-type="float">
            <text:p>-1923,995119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08.14378897" calcext:value-type="float">
            <text:p>908,14378897</text:p>
          </table:table-cell>
          <table:table-cell office:value-type="float" office:value="-443.56004774" calcext:value-type="float">
            <text:p>-443,56004774</text:p>
          </table:table-cell>
          <table:table-cell office:value-type="float" office:value="-1365.25783688" calcext:value-type="float">
            <text:p>-1365,257836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333.71015754" calcext:value-type="float">
            <text:p>333,71015754</text:p>
          </table:table-cell>
          <table:table-cell office:value-type="float" office:value="-1018.88611649" calcext:value-type="float">
            <text:p>-1018,88611649</text:p>
          </table:table-cell>
          <table:table-cell office:value-type="float" office:value="-1563.17942741" calcext:value-type="float">
            <text:p>-1563,179427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953.89344788" calcext:value-type="float">
            <text:p>953,89344788</text:p>
          </table:table-cell>
          <table:table-cell office:value-type="float" office:value="-1019.24410419" calcext:value-type="float">
            <text:p>-1019,24410419</text:p>
          </table:table-cell>
          <table:table-cell office:value-type="float" office:value="-1548.61235307" calcext:value-type="float">
            <text:p>-1548,6123530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18.99686778" calcext:value-type="float">
            <text:p>18,99686778</text:p>
          </table:table-cell>
          <table:table-cell office:value-type="float" office:value="-675.54887166" calcext:value-type="float">
            <text:p>-675,5488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1073.21000593" calcext:value-type="float">
            <text:p>-1073,21000593</text:p>
          </table:table-cell>
          <table:table-cell office:value-type="float" office:value="-1834.2486083" calcext:value-type="float">
            <text:p>-1834,24860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67.9408944" calcext:value-type="float">
            <text:p>-67,9408944</text:p>
          </table:table-cell>
          <table:table-cell office:value-type="float" office:value="-1059.49941068" calcext:value-type="float">
            <text:p>-1059,49941068</text:p>
          </table:table-cell>
          <table:table-cell office:value-type="float" office:value="-1830.01321871" calcext:value-type="float">
            <text:p>-1830,013218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200.96932003" calcext:value-type="float">
            <text:p>-200,96932003</text:p>
          </table:table-cell>
          <table:table-cell office:value-type="float" office:value="-942.48404267" calcext:value-type="float">
            <text:p>-942,48404267</text:p>
          </table:table-cell>
          <table:table-cell office:value-type="float" office:value="-1778.91520306" calcext:value-type="float">
            <text:p>-1778,9152030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812.73551293" calcext:value-type="float">
            <text:p>-812,73551293</text:p>
          </table:table-cell>
          <table:table-cell office:value-type="float" office:value="-1053.22215455" calcext:value-type="float">
            <text:p>-1053,22215455</text:p>
          </table:table-cell>
          <table:table-cell office:value-type="float" office:value="-1867.13801921" calcext:value-type="float">
            <text:p>-1867,1380192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06.82683875" calcext:value-type="float">
            <text:p>-1006,82683875</text:p>
          </table:table-cell>
          <table:table-cell office:value-type="float" office:value="-1550.97707251" calcext:value-type="float">
            <text:p>-1550,97707251</text:p>
          </table:table-cell>
          <table:table-cell office:value-type="float" office:value="-2417.25955896" calcext:value-type="float">
            <text:p>-2417,25955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648.15324032" calcext:value-type="float">
            <text:p>-648,15324032</text:p>
          </table:table-cell>
          <table:table-cell office:value-type="float" office:value="-1109.70258505" calcext:value-type="float">
            <text:p>-1109,70258505</text:p>
          </table:table-cell>
          <table:table-cell office:value-type="float" office:value="-2278.96828199" calcext:value-type="float">
            <text:p>-2278,968281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072.4044321" calcext:value-type="float">
            <text:p>-1072,4044321</text:p>
          </table:table-cell>
          <table:table-cell office:value-type="float" office:value="-1222.42631161" calcext:value-type="float">
            <text:p>-1222,42631161</text:p>
          </table:table-cell>
          <table:table-cell office:value-type="float" office:value="-2434.28129689" calcext:value-type="float">
            <text:p>-2434,281296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85.30575958" calcext:value-type="float">
            <text:p>-1185,30575958</text:p>
          </table:table-cell>
          <table:table-cell office:value-type="float" office:value="-1860.6760347" calcext:value-type="float">
            <text:p>-1860,6760347</text:p>
          </table:table-cell>
          <table:table-cell office:value-type="float" office:value="-3012.10169457" calcext:value-type="float">
            <text:p>-3012,101694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854.1869865" calcext:value-type="float">
            <text:p>-854,1869865</text:p>
          </table:table-cell>
          <table:table-cell office:value-type="float" office:value="-1745.84558426" calcext:value-type="float">
            <text:p>-1745,84558426</text:p>
          </table:table-cell>
          <table:table-cell office:value-type="float" office:value="-3043.83043634" calcext:value-type="float">
            <text:p>-3043,830436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1165.47788745" calcext:value-type="float">
            <text:p>-1165,47788745</text:p>
          </table:table-cell>
          <table:table-cell office:value-type="float" office:value="-1702.57237533" calcext:value-type="float">
            <text:p>-1702,57237533</text:p>
          </table:table-cell>
          <table:table-cell office:value-type="float" office:value="-3277.6714096" calcext:value-type="float">
            <text:p>-3277,67140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1139.68049622" calcext:value-type="float">
            <text:p>-1139,68049622</text:p>
          </table:table-cell>
          <table:table-cell office:value-type="float" office:value="-1804.2929552" calcext:value-type="float">
            <text:p>-1804,2929552</text:p>
          </table:table-cell>
          <table:table-cell office:value-type="float" office:value="-3853.19384798" calcext:value-type="float">
            <text:p>-3853,193847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692.10529593" calcext:value-type="float">
            <text:p>-692,10529593</text:p>
          </table:table-cell>
          <table:table-cell office:value-type="float" office:value="-1873.85211333" calcext:value-type="float">
            <text:p>-1873,85211333</text:p>
          </table:table-cell>
          <table:table-cell office:value-type="float" office:value="-3968.03112907" calcext:value-type="float">
            <text:p>-3968,031129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711.32141652" calcext:value-type="float">
            <text:p>-711,32141652</text:p>
          </table:table-cell>
          <table:table-cell office:value-type="float" office:value="-2006.694756" calcext:value-type="float">
            <text:p>-2006,694756</text:p>
          </table:table-cell>
          <table:table-cell office:value-type="float" office:value="-4109.64264129" calcext:value-type="float">
            <text:p>-4109,642641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643.75215303" calcext:value-type="float">
            <text:p>-643,75215303</text:p>
          </table:table-cell>
          <table:table-cell office:value-type="float" office:value="-2104.2046532" calcext:value-type="float">
            <text:p>-2104,2046532</text:p>
          </table:table-cell>
          <table:table-cell office:value-type="float" office:value="-4430.14699364" calcext:value-type="float">
            <text:p>-4430,146993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303.73237367" calcext:value-type="float">
            <text:p>-303,73237367</text:p>
          </table:table-cell>
          <table:table-cell office:value-type="float" office:value="-2179.81786366" calcext:value-type="float">
            <text:p>-2179,81786366</text:p>
          </table:table-cell>
          <table:table-cell office:value-type="float" office:value="-4527.10925696" calcext:value-type="float">
            <text:p>-4527,109256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94.36309681" calcext:value-type="float">
            <text:p>-94,36309681</text:p>
          </table:table-cell>
          <table:table-cell office:value-type="float" office:value="-2359.11732143" calcext:value-type="float">
            <text:p>-2359,11732143</text:p>
          </table:table-cell>
          <table:table-cell office:value-type="float" office:value="-4540.2982284" calcext:value-type="float">
            <text:p>-4540,29822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32.37867527" calcext:value-type="float">
            <text:p>32,37867527</text:p>
          </table:table-cell>
          <table:table-cell office:value-type="float" office:value="-2553.56764062" calcext:value-type="float">
            <text:p>-2553,56764062</text:p>
          </table:table-cell>
          <table:table-cell office:value-type="float" office:value="-4556.0543303" calcext:value-type="float">
            <text:p>-4556,054330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232.69249946" calcext:value-type="float">
            <text:p>232,69249946</text:p>
          </table:table-cell>
          <table:table-cell office:value-type="float" office:value="-2559.63760143" calcext:value-type="float">
            <text:p>-2559,63760143</text:p>
          </table:table-cell>
          <table:table-cell office:value-type="float" office:value="-4545.33863371" calcext:value-type="float">
            <text:p>-4545,338633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507.08548067" calcext:value-type="float">
            <text:p>507,08548067</text:p>
          </table:table-cell>
          <table:table-cell office:value-type="float" office:value="-2461.89262602" calcext:value-type="float">
            <text:p>-2461,89262602</text:p>
          </table:table-cell>
          <table:table-cell office:value-type="float" office:value="-4457.11750127" calcext:value-type="float">
            <text:p>-4457,11750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715.34003163" calcext:value-type="float">
            <text:p>715,34003163</text:p>
          </table:table-cell>
          <table:table-cell office:value-type="float" office:value="-2518.42293534" calcext:value-type="float">
            <text:p>-2518,42293534</text:p>
          </table:table-cell>
          <table:table-cell office:value-type="float" office:value="-4311.07177026" calcext:value-type="float">
            <text:p>-4311,07177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996.41441766" calcext:value-type="float">
            <text:p>996,41441766</text:p>
          </table:table-cell>
          <table:table-cell office:value-type="float" office:value="-2324.77335727" calcext:value-type="float">
            <text:p>-2324,77335727</text:p>
          </table:table-cell>
          <table:table-cell office:value-type="float" office:value="-4055.52423348" calcext:value-type="float">
            <text:p>-4055,5242334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978.54636454" calcext:value-type="float">
            <text:p>978,54636454</text:p>
          </table:table-cell>
          <table:table-cell office:value-type="float" office:value="-1809.34107422" calcext:value-type="float">
            <text:p>-1809,34107422</text:p>
          </table:table-cell>
          <table:table-cell office:value-type="float" office:value="-3606.21408226" calcext:value-type="float">
            <text:p>-3606,214082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792.08978118" calcext:value-type="float">
            <text:p>792,08978118</text:p>
          </table:table-cell>
          <table:table-cell office:value-type="float" office:value="-1774.19635286" calcext:value-type="float">
            <text:p>-1774,19635286</text:p>
          </table:table-cell>
          <table:table-cell office:value-type="float" office:value="-3530.47135544" calcext:value-type="float">
            <text:p>-3530,471355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1349.60633136" calcext:value-type="float">
            <text:p>1349,60633136</text:p>
          </table:table-cell>
          <table:table-cell office:value-type="float" office:value="-1793.00574593" calcext:value-type="float">
            <text:p>-1793,00574593</text:p>
          </table:table-cell>
          <table:table-cell office:value-type="float" office:value="-3309.23557257" calcext:value-type="float">
            <text:p>-3309,235572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96.30214842" calcext:value-type="float">
            <text:p>1296,30214842</text:p>
          </table:table-cell>
          <table:table-cell office:value-type="float" office:value="-1709.14106873" calcext:value-type="float">
            <text:p>-1709,14106873</text:p>
          </table:table-cell>
          <table:table-cell office:value-type="float" office:value="-2564.81567097" calcext:value-type="float">
            <text:p>-2564,8156709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640.85848333" calcext:value-type="float">
            <text:p>640,85848333</text:p>
          </table:table-cell>
          <table:table-cell office:value-type="float" office:value="-1736.84462336" calcext:value-type="float">
            <text:p>-1736,84462336</text:p>
          </table:table-cell>
          <table:table-cell office:value-type="float" office:value="-2632.69254754" calcext:value-type="float">
            <text:p>-2632,692547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1252.95141513" calcext:value-type="float">
            <text:p>1252,95141513</text:p>
          </table:table-cell>
          <table:table-cell office:value-type="float" office:value="-1596.75397228" calcext:value-type="float">
            <text:p>-1596,75397228</text:p>
          </table:table-cell>
          <table:table-cell office:value-type="float" office:value="-2499.01772065" calcext:value-type="float">
            <text:p>-2499,017720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190.30466308" calcext:value-type="float">
            <text:p>1190,30466308</text:p>
          </table:table-cell>
          <table:table-cell office:value-type="float" office:value="-1087.38023056" calcext:value-type="float">
            <text:p>-1087,38023056</text:p>
          </table:table-cell>
          <table:table-cell office:value-type="float" office:value="-1628.12956107" calcext:value-type="float">
            <text:p>-1628,1295610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324.04736863" calcext:value-type="float">
            <text:p>324,04736863</text:p>
          </table:table-cell>
          <table:table-cell office:value-type="float" office:value="-1073.25151042" calcext:value-type="float">
            <text:p>-1073,25151042</text:p>
          </table:table-cell>
          <table:table-cell office:value-type="float" office:value="-1924.82053155" calcext:value-type="float">
            <text:p>-1924,820531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1233.88634939" calcext:value-type="float">
            <text:p>1233,88634939</text:p>
          </table:table-cell>
          <table:table-cell office:value-type="float" office:value="-781.90741732" calcext:value-type="float">
            <text:p>-781,90741732</text:p>
          </table:table-cell>
          <table:table-cell office:value-type="float" office:value="-1884.1113416" calcext:value-type="float">
            <text:p>-1884,11134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594.71332878" calcext:value-type="float">
            <text:p>-594,71332878</text:p>
          </table:table-cell>
          <table:table-cell office:value-type="float" office:value="-776.87023873" calcext:value-type="float">
            <text:p>-776,8702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996.08861609" calcext:value-type="float">
            <text:p>-996,08861609</text:p>
          </table:table-cell>
          <table:table-cell office:value-type="float" office:value="-2176.95494495" calcext:value-type="float">
            <text:p>-2176,95494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6.02335619" calcext:value-type="float">
            <text:p>-16,02335619</text:p>
          </table:table-cell>
          <table:table-cell office:value-type="float" office:value="-970.12012227" calcext:value-type="float">
            <text:p>-970,12012227</text:p>
          </table:table-cell>
          <table:table-cell office:value-type="float" office:value="-2163.83333598" calcext:value-type="float">
            <text:p>-2163,833335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75.96274923" calcext:value-type="float">
            <text:p>-175,96274923</text:p>
          </table:table-cell>
          <table:table-cell office:value-type="float" office:value="-914.62371742" calcext:value-type="float">
            <text:p>-914,62371742</text:p>
          </table:table-cell>
          <table:table-cell office:value-type="float" office:value="-2055.28330943" calcext:value-type="float">
            <text:p>-2055,283309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932.60441898" calcext:value-type="float">
            <text:p>-932,60441898</text:p>
          </table:table-cell>
          <table:table-cell office:value-type="float" office:value="-941.18359143" calcext:value-type="float">
            <text:p>-941,18359143</text:p>
          </table:table-cell>
          <table:table-cell office:value-type="float" office:value="-2182.0634102" calcext:value-type="float">
            <text:p>-2182,063410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020.34988224" calcext:value-type="float">
            <text:p>-1020,34988224</text:p>
          </table:table-cell>
          <table:table-cell office:value-type="float" office:value="-1073.35278427" calcext:value-type="float">
            <text:p>-1073,35278427</text:p>
          </table:table-cell>
          <table:table-cell office:value-type="float" office:value="-2825.82546851" calcext:value-type="float">
            <text:p>-2825,825468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616.47541185" calcext:value-type="float">
            <text:p>-616,47541185</text:p>
          </table:table-cell>
          <table:table-cell office:value-type="float" office:value="-996.80244615" calcext:value-type="float">
            <text:p>-996,80244615</text:p>
          </table:table-cell>
          <table:table-cell office:value-type="float" office:value="-2562.97899997" calcext:value-type="float">
            <text:p>-2562,97899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1345.96107375" calcext:value-type="float">
            <text:p>-1345,96107375</text:p>
          </table:table-cell>
          <table:table-cell office:value-type="float" office:value="-1126.82259523" calcext:value-type="float">
            <text:p>-1126,82259523</text:p>
          </table:table-cell>
          <table:table-cell office:value-type="float" office:value="-2764.7824901" calcext:value-type="float">
            <text:p>-2764,7824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428.49866386" calcext:value-type="float">
            <text:p>-1428,49866386</text:p>
          </table:table-cell>
          <table:table-cell office:value-type="float" office:value="-1442.40700023" calcext:value-type="float">
            <text:p>-1442,40700023</text:p>
          </table:table-cell>
          <table:table-cell office:value-type="float" office:value="-3542.55158676" calcext:value-type="float">
            <text:p>-3542,551586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27.98100492" calcext:value-type="float">
            <text:p>-927,98100492</text:p>
          </table:table-cell>
          <table:table-cell office:value-type="float" office:value="-1579.10391572" calcext:value-type="float">
            <text:p>-1579,10391572</text:p>
          </table:table-cell>
          <table:table-cell office:value-type="float" office:value="-3556.13532756" calcext:value-type="float">
            <text:p>-3556,135327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1310.46362486" calcext:value-type="float">
            <text:p>-1310,46362486</text:p>
          </table:table-cell>
          <table:table-cell office:value-type="float" office:value="-1814.61887326" calcext:value-type="float">
            <text:p>-1814,61887326</text:p>
          </table:table-cell>
          <table:table-cell office:value-type="float" office:value="-3813.18205366" calcext:value-type="float">
            <text:p>-3813,182053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1325.06324646" calcext:value-type="float">
            <text:p>-1325,06324646</text:p>
          </table:table-cell>
          <table:table-cell office:value-type="float" office:value="-1929.35966229" calcext:value-type="float">
            <text:p>-1929,35966229</text:p>
          </table:table-cell>
          <table:table-cell office:value-type="float" office:value="-4457.32463244" calcext:value-type="float">
            <text:p>-4457,32463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82.58466314" calcext:value-type="float">
            <text:p>-882,58466314</text:p>
          </table:table-cell>
          <table:table-cell office:value-type="float" office:value="-2134.19533122" calcext:value-type="float">
            <text:p>-2134,19533122</text:p>
          </table:table-cell>
          <table:table-cell office:value-type="float" office:value="-4628.4849416" calcext:value-type="float">
            <text:p>-4628,48494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34.2191105" calcext:value-type="float">
            <text:p>-834,2191105</text:p>
          </table:table-cell>
          <table:table-cell office:value-type="float" office:value="-2458.94269977" calcext:value-type="float">
            <text:p>-2458,94269977</text:p>
          </table:table-cell>
          <table:table-cell office:value-type="float" office:value="-4852.5111465" calcext:value-type="float">
            <text:p>-4852,51114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694.83557742" calcext:value-type="float">
            <text:p>-694,83557742</text:p>
          </table:table-cell>
          <table:table-cell office:value-type="float" office:value="-2429.68095897" calcext:value-type="float">
            <text:p>-2429,68095897</text:p>
          </table:table-cell>
          <table:table-cell office:value-type="float" office:value="-5175.83422235" calcext:value-type="float">
            <text:p>-5175,8342223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410.18842309" calcext:value-type="float">
            <text:p>-410,18842309</text:p>
          </table:table-cell>
          <table:table-cell office:value-type="float" office:value="-2401.79742693" calcext:value-type="float">
            <text:p>-2401,79742693</text:p>
          </table:table-cell>
          <table:table-cell office:value-type="float" office:value="-5281.17552041" calcext:value-type="float">
            <text:p>-5281,1755204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197.91951152" calcext:value-type="float">
            <text:p>-197,91951152</text:p>
          </table:table-cell>
          <table:table-cell office:value-type="float" office:value="-2497.47008899" calcext:value-type="float">
            <text:p>-2497,47008899</text:p>
          </table:table-cell>
          <table:table-cell office:value-type="float" office:value="-5363.24248175" calcext:value-type="float">
            <text:p>-5363,242481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68.73417038" calcext:value-type="float">
            <text:p>68,73417038</text:p>
          </table:table-cell>
          <table:table-cell office:value-type="float" office:value="-2531.948023" calcext:value-type="float">
            <text:p>-2531,948023</text:p>
          </table:table-cell>
          <table:table-cell office:value-type="float" office:value="-5409.93169573" calcext:value-type="float">
            <text:p>-5409,931695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389.30171445" calcext:value-type="float">
            <text:p>389,30171445</text:p>
          </table:table-cell>
          <table:table-cell office:value-type="float" office:value="-2447.02732262" calcext:value-type="float">
            <text:p>-2447,02732262</text:p>
          </table:table-cell>
          <table:table-cell office:value-type="float" office:value="-5346.09954149" calcext:value-type="float">
            <text:p>-5346,099541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540.4379192" calcext:value-type="float">
            <text:p>540,4379192</text:p>
          </table:table-cell>
          <table:table-cell office:value-type="float" office:value="-2323.14518022" calcext:value-type="float">
            <text:p>-2323,14518022</text:p>
          </table:table-cell>
          <table:table-cell office:value-type="float" office:value="-5186.28198527" calcext:value-type="float">
            <text:p>-5186,281985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681.34377871" calcext:value-type="float">
            <text:p>681,34377871</text:p>
          </table:table-cell>
          <table:table-cell office:value-type="float" office:value="-2385.61272" calcext:value-type="float">
            <text:p>-2385,61272</text:p>
          </table:table-cell>
          <table:table-cell office:value-type="float" office:value="-5131.20474247" calcext:value-type="float">
            <text:p>-5131,204742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1188.85375329" calcext:value-type="float">
            <text:p>1188,85375329</text:p>
          </table:table-cell>
          <table:table-cell office:value-type="float" office:value="-2309.27314981" calcext:value-type="float">
            <text:p>-2309,27314981</text:p>
          </table:table-cell>
          <table:table-cell office:value-type="float" office:value="-4850.35801641" calcext:value-type="float">
            <text:p>-4850,3580164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192.11222057" calcext:value-type="float">
            <text:p>1192,11222057</text:p>
          </table:table-cell>
          <table:table-cell office:value-type="float" office:value="-2055.01102076" calcext:value-type="float">
            <text:p>-2055,01102076</text:p>
          </table:table-cell>
          <table:table-cell office:value-type="float" office:value="-4260.08804455" calcext:value-type="float">
            <text:p>-4260,088044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867.91451734" calcext:value-type="float">
            <text:p>867,91451734</text:p>
          </table:table-cell>
          <table:table-cell office:value-type="float" office:value="-1947.55726429" calcext:value-type="float">
            <text:p>-1947,55726429</text:p>
          </table:table-cell>
          <table:table-cell office:value-type="float" office:value="-4199.78916546" calcext:value-type="float">
            <text:p>-4199,789165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1459.51116491" calcext:value-type="float">
            <text:p>1459,51116491</text:p>
          </table:table-cell>
          <table:table-cell office:value-type="float" office:value="-1815.50755724" calcext:value-type="float">
            <text:p>-1815,50755724</text:p>
          </table:table-cell>
          <table:table-cell office:value-type="float" office:value="-3941.76867945" calcext:value-type="float">
            <text:p>-3941,768679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415.25030764" calcext:value-type="float">
            <text:p>1415,25030764</text:p>
          </table:table-cell>
          <table:table-cell office:value-type="float" office:value="-1583.00137942" calcext:value-type="float">
            <text:p>-1583,00137942</text:p>
          </table:table-cell>
          <table:table-cell office:value-type="float" office:value="-3125.28983364" calcext:value-type="float">
            <text:p>-3125,28983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762.33397635" calcext:value-type="float">
            <text:p>762,33397635</text:p>
          </table:table-cell>
          <table:table-cell office:value-type="float" office:value="-1420.01747355" calcext:value-type="float">
            <text:p>-1420,01747355</text:p>
          </table:table-cell>
          <table:table-cell office:value-type="float" office:value="-3184.43404277" calcext:value-type="float">
            <text:p>-3184,4340427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521.88233323" calcext:value-type="float">
            <text:p>1521,88233323</text:p>
          </table:table-cell>
          <table:table-cell office:value-type="float" office:value="-1078.83938546" calcext:value-type="float">
            <text:p>-1078,83938546</text:p>
          </table:table-cell>
          <table:table-cell office:value-type="float" office:value="-2980.20331751" calcext:value-type="float">
            <text:p>-2980,203317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31.64625083" calcext:value-type="float">
            <text:p>1431,64625083</text:p>
          </table:table-cell>
          <table:table-cell office:value-type="float" office:value="-986.42587743" calcext:value-type="float">
            <text:p>-986,42587743</text:p>
          </table:table-cell>
          <table:table-cell office:value-type="float" office:value="-1949.69926568" calcext:value-type="float">
            <text:p>-1949,6992656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639.18297078" calcext:value-type="float">
            <text:p>639,18297078</text:p>
          </table:table-cell>
          <table:table-cell office:value-type="float" office:value="-871.5644482" calcext:value-type="float">
            <text:p>-871,5644482</text:p>
          </table:table-cell>
          <table:table-cell office:value-type="float" office:value="-2230.37665259" calcext:value-type="float">
            <text:p>-2230,376652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1432.43162952" calcext:value-type="float">
            <text:p>1432,43162952</text:p>
          </table:table-cell>
          <table:table-cell office:value-type="float" office:value="80.12128134" calcext:value-type="float">
            <text:p>80,12128134</text:p>
          </table:table-cell>
          <table:table-cell office:value-type="float" office:value="-1943.13866253" calcext:value-type="float">
            <text:p>-1943,1386625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629.61851375" calcext:value-type="float">
            <text:p>-629,61851375</text:p>
          </table:table-cell>
          <table:table-cell office:value-type="float" office:value="-1016.05852889" calcext:value-type="float">
            <text:p>-1016,05852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858.54556564" calcext:value-type="float">
            <text:p>-858,54556564</text:p>
          </table:table-cell>
          <table:table-cell office:value-type="float" office:value="-2435.02561664" calcext:value-type="float">
            <text:p>-2435,025616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13.52400427" calcext:value-type="float">
            <text:p>13,52400427</text:p>
          </table:table-cell>
          <table:table-cell office:value-type="float" office:value="-822.39611362" calcext:value-type="float">
            <text:p>-822,39611362</text:p>
          </table:table-cell>
          <table:table-cell office:value-type="float" office:value="-2405.77211349" calcext:value-type="float">
            <text:p>-2405,772113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72.03278919" calcext:value-type="float">
            <text:p>-172,03278919</text:p>
          </table:table-cell>
          <table:table-cell office:value-type="float" office:value="-812.51919539" calcext:value-type="float">
            <text:p>-812,51919539</text:p>
          </table:table-cell>
          <table:table-cell office:value-type="float" office:value="-2308.65492272" calcext:value-type="float">
            <text:p>-2308,654922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971.46457978" calcext:value-type="float">
            <text:p>-971,46457978</text:p>
          </table:table-cell>
          <table:table-cell office:value-type="float" office:value="-847.08202242" calcext:value-type="float">
            <text:p>-847,08202242</text:p>
          </table:table-cell>
          <table:table-cell office:value-type="float" office:value="-2444.62259815" calcext:value-type="float">
            <text:p>-2444,622598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62.44569347" calcext:value-type="float">
            <text:p>-1062,44569347</text:p>
          </table:table-cell>
          <table:table-cell office:value-type="float" office:value="-869.50791402" calcext:value-type="float">
            <text:p>-869,50791402</text:p>
          </table:table-cell>
          <table:table-cell office:value-type="float" office:value="-3100.93581403" calcext:value-type="float">
            <text:p>-3100,93581403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701.62305061" calcext:value-type="float">
            <text:p>-701,62305061</text:p>
          </table:table-cell>
          <table:table-cell office:value-type="float" office:value="-965.12967216" calcext:value-type="float">
            <text:p>-965,12967216</text:p>
          </table:table-cell>
          <table:table-cell office:value-type="float" office:value="-2844.74402535" calcext:value-type="float">
            <text:p>-2844,744025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518.00898618" calcext:value-type="float">
            <text:p>-1518,00898618</text:p>
          </table:table-cell>
          <table:table-cell office:value-type="float" office:value="-1298.20061017" calcext:value-type="float">
            <text:p>-1298,20061017</text:p>
          </table:table-cell>
          <table:table-cell office:value-type="float" office:value="-3112.44441408" calcext:value-type="float">
            <text:p>-3112,444414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637.58708007" calcext:value-type="float">
            <text:p>-1637,58708007</text:p>
          </table:table-cell>
          <table:table-cell office:value-type="float" office:value="-1379.35032543" calcext:value-type="float">
            <text:p>-1379,35032543</text:p>
          </table:table-cell>
          <table:table-cell office:value-type="float" office:value="-3959.33350933" calcext:value-type="float">
            <text:p>-3959,3335093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226.39885953" calcext:value-type="float">
            <text:p>-1226,39885953</text:p>
          </table:table-cell>
          <table:table-cell office:value-type="float" office:value="-1670.2905298" calcext:value-type="float">
            <text:p>-1670,2905298</text:p>
          </table:table-cell>
          <table:table-cell office:value-type="float" office:value="-4053.29053187" calcext:value-type="float">
            <text:p>-4053,290531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515.73363469" calcext:value-type="float">
            <text:p>-1515,73363469</text:p>
          </table:table-cell>
          <table:table-cell office:value-type="float" office:value="-2249.73952529" calcext:value-type="float">
            <text:p>-2249,73952529</text:p>
          </table:table-cell>
          <table:table-cell office:value-type="float" office:value="-4453.98804986" calcext:value-type="float">
            <text:p>-4453,988049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459.25695418" calcext:value-type="float">
            <text:p>-1459,25695418</text:p>
          </table:table-cell>
          <table:table-cell office:value-type="float" office:value="-2122.31366043" calcext:value-type="float">
            <text:p>-2122,31366043</text:p>
          </table:table-cell>
          <table:table-cell office:value-type="float" office:value="-5051.59458068" calcext:value-type="float">
            <text:p>-5051,5945806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1221.68833341" calcext:value-type="float">
            <text:p>-1221,68833341</text:p>
          </table:table-cell>
          <table:table-cell office:value-type="float" office:value="-2188.42810736" calcext:value-type="float">
            <text:p>-2188,42810736</text:p>
          </table:table-cell>
          <table:table-cell office:value-type="float" office:value="-5339.60839925" calcext:value-type="float">
            <text:p>-5339,608399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1006.80704427" calcext:value-type="float">
            <text:p>-1006,80704427</text:p>
          </table:table-cell>
          <table:table-cell office:value-type="float" office:value="-2544.76924216" calcext:value-type="float">
            <text:p>-2544,76924216</text:p>
          </table:table-cell>
          <table:table-cell office:value-type="float" office:value="-5780.92733585" calcext:value-type="float">
            <text:p>-5780,927335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586.60688019" calcext:value-type="float">
            <text:p>-586,60688019</text:p>
          </table:table-cell>
          <table:table-cell office:value-type="float" office:value="-2516.00654818" calcext:value-type="float">
            <text:p>-2516,00654818</text:p>
          </table:table-cell>
          <table:table-cell office:value-type="float" office:value="-6024.65029991" calcext:value-type="float">
            <text:p>-6024,6502999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371.52150302" calcext:value-type="float">
            <text:p>-371,52150302</text:p>
          </table:table-cell>
          <table:table-cell office:value-type="float" office:value="-2459.11556647" calcext:value-type="float">
            <text:p>-2459,11556647</text:p>
          </table:table-cell>
          <table:table-cell office:value-type="float" office:value="-6070.09475707" calcext:value-type="float">
            <text:p>-6070,094757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224.51369355" calcext:value-type="float">
            <text:p>-224,51369355</text:p>
          </table:table-cell>
          <table:table-cell office:value-type="float" office:value="-2496.824747" calcext:value-type="float">
            <text:p>-2496,824747</text:p>
          </table:table-cell>
          <table:table-cell office:value-type="float" office:value="-6177.38501545" calcext:value-type="float">
            <text:p>-6177,3850154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82.82144164" calcext:value-type="float">
            <text:p>82,82144164</text:p>
          </table:table-cell>
          <table:table-cell office:value-type="float" office:value="-2510.60355361" calcext:value-type="float">
            <text:p>-2510,60355361</text:p>
          </table:table-cell>
          <table:table-cell office:value-type="float" office:value="-6231.77579032" calcext:value-type="float">
            <text:p>-6231,775790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441.49534224" calcext:value-type="float">
            <text:p>441,49534224</text:p>
          </table:table-cell>
          <table:table-cell office:value-type="float" office:value="-2484.98432208" calcext:value-type="float">
            <text:p>-2484,98432208</text:p>
          </table:table-cell>
          <table:table-cell office:value-type="float" office:value="-6137.77841636" calcext:value-type="float">
            <text:p>-6137,778416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568.50008329" calcext:value-type="float">
            <text:p>568,50008329</text:p>
          </table:table-cell>
          <table:table-cell office:value-type="float" office:value="-2443.63254451" calcext:value-type="float">
            <text:p>-2443,63254451</text:p>
          </table:table-cell>
          <table:table-cell office:value-type="float" office:value="-5949.63224844" calcext:value-type="float">
            <text:p>-5949,632248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729.21206204" calcext:value-type="float">
            <text:p>729,21206204</text:p>
          </table:table-cell>
          <table:table-cell office:value-type="float" office:value="-2360.73407096" calcext:value-type="float">
            <text:p>-2360,73407096</text:p>
          </table:table-cell>
          <table:table-cell office:value-type="float" office:value="-5903.74232034" calcext:value-type="float">
            <text:p>-5903,7423203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1327.0161169" calcext:value-type="float">
            <text:p>1327,0161169</text:p>
          </table:table-cell>
          <table:table-cell office:value-type="float" office:value="-2148.02984096" calcext:value-type="float">
            <text:p>-2148,02984096</text:p>
          </table:table-cell>
          <table:table-cell office:value-type="float" office:value="-5580.21181718" calcext:value-type="float">
            <text:p>-5580,211817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340.26225006" calcext:value-type="float">
            <text:p>1340,26225006</text:p>
          </table:table-cell>
          <table:table-cell office:value-type="float" office:value="-2058.61437858" calcext:value-type="float">
            <text:p>-2058,61437858</text:p>
          </table:table-cell>
          <table:table-cell office:value-type="float" office:value="-4922.72817897" calcext:value-type="float">
            <text:p>-4922,72817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031.5932447" calcext:value-type="float">
            <text:p>1031,5932447</text:p>
          </table:table-cell>
          <table:table-cell office:value-type="float" office:value="-1913.39416395" calcext:value-type="float">
            <text:p>-1913,39416395</text:p>
          </table:table-cell>
          <table:table-cell office:value-type="float" office:value="-4829.82042936" calcext:value-type="float">
            <text:p>-4829,820429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714.16221623" calcext:value-type="float">
            <text:p>1714,16221623</text:p>
          </table:table-cell>
          <table:table-cell office:value-type="float" office:value="-1548.08045213" calcext:value-type="float">
            <text:p>-1548,08045213</text:p>
          </table:table-cell>
          <table:table-cell office:value-type="float" office:value="-4507.46758051" calcext:value-type="float">
            <text:p>-4507,467580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91.79223144" calcext:value-type="float">
            <text:p>1691,79223144</text:p>
          </table:table-cell>
          <table:table-cell office:value-type="float" office:value="-1385.6747241" calcext:value-type="float">
            <text:p>-1385,6747241</text:p>
          </table:table-cell>
          <table:table-cell office:value-type="float" office:value="-3620.15888539" calcext:value-type="float">
            <text:p>-3620,158885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145.02047662" calcext:value-type="float">
            <text:p>1145,02047662</text:p>
          </table:table-cell>
          <table:table-cell office:value-type="float" office:value="-1097.19091795" calcext:value-type="float">
            <text:p>-1097,19091795</text:p>
          </table:table-cell>
          <table:table-cell office:value-type="float" office:value="-3514.70085055" calcext:value-type="float">
            <text:p>-3514,700850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686.54301192" calcext:value-type="float">
            <text:p>1686,54301192</text:p>
          </table:table-cell>
          <table:table-cell office:value-type="float" office:value="-276.2358142" calcext:value-type="float">
            <text:p>-276,2358142</text:p>
          </table:table-cell>
          <table:table-cell office:value-type="float" office:value="-3061.48177327" calcext:value-type="float">
            <text:p>-3061,4817732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97.57960034" calcext:value-type="float">
            <text:p>1397,57960034</text:p>
          </table:table-cell>
          <table:table-cell office:value-type="float" office:value="-808.28923749" calcext:value-type="float">
            <text:p>-808,28923749</text:p>
          </table:table-cell>
          <table:table-cell office:value-type="float" office:value="-2233.91579694" calcext:value-type="float">
            <text:p>-2233,915796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1390.5945274" calcext:value-type="float">
            <text:p>1390,5945274</text:p>
          </table:table-cell>
          <table:table-cell office:value-type="float" office:value="-815.99633459" calcext:value-type="float">
            <text:p>-815,99633459</text:p>
          </table:table-cell>
          <table:table-cell office:value-type="float" office:value="-2396.41825555" calcext:value-type="float">
            <text:p>-2396,4182555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475.83228384" calcext:value-type="float">
            <text:p>1475,83228384</text:p>
          </table:table-cell>
          <table:table-cell office:value-type="float" office:value="173.02050386" calcext:value-type="float">
            <text:p>173,02050386</text:p>
          </table:table-cell>
          <table:table-cell office:value-type="float" office:value="-1426.95595134" calcext:value-type="float">
            <text:p>-1426,955951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739.4070353" calcext:value-type="float">
            <text:p>-739,4070353</text:p>
          </table:table-cell>
          <table:table-cell office:value-type="float" office:value="-1488.58358917" calcext:value-type="float">
            <text:p>-1488,58358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729.43378715" calcext:value-type="float">
            <text:p>-729,43378715</text:p>
          </table:table-cell>
          <table:table-cell office:value-type="float" office:value="-2666.88790972" calcext:value-type="float">
            <text:p>-2666,88790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30.00301406" calcext:value-type="float">
            <text:p>30,00301406</text:p>
          </table:table-cell>
          <table:table-cell office:value-type="float" office:value="-718.92722838" calcext:value-type="float">
            <text:p>-718,92722838</text:p>
          </table:table-cell>
          <table:table-cell office:value-type="float" office:value="-2623.98064474" calcext:value-type="float">
            <text:p>-2623,980644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200.64865803" calcext:value-type="float">
            <text:p>-200,64865803</text:p>
          </table:table-cell>
          <table:table-cell office:value-type="float" office:value="-743.51099032" calcext:value-type="float">
            <text:p>-743,51099032</text:p>
          </table:table-cell>
          <table:table-cell office:value-type="float" office:value="-2563.42434294" calcext:value-type="float">
            <text:p>-2563,424342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989.59313828" calcext:value-type="float">
            <text:p>-989,59313828</text:p>
          </table:table-cell>
          <table:table-cell office:value-type="float" office:value="-897.89654499" calcext:value-type="float">
            <text:p>-897,89654499</text:p>
          </table:table-cell>
          <table:table-cell office:value-type="float" office:value="-2709.77698688" calcext:value-type="float">
            <text:p>-2709,7769868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138.39753198" calcext:value-type="float">
            <text:p>-1138,39753198</text:p>
          </table:table-cell>
          <table:table-cell office:value-type="float" office:value="-765.48380648" calcext:value-type="float">
            <text:p>-765,48380648</text:p>
          </table:table-cell>
          <table:table-cell office:value-type="float" office:value="-3268.23516645" calcext:value-type="float">
            <text:p>-3268,235166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045.168108" calcext:value-type="float">
            <text:p>-1045,168108</text:p>
          </table:table-cell>
          <table:table-cell office:value-type="float" office:value="-1009.76233387" calcext:value-type="float">
            <text:p>-1009,76233387</text:p>
          </table:table-cell>
          <table:table-cell office:value-type="float" office:value="-3173.99812813" calcext:value-type="float">
            <text:p>-3173,99812813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760.18172702" calcext:value-type="float">
            <text:p>-1760,18172702</text:p>
          </table:table-cell>
          <table:table-cell office:value-type="float" office:value="-1763.0520231" calcext:value-type="float">
            <text:p>-1763,0520231</text:p>
          </table:table-cell>
          <table:table-cell office:value-type="float" office:value="-3688.33835004" calcext:value-type="float">
            <text:p>-3688,338350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800.58858282" calcext:value-type="float">
            <text:p>-1800,58858282</text:p>
          </table:table-cell>
          <table:table-cell office:value-type="float" office:value="-1469.05250091" calcext:value-type="float">
            <text:p>-1469,05250091</text:p>
          </table:table-cell>
          <table:table-cell office:value-type="float" office:value="-4427.90398439" calcext:value-type="float">
            <text:p>-4427,903984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798.37020478" calcext:value-type="float">
            <text:p>-1798,37020478</text:p>
          </table:table-cell>
          <table:table-cell office:value-type="float" office:value="-1629.0026374" calcext:value-type="float">
            <text:p>-1629,0026374</text:p>
          </table:table-cell>
          <table:table-cell office:value-type="float" office:value="-4720.68800665" calcext:value-type="float">
            <text:p>-4720,688006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762.48675616" calcext:value-type="float">
            <text:p>-1762,48675616</text:p>
          </table:table-cell>
          <table:table-cell office:value-type="float" office:value="-2266.44964689" calcext:value-type="float">
            <text:p>-2266,44964689</text:p>
          </table:table-cell>
          <table:table-cell office:value-type="float" office:value="-5457.08941123" calcext:value-type="float">
            <text:p>-5457,08941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263.7518292" calcext:value-type="float">
            <text:p>-1263,7518292</text:p>
          </table:table-cell>
          <table:table-cell office:value-type="float" office:value="-2120.78774615" calcext:value-type="float">
            <text:p>-2120,78774615</text:p>
          </table:table-cell>
          <table:table-cell office:value-type="float" office:value="-5781.0931307" calcext:value-type="float">
            <text:p>-5781,09313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305.04024487" calcext:value-type="float">
            <text:p>-1305,04024487</text:p>
          </table:table-cell>
          <table:table-cell office:value-type="float" office:value="-2119.93077461" calcext:value-type="float">
            <text:p>-2119,93077461</text:p>
          </table:table-cell>
          <table:table-cell office:value-type="float" office:value="-6073.92625525" calcext:value-type="float">
            <text:p>-6073,926255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1161.79755065" calcext:value-type="float">
            <text:p>-1161,79755065</text:p>
          </table:table-cell>
          <table:table-cell office:value-type="float" office:value="-2367.62872271" calcext:value-type="float">
            <text:p>-2367,62872271</text:p>
          </table:table-cell>
          <table:table-cell office:value-type="float" office:value="-6659.98797721" calcext:value-type="float">
            <text:p>-6659,987977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609.18190173" calcext:value-type="float">
            <text:p>-609,18190173</text:p>
          </table:table-cell>
          <table:table-cell office:value-type="float" office:value="-2465.86340246" calcext:value-type="float">
            <text:p>-2465,86340246</text:p>
          </table:table-cell>
          <table:table-cell office:value-type="float" office:value="-6871.3120789" calcext:value-type="float">
            <text:p>-6871,31207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391.00662191" calcext:value-type="float">
            <text:p>-391,00662191</text:p>
          </table:table-cell>
          <table:table-cell office:value-type="float" office:value="-2534.46684445" calcext:value-type="float">
            <text:p>-2534,46684445</text:p>
          </table:table-cell>
          <table:table-cell office:value-type="float" office:value="-6939.246079" calcext:value-type="float">
            <text:p>-6939,2460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249.40749866" calcext:value-type="float">
            <text:p>-249,40749866</text:p>
          </table:table-cell>
          <table:table-cell office:value-type="float" office:value="-2568.80948737" calcext:value-type="float">
            <text:p>-2568,80948737</text:p>
          </table:table-cell>
          <table:table-cell office:value-type="float" office:value="-7085.054025" calcext:value-type="float">
            <text:p>-7085,0540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80.5745953" calcext:value-type="float">
            <text:p>80,5745953</text:p>
          </table:table-cell>
          <table:table-cell office:value-type="float" office:value="-2552.65300888" calcext:value-type="float">
            <text:p>-2552,65300888</text:p>
          </table:table-cell>
          <table:table-cell office:value-type="float" office:value="-7138.8991512" calcext:value-type="float">
            <text:p>-7138,8991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456.27272422" calcext:value-type="float">
            <text:p>456,27272422</text:p>
          </table:table-cell>
          <table:table-cell office:value-type="float" office:value="-2523.06904498" calcext:value-type="float">
            <text:p>-2523,06904498</text:p>
          </table:table-cell>
          <table:table-cell office:value-type="float" office:value="-7045.7706721" calcext:value-type="float">
            <text:p>-7045,770672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664.68817032" calcext:value-type="float">
            <text:p>664,68817032</text:p>
          </table:table-cell>
          <table:table-cell office:value-type="float" office:value="-2506.55419153" calcext:value-type="float">
            <text:p>-2506,55419153</text:p>
          </table:table-cell>
          <table:table-cell office:value-type="float" office:value="-6867.8250974" calcext:value-type="float">
            <text:p>-6867,82509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76.94648226" calcext:value-type="float">
            <text:p>976,94648226</text:p>
          </table:table-cell>
          <table:table-cell office:value-type="float" office:value="-2248.50254449" calcext:value-type="float">
            <text:p>-2248,50254449</text:p>
          </table:table-cell>
          <table:table-cell office:value-type="float" office:value="-6728.1509076" calcext:value-type="float">
            <text:p>-6728,1509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1490.97344567" calcext:value-type="float">
            <text:p>1490,97344567</text:p>
          </table:table-cell>
          <table:table-cell office:value-type="float" office:value="-1795.56540455" calcext:value-type="float">
            <text:p>-1795,56540455</text:p>
          </table:table-cell>
          <table:table-cell office:value-type="float" office:value="-6261.16839485" calcext:value-type="float">
            <text:p>-6261,168394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426.74789758" calcext:value-type="float">
            <text:p>1426,74789758</text:p>
          </table:table-cell>
          <table:table-cell office:value-type="float" office:value="-1928.96010243" calcext:value-type="float">
            <text:p>-1928,96010243</text:p>
          </table:table-cell>
          <table:table-cell office:value-type="float" office:value="-5654.22782201" calcext:value-type="float">
            <text:p>-5654,227822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378.44844379" calcext:value-type="float">
            <text:p>1378,44844379</text:p>
          </table:table-cell>
          <table:table-cell office:value-type="float" office:value="-1727.32779395" calcext:value-type="float">
            <text:p>-1727,32779395</text:p>
          </table:table-cell>
          <table:table-cell office:value-type="float" office:value="-5464.55018953" calcext:value-type="float">
            <text:p>-5464,5501895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987.23060476" calcext:value-type="float">
            <text:p>1987,23060476</text:p>
          </table:table-cell>
          <table:table-cell office:value-type="float" office:value="-993.56513747" calcext:value-type="float">
            <text:p>-993,56513747</text:p>
          </table:table-cell>
          <table:table-cell office:value-type="float" office:value="-4946.75072747" calcext:value-type="float">
            <text:p>-4946,750727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66.13984182" calcext:value-type="float">
            <text:p>1866,13984182</text:p>
          </table:table-cell>
          <table:table-cell office:value-type="float" office:value="-1257.09210826" calcext:value-type="float">
            <text:p>-1257,09210826</text:p>
          </table:table-cell>
          <table:table-cell office:value-type="float" office:value="-4230.45874912" calcext:value-type="float">
            <text:p>-4230,458749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871.77288625" calcext:value-type="float">
            <text:p>1871,77288625</text:p>
          </table:table-cell>
          <table:table-cell office:value-type="float" office:value="-1099.9857727" calcext:value-type="float">
            <text:p>-1099,9857727</text:p>
          </table:table-cell>
          <table:table-cell office:value-type="float" office:value="-3824.13186768" calcext:value-type="float">
            <text:p>-3824,13186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810.78401436" calcext:value-type="float">
            <text:p>1810,78401436</text:p>
          </table:table-cell>
          <table:table-cell office:value-type="float" office:value="-278.05114771" calcext:value-type="float">
            <text:p>-278,05114771</text:p>
          </table:table-cell>
          <table:table-cell office:value-type="float" office:value="-2814.38891222" calcext:value-type="float">
            <text:p>-2814,388912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891.88573044" calcext:value-type="float">
            <text:p>891,88573044</text:p>
          </table:table-cell>
          <table:table-cell office:value-type="float" office:value="-900.58964751" calcext:value-type="float">
            <text:p>-900,58964751</text:p>
          </table:table-cell>
          <table:table-cell office:value-type="float" office:value="-2683.14467917" calcext:value-type="float">
            <text:p>-2683,1446791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620.49271213" calcext:value-type="float">
            <text:p>1620,49271213</text:p>
          </table:table-cell>
          <table:table-cell office:value-type="float" office:value="-933.35816563" calcext:value-type="float">
            <text:p>-933,35816563</text:p>
          </table:table-cell>
          <table:table-cell office:value-type="float" office:value="-2679.53951637" calcext:value-type="float">
            <text:p>-2679,5395163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1509.02092881" calcext:value-type="float">
            <text:p>1509,02092881</text:p>
          </table:table-cell>
          <table:table-cell office:value-type="float" office:value="-574.48913356" calcext:value-type="float">
            <text:p>-574,48913356</text:p>
          </table:table-cell>
          <table:table-cell office:value-type="float" office:value="-1389.61406414" calcext:value-type="float">
            <text:p>-1389,614064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884.84825948" calcext:value-type="float">
            <text:p>-884,84825948</text:p>
          </table:table-cell>
          <table:table-cell office:value-type="float" office:value="-1876.11437905" calcext:value-type="float">
            <text:p>-1876,11437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539.28232933" calcext:value-type="float">
            <text:p>-539,28232933</text:p>
          </table:table-cell>
          <table:table-cell office:value-type="float" office:value="-2853.62487468" calcext:value-type="float">
            <text:p>-2853,62487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55319957" calcext:value-type="float">
            <text:p>-0,55319957</text:p>
          </table:table-cell>
          <table:table-cell office:value-type="float" office:value="-570.50871046" calcext:value-type="float">
            <text:p>-570,50871046</text:p>
          </table:table-cell>
          <table:table-cell office:value-type="float" office:value="-2822.84178364" calcext:value-type="float">
            <text:p>-2822,841783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351.0021058" calcext:value-type="float">
            <text:p>-351,0021058</text:p>
          </table:table-cell>
          <table:table-cell office:value-type="float" office:value="-656.55316164" calcext:value-type="float">
            <text:p>-656,55316164</text:p>
          </table:table-cell>
          <table:table-cell office:value-type="float" office:value="-2828.16146773" calcext:value-type="float">
            <text:p>-2828,161467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993.43739594" calcext:value-type="float">
            <text:p>-993,43739594</text:p>
          </table:table-cell>
          <table:table-cell office:value-type="float" office:value="-1006.61223775" calcext:value-type="float">
            <text:p>-1006,61223775</text:p>
          </table:table-cell>
          <table:table-cell office:value-type="float" office:value="-3060.80700086" calcext:value-type="float">
            <text:p>-3060,807000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174.31148235" calcext:value-type="float">
            <text:p>-1174,31148235</text:p>
          </table:table-cell>
          <table:table-cell office:value-type="float" office:value="-595.60188881" calcext:value-type="float">
            <text:p>-595,60188881</text:p>
          </table:table-cell>
          <table:table-cell office:value-type="float" office:value="-3301.7059444" calcext:value-type="float">
            <text:p>-3301,70594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699.1912679" calcext:value-type="float">
            <text:p>-1699,1912679</text:p>
          </table:table-cell>
          <table:table-cell office:value-type="float" office:value="-835.3528242" calcext:value-type="float">
            <text:p>-835,3528242</text:p>
          </table:table-cell>
          <table:table-cell office:value-type="float" office:value="-3541.69559476" calcext:value-type="float">
            <text:p>-3541,695594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977.29915322" calcext:value-type="float">
            <text:p>-1977,29915322</text:p>
          </table:table-cell>
          <table:table-cell office:value-type="float" office:value="-1550.01508919" calcext:value-type="float">
            <text:p>-1550,01508919</text:p>
          </table:table-cell>
          <table:table-cell office:value-type="float" office:value="-4529.69355349" calcext:value-type="float">
            <text:p>-4529,6935534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503.53769437" calcext:value-type="float">
            <text:p>-1503,53769437</text:p>
          </table:table-cell>
          <table:table-cell office:value-type="float" office:value="-1152.34714437" calcext:value-type="float">
            <text:p>-1152,34714437</text:p>
          </table:table-cell>
          <table:table-cell office:value-type="float" office:value="-4816.95234906" calcext:value-type="float">
            <text:p>-4816,952349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2023.79600484" calcext:value-type="float">
            <text:p>-2023,79600484</text:p>
          </table:table-cell>
          <table:table-cell office:value-type="float" office:value="-1188.98652384" calcext:value-type="float">
            <text:p>-1188,98652384</text:p>
          </table:table-cell>
          <table:table-cell office:value-type="float" office:value="-5206.60930086" calcext:value-type="float">
            <text:p>-5206,609300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2007.51874344" calcext:value-type="float">
            <text:p>-2007,51874344</text:p>
          </table:table-cell>
          <table:table-cell office:value-type="float" office:value="-1583.69596909" calcext:value-type="float">
            <text:p>-1583,69596909</text:p>
          </table:table-cell>
          <table:table-cell office:value-type="float" office:value="-6212.12752777" calcext:value-type="float">
            <text:p>-6212,127527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312.7380819" calcext:value-type="float">
            <text:p>-1312,7380819</text:p>
          </table:table-cell>
          <table:table-cell office:value-type="float" office:value="-1735.81383104" calcext:value-type="float">
            <text:p>-1735,81383104</text:p>
          </table:table-cell>
          <table:table-cell office:value-type="float" office:value="-6459.82591941" calcext:value-type="float">
            <text:p>-6459,825919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468.52930997" calcext:value-type="float">
            <text:p>-1468,52930997</text:p>
          </table:table-cell>
          <table:table-cell office:value-type="float" office:value="-2021.35181402" calcext:value-type="float">
            <text:p>-2021,35181402</text:p>
          </table:table-cell>
          <table:table-cell office:value-type="float" office:value="-6804.5422306" calcext:value-type="float">
            <text:p>-6804,54223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1352.73967212" calcext:value-type="float">
            <text:p>-1352,73967212</text:p>
          </table:table-cell>
          <table:table-cell office:value-type="float" office:value="-2193.18781215" calcext:value-type="float">
            <text:p>-2193,18781215</text:p>
          </table:table-cell>
          <table:table-cell office:value-type="float" office:value="-7485.2136556" calcext:value-type="float">
            <text:p>-7485,21365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753.4450026" calcext:value-type="float">
            <text:p>-753,4450026</text:p>
          </table:table-cell>
          <table:table-cell office:value-type="float" office:value="-2320.52494288" calcext:value-type="float">
            <text:p>-2320,52494288</text:p>
          </table:table-cell>
          <table:table-cell office:value-type="float" office:value="-7724.9998819" calcext:value-type="float">
            <text:p>-7724,999881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474.46758793" calcext:value-type="float">
            <text:p>-474,46758793</text:p>
          </table:table-cell>
          <table:table-cell office:value-type="float" office:value="-2487.66047963" calcext:value-type="float">
            <text:p>-2487,66047963</text:p>
          </table:table-cell>
          <table:table-cell office:value-type="float" office:value="-7858.6469594" calcext:value-type="float">
            <text:p>-7858,64695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242.69985731" calcext:value-type="float">
            <text:p>-242,69985731</text:p>
          </table:table-cell>
          <table:table-cell office:value-type="float" office:value="-2478.76825102" calcext:value-type="float">
            <text:p>-2478,76825102</text:p>
          </table:table-cell>
          <table:table-cell office:value-type="float" office:value="-8023.9384853" calcext:value-type="float">
            <text:p>-8023,93848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128.56188336" calcext:value-type="float">
            <text:p>128,56188336</text:p>
          </table:table-cell>
          <table:table-cell office:value-type="float" office:value="-2378.50349606" calcext:value-type="float">
            <text:p>-2378,50349606</text:p>
          </table:table-cell>
          <table:table-cell office:value-type="float" office:value="-8061.1863045" calcext:value-type="float">
            <text:p>-8061,18630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487.59416026" calcext:value-type="float">
            <text:p>487,59416026</text:p>
          </table:table-cell>
          <table:table-cell office:value-type="float" office:value="-2287.78929094" calcext:value-type="float">
            <text:p>-2287,78929094</text:p>
          </table:table-cell>
          <table:table-cell office:value-type="float" office:value="-7978.0747944" calcext:value-type="float">
            <text:p>-7978,074794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843.06658445" calcext:value-type="float">
            <text:p>843,06658445</text:p>
          </table:table-cell>
          <table:table-cell office:value-type="float" office:value="-2303.78032901" calcext:value-type="float">
            <text:p>-2303,78032901</text:p>
          </table:table-cell>
          <table:table-cell office:value-type="float" office:value="-7840.8923212" calcext:value-type="float">
            <text:p>-7840,89232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1440.20084835" calcext:value-type="float">
            <text:p>1440,20084835</text:p>
          </table:table-cell>
          <table:table-cell office:value-type="float" office:value="-2057.78482344" calcext:value-type="float">
            <text:p>-2057,78482344</text:p>
          </table:table-cell>
          <table:table-cell office:value-type="float" office:value="-7492.4665195" calcext:value-type="float">
            <text:p>-7492,46651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646.55855896" calcext:value-type="float">
            <text:p>1646,55855896</text:p>
          </table:table-cell>
          <table:table-cell office:value-type="float" office:value="-1651.04714959" calcext:value-type="float">
            <text:p>-1651,04714959</text:p>
          </table:table-cell>
          <table:table-cell office:value-type="float" office:value="-6766.7457484" calcext:value-type="float">
            <text:p>-6766,74574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408.49986066" calcext:value-type="float">
            <text:p>1408,49986066</text:p>
          </table:table-cell>
          <table:table-cell office:value-type="float" office:value="-1837.86773859" calcext:value-type="float">
            <text:p>-1837,86773859</text:p>
          </table:table-cell>
          <table:table-cell office:value-type="float" office:value="-6391.94203933" calcext:value-type="float">
            <text:p>-6391,942039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966.98820899" calcext:value-type="float">
            <text:p>1966,98820899</text:p>
          </table:table-cell>
          <table:table-cell office:value-type="float" office:value="-1589.41501338" calcext:value-type="float">
            <text:p>-1589,41501338</text:p>
          </table:table-cell>
          <table:table-cell office:value-type="float" office:value="-5992.30287746" calcext:value-type="float">
            <text:p>-5992,302877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84.39790192" calcext:value-type="float">
            <text:p>2184,39790192</text:p>
          </table:table-cell>
          <table:table-cell office:value-type="float" office:value="-839.79267568" calcext:value-type="float">
            <text:p>-839,79267568</text:p>
          </table:table-cell>
          <table:table-cell office:value-type="float" office:value="-4984.46108519" calcext:value-type="float">
            <text:p>-4984,461085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1585.37159688" calcext:value-type="float">
            <text:p>1585,37159688</text:p>
          </table:table-cell>
          <table:table-cell office:value-type="float" office:value="-1147.45445396" calcext:value-type="float">
            <text:p>-1147,45445396</text:p>
          </table:table-cell>
          <table:table-cell office:value-type="float" office:value="-4637.25152578" calcext:value-type="float">
            <text:p>-4637,2515257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2124.06143717" calcext:value-type="float">
            <text:p>2124,06143717</text:p>
          </table:table-cell>
          <table:table-cell office:value-type="float" office:value="-907.91759228" calcext:value-type="float">
            <text:p>-907,91759228</text:p>
          </table:table-cell>
          <table:table-cell office:value-type="float" office:value="-4185.12840904" calcext:value-type="float">
            <text:p>-4185,1284090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885.93913711" calcext:value-type="float">
            <text:p>1885,93913711</text:p>
          </table:table-cell>
          <table:table-cell office:value-type="float" office:value="-749.06067268" calcext:value-type="float">
            <text:p>-749,06067268</text:p>
          </table:table-cell>
          <table:table-cell office:value-type="float" office:value="-2931.64742122" calcext:value-type="float">
            <text:p>-2931,6474212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742.27258175" calcext:value-type="float">
            <text:p>742,27258175</text:p>
          </table:table-cell>
          <table:table-cell office:value-type="float" office:value="-964.68616298" calcext:value-type="float">
            <text:p>-964,68616298</text:p>
          </table:table-cell>
          <table:table-cell office:value-type="float" office:value="-3129.24623054" calcext:value-type="float">
            <text:p>-3129,246230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716.69504135" calcext:value-type="float">
            <text:p>1716,69504135</text:p>
          </table:table-cell>
          <table:table-cell office:value-type="float" office:value="-611.48671848" calcext:value-type="float">
            <text:p>-611,48671848</text:p>
          </table:table-cell>
          <table:table-cell office:value-type="float" office:value="-2996.91772912" calcext:value-type="float">
            <text:p>-2996,917729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1524.34218999" calcext:value-type="float">
            <text:p>1524,34218999</text:p>
          </table:table-cell>
          <table:table-cell office:value-type="float" office:value="-774.43225345" calcext:value-type="float">
            <text:p>-774,43225345</text:p>
          </table:table-cell>
          <table:table-cell office:value-type="float" office:value="-1663.27377926" calcext:value-type="float">
            <text:p>-1663,273779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843.8396338" calcext:value-type="float">
            <text:p>-843,8396338</text:p>
          </table:table-cell>
          <table:table-cell office:value-type="float" office:value="-2234.5446442" calcext:value-type="float">
            <text:p>-2234,54464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278.91785368" calcext:value-type="float">
            <text:p>-278,91785368</text:p>
          </table:table-cell>
          <table:table-cell office:value-type="float" office:value="-2952.10987246" calcext:value-type="float">
            <text:p>-2952,109872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87.26781758" calcext:value-type="float">
            <text:p>-87,26781758</text:p>
          </table:table-cell>
          <table:table-cell office:value-type="float" office:value="-320.51860258" calcext:value-type="float">
            <text:p>-320,51860258</text:p>
          </table:table-cell>
          <table:table-cell office:value-type="float" office:value="-2940.25542511" calcext:value-type="float">
            <text:p>-2940,255425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636.75218532" calcext:value-type="float">
            <text:p>-636,75218532</text:p>
          </table:table-cell>
          <table:table-cell office:value-type="float" office:value="-490.3925707" calcext:value-type="float">
            <text:p>-490,3925707</text:p>
          </table:table-cell>
          <table:table-cell office:value-type="float" office:value="-3026.67540191" calcext:value-type="float">
            <text:p>-3026,675401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28.64186545" calcext:value-type="float">
            <text:p>-928,64186545</text:p>
          </table:table-cell>
          <table:table-cell office:value-type="float" office:value="-687.49163573" calcext:value-type="float">
            <text:p>-687,49163573</text:p>
          </table:table-cell>
          <table:table-cell office:value-type="float" office:value="-3461.45185618" calcext:value-type="float">
            <text:p>-3461,451856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967.13811843" calcext:value-type="float">
            <text:p>-967,13811843</text:p>
          </table:table-cell>
          <table:table-cell office:value-type="float" office:value="-300.13826252" calcext:value-type="float">
            <text:p>-300,13826252</text:p>
          </table:table-cell>
          <table:table-cell office:value-type="float" office:value="-3318.71563975" calcext:value-type="float">
            <text:p>-3318,715639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999.58130838" calcext:value-type="float">
            <text:p>-1999,58130838</text:p>
          </table:table-cell>
          <table:table-cell office:value-type="float" office:value="-631.42997064" calcext:value-type="float">
            <text:p>-631,42997064</text:p>
          </table:table-cell>
          <table:table-cell office:value-type="float" office:value="-3719.79496997" calcext:value-type="float">
            <text:p>-3719,794969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077.17604786" calcext:value-type="float">
            <text:p>-2077,17604786</text:p>
          </table:table-cell>
          <table:table-cell office:value-type="float" office:value="-710.08035475" calcext:value-type="float">
            <text:p>-710,08035475</text:p>
          </table:table-cell>
          <table:table-cell office:value-type="float" office:value="-4909.20287758" calcext:value-type="float">
            <text:p>-4909,202877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1439.56001747" calcext:value-type="float">
            <text:p>-1439,56001747</text:p>
          </table:table-cell>
          <table:table-cell office:value-type="float" office:value="-611.37633196" calcext:value-type="float">
            <text:p>-611,37633196</text:p>
          </table:table-cell>
          <table:table-cell office:value-type="float" office:value="-4978.11374974" calcext:value-type="float">
            <text:p>-4978,11374974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2229.7190295" calcext:value-type="float">
            <text:p>-2229,7190295</text:p>
          </table:table-cell>
          <table:table-cell office:value-type="float" office:value="-945.3114621" calcext:value-type="float">
            <text:p>-945,3114621</text:p>
          </table:table-cell>
          <table:table-cell office:value-type="float" office:value="-5467.31315898" calcext:value-type="float">
            <text:p>-5467,313158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2309.31406336" calcext:value-type="float">
            <text:p>-2309,31406336</text:p>
          </table:table-cell>
          <table:table-cell office:value-type="float" office:value="-1070.24518357" calcext:value-type="float">
            <text:p>-1070,24518357</text:p>
          </table:table-cell>
          <table:table-cell office:value-type="float" office:value="-6616.83933535" calcext:value-type="float">
            <text:p>-6616,839335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01.40767413" calcext:value-type="float">
            <text:p>-1701,40767413</text:p>
          </table:table-cell>
          <table:table-cell office:value-type="float" office:value="-1394.63680758" calcext:value-type="float">
            <text:p>-1394,63680758</text:p>
          </table:table-cell>
          <table:table-cell office:value-type="float" office:value="-6978.1306345" calcext:value-type="float">
            <text:p>-6978,13063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762.41422598" calcext:value-type="float">
            <text:p>-1762,41422598</text:p>
          </table:table-cell>
          <table:table-cell office:value-type="float" office:value="-2001.29652848" calcext:value-type="float">
            <text:p>-2001,29652848</text:p>
          </table:table-cell>
          <table:table-cell office:value-type="float" office:value="-7523.7839208" calcext:value-type="float">
            <text:p>-7523,78392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1460.97067951" calcext:value-type="float">
            <text:p>-1460,97067951</text:p>
          </table:table-cell>
          <table:table-cell office:value-type="float" office:value="-1952.59080076" calcext:value-type="float">
            <text:p>-1952,59080076</text:p>
          </table:table-cell>
          <table:table-cell office:value-type="float" office:value="-8209.7942274" calcext:value-type="float">
            <text:p>-8209,794227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903.65456921" calcext:value-type="float">
            <text:p>-903,65456921</text:p>
          </table:table-cell>
          <table:table-cell office:value-type="float" office:value="-1917.20843911" calcext:value-type="float">
            <text:p>-1917,20843911</text:p>
          </table:table-cell>
          <table:table-cell office:value-type="float" office:value="-8498.1429046" calcext:value-type="float">
            <text:p>-8498,14290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549.24993005" calcext:value-type="float">
            <text:p>-549,24993005</text:p>
          </table:table-cell>
          <table:table-cell office:value-type="float" office:value="-2066.93197298" calcext:value-type="float">
            <text:p>-2066,93197298</text:p>
          </table:table-cell>
          <table:table-cell office:value-type="float" office:value="-8740.2006118" calcext:value-type="float">
            <text:p>-8740,20061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140.25051509" calcext:value-type="float">
            <text:p>-140,25051509</text:p>
          </table:table-cell>
          <table:table-cell office:value-type="float" office:value="-2036.16655118" calcext:value-type="float">
            <text:p>-2036,16655118</text:p>
          </table:table-cell>
          <table:table-cell office:value-type="float" office:value="-8878.2184946" calcext:value-type="float">
            <text:p>-8878,21849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271.55355538" calcext:value-type="float">
            <text:p>271,55355538</text:p>
          </table:table-cell>
          <table:table-cell office:value-type="float" office:value="-1913.48107769" calcext:value-type="float">
            <text:p>-1913,48107769</text:p>
          </table:table-cell>
          <table:table-cell office:value-type="float" office:value="-8842.3210336" calcext:value-type="float">
            <text:p>-8842,3210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530.9958906" calcext:value-type="float">
            <text:p>530,9958906</text:p>
          </table:table-cell>
          <table:table-cell office:value-type="float" office:value="-1806.20027569" calcext:value-type="float">
            <text:p>-1806,20027569</text:p>
          </table:table-cell>
          <table:table-cell office:value-type="float" office:value="-8715.5143747" calcext:value-type="float">
            <text:p>-8715,514374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894.69263849" calcext:value-type="float">
            <text:p>894,69263849</text:p>
          </table:table-cell>
          <table:table-cell office:value-type="float" office:value="-1773.75822847" calcext:value-type="float">
            <text:p>-1773,75822847</text:p>
          </table:table-cell>
          <table:table-cell office:value-type="float" office:value="-8625.2490133" calcext:value-type="float">
            <text:p>-8625,249013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629.67966168" calcext:value-type="float">
            <text:p>1629,67966168</text:p>
          </table:table-cell>
          <table:table-cell office:value-type="float" office:value="-1601.04528208" calcext:value-type="float">
            <text:p>-1601,04528208</text:p>
          </table:table-cell>
          <table:table-cell office:value-type="float" office:value="-8189.3115569" calcext:value-type="float">
            <text:p>-8189,3115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710.89052985" calcext:value-type="float">
            <text:p>1710,89052985</text:p>
          </table:table-cell>
          <table:table-cell office:value-type="float" office:value="-1563.63566726" calcext:value-type="float">
            <text:p>-1563,63566726</text:p>
          </table:table-cell>
          <table:table-cell office:value-type="float" office:value="-7374.6804592" calcext:value-type="float">
            <text:p>-7374,68045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488.38003379" calcext:value-type="float">
            <text:p>1488,38003379</text:p>
          </table:table-cell>
          <table:table-cell office:value-type="float" office:value="-1584.49952354" calcext:value-type="float">
            <text:p>-1584,49952354</text:p>
          </table:table-cell>
          <table:table-cell office:value-type="float" office:value="-7123.8444053" calcext:value-type="float">
            <text:p>-7123,844405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2376.5235067" calcext:value-type="float">
            <text:p>2376,5235067</text:p>
          </table:table-cell>
          <table:table-cell office:value-type="float" office:value="-1212.80873296" calcext:value-type="float">
            <text:p>-1212,80873296</text:p>
          </table:table-cell>
          <table:table-cell office:value-type="float" office:value="-6557.02578684" calcext:value-type="float">
            <text:p>-6557,02578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429.19116418" calcext:value-type="float">
            <text:p>2429,19116418</text:p>
          </table:table-cell>
          <table:table-cell office:value-type="float" office:value="-998.97964063" calcext:value-type="float">
            <text:p>-998,97964063</text:p>
          </table:table-cell>
          <table:table-cell office:value-type="float" office:value="-5259.92972326" calcext:value-type="float">
            <text:p>-5259,929723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1798.01492455" calcext:value-type="float">
            <text:p>1798,01492455</text:p>
          </table:table-cell>
          <table:table-cell office:value-type="float" office:value="-935.47491137" calcext:value-type="float">
            <text:p>-935,47491137</text:p>
          </table:table-cell>
          <table:table-cell office:value-type="float" office:value="-4986.86513363" calcext:value-type="float">
            <text:p>-4986,865133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2270.16666686" calcext:value-type="float">
            <text:p>2270,16666686</text:p>
          </table:table-cell>
          <table:table-cell office:value-type="float" office:value="-163.96290317" calcext:value-type="float">
            <text:p>-163,96290317</text:p>
          </table:table-cell>
          <table:table-cell office:value-type="float" office:value="-4296.70822584" calcext:value-type="float">
            <text:p>-4296,708225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754.01544366" calcext:value-type="float">
            <text:p>1754,01544366</text:p>
          </table:table-cell>
          <table:table-cell office:value-type="float" office:value="-712.97824143" calcext:value-type="float">
            <text:p>-712,97824143</text:p>
          </table:table-cell>
          <table:table-cell office:value-type="float" office:value="-3176.68333202" calcext:value-type="float">
            <text:p>-3176,6833320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029.45968464" calcext:value-type="float">
            <text:p>1029,45968464</text:p>
          </table:table-cell>
          <table:table-cell office:value-type="float" office:value="-780.43946742" calcext:value-type="float">
            <text:p>-780,43946742</text:p>
          </table:table-cell>
          <table:table-cell office:value-type="float" office:value="-3430.15241758" calcext:value-type="float">
            <text:p>-3430,1524175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810.74662166" calcext:value-type="float">
            <text:p>1810,74662166</text:p>
          </table:table-cell>
          <table:table-cell office:value-type="float" office:value="167.37200856" calcext:value-type="float">
            <text:p>167,37200856</text:p>
          </table:table-cell>
          <table:table-cell office:value-type="float" office:value="-2975.01106675" calcext:value-type="float">
            <text:p>-2975,0110667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1276.66801349" calcext:value-type="float">
            <text:p>1276,66801349</text:p>
          </table:table-cell>
          <table:table-cell office:value-type="float" office:value="-635.96782637" calcext:value-type="float">
            <text:p>-635,96782637</text:p>
          </table:table-cell>
          <table:table-cell office:value-type="float" office:value="-2014.61922187" calcext:value-type="float">
            <text:p>-2014,619221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694.6438529" calcext:value-type="float">
            <text:p>-694,6438529</text:p>
          </table:table-cell>
          <table:table-cell office:value-type="float" office:value="-2489.05742293" calcext:value-type="float">
            <text:p>-2489,05742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17.29374587" calcext:value-type="float">
            <text:p>17,29374587</text:p>
          </table:table-cell>
          <table:table-cell office:value-type="float" office:value="-2911.9764048" calcext:value-type="float">
            <text:p>-2911,9764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212.02791592" calcext:value-type="float">
            <text:p>-212,02791592</text:p>
          </table:table-cell>
          <table:table-cell office:value-type="float" office:value="-13.77935869" calcext:value-type="float">
            <text:p>-13,77935869</text:p>
          </table:table-cell>
          <table:table-cell office:value-type="float" office:value="-2916.56718048" calcext:value-type="float">
            <text:p>-2916,56718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717.97513895" calcext:value-type="float">
            <text:p>-717,97513895</text:p>
          </table:table-cell>
          <table:table-cell office:value-type="float" office:value="-254.38599463" calcext:value-type="float">
            <text:p>-254,38599463</text:p>
          </table:table-cell>
          <table:table-cell office:value-type="float" office:value="-3113.44025049" calcext:value-type="float">
            <text:p>-3113,44025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803.18308776" calcext:value-type="float">
            <text:p>-803,18308776</text:p>
          </table:table-cell>
          <table:table-cell office:value-type="float" office:value="23.0194178" calcext:value-type="float">
            <text:p>23,0194178</text:p>
          </table:table-cell>
          <table:table-cell office:value-type="float" office:value="-3520.81364915" calcext:value-type="float">
            <text:p>-3520,81364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118.24981726" calcext:value-type="float">
            <text:p>-1118,24981726</text:p>
          </table:table-cell>
          <table:table-cell office:value-type="float" office:value="53.62480206" calcext:value-type="float">
            <text:p>53,62480206</text:p>
          </table:table-cell>
          <table:table-cell office:value-type="float" office:value="-3282.71791258" calcext:value-type="float">
            <text:p>-3282,717912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2109.13335946" calcext:value-type="float">
            <text:p>-2109,13335946</text:p>
          </table:table-cell>
          <table:table-cell office:value-type="float" office:value="-677.72325616" calcext:value-type="float">
            <text:p>-677,72325616</text:p>
          </table:table-cell>
          <table:table-cell office:value-type="float" office:value="-3945.49568778" calcext:value-type="float">
            <text:p>-3945,495687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957.24551454" calcext:value-type="float">
            <text:p>-1957,24551454</text:p>
          </table:table-cell>
          <table:table-cell office:value-type="float" office:value="-116.80416592" calcext:value-type="float">
            <text:p>-116,80416592</text:p>
          </table:table-cell>
          <table:table-cell office:value-type="float" office:value="-4946.2659952" calcext:value-type="float">
            <text:p>-4946,26599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738.76880172" calcext:value-type="float">
            <text:p>-1738,76880172</text:p>
          </table:table-cell>
          <table:table-cell office:value-type="float" office:value="-206.15105581" calcext:value-type="float">
            <text:p>-206,15105581</text:p>
          </table:table-cell>
          <table:table-cell office:value-type="float" office:value="-4981.89185696" calcext:value-type="float">
            <text:p>-4981,891856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2482.66485712" calcext:value-type="float">
            <text:p>-2482,66485712</text:p>
          </table:table-cell>
          <table:table-cell office:value-type="float" office:value="-961.32241659" calcext:value-type="float">
            <text:p>-961,32241659</text:p>
          </table:table-cell>
          <table:table-cell office:value-type="float" office:value="-5706.57472369" calcext:value-type="float">
            <text:p>-5706,57472369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456.84408825" calcext:value-type="float">
            <text:p>-2456,84408825</text:p>
          </table:table-cell>
          <table:table-cell office:value-type="float" office:value="-671.62313865" calcext:value-type="float">
            <text:p>-671,62313865</text:p>
          </table:table-cell>
          <table:table-cell office:value-type="float" office:value="-6753.6236108" calcext:value-type="float">
            <text:p>-6753,62361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2243.78942681" calcext:value-type="float">
            <text:p>-2243,78942681</text:p>
          </table:table-cell>
          <table:table-cell office:value-type="float" office:value="-830.10235781" calcext:value-type="float">
            <text:p>-830,10235781</text:p>
          </table:table-cell>
          <table:table-cell office:value-type="float" office:value="-7317.1842216" calcext:value-type="float">
            <text:p>-7317,18422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2026.48330315" calcext:value-type="float">
            <text:p>-2026,48330315</text:p>
          </table:table-cell>
          <table:table-cell office:value-type="float" office:value="-1397.8974738" calcext:value-type="float">
            <text:p>-1397,8974738</text:p>
          </table:table-cell>
          <table:table-cell office:value-type="float" office:value="-8210.0493232" calcext:value-type="float">
            <text:p>-8210,04932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268.65158275" calcext:value-type="float">
            <text:p>-1268,65158275</text:p>
          </table:table-cell>
          <table:table-cell office:value-type="float" office:value="-1245.96884665" calcext:value-type="float">
            <text:p>-1245,96884665</text:p>
          </table:table-cell>
          <table:table-cell office:value-type="float" office:value="-8715.4326414" calcext:value-type="float">
            <text:p>-8715,43264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867.78617482" calcext:value-type="float">
            <text:p>-867,78617482</text:p>
          </table:table-cell>
          <table:table-cell office:value-type="float" office:value="-1142.76863811" calcext:value-type="float">
            <text:p>-1142,76863811</text:p>
          </table:table-cell>
          <table:table-cell office:value-type="float" office:value="-8960.6440654" calcext:value-type="float">
            <text:p>-8960,64406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593.4257" calcext:value-type="float">
            <text:p>-593,4257</text:p>
          </table:table-cell>
          <table:table-cell office:value-type="float" office:value="-1239.55497484" calcext:value-type="float">
            <text:p>-1239,55497484</text:p>
          </table:table-cell>
          <table:table-cell office:value-type="float" office:value="-9294.0441925" calcext:value-type="float">
            <text:p>-9294,0441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89.24896202" calcext:value-type="float">
            <text:p>-89,24896202</text:p>
          </table:table-cell>
          <table:table-cell office:value-type="float" office:value="-1225.35557506" calcext:value-type="float">
            <text:p>-1225,35557506</text:p>
          </table:table-cell>
          <table:table-cell office:value-type="float" office:value="-9431.8945686" calcext:value-type="float">
            <text:p>-9431,89456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358.52815818" calcext:value-type="float">
            <text:p>358,52815818</text:p>
          </table:table-cell>
          <table:table-cell office:value-type="float" office:value="-1132.30361532" calcext:value-type="float">
            <text:p>-1132,30361532</text:p>
          </table:table-cell>
          <table:table-cell office:value-type="float" office:value="-9353.3999548" calcext:value-type="float">
            <text:p>-9353,39995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627.31700881" calcext:value-type="float">
            <text:p>627,31700881</text:p>
          </table:table-cell>
          <table:table-cell office:value-type="float" office:value="-1059.46311879" calcext:value-type="float">
            <text:p>-1059,46311879</text:p>
          </table:table-cell>
          <table:table-cell office:value-type="float" office:value="-9192.2473673" calcext:value-type="float">
            <text:p>-9192,247367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048.22157806" calcext:value-type="float">
            <text:p>1048,22157806</text:p>
          </table:table-cell>
          <table:table-cell office:value-type="float" office:value="-866.85820807" calcext:value-type="float">
            <text:p>-866,85820807</text:p>
          </table:table-cell>
          <table:table-cell office:value-type="float" office:value="-9059.1101866" calcext:value-type="float">
            <text:p>-9059,11018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650.32340956" calcext:value-type="float">
            <text:p>1650,32340956</text:p>
          </table:table-cell>
          <table:table-cell office:value-type="float" office:value="-576.83875388" calcext:value-type="float">
            <text:p>-576,83875388</text:p>
          </table:table-cell>
          <table:table-cell office:value-type="float" office:value="-8524.9825418" calcext:value-type="float">
            <text:p>-8524,98254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663.10431683" calcext:value-type="float">
            <text:p>1663,10431683</text:p>
          </table:table-cell>
          <table:table-cell office:value-type="float" office:value="-848.48279008" calcext:value-type="float">
            <text:p>-848,48279008</text:p>
          </table:table-cell>
          <table:table-cell office:value-type="float" office:value="-7802.9707232" calcext:value-type="float">
            <text:p>-7802,97072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759.32679496" calcext:value-type="float">
            <text:p>1759,32679496</text:p>
          </table:table-cell>
          <table:table-cell office:value-type="float" office:value="-743.47813821" calcext:value-type="float">
            <text:p>-743,47813821</text:p>
          </table:table-cell>
          <table:table-cell office:value-type="float" office:value="-7552.2129655" calcext:value-type="float">
            <text:p>-7552,21296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2552.5080919" calcext:value-type="float">
            <text:p>2552,5080919</text:p>
          </table:table-cell>
          <table:table-cell office:value-type="float" office:value="-141.01701251" calcext:value-type="float">
            <text:p>-141,01701251</text:p>
          </table:table-cell>
          <table:table-cell office:value-type="float" office:value="-6746.9244684" calcext:value-type="float">
            <text:p>-6746,924468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61.73172351" calcext:value-type="float">
            <text:p>2461,73172351</text:p>
          </table:table-cell>
          <table:table-cell office:value-type="float" office:value="-608.20727082" calcext:value-type="float">
            <text:p>-608,20727082</text:p>
          </table:table-cell>
          <table:table-cell office:value-type="float" office:value="-5520.01202841" calcext:value-type="float">
            <text:p>-5520,012028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2420.38833501" calcext:value-type="float">
            <text:p>2420,38833501</text:p>
          </table:table-cell>
          <table:table-cell office:value-type="float" office:value="-635.70352745" calcext:value-type="float">
            <text:p>-635,70352745</text:p>
          </table:table-cell>
          <table:table-cell office:value-type="float" office:value="-5177.18581469" calcext:value-type="float">
            <text:p>-5177,185814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2346.55810778" calcext:value-type="float">
            <text:p>2346,55810778</text:p>
          </table:table-cell>
          <table:table-cell office:value-type="float" office:value="127.54258288" calcext:value-type="float">
            <text:p>127,54258288</text:p>
          </table:table-cell>
          <table:table-cell office:value-type="float" office:value="-4007.73584497" calcext:value-type="float">
            <text:p>-4007,735844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269.46257219" calcext:value-type="float">
            <text:p>1269,46257219</text:p>
          </table:table-cell>
          <table:table-cell office:value-type="float" office:value="-577.63249551" calcext:value-type="float">
            <text:p>-577,63249551</text:p>
          </table:table-cell>
          <table:table-cell office:value-type="float" office:value="-3458.30784969" calcext:value-type="float">
            <text:p>-3458,307849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622.62283174" calcext:value-type="float">
            <text:p>1622,62283174</text:p>
          </table:table-cell>
          <table:table-cell office:value-type="float" office:value="-622.68442044" calcext:value-type="float">
            <text:p>-622,68442044</text:p>
          </table:table-cell>
          <table:table-cell office:value-type="float" office:value="-3645.10648614" calcext:value-type="float">
            <text:p>-3645,106486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1861.1666824" calcext:value-type="float">
            <text:p>1861,1666824</text:p>
          </table:table-cell>
          <table:table-cell office:value-type="float" office:value="354.17048957" calcext:value-type="float">
            <text:p>354,17048957</text:p>
          </table:table-cell>
          <table:table-cell office:value-type="float" office:value="-2570.73158672" calcext:value-type="float">
            <text:p>-2570,7315867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662.3263292" calcext:value-type="float">
            <text:p>662,3263292</text:p>
          </table:table-cell>
          <table:table-cell office:value-type="float" office:value="-529.00838987" calcext:value-type="float">
            <text:p>-529,00838987</text:p>
          </table:table-cell>
          <table:table-cell office:value-type="float" office:value="-2478.22689973" calcext:value-type="float">
            <text:p>-2478,226899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513.75057166" calcext:value-type="float">
            <text:p>-513,75057166</text:p>
          </table:table-cell>
          <table:table-cell office:value-type="float" office:value="-2687.66986051" calcext:value-type="float">
            <text:p>-2687,669860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268.84137528" calcext:value-type="float">
            <text:p>268,84137528</text:p>
          </table:table-cell>
          <table:table-cell office:value-type="float" office:value="-2772.88723957" calcext:value-type="float">
            <text:p>-2772,88723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358.94755808" calcext:value-type="float">
            <text:p>-358,94755808</text:p>
          </table:table-cell>
          <table:table-cell office:value-type="float" office:value="255.72638792" calcext:value-type="float">
            <text:p>255,72638792</text:p>
          </table:table-cell>
          <table:table-cell office:value-type="float" office:value="-2798.53707134" calcext:value-type="float">
            <text:p>-2798,53707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599.95340816" calcext:value-type="float">
            <text:p>-599,95340816</text:p>
          </table:table-cell>
          <table:table-cell office:value-type="float" office:value="139.88086604" calcext:value-type="float">
            <text:p>139,88086604</text:p>
          </table:table-cell>
          <table:table-cell office:value-type="float" office:value="-3127.06136657" calcext:value-type="float">
            <text:p>-3127,061366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620.63106943" calcext:value-type="float">
            <text:p>-620,63106943</text:p>
          </table:table-cell>
          <table:table-cell office:value-type="float" office:value="544.92672691" calcext:value-type="float">
            <text:p>544,92672691</text:p>
          </table:table-cell>
          <table:table-cell office:value-type="float" office:value="-3266.08070373" calcext:value-type="float">
            <text:p>-3266,080703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667.88079239" calcext:value-type="float">
            <text:p>-1667,88079239</text:p>
          </table:table-cell>
          <table:table-cell office:value-type="float" office:value="430.3554653" calcext:value-type="float">
            <text:p>430,3554653</text:p>
          </table:table-cell>
          <table:table-cell office:value-type="float" office:value="-3132.14300569" calcext:value-type="float">
            <text:p>-3132,143005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170.01027636" calcext:value-type="float">
            <text:p>-2170,01027636</text:p>
          </table:table-cell>
          <table:table-cell office:value-type="float" office:value="-261.11492925" calcext:value-type="float">
            <text:p>-261,11492925</text:p>
          </table:table-cell>
          <table:table-cell office:value-type="float" office:value="-4239.01341766" calcext:value-type="float">
            <text:p>-4239,013417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1605.60384751" calcext:value-type="float">
            <text:p>-1605,60384751</text:p>
          </table:table-cell>
          <table:table-cell office:value-type="float" office:value="398.20151205" calcext:value-type="float">
            <text:p>398,20151205</text:p>
          </table:table-cell>
          <table:table-cell office:value-type="float" office:value="-4690.56565621" calcext:value-type="float">
            <text:p>-4690,565656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2284.07826814" calcext:value-type="float">
            <text:p>-2284,07826814</text:p>
          </table:table-cell>
          <table:table-cell office:value-type="float" office:value="287.41920697" calcext:value-type="float">
            <text:p>287,41920697</text:p>
          </table:table-cell>
          <table:table-cell office:value-type="float" office:value="-4842.11979088" calcext:value-type="float">
            <text:p>-4842,119790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695.19111234" calcext:value-type="float">
            <text:p>-2695,19111234</text:p>
          </table:table-cell>
          <table:table-cell office:value-type="float" office:value="-463.87419783" calcext:value-type="float">
            <text:p>-463,87419783</text:p>
          </table:table-cell>
          <table:table-cell office:value-type="float" office:value="-5993.88668845" calcext:value-type="float">
            <text:p>-5993,886688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178.09400458" calcext:value-type="float">
            <text:p>-2178,09400458</text:p>
          </table:table-cell>
          <table:table-cell office:value-type="float" office:value="-164.01687904" calcext:value-type="float">
            <text:p>-164,01687904</text:p>
          </table:table-cell>
          <table:table-cell office:value-type="float" office:value="-6636.95087543" calcext:value-type="float">
            <text:p>-6636,9508754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2427.68200928" calcext:value-type="float">
            <text:p>-2427,68200928</text:p>
          </table:table-cell>
          <table:table-cell office:value-type="float" office:value="-300.2168696" calcext:value-type="float">
            <text:p>-300,2168696</text:p>
          </table:table-cell>
          <table:table-cell office:value-type="float" office:value="-7290.6688108" calcext:value-type="float">
            <text:p>-7290,66881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2178.28071549" calcext:value-type="float">
            <text:p>-2178,28071549</text:p>
          </table:table-cell>
          <table:table-cell office:value-type="float" office:value="-446.8677292" calcext:value-type="float">
            <text:p>-446,8677292</text:p>
          </table:table-cell>
          <table:table-cell office:value-type="float" office:value="-8428.3055551" calcext:value-type="float">
            <text:p>-8428,30555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205.84184449" calcext:value-type="float">
            <text:p>-1205,84184449</text:p>
          </table:table-cell>
          <table:table-cell office:value-type="float" office:value="-359.68550814" calcext:value-type="float">
            <text:p>-359,68550814</text:p>
          </table:table-cell>
          <table:table-cell office:value-type="float" office:value="-8854.7919647" calcext:value-type="float">
            <text:p>-8854,791964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897.2406974" calcext:value-type="float">
            <text:p>-897,2406974</text:p>
          </table:table-cell>
          <table:table-cell office:value-type="float" office:value="-418.05186603" calcext:value-type="float">
            <text:p>-418,05186603</text:p>
          </table:table-cell>
          <table:table-cell office:value-type="float" office:value="-9104.4840606" calcext:value-type="float">
            <text:p>-9104,48406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631.83686633" calcext:value-type="float">
            <text:p>-631,83686633</text:p>
          </table:table-cell>
          <table:table-cell office:value-type="float" office:value="-459.98395807" calcext:value-type="float">
            <text:p>-459,98395807</text:p>
          </table:table-cell>
          <table:table-cell office:value-type="float" office:value="-9503.7943925" calcext:value-type="float">
            <text:p>-9503,79439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32.99915557" calcext:value-type="float">
            <text:p>-32,99915557</text:p>
          </table:table-cell>
          <table:table-cell office:value-type="float" office:value="-378.44216417" calcext:value-type="float">
            <text:p>-378,44216417</text:p>
          </table:table-cell>
          <table:table-cell office:value-type="float" office:value="-9633.2192573" calcext:value-type="float">
            <text:p>-9633,21925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437.44601165" calcext:value-type="float">
            <text:p>437,44601165</text:p>
          </table:table-cell>
          <table:table-cell office:value-type="float" office:value="-245.07278425" calcext:value-type="float">
            <text:p>-245,07278425</text:p>
          </table:table-cell>
          <table:table-cell office:value-type="float" office:value="-9504.5903324" calcext:value-type="float">
            <text:p>-9504,59033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796.44129852" calcext:value-type="float">
            <text:p>796,44129852</text:p>
          </table:table-cell>
          <table:table-cell office:value-type="float" office:value="-228.34851292" calcext:value-type="float">
            <text:p>-228,34851292</text:p>
          </table:table-cell>
          <table:table-cell office:value-type="float" office:value="-9314.2154135" calcext:value-type="float">
            <text:p>-9314,215413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1377.31700273" calcext:value-type="float">
            <text:p>1377,31700273</text:p>
          </table:table-cell>
          <table:table-cell office:value-type="float" office:value="-48.38600171" calcext:value-type="float">
            <text:p>-48,38600171</text:p>
          </table:table-cell>
          <table:table-cell office:value-type="float" office:value="-9044.4604356" calcext:value-type="float">
            <text:p>-9044,46043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648.05507967" calcext:value-type="float">
            <text:p>1648,05507967</text:p>
          </table:table-cell>
          <table:table-cell office:value-type="float" office:value="226.86353564" calcext:value-type="float">
            <text:p>226,86353564</text:p>
          </table:table-cell>
          <table:table-cell office:value-type="float" office:value="-8321.8331349" calcext:value-type="float">
            <text:p>-8321,8331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544.25114552" calcext:value-type="float">
            <text:p>1544,25114552</text:p>
          </table:table-cell>
          <table:table-cell office:value-type="float" office:value="-74.64441257" calcext:value-type="float">
            <text:p>-74,64441257</text:p>
          </table:table-cell>
          <table:table-cell office:value-type="float" office:value="-7799.8615078" calcext:value-type="float">
            <text:p>-7799,861507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195.84581136" calcext:value-type="float">
            <text:p>2195,84581136</text:p>
          </table:table-cell>
          <table:table-cell office:value-type="float" office:value="24.01660694" calcext:value-type="float">
            <text:p>24,01660694</text:p>
          </table:table-cell>
          <table:table-cell office:value-type="float" office:value="-7488.7262579" calcext:value-type="float">
            <text:p>-7488,72625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11.79437409" calcext:value-type="float">
            <text:p>2511,79437409</text:p>
          </table:table-cell>
          <table:table-cell office:value-type="float" office:value="533.32939072" calcext:value-type="float">
            <text:p>533,32939072</text:p>
          </table:table-cell>
          <table:table-cell office:value-type="float" office:value="-6335.55968477" calcext:value-type="float">
            <text:p>-6335,559684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1934.50464857" calcext:value-type="float">
            <text:p>1934,50464857</text:p>
          </table:table-cell>
          <table:table-cell office:value-type="float" office:value="-102.06153416" calcext:value-type="float">
            <text:p>-102,06153416</text:p>
          </table:table-cell>
          <table:table-cell office:value-type="float" office:value="-5535.99403823" calcext:value-type="float">
            <text:p>-5535,994038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2533.76477825" calcext:value-type="float">
            <text:p>2533,76477825</text:p>
          </table:table-cell>
          <table:table-cell office:value-type="float" office:value="-295.67955456" calcext:value-type="float">
            <text:p>-295,67955456</text:p>
          </table:table-cell>
          <table:table-cell office:value-type="float" office:value="-5321.99341585" calcext:value-type="float">
            <text:p>-5321,993415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2328.23769947" calcext:value-type="float">
            <text:p>2328,23769947</text:p>
          </table:table-cell>
          <table:table-cell office:value-type="float" office:value="-85.36220961" calcext:value-type="float">
            <text:p>-85,36220961</text:p>
          </table:table-cell>
          <table:table-cell office:value-type="float" office:value="-3986.51201042" calcext:value-type="float">
            <text:p>-3986,512010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003.78844101" calcext:value-type="float">
            <text:p>1003,78844101</text:p>
          </table:table-cell>
          <table:table-cell office:value-type="float" office:value="-412.49345826" calcext:value-type="float">
            <text:p>-412,49345826</text:p>
          </table:table-cell>
          <table:table-cell office:value-type="float" office:value="-3910.87618076" calcext:value-type="float">
            <text:p>-3910,876180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961.26266972" calcext:value-type="float">
            <text:p>1961,26266972</text:p>
          </table:table-cell>
          <table:table-cell office:value-type="float" office:value="-370.75520325" calcext:value-type="float">
            <text:p>-370,75520325</text:p>
          </table:table-cell>
          <table:table-cell office:value-type="float" office:value="-3878.42420012" calcext:value-type="float">
            <text:p>-3878,4242001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1904.42265223" calcext:value-type="float">
            <text:p>1904,42265223</text:p>
          </table:table-cell>
          <table:table-cell office:value-type="float" office:value="-1.81636665" calcext:value-type="float">
            <text:p>-1,81636665</text:p>
          </table:table-cell>
          <table:table-cell office:value-type="float" office:value="-2420.52158863" calcext:value-type="float">
            <text:p>-2420,521588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408.74695226" calcext:value-type="float">
            <text:p>408,74695226</text:p>
          </table:table-cell>
          <table:table-cell office:value-type="float" office:value="-367.62437499" calcext:value-type="float">
            <text:p>-367,62437499</text:p>
          </table:table-cell>
          <table:table-cell office:value-type="float" office:value="-2791.84248561" calcext:value-type="float">
            <text:p>-2791,8424856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10.51360382" calcext:value-type="float">
            <text:p>10,51360382</text:p>
          </table:table-cell>
          <table:table-cell office:value-type="float" office:value="-2787.38729381" calcext:value-type="float">
            <text:p>-2787,38729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455.44237848" calcext:value-type="float">
            <text:p>455,44237848</text:p>
          </table:table-cell>
          <table:table-cell office:value-type="float" office:value="-2537.23319338" calcext:value-type="float">
            <text:p>-2537,233193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340.98842449" calcext:value-type="float">
            <text:p>-340,98842449</text:p>
          </table:table-cell>
          <table:table-cell office:value-type="float" office:value="458.57167512" calcext:value-type="float">
            <text:p>458,57167512</text:p>
          </table:table-cell>
          <table:table-cell office:value-type="float" office:value="-2572.09154535" calcext:value-type="float">
            <text:p>-2572,09154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428.77479996" calcext:value-type="float">
            <text:p>-428,77479996</text:p>
          </table:table-cell>
          <table:table-cell office:value-type="float" office:value="531.36482275" calcext:value-type="float">
            <text:p>531,36482275</text:p>
          </table:table-cell>
          <table:table-cell office:value-type="float" office:value="-2869.64279985" calcext:value-type="float">
            <text:p>-2869,642799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512.7084885" calcext:value-type="float">
            <text:p>-512,7084885</text:p>
          </table:table-cell>
          <table:table-cell office:value-type="float" office:value="716.48972617" calcext:value-type="float">
            <text:p>716,48972617</text:p>
          </table:table-cell>
          <table:table-cell office:value-type="float" office:value="-2769.53939094" calcext:value-type="float">
            <text:p>-2769,539390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1924.29147275" calcext:value-type="float">
            <text:p>-1924,29147275</text:p>
          </table:table-cell>
          <table:table-cell office:value-type="float" office:value="633.88225841" calcext:value-type="float">
            <text:p>633,88225841</text:p>
          </table:table-cell>
          <table:table-cell office:value-type="float" office:value="-2770.8735606" calcext:value-type="float">
            <text:p>-2770,87356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141.28731338" calcext:value-type="float">
            <text:p>-2141,28731338</text:p>
          </table:table-cell>
          <table:table-cell office:value-type="float" office:value="490.18431795" calcext:value-type="float">
            <text:p>490,18431795</text:p>
          </table:table-cell>
          <table:table-cell office:value-type="float" office:value="-4027.30657512" calcext:value-type="float">
            <text:p>-4027,306575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1408.71137899" calcext:value-type="float">
            <text:p>-1408,71137899</text:p>
          </table:table-cell>
          <table:table-cell office:value-type="float" office:value="798.28359417" calcext:value-type="float">
            <text:p>798,28359417</text:p>
          </table:table-cell>
          <table:table-cell office:value-type="float" office:value="-4022.4694391" calcext:value-type="float">
            <text:p>-4022,46943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2600.8445116" calcext:value-type="float">
            <text:p>-2600,8445116</text:p>
          </table:table-cell>
          <table:table-cell office:value-type="float" office:value="702.52607393" calcext:value-type="float">
            <text:p>702,52607393</text:p>
          </table:table-cell>
          <table:table-cell office:value-type="float" office:value="-4392.2014284" calcext:value-type="float">
            <text:p>-4392,20142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934.10094246" calcext:value-type="float">
            <text:p>-2934,10094246</text:p>
          </table:table-cell>
          <table:table-cell office:value-type="float" office:value="374.09355463" calcext:value-type="float">
            <text:p>374,09355463</text:p>
          </table:table-cell>
          <table:table-cell office:value-type="float" office:value="-5860.63633269" calcext:value-type="float">
            <text:p>-5860,636332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293.18676002" calcext:value-type="float">
            <text:p>-2293,18676002</text:p>
          </table:table-cell>
          <table:table-cell office:value-type="float" office:value="212.75682902" calcext:value-type="float">
            <text:p>212,75682902</text:p>
          </table:table-cell>
          <table:table-cell office:value-type="float" office:value="-6399.36978596" calcext:value-type="float">
            <text:p>-6399,369785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2526.64027764" calcext:value-type="float">
            <text:p>-2526,64027764</text:p>
          </table:table-cell>
          <table:table-cell office:value-type="float" office:value="-303.11716828" calcext:value-type="float">
            <text:p>-303,11716828</text:p>
          </table:table-cell>
          <table:table-cell office:value-type="float" office:value="-7257.16597" calcext:value-type="float">
            <text:p>-7257,16597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2085.95194169" calcext:value-type="float">
            <text:p>-2085,95194169</text:p>
          </table:table-cell>
          <table:table-cell office:value-type="float" office:value="39.81011695" calcext:value-type="float">
            <text:p>39,81011695</text:p>
          </table:table-cell>
          <table:table-cell office:value-type="float" office:value="-8372.5631631" calcext:value-type="float">
            <text:p>-8372,56316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239.83571958" calcext:value-type="float">
            <text:p>-1239,83571958</text:p>
          </table:table-cell>
          <table:table-cell office:value-type="float" office:value="207.40766426" calcext:value-type="float">
            <text:p>207,40766426</text:p>
          </table:table-cell>
          <table:table-cell office:value-type="float" office:value="-8745.507253" calcext:value-type="float">
            <text:p>-8745,5072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968.08462408" calcext:value-type="float">
            <text:p>-968,08462408</text:p>
          </table:table-cell>
          <table:table-cell office:value-type="float" office:value="13.94768681" calcext:value-type="float">
            <text:p>13,94768681</text:p>
          </table:table-cell>
          <table:table-cell office:value-type="float" office:value="-9069.952006" calcext:value-type="float">
            <text:p>-9069,95200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553.81599814" calcext:value-type="float">
            <text:p>-553,81599814</text:p>
          </table:table-cell>
          <table:table-cell office:value-type="float" office:value="99.08787919" calcext:value-type="float">
            <text:p>99,08787919</text:p>
          </table:table-cell>
          <table:table-cell office:value-type="float" office:value="-9464.8174842" calcext:value-type="float">
            <text:p>-9464,81748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125.66221113" calcext:value-type="float">
            <text:p>125,66221113</text:p>
          </table:table-cell>
          <table:table-cell office:value-type="float" office:value="286.19989608" calcext:value-type="float">
            <text:p>286,19989608</text:p>
          </table:table-cell>
          <table:table-cell office:value-type="float" office:value="-9515.1955681" calcext:value-type="float">
            <text:p>-9515,19556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508.6218101" calcext:value-type="float">
            <text:p>508,6218101</text:p>
          </table:table-cell>
          <table:table-cell office:value-type="float" office:value="436.11983107" calcext:value-type="float">
            <text:p>436,11983107</text:p>
          </table:table-cell>
          <table:table-cell office:value-type="float" office:value="-9302.3584838" calcext:value-type="float">
            <text:p>-9302,35848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824.00379202" calcext:value-type="float">
            <text:p>824,00379202</text:p>
          </table:table-cell>
          <table:table-cell office:value-type="float" office:value="410.23517904" calcext:value-type="float">
            <text:p>410,23517904</text:p>
          </table:table-cell>
          <table:table-cell office:value-type="float" office:value="-9131.7883495" calcext:value-type="float">
            <text:p>-9131,78834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503.43362729" calcext:value-type="float">
            <text:p>1503,43362729</text:p>
          </table:table-cell>
          <table:table-cell office:value-type="float" office:value="444.45320464" calcext:value-type="float">
            <text:p>444,45320464</text:p>
          </table:table-cell>
          <table:table-cell office:value-type="float" office:value="-8820.2883717" calcext:value-type="float">
            <text:p>-8820,288371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624.0649987" calcext:value-type="float">
            <text:p>1624,0649987</text:p>
          </table:table-cell>
          <table:table-cell office:value-type="float" office:value="534.91686125" calcext:value-type="float">
            <text:p>534,91686125</text:p>
          </table:table-cell>
          <table:table-cell office:value-type="float" office:value="-8018.9643316" calcext:value-type="float">
            <text:p>-8018,96433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460.25738813" calcext:value-type="float">
            <text:p>1460,25738813</text:p>
          </table:table-cell>
          <table:table-cell office:value-type="float" office:value="409.35076162" calcext:value-type="float">
            <text:p>409,35076162</text:p>
          </table:table-cell>
          <table:table-cell office:value-type="float" office:value="-7619.3942474" calcext:value-type="float">
            <text:p>-7619,39424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2367.30059825" calcext:value-type="float">
            <text:p>2367,30059825</text:p>
          </table:table-cell>
          <table:table-cell office:value-type="float" office:value="438.65470706" calcext:value-type="float">
            <text:p>438,65470706</text:p>
          </table:table-cell>
          <table:table-cell office:value-type="float" office:value="-7286.5148309" calcext:value-type="float">
            <text:p>-7286,514830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26.4299508" calcext:value-type="float">
            <text:p>2426,4299508</text:p>
          </table:table-cell>
          <table:table-cell office:value-type="float" office:value="529.38259626" calcext:value-type="float">
            <text:p>529,38259626</text:p>
          </table:table-cell>
          <table:table-cell office:value-type="float" office:value="-6026.55968065" calcext:value-type="float">
            <text:p>-6026,5596806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1632.7227789" calcext:value-type="float">
            <text:p>1632,7227789</text:p>
          </table:table-cell>
          <table:table-cell office:value-type="float" office:value="287.26906064" calcext:value-type="float">
            <text:p>287,26906064</text:p>
          </table:table-cell>
          <table:table-cell office:value-type="float" office:value="-5537.85034559" calcext:value-type="float">
            <text:p>-5537,8503455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2437.08765956" calcext:value-type="float">
            <text:p>2437,08765956</text:p>
          </table:table-cell>
          <table:table-cell office:value-type="float" office:value="370.07607718" calcext:value-type="float">
            <text:p>370,07607718</text:p>
          </table:table-cell>
          <table:table-cell office:value-type="float" office:value="-5314.4951477" calcext:value-type="float">
            <text:p>-5314,495147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229.74420408" calcext:value-type="float">
            <text:p>2229,74420408</text:p>
          </table:table-cell>
          <table:table-cell office:value-type="float" office:value="61.75959433" calcext:value-type="float">
            <text:p>61,75959433</text:p>
          </table:table-cell>
          <table:table-cell office:value-type="float" office:value="-4002.81349768" calcext:value-type="float">
            <text:p>-4002,81349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984.06957922" calcext:value-type="float">
            <text:p>984,06957922</text:p>
          </table:table-cell>
          <table:table-cell office:value-type="float" office:value="-58.32030276" calcext:value-type="float">
            <text:p>-58,32030276</text:p>
          </table:table-cell>
          <table:table-cell office:value-type="float" office:value="-4101.89162904" calcext:value-type="float">
            <text:p>-4101,891629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2033.29992268" calcext:value-type="float">
            <text:p>2033,29992268</text:p>
          </table:table-cell>
          <table:table-cell office:value-type="float" office:value="234.87966086" calcext:value-type="float">
            <text:p>234,87966086</text:p>
          </table:table-cell>
          <table:table-cell office:value-type="float" office:value="-3891.78817355" calcext:value-type="float">
            <text:p>-3891,788173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864.29751066" calcext:value-type="float">
            <text:p>1864,29751066</text:p>
          </table:table-cell>
          <table:table-cell office:value-type="float" office:value="-58.50224327" calcext:value-type="float">
            <text:p>-58,50224327</text:p>
          </table:table-cell>
          <table:table-cell office:value-type="float" office:value="-2389.47239436" calcext:value-type="float">
            <text:p>-2389,4723943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674.65630034" calcext:value-type="float">
            <text:p>674,65630034</text:p>
          </table:table-cell>
          <table:table-cell office:value-type="float" office:value="-136.7996084" calcext:value-type="float">
            <text:p>-136,7996084</text:p>
          </table:table-cell>
          <table:table-cell office:value-type="float" office:value="-2863.83941663" calcext:value-type="float">
            <text:p>-2863,839416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822.48835788" calcext:value-type="float">
            <text:p>822,48835788</text:p>
          </table:table-cell>
          <table:table-cell office:value-type="float" office:value="-2496.29003809" calcext:value-type="float">
            <text:p>-2496,29003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486.20474575" calcext:value-type="float">
            <text:p>486,20474575</text:p>
          </table:table-cell>
          <table:table-cell office:value-type="float" office:value="-2230.14961103" calcext:value-type="float">
            <text:p>-2230,14961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283.02511381" calcext:value-type="float">
            <text:p>-283,02511381</text:p>
          </table:table-cell>
          <table:table-cell office:value-type="float" office:value="488.28373096" calcext:value-type="float">
            <text:p>488,28373096</text:p>
          </table:table-cell>
          <table:table-cell office:value-type="float" office:value="-2269.06688799" calcext:value-type="float">
            <text:p>-2269,066887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342.03535711" calcext:value-type="float">
            <text:p>-342,03535711</text:p>
          </table:table-cell>
          <table:table-cell office:value-type="float" office:value="603.71514259" calcext:value-type="float">
            <text:p>603,71514259</text:p>
          </table:table-cell>
          <table:table-cell office:value-type="float" office:value="-2487.43859707" calcext:value-type="float">
            <text:p>-2487,43859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518.11363377" calcext:value-type="float">
            <text:p>-518,11363377</text:p>
          </table:table-cell>
          <table:table-cell office:value-type="float" office:value="596.8637648" calcext:value-type="float">
            <text:p>596,8637648</text:p>
          </table:table-cell>
          <table:table-cell office:value-type="float" office:value="-2200.87155975" calcext:value-type="float">
            <text:p>-2200,87155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1894.18620061" calcext:value-type="float">
            <text:p>-1894,18620061</text:p>
          </table:table-cell>
          <table:table-cell office:value-type="float" office:value="367.60003992" calcext:value-type="float">
            <text:p>367,60003992</text:p>
          </table:table-cell>
          <table:table-cell office:value-type="float" office:value="-2419.19405666" calcext:value-type="float">
            <text:p>-2419,19405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005.60893993" calcext:value-type="float">
            <text:p>-2005,60893993</text:p>
          </table:table-cell>
          <table:table-cell office:value-type="float" office:value="721.35367559" calcext:value-type="float">
            <text:p>721,35367559</text:p>
          </table:table-cell>
          <table:table-cell office:value-type="float" office:value="-3617.07922503" calcext:value-type="float">
            <text:p>-3617,079225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1393.26209153" calcext:value-type="float">
            <text:p>-1393,26209153</text:p>
          </table:table-cell>
          <table:table-cell office:value-type="float" office:value="786.00937909" calcext:value-type="float">
            <text:p>786,00937909</text:p>
          </table:table-cell>
          <table:table-cell office:value-type="float" office:value="-3455.55465152" calcext:value-type="float">
            <text:p>-3455,554651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2708.26830768" calcext:value-type="float">
            <text:p>-2708,26830768</text:p>
          </table:table-cell>
          <table:table-cell office:value-type="float" office:value="537.5666342" calcext:value-type="float">
            <text:p>537,5666342</text:p>
          </table:table-cell>
          <table:table-cell office:value-type="float" office:value="-3984.32664529" calcext:value-type="float">
            <text:p>-3984,3266452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3184.96035725" calcext:value-type="float">
            <text:p>-3184,96035725</text:p>
          </table:table-cell>
          <table:table-cell office:value-type="float" office:value="724.82091487" calcext:value-type="float">
            <text:p>724,82091487</text:p>
          </table:table-cell>
          <table:table-cell office:value-type="float" office:value="-5546.041982" calcext:value-type="float">
            <text:p>-5546,0419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2855.30472682" calcext:value-type="float">
            <text:p>-2855,30472682</text:p>
          </table:table-cell>
          <table:table-cell office:value-type="float" office:value="549.01699651" calcext:value-type="float">
            <text:p>549,01699651</text:p>
          </table:table-cell>
          <table:table-cell office:value-type="float" office:value="-6265.22295948" calcext:value-type="float">
            <text:p>-6265,22295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2600.62872135" calcext:value-type="float">
            <text:p>-2600,62872135</text:p>
          </table:table-cell>
          <table:table-cell office:value-type="float" office:value="36.56156031" calcext:value-type="float">
            <text:p>36,56156031</text:p>
          </table:table-cell>
          <table:table-cell office:value-type="float" office:value="-7491.6403358" calcext:value-type="float">
            <text:p>-7491,64033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667.75588295" calcext:value-type="float">
            <text:p>-1667,75588295</text:p>
          </table:table-cell>
          <table:table-cell office:value-type="float" office:value="501.24819478" calcext:value-type="float">
            <text:p>501,24819478</text:p>
          </table:table-cell>
          <table:table-cell office:value-type="float" office:value="-8306.4602328" calcext:value-type="float">
            <text:p>-8306,4602328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231.70427463" calcext:value-type="float">
            <text:p>-1231,70427463</text:p>
          </table:table-cell>
          <table:table-cell office:value-type="float" office:value="684.62894549" calcext:value-type="float">
            <text:p>684,62894549</text:p>
          </table:table-cell>
          <table:table-cell office:value-type="float" office:value="-8546.9277352" calcext:value-type="float">
            <text:p>-8546,92773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1005.5604818" calcext:value-type="float">
            <text:p>-1005,5604818</text:p>
          </table:table-cell>
          <table:table-cell office:value-type="float" office:value="481.50245795" calcext:value-type="float">
            <text:p>481,50245795</text:p>
          </table:table-cell>
          <table:table-cell office:value-type="float" office:value="-8987.0124581" calcext:value-type="float">
            <text:p>-8987,012458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359.58465706" calcext:value-type="float">
            <text:p>-359,58465706</text:p>
          </table:table-cell>
          <table:table-cell office:value-type="float" office:value="597.30123862" calcext:value-type="float">
            <text:p>597,30123862</text:p>
          </table:table-cell>
          <table:table-cell office:value-type="float" office:value="-9295.1242258" calcext:value-type="float">
            <text:p>-9295,12422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304.03279631" calcext:value-type="float">
            <text:p>304,03279631</text:p>
          </table:table-cell>
          <table:table-cell office:value-type="float" office:value="761.06845355" calcext:value-type="float">
            <text:p>761,06845355</text:p>
          </table:table-cell>
          <table:table-cell office:value-type="float" office:value="-9228.4005673" calcext:value-type="float">
            <text:p>-9228,40056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561.48129461" calcext:value-type="float">
            <text:p>561,48129461</text:p>
          </table:table-cell>
          <table:table-cell office:value-type="float" office:value="840.47769373" calcext:value-type="float">
            <text:p>840,47769373</text:p>
          </table:table-cell>
          <table:table-cell office:value-type="float" office:value="-8966.320493" calcext:value-type="float">
            <text:p>-8966,32049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804.77467209" calcext:value-type="float">
            <text:p>804,77467209</text:p>
          </table:table-cell>
          <table:table-cell office:value-type="float" office:value="833.53067612" calcext:value-type="float">
            <text:p>833,53067612</text:p>
          </table:table-cell>
          <table:table-cell office:value-type="float" office:value="-8831.2482384" calcext:value-type="float">
            <text:p>-8831,248238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501.99868494" calcext:value-type="float">
            <text:p>1501,99868494</text:p>
          </table:table-cell>
          <table:table-cell office:value-type="float" office:value="838.18469645" calcext:value-type="float">
            <text:p>838,18469645</text:p>
          </table:table-cell>
          <table:table-cell office:value-type="float" office:value="-8513.4280769" calcext:value-type="float">
            <text:p>-8513,42807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612.95263598" calcext:value-type="float">
            <text:p>1612,95263598</text:p>
          </table:table-cell>
          <table:table-cell office:value-type="float" office:value="840.06337846" calcext:value-type="float">
            <text:p>840,06337846</text:p>
          </table:table-cell>
          <table:table-cell office:value-type="float" office:value="-7724.0210722" calcext:value-type="float">
            <text:p>-7724,02107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447.98899133" calcext:value-type="float">
            <text:p>1447,98899133</text:p>
          </table:table-cell>
          <table:table-cell office:value-type="float" office:value="898.38868478" calcext:value-type="float">
            <text:p>898,38868478</text:p>
          </table:table-cell>
          <table:table-cell office:value-type="float" office:value="-7384.6795526" calcext:value-type="float">
            <text:p>-7384,67955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2315.877646" calcext:value-type="float">
            <text:p>2315,877646</text:p>
          </table:table-cell>
          <table:table-cell office:value-type="float" office:value="1008.88831083" calcext:value-type="float">
            <text:p>1008,88831083</text:p>
          </table:table-cell>
          <table:table-cell office:value-type="float" office:value="-7006.7166937" calcext:value-type="float">
            <text:p>-7006,71669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60.40872767" calcext:value-type="float">
            <text:p>2360,40872767</text:p>
          </table:table-cell>
          <table:table-cell office:value-type="float" office:value="733.59516184" calcext:value-type="float">
            <text:p>733,59516184</text:p>
          </table:table-cell>
          <table:table-cell office:value-type="float" office:value="-5849.59182422" calcext:value-type="float">
            <text:p>-5849,5918242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1775.19812949" calcext:value-type="float">
            <text:p>1775,19812949</text:p>
          </table:table-cell>
          <table:table-cell office:value-type="float" office:value="773.92780777" calcext:value-type="float">
            <text:p>773,92780777</text:p>
          </table:table-cell>
          <table:table-cell office:value-type="float" office:value="-5508.33602149" calcext:value-type="float">
            <text:p>-5508,336021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2308.25531194" calcext:value-type="float">
            <text:p>2308,25531194</text:p>
          </table:table-cell>
          <table:table-cell office:value-type="float" office:value="1279.15385553" calcext:value-type="float">
            <text:p>1279,15385553</text:p>
          </table:table-cell>
          <table:table-cell office:value-type="float" office:value="-4955.46414447" calcext:value-type="float">
            <text:p>-4955,4641444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899.84131886" calcext:value-type="float">
            <text:p>1899,84131886</text:p>
          </table:table-cell>
          <table:table-cell office:value-type="float" office:value="474.00597133" calcext:value-type="float">
            <text:p>474,00597133</text:p>
          </table:table-cell>
          <table:table-cell office:value-type="float" office:value="-3846.66863088" calcext:value-type="float">
            <text:p>-3846,6686308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176.90850754" calcext:value-type="float">
            <text:p>1176,90850754</text:p>
          </table:table-cell>
          <table:table-cell office:value-type="float" office:value="355.55765288" calcext:value-type="float">
            <text:p>355,55765288</text:p>
          </table:table-cell>
          <table:table-cell office:value-type="float" office:value="-4000.39074954" calcext:value-type="float">
            <text:p>-4000,3907495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961.08072921" calcext:value-type="float">
            <text:p>1961,08072921</text:p>
          </table:table-cell>
          <table:table-cell office:value-type="float" office:value="1072.03994339" calcext:value-type="float">
            <text:p>1072,03994339</text:p>
          </table:table-cell>
          <table:table-cell office:value-type="float" office:value="-3518.25030084" calcext:value-type="float">
            <text:p>-3518,250300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532.7433823" calcext:value-type="float">
            <text:p>1532,7433823</text:p>
          </table:table-cell>
          <table:table-cell office:value-type="float" office:value="125.36315395" calcext:value-type="float">
            <text:p>125,36315395</text:p>
          </table:table-cell>
          <table:table-cell office:value-type="float" office:value="-2326.31367923" calcext:value-type="float">
            <text:p>-2326,313679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289.73755341" calcext:value-type="float">
            <text:p>1289,73755341</text:p>
          </table:table-cell>
          <table:table-cell office:value-type="float" office:value="33.43523244" calcext:value-type="float">
            <text:p>33,43523244</text:p>
          </table:table-cell>
          <table:table-cell office:value-type="float" office:value="-2823.74514665" calcext:value-type="float">
            <text:p>-2823,745146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984.39870265" calcext:value-type="float">
            <text:p>984,39870265</text:p>
          </table:table-cell>
          <table:table-cell office:value-type="float" office:value="-1819.38925986" calcext:value-type="float">
            <text:p>-1819,38925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408.79830173" calcext:value-type="float">
            <text:p>408,79830173</text:p>
          </table:table-cell>
          <table:table-cell office:value-type="float" office:value="-2019.74735765" calcext:value-type="float">
            <text:p>-2019,747357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223.47802765" calcext:value-type="float">
            <text:p>-223,47802765</text:p>
          </table:table-cell>
          <table:table-cell office:value-type="float" office:value="387.96667915" calcext:value-type="float">
            <text:p>387,96667915</text:p>
          </table:table-cell>
          <table:table-cell office:value-type="float" office:value="-2058.53492462" calcext:value-type="float">
            <text:p>-2058,534924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320.19476612" calcext:value-type="float">
            <text:p>-320,19476612</text:p>
          </table:table-cell>
          <table:table-cell office:value-type="float" office:value="518.5878725" calcext:value-type="float">
            <text:p>518,5878725</text:p>
          </table:table-cell>
          <table:table-cell office:value-type="float" office:value="-2209.13023703" calcext:value-type="float">
            <text:p>-2209,130237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748.82359117" calcext:value-type="float">
            <text:p>-748,82359117</text:p>
          </table:table-cell>
          <table:table-cell office:value-type="float" office:value="389.2217801" calcext:value-type="float">
            <text:p>389,2217801</text:p>
          </table:table-cell>
          <table:table-cell office:value-type="float" office:value="-1922.76597253" calcext:value-type="float">
            <text:p>-1922,765972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799.80156196" calcext:value-type="float">
            <text:p>-1799,80156196</text:p>
          </table:table-cell>
          <table:table-cell office:value-type="float" office:value="-195.38655575" calcext:value-type="float">
            <text:p>-195,38655575</text:p>
          </table:table-cell>
          <table:table-cell office:value-type="float" office:value="-2434.97345446" calcext:value-type="float">
            <text:p>-2434,973454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722.87797421" calcext:value-type="float">
            <text:p>-1722,87797421</text:p>
          </table:table-cell>
          <table:table-cell office:value-type="float" office:value="613.37815059" calcext:value-type="float">
            <text:p>613,37815059</text:p>
          </table:table-cell>
          <table:table-cell office:value-type="float" office:value="-3370.31217761" calcext:value-type="float">
            <text:p>-3370,312177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592.49842038" calcext:value-type="float">
            <text:p>-1592,49842038</text:p>
          </table:table-cell>
          <table:table-cell office:value-type="float" office:value="567.81522671" calcext:value-type="float">
            <text:p>567,81522671</text:p>
          </table:table-cell>
          <table:table-cell office:value-type="float" office:value="-3223.44238814" calcext:value-type="float">
            <text:p>-3223,4423881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2662.03297582" calcext:value-type="float">
            <text:p>-2662,03297582</text:p>
          </table:table-cell>
          <table:table-cell office:value-type="float" office:value="-23.08533374" calcext:value-type="float">
            <text:p>-23,08533374</text:p>
          </table:table-cell>
          <table:table-cell office:value-type="float" office:value="-3981.28533573" calcext:value-type="float">
            <text:p>-3981,285335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22.65058015" calcext:value-type="float">
            <text:p>-2922,65058015</text:p>
          </table:table-cell>
          <table:table-cell office:value-type="float" office:value="766.64778609" calcext:value-type="float">
            <text:p>766,64778609</text:p>
          </table:table-cell>
          <table:table-cell office:value-type="float" office:value="-5312.75045028" calcext:value-type="float">
            <text:p>-5312,750450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2981.44611391" calcext:value-type="float">
            <text:p>-2981,44611391</text:p>
          </table:table-cell>
          <table:table-cell office:value-type="float" office:value="1049.81229742" calcext:value-type="float">
            <text:p>1049,81229742</text:p>
          </table:table-cell>
          <table:table-cell office:value-type="float" office:value="-6008.19203198" calcext:value-type="float">
            <text:p>-6008,192031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2574.4090787" calcext:value-type="float">
            <text:p>-2574,4090787</text:p>
          </table:table-cell>
          <table:table-cell office:value-type="float" office:value="979.27200804" calcext:value-type="float">
            <text:p>979,27200804</text:p>
          </table:table-cell>
          <table:table-cell office:value-type="float" office:value="-7348.6007025" calcext:value-type="float">
            <text:p>-7348,600702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437.88455651" calcext:value-type="float">
            <text:p>-1437,88455651</text:p>
          </table:table-cell>
          <table:table-cell office:value-type="float" office:value="1207.29692637" calcext:value-type="float">
            <text:p>1207,29692637</text:p>
          </table:table-cell>
          <table:table-cell office:value-type="float" office:value="-7937.7712392" calcext:value-type="float">
            <text:p>-7937,77123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259.58145641" calcext:value-type="float">
            <text:p>-1259,58145641</text:p>
          </table:table-cell>
          <table:table-cell office:value-type="float" office:value="1236.20041683" calcext:value-type="float">
            <text:p>1236,20041683</text:p>
          </table:table-cell>
          <table:table-cell office:value-type="float" office:value="-8145.9287085" calcext:value-type="float">
            <text:p>-8145,928708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055.41233095" calcext:value-type="float">
            <text:p>-1055,41233095</text:p>
          </table:table-cell>
          <table:table-cell office:value-type="float" office:value="1090.82108055" calcext:value-type="float">
            <text:p>1090,82108055</text:p>
          </table:table-cell>
          <table:table-cell office:value-type="float" office:value="-8690.4375142" calcext:value-type="float">
            <text:p>-8690,437514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274.25000321" calcext:value-type="float">
            <text:p>-274,25000321</text:p>
          </table:table-cell>
          <table:table-cell office:value-type="float" office:value="1123.23064215" calcext:value-type="float">
            <text:p>1123,23064215</text:p>
          </table:table-cell>
          <table:table-cell office:value-type="float" office:value="-8960.2279619" calcext:value-type="float">
            <text:p>-8960,22796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368.83866624" calcext:value-type="float">
            <text:p>368,83866624</text:p>
          </table:table-cell>
          <table:table-cell office:value-type="float" office:value="1175.78951709" calcext:value-type="float">
            <text:p>1175,78951709</text:p>
          </table:table-cell>
          <table:table-cell office:value-type="float" office:value="-8850.8661332" calcext:value-type="float">
            <text:p>-8850,86613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581.08403267" calcext:value-type="float">
            <text:p>581,08403267</text:p>
          </table:table-cell>
          <table:table-cell office:value-type="float" office:value="1153.63978006" calcext:value-type="float">
            <text:p>1153,63978006</text:p>
          </table:table-cell>
          <table:table-cell office:value-type="float" office:value="-8611.8982181" calcext:value-type="float">
            <text:p>-8611,89821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821.71079407" calcext:value-type="float">
            <text:p>821,71079407</text:p>
          </table:table-cell>
          <table:table-cell office:value-type="float" office:value="1197.33772678" calcext:value-type="float">
            <text:p>1197,33772678</text:p>
          </table:table-cell>
          <table:table-cell office:value-type="float" office:value="-8513.7985802" calcext:value-type="float">
            <text:p>-8513,798580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509.96632963" calcext:value-type="float">
            <text:p>1509,96632963</text:p>
          </table:table-cell>
          <table:table-cell office:value-type="float" office:value="1288.28578602" calcext:value-type="float">
            <text:p>1288,28578602</text:p>
          </table:table-cell>
          <table:table-cell office:value-type="float" office:value="-8148.8113768" calcext:value-type="float">
            <text:p>-8148,81137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84.26898703" calcext:value-type="float">
            <text:p>1684,26898703</text:p>
          </table:table-cell>
          <table:table-cell office:value-type="float" office:value="1216.37129381" calcext:value-type="float">
            <text:p>1216,37129381</text:p>
          </table:table-cell>
          <table:table-cell office:value-type="float" office:value="-7391.8037698" calcext:value-type="float">
            <text:p>-7391,80376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629.08231983" calcext:value-type="float">
            <text:p>1629,08231983</text:p>
          </table:table-cell>
          <table:table-cell office:value-type="float" office:value="1412.4490698" calcext:value-type="float">
            <text:p>1412,4490698</text:p>
          </table:table-cell>
          <table:table-cell office:value-type="float" office:value="-7053.2433362" calcext:value-type="float">
            <text:p>-7053,243336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2202.50707531" calcext:value-type="float">
            <text:p>2202,50707531</text:p>
          </table:table-cell>
          <table:table-cell office:value-type="float" office:value="1764.63857573" calcext:value-type="float">
            <text:p>1764,63857573</text:p>
          </table:table-cell>
          <table:table-cell office:value-type="float" office:value="-6455.70167143" calcext:value-type="float">
            <text:p>-6455,701671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91.46944774" calcext:value-type="float">
            <text:p>2191,46944774</text:p>
          </table:table-cell>
          <table:table-cell office:value-type="float" office:value="1137.63678584" calcext:value-type="float">
            <text:p>1137,63678584</text:p>
          </table:table-cell>
          <table:table-cell office:value-type="float" office:value="-5478.45842205" calcext:value-type="float">
            <text:p>-5478,4584220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2178.28147259" calcext:value-type="float">
            <text:p>2178,28147259</text:p>
          </table:table-cell>
          <table:table-cell office:value-type="float" office:value="1023.06544517" calcext:value-type="float">
            <text:p>1023,06544517</text:p>
          </table:table-cell>
          <table:table-cell office:value-type="float" office:value="-5134.97050695" calcext:value-type="float">
            <text:p>-5134,970506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2137.16582312" calcext:value-type="float">
            <text:p>2137,16582312</text:p>
          </table:table-cell>
          <table:table-cell office:value-type="float" office:value="1480.23747421" calcext:value-type="float">
            <text:p>1480,23747421</text:p>
          </table:table-cell>
          <table:table-cell office:value-type="float" office:value="-4131.17129837" calcext:value-type="float">
            <text:p>-4131,1712983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306.14800143" calcext:value-type="float">
            <text:p>1306,14800143</text:p>
          </table:table-cell>
          <table:table-cell office:value-type="float" office:value="692.7088862" calcext:value-type="float">
            <text:p>692,7088862</text:p>
          </table:table-cell>
          <table:table-cell office:value-type="float" office:value="-3499.57198054" calcext:value-type="float">
            <text:p>-3499,571980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582.10355061" calcext:value-type="float">
            <text:p>1582,10355061</text:p>
          </table:table-cell>
          <table:table-cell office:value-type="float" office:value="608.51074933" calcext:value-type="float">
            <text:p>608,51074933</text:p>
          </table:table-cell>
          <table:table-cell office:value-type="float" office:value="-3705.69476101" calcext:value-type="float">
            <text:p>-3705,694761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803.10542375" calcext:value-type="float">
            <text:p>1803,10542375</text:p>
          </table:table-cell>
          <table:table-cell office:value-type="float" office:value="1254.64305525" calcext:value-type="float">
            <text:p>1254,64305525</text:p>
          </table:table-cell>
          <table:table-cell office:value-type="float" office:value="-2746.72328866" calcext:value-type="float">
            <text:p>-2746,723288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825.69280038" calcext:value-type="float">
            <text:p>825,69280038</text:p>
          </table:table-cell>
          <table:table-cell office:value-type="float" office:value="299.72329065" calcext:value-type="float">
            <text:p>299,72329065</text:p>
          </table:table-cell>
          <table:table-cell office:value-type="float" office:value="-2212.64582954" calcext:value-type="float">
            <text:p>-2212,645829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533.69184904" calcext:value-type="float">
            <text:p>1533,69184904</text:p>
          </table:table-cell>
          <table:table-cell office:value-type="float" office:value="219.48203442" calcext:value-type="float">
            <text:p>219,48203442</text:p>
          </table:table-cell>
          <table:table-cell office:value-type="float" office:value="-2745.66980612" calcext:value-type="float">
            <text:p>-2745,669806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560.79881519" calcext:value-type="float">
            <text:p>560,79881519</text:p>
          </table:table-cell>
          <table:table-cell office:value-type="float" office:value="-1420.32851971" calcext:value-type="float">
            <text:p>-1420,32851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424.93862987" calcext:value-type="float">
            <text:p>424,93862987</text:p>
          </table:table-cell>
          <table:table-cell office:value-type="float" office:value="-1918.24344372" calcext:value-type="float">
            <text:p>-1918,24344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173.23554304" calcext:value-type="float">
            <text:p>-173,23554304</text:p>
          </table:table-cell>
          <table:table-cell office:value-type="float" office:value="366.21770932" calcext:value-type="float">
            <text:p>366,21770932</text:p>
          </table:table-cell>
          <table:table-cell office:value-type="float" office:value="-1964.29636875" calcext:value-type="float">
            <text:p>-1964,29636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340.78025616" calcext:value-type="float">
            <text:p>-340,78025616</text:p>
          </table:table-cell>
          <table:table-cell office:value-type="float" office:value="518.19265759" calcext:value-type="float">
            <text:p>518,19265759</text:p>
          </table:table-cell>
          <table:table-cell office:value-type="float" office:value="-2050.24734287" calcext:value-type="float">
            <text:p>-2050,247342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1232.08806202" calcext:value-type="float">
            <text:p>-1232,08806202</text:p>
          </table:table-cell>
          <table:table-cell office:value-type="float" office:value="417.86911817" calcext:value-type="float">
            <text:p>417,86911817</text:p>
          </table:table-cell>
          <table:table-cell office:value-type="float" office:value="-1905.75092187" calcext:value-type="float">
            <text:p>-1905,7509218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670.02983012" calcext:value-type="float">
            <text:p>-1670,02983012</text:p>
          </table:table-cell>
          <table:table-cell office:value-type="float" office:value="-21.02527804" calcext:value-type="float">
            <text:p>-21,02527804</text:p>
          </table:table-cell>
          <table:table-cell office:value-type="float" office:value="-2836.97660748" calcext:value-type="float">
            <text:p>-2836,97660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242.40715814" calcext:value-type="float">
            <text:p>-1242,40715814</text:p>
          </table:table-cell>
          <table:table-cell office:value-type="float" office:value="764.06421651" calcext:value-type="float">
            <text:p>764,06421651</text:p>
          </table:table-cell>
          <table:table-cell office:value-type="float" office:value="-3239.55421716" calcext:value-type="float">
            <text:p>-3239,55421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2029.72557586" calcext:value-type="float">
            <text:p>-2029,72557586</text:p>
          </table:table-cell>
          <table:table-cell office:value-type="float" office:value="709.44925763" calcext:value-type="float">
            <text:p>709,44925763</text:p>
          </table:table-cell>
          <table:table-cell office:value-type="float" office:value="-3159.31356058" calcext:value-type="float">
            <text:p>-3159,313560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509.43574897" calcext:value-type="float">
            <text:p>-2509,43574897</text:p>
          </table:table-cell>
          <table:table-cell office:value-type="float" office:value="221.9899543" calcext:value-type="float">
            <text:p>221,9899543</text:p>
          </table:table-cell>
          <table:table-cell office:value-type="float" office:value="-4318.11582263" calcext:value-type="float">
            <text:p>-4318,115822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112.06272676" calcext:value-type="float">
            <text:p>-2112,06272676</text:p>
          </table:table-cell>
          <table:table-cell office:value-type="float" office:value="977.31475915" calcext:value-type="float">
            <text:p>977,31475915</text:p>
          </table:table-cell>
          <table:table-cell office:value-type="float" office:value="-5088.87595013" calcext:value-type="float">
            <text:p>-5088,875950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2642.68050487" calcext:value-type="float">
            <text:p>-2642,68050487</text:p>
          </table:table-cell>
          <table:table-cell office:value-type="float" office:value="1256.32907742" calcext:value-type="float">
            <text:p>1256,32907742</text:p>
          </table:table-cell>
          <table:table-cell office:value-type="float" office:value="-5513.49031742" calcext:value-type="float">
            <text:p>-5513,490317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2443.1440924" calcext:value-type="float">
            <text:p>-2443,1440924</text:p>
          </table:table-cell>
          <table:table-cell office:value-type="float" office:value="1569.28169227" calcext:value-type="float">
            <text:p>1569,28169227</text:p>
          </table:table-cell>
          <table:table-cell office:value-type="float" office:value="-6708.5342791" calcext:value-type="float">
            <text:p>-6708,53427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410.82747416" calcext:value-type="float">
            <text:p>-1410,82747416</text:p>
          </table:table-cell>
          <table:table-cell office:value-type="float" office:value="1693.87168833" calcext:value-type="float">
            <text:p>1693,87168833</text:p>
          </table:table-cell>
          <table:table-cell office:value-type="float" office:value="-7140.8696614" calcext:value-type="float">
            <text:p>-7140,86966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348.18012045" calcext:value-type="float">
            <text:p>-1348,18012045</text:p>
          </table:table-cell>
          <table:table-cell office:value-type="float" office:value="1576.91036855" calcext:value-type="float">
            <text:p>1576,91036855</text:p>
          </table:table-cell>
          <table:table-cell office:value-type="float" office:value="-7458.1602482" calcext:value-type="float">
            <text:p>-7458,160248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118.53025715" calcext:value-type="float">
            <text:p>-1118,53025715</text:p>
          </table:table-cell>
          <table:table-cell office:value-type="float" office:value="1552.19017116" calcext:value-type="float">
            <text:p>1552,19017116</text:p>
          </table:table-cell>
          <table:table-cell office:value-type="float" office:value="-8126.7695158" calcext:value-type="float">
            <text:p>-8126,7695158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274.61622052" calcext:value-type="float">
            <text:p>-274,61622052</text:p>
          </table:table-cell>
          <table:table-cell office:value-type="float" office:value="1611.10393178" calcext:value-type="float">
            <text:p>1611,10393178</text:p>
          </table:table-cell>
          <table:table-cell office:value-type="float" office:value="-8414.74574" calcext:value-type="float">
            <text:p>-8414,745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334.44193422" calcext:value-type="float">
            <text:p>334,44193422</text:p>
          </table:table-cell>
          <table:table-cell office:value-type="float" office:value="1621.10421041" calcext:value-type="float">
            <text:p>1621,10421041</text:p>
          </table:table-cell>
          <table:table-cell office:value-type="float" office:value="-8327.6269331" calcext:value-type="float">
            <text:p>-8327,626933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583.0295043" calcext:value-type="float">
            <text:p>583,0295043</text:p>
          </table:table-cell>
          <table:table-cell office:value-type="float" office:value="1521.55861536" calcext:value-type="float">
            <text:p>1521,55861536</text:p>
          </table:table-cell>
          <table:table-cell office:value-type="float" office:value="-8147.8392336" calcext:value-type="float">
            <text:p>-8147,839233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939.42067805" calcext:value-type="float">
            <text:p>939,42067805</text:p>
          </table:table-cell>
          <table:table-cell office:value-type="float" office:value="1662.89700945" calcext:value-type="float">
            <text:p>1662,89700945</text:p>
          </table:table-cell>
          <table:table-cell office:value-type="float" office:value="-8017.2156115" calcext:value-type="float">
            <text:p>-8017,21561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521.03225197" calcext:value-type="float">
            <text:p>1521,03225197</text:p>
          </table:table-cell>
          <table:table-cell office:value-type="float" office:value="1922.74962319" calcext:value-type="float">
            <text:p>1922,74962319</text:p>
          </table:table-cell>
          <table:table-cell office:value-type="float" office:value="-7544.7717177" calcext:value-type="float">
            <text:p>-7544,77171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737.11591976" calcext:value-type="float">
            <text:p>1737,11591976</text:p>
          </table:table-cell>
          <table:table-cell office:value-type="float" office:value="1631.09383537" calcext:value-type="float">
            <text:p>1631,09383537</text:p>
          </table:table-cell>
          <table:table-cell office:value-type="float" office:value="-6860.3534584" calcext:value-type="float">
            <text:p>-6860,35345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996.25627392" calcext:value-type="float">
            <text:p>1996,25627392</text:p>
          </table:table-cell>
          <table:table-cell office:value-type="float" office:value="1635.58386248" calcext:value-type="float">
            <text:p>1635,58386248</text:p>
          </table:table-cell>
          <table:table-cell office:value-type="float" office:value="-6423.05251984" calcext:value-type="float">
            <text:p>-6423,052519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041.06536271" calcext:value-type="float">
            <text:p>2041,06536271</text:p>
          </table:table-cell>
          <table:table-cell office:value-type="float" office:value="1904.69434058" calcext:value-type="float">
            <text:p>1904,69434058</text:p>
          </table:table-cell>
          <table:table-cell office:value-type="float" office:value="-5516.43753084" calcext:value-type="float">
            <text:p>-5516,4375308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1618.83559711" calcext:value-type="float">
            <text:p>1618,83559711</text:p>
          </table:table-cell>
          <table:table-cell office:value-type="float" office:value="1286.01995456" calcext:value-type="float">
            <text:p>1286,01995456</text:p>
          </table:table-cell>
          <table:table-cell office:value-type="float" office:value="-4913.65420951" calcext:value-type="float">
            <text:p>-4913,654209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2117.79881786" calcext:value-type="float">
            <text:p>2117,79881786</text:p>
          </table:table-cell>
          <table:table-cell office:value-type="float" office:value="1012.99410031" calcext:value-type="float">
            <text:p>1012,99410031</text:p>
          </table:table-cell>
          <table:table-cell office:value-type="float" office:value="-4708.00850522" calcext:value-type="float">
            <text:p>-4708,0085052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977.8987523" calcext:value-type="float">
            <text:p>1977,8987523</text:p>
          </table:table-cell>
          <table:table-cell office:value-type="float" office:value="1047.50320071" calcext:value-type="float">
            <text:p>1047,50320071</text:p>
          </table:table-cell>
          <table:table-cell office:value-type="float" office:value="-3569.12220623" calcext:value-type="float">
            <text:p>-3569,122206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028.11459398" calcext:value-type="float">
            <text:p>1028,11459398</text:p>
          </table:table-cell>
          <table:table-cell office:value-type="float" office:value="753.37668873" calcext:value-type="float">
            <text:p>753,37668873</text:p>
          </table:table-cell>
          <table:table-cell office:value-type="float" office:value="-3199.42829571" calcext:value-type="float">
            <text:p>-3199,428295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738.84267659" calcext:value-type="float">
            <text:p>1738,84267659</text:p>
          </table:table-cell>
          <table:table-cell office:value-type="float" office:value="873.4598715" calcext:value-type="float">
            <text:p>873,4598715</text:p>
          </table:table-cell>
          <table:table-cell office:value-type="float" office:value="-3392.45129916" calcext:value-type="float">
            <text:p>-3392,4512991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652.29327053" calcext:value-type="float">
            <text:p>1652,29327053</text:p>
          </table:table-cell>
          <table:table-cell office:value-type="float" office:value="815.81797858" calcext:value-type="float">
            <text:p>815,81797858</text:p>
          </table:table-cell>
          <table:table-cell office:value-type="float" office:value="-2280.34809741" calcext:value-type="float">
            <text:p>-2280,348097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497.58236147" calcext:value-type="float">
            <text:p>497,58236147</text:p>
          </table:table-cell>
          <table:table-cell office:value-type="float" office:value="398.70825449" calcext:value-type="float">
            <text:p>398,70825449</text:p>
          </table:table-cell>
          <table:table-cell office:value-type="float" office:value="-2201.27116383" calcext:value-type="float">
            <text:p>-2201,2711638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550.81307862" calcext:value-type="float">
            <text:p>1550,81307862</text:p>
          </table:table-cell>
          <table:table-cell office:value-type="float" office:value="588.91258737" calcext:value-type="float">
            <text:p>588,91258737</text:p>
          </table:table-cell>
          <table:table-cell office:value-type="float" office:value="-2597.53373675" calcext:value-type="float">
            <text:p>-2597,5337367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304.25257574" calcext:value-type="float">
            <text:p>304,25257574</text:p>
          </table:table-cell>
          <table:table-cell office:value-type="float" office:value="-1238.04259054" calcext:value-type="float">
            <text:p>-1238,0425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484.93511384" calcext:value-type="float">
            <text:p>484,93511384</text:p>
          </table:table-cell>
          <table:table-cell office:value-type="float" office:value="-1799.98834322" calcext:value-type="float">
            <text:p>-1799,988343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30.22399993" calcext:value-type="float">
            <text:p>-130,22399993</text:p>
          </table:table-cell>
          <table:table-cell office:value-type="float" office:value="478.86936532" calcext:value-type="float">
            <text:p>478,86936532</text:p>
          </table:table-cell>
          <table:table-cell office:value-type="float" office:value="-1878.2659601" calcext:value-type="float">
            <text:p>-1878,26596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268.54335727" calcext:value-type="float">
            <text:p>-268,54335727</text:p>
          </table:table-cell>
          <table:table-cell office:value-type="float" office:value="594.09720549" calcext:value-type="float">
            <text:p>594,09720549</text:p>
          </table:table-cell>
          <table:table-cell office:value-type="float" office:value="-1884.92324023" calcext:value-type="float">
            <text:p>-1884,92324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288.04152747" calcext:value-type="float">
            <text:p>-1288,04152747</text:p>
          </table:table-cell>
          <table:table-cell office:value-type="float" office:value="610.02626722" calcext:value-type="float">
            <text:p>610,02626722</text:p>
          </table:table-cell>
          <table:table-cell office:value-type="float" office:value="-1808.53280297" calcext:value-type="float">
            <text:p>-1808,532802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53.60646362" calcext:value-type="float">
            <text:p>-1453,60646362</text:p>
          </table:table-cell>
          <table:table-cell office:value-type="float" office:value="743.85590029" calcext:value-type="float">
            <text:p>743,85590029</text:p>
          </table:table-cell>
          <table:table-cell office:value-type="float" office:value="-2765.80571276" calcext:value-type="float">
            <text:p>-2765,805712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992.40343854" calcext:value-type="float">
            <text:p>-992,40343854</text:p>
          </table:table-cell>
          <table:table-cell office:value-type="float" office:value="1037.60445924" calcext:value-type="float">
            <text:p>1037,60445924</text:p>
          </table:table-cell>
          <table:table-cell office:value-type="float" office:value="-2807.37100593" calcext:value-type="float">
            <text:p>-2807,371005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2134.57268192" calcext:value-type="float">
            <text:p>-2134,57268192</text:p>
          </table:table-cell>
          <table:table-cell office:value-type="float" office:value="908.56598947" calcext:value-type="float">
            <text:p>908,56598947</text:p>
          </table:table-cell>
          <table:table-cell office:value-type="float" office:value="-2848.15407745" calcext:value-type="float">
            <text:p>-2848,154077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94.16747497" calcext:value-type="float">
            <text:p>-2394,16747497</text:p>
          </table:table-cell>
          <table:table-cell office:value-type="float" office:value="1026.68974183" calcext:value-type="float">
            <text:p>1026,68974183</text:p>
          </table:table-cell>
          <table:table-cell office:value-type="float" office:value="-4106.51250246" calcext:value-type="float">
            <text:p>-4106,512502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1888.31145703" calcext:value-type="float">
            <text:p>-1888,31145703</text:p>
          </table:table-cell>
          <table:table-cell office:value-type="float" office:value="1155.87139462" calcext:value-type="float">
            <text:p>1155,87139462</text:p>
          </table:table-cell>
          <table:table-cell office:value-type="float" office:value="-4606.32188497" calcext:value-type="float">
            <text:p>-4606,321884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2389.47918079" calcext:value-type="float">
            <text:p>-2389,47918079</text:p>
          </table:table-cell>
          <table:table-cell office:value-type="float" office:value="866.52084431" calcext:value-type="float">
            <text:p>866,52084431</text:p>
          </table:table-cell>
          <table:table-cell office:value-type="float" office:value="-5070.84750169" calcext:value-type="float">
            <text:p>-5070,847501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2136.86646846" calcext:value-type="float">
            <text:p>-2136,86646846</text:p>
          </table:table-cell>
          <table:table-cell office:value-type="float" office:value="1574.92659034" calcext:value-type="float">
            <text:p>1574,92659034</text:p>
          </table:table-cell>
          <table:table-cell office:value-type="float" office:value="-6031.73309034" calcext:value-type="float">
            <text:p>-6031,73309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30.25587956" calcext:value-type="float">
            <text:p>-1430,25587956</text:p>
          </table:table-cell>
          <table:table-cell office:value-type="float" office:value="1781.73523574" calcext:value-type="float">
            <text:p>1781,73523574</text:p>
          </table:table-cell>
          <table:table-cell office:value-type="float" office:value="-6348.59329326" calcext:value-type="float">
            <text:p>-6348,593293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01.26297291" calcext:value-type="float">
            <text:p>-1401,26297291</text:p>
          </table:table-cell>
          <table:table-cell office:value-type="float" office:value="1516.60172287" calcext:value-type="float">
            <text:p>1516,60172287</text:p>
          </table:table-cell>
          <table:table-cell office:value-type="float" office:value="-6793.0064185" calcext:value-type="float">
            <text:p>-6793,00641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021.21876772" calcext:value-type="float">
            <text:p>-1021,21876772</text:p>
          </table:table-cell>
          <table:table-cell office:value-type="float" office:value="1753.3267922" calcext:value-type="float">
            <text:p>1753,3267922</text:p>
          </table:table-cell>
          <table:table-cell office:value-type="float" office:value="-7464.3448909" calcext:value-type="float">
            <text:p>-7464,344890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205.33596396" calcext:value-type="float">
            <text:p>-205,33596396</text:p>
          </table:table-cell>
          <table:table-cell office:value-type="float" office:value="1965.23110719" calcext:value-type="float">
            <text:p>1965,23110719</text:p>
          </table:table-cell>
          <table:table-cell office:value-type="float" office:value="-7714.775635" calcext:value-type="float">
            <text:p>-7714,77563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279.29334982" calcext:value-type="float">
            <text:p>279,29334982</text:p>
          </table:table-cell>
          <table:table-cell office:value-type="float" office:value="1954.68817546" calcext:value-type="float">
            <text:p>1954,68817546</text:p>
          </table:table-cell>
          <table:table-cell office:value-type="float" office:value="-7636.4278919" calcext:value-type="float">
            <text:p>-7636,42789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622.87683171" calcext:value-type="float">
            <text:p>622,87683171</text:p>
          </table:table-cell>
          <table:table-cell office:value-type="float" office:value="1832.32773237" calcext:value-type="float">
            <text:p>1832,32773237</text:p>
          </table:table-cell>
          <table:table-cell office:value-type="float" office:value="-7511.5187735" calcext:value-type="float">
            <text:p>-7511,51877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222.9018019" calcext:value-type="float">
            <text:p>1222,9018019</text:p>
          </table:table-cell>
          <table:table-cell office:value-type="float" office:value="1943.15368058" calcext:value-type="float">
            <text:p>1943,15368058</text:p>
          </table:table-cell>
          <table:table-cell office:value-type="float" office:value="-7245.3643957" calcext:value-type="float">
            <text:p>-7245,3643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478.16315555" calcext:value-type="float">
            <text:p>1478,16315555</text:p>
          </table:table-cell>
          <table:table-cell office:value-type="float" office:value="2144.56906249" calcext:value-type="float">
            <text:p>2144,56906249</text:p>
          </table:table-cell>
          <table:table-cell office:value-type="float" office:value="-6569.50803759" calcext:value-type="float">
            <text:p>-6569,50803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397.10322632" calcext:value-type="float">
            <text:p>1397,10322632</text:p>
          </table:table-cell>
          <table:table-cell office:value-type="float" office:value="1797.11863875" calcext:value-type="float">
            <text:p>1797,11863875</text:p>
          </table:table-cell>
          <table:table-cell office:value-type="float" office:value="-6101.71594106" calcext:value-type="float">
            <text:p>-6101,715941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902.68282571" calcext:value-type="float">
            <text:p>1902,68282571</text:p>
          </table:table-cell>
          <table:table-cell office:value-type="float" office:value="1592.35148134" calcext:value-type="float">
            <text:p>1592,35148134</text:p>
          </table:table-cell>
          <table:table-cell office:value-type="float" office:value="-5769.21631875" calcext:value-type="float">
            <text:p>-5769,216318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852.94316739" calcext:value-type="float">
            <text:p>1852,94316739</text:p>
          </table:table-cell>
          <table:table-cell office:value-type="float" office:value="1552.82709929" calcext:value-type="float">
            <text:p>1552,82709929</text:p>
          </table:table-cell>
          <table:table-cell office:value-type="float" office:value="-4845.40791973" calcext:value-type="float">
            <text:p>-4845,4079197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299.76920747" calcext:value-type="float">
            <text:p>1299,76920747</text:p>
          </table:table-cell>
          <table:table-cell office:value-type="float" office:value="1330.18870894" calcext:value-type="float">
            <text:p>1330,18870894</text:p>
          </table:table-cell>
          <table:table-cell office:value-type="float" office:value="-4479.83665991" calcext:value-type="float">
            <text:p>-4479,8366599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939.76471874" calcext:value-type="float">
            <text:p>1939,76471874</text:p>
          </table:table-cell>
          <table:table-cell office:value-type="float" office:value="1273.22241856" calcext:value-type="float">
            <text:p>1273,22241856</text:p>
          </table:table-cell>
          <table:table-cell office:value-type="float" office:value="-4288.83521664" calcext:value-type="float">
            <text:p>-4288,835216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877.54841087" calcext:value-type="float">
            <text:p>1877,54841087</text:p>
          </table:table-cell>
          <table:table-cell office:value-type="float" office:value="987.92304938" calcext:value-type="float">
            <text:p>987,92304938</text:p>
          </table:table-cell>
          <table:table-cell office:value-type="float" office:value="-3201.00719359" calcext:value-type="float">
            <text:p>-3201,007193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132.10467222" calcext:value-type="float">
            <text:p>1132,10467222</text:p>
          </table:table-cell>
          <table:table-cell office:value-type="float" office:value="997.52291658" calcext:value-type="float">
            <text:p>997,52291658</text:p>
          </table:table-cell>
          <table:table-cell office:value-type="float" office:value="-2924.49361615" calcext:value-type="float">
            <text:p>-2924,4936161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644.54484046" calcext:value-type="float">
            <text:p>1644,54484046</text:p>
          </table:table-cell>
          <table:table-cell office:value-type="float" office:value="1514.54901238" calcext:value-type="float">
            <text:p>1514,54901238</text:p>
          </table:table-cell>
          <table:table-cell office:value-type="float" office:value="-2885.58168177" calcext:value-type="float">
            <text:p>-2885,5816817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328.35380674" calcext:value-type="float">
            <text:p>1328,35380674</text:p>
          </table:table-cell>
          <table:table-cell office:value-type="float" office:value="715.53090927" calcext:value-type="float">
            <text:p>715,53090927</text:p>
          </table:table-cell>
          <table:table-cell office:value-type="float" office:value="-2027.38373826" calcext:value-type="float">
            <text:p>-2027,383738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98.78740917" calcext:value-type="float">
            <text:p>598,78740917</text:p>
          </table:table-cell>
          <table:table-cell office:value-type="float" office:value="550.22161363" calcext:value-type="float">
            <text:p>550,22161363</text:p>
          </table:table-cell>
          <table:table-cell office:value-type="float" office:value="-2328.92171185" calcext:value-type="float">
            <text:p>-2328,921711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1439.23617029" calcext:value-type="float">
            <text:p>1439,23617029</text:p>
          </table:table-cell>
          <table:table-cell office:value-type="float" office:value="1265.47456335" calcext:value-type="float">
            <text:p>1265,47456335</text:p>
          </table:table-cell>
          <table:table-cell office:value-type="float" office:value="-2219.23166824" calcext:value-type="float">
            <text:p>-2219,23166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231.28502041" calcext:value-type="float">
            <text:p>231,28502041</text:p>
          </table:table-cell>
          <table:table-cell office:value-type="float" office:value="-1144.3496619" calcext:value-type="float">
            <text:p>-1144,3496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532.88756793" calcext:value-type="float">
            <text:p>532,88756793</text:p>
          </table:table-cell>
          <table:table-cell office:value-type="float" office:value="-1719.43378427" calcext:value-type="float">
            <text:p>-1719,433784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64.07345072" calcext:value-type="float">
            <text:p>-64,07345072</text:p>
          </table:table-cell>
          <table:table-cell office:value-type="float" office:value="604.2372622" calcext:value-type="float">
            <text:p>604,2372622</text:p>
          </table:table-cell>
          <table:table-cell office:value-type="float" office:value="-1761.7153396" calcext:value-type="float">
            <text:p>-1761,71533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209.62335359" calcext:value-type="float">
            <text:p>-209,62335359</text:p>
          </table:table-cell>
          <table:table-cell office:value-type="float" office:value="631.96323838" calcext:value-type="float">
            <text:p>631,96323838</text:p>
          </table:table-cell>
          <table:table-cell office:value-type="float" office:value="-1713.85043173" calcext:value-type="float">
            <text:p>-1713,8504317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082.32936789" calcext:value-type="float">
            <text:p>-1082,32936789</text:p>
          </table:table-cell>
          <table:table-cell office:value-type="float" office:value="600.64470746" calcext:value-type="float">
            <text:p>600,64470746</text:p>
          </table:table-cell>
          <table:table-cell office:value-type="float" office:value="-1699.09681934" calcext:value-type="float">
            <text:p>-1699,096819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242.4516381" calcext:value-type="float">
            <text:p>-1242,4516381</text:p>
          </table:table-cell>
          <table:table-cell office:value-type="float" office:value="1009.28812395" calcext:value-type="float">
            <text:p>1009,28812395</text:p>
          </table:table-cell>
          <table:table-cell office:value-type="float" office:value="-2409.89302353" calcext:value-type="float">
            <text:p>-2409,893023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077.69706896" calcext:value-type="float">
            <text:p>-1077,69706896</text:p>
          </table:table-cell>
          <table:table-cell office:value-type="float" office:value="914.44314103" calcext:value-type="float">
            <text:p>914,44314103</text:p>
          </table:table-cell>
          <table:table-cell office:value-type="float" office:value="-2165.42698324" calcext:value-type="float">
            <text:p>-2165,426983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2040.64029394" calcext:value-type="float">
            <text:p>-2040,64029394</text:p>
          </table:table-cell>
          <table:table-cell office:value-type="float" office:value="380.78379608" calcext:value-type="float">
            <text:p>380,78379608</text:p>
          </table:table-cell>
          <table:table-cell office:value-type="float" office:value="-2563.86781728" calcext:value-type="float">
            <text:p>-2563,867817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62.13034382" calcext:value-type="float">
            <text:p>-2262,13034382</text:p>
          </table:table-cell>
          <table:table-cell office:value-type="float" office:value="1207.94629305" calcext:value-type="float">
            <text:p>1207,94629305</text:p>
          </table:table-cell>
          <table:table-cell office:value-type="float" office:value="-3621.85830689" calcext:value-type="float">
            <text:p>-3621,85830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2272.23162361" calcext:value-type="float">
            <text:p>-2272,23162361</text:p>
          </table:table-cell>
          <table:table-cell office:value-type="float" office:value="1390.93784076" calcext:value-type="float">
            <text:p>1390,93784076</text:p>
          </table:table-cell>
          <table:table-cell office:value-type="float" office:value="-4055.20708161" calcext:value-type="float">
            <text:p>-4055,207081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2223.62530915" calcext:value-type="float">
            <text:p>-2223,62530915</text:p>
          </table:table-cell>
          <table:table-cell office:value-type="float" office:value="1140.19258325" calcext:value-type="float">
            <text:p>1140,19258325</text:p>
          </table:table-cell>
          <table:table-cell office:value-type="float" office:value="-5025.72591418" calcext:value-type="float">
            <text:p>-5025,725914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527.92970097" calcext:value-type="float">
            <text:p>-1527,92970097</text:p>
          </table:table-cell>
          <table:table-cell office:value-type="float" office:value="1837.11258494" calcext:value-type="float">
            <text:p>1837,11258494</text:p>
          </table:table-cell>
          <table:table-cell office:value-type="float" office:value="-5640.36908172" calcext:value-type="float">
            <text:p>-5640,369081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469.15234163" calcext:value-type="float">
            <text:p>-1469,15234163</text:p>
          </table:table-cell>
          <table:table-cell office:value-type="float" office:value="2038.81048977" calcext:value-type="float">
            <text:p>2038,81048977</text:p>
          </table:table-cell>
          <table:table-cell office:value-type="float" office:value="-5858.00262634" calcext:value-type="float">
            <text:p>-5858,002626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1376.58856399" calcext:value-type="float">
            <text:p>-1376,58856399</text:p>
          </table:table-cell>
          <table:table-cell office:value-type="float" office:value="1823.79484888" calcext:value-type="float">
            <text:p>1823,79484888</text:p>
          </table:table-cell>
          <table:table-cell office:value-type="float" office:value="-6491.21384424" calcext:value-type="float">
            <text:p>-6491,213844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669.90087216" calcext:value-type="float">
            <text:p>-669,90087216</text:p>
          </table:table-cell>
          <table:table-cell office:value-type="float" office:value="2107.5756711" calcext:value-type="float">
            <text:p>2107,5756711</text:p>
          </table:table-cell>
          <table:table-cell office:value-type="float" office:value="-6937.2754884" calcext:value-type="float">
            <text:p>-6937,275488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73.25483726" calcext:value-type="float">
            <text:p>-73,25483726</text:p>
          </table:table-cell>
          <table:table-cell office:value-type="float" office:value="2290.76433683" calcext:value-type="float">
            <text:p>2290,76433683</text:p>
          </table:table-cell>
          <table:table-cell office:value-type="float" office:value="-6978.6295366" calcext:value-type="float">
            <text:p>-6978,62953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201.5385594" calcext:value-type="float">
            <text:p>201,5385594</text:p>
          </table:table-cell>
          <table:table-cell office:value-type="float" office:value="2222.12248307" calcext:value-type="float">
            <text:p>2222,12248307</text:p>
          </table:table-cell>
          <table:table-cell office:value-type="float" office:value="-6888.7088567" calcext:value-type="float">
            <text:p>-6888,7088567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571.49500942" calcext:value-type="float">
            <text:p>571,49500942</text:p>
          </table:table-cell>
          <table:table-cell office:value-type="float" office:value="2116.99208024" calcext:value-type="float">
            <text:p>2116,99208024</text:p>
          </table:table-cell>
          <table:table-cell office:value-type="float" office:value="-6814.9780769" calcext:value-type="float">
            <text:p>-6814,97807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251.66200817" calcext:value-type="float">
            <text:p>1251,66200817</text:p>
          </table:table-cell>
          <table:table-cell office:value-type="float" office:value="2079.40060196" calcext:value-type="float">
            <text:p>2079,40060196</text:p>
          </table:table-cell>
          <table:table-cell office:value-type="float" office:value="-6537.30568957" calcext:value-type="float">
            <text:p>-6537,305689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374.99721014" calcext:value-type="float">
            <text:p>1374,99721014</text:p>
          </table:table-cell>
          <table:table-cell office:value-type="float" office:value="2027.68702448" calcext:value-type="float">
            <text:p>2027,68702448</text:p>
          </table:table-cell>
          <table:table-cell office:value-type="float" office:value="-5855.51469859" calcext:value-type="float">
            <text:p>-5855,51469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184.89833861" calcext:value-type="float">
            <text:p>1184,89833861</text:p>
          </table:table-cell>
          <table:table-cell office:value-type="float" office:value="1884.76901226" calcext:value-type="float">
            <text:p>1884,76901226</text:p>
          </table:table-cell>
          <table:table-cell office:value-type="float" office:value="-5526.38041928" calcext:value-type="float">
            <text:p>-5526,380419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751.96473446" calcext:value-type="float">
            <text:p>1751,96473446</text:p>
          </table:table-cell>
          <table:table-cell office:value-type="float" office:value="1805.14614727" calcext:value-type="float">
            <text:p>1805,14614727</text:p>
          </table:table-cell>
          <table:table-cell office:value-type="float" office:value="-5241.11844481" calcext:value-type="float">
            <text:p>-5241,118444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78.90259098" calcext:value-type="float">
            <text:p>1778,90259098</text:p>
          </table:table-cell>
          <table:table-cell office:value-type="float" office:value="1608.95669635" calcext:value-type="float">
            <text:p>1608,95669635</text:p>
          </table:table-cell>
          <table:table-cell office:value-type="float" office:value="-4425.14171643" calcext:value-type="float">
            <text:p>-4425,1417164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339.23091638" calcext:value-type="float">
            <text:p>1339,23091638</text:p>
          </table:table-cell>
          <table:table-cell office:value-type="float" office:value="1688.50434982" calcext:value-type="float">
            <text:p>1688,50434982</text:p>
          </table:table-cell>
          <table:table-cell office:value-type="float" office:value="-4185.3970308" calcext:value-type="float">
            <text:p>-4185,39703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775.5331583" calcext:value-type="float">
            <text:p>1775,5331583</text:p>
          </table:table-cell>
          <table:table-cell office:value-type="float" office:value="2014.77726683" calcext:value-type="float">
            <text:p>2014,77726683</text:p>
          </table:table-cell>
          <table:table-cell office:value-type="float" office:value="-3783.79397632" calcext:value-type="float">
            <text:p>-3783,7939763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702.19925099" calcext:value-type="float">
            <text:p>1702,19925099</text:p>
          </table:table-cell>
          <table:table-cell office:value-type="float" office:value="1291.66726731" calcext:value-type="float">
            <text:p>1291,66726731</text:p>
          </table:table-cell>
          <table:table-cell office:value-type="float" office:value="-2898.64625364" calcext:value-type="float">
            <text:p>-2898,6462536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554.74055631" calcext:value-type="float">
            <text:p>1554,74055631</text:p>
          </table:table-cell>
          <table:table-cell office:value-type="float" office:value="1134.43549301" calcext:value-type="float">
            <text:p>1134,43549301</text:p>
          </table:table-cell>
          <table:table-cell office:value-type="float" office:value="-2747.09000713" calcext:value-type="float">
            <text:p>-2747,090007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456.85066928" calcext:value-type="float">
            <text:p>1456,85066928</text:p>
          </table:table-cell>
          <table:table-cell office:value-type="float" office:value="1571.65967168" calcext:value-type="float">
            <text:p>1571,65967168</text:p>
          </table:table-cell>
          <table:table-cell office:value-type="float" office:value="-2073.37439952" calcext:value-type="float">
            <text:p>-2073,374399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687.96587178" calcext:value-type="float">
            <text:p>687,96587178</text:p>
          </table:table-cell>
          <table:table-cell office:value-type="float" office:value="782.90007257" calcext:value-type="float">
            <text:p>782,90007257</text:p>
          </table:table-cell>
          <table:table-cell office:value-type="float" office:value="-1716.73483533" calcext:value-type="float">
            <text:p>-1716,7348353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1047.52601555" calcext:value-type="float">
            <text:p>1047,52601555</text:p>
          </table:table-cell>
          <table:table-cell office:value-type="float" office:value="678.32117086" calcext:value-type="float">
            <text:p>678,32117086</text:p>
          </table:table-cell>
          <table:table-cell office:value-type="float" office:value="-2126.40241248" calcext:value-type="float">
            <text:p>-2126,4024124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1231.87648607" calcext:value-type="float">
            <text:p>1231,87648607</text:p>
          </table:table-cell>
          <table:table-cell office:value-type="float" office:value="1295.91362815" calcext:value-type="float">
            <text:p>1295,91362815</text:p>
          </table:table-cell>
          <table:table-cell office:value-type="float" office:value="-1358.49760656" calcext:value-type="float">
            <text:p>-1358,497606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305.73812922" calcext:value-type="float">
            <text:p>305,73812922</text:p>
          </table:table-cell>
          <table:table-cell office:value-type="float" office:value="-1000.19051421" calcext:value-type="float">
            <text:p>-1000,1905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639.83469787" calcext:value-type="float">
            <text:p>639,83469787</text:p>
          </table:table-cell>
          <table:table-cell office:value-type="float" office:value="-1524.00664394" calcext:value-type="float">
            <text:p>-1524,00664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31.14832948" calcext:value-type="float">
            <text:p>-31,14832948</text:p>
          </table:table-cell>
          <table:table-cell office:value-type="float" office:value="691.92842799" calcext:value-type="float">
            <text:p>691,92842799</text:p>
          </table:table-cell>
          <table:table-cell office:value-type="float" office:value="-1521.03523481" calcext:value-type="float">
            <text:p>-1521,035234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272.13591134" calcext:value-type="float">
            <text:p>-272,13591134</text:p>
          </table:table-cell>
          <table:table-cell office:value-type="float" office:value="635.66193117" calcext:value-type="float">
            <text:p>635,66193117</text:p>
          </table:table-cell>
          <table:table-cell office:value-type="float" office:value="-1395.35730146" calcext:value-type="float">
            <text:p>-1395,35730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910.71664123" calcext:value-type="float">
            <text:p>-910,71664123</text:p>
          </table:table-cell>
          <table:table-cell office:value-type="float" office:value="261.40238136" calcext:value-type="float">
            <text:p>261,40238136</text:p>
          </table:table-cell>
          <table:table-cell office:value-type="float" office:value="-1571.36309082" calcext:value-type="float">
            <text:p>-1571,3630908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139.80803005" calcext:value-type="float">
            <text:p>-1139,80803005</text:p>
          </table:table-cell>
          <table:table-cell office:value-type="float" office:value="918.24200887" calcext:value-type="float">
            <text:p>918,24200887</text:p>
          </table:table-cell>
          <table:table-cell office:value-type="float" office:value="-2065.94912653" calcext:value-type="float">
            <text:p>-2065,949126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620.90776641" calcext:value-type="float">
            <text:p>-1620,90776641</text:p>
          </table:table-cell>
          <table:table-cell office:value-type="float" office:value="895.34932626" calcext:value-type="float">
            <text:p>895,34932626</text:p>
          </table:table-cell>
          <table:table-cell office:value-type="float" office:value="-1921.62242055" calcext:value-type="float">
            <text:p>-1921,62242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841.0695299" calcext:value-type="float">
            <text:p>-1841,0695299</text:p>
          </table:table-cell>
          <table:table-cell office:value-type="float" office:value="513.14219625" calcext:value-type="float">
            <text:p>513,14219625</text:p>
          </table:table-cell>
          <table:table-cell office:value-type="float" office:value="-2843.12151181" calcext:value-type="float">
            <text:p>-2843,121511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384.01343029" calcext:value-type="float">
            <text:p>-1384,01343029</text:p>
          </table:table-cell>
          <table:table-cell office:value-type="float" office:value="1364.54102733" calcext:value-type="float">
            <text:p>1364,54102733</text:p>
          </table:table-cell>
          <table:table-cell office:value-type="float" office:value="-3301.8452039" calcext:value-type="float">
            <text:p>-3301,84520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956.0651675" calcext:value-type="float">
            <text:p>-1956,0651675</text:p>
          </table:table-cell>
          <table:table-cell office:value-type="float" office:value="1781.52398273" calcext:value-type="float">
            <text:p>1781,52398273</text:p>
          </table:table-cell>
          <table:table-cell office:value-type="float" office:value="-3453.02199323" calcext:value-type="float">
            <text:p>-3453,021993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943.30443661" calcext:value-type="float">
            <text:p>-1943,30443661</text:p>
          </table:table-cell>
          <table:table-cell office:value-type="float" office:value="2015.16168067" calcext:value-type="float">
            <text:p>2015,16168067</text:p>
          </table:table-cell>
          <table:table-cell office:value-type="float" office:value="-4456.86947263" calcext:value-type="float">
            <text:p>-4456,869472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238.24856194" calcext:value-type="float">
            <text:p>-1238,24856194</text:p>
          </table:table-cell>
          <table:table-cell office:value-type="float" office:value="2316.56567838" calcext:value-type="float">
            <text:p>2316,56567838</text:p>
          </table:table-cell>
          <table:table-cell office:value-type="float" office:value="-4905.18180759" calcext:value-type="float">
            <text:p>-4905,181807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443.57361562" calcext:value-type="float">
            <text:p>-1443,57361562</text:p>
          </table:table-cell>
          <table:table-cell office:value-type="float" office:value="2402.97363337" calcext:value-type="float">
            <text:p>2402,97363337</text:p>
          </table:table-cell>
          <table:table-cell office:value-type="float" office:value="-5093.76736352" calcext:value-type="float">
            <text:p>-5093,767363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1332.49779158" calcext:value-type="float">
            <text:p>-1332,49779158</text:p>
          </table:table-cell>
          <table:table-cell office:value-type="float" office:value="2497.50981865" calcext:value-type="float">
            <text:p>2497,50981865</text:p>
          </table:table-cell>
          <table:table-cell office:value-type="float" office:value="-5776.11326659" calcext:value-type="float">
            <text:p>-5776,113266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554.24927977" calcext:value-type="float">
            <text:p>-554,24927977</text:p>
          </table:table-cell>
          <table:table-cell office:value-type="float" office:value="2658.83516364" calcext:value-type="float">
            <text:p>2658,83516364</text:p>
          </table:table-cell>
          <table:table-cell office:value-type="float" office:value="-6126.58296761" calcext:value-type="float">
            <text:p>-6126,5829676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90.78915199" calcext:value-type="float">
            <text:p>-90,78915199</text:p>
          </table:table-cell>
          <table:table-cell office:value-type="float" office:value="2673.39113876" calcext:value-type="float">
            <text:p>2673,39113876</text:p>
          </table:table-cell>
          <table:table-cell office:value-type="float" office:value="-6108.72965047" calcext:value-type="float">
            <text:p>-6108,729650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05.5210939" calcext:value-type="float">
            <text:p>105,5210939</text:p>
          </table:table-cell>
          <table:table-cell office:value-type="float" office:value="2568.32053477" calcext:value-type="float">
            <text:p>2568,32053477</text:p>
          </table:table-cell>
          <table:table-cell office:value-type="float" office:value="-6059.77705187" calcext:value-type="float">
            <text:p>-6059,777051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480.1549506" calcext:value-type="float">
            <text:p>480,1549506</text:p>
          </table:table-cell>
          <table:table-cell office:value-type="float" office:value="2500.34066848" calcext:value-type="float">
            <text:p>2500,34066848</text:p>
          </table:table-cell>
          <table:table-cell office:value-type="float" office:value="-6030.54977118" calcext:value-type="float">
            <text:p>-6030,54977118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1133.59674614" calcext:value-type="float">
            <text:p>1133,59674614</text:p>
          </table:table-cell>
          <table:table-cell office:value-type="float" office:value="2416.14143281" calcext:value-type="float">
            <text:p>2416,14143281</text:p>
          </table:table-cell>
          <table:table-cell office:value-type="float" office:value="-5792.8904237" calcext:value-type="float">
            <text:p>-5792,89042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283.53156518" calcext:value-type="float">
            <text:p>1283,53156518</text:p>
          </table:table-cell>
          <table:table-cell office:value-type="float" office:value="2243.75046698" calcext:value-type="float">
            <text:p>2243,75046698</text:p>
          </table:table-cell>
          <table:table-cell office:value-type="float" office:value="-5234.21901127" calcext:value-type="float">
            <text:p>-5234,219011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174.56234844" calcext:value-type="float">
            <text:p>1174,56234844</text:p>
          </table:table-cell>
          <table:table-cell office:value-type="float" office:value="2330.106905" calcext:value-type="float">
            <text:p>2330,106905</text:p>
          </table:table-cell>
          <table:table-cell office:value-type="float" office:value="-4989.10119029" calcext:value-type="float">
            <text:p>-4989,101190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626.8705098" calcext:value-type="float">
            <text:p>1626,8705098</text:p>
          </table:table-cell>
          <table:table-cell office:value-type="float" office:value="2519.76549407" calcext:value-type="float">
            <text:p>2519,76549407</text:p>
          </table:table-cell>
          <table:table-cell office:value-type="float" office:value="-4572.87453491" calcext:value-type="float">
            <text:p>-4572,874534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36.30136994" calcext:value-type="float">
            <text:p>1736,30136994</text:p>
          </table:table-cell>
          <table:table-cell office:value-type="float" office:value="1949.43507798" calcext:value-type="float">
            <text:p>1949,43507798</text:p>
          </table:table-cell>
          <table:table-cell office:value-type="float" office:value="-3824.25330116" calcext:value-type="float">
            <text:p>-3824,253301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705.58977795" calcext:value-type="float">
            <text:p>1705,58977795</text:p>
          </table:table-cell>
          <table:table-cell office:value-type="float" office:value="1789.77268304" calcext:value-type="float">
            <text:p>1789,77268304</text:p>
          </table:table-cell>
          <table:table-cell office:value-type="float" office:value="-3495.92298835" calcext:value-type="float">
            <text:p>-3495,922988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542.92763623" calcext:value-type="float">
            <text:p>1542,92763623</text:p>
          </table:table-cell>
          <table:table-cell office:value-type="float" office:value="2018.310881" calcext:value-type="float">
            <text:p>2018,310881</text:p>
          </table:table-cell>
          <table:table-cell office:value-type="float" office:value="-2751.3888752" calcext:value-type="float">
            <text:p>-2751,38887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997.20663772" calcext:value-type="float">
            <text:p>997,20663772</text:p>
          </table:table-cell>
          <table:table-cell office:value-type="float" office:value="1329.82414452" calcext:value-type="float">
            <text:p>1329,82414452</text:p>
          </table:table-cell>
          <table:table-cell office:value-type="float" office:value="-2357.64936885" calcext:value-type="float">
            <text:p>-2357,649368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412.09707659" calcext:value-type="float">
            <text:p>1412,09707659</text:p>
          </table:table-cell>
          <table:table-cell office:value-type="float" office:value="1043.51167504" calcext:value-type="float">
            <text:p>1043,51167504</text:p>
          </table:table-cell>
          <table:table-cell office:value-type="float" office:value="-2429.25953768" calcext:value-type="float">
            <text:p>-2429,259537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293.00942069" calcext:value-type="float">
            <text:p>1293,00942069</text:p>
          </table:table-cell>
          <table:table-cell office:value-type="float" office:value="1008.31981784" calcext:value-type="float">
            <text:p>1008,31981784</text:p>
          </table:table-cell>
          <table:table-cell office:value-type="float" office:value="-1598.96548215" calcext:value-type="float">
            <text:p>-1598,965482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435.01530592" calcext:value-type="float">
            <text:p>435,01530592</text:p>
          </table:table-cell>
          <table:table-cell office:value-type="float" office:value="741.09928043" calcext:value-type="float">
            <text:p>741,09928043</text:p>
          </table:table-cell>
          <table:table-cell office:value-type="float" office:value="-1426.23361094" calcext:value-type="float">
            <text:p>-1426,2336109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1111.80096408" calcext:value-type="float">
            <text:p>1111,80096408</text:p>
          </table:table-cell>
          <table:table-cell office:value-type="float" office:value="685.6799162" calcext:value-type="float">
            <text:p>685,6799162</text:p>
          </table:table-cell>
          <table:table-cell office:value-type="float" office:value="-1837.48367717" calcext:value-type="float">
            <text:p>-1837,4836771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1066.65312865" calcext:value-type="float">
            <text:p>1066,65312865</text:p>
          </table:table-cell>
          <table:table-cell office:value-type="float" office:value="640.44500087" calcext:value-type="float">
            <text:p>640,44500087</text:p>
          </table:table-cell>
          <table:table-cell office:value-type="float" office:value="-946.18816849" calcext:value-type="float">
            <text:p>-946,1881684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336.23668734" calcext:value-type="float">
            <text:p>336,23668734</text:p>
          </table:table-cell>
          <table:table-cell office:value-type="float" office:value="-857.32393856" calcext:value-type="float">
            <text:p>-857,32393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684.86002983" calcext:value-type="float">
            <text:p>684,86002983</text:p>
          </table:table-cell>
          <table:table-cell office:value-type="float" office:value="-1325.42083618" calcext:value-type="float">
            <text:p>-1325,42083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68.24621742" calcext:value-type="float">
            <text:p>-68,24621742</text:p>
          </table:table-cell>
          <table:table-cell office:value-type="float" office:value="691.16929052" calcext:value-type="float">
            <text:p>691,16929052</text:p>
          </table:table-cell>
          <table:table-cell office:value-type="float" office:value="-1307.90708174" calcext:value-type="float">
            <text:p>-1307,90708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640.14940022" calcext:value-type="float">
            <text:p>-640,14940022</text:p>
          </table:table-cell>
          <table:table-cell office:value-type="float" office:value="647.41324877" calcext:value-type="float">
            <text:p>647,41324877</text:p>
          </table:table-cell>
          <table:table-cell office:value-type="float" office:value="-1222.17494838" calcext:value-type="float">
            <text:p>-1222,174948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799.74928952" calcext:value-type="float">
            <text:p>-799,74928952</text:p>
          </table:table-cell>
          <table:table-cell office:value-type="float" office:value="396.3893329" calcext:value-type="float">
            <text:p>396,3893329</text:p>
          </table:table-cell>
          <table:table-cell office:value-type="float" office:value="-1753.88439099" calcext:value-type="float">
            <text:p>-1753,884390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608.5046932" calcext:value-type="float">
            <text:p>-608,5046932</text:p>
          </table:table-cell>
          <table:table-cell office:value-type="float" office:value="936.78518749" calcext:value-type="float">
            <text:p>936,78518749</text:p>
          </table:table-cell>
          <table:table-cell office:value-type="float" office:value="-1839.12196988" calcext:value-type="float">
            <text:p>-1839,12196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1482.79688158" calcext:value-type="float">
            <text:p>-1482,79688158</text:p>
          </table:table-cell>
          <table:table-cell office:value-type="float" office:value="1121.09646167" calcext:value-type="float">
            <text:p>1121,09646167</text:p>
          </table:table-cell>
          <table:table-cell office:value-type="float" office:value="-1641.63980354" calcext:value-type="float">
            <text:p>-1641,6398035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571.44859287" calcext:value-type="float">
            <text:p>-1571,44859287</text:p>
          </table:table-cell>
          <table:table-cell office:value-type="float" office:value="1345.36881586" calcext:value-type="float">
            <text:p>1345,36881586</text:p>
          </table:table-cell>
          <table:table-cell office:value-type="float" office:value="-2557.02580341" calcext:value-type="float">
            <text:p>-2557,025803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993.74855667" calcext:value-type="float">
            <text:p>-993,74855667</text:p>
          </table:table-cell>
          <table:table-cell office:value-type="float" office:value="1651.67715327" calcext:value-type="float">
            <text:p>1651,67715327</text:p>
          </table:table-cell>
          <table:table-cell office:value-type="float" office:value="-2800.08484638" calcext:value-type="float">
            <text:p>-2800,084846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621.61097027" calcext:value-type="float">
            <text:p>-1621,61097027</text:p>
          </table:table-cell>
          <table:table-cell office:value-type="float" office:value="1862.29495235" calcext:value-type="float">
            <text:p>1862,29495235</text:p>
          </table:table-cell>
          <table:table-cell office:value-type="float" office:value="-2830.6963866" calcext:value-type="float">
            <text:p>-2830,69638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688.5836135" calcext:value-type="float">
            <text:p>-1688,5836135</text:p>
          </table:table-cell>
          <table:table-cell office:value-type="float" office:value="2217.27541899" calcext:value-type="float">
            <text:p>2217,27541899</text:p>
          </table:table-cell>
          <table:table-cell office:value-type="float" office:value="-3683.25368855" calcext:value-type="float">
            <text:p>-3683,253688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140.11774827" calcext:value-type="float">
            <text:p>-1140,11774827</text:p>
          </table:table-cell>
          <table:table-cell office:value-type="float" office:value="2203.84896337" calcext:value-type="float">
            <text:p>2203,84896337</text:p>
          </table:table-cell>
          <table:table-cell office:value-type="float" office:value="-4077.34768252" calcext:value-type="float">
            <text:p>-4077,3476825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288.20820069" calcext:value-type="float">
            <text:p>-1288,20820069</text:p>
          </table:table-cell>
          <table:table-cell office:value-type="float" office:value="2026.61308282" calcext:value-type="float">
            <text:p>2026,61308282</text:p>
          </table:table-cell>
          <table:table-cell office:value-type="float" office:value="-4274.61386431" calcext:value-type="float">
            <text:p>-4274,613864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120.72703372" calcext:value-type="float">
            <text:p>-1120,72703372</text:p>
          </table:table-cell>
          <table:table-cell office:value-type="float" office:value="2507.29397873" calcext:value-type="float">
            <text:p>2507,29397873</text:p>
          </table:table-cell>
          <table:table-cell office:value-type="float" office:value="-4832.29117697" calcext:value-type="float">
            <text:p>-4832,291176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494.01955272" calcext:value-type="float">
            <text:p>-494,01955272</text:p>
          </table:table-cell>
          <table:table-cell office:value-type="float" office:value="2793.73538569" calcext:value-type="float">
            <text:p>2793,73538569</text:p>
          </table:table-cell>
          <table:table-cell office:value-type="float" office:value="-5098.97654116" calcext:value-type="float">
            <text:p>-5098,976541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63.7694668" calcext:value-type="float">
            <text:p>-163,7694668</text:p>
          </table:table-cell>
          <table:table-cell office:value-type="float" office:value="2757.80405686" calcext:value-type="float">
            <text:p>2757,80405686</text:p>
          </table:table-cell>
          <table:table-cell office:value-type="float" office:value="-5111.80102456" calcext:value-type="float">
            <text:p>-5111,801024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28.48808912" calcext:value-type="float">
            <text:p>28,48808912</text:p>
          </table:table-cell>
          <table:table-cell office:value-type="float" office:value="2721.92659804" calcext:value-type="float">
            <text:p>2721,92659804</text:p>
          </table:table-cell>
          <table:table-cell office:value-type="float" office:value="-5146.30968812" calcext:value-type="float">
            <text:p>-5146,309688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419.31590746" calcext:value-type="float">
            <text:p>419,31590746</text:p>
          </table:table-cell>
          <table:table-cell office:value-type="float" office:value="2812.15880315" calcext:value-type="float">
            <text:p>2812,15880315</text:p>
          </table:table-cell>
          <table:table-cell office:value-type="float" office:value="-5157.4421763" calcext:value-type="float">
            <text:p>-5157,442176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995.07180667" calcext:value-type="float">
            <text:p>995,07180667</text:p>
          </table:table-cell>
          <table:table-cell office:value-type="float" office:value="2831.59613094" calcext:value-type="float">
            <text:p>2831,59613094</text:p>
          </table:table-cell>
          <table:table-cell office:value-type="float" office:value="-4903.68344304" calcext:value-type="float">
            <text:p>-4903,68344304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288.96268233" calcext:value-type="float">
            <text:p>1288,96268233</text:p>
          </table:table-cell>
          <table:table-cell office:value-type="float" office:value="2403.0495906" calcext:value-type="float">
            <text:p>2403,0495906</text:p>
          </table:table-cell>
          <table:table-cell office:value-type="float" office:value="-4411.59080898" calcext:value-type="float">
            <text:p>-4411,5908089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1460.9133657" calcext:value-type="float">
            <text:p>1460,9133657</text:p>
          </table:table-cell>
          <table:table-cell office:value-type="float" office:value="2278.16847619" calcext:value-type="float">
            <text:p>2278,16847619</text:p>
          </table:table-cell>
          <table:table-cell office:value-type="float" office:value="-4047.42185514" calcext:value-type="float">
            <text:p>-4047,4218551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371.29290744" calcext:value-type="float">
            <text:p>1371,29290744</text:p>
          </table:table-cell>
          <table:table-cell office:value-type="float" office:value="2345.1610278" calcext:value-type="float">
            <text:p>2345,1610278</text:p>
          </table:table-cell>
          <table:table-cell office:value-type="float" office:value="-3398.92048617" calcext:value-type="float">
            <text:p>-3398,9204861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048.90977995" calcext:value-type="float">
            <text:p>1048,90977995</text:p>
          </table:table-cell>
          <table:table-cell office:value-type="float" office:value="1757.65315841" calcext:value-type="float">
            <text:p>1757,65315841</text:p>
          </table:table-cell>
          <table:table-cell office:value-type="float" office:value="-3043.42678479" calcext:value-type="float">
            <text:p>-3043,426784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1408.1067194" calcext:value-type="float">
            <text:p>1408,1067194</text:p>
          </table:table-cell>
          <table:table-cell office:value-type="float" office:value="1394.85160288" calcext:value-type="float">
            <text:p>1394,85160288</text:p>
          </table:table-cell>
          <table:table-cell office:value-type="float" office:value="-2920.49243109" calcext:value-type="float">
            <text:p>-2920,4924310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315.58461978" calcext:value-type="float">
            <text:p>1315,58461978</text:p>
          </table:table-cell>
          <table:table-cell office:value-type="float" office:value="1219.91707317" calcext:value-type="float">
            <text:p>1219,91707317</text:p>
          </table:table-cell>
          <table:table-cell office:value-type="float" office:value="-2194.37993779" calcext:value-type="float">
            <text:p>-2194,3799377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727.40004503" calcext:value-type="float">
            <text:p>727,40004503</text:p>
          </table:table-cell>
          <table:table-cell office:value-type="float" office:value="989.28115077" calcext:value-type="float">
            <text:p>989,28115077</text:p>
          </table:table-cell>
          <table:table-cell office:value-type="float" office:value="-1963.21548053" calcext:value-type="float">
            <text:p>-1963,21548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1233.2362303" calcext:value-type="float">
            <text:p>1233,2362303</text:p>
          </table:table-cell>
          <table:table-cell office:value-type="float" office:value="895.96082655" calcext:value-type="float">
            <text:p>895,96082655</text:p>
          </table:table-cell>
          <table:table-cell office:value-type="float" office:value="-2086.58216513" calcext:value-type="float">
            <text:p>-2086,5821651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1154.43827467" calcext:value-type="float">
            <text:p>1154,43827467</text:p>
          </table:table-cell>
          <table:table-cell office:value-type="float" office:value="660.49573644" calcext:value-type="float">
            <text:p>660,49573644</text:p>
          </table:table-cell>
          <table:table-cell office:value-type="float" office:value="-1322.11385621" calcext:value-type="float">
            <text:p>-1322,113856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365.32597014" calcext:value-type="float">
            <text:p>365,32597014</text:p>
          </table:table-cell>
          <table:table-cell office:value-type="float" office:value="580.25574115" calcext:value-type="float">
            <text:p>580,25574115</text:p>
          </table:table-cell>
          <table:table-cell office:value-type="float" office:value="-1188.78071525" calcext:value-type="float">
            <text:p>-1188,780715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946.87173599" calcext:value-type="float">
            <text:p>946,87173599</text:p>
          </table:table-cell>
          <table:table-cell office:value-type="float" office:value="605.40764634" calcext:value-type="float">
            <text:p>605,40764634</text:p>
          </table:table-cell>
          <table:table-cell office:value-type="float" office:value="-1583.32583496" calcext:value-type="float">
            <text:p>-1583,325834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882.43325654" calcext:value-type="float">
            <text:p>882,43325654</text:p>
          </table:table-cell>
          <table:table-cell office:value-type="float" office:value="412.34229487" calcext:value-type="float">
            <text:p>412,34229487</text:p>
          </table:table-cell>
          <table:table-cell office:value-type="float" office:value="-834.22299114" calcext:value-type="float">
            <text:p>-834,222991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367.34898824" calcext:value-type="float">
            <text:p>367,34898824</text:p>
          </table:table-cell>
          <table:table-cell office:value-type="float" office:value="-857.05040302" calcext:value-type="float">
            <text:p>-857,05040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623.42556908" calcext:value-type="float">
            <text:p>623,42556908</text:p>
          </table:table-cell>
          <table:table-cell office:value-type="float" office:value="-1160.10338128" calcext:value-type="float">
            <text:p>-1160,10338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68.59511054" calcext:value-type="float">
            <text:p>-68,59511054</text:p>
          </table:table-cell>
          <table:table-cell office:value-type="float" office:value="615.90918145" calcext:value-type="float">
            <text:p>615,90918145</text:p>
          </table:table-cell>
          <table:table-cell office:value-type="float" office:value="-1153.97833709" calcext:value-type="float">
            <text:p>-1153,97833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566.91586896" calcext:value-type="float">
            <text:p>-566,91586896</text:p>
          </table:table-cell>
          <table:table-cell office:value-type="float" office:value="648.96002886" calcext:value-type="float">
            <text:p>648,96002886</text:p>
          </table:table-cell>
          <table:table-cell office:value-type="float" office:value="-1121.27329209" calcext:value-type="float">
            <text:p>-1121,27329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621.34470318" calcext:value-type="float">
            <text:p>-621,34470318</text:p>
          </table:table-cell>
          <table:table-cell office:value-type="float" office:value="908.14149288" calcext:value-type="float">
            <text:p>908,14149288</text:p>
          </table:table-cell>
          <table:table-cell office:value-type="float" office:value="-1598.35799449" calcext:value-type="float">
            <text:p>-1598,357994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415.10090195" calcext:value-type="float">
            <text:p>-415,10090195</text:p>
          </table:table-cell>
          <table:table-cell office:value-type="float" office:value="1061.85804049" calcext:value-type="float">
            <text:p>1061,85804049</text:p>
          </table:table-cell>
          <table:table-cell office:value-type="float" office:value="-1591.75301188" calcext:value-type="float">
            <text:p>-1591,753011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1212.32413804" calcext:value-type="float">
            <text:p>-1212,32413804</text:p>
          </table:table-cell>
          <table:table-cell office:value-type="float" office:value="1176.02321309" calcext:value-type="float">
            <text:p>1176,02321309</text:p>
          </table:table-cell>
          <table:table-cell office:value-type="float" office:value="-1387.606716" calcext:value-type="float">
            <text:p>-1387,6067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10.4888383" calcext:value-type="float">
            <text:p>-1310,4888383</text:p>
          </table:table-cell>
          <table:table-cell office:value-type="float" office:value="1427.75065174" calcext:value-type="float">
            <text:p>1427,75065174</text:p>
          </table:table-cell>
          <table:table-cell office:value-type="float" office:value="-2138.19004274" calcext:value-type="float">
            <text:p>-2138,190042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867.0872938" calcext:value-type="float">
            <text:p>-867,0872938</text:p>
          </table:table-cell>
          <table:table-cell office:value-type="float" office:value="1303.61451569" calcext:value-type="float">
            <text:p>1303,61451569</text:p>
          </table:table-cell>
          <table:table-cell office:value-type="float" office:value="-2329.16626721" calcext:value-type="float">
            <text:p>-2329,166267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1390.46690111" calcext:value-type="float">
            <text:p>-1390,46690111</text:p>
          </table:table-cell>
          <table:table-cell office:value-type="float" office:value="1001.08079279" calcext:value-type="float">
            <text:p>1001,08079279</text:p>
          </table:table-cell>
          <table:table-cell office:value-type="float" office:value="-2345.86195969" calcext:value-type="float">
            <text:p>-2345,8619596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601.75042626" calcext:value-type="float">
            <text:p>-1601,75042626</text:p>
          </table:table-cell>
          <table:table-cell office:value-type="float" office:value="1706.30618483" calcext:value-type="float">
            <text:p>1706,30618483</text:p>
          </table:table-cell>
          <table:table-cell office:value-type="float" office:value="-3032.46299122" calcext:value-type="float">
            <text:p>-3032,46299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428.91089811" calcext:value-type="float">
            <text:p>-1428,91089811</text:p>
          </table:table-cell>
          <table:table-cell office:value-type="float" office:value="1952.41364874" calcext:value-type="float">
            <text:p>1952,41364874</text:p>
          </table:table-cell>
          <table:table-cell office:value-type="float" office:value="-3513.08003278" calcext:value-type="float">
            <text:p>-3513,080032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1140.12860026" calcext:value-type="float">
            <text:p>-1140,12860026</text:p>
          </table:table-cell>
          <table:table-cell office:value-type="float" office:value="1886.95197946" calcext:value-type="float">
            <text:p>1886,95197946</text:p>
          </table:table-cell>
          <table:table-cell office:value-type="float" office:value="-3927.67263253" calcext:value-type="float">
            <text:p>-3927,67263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565.37548871" calcext:value-type="float">
            <text:p>-565,37548871</text:p>
          </table:table-cell>
          <table:table-cell office:value-type="float" office:value="2317.38732149" calcext:value-type="float">
            <text:p>2317,38732149</text:p>
          </table:table-cell>
          <table:table-cell office:value-type="float" office:value="-4115.71226308" calcext:value-type="float">
            <text:p>-4115,712263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303.73920164" calcext:value-type="float">
            <text:p>-303,73920164</text:p>
          </table:table-cell>
          <table:table-cell office:value-type="float" office:value="2540.05206361" calcext:value-type="float">
            <text:p>2540,05206361</text:p>
          </table:table-cell>
          <table:table-cell office:value-type="float" office:value="-4131.36385771" calcext:value-type="float">
            <text:p>-4131,363857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162.59793964" calcext:value-type="float">
            <text:p>-162,59793964</text:p>
          </table:table-cell>
          <table:table-cell office:value-type="float" office:value="2489.08917624" calcext:value-type="float">
            <text:p>2489,08917624</text:p>
          </table:table-cell>
          <table:table-cell office:value-type="float" office:value="-4205.45111302" calcext:value-type="float">
            <text:p>-4205,4511130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159.87584019" calcext:value-type="float">
            <text:p>159,87584019</text:p>
          </table:table-cell>
          <table:table-cell office:value-type="float" office:value="2481.69456513" calcext:value-type="float">
            <text:p>2481,69456513</text:p>
          </table:table-cell>
          <table:table-cell office:value-type="float" office:value="-4256.76947827" calcext:value-type="float">
            <text:p>-4256,769478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589.8244835" calcext:value-type="float">
            <text:p>589,8244835</text:p>
          </table:table-cell>
          <table:table-cell office:value-type="float" office:value="2548.84949727" calcext:value-type="float">
            <text:p>2548,84949727</text:p>
          </table:table-cell>
          <table:table-cell office:value-type="float" office:value="-4155.22050818" calcext:value-type="float">
            <text:p>-4155,220508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24.48753292" calcext:value-type="float">
            <text:p>724,48753292</text:p>
          </table:table-cell>
          <table:table-cell office:value-type="float" office:value="2509.82807484" calcext:value-type="float">
            <text:p>2509,82807484</text:p>
          </table:table-cell>
          <table:table-cell office:value-type="float" office:value="-3823.55235922" calcext:value-type="float">
            <text:p>-3823,5523592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30.1039111" calcext:value-type="float">
            <text:p>730,1039111</text:p>
          </table:table-cell>
          <table:table-cell office:value-type="float" office:value="2080.5572109" calcext:value-type="float">
            <text:p>2080,5572109</text:p>
          </table:table-cell>
          <table:table-cell office:value-type="float" office:value="-3637.92299203" calcext:value-type="float">
            <text:p>-3637,92299203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1116.67378631" calcext:value-type="float">
            <text:p>1116,67378631</text:p>
          </table:table-cell>
          <table:table-cell office:value-type="float" office:value="1752.22848063" calcext:value-type="float">
            <text:p>1752,22848063</text:p>
          </table:table-cell>
          <table:table-cell office:value-type="float" office:value="-3475.75573308" calcext:value-type="float">
            <text:p>-3475,755733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06.35519202" calcext:value-type="float">
            <text:p>1106,35519202</text:p>
          </table:table-cell>
          <table:table-cell office:value-type="float" office:value="1500.40777731" calcext:value-type="float">
            <text:p>1500,40777731</text:p>
          </table:table-cell>
          <table:table-cell office:value-type="float" office:value="-2920.8705342" calcext:value-type="float">
            <text:p>-2920,87053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785.99194502" calcext:value-type="float">
            <text:p>785,99194502</text:p>
          </table:table-cell>
          <table:table-cell office:value-type="float" office:value="1273.81214519" calcext:value-type="float">
            <text:p>1273,81214519</text:p>
          </table:table-cell>
          <table:table-cell office:value-type="float" office:value="-2693.51473683" calcext:value-type="float">
            <text:p>-2693,514736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1167.85369271" calcext:value-type="float">
            <text:p>1167,85369271</text:p>
          </table:table-cell>
          <table:table-cell office:value-type="float" office:value="1109.94238609" calcext:value-type="float">
            <text:p>1109,94238609</text:p>
          </table:table-cell>
          <table:table-cell office:value-type="float" office:value="-2640.73466072" calcext:value-type="float">
            <text:p>-2640,734660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137.35718412" calcext:value-type="float">
            <text:p>1137,35718412</text:p>
          </table:table-cell>
          <table:table-cell office:value-type="float" office:value="913.42331259" calcext:value-type="float">
            <text:p>913,42331259</text:p>
          </table:table-cell>
          <table:table-cell office:value-type="float" office:value="-2022.41943825" calcext:value-type="float">
            <text:p>-2022,4194382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673.2503911" calcext:value-type="float">
            <text:p>673,2503911</text:p>
          </table:table-cell>
          <table:table-cell office:value-type="float" office:value="1004.08124642" calcext:value-type="float">
            <text:p>1004,08124642</text:p>
          </table:table-cell>
          <table:table-cell office:value-type="float" office:value="-1821.7384085" calcext:value-type="float">
            <text:p>-1821,738408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1083.31166293" calcext:value-type="float">
            <text:p>1083,31166293</text:p>
          </table:table-cell>
          <table:table-cell office:value-type="float" office:value="1397.94986378" calcext:value-type="float">
            <text:p>1397,94986378</text:p>
          </table:table-cell>
          <table:table-cell office:value-type="float" office:value="-1900.87843196" calcext:value-type="float">
            <text:p>-1900,878431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77.30433462" calcext:value-type="float">
            <text:p>977,30433462</text:p>
          </table:table-cell>
          <table:table-cell office:value-type="float" office:value="710.28836362" calcext:value-type="float">
            <text:p>710,28836362</text:p>
          </table:table-cell>
          <table:table-cell office:value-type="float" office:value="-1272.6685778" calcext:value-type="float">
            <text:p>-1272,668577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379.92721515" calcext:value-type="float">
            <text:p>379,92721515</text:p>
          </table:table-cell>
          <table:table-cell office:value-type="float" office:value="614.59194269" calcext:value-type="float">
            <text:p>614,59194269</text:p>
          </table:table-cell>
          <table:table-cell office:value-type="float" office:value="-1188.99997945" calcext:value-type="float">
            <text:p>-1188,9999794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943.88751847" calcext:value-type="float">
            <text:p>943,88751847</text:p>
          </table:table-cell>
          <table:table-cell office:value-type="float" office:value="1188.73192183" calcext:value-type="float">
            <text:p>1188,73192183</text:p>
          </table:table-cell>
          <table:table-cell office:value-type="float" office:value="-1483.37566577" calcext:value-type="float">
            <text:p>-1483,375665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828.59447055" calcext:value-type="float">
            <text:p>828,59447055</text:p>
          </table:table-cell>
          <table:table-cell office:value-type="float" office:value="459.26309301" calcext:value-type="float">
            <text:p>459,26309301</text:p>
          </table:table-cell>
          <table:table-cell office:value-type="float" office:value="-800.14469873" calcext:value-type="float">
            <text:p>-800,1446987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403.61476432" calcext:value-type="float">
            <text:p>403,61476432</text:p>
          </table:table-cell>
          <table:table-cell office:value-type="float" office:value="-1231.99113446" calcext:value-type="float">
            <text:p>-1231,99113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2" calcext:value-type="float">
            <text:p>-1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42.71175764" calcext:value-type="float">
            <text:p>-42,71175764</text:p>
          </table:table-cell>
          <table:table-cell office:value-type="float" office:value="0" calcext:value-type="float">
            <text:p>0</text:p>
          </table:table-cell>
          <table:table-cell office:value-type="float" office:value="-1067.28056221" calcext:value-type="float">
            <text:p>-1067,280562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347.91708879" calcext:value-type="float">
            <text:p>-347,91708879</text:p>
          </table:table-cell>
          <table:table-cell office:value-type="float" office:value="0" calcext:value-type="float">
            <text:p>0</text:p>
          </table:table-cell>
          <table:table-cell office:value-type="float" office:value="-1024.97002134" calcext:value-type="float">
            <text:p>-1024,970021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86.85127856" calcext:value-type="float">
            <text:p>-386,85127856</text:p>
          </table:table-cell>
          <table:table-cell office:value-type="float" office:value="0" calcext:value-type="float">
            <text:p>0</text:p>
          </table:table-cell>
          <table:table-cell office:value-type="float" office:value="-1312.08272073" calcext:value-type="float">
            <text:p>-1312,082720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340.62297299" calcext:value-type="float">
            <text:p>-340,62297299</text:p>
          </table:table-cell>
          <table:table-cell office:value-type="float" office:value="0" calcext:value-type="float">
            <text:p>0</text:p>
          </table:table-cell>
          <table:table-cell office:value-type="float" office:value="-1274.6441733" calcext:value-type="float">
            <text:p>-1274,64417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1116.90427033" calcext:value-type="float">
            <text:p>-1116,90427033</text:p>
          </table:table-cell>
          <table:table-cell office:value-type="float" office:value="0" calcext:value-type="float">
            <text:p>0</text:p>
          </table:table-cell>
          <table:table-cell office:value-type="float" office:value="-1079.03726326" calcext:value-type="float">
            <text:p>-1079,037263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43.85729027" calcext:value-type="float">
            <text:p>-1443,85729027</text:p>
          </table:table-cell>
          <table:table-cell office:value-type="float" office:value="0" calcext:value-type="float">
            <text:p>0</text:p>
          </table:table-cell>
          <table:table-cell office:value-type="float" office:value="-1780.55852278" calcext:value-type="float">
            <text:p>-1780,55852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1420.41841629" calcext:value-type="float">
            <text:p>-1420,41841629</text:p>
          </table:table-cell>
          <table:table-cell office:value-type="float" office:value="0" calcext:value-type="float">
            <text:p>0</text:p>
          </table:table-cell>
          <table:table-cell office:value-type="float" office:value="-2178.99135903" calcext:value-type="float">
            <text:p>-2178,991359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1218.91930046" calcext:value-type="float">
            <text:p>-1218,91930046</text:p>
          </table:table-cell>
          <table:table-cell office:value-type="float" office:value="0" calcext:value-type="float">
            <text:p>0</text:p>
          </table:table-cell>
          <table:table-cell office:value-type="float" office:value="-2561.83334687" calcext:value-type="float">
            <text:p>-2561,833346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737.25075688" calcext:value-type="float">
            <text:p>-737,25075688</text:p>
          </table:table-cell>
          <table:table-cell office:value-type="float" office:value="0" calcext:value-type="float">
            <text:p>0</text:p>
          </table:table-cell>
          <table:table-cell office:value-type="float" office:value="-2633.12064002" calcext:value-type="float">
            <text:p>-2633,12064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959.47195364" calcext:value-type="float">
            <text:p>-959,47195364</text:p>
          </table:table-cell>
          <table:table-cell office:value-type="float" office:value="0" calcext:value-type="float">
            <text:p>0</text:p>
          </table:table-cell>
          <table:table-cell office:value-type="float" office:value="-2652.72854244" calcext:value-type="float">
            <text:p>-2652,728542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923.23452861" calcext:value-type="float">
            <text:p>-923,23452861</text:p>
          </table:table-cell>
          <table:table-cell office:value-type="float" office:value="0" calcext:value-type="float">
            <text:p>0</text:p>
          </table:table-cell>
          <table:table-cell office:value-type="float" office:value="-3103.4657347" calcext:value-type="float">
            <text:p>-3103,46573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467.6269489" calcext:value-type="float">
            <text:p>-467,6269489</text:p>
          </table:table-cell>
          <table:table-cell office:value-type="float" office:value="0" calcext:value-type="float">
            <text:p>0</text:p>
          </table:table-cell>
          <table:table-cell office:value-type="float" office:value="-3327.63997945" calcext:value-type="float">
            <text:p>-3327,639979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322.3176973" calcext:value-type="float">
            <text:p>-322,3176973</text:p>
          </table:table-cell>
          <table:table-cell office:value-type="float" office:value="0" calcext:value-type="float">
            <text:p>0</text:p>
          </table:table-cell>
          <table:table-cell office:value-type="float" office:value="-3358.00949758" calcext:value-type="float">
            <text:p>-3358,009497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222.12696528" calcext:value-type="float">
            <text:p>-222,12696528</text:p>
          </table:table-cell>
          <table:table-cell office:value-type="float" office:value="0" calcext:value-type="float">
            <text:p>0</text:p>
          </table:table-cell>
          <table:table-cell office:value-type="float" office:value="-3474.80929979" calcext:value-type="float">
            <text:p>-3474,809299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88.24841015" calcext:value-type="float">
            <text:p>88,24841015</text:p>
          </table:table-cell>
          <table:table-cell office:value-type="float" office:value="0" calcext:value-type="float">
            <text:p>0</text:p>
          </table:table-cell>
          <table:table-cell office:value-type="float" office:value="-3552.3516111" calcext:value-type="float">
            <text:p>-3552,35161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447.44941717" calcext:value-type="float">
            <text:p>447,44941717</text:p>
          </table:table-cell>
          <table:table-cell office:value-type="float" office:value="0" calcext:value-type="float">
            <text:p>0</text:p>
          </table:table-cell>
          <table:table-cell office:value-type="float" office:value="-3487.55838876" calcext:value-type="float">
            <text:p>-3487,5583887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26.77951963" calcext:value-type="float">
            <text:p>526,77951963</text:p>
          </table:table-cell>
          <table:table-cell office:value-type="float" office:value="0" calcext:value-type="float">
            <text:p>0</text:p>
          </table:table-cell>
          <table:table-cell office:value-type="float" office:value="-3241.22786309" calcext:value-type="float">
            <text:p>-3241,227863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31.36308812" calcext:value-type="float">
            <text:p>531,36308812</text:p>
          </table:table-cell>
          <table:table-cell office:value-type="float" office:value="0" calcext:value-type="float">
            <text:p>0</text:p>
          </table:table-cell>
          <table:table-cell office:value-type="float" office:value="-3126.19312697" calcext:value-type="float">
            <text:p>-3126,193126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880.76393211" calcext:value-type="float">
            <text:p>880,76393211</text:p>
          </table:table-cell>
          <table:table-cell office:value-type="float" office:value="0" calcext:value-type="float">
            <text:p>0</text:p>
          </table:table-cell>
          <table:table-cell office:value-type="float" office:value="-3005.07105024" calcext:value-type="float">
            <text:p>-3005,07105024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892.876572" calcext:value-type="float">
            <text:p>892,876572</text:p>
          </table:table-cell>
          <table:table-cell office:value-type="float" office:value="0" calcext:value-type="float">
            <text:p>0</text:p>
          </table:table-cell>
          <table:table-cell office:value-type="float" office:value="-2555.85696429" calcext:value-type="float">
            <text:p>-2555,856964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658.44438873" calcext:value-type="float">
            <text:p>658,44438873</text:p>
          </table:table-cell>
          <table:table-cell office:value-type="float" office:value="0" calcext:value-type="float">
            <text:p>0</text:p>
          </table:table-cell>
          <table:table-cell office:value-type="float" office:value="-2379.38719055" calcext:value-type="float">
            <text:p>-2379,387190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1047.7178868" calcext:value-type="float">
            <text:p>1047,7178868</text:p>
          </table:table-cell>
          <table:table-cell office:value-type="float" office:value="0" calcext:value-type="float">
            <text:p>0</text:p>
          </table:table-cell>
          <table:table-cell office:value-type="float" office:value="-2335.70619014" calcext:value-type="float">
            <text:p>-2335,706190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09.72348011" calcext:value-type="float">
            <text:p>1209,72348011</text:p>
          </table:table-cell>
          <table:table-cell office:value-type="float" office:value="0" calcext:value-type="float">
            <text:p>0</text:p>
          </table:table-cell>
          <table:table-cell office:value-type="float" office:value="-1766.26189461" calcext:value-type="float">
            <text:p>-1766,261894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1211.92659622" calcext:value-type="float">
            <text:p>1211,92659622</text:p>
          </table:table-cell>
          <table:table-cell office:value-type="float" office:value="0" calcext:value-type="float">
            <text:p>0</text:p>
          </table:table-cell>
          <table:table-cell office:value-type="float" office:value="-1416.3355053" calcext:value-type="float">
            <text:p>-1416,3355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939.44334683" calcext:value-type="float">
            <text:p>939,44334683</text:p>
          </table:table-cell>
          <table:table-cell office:value-type="float" office:value="0" calcext:value-type="float">
            <text:p>0</text:p>
          </table:table-cell>
          <table:table-cell office:value-type="float" office:value="-1087.23966791" calcext:value-type="float">
            <text:p>-1087,2396679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371.08035358" calcext:value-type="float">
            <text:p>371,08035358</text:p>
          </table:table-cell>
          <table:table-cell office:value-type="float" office:value="0" calcext:value-type="float">
            <text:p>0</text:p>
          </table:table-cell>
          <table:table-cell office:value-type="float" office:value="-1070.31409039" calcext:value-type="float">
            <text:p>-1070,314090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843.76952902" calcext:value-type="float">
            <text:p>843,76952902</text:p>
          </table:table-cell>
          <table:table-cell office:value-type="float" office:value="0" calcext:value-type="float">
            <text:p>0</text:p>
          </table:table-cell>
          <table:table-cell office:value-type="float" office:value="-1316.51965771" calcext:value-type="float">
            <text:p>-1316,519657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791.54288698" calcext:value-type="float">
            <text:p>791,54288698</text:p>
          </table:table-cell>
          <table:table-cell office:value-type="float" office:value="0" calcext:value-type="float">
            <text:p>0</text:p>
          </table:table-cell>
          <table:table-cell office:value-type="float" office:value="-697.62307289" calcext:value-type="float">
            <text:p>-697,6230728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97.31609903" calcext:value-type="float">
            <text:p>97,31609903</text:p>
          </table:table-cell>
          <table:table-cell office:value-type="float" office:value="0" calcext:value-type="float">
            <text:p>0</text:p>
          </table:table-cell>
          <table:table-cell office:value-type="float" office:value="-633.78319556" calcext:value-type="float">
            <text:p>-633,783195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2" calcext:value-type="float">
            <text:p>-1072</text:p>
          </table:table-cell>
        </table:table-row>
      </table:table>
      <table:table table:name="0,067" table:style-name="ta1">
        <table:table-column table:style-name="co1" table:number-columns-repeated="7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.0568" calcext:value-type="float">
            <text:p>-140,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11.22533350169" calcext:value-type="float">
            <text:p>11,22533350169</text:p>
          </table:table-cell>
          <table:table-cell office:value-type="float" office:value="0" calcext:value-type="float">
            <text:p>0</text:p>
          </table:table-cell>
          <table:table-cell office:value-type="float" office:value="-139.71889254505" calcext:value-type="float">
            <text:p>-139,718892545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19" calcext:value-type="float">
            <text:p>-240,19</text:p>
          </table:table-cell>
          <table:table-cell office:value-type="float" office:value="90.0736712778" calcext:value-type="float">
            <text:p>90,0736712778</text:p>
          </table:table-cell>
          <table:table-cell office:value-type="float" office:value="0" calcext:value-type="float">
            <text:p>0</text:p>
          </table:table-cell>
          <table:table-cell office:value-type="float" office:value="-126.76743157049" calcext:value-type="float">
            <text:p>-126,76743157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75.61739524382" calcext:value-type="float">
            <text:p>75,61739524382</text:p>
          </table:table-cell>
          <table:table-cell office:value-type="float" office:value="0" calcext:value-type="float">
            <text:p>0</text:p>
          </table:table-cell>
          <table:table-cell office:value-type="float" office:value="-32.84673514543" calcext:value-type="float">
            <text:p>-32,846735145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2.59" calcext:value-type="float">
            <text:p>-242,59</text:p>
          </table:table-cell>
          <table:table-cell office:value-type="float" office:value="-72.37961246311" calcext:value-type="float">
            <text:p>-72,37961246311</text:p>
          </table:table-cell>
          <table:table-cell office:value-type="float" office:value="0" calcext:value-type="float">
            <text:p>0</text:p>
          </table:table-cell>
          <table:table-cell office:value-type="float" office:value="-32.92613711611" calcext:value-type="float">
            <text:p>-32,926137116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90.64480198946" calcext:value-type="float">
            <text:p>-90,64480198946</text:p>
          </table:table-cell>
          <table:table-cell office:value-type="float" office:value="0" calcext:value-type="float">
            <text:p>0</text:p>
          </table:table-cell>
          <table:table-cell office:value-type="float" office:value="-93.88966262136" calcext:value-type="float">
            <text:p>-93,889662621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35.80635618823" calcext:value-type="float">
            <text:p>-35,80635618823</text:p>
          </table:table-cell>
          <table:table-cell office:value-type="float" office:value="0" calcext:value-type="float">
            <text:p>0</text:p>
          </table:table-cell>
          <table:table-cell office:value-type="float" office:value="-90.97214615406" calcext:value-type="float">
            <text:p>-90,972146154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0.08" calcext:value-type="float">
            <text:p>-240,08</text:p>
          </table:table-cell>
          <table:table-cell office:value-type="float" office:value="-42.87941981484" calcext:value-type="float">
            <text:p>-42,87941981484</text:p>
          </table:table-cell>
          <table:table-cell office:value-type="float" office:value="0" calcext:value-type="float">
            <text:p>0</text:p>
          </table:table-cell>
          <table:table-cell office:value-type="float" office:value="-95.45178483835" calcext:value-type="float">
            <text:p>-95,4517848383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43.28119285636" calcext:value-type="float">
            <text:p>-43,28119285636</text:p>
          </table:table-cell>
          <table:table-cell office:value-type="float" office:value="0" calcext:value-type="float">
            <text:p>0</text:p>
          </table:table-cell>
          <table:table-cell office:value-type="float" office:value="-115.08002038485" calcext:value-type="float">
            <text:p>-115,0800203848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30.28956704809" calcext:value-type="float">
            <text:p>-30,28956704809</text:p>
          </table:table-cell>
          <table:table-cell office:value-type="float" office:value="0" calcext:value-type="float">
            <text:p>0</text:p>
          </table:table-cell>
          <table:table-cell office:value-type="float" office:value="-110.90432174542" calcext:value-type="float">
            <text:p>-110,904321745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84" calcext:value-type="float">
            <text:p>-238,84</text:p>
          </table:table-cell>
          <table:table-cell office:value-type="float" office:value="-44.42388073468" calcext:value-type="float">
            <text:p>-44,42388073468</text:p>
          </table:table-cell>
          <table:table-cell office:value-type="float" office:value="0" calcext:value-type="float">
            <text:p>0</text:p>
          </table:table-cell>
          <table:table-cell office:value-type="float" office:value="-117.31484470447" calcext:value-type="float">
            <text:p>-117,314844704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44.32603274476" calcext:value-type="float">
            <text:p>-44,32603274476</text:p>
          </table:table-cell>
          <table:table-cell office:value-type="float" office:value="0" calcext:value-type="float">
            <text:p>0</text:p>
          </table:table-cell>
          <table:table-cell office:value-type="float" office:value="-138.07726475126" calcext:value-type="float">
            <text:p>-138,077264751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27.23321407055" calcext:value-type="float">
            <text:p>-27,23321407055</text:p>
          </table:table-cell>
          <table:table-cell office:value-type="float" office:value="0" calcext:value-type="float">
            <text:p>0</text:p>
          </table:table-cell>
          <table:table-cell office:value-type="float" office:value="-140.94284698998" calcext:value-type="float">
            <text:p>-140,9428469899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46" calcext:value-type="float">
            <text:p>-237,46</text:p>
          </table:table-cell>
          <table:table-cell office:value-type="float" office:value="-27.82666157637" calcext:value-type="float">
            <text:p>-27,82666157637</text:p>
          </table:table-cell>
          <table:table-cell office:value-type="float" office:value="0" calcext:value-type="float">
            <text:p>0</text:p>
          </table:table-cell>
          <table:table-cell office:value-type="float" office:value="-143.56619897305" calcext:value-type="float">
            <text:p>-143,566198973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24.74377277313" calcext:value-type="float">
            <text:p>-24,74377277313</text:p>
          </table:table-cell>
          <table:table-cell office:value-type="float" office:value="0" calcext:value-type="float">
            <text:p>0</text:p>
          </table:table-cell>
          <table:table-cell office:value-type="float" office:value="-153.50915118097" calcext:value-type="float">
            <text:p>-153,509151180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9.82039523574" calcext:value-type="float">
            <text:p>-9,82039523574</text:p>
          </table:table-cell>
          <table:table-cell office:value-type="float" office:value="0" calcext:value-type="float">
            <text:p>0</text:p>
          </table:table-cell>
          <table:table-cell office:value-type="float" office:value="-159.0657865256" calcext:value-type="float">
            <text:p>-159,065786525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3" calcext:value-type="float">
            <text:p>-236,63</text:p>
          </table:table-cell>
          <table:table-cell office:value-type="float" office:value="-0.51630785647" calcext:value-type="float">
            <text:p>-0,51630785647</text:p>
          </table:table-cell>
          <table:table-cell office:value-type="float" office:value="0" calcext:value-type="float">
            <text:p>0</text:p>
          </table:table-cell>
          <table:table-cell office:value-type="float" office:value="-159.78737733965" calcext:value-type="float">
            <text:p>-159,7873773396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2.97392667778" calcext:value-type="float">
            <text:p>2,97392667778</text:p>
          </table:table-cell>
          <table:table-cell office:value-type="float" office:value="0" calcext:value-type="float">
            <text:p>0</text:p>
          </table:table-cell>
          <table:table-cell office:value-type="float" office:value="-158.76649268552" calcext:value-type="float">
            <text:p>-158,766492685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9.51693151867" calcext:value-type="float">
            <text:p>9,51693151867</text:p>
          </table:table-cell>
          <table:table-cell office:value-type="float" office:value="0" calcext:value-type="float">
            <text:p>0</text:p>
          </table:table-cell>
          <table:table-cell office:value-type="float" office:value="-158.13065918879" calcext:value-type="float">
            <text:p>-158,1306591887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24.17112666485" calcext:value-type="float">
            <text:p>24,17112666485</text:p>
          </table:table-cell>
          <table:table-cell office:value-type="float" office:value="0" calcext:value-type="float">
            <text:p>0</text:p>
          </table:table-cell>
          <table:table-cell office:value-type="float" office:value="-157.68852949859" calcext:value-type="float">
            <text:p>-157,688529498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34.97932482433" calcext:value-type="float">
            <text:p>34,97932482433</text:p>
          </table:table-cell>
          <table:table-cell office:value-type="float" office:value="0" calcext:value-type="float">
            <text:p>0</text:p>
          </table:table-cell>
          <table:table-cell office:value-type="float" office:value="-155.35033078115" calcext:value-type="float">
            <text:p>-155,3503307811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44.94210014202" calcext:value-type="float">
            <text:p>44,94210014202</text:p>
          </table:table-cell>
          <table:table-cell office:value-type="float" office:value="0" calcext:value-type="float">
            <text:p>0</text:p>
          </table:table-cell>
          <table:table-cell office:value-type="float" office:value="-144.8993271549" calcext:value-type="float">
            <text:p>-144,89932715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39.39494008881" calcext:value-type="float">
            <text:p>39,39494008881</text:p>
          </table:table-cell>
          <table:table-cell office:value-type="float" office:value="0" calcext:value-type="float">
            <text:p>0</text:p>
          </table:table-cell>
          <table:table-cell office:value-type="float" office:value="-124.31850681993" calcext:value-type="float">
            <text:p>-124,3185068199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25.70204584284" calcext:value-type="float">
            <text:p>25,70204584284</text:p>
          </table:table-cell>
          <table:table-cell office:value-type="float" office:value="0" calcext:value-type="float">
            <text:p>0</text:p>
          </table:table-cell>
          <table:table-cell office:value-type="float" office:value="-123.23745995934" calcext:value-type="float">
            <text:p>-123,2374599593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8.54" calcext:value-type="float">
            <text:p>-238,54</text:p>
          </table:table-cell>
          <table:table-cell office:value-type="float" office:value="46.53722409542" calcext:value-type="float">
            <text:p>46,53722409542</text:p>
          </table:table-cell>
          <table:table-cell office:value-type="float" office:value="0" calcext:value-type="float">
            <text:p>0</text:p>
          </table:table-cell>
          <table:table-cell office:value-type="float" office:value="-115.68986095554" calcext:value-type="float">
            <text:p>-115,6898609555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44.65473873729" calcext:value-type="float">
            <text:p>44,65473873729</text:p>
          </table:table-cell>
          <table:table-cell office:value-type="float" office:value="0" calcext:value-type="float">
            <text:p>0</text:p>
          </table:table-cell>
          <table:table-cell office:value-type="float" office:value="-89.23195329749" calcext:value-type="float">
            <text:p>-89,231953297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19.84902624837" calcext:value-type="float">
            <text:p>19,84902624837</text:p>
          </table:table-cell>
          <table:table-cell office:value-type="float" office:value="0" calcext:value-type="float">
            <text:p>0</text:p>
          </table:table-cell>
          <table:table-cell office:value-type="float" office:value="-100.52140152525" calcext:value-type="float">
            <text:p>-100,521401525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83" calcext:value-type="float">
            <text:p>-239,83</text:p>
          </table:table-cell>
          <table:table-cell office:value-type="float" office:value="51.39289899264" calcext:value-type="float">
            <text:p>51,39289899264</text:p>
          </table:table-cell>
          <table:table-cell office:value-type="float" office:value="0" calcext:value-type="float">
            <text:p>0</text:p>
          </table:table-cell>
          <table:table-cell office:value-type="float" office:value="-97.77451360888" calcext:value-type="float">
            <text:p>-97,7745136088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48.44641657949" calcext:value-type="float">
            <text:p>48,44641657949</text:p>
          </table:table-cell>
          <table:table-cell office:value-type="float" office:value="0" calcext:value-type="float">
            <text:p>0</text:p>
          </table:table-cell>
          <table:table-cell office:value-type="float" office:value="-59.04814726896" calcext:value-type="float">
            <text:p>-59,048147268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office:value-type="float" office:value="5.95721260633" calcext:value-type="float">
            <text:p>5,95721260633</text:p>
          </table:table-cell>
          <table:table-cell office:value-type="float" office:value="0" calcext:value-type="float">
            <text:p>0</text:p>
          </table:table-cell>
          <table:table-cell office:value-type="float" office:value="-81.67685308491" calcext:value-type="float">
            <text:p>-81,676853084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1" calcext:value-type="float">
            <text:p>-24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4954" calcext:value-type="float">
            <text:p>-83,4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0" calcext:value-type="float">
            <text:p>0</text:p>
          </table:table-cell>
          <table:table-cell office:value-type="float" office:value="4.63024230001" calcext:value-type="float">
            <text:p>4,63024230001</text:p>
          </table:table-cell>
          <table:table-cell office:value-type="float" office:value="-103.01066855969" calcext:value-type="float">
            <text:p>-103,0106685596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62" calcext:value-type="float">
            <text:p>-240,62</text:p>
          </table:table-cell>
          <table:table-cell office:value-type="float" office:value="-8.23638447519" calcext:value-type="float">
            <text:p>-8,23638447519</text:p>
          </table:table-cell>
          <table:table-cell office:value-type="float" office:value="3.71132119589" calcext:value-type="float">
            <text:p>3,71132119589</text:p>
          </table:table-cell>
          <table:table-cell office:value-type="float" office:value="-103.54034744134" calcext:value-type="float">
            <text:p>-103,54034744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2.70732362108" calcext:value-type="float">
            <text:p>-2,70732362108</text:p>
          </table:table-cell>
          <table:table-cell office:value-type="float" office:value="-16.42729560483" calcext:value-type="float">
            <text:p>-16,42729560483</text:p>
          </table:table-cell>
          <table:table-cell office:value-type="float" office:value="-109.71108858001" calcext:value-type="float">
            <text:p>-109,711088580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5.96443549711" calcext:value-type="float">
            <text:p>-5,96443549711</text:p>
          </table:table-cell>
          <table:table-cell office:value-type="float" office:value="-98.57243039614" calcext:value-type="float">
            <text:p>-98,57243039614</text:p>
          </table:table-cell>
          <table:table-cell office:value-type="float" office:value="-94.08107721745" calcext:value-type="float">
            <text:p>-94,081077217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37" calcext:value-type="float">
            <text:p>-240,37</text:p>
          </table:table-cell>
          <table:table-cell office:value-type="float" office:value="-56.82630558624" calcext:value-type="float">
            <text:p>-56,82630558624</text:p>
          </table:table-cell>
          <table:table-cell office:value-type="float" office:value="-113.76015396592" calcext:value-type="float">
            <text:p>-113,76015396592</text:p>
          </table:table-cell>
          <table:table-cell office:value-type="float" office:value="-101.75764703174" calcext:value-type="float">
            <text:p>-101,75764703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61.38957245515" calcext:value-type="float">
            <text:p>-61,38957245515</text:p>
          </table:table-cell>
          <table:table-cell office:value-type="float" office:value="-90.7720712445" calcext:value-type="float">
            <text:p>-90,7720712445</text:p>
          </table:table-cell>
          <table:table-cell office:value-type="float" office:value="-137.89092101935" calcext:value-type="float">
            <text:p>-137,8909210193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32.66762027467" calcext:value-type="float">
            <text:p>-32,66762027467</text:p>
          </table:table-cell>
          <table:table-cell office:value-type="float" office:value="-86.43210555071" calcext:value-type="float">
            <text:p>-86,43210555071</text:p>
          </table:table-cell>
          <table:table-cell office:value-type="float" office:value="-128.52491008469" calcext:value-type="float">
            <text:p>-128,524910084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8.83" calcext:value-type="float">
            <text:p>-238,83</text:p>
          </table:table-cell>
          <table:table-cell office:value-type="float" office:value="-55.83386018359" calcext:value-type="float">
            <text:p>-55,83386018359</text:p>
          </table:table-cell>
          <table:table-cell office:value-type="float" office:value="-94.82988587097" calcext:value-type="float">
            <text:p>-94,82988587097</text:p>
          </table:table-cell>
          <table:table-cell office:value-type="float" office:value="-129.98296017859" calcext:value-type="float">
            <text:p>-129,982960178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58.87313821716" calcext:value-type="float">
            <text:p>-58,87313821716</text:p>
          </table:table-cell>
          <table:table-cell office:value-type="float" office:value="-104.19300490205" calcext:value-type="float">
            <text:p>-104,19300490205</text:p>
          </table:table-cell>
          <table:table-cell office:value-type="float" office:value="-147.1684232837" calcext:value-type="float">
            <text:p>-147,168423283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40.57680216832" calcext:value-type="float">
            <text:p>-40,57680216832</text:p>
          </table:table-cell>
          <table:table-cell office:value-type="float" office:value="-124.31636556693" calcext:value-type="float">
            <text:p>-124,31636556693</text:p>
          </table:table-cell>
          <table:table-cell office:value-type="float" office:value="-156.40241798049" calcext:value-type="float">
            <text:p>-156,40241798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12" calcext:value-type="float">
            <text:p>-237,12</text:p>
          </table:table-cell>
          <table:table-cell office:value-type="float" office:value="-50.11423854119" calcext:value-type="float">
            <text:p>-50,11423854119</text:p>
          </table:table-cell>
          <table:table-cell office:value-type="float" office:value="-157.7885268666" calcext:value-type="float">
            <text:p>-157,7885268666</text:p>
          </table:table-cell>
          <table:table-cell office:value-type="float" office:value="-168.12109590404" calcext:value-type="float">
            <text:p>-168,1210959040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46.27963270622" calcext:value-type="float">
            <text:p>-46,27963270622</text:p>
          </table:table-cell>
          <table:table-cell office:value-type="float" office:value="-157.19597989907" calcext:value-type="float">
            <text:p>-157,19597989907</text:p>
          </table:table-cell>
          <table:table-cell office:value-type="float" office:value="-183.96956216221" calcext:value-type="float">
            <text:p>-183,969562162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29.23963061843" calcext:value-type="float">
            <text:p>-29,23963061843</text:p>
          </table:table-cell>
          <table:table-cell office:value-type="float" office:value="-159.03474589862" calcext:value-type="float">
            <text:p>-159,03474589862</text:p>
          </table:table-cell>
          <table:table-cell office:value-type="float" office:value="-192.27639974169" calcext:value-type="float">
            <text:p>-192,2763997416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67" calcext:value-type="float">
            <text:p>-235,67</text:p>
          </table:table-cell>
          <table:table-cell office:value-type="float" office:value="-28.79085244989" calcext:value-type="float">
            <text:p>-28,79085244989</text:p>
          </table:table-cell>
          <table:table-cell office:value-type="float" office:value="-170.42182606073" calcext:value-type="float">
            <text:p>-170,42182606073</text:p>
          </table:table-cell>
          <table:table-cell office:value-type="float" office:value="-199.80721783102" calcext:value-type="float">
            <text:p>-199,807217831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23.48812302546" calcext:value-type="float">
            <text:p>-23,48812302546</text:p>
          </table:table-cell>
          <table:table-cell office:value-type="float" office:value="-166.16281984106" calcext:value-type="float">
            <text:p>-166,16281984106</text:p>
          </table:table-cell>
          <table:table-cell office:value-type="float" office:value="-209.44787085825" calcext:value-type="float">
            <text:p>-209,447870858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3" calcext:value-type="float">
            <text:p>-234,83</text:p>
          </table:table-cell>
          <table:table-cell office:value-type="float" office:value="-7.67682276944" calcext:value-type="float">
            <text:p>-7,67682276944</text:p>
          </table:table-cell>
          <table:table-cell office:value-type="float" office:value="-156.08152886322" calcext:value-type="float">
            <text:p>-156,08152886322</text:p>
          </table:table-cell>
          <table:table-cell office:value-type="float" office:value="-213.78292832433" calcext:value-type="float">
            <text:p>-213,7829283243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2.45800887052" calcext:value-type="float">
            <text:p>2,45800887052</text:p>
          </table:table-cell>
          <table:table-cell office:value-type="float" office:value="-144.56179677595" calcext:value-type="float">
            <text:p>-144,56179677595</text:p>
          </table:table-cell>
          <table:table-cell office:value-type="float" office:value="-214.21196431977" calcext:value-type="float">
            <text:p>-214,2119643197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12.54137470905" calcext:value-type="float">
            <text:p>12,54137470905</text:p>
          </table:table-cell>
          <table:table-cell office:value-type="float" office:value="-137.52517283129" calcext:value-type="float">
            <text:p>-137,52517283129</text:p>
          </table:table-cell>
          <table:table-cell office:value-type="float" office:value="-213.26738795219" calcext:value-type="float">
            <text:p>-213,267387952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4.84" calcext:value-type="float">
            <text:p>-234,84</text:p>
          </table:table-cell>
          <table:table-cell office:value-type="float" office:value="29.38644637106" calcext:value-type="float">
            <text:p>29,38644637106</text:p>
          </table:table-cell>
          <table:table-cell office:value-type="float" office:value="-127.59473451889" calcext:value-type="float">
            <text:p>-127,59473451889</text:p>
          </table:table-cell>
          <table:table-cell office:value-type="float" office:value="-205.50189154169" calcext:value-type="float">
            <text:p>-205,501891541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33.2087632543" calcext:value-type="float">
            <text:p>33,2087632543</text:p>
          </table:table-cell>
          <table:table-cell office:value-type="float" office:value="-113.59414643648" calcext:value-type="float">
            <text:p>-113,59414643648</text:p>
          </table:table-cell>
          <table:table-cell office:value-type="float" office:value="-191.35150054649" calcext:value-type="float">
            <text:p>-191,351500546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31.14419166653" calcext:value-type="float">
            <text:p>31,14419166653</text:p>
          </table:table-cell>
          <table:table-cell office:value-type="float" office:value="-115.30281901642" calcext:value-type="float">
            <text:p>-115,30281901642</text:p>
          </table:table-cell>
          <table:table-cell office:value-type="float" office:value="-188.32485155129" calcext:value-type="float">
            <text:p>-188,3248515512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51.4167537182" calcext:value-type="float">
            <text:p>51,4167537182</text:p>
          </table:table-cell>
          <table:table-cell office:value-type="float" office:value="-116.42875448542" calcext:value-type="float">
            <text:p>-116,42875448542</text:p>
          </table:table-cell>
          <table:table-cell office:value-type="float" office:value="-177.3088863563" calcext:value-type="float">
            <text:p>-177,308886356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52.4563984869" calcext:value-type="float">
            <text:p>52,4563984869</text:p>
          </table:table-cell>
          <table:table-cell office:value-type="float" office:value="-117.26205967572" calcext:value-type="float">
            <text:p>-117,26205967572</text:p>
          </table:table-cell>
          <table:table-cell office:value-type="float" office:value="-151.95245423471" calcext:value-type="float">
            <text:p>-151,9524542347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40.14580739773" calcext:value-type="float">
            <text:p>40,14580739773</text:p>
          </table:table-cell>
          <table:table-cell office:value-type="float" office:value="-98.76788890788" calcext:value-type="float">
            <text:p>-98,76788890788</text:p>
          </table:table-cell>
          <table:table-cell office:value-type="float" office:value="-152.46196188464" calcext:value-type="float">
            <text:p>-152,4619618846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64.54698646925" calcext:value-type="float">
            <text:p>64,54698646925</text:p>
          </table:table-cell>
          <table:table-cell office:value-type="float" office:value="-49.53556155119" calcext:value-type="float">
            <text:p>-49,53556155119</text:p>
          </table:table-cell>
          <table:table-cell office:value-type="float" office:value="-145.20271765638" calcext:value-type="float">
            <text:p>-145,2027176563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57.58165938132" calcext:value-type="float">
            <text:p>57,58165938132</text:p>
          </table:table-cell>
          <table:table-cell office:value-type="float" office:value="-54.2461376485" calcext:value-type="float">
            <text:p>-54,2461376485</text:p>
          </table:table-cell>
          <table:table-cell office:value-type="float" office:value="-125.13935117469" calcext:value-type="float">
            <text:p>-125,1393511746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29.12270644345" calcext:value-type="float">
            <text:p>29,12270644345</text:p>
          </table:table-cell>
          <table:table-cell office:value-type="float" office:value="-50.64385938007" calcext:value-type="float">
            <text:p>-50,64385938007</text:p>
          </table:table-cell>
          <table:table-cell office:value-type="float" office:value="-119.53062821235" calcext:value-type="float">
            <text:p>-119,5306282123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39.22" calcext:value-type="float">
            <text:p>-239,22</text:p>
          </table:table-cell>
          <table:table-cell office:value-type="float" office:value="67.30037742036" calcext:value-type="float">
            <text:p>67,30037742036</text:p>
          </table:table-cell>
          <table:table-cell office:value-type="float" office:value="-15.64316184317" calcext:value-type="float">
            <text:p>-15,64316184317</text:p>
          </table:table-cell>
          <table:table-cell office:value-type="float" office:value="-110.87475108638" calcext:value-type="float">
            <text:p>-110,8747510863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60.28200548036" calcext:value-type="float">
            <text:p>60,28200548036</text:p>
          </table:table-cell>
          <table:table-cell office:value-type="float" office:value="-41.19112451172" calcext:value-type="float">
            <text:p>-41,19112451172</text:p>
          </table:table-cell>
          <table:table-cell office:value-type="float" office:value="-84.0646034044" calcext:value-type="float">
            <text:p>-84,06460340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13.13222546304" calcext:value-type="float">
            <text:p>13,13222546304</text:p>
          </table:table-cell>
          <table:table-cell office:value-type="float" office:value="-41.73099786748" calcext:value-type="float">
            <text:p>-41,73099786748</text:p>
          </table:table-cell>
          <table:table-cell office:value-type="float" office:value="-82.55687381684" calcext:value-type="float">
            <text:p>-82,556873816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40.95" calcext:value-type="float">
            <text:p>-240,95</text:p>
          </table:table-cell>
          <table:table-cell office:value-type="float" office:value="0" calcext:value-type="float">
            <text:p>0</text:p>
          </table:table-cell>
          <table:table-cell office:value-type="float" office:value="16.76252388991" calcext:value-type="float">
            <text:p>16,76252388991</text:p>
          </table:table-cell>
          <table:table-cell office:value-type="float" office:value="-77.14954189397" calcext:value-type="float">
            <text:p>-77,14954189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0" calcext:value-type="float">
            <text:p>0</text:p>
          </table:table-cell>
          <table:table-cell office:value-type="float" office:value="-47.25247024665" calcext:value-type="float">
            <text:p>-47,25247024665</text:p>
          </table:table-cell>
          <table:table-cell office:value-type="float" office:value="-100.95571932298" calcext:value-type="float">
            <text:p>-100,955719322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4" calcext:value-type="float">
            <text:p>-240,4</text:p>
          </table:table-cell>
          <table:table-cell office:value-type="float" office:value="-9.83220444804" calcext:value-type="float">
            <text:p>-9,83220444804</text:p>
          </table:table-cell>
          <table:table-cell office:value-type="float" office:value="-46.92286842928" calcext:value-type="float">
            <text:p>-46,92286842928</text:p>
          </table:table-cell>
          <table:table-cell office:value-type="float" office:value="-101.47073551459" calcext:value-type="float">
            <text:p>-101,47073551459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12.21008035912" calcext:value-type="float">
            <text:p>-12,21008035912</text:p>
          </table:table-cell>
          <table:table-cell office:value-type="float" office:value="-43.56812569626" calcext:value-type="float">
            <text:p>-43,56812569626</text:p>
          </table:table-cell>
          <table:table-cell office:value-type="float" office:value="-108.2894339963" calcext:value-type="float">
            <text:p>-108,28943399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21.71546307238" calcext:value-type="float">
            <text:p>-21,71546307238</text:p>
          </table:table-cell>
          <table:table-cell office:value-type="float" office:value="-57.68048925021" calcext:value-type="float">
            <text:p>-57,68048925021</text:p>
          </table:table-cell>
          <table:table-cell office:value-type="float" office:value="-102.86936265055" calcext:value-type="float">
            <text:p>-102,869362650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12" calcext:value-type="float">
            <text:p>-240,12</text:p>
          </table:table-cell>
          <table:table-cell office:value-type="float" office:value="-64.57925331147" calcext:value-type="float">
            <text:p>-64,57925331147</text:p>
          </table:table-cell>
          <table:table-cell office:value-type="float" office:value="-92.05696956546" calcext:value-type="float">
            <text:p>-92,05696956546</text:p>
          </table:table-cell>
          <table:table-cell office:value-type="float" office:value="-113.55565469796" calcext:value-type="float">
            <text:p>-113,555654697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63.31675352936" calcext:value-type="float">
            <text:p>-63,31675352936</text:p>
          </table:table-cell>
          <table:table-cell office:value-type="float" office:value="-68.31158181533" calcext:value-type="float">
            <text:p>-68,31158181533</text:p>
          </table:table-cell>
          <table:table-cell office:value-type="float" office:value="-132.95597936013" calcext:value-type="float">
            <text:p>-132,955979360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39.8641708147" calcext:value-type="float">
            <text:p>-39,8641708147</text:p>
          </table:table-cell>
          <table:table-cell office:value-type="float" office:value="-74.09366421175" calcext:value-type="float">
            <text:p>-74,09366421175</text:p>
          </table:table-cell>
          <table:table-cell office:value-type="float" office:value="-138.06638121565" calcext:value-type="float">
            <text:p>-138,066381215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25" calcext:value-type="float">
            <text:p>-238,25</text:p>
          </table:table-cell>
          <table:table-cell office:value-type="float" office:value="-60.64031921107" calcext:value-type="float">
            <text:p>-60,64031921107</text:p>
          </table:table-cell>
          <table:table-cell office:value-type="float" office:value="-107.49505849136" calcext:value-type="float">
            <text:p>-107,49505849136</text:p>
          </table:table-cell>
          <table:table-cell office:value-type="float" office:value="-148.86084276579" calcext:value-type="float">
            <text:p>-148,860842765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72.76767250743" calcext:value-type="float">
            <text:p>-72,76767250743</text:p>
          </table:table-cell>
          <table:table-cell office:value-type="float" office:value="-97.67528992002" calcext:value-type="float">
            <text:p>-97,67528992002</text:p>
          </table:table-cell>
          <table:table-cell office:value-type="float" office:value="-163.08140387872" calcext:value-type="float">
            <text:p>-163,081403878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6.68" calcext:value-type="float">
            <text:p>-236,68</text:p>
          </table:table-cell>
          <table:table-cell office:value-type="float" office:value="-83.88508901264" calcext:value-type="float">
            <text:p>-83,88508901264</text:p>
          </table:table-cell>
          <table:table-cell office:value-type="float" office:value="-105.85244841459" calcext:value-type="float">
            <text:p>-105,85244841459</text:p>
          </table:table-cell>
          <table:table-cell office:value-type="float" office:value="-186.25093970122" calcext:value-type="float">
            <text:p>-186,250939701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77.30349506682" calcext:value-type="float">
            <text:p>-77,30349506682</text:p>
          </table:table-cell>
          <table:table-cell office:value-type="float" office:value="-135.18550621085" calcext:value-type="float">
            <text:p>-135,18550621085</text:p>
          </table:table-cell>
          <table:table-cell office:value-type="float" office:value="-225.96034555231" calcext:value-type="float">
            <text:p>-225,9603455523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45.57225177678" calcext:value-type="float">
            <text:p>-45,57225177678</text:p>
          </table:table-cell>
          <table:table-cell office:value-type="float" office:value="-132.09680312014" calcext:value-type="float">
            <text:p>-132,09680312014</text:p>
          </table:table-cell>
          <table:table-cell office:value-type="float" office:value="-237.62859714727" calcext:value-type="float">
            <text:p>-237,628597147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40.45906023221" calcext:value-type="float">
            <text:p>-40,45906023221</text:p>
          </table:table-cell>
          <table:table-cell office:value-type="float" office:value="-135.27692833194" calcext:value-type="float">
            <text:p>-135,27692833194</text:p>
          </table:table-cell>
          <table:table-cell office:value-type="float" office:value="-246.41413894846" calcext:value-type="float">
            <text:p>-246,4141389484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34.95473551881" calcext:value-type="float">
            <text:p>-34,95473551881</text:p>
          </table:table-cell>
          <table:table-cell office:value-type="float" office:value="-150.51570740855" calcext:value-type="float">
            <text:p>-150,51570740855</text:p>
          </table:table-cell>
          <table:table-cell office:value-type="float" office:value="-263.66212973858" calcext:value-type="float">
            <text:p>-263,662129738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-10.40347557562" calcext:value-type="float">
            <text:p>-10,40347557562</text:p>
          </table:table-cell>
          <table:table-cell office:value-type="float" office:value="-149.61747017995" calcext:value-type="float">
            <text:p>-149,61747017995</text:p>
          </table:table-cell>
          <table:table-cell office:value-type="float" office:value="-268.2635750587" calcext:value-type="float">
            <text:p>-268,263575058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2.93" calcext:value-type="float">
            <text:p>-232,93</text:p>
          </table:table-cell>
          <table:table-cell office:value-type="float" office:value="11.78062778448" calcext:value-type="float">
            <text:p>11,78062778448</text:p>
          </table:table-cell>
          <table:table-cell office:value-type="float" office:value="-147.37765341898" calcext:value-type="float">
            <text:p>-147,37765341898</text:p>
          </table:table-cell>
          <table:table-cell office:value-type="float" office:value="-262.88878546798" calcext:value-type="float">
            <text:p>-262,888785467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8.04004813057" calcext:value-type="float">
            <text:p>18,04004813057</text:p>
          </table:table-cell>
          <table:table-cell office:value-type="float" office:value="-148.26297489678" calcext:value-type="float">
            <text:p>-148,26297489678</text:p>
          </table:table-cell>
          <table:table-cell office:value-type="float" office:value="-252.83452275914" calcext:value-type="float">
            <text:p>-252,834522759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9.94098893484" calcext:value-type="float">
            <text:p>19,94098893484</text:p>
          </table:table-cell>
          <table:table-cell office:value-type="float" office:value="-147.66629104641" calcext:value-type="float">
            <text:p>-147,66629104641</text:p>
          </table:table-cell>
          <table:table-cell office:value-type="float" office:value="-246.78913941442" calcext:value-type="float">
            <text:p>-246,7891394144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33.44795795837" calcext:value-type="float">
            <text:p>33,44795795837</text:p>
          </table:table-cell>
          <table:table-cell office:value-type="float" office:value="-145.21395214201" calcext:value-type="float">
            <text:p>-145,21395214201</text:p>
          </table:table-cell>
          <table:table-cell office:value-type="float" office:value="-237.64001460454" calcext:value-type="float">
            <text:p>-237,6400146045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36.46304216732" calcext:value-type="float">
            <text:p>36,46304216732</text:p>
          </table:table-cell>
          <table:table-cell office:value-type="float" office:value="-143.07801021258" calcext:value-type="float">
            <text:p>-143,07801021258</text:p>
          </table:table-cell>
          <table:table-cell office:value-type="float" office:value="-222.95924444369" calcext:value-type="float">
            <text:p>-222,959244443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32.1447167305" calcext:value-type="float">
            <text:p>32,1447167305</text:p>
          </table:table-cell>
          <table:table-cell office:value-type="float" office:value="-130.4949332771" calcext:value-type="float">
            <text:p>-130,4949332771</text:p>
          </table:table-cell>
          <table:table-cell office:value-type="float" office:value="-218.91673057372" calcext:value-type="float">
            <text:p>-218,9167305737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4.8" calcext:value-type="float">
            <text:p>-234,8</text:p>
          </table:table-cell>
          <table:table-cell office:value-type="float" office:value="42.98285948272" calcext:value-type="float">
            <text:p>42,98285948272</text:p>
          </table:table-cell>
          <table:table-cell office:value-type="float" office:value="-107.46243589589" calcext:value-type="float">
            <text:p>-107,46243589589</text:p>
          </table:table-cell>
          <table:table-cell office:value-type="float" office:value="-209.32522872974" calcext:value-type="float">
            <text:p>-209,3252287297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57.05580571124" calcext:value-type="float">
            <text:p>57,05580571124</text:p>
          </table:table-cell>
          <table:table-cell office:value-type="float" office:value="-116.34908061601" calcext:value-type="float">
            <text:p>-116,34908061601</text:p>
          </table:table-cell>
          <table:table-cell office:value-type="float" office:value="-194.75125488652" calcext:value-type="float">
            <text:p>-194,751254886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5.69" calcext:value-type="float">
            <text:p>-235,69</text:p>
          </table:table-cell>
          <table:table-cell office:value-type="float" office:value="93.42854401226" calcext:value-type="float">
            <text:p>93,42854401226</text:p>
          </table:table-cell>
          <table:table-cell office:value-type="float" office:value="-106.84881904373" calcext:value-type="float">
            <text:p>-106,84881904373</text:p>
          </table:table-cell>
          <table:table-cell office:value-type="float" office:value="-183.6037760421" calcext:value-type="float">
            <text:p>-183,60377604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91.0589753548" calcext:value-type="float">
            <text:p>91,0589753548</text:p>
          </table:table-cell>
          <table:table-cell office:value-type="float" office:value="-66.07126381262" calcext:value-type="float">
            <text:p>-66,07126381262</text:p>
          </table:table-cell>
          <table:table-cell office:value-type="float" office:value="-137.14322545827" calcext:value-type="float">
            <text:p>-137,1432254582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43.54644090841" calcext:value-type="float">
            <text:p>43,54644090841</text:p>
          </table:table-cell>
          <table:table-cell office:value-type="float" office:value="-84.54356156884" calcext:value-type="float">
            <text:p>-84,54356156884</text:p>
          </table:table-cell>
          <table:table-cell office:value-type="float" office:value="-134.96333568016" calcext:value-type="float">
            <text:p>-134,9633356801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38.6" calcext:value-type="float">
            <text:p>-238,6</text:p>
          </table:table-cell>
          <table:table-cell office:value-type="float" office:value="58.4520020537" calcext:value-type="float">
            <text:p>58,4520020537</text:p>
          </table:table-cell>
          <table:table-cell office:value-type="float" office:value="-80.71540485572" calcext:value-type="float">
            <text:p>-80,71540485572</text:p>
          </table:table-cell>
          <table:table-cell office:value-type="float" office:value="-128.90767297434" calcext:value-type="float">
            <text:p>-128,907672974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60.84563386099" calcext:value-type="float">
            <text:p>60,84563386099</text:p>
          </table:table-cell>
          <table:table-cell office:value-type="float" office:value="-29.71852319858" calcext:value-type="float">
            <text:p>-29,71852319858</text:p>
          </table:table-cell>
          <table:table-cell office:value-type="float" office:value="-91.47227507096" calcext:value-type="float">
            <text:p>-91,4722750709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22.35858055518" calcext:value-type="float">
            <text:p>22,35858055518</text:p>
          </table:table-cell>
          <table:table-cell office:value-type="float" office:value="-68.26536980483" calcext:value-type="float">
            <text:p>-68,26536980483</text:p>
          </table:table-cell>
          <table:table-cell office:value-type="float" office:value="-104.73302163647" calcext:value-type="float">
            <text:p>-104,733021636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0.09" calcext:value-type="float">
            <text:p>-240,09</text:p>
          </table:table-cell>
          <table:table-cell office:value-type="float" office:value="63.91086100796" calcext:value-type="float">
            <text:p>63,91086100796</text:p>
          </table:table-cell>
          <table:table-cell office:value-type="float" office:value="-68.28935498073" calcext:value-type="float">
            <text:p>-68,28935498073</text:p>
          </table:table-cell>
          <table:table-cell office:value-type="float" office:value="-103.75702765569" calcext:value-type="float">
            <text:p>-103,7570276556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41.68" calcext:value-type="float">
            <text:p>-241,68</text:p>
          </table:table-cell>
          <table:table-cell office:value-type="float" office:value="0" calcext:value-type="float">
            <text:p>0</text:p>
          </table:table-cell>
          <table:table-cell office:value-type="float" office:value="1.27279014126" calcext:value-type="float">
            <text:p>1,27279014126</text:p>
          </table:table-cell>
          <table:table-cell office:value-type="float" office:value="-45.26177440122" calcext:value-type="float">
            <text:p>-45,26177440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0" calcext:value-type="float">
            <text:p>0</text:p>
          </table:table-cell>
          <table:table-cell office:value-type="float" office:value="-71.90507039731" calcext:value-type="float">
            <text:p>-71,90507039731</text:p>
          </table:table-cell>
          <table:table-cell office:value-type="float" office:value="-122.8946567561" calcext:value-type="float">
            <text:p>-122,8946567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51" calcext:value-type="float">
            <text:p>-239,51</text:p>
          </table:table-cell>
          <table:table-cell office:value-type="float" office:value="-4.5520399248" calcext:value-type="float">
            <text:p>-4,5520399248</text:p>
          </table:table-cell>
          <table:table-cell office:value-type="float" office:value="-70.98646051556" calcext:value-type="float">
            <text:p>-70,98646051556</text:p>
          </table:table-cell>
          <table:table-cell office:value-type="float" office:value="-122.61088565357" calcext:value-type="float">
            <text:p>-122,610885653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13.46494444201" calcext:value-type="float">
            <text:p>-13,46494444201</text:p>
          </table:table-cell>
          <table:table-cell office:value-type="float" office:value="-63.14643085889" calcext:value-type="float">
            <text:p>-63,14643085889</text:p>
          </table:table-cell>
          <table:table-cell office:value-type="float" office:value="-119.18731860502" calcext:value-type="float">
            <text:p>-119,1873186050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43" calcext:value-type="float">
            <text:p>-239,43</text:p>
          </table:table-cell>
          <table:table-cell office:value-type="float" office:value="-54.45327936631" calcext:value-type="float">
            <text:p>-54,45327936631</text:p>
          </table:table-cell>
          <table:table-cell office:value-type="float" office:value="-70.56588435485" calcext:value-type="float">
            <text:p>-70,56588435485</text:p>
          </table:table-cell>
          <table:table-cell office:value-type="float" office:value="-125.09824728707" calcext:value-type="float">
            <text:p>-125,098247287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67.45739819625" calcext:value-type="float">
            <text:p>-67,45739819625</text:p>
          </table:table-cell>
          <table:table-cell office:value-type="float" office:value="-103.91546385817" calcext:value-type="float">
            <text:p>-103,91546385817</text:p>
          </table:table-cell>
          <table:table-cell office:value-type="float" office:value="-161.95639045032" calcext:value-type="float">
            <text:p>-161,956390450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43.42626710144" calcext:value-type="float">
            <text:p>-43,42626710144</text:p>
          </table:table-cell>
          <table:table-cell office:value-type="float" office:value="-74.35007319835" calcext:value-type="float">
            <text:p>-74,35007319835</text:p>
          </table:table-cell>
          <table:table-cell office:value-type="float" office:value="-152.69087489333" calcext:value-type="float">
            <text:p>-152,6908748933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71.8510969507" calcext:value-type="float">
            <text:p>-71,8510969507</text:p>
          </table:table-cell>
          <table:table-cell office:value-type="float" office:value="-81.90256287787" calcext:value-type="float">
            <text:p>-81,90256287787</text:p>
          </table:table-cell>
          <table:table-cell office:value-type="float" office:value="-163.09684689163" calcext:value-type="float">
            <text:p>-163,096846891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79.41548589186" calcext:value-type="float">
            <text:p>-79,41548589186</text:p>
          </table:table-cell>
          <table:table-cell office:value-type="float" office:value="-124.6652943249" calcext:value-type="float">
            <text:p>-124,6652943249</text:p>
          </table:table-cell>
          <table:table-cell office:value-type="float" office:value="-201.81081353619" calcext:value-type="float">
            <text:p>-201,810813536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57.2305280955" calcext:value-type="float">
            <text:p>-57,2305280955</text:p>
          </table:table-cell>
          <table:table-cell office:value-type="float" office:value="-116.97165414542" calcext:value-type="float">
            <text:p>-116,97165414542</text:p>
          </table:table-cell>
          <table:table-cell office:value-type="float" office:value="-203.93663923478" calcext:value-type="float">
            <text:p>-203,936639234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5.4" calcext:value-type="float">
            <text:p>-235,4</text:p>
          </table:table-cell>
          <table:table-cell office:value-type="float" office:value="-78.08701845915" calcext:value-type="float">
            <text:p>-78,08701845915</text:p>
          </table:table-cell>
          <table:table-cell office:value-type="float" office:value="-114.07234914711" calcext:value-type="float">
            <text:p>-114,07234914711</text:p>
          </table:table-cell>
          <table:table-cell office:value-type="float" office:value="-219.6039844432" calcext:value-type="float">
            <text:p>-219,6039844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76.35859324674" calcext:value-type="float">
            <text:p>-76,35859324674</text:p>
          </table:table-cell>
          <table:table-cell office:value-type="float" office:value="-120.8876279984" calcext:value-type="float">
            <text:p>-120,8876279984</text:p>
          </table:table-cell>
          <table:table-cell office:value-type="float" office:value="-258.16398781466" calcext:value-type="float">
            <text:p>-258,163987814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46.37105482731" calcext:value-type="float">
            <text:p>-46,37105482731</text:p>
          </table:table-cell>
          <table:table-cell office:value-type="float" office:value="-125.54809159311" calcext:value-type="float">
            <text:p>-125,54809159311</text:p>
          </table:table-cell>
          <table:table-cell office:value-type="float" office:value="-265.85808564769" calcext:value-type="float">
            <text:p>-265,858085647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3.25" calcext:value-type="float">
            <text:p>-233,25</text:p>
          </table:table-cell>
          <table:table-cell office:value-type="float" office:value="-47.65853490684" calcext:value-type="float">
            <text:p>-47,65853490684</text:p>
          </table:table-cell>
          <table:table-cell office:value-type="float" office:value="-134.448548652" calcext:value-type="float">
            <text:p>-134,448548652</text:p>
          </table:table-cell>
          <table:table-cell office:value-type="float" office:value="-275.34605696643" calcext:value-type="float">
            <text:p>-275,3460569664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43.13139425301" calcext:value-type="float">
            <text:p>-43,13139425301</text:p>
          </table:table-cell>
          <table:table-cell office:value-type="float" office:value="-140.9817117644" calcext:value-type="float">
            <text:p>-140,9817117644</text:p>
          </table:table-cell>
          <table:table-cell office:value-type="float" office:value="-296.81984857388" calcext:value-type="float">
            <text:p>-296,8198485738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20.35006903589" calcext:value-type="float">
            <text:p>-20,35006903589</text:p>
          </table:table-cell>
          <table:table-cell office:value-type="float" office:value="-146.04779686522" calcext:value-type="float">
            <text:p>-146,04779686522</text:p>
          </table:table-cell>
          <table:table-cell office:value-type="float" office:value="-303.31632021632" calcext:value-type="float">
            <text:p>-303,3163202163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82" calcext:value-type="float">
            <text:p>-231,82</text:p>
          </table:table-cell>
          <table:table-cell office:value-type="float" office:value="-6.32232748627" calcext:value-type="float">
            <text:p>-6,32232748627</text:p>
          </table:table-cell>
          <table:table-cell office:value-type="float" office:value="-158.06086053581" calcext:value-type="float">
            <text:p>-158,06086053581</text:p>
          </table:table-cell>
          <table:table-cell office:value-type="float" office:value="-304.1999813028" calcext:value-type="float">
            <text:p>-304,199981302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2.16937124309" calcext:value-type="float">
            <text:p>2,16937124309</text:p>
          </table:table-cell>
          <table:table-cell office:value-type="float" office:value="-171.08903192154" calcext:value-type="float">
            <text:p>-171,08903192154</text:p>
          </table:table-cell>
          <table:table-cell office:value-type="float" office:value="-305.2556401301" calcext:value-type="float">
            <text:p>-305,255640130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15.59039746382" calcext:value-type="float">
            <text:p>15,59039746382</text:p>
          </table:table-cell>
          <table:table-cell office:value-type="float" office:value="-171.49571929581" calcext:value-type="float">
            <text:p>-171,49571929581</text:p>
          </table:table-cell>
          <table:table-cell office:value-type="float" office:value="-304.53768845857" calcext:value-type="float">
            <text:p>-304,537688458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1.54" calcext:value-type="float">
            <text:p>-231,54</text:p>
          </table:table-cell>
          <table:table-cell office:value-type="float" office:value="33.97472720489" calcext:value-type="float">
            <text:p>33,97472720489</text:p>
          </table:table-cell>
          <table:table-cell office:value-type="float" office:value="-164.94680594334" calcext:value-type="float">
            <text:p>-164,94680594334</text:p>
          </table:table-cell>
          <table:table-cell office:value-type="float" office:value="-298.62687258509" calcext:value-type="float">
            <text:p>-298,626872585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47.92778211921" calcext:value-type="float">
            <text:p>47,92778211921</text:p>
          </table:table-cell>
          <table:table-cell office:value-type="float" office:value="-168.73433666778" calcext:value-type="float">
            <text:p>-168,73433666778</text:p>
          </table:table-cell>
          <table:table-cell office:value-type="float" office:value="-288.84180860742" calcext:value-type="float">
            <text:p>-288,841808607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2.51" calcext:value-type="float">
            <text:p>-232,51</text:p>
          </table:table-cell>
          <table:table-cell office:value-type="float" office:value="66.75976598322" calcext:value-type="float">
            <text:p>66,75976598322</text:p>
          </table:table-cell>
          <table:table-cell office:value-type="float" office:value="-155.75981493709" calcext:value-type="float">
            <text:p>-155,75981493709</text:p>
          </table:table-cell>
          <table:table-cell office:value-type="float" office:value="-271.72012364316" calcext:value-type="float">
            <text:p>-271,7201236431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65.56260642418" calcext:value-type="float">
            <text:p>65,56260642418</text:p>
          </table:table-cell>
          <table:table-cell office:value-type="float" office:value="-121.22585197274" calcext:value-type="float">
            <text:p>-121,22585197274</text:p>
          </table:table-cell>
          <table:table-cell office:value-type="float" office:value="-241.61634351142" calcext:value-type="float">
            <text:p>-241,6163435114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53.07001533906" calcext:value-type="float">
            <text:p>53,07001533906</text:p>
          </table:table-cell>
          <table:table-cell office:value-type="float" office:value="-118.87115564162" calcext:value-type="float">
            <text:p>-118,87115564162</text:p>
          </table:table-cell>
          <table:table-cell office:value-type="float" office:value="-236.54158081448" calcext:value-type="float">
            <text:p>-236,541580814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4.57" calcext:value-type="float">
            <text:p>-234,57</text:p>
          </table:table-cell>
          <table:table-cell office:value-type="float" office:value="90.42362420112" calcext:value-type="float">
            <text:p>90,42362420112</text:p>
          </table:table-cell>
          <table:table-cell office:value-type="float" office:value="-120.13138497731" calcext:value-type="float">
            <text:p>-120,13138497731</text:p>
          </table:table-cell>
          <table:table-cell office:value-type="float" office:value="-221.71878336219" calcext:value-type="float">
            <text:p>-221,718783362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86.85224394414" calcext:value-type="float">
            <text:p>86,85224394414</text:p>
          </table:table-cell>
          <table:table-cell office:value-type="float" office:value="-114.51245160491" calcext:value-type="float">
            <text:p>-114,51245160491</text:p>
          </table:table-cell>
          <table:table-cell office:value-type="float" office:value="-171.84264995499" calcext:value-type="float">
            <text:p>-171,8426499549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42.93751838311" calcext:value-type="float">
            <text:p>42,93751838311</text:p>
          </table:table-cell>
          <table:table-cell office:value-type="float" office:value="-116.36858976512" calcext:value-type="float">
            <text:p>-116,36858976512</text:p>
          </table:table-cell>
          <table:table-cell office:value-type="float" office:value="-176.39040068518" calcext:value-type="float">
            <text:p>-176,3904006851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6.99" calcext:value-type="float">
            <text:p>-236,99</text:p>
          </table:table-cell>
          <table:table-cell office:value-type="float" office:value="83.94774481371" calcext:value-type="float">
            <text:p>83,94774481371</text:p>
          </table:table-cell>
          <table:table-cell office:value-type="float" office:value="-106.98251614276" calcext:value-type="float">
            <text:p>-106,98251614276</text:p>
          </table:table-cell>
          <table:table-cell office:value-type="float" office:value="-167.43418728355" calcext:value-type="float">
            <text:p>-167,434187283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79.75041242636" calcext:value-type="float">
            <text:p>79,75041242636</text:p>
          </table:table-cell>
          <table:table-cell office:value-type="float" office:value="-72.85447544752" calcext:value-type="float">
            <text:p>-72,85447544752</text:p>
          </table:table-cell>
          <table:table-cell office:value-type="float" office:value="-109.08468059169" calcext:value-type="float">
            <text:p>-109,0846805916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21.71117369821" calcext:value-type="float">
            <text:p>21,71117369821</text:p>
          </table:table-cell>
          <table:table-cell office:value-type="float" office:value="-71.90785119814" calcext:value-type="float">
            <text:p>-71,90785119814</text:p>
          </table:table-cell>
          <table:table-cell office:value-type="float" office:value="-128.96297561385" calcext:value-type="float">
            <text:p>-128,962975613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39.2" calcext:value-type="float">
            <text:p>-239,2</text:p>
          </table:table-cell>
          <table:table-cell office:value-type="float" office:value="82.67038540913" calcext:value-type="float">
            <text:p>82,67038540913</text:p>
          </table:table-cell>
          <table:table-cell office:value-type="float" office:value="-52.38779696044" calcext:value-type="float">
            <text:p>-52,38779696044</text:p>
          </table:table-cell>
          <table:table-cell office:value-type="float" office:value="-126.2354598872" calcext:value-type="float">
            <text:p>-126,23545988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41.02" calcext:value-type="float">
            <text:p>-241,02</text:p>
          </table:table-cell>
          <table:table-cell office:value-type="float" office:value="0" calcext:value-type="float">
            <text:p>0</text:p>
          </table:table-cell>
          <table:table-cell office:value-type="float" office:value="-39.84579302826" calcext:value-type="float">
            <text:p>-39,84579302826</text:p>
          </table:table-cell>
          <table:table-cell office:value-type="float" office:value="-52.05030599491" calcext:value-type="float">
            <text:p>-52,05030599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-66.73793727803" calcext:value-type="float">
            <text:p>-66,73793727803</text:p>
          </table:table-cell>
          <table:table-cell office:value-type="float" office:value="-145.85598131165" calcext:value-type="float">
            <text:p>-145,855981311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.07356486473" calcext:value-type="float">
            <text:p>-1,07356486473</text:p>
          </table:table-cell>
          <table:table-cell office:value-type="float" office:value="-64.99804819209" calcext:value-type="float">
            <text:p>-64,99804819209</text:p>
          </table:table-cell>
          <table:table-cell office:value-type="float" office:value="-144.97683351066" calcext:value-type="float">
            <text:p>-144,976833510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11.78950419841" calcext:value-type="float">
            <text:p>-11,78950419841</text:p>
          </table:table-cell>
          <table:table-cell office:value-type="float" office:value="-61.27978906714" calcext:value-type="float">
            <text:p>-61,27978906714</text:p>
          </table:table-cell>
          <table:table-cell office:value-type="float" office:value="-137.70398173181" calcext:value-type="float">
            <text:p>-137,703981731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-62.48449607166" calcext:value-type="float">
            <text:p>-62,48449607166</text:p>
          </table:table-cell>
          <table:table-cell office:value-type="float" office:value="-63.05930062581" calcext:value-type="float">
            <text:p>-63,05930062581</text:p>
          </table:table-cell>
          <table:table-cell office:value-type="float" office:value="-146.1982484834" calcext:value-type="float">
            <text:p>-146,1982484834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68.36344211008" calcext:value-type="float">
            <text:p>-68,36344211008</text:p>
          </table:table-cell>
          <table:table-cell office:value-type="float" office:value="-71.91463654609" calcext:value-type="float">
            <text:p>-71,91463654609</text:p>
          </table:table-cell>
          <table:table-cell office:value-type="float" office:value="-189.33030639017" calcext:value-type="float">
            <text:p>-189,330306390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41.30385259395" calcext:value-type="float">
            <text:p>-41,30385259395</text:p>
          </table:table-cell>
          <table:table-cell office:value-type="float" office:value="-66.78576389205" calcext:value-type="float">
            <text:p>-66,78576389205</text:p>
          </table:table-cell>
          <table:table-cell office:value-type="float" office:value="-171.71959299799" calcext:value-type="float">
            <text:p>-171,719592997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6.91" calcext:value-type="float">
            <text:p>-236,91</text:p>
          </table:table-cell>
          <table:table-cell office:value-type="float" office:value="-90.17939194125" calcext:value-type="float">
            <text:p>-90,17939194125</text:p>
          </table:table-cell>
          <table:table-cell office:value-type="float" office:value="-75.49711388041" calcext:value-type="float">
            <text:p>-75,49711388041</text:p>
          </table:table-cell>
          <table:table-cell office:value-type="float" office:value="-185.2404268367" calcext:value-type="float">
            <text:p>-185,240426836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95.70941047862" calcext:value-type="float">
            <text:p>-95,70941047862</text:p>
          </table:table-cell>
          <table:table-cell office:value-type="float" office:value="-96.64126901541" calcext:value-type="float">
            <text:p>-96,64126901541</text:p>
          </table:table-cell>
          <table:table-cell office:value-type="float" office:value="-237.35095631292" calcext:value-type="float">
            <text:p>-237,350956312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62.17472732964" calcext:value-type="float">
            <text:p>-62,17472732964</text:p>
          </table:table-cell>
          <table:table-cell office:value-type="float" office:value="-105.79996235324" calcext:value-type="float">
            <text:p>-105,79996235324</text:p>
          </table:table-cell>
          <table:table-cell office:value-type="float" office:value="-238.26106694652" calcext:value-type="float">
            <text:p>-238,261066946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4.14" calcext:value-type="float">
            <text:p>-234,14</text:p>
          </table:table-cell>
          <table:table-cell office:value-type="float" office:value="-87.80106286562" calcext:value-type="float">
            <text:p>-87,80106286562</text:p>
          </table:table-cell>
          <table:table-cell office:value-type="float" office:value="-121.57946450842" calcext:value-type="float">
            <text:p>-121,57946450842</text:p>
          </table:table-cell>
          <table:table-cell office:value-type="float" office:value="-255.48319759522" calcext:value-type="float">
            <text:p>-255,483197595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88.77923751282" calcext:value-type="float">
            <text:p>-88,77923751282</text:p>
          </table:table-cell>
          <table:table-cell office:value-type="float" office:value="-129.26709737343" calcext:value-type="float">
            <text:p>-129,26709737343</text:p>
          </table:table-cell>
          <table:table-cell office:value-type="float" office:value="-298.64075037348" calcext:value-type="float">
            <text:p>-298,640750373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59.13317243038" calcext:value-type="float">
            <text:p>-59,13317243038</text:p>
          </table:table-cell>
          <table:table-cell office:value-type="float" office:value="-142.99108719174" calcext:value-type="float">
            <text:p>-142,99108719174</text:p>
          </table:table-cell>
          <table:table-cell office:value-type="float" office:value="-310.1084910872" calcext:value-type="float">
            <text:p>-310,10849108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1.44" calcext:value-type="float">
            <text:p>-231,44</text:p>
          </table:table-cell>
          <table:table-cell office:value-type="float" office:value="-55.8926804035" calcext:value-type="float">
            <text:p>-55,8926804035</text:p>
          </table:table-cell>
          <table:table-cell office:value-type="float" office:value="-164.74916088459" calcext:value-type="float">
            <text:p>-164,74916088459</text:p>
          </table:table-cell>
          <table:table-cell office:value-type="float" office:value="-325.1182468155" calcext:value-type="float">
            <text:p>-325,118246815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46.55398368714" calcext:value-type="float">
            <text:p>-46,55398368714</text:p>
          </table:table-cell>
          <table:table-cell office:value-type="float" office:value="-162.78862425099" calcext:value-type="float">
            <text:p>-162,78862425099</text:p>
          </table:table-cell>
          <table:table-cell office:value-type="float" office:value="-346.78089289745" calcext:value-type="float">
            <text:p>-346,780892897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87" calcext:value-type="float">
            <text:p>-229,87</text:p>
          </table:table-cell>
          <table:table-cell office:value-type="float" office:value="-27.48262434703" calcext:value-type="float">
            <text:p>-27,48262434703</text:p>
          </table:table-cell>
          <table:table-cell office:value-type="float" office:value="-160.92042760431" calcext:value-type="float">
            <text:p>-160,92042760431</text:p>
          </table:table-cell>
          <table:table-cell office:value-type="float" office:value="-353.83875986747" calcext:value-type="float">
            <text:p>-353,838759867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-13.26060727184" calcext:value-type="float">
            <text:p>-13,26060727184</text:p>
          </table:table-cell>
          <table:table-cell office:value-type="float" office:value="-167.33049596233" calcext:value-type="float">
            <text:p>-167,33049596233</text:p>
          </table:table-cell>
          <table:table-cell office:value-type="float" office:value="-359.33724627725" calcext:value-type="float">
            <text:p>-359,337246277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4.60518941546" calcext:value-type="float">
            <text:p>4,60518941546</text:p>
          </table:table-cell>
          <table:table-cell office:value-type="float" office:value="-169.640517541" calcext:value-type="float">
            <text:p>-169,640517541</text:p>
          </table:table-cell>
          <table:table-cell office:value-type="float" office:value="-362.46542361391" calcext:value-type="float">
            <text:p>-362,4654236139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29.42" calcext:value-type="float">
            <text:p>-229,42</text:p>
          </table:table-cell>
          <table:table-cell office:value-type="float" office:value="26.08321486815" calcext:value-type="float">
            <text:p>26,08321486815</text:p>
          </table:table-cell>
          <table:table-cell office:value-type="float" office:value="-163.95083061554" calcext:value-type="float">
            <text:p>-163,95083061554</text:p>
          </table:table-cell>
          <table:table-cell office:value-type="float" office:value="-358.18866927983" calcext:value-type="float">
            <text:p>-358,1886692798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36.2093405864" calcext:value-type="float">
            <text:p>36,2093405864</text:p>
          </table:table-cell>
          <table:table-cell office:value-type="float" office:value="-155.65072707474" calcext:value-type="float">
            <text:p>-155,65072707474</text:p>
          </table:table-cell>
          <table:table-cell office:value-type="float" office:value="-347.48089301309" calcext:value-type="float">
            <text:p>-347,480893013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45.65003317357" calcext:value-type="float">
            <text:p>45,65003317357</text:p>
          </table:table-cell>
          <table:table-cell office:value-type="float" office:value="-159.83605224" calcext:value-type="float">
            <text:p>-159,83605224</text:p>
          </table:table-cell>
          <table:table-cell office:value-type="float" office:value="-343.79071774549" calcext:value-type="float">
            <text:p>-343,790717745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0.48" calcext:value-type="float">
            <text:p>-230,48</text:p>
          </table:table-cell>
          <table:table-cell office:value-type="float" office:value="79.65320147043" calcext:value-type="float">
            <text:p>79,65320147043</text:p>
          </table:table-cell>
          <table:table-cell office:value-type="float" office:value="-154.72130103727" calcext:value-type="float">
            <text:p>-154,72130103727</text:p>
          </table:table-cell>
          <table:table-cell office:value-type="float" office:value="-324.97398709947" calcext:value-type="float">
            <text:p>-324,973987099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79.87151877819" calcext:value-type="float">
            <text:p>79,87151877819</text:p>
          </table:table-cell>
          <table:table-cell office:value-type="float" office:value="-137.68573839092" calcext:value-type="float">
            <text:p>-137,68573839092</text:p>
          </table:table-cell>
          <table:table-cell office:value-type="float" office:value="-285.42589898485" calcext:value-type="float">
            <text:p>-285,425898984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58.15027266178" calcext:value-type="float">
            <text:p>58,15027266178</text:p>
          </table:table-cell>
          <table:table-cell office:value-type="float" office:value="-130.48633670743" calcext:value-type="float">
            <text:p>-130,48633670743</text:p>
          </table:table-cell>
          <table:table-cell office:value-type="float" office:value="-281.38587408582" calcext:value-type="float">
            <text:p>-281,3858740858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2.95" calcext:value-type="float">
            <text:p>-232,95</text:p>
          </table:table-cell>
          <table:table-cell office:value-type="float" office:value="97.78724804897" calcext:value-type="float">
            <text:p>97,78724804897</text:p>
          </table:table-cell>
          <table:table-cell office:value-type="float" office:value="-121.63900633508" calcext:value-type="float">
            <text:p>-121,63900633508</text:p>
          </table:table-cell>
          <table:table-cell office:value-type="float" office:value="-264.09850152315" calcext:value-type="float">
            <text:p>-264,098501523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94.82177061188" calcext:value-type="float">
            <text:p>94,82177061188</text:p>
          </table:table-cell>
          <table:table-cell office:value-type="float" office:value="-106.06109242114" calcext:value-type="float">
            <text:p>-106,06109242114</text:p>
          </table:table-cell>
          <table:table-cell office:value-type="float" office:value="-209.39441885388" calcext:value-type="float">
            <text:p>-209,394418853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51.07637641545" calcext:value-type="float">
            <text:p>51,07637641545</text:p>
          </table:table-cell>
          <table:table-cell office:value-type="float" office:value="-95.14117072785" calcext:value-type="float">
            <text:p>-95,14117072785</text:p>
          </table:table-cell>
          <table:table-cell office:value-type="float" office:value="-213.35708086559" calcext:value-type="float">
            <text:p>-213,3570808655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5.64" calcext:value-type="float">
            <text:p>-235,64</text:p>
          </table:table-cell>
          <table:table-cell office:value-type="float" office:value="101.96611632641" calcext:value-type="float">
            <text:p>101,96611632641</text:p>
          </table:table-cell>
          <table:table-cell office:value-type="float" office:value="-72.28223882582" calcext:value-type="float">
            <text:p>-72,28223882582</text:p>
          </table:table-cell>
          <table:table-cell office:value-type="float" office:value="-199.67362227317" calcext:value-type="float">
            <text:p>-199,6736222731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95.92029880561" calcext:value-type="float">
            <text:p>95,92029880561</text:p>
          </table:table-cell>
          <table:table-cell office:value-type="float" office:value="-66.09053378781" calcext:value-type="float">
            <text:p>-66,09053378781</text:p>
          </table:table-cell>
          <table:table-cell office:value-type="float" office:value="-130.62985080056" calcext:value-type="float">
            <text:p>-130,629850800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42.82525904226" calcext:value-type="float">
            <text:p>42,82525904226</text:p>
          </table:table-cell>
          <table:table-cell office:value-type="float" office:value="-58.3948180294" calcext:value-type="float">
            <text:p>-58,3948180294</text:p>
          </table:table-cell>
          <table:table-cell office:value-type="float" office:value="-149.43523572353" calcext:value-type="float">
            <text:p>-149,4352357235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38.34" calcext:value-type="float">
            <text:p>-238,34</text:p>
          </table:table-cell>
          <table:table-cell office:value-type="float" office:value="95.97291917784" calcext:value-type="float">
            <text:p>95,97291917784</text:p>
          </table:table-cell>
          <table:table-cell office:value-type="float" office:value="5.36812584978" calcext:value-type="float">
            <text:p>5,36812584978</text:p>
          </table:table-cell>
          <table:table-cell office:value-type="float" office:value="-130.19029038951" calcext:value-type="float">
            <text:p>-130,1902903895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40.58" calcext:value-type="float">
            <text:p>-240,58</text:p>
          </table:table-cell>
          <table:table-cell office:value-type="float" office:value="0" calcext:value-type="float">
            <text:p>0</text:p>
          </table:table-cell>
          <table:table-cell office:value-type="float" office:value="-42.18444042125" calcext:value-type="float">
            <text:p>-42,18444042125</text:p>
          </table:table-cell>
          <table:table-cell office:value-type="float" office:value="-68.07592143563" calcext:value-type="float">
            <text:p>-68,07592143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3" calcext:value-type="float">
            <text:p>-238,03</text:p>
          </table:table-cell>
          <table:table-cell office:value-type="float" office:value="0" calcext:value-type="float">
            <text:p>0</text:p>
          </table:table-cell>
          <table:table-cell office:value-type="float" office:value="-57.52255289788" calcext:value-type="float">
            <text:p>-57,52255289788</text:p>
          </table:table-cell>
          <table:table-cell office:value-type="float" office:value="-163.14671631488" calcext:value-type="float">
            <text:p>-163,14671631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0.90610828609" calcext:value-type="float">
            <text:p>0,90610828609</text:p>
          </table:table-cell>
          <table:table-cell office:value-type="float" office:value="-55.10053961254" calcext:value-type="float">
            <text:p>-55,10053961254</text:p>
          </table:table-cell>
          <table:table-cell office:value-type="float" office:value="-161.18673160383" calcext:value-type="float">
            <text:p>-161,186731603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11.52619687573" calcext:value-type="float">
            <text:p>-11,52619687573</text:p>
          </table:table-cell>
          <table:table-cell office:value-type="float" office:value="-54.43878609113" calcext:value-type="float">
            <text:p>-54,43878609113</text:p>
          </table:table-cell>
          <table:table-cell office:value-type="float" office:value="-154.67987982224" calcext:value-type="float">
            <text:p>-154,679879822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8.06" calcext:value-type="float">
            <text:p>-238,06</text:p>
          </table:table-cell>
          <table:table-cell office:value-type="float" office:value="-65.08812684526" calcext:value-type="float">
            <text:p>-65,08812684526</text:p>
          </table:table-cell>
          <table:table-cell office:value-type="float" office:value="-56.75449550214" calcext:value-type="float">
            <text:p>-56,75449550214</text:p>
          </table:table-cell>
          <table:table-cell office:value-type="float" office:value="-163.78971407605" calcext:value-type="float">
            <text:p>-163,789714076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71.18386146249" calcext:value-type="float">
            <text:p>-71,18386146249</text:p>
          </table:table-cell>
          <table:table-cell office:value-type="float" office:value="-58.25703023934" calcext:value-type="float">
            <text:p>-58,25703023934</text:p>
          </table:table-cell>
          <table:table-cell office:value-type="float" office:value="-207.76269954001" calcext:value-type="float">
            <text:p>-207,7626995400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47.00874439087" calcext:value-type="float">
            <text:p>-47,00874439087</text:p>
          </table:table-cell>
          <table:table-cell office:value-type="float" office:value="-64.66368803472" calcext:value-type="float">
            <text:p>-64,66368803472</text:p>
          </table:table-cell>
          <table:table-cell office:value-type="float" office:value="-190.59784969845" calcext:value-type="float">
            <text:p>-190,597849698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6.26" calcext:value-type="float">
            <text:p>-236,26</text:p>
          </table:table-cell>
          <table:table-cell office:value-type="float" office:value="-101.70660207406" calcext:value-type="float">
            <text:p>-101,70660207406</text:p>
          </table:table-cell>
          <table:table-cell office:value-type="float" office:value="-86.97944088139" calcext:value-type="float">
            <text:p>-86,97944088139</text:p>
          </table:table-cell>
          <table:table-cell office:value-type="float" office:value="-208.53377574336" calcext:value-type="float">
            <text:p>-208,533775743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09.71833436469" calcext:value-type="float">
            <text:p>-109,71833436469</text:p>
          </table:table-cell>
          <table:table-cell office:value-type="float" office:value="-92.41647180381" calcext:value-type="float">
            <text:p>-92,41647180381</text:p>
          </table:table-cell>
          <table:table-cell office:value-type="float" office:value="-265.27534512511" calcext:value-type="float">
            <text:p>-265,2753451251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82.16872358851" calcext:value-type="float">
            <text:p>-82,16872358851</text:p>
          </table:table-cell>
          <table:table-cell office:value-type="float" office:value="-111.9094654966" calcext:value-type="float">
            <text:p>-111,9094654966</text:p>
          </table:table-cell>
          <table:table-cell office:value-type="float" office:value="-271.57046563529" calcext:value-type="float">
            <text:p>-271,570465635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3.36" calcext:value-type="float">
            <text:p>-233,36</text:p>
          </table:table-cell>
          <table:table-cell office:value-type="float" office:value="-101.55415352423" calcext:value-type="float">
            <text:p>-101,55415352423</text:p>
          </table:table-cell>
          <table:table-cell office:value-type="float" office:value="-150.73254819443" calcext:value-type="float">
            <text:p>-150,73254819443</text:p>
          </table:table-cell>
          <table:table-cell office:value-type="float" office:value="-298.41719934062" calcext:value-type="float">
            <text:p>-298,417199340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97.77021593006" calcext:value-type="float">
            <text:p>-97,77021593006</text:p>
          </table:table-cell>
          <table:table-cell office:value-type="float" office:value="-142.19501524881" calcext:value-type="float">
            <text:p>-142,19501524881</text:p>
          </table:table-cell>
          <table:table-cell office:value-type="float" office:value="-338.45683690556" calcext:value-type="float">
            <text:p>-338,456836905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0.44" calcext:value-type="float">
            <text:p>-230,44</text:p>
          </table:table-cell>
          <table:table-cell office:value-type="float" office:value="-81.85311833847" calcext:value-type="float">
            <text:p>-81,85311833847</text:p>
          </table:table-cell>
          <table:table-cell office:value-type="float" office:value="-146.62468319312" calcext:value-type="float">
            <text:p>-146,62468319312</text:p>
          </table:table-cell>
          <table:table-cell office:value-type="float" office:value="-357.75376274975" calcext:value-type="float">
            <text:p>-357,753762749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67.45607196609" calcext:value-type="float">
            <text:p>-67,45607196609</text:p>
          </table:table-cell>
          <table:table-cell office:value-type="float" office:value="-170.49953922472" calcext:value-type="float">
            <text:p>-170,49953922472</text:p>
          </table:table-cell>
          <table:table-cell office:value-type="float" office:value="-387.32213150195" calcext:value-type="float">
            <text:p>-387,322131501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39.30266097273" calcext:value-type="float">
            <text:p>-39,30266097273</text:p>
          </table:table-cell>
          <table:table-cell office:value-type="float" office:value="-168.57243872806" calcext:value-type="float">
            <text:p>-168,57243872806</text:p>
          </table:table-cell>
          <table:table-cell office:value-type="float" office:value="-403.65157009397" calcext:value-type="float">
            <text:p>-403,651570093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4" calcext:value-type="float">
            <text:p>-228,4</text:p>
          </table:table-cell>
          <table:table-cell office:value-type="float" office:value="-24.89194070234" calcext:value-type="float">
            <text:p>-24,89194070234</text:p>
          </table:table-cell>
          <table:table-cell office:value-type="float" office:value="-164.76074295349" calcext:value-type="float">
            <text:p>-164,76074295349</text:p>
          </table:table-cell>
          <table:table-cell office:value-type="float" office:value="-406.69634872369" calcext:value-type="float">
            <text:p>-406,696348723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-15.04241746785" calcext:value-type="float">
            <text:p>-15,04241746785</text:p>
          </table:table-cell>
          <table:table-cell office:value-type="float" office:value="-167.287258049" calcext:value-type="float">
            <text:p>-167,287258049</text:p>
          </table:table-cell>
          <table:table-cell office:value-type="float" office:value="-413.88479603515" calcext:value-type="float">
            <text:p>-413,884796035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5.54903658988" calcext:value-type="float">
            <text:p>5,54903658988</text:p>
          </table:table-cell>
          <table:table-cell office:value-type="float" office:value="-168.21043809187" calcext:value-type="float">
            <text:p>-168,21043809187</text:p>
          </table:table-cell>
          <table:table-cell office:value-type="float" office:value="-417.52897795144" calcext:value-type="float">
            <text:p>-417,5289779514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7.83" calcext:value-type="float">
            <text:p>-227,83</text:p>
          </table:table-cell>
          <table:table-cell office:value-type="float" office:value="29.58018793008" calcext:value-type="float">
            <text:p>29,58018793008</text:p>
          </table:table-cell>
          <table:table-cell office:value-type="float" office:value="-166.49394957936" calcext:value-type="float">
            <text:p>-166,49394957936</text:p>
          </table:table-cell>
          <table:table-cell office:value-type="float" office:value="-411.23115389612" calcext:value-type="float">
            <text:p>-411,231153896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38.08950558043" calcext:value-type="float">
            <text:p>38,08950558043</text:p>
          </table:table-cell>
          <table:table-cell office:value-type="float" office:value="-163.72338048217" calcext:value-type="float">
            <text:p>-163,72338048217</text:p>
          </table:table-cell>
          <table:table-cell office:value-type="float" office:value="-398.62536064548" calcext:value-type="float">
            <text:p>-398,625360645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48.85720815668" calcext:value-type="float">
            <text:p>48,85720815668</text:p>
          </table:table-cell>
          <table:table-cell office:value-type="float" office:value="-158.16918275432" calcext:value-type="float">
            <text:p>-158,16918275432</text:p>
          </table:table-cell>
          <table:table-cell office:value-type="float" office:value="-395.55073546278" calcext:value-type="float">
            <text:p>-395,55073546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28.87" calcext:value-type="float">
            <text:p>-228,87</text:p>
          </table:table-cell>
          <table:table-cell office:value-type="float" office:value="88.9100798323" calcext:value-type="float">
            <text:p>88,9100798323</text:p>
          </table:table-cell>
          <table:table-cell office:value-type="float" office:value="-143.91799934432" calcext:value-type="float">
            <text:p>-143,91799934432</text:p>
          </table:table-cell>
          <table:table-cell office:value-type="float" office:value="-373.87419175106" calcext:value-type="float">
            <text:p>-373,8741917510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89.79757075402" calcext:value-type="float">
            <text:p>89,79757075402</text:p>
          </table:table-cell>
          <table:table-cell office:value-type="float" office:value="-137.92716336486" calcext:value-type="float">
            <text:p>-137,92716336486</text:p>
          </table:table-cell>
          <table:table-cell office:value-type="float" office:value="-329.82278799099" calcext:value-type="float">
            <text:p>-329,8227879909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69.1167473949" calcext:value-type="float">
            <text:p>69,1167473949</text:p>
          </table:table-cell>
          <table:table-cell office:value-type="float" office:value="-128.19740898465" calcext:value-type="float">
            <text:p>-128,19740898465</text:p>
          </table:table-cell>
          <table:table-cell office:value-type="float" office:value="-323.59796876712" calcext:value-type="float">
            <text:p>-323,5979687671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1.61" calcext:value-type="float">
            <text:p>-231,61</text:p>
          </table:table-cell>
          <table:table-cell office:value-type="float" office:value="114.84886848741" calcext:value-type="float">
            <text:p>114,84886848741</text:p>
          </table:table-cell>
          <table:table-cell office:value-type="float" office:value="-103.72139029271" calcext:value-type="float">
            <text:p>-103,72139029271</text:p>
          </table:table-cell>
          <table:table-cell office:value-type="float" office:value="-302.00032789417" calcext:value-type="float">
            <text:p>-302,0003278941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13.35007950648" calcext:value-type="float">
            <text:p>113,35007950648</text:p>
          </table:table-cell>
          <table:table-cell office:value-type="float" office:value="-92.8402065147" calcext:value-type="float">
            <text:p>-92,8402065147</text:p>
          </table:table-cell>
          <table:table-cell office:value-type="float" office:value="-242.55064532113" calcext:value-type="float">
            <text:p>-242,550645321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76.71637193354" calcext:value-type="float">
            <text:p>76,71637193354</text:p>
          </table:table-cell>
          <table:table-cell office:value-type="float" office:value="-73.51179150265" calcext:value-type="float">
            <text:p>-73,51179150265</text:p>
          </table:table-cell>
          <table:table-cell office:value-type="float" office:value="-235.48495698685" calcext:value-type="float">
            <text:p>-235,4849569868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4.85" calcext:value-type="float">
            <text:p>-234,85</text:p>
          </table:table-cell>
          <table:table-cell office:value-type="float" office:value="112.99838179864" calcext:value-type="float">
            <text:p>112,99838179864</text:p>
          </table:table-cell>
          <table:table-cell office:value-type="float" office:value="-18.5077995514" calcext:value-type="float">
            <text:p>-18,5077995514</text:p>
          </table:table-cell>
          <table:table-cell office:value-type="float" office:value="-205.11927880909" calcext:value-type="float">
            <text:p>-205,119278809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93.63783322278" calcext:value-type="float">
            <text:p>93,63783322278</text:p>
          </table:table-cell>
          <table:table-cell office:value-type="float" office:value="-54.15537891183" calcext:value-type="float">
            <text:p>-54,15537891183</text:p>
          </table:table-cell>
          <table:table-cell office:value-type="float" office:value="-149.67235839498" calcext:value-type="float">
            <text:p>-149,672358394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37.75" calcext:value-type="float">
            <text:p>-237,75</text:p>
          </table:table-cell>
          <table:table-cell office:value-type="float" office:value="93.1698333358" calcext:value-type="float">
            <text:p>93,1698333358</text:p>
          </table:table-cell>
          <table:table-cell office:value-type="float" office:value="-54.67175441753" calcext:value-type="float">
            <text:p>-54,67175441753</text:p>
          </table:table-cell>
          <table:table-cell office:value-type="float" office:value="-160.56002312185" calcext:value-type="float">
            <text:p>-160,560023121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98.88076301728" calcext:value-type="float">
            <text:p>98,88076301728</text:p>
          </table:table-cell>
          <table:table-cell office:value-type="float" office:value="11.59237375862" calcext:value-type="float">
            <text:p>11,59237375862</text:p>
          </table:table-cell>
          <table:table-cell office:value-type="float" office:value="-95.60604873978" calcext:value-type="float">
            <text:p>-95,6060487397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-49.5402713651" calcext:value-type="float">
            <text:p>-49,5402713651</text:p>
          </table:table-cell>
          <table:table-cell office:value-type="float" office:value="-99.73510047439" calcext:value-type="float">
            <text:p>-99,73510047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0" calcext:value-type="float">
            <text:p>0</text:p>
          </table:table-cell>
          <table:table-cell office:value-type="float" office:value="-48.87206373905" calcext:value-type="float">
            <text:p>-48,87206373905</text:p>
          </table:table-cell>
          <table:table-cell office:value-type="float" office:value="-178.68148995124" calcext:value-type="float">
            <text:p>-178,681489951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2.01020194202" calcext:value-type="float">
            <text:p>2,01020194202</text:p>
          </table:table-cell>
          <table:table-cell office:value-type="float" office:value="-48.16812430146" calcext:value-type="float">
            <text:p>-48,16812430146</text:p>
          </table:table-cell>
          <table:table-cell office:value-type="float" office:value="-175.80670319758" calcext:value-type="float">
            <text:p>-175,806703197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13.44346008801" calcext:value-type="float">
            <text:p>-13,44346008801</text:p>
          </table:table-cell>
          <table:table-cell office:value-type="float" office:value="-49.81523635144" calcext:value-type="float">
            <text:p>-49,81523635144</text:p>
          </table:table-cell>
          <table:table-cell office:value-type="float" office:value="-171.74943097698" calcext:value-type="float">
            <text:p>-171,749430976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42" calcext:value-type="float">
            <text:p>-237,42</text:p>
          </table:table-cell>
          <table:table-cell office:value-type="float" office:value="-66.30274026476" calcext:value-type="float">
            <text:p>-66,30274026476</text:p>
          </table:table-cell>
          <table:table-cell office:value-type="float" office:value="-60.15906851433" calcext:value-type="float">
            <text:p>-60,15906851433</text:p>
          </table:table-cell>
          <table:table-cell office:value-type="float" office:value="-181.55505812096" calcext:value-type="float">
            <text:p>-181,555058120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76.27263464266" calcext:value-type="float">
            <text:p>-76,27263464266</text:p>
          </table:table-cell>
          <table:table-cell office:value-type="float" office:value="-51.28741503416" calcext:value-type="float">
            <text:p>-51,28741503416</text:p>
          </table:table-cell>
          <table:table-cell office:value-type="float" office:value="-218.97175615215" calcext:value-type="float">
            <text:p>-218,971756152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70.026263236" calcext:value-type="float">
            <text:p>-70,026263236</text:p>
          </table:table-cell>
          <table:table-cell office:value-type="float" office:value="-67.65407636929" calcext:value-type="float">
            <text:p>-67,65407636929</text:p>
          </table:table-cell>
          <table:table-cell office:value-type="float" office:value="-212.65787458471" calcext:value-type="float">
            <text:p>-212,65787458471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5.63" calcext:value-type="float">
            <text:p>-235,63</text:p>
          </table:table-cell>
          <table:table-cell office:value-type="float" office:value="-117.93217571034" calcext:value-type="float">
            <text:p>-117,93217571034</text:p>
          </table:table-cell>
          <table:table-cell office:value-type="float" office:value="-118.1244855477" calcext:value-type="float">
            <text:p>-118,1244855477</text:p>
          </table:table-cell>
          <table:table-cell office:value-type="float" office:value="-247.11866945268" calcext:value-type="float">
            <text:p>-247,118669452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20.63943504894" calcext:value-type="float">
            <text:p>-120,63943504894</text:p>
          </table:table-cell>
          <table:table-cell office:value-type="float" office:value="-98.42651756097" calcext:value-type="float">
            <text:p>-98,42651756097</text:p>
          </table:table-cell>
          <table:table-cell office:value-type="float" office:value="-296.66956695413" calcext:value-type="float">
            <text:p>-296,669566954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2.23" calcext:value-type="float">
            <text:p>-232,23</text:p>
          </table:table-cell>
          <table:table-cell office:value-type="float" office:value="-120.49080372026" calcext:value-type="float">
            <text:p>-120,49080372026</text:p>
          </table:table-cell>
          <table:table-cell office:value-type="float" office:value="-109.1431767058" calcext:value-type="float">
            <text:p>-109,1431767058</text:p>
          </table:table-cell>
          <table:table-cell office:value-type="float" office:value="-316.28609644555" calcext:value-type="float">
            <text:p>-316,2860964455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118.08661266272" calcext:value-type="float">
            <text:p>-118,08661266272</text:p>
          </table:table-cell>
          <table:table-cell office:value-type="float" office:value="-151.85212634163" calcext:value-type="float">
            <text:p>-151,85212634163</text:p>
          </table:table-cell>
          <table:table-cell office:value-type="float" office:value="-365.62499055241" calcext:value-type="float">
            <text:p>-365,624990552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84.6713725564" calcext:value-type="float">
            <text:p>-84,6713725564</text:p>
          </table:table-cell>
          <table:table-cell office:value-type="float" office:value="-142.09277899205" calcext:value-type="float">
            <text:p>-142,09277899205</text:p>
          </table:table-cell>
          <table:table-cell office:value-type="float" office:value="-387.3332397569" calcext:value-type="float">
            <text:p>-387,333239756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8.78" calcext:value-type="float">
            <text:p>-228,78</text:p>
          </table:table-cell>
          <table:table-cell office:value-type="float" office:value="-87.43769640629" calcext:value-type="float">
            <text:p>-87,43769640629</text:p>
          </table:table-cell>
          <table:table-cell office:value-type="float" office:value="-142.03536189887" calcext:value-type="float">
            <text:p>-142,03536189887</text:p>
          </table:table-cell>
          <table:table-cell office:value-type="float" office:value="-406.95305910175" calcext:value-type="float">
            <text:p>-406,953059101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77.84043589355" calcext:value-type="float">
            <text:p>-77,84043589355</text:p>
          </table:table-cell>
          <table:table-cell office:value-type="float" office:value="-158.63112442157" calcext:value-type="float">
            <text:p>-158,63112442157</text:p>
          </table:table-cell>
          <table:table-cell office:value-type="float" office:value="-446.21919447307" calcext:value-type="float">
            <text:p>-446,219194473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40.81518741591" calcext:value-type="float">
            <text:p>-40,81518741591</text:p>
          </table:table-cell>
          <table:table-cell office:value-type="float" office:value="-165.21284796482" calcext:value-type="float">
            <text:p>-165,21284796482</text:p>
          </table:table-cell>
          <table:table-cell office:value-type="float" office:value="-460.3779092863" calcext:value-type="float">
            <text:p>-460,37790928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33" calcext:value-type="float">
            <text:p>-226,33</text:p>
          </table:table-cell>
          <table:table-cell office:value-type="float" office:value="-26.19744366797" calcext:value-type="float">
            <text:p>-26,19744366797</text:p>
          </table:table-cell>
          <table:table-cell office:value-type="float" office:value="-169.80927857815" calcext:value-type="float">
            <text:p>-169,80927857815</text:p>
          </table:table-cell>
          <table:table-cell office:value-type="float" office:value="-464.929487293" calcext:value-type="float">
            <text:p>-464,9294872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-16.71030241022" calcext:value-type="float">
            <text:p>-16,71030241022</text:p>
          </table:table-cell>
          <table:table-cell office:value-type="float" office:value="-172.11023565379" calcext:value-type="float">
            <text:p>-172,11023565379</text:p>
          </table:table-cell>
          <table:table-cell office:value-type="float" office:value="-474.698619675" calcext:value-type="float">
            <text:p>-474,6986196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5.3984978851" calcext:value-type="float">
            <text:p>5,3984978851</text:p>
          </table:table-cell>
          <table:table-cell office:value-type="float" office:value="-171.02775159496" calcext:value-type="float">
            <text:p>-171,02775159496</text:p>
          </table:table-cell>
          <table:table-cell office:value-type="float" office:value="-478.3062431304" calcext:value-type="float">
            <text:p>-478,30624313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5.72" calcext:value-type="float">
            <text:p>-225,72</text:p>
          </table:table-cell>
          <table:table-cell office:value-type="float" office:value="30.57027252274" calcext:value-type="float">
            <text:p>30,57027252274</text:p>
          </table:table-cell>
          <table:table-cell office:value-type="float" office:value="-169.04562601366" calcext:value-type="float">
            <text:p>-169,04562601366</text:p>
          </table:table-cell>
          <table:table-cell office:value-type="float" office:value="-472.0666350307" calcext:value-type="float">
            <text:p>-472,06663503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44.53410741144" calcext:value-type="float">
            <text:p>44,53410741144</text:p>
          </table:table-cell>
          <table:table-cell office:value-type="float" office:value="-167.93913083251" calcext:value-type="float">
            <text:p>-167,93913083251</text:p>
          </table:table-cell>
          <table:table-cell office:value-type="float" office:value="-460.1442815258" calcext:value-type="float">
            <text:p>-460,144281525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65.45541431142" calcext:value-type="float">
            <text:p>65,45541431142</text:p>
          </table:table-cell>
          <table:table-cell office:value-type="float" office:value="-150.64967048083" calcext:value-type="float">
            <text:p>-150,64967048083</text:p>
          </table:table-cell>
          <table:table-cell office:value-type="float" office:value="-450.7861108092" calcext:value-type="float">
            <text:p>-450,78611080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6.74" calcext:value-type="float">
            <text:p>-226,74</text:p>
          </table:table-cell>
          <table:table-cell office:value-type="float" office:value="99.89522085989" calcext:value-type="float">
            <text:p>99,89522085989</text:p>
          </table:table-cell>
          <table:table-cell office:value-type="float" office:value="-120.30288210485" calcext:value-type="float">
            <text:p>-120,30288210485</text:p>
          </table:table-cell>
          <table:table-cell office:value-type="float" office:value="-419.49828245495" calcext:value-type="float">
            <text:p>-419,4982824549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95.59210913786" calcext:value-type="float">
            <text:p>95,59210913786</text:p>
          </table:table-cell>
          <table:table-cell office:value-type="float" office:value="-129.24032686281" calcext:value-type="float">
            <text:p>-129,24032686281</text:p>
          </table:table-cell>
          <table:table-cell office:value-type="float" office:value="-378.83326407467" calcext:value-type="float">
            <text:p>-378,8332640746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92.35604573393" calcext:value-type="float">
            <text:p>92,35604573393</text:p>
          </table:table-cell>
          <table:table-cell office:value-type="float" office:value="-115.73096219465" calcext:value-type="float">
            <text:p>-115,73096219465</text:p>
          </table:table-cell>
          <table:table-cell office:value-type="float" office:value="-366.12486269851" calcext:value-type="float">
            <text:p>-366,1248626985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29.85" calcext:value-type="float">
            <text:p>-229,85</text:p>
          </table:table-cell>
          <table:table-cell office:value-type="float" office:value="133.14445051892" calcext:value-type="float">
            <text:p>133,14445051892</text:p>
          </table:table-cell>
          <table:table-cell office:value-type="float" office:value="-66.56886421049" calcext:value-type="float">
            <text:p>-66,56886421049</text:p>
          </table:table-cell>
          <table:table-cell office:value-type="float" office:value="-331.43229874049" calcext:value-type="float">
            <text:p>-331,4322987404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25.03136940194" calcext:value-type="float">
            <text:p>125,03136940194</text:p>
          </table:table-cell>
          <table:table-cell office:value-type="float" office:value="-84.22517125342" calcext:value-type="float">
            <text:p>-84,22517125342</text:p>
          </table:table-cell>
          <table:table-cell office:value-type="float" office:value="-283.44073619104" calcext:value-type="float">
            <text:p>-283,4407361910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3.73" calcext:value-type="float">
            <text:p>-233,73</text:p>
          </table:table-cell>
          <table:table-cell office:value-type="float" office:value="125.40878337875" calcext:value-type="float">
            <text:p>125,40878337875</text:p>
          </table:table-cell>
          <table:table-cell office:value-type="float" office:value="-73.6990467709" calcext:value-type="float">
            <text:p>-73,6990467709</text:p>
          </table:table-cell>
          <table:table-cell office:value-type="float" office:value="-256.21683513456" calcext:value-type="float">
            <text:p>-256,216835134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21.32252896212" calcext:value-type="float">
            <text:p>121,32252896212</text:p>
          </table:table-cell>
          <table:table-cell office:value-type="float" office:value="-18.62942689657" calcext:value-type="float">
            <text:p>-18,62942689657</text:p>
          </table:table-cell>
          <table:table-cell office:value-type="float" office:value="-188.56405711874" calcext:value-type="float">
            <text:p>-188,5640571187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59.75634393948" calcext:value-type="float">
            <text:p>59,75634393948</text:p>
          </table:table-cell>
          <table:table-cell office:value-type="float" office:value="-60.33950638317" calcext:value-type="float">
            <text:p>-60,33950638317</text:p>
          </table:table-cell>
          <table:table-cell office:value-type="float" office:value="-179.77069350439" calcext:value-type="float">
            <text:p>-179,7706935043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7.06" calcext:value-type="float">
            <text:p>-237,06</text:p>
          </table:table-cell>
          <table:table-cell office:value-type="float" office:value="108.57301171271" calcext:value-type="float">
            <text:p>108,57301171271</text:p>
          </table:table-cell>
          <table:table-cell office:value-type="float" office:value="-62.53499709721" calcext:value-type="float">
            <text:p>-62,53499709721</text:p>
          </table:table-cell>
          <table:table-cell office:value-type="float" office:value="-179.52914759679" calcext:value-type="float">
            <text:p>-179,5291475967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101.10440223027" calcext:value-type="float">
            <text:p>101,10440223027</text:p>
          </table:table-cell>
          <table:table-cell office:value-type="float" office:value="-38.49077194852" calcext:value-type="float">
            <text:p>-38,49077194852</text:p>
          </table:table-cell>
          <table:table-cell office:value-type="float" office:value="-93.10414229738" calcext:value-type="float">
            <text:p>-93,104142297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39.55" calcext:value-type="float">
            <text:p>-239,55</text:p>
          </table:table-cell>
          <table:table-cell office:value-type="float" office:value="0" calcext:value-type="float">
            <text:p>0</text:p>
          </table:table-cell>
          <table:table-cell office:value-type="float" office:value="-59.28483338516" calcext:value-type="float">
            <text:p>-59,28483338516</text:p>
          </table:table-cell>
          <table:table-cell office:value-type="float" office:value="-125.69966339635" calcext:value-type="float">
            <text:p>-125,69966339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" calcext:value-type="float">
            <text:p>-236,9</text:p>
          </table:table-cell>
          <table:table-cell office:value-type="float" office:value="0" calcext:value-type="float">
            <text:p>0</text:p>
          </table:table-cell>
          <table:table-cell office:value-type="float" office:value="-36.13191606511" calcext:value-type="float">
            <text:p>-36,13191606511</text:p>
          </table:table-cell>
          <table:table-cell office:value-type="float" office:value="-191.19286660356" calcext:value-type="float">
            <text:p>-191,19286660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0.03706437119" calcext:value-type="float">
            <text:p>-0,03706437119</text:p>
          </table:table-cell>
          <table:table-cell office:value-type="float" office:value="-38.22408360082" calcext:value-type="float">
            <text:p>-38,22408360082</text:p>
          </table:table-cell>
          <table:table-cell office:value-type="float" office:value="-189.13039950388" calcext:value-type="float">
            <text:p>-189,130399503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23.5171410886" calcext:value-type="float">
            <text:p>-23,5171410886</text:p>
          </table:table-cell>
          <table:table-cell office:value-type="float" office:value="-43.98906182988" calcext:value-type="float">
            <text:p>-43,98906182988</text:p>
          </table:table-cell>
          <table:table-cell office:value-type="float" office:value="-189.48681833791" calcext:value-type="float">
            <text:p>-189,486818337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-66.56030552798" calcext:value-type="float">
            <text:p>-66,56030552798</text:p>
          </table:table-cell>
          <table:table-cell office:value-type="float" office:value="-67.44301992925" calcext:value-type="float">
            <text:p>-67,44301992925</text:p>
          </table:table-cell>
          <table:table-cell office:value-type="float" office:value="-205.07406905762" calcext:value-type="float">
            <text:p>-205,074069057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78.67886931745" calcext:value-type="float">
            <text:p>-78,67886931745</text:p>
          </table:table-cell>
          <table:table-cell office:value-type="float" office:value="-39.90532655027" calcext:value-type="float">
            <text:p>-39,90532655027</text:p>
          </table:table-cell>
          <table:table-cell office:value-type="float" office:value="-221.2142982748" calcext:value-type="float">
            <text:p>-221,21429827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5.13" calcext:value-type="float">
            <text:p>-235,13</text:p>
          </table:table-cell>
          <table:table-cell office:value-type="float" office:value="-113.8458149493" calcext:value-type="float">
            <text:p>-113,8458149493</text:p>
          </table:table-cell>
          <table:table-cell office:value-type="float" office:value="-55.9686392214" calcext:value-type="float">
            <text:p>-55,9686392214</text:p>
          </table:table-cell>
          <table:table-cell office:value-type="float" office:value="-237.29360484892" calcext:value-type="float">
            <text:p>-237,293604848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32.47904326574" calcext:value-type="float">
            <text:p>-132,47904326574</text:p>
          </table:table-cell>
          <table:table-cell office:value-type="float" office:value="-103.85101097573" calcext:value-type="float">
            <text:p>-103,85101097573</text:p>
          </table:table-cell>
          <table:table-cell office:value-type="float" office:value="-303.48946808383" calcext:value-type="float">
            <text:p>-303,48946808383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00.73702552279" calcext:value-type="float">
            <text:p>-100,73702552279</text:p>
          </table:table-cell>
          <table:table-cell office:value-type="float" office:value="-77.20725867279" calcext:value-type="float">
            <text:p>-77,20725867279</text:p>
          </table:table-cell>
          <table:table-cell office:value-type="float" office:value="-322.73580738702" calcext:value-type="float">
            <text:p>-322,735807387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1.43" calcext:value-type="float">
            <text:p>-231,43</text:p>
          </table:table-cell>
          <table:table-cell office:value-type="float" office:value="-135.59433232428" calcext:value-type="float">
            <text:p>-135,59433232428</text:p>
          </table:table-cell>
          <table:table-cell office:value-type="float" office:value="-79.66209709728" calcext:value-type="float">
            <text:p>-79,66209709728</text:p>
          </table:table-cell>
          <table:table-cell office:value-type="float" office:value="-348.84282315762" calcext:value-type="float">
            <text:p>-348,8428231576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134.50375581048" calcext:value-type="float">
            <text:p>-134,50375581048</text:p>
          </table:table-cell>
          <table:table-cell office:value-type="float" office:value="-106.10762992903" calcext:value-type="float">
            <text:p>-106,10762992903</text:p>
          </table:table-cell>
          <table:table-cell office:value-type="float" office:value="-416.21254436059" calcext:value-type="float">
            <text:p>-416,212544360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87.9534514873" calcext:value-type="float">
            <text:p>-87,9534514873</text:p>
          </table:table-cell>
          <table:table-cell office:value-type="float" office:value="-116.29952667968" calcext:value-type="float">
            <text:p>-116,29952667968</text:p>
          </table:table-cell>
          <table:table-cell office:value-type="float" office:value="-432.80833660047" calcext:value-type="float">
            <text:p>-432,8083366004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7.51" calcext:value-type="float">
            <text:p>-227,51</text:p>
          </table:table-cell>
          <table:table-cell office:value-type="float" office:value="-98.39146376799" calcext:value-type="float">
            <text:p>-98,39146376799</text:p>
          </table:table-cell>
          <table:table-cell office:value-type="float" office:value="-135.43057153934" calcext:value-type="float">
            <text:p>-135,43057153934</text:p>
          </table:table-cell>
          <table:table-cell office:value-type="float" office:value="-455.9043294502" calcext:value-type="float">
            <text:p>-455,90432945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90.63355803204" calcext:value-type="float">
            <text:p>-90,63355803204</text:p>
          </table:table-cell>
          <table:table-cell office:value-type="float" office:value="-146.94358341405" calcext:value-type="float">
            <text:p>-146,94358341405</text:p>
          </table:table-cell>
          <table:table-cell office:value-type="float" office:value="-501.5093149252" calcext:value-type="float">
            <text:p>-501,509314925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50.4808151742" calcext:value-type="float">
            <text:p>-50,4808151742</text:p>
          </table:table-cell>
          <table:table-cell office:value-type="float" office:value="-155.47517117296" calcext:value-type="float">
            <text:p>-155,47517117296</text:p>
          </table:table-cell>
          <table:table-cell office:value-type="float" office:value="-517.5749920873" calcext:value-type="float">
            <text:p>-517,574992087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2" calcext:value-type="float">
            <text:p>-224,72</text:p>
          </table:table-cell>
          <table:table-cell office:value-type="float" office:value="-31.78932839131" calcext:value-type="float">
            <text:p>-31,78932839131</text:p>
          </table:table-cell>
          <table:table-cell office:value-type="float" office:value="-166.67325213521" calcext:value-type="float">
            <text:p>-166,67325213521</text:p>
          </table:table-cell>
          <table:table-cell office:value-type="float" office:value="-526.5293462798" calcext:value-type="float">
            <text:p>-526,52934627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-16.26089043977" calcext:value-type="float">
            <text:p>-16,26089043977</text:p>
          </table:table-cell>
          <table:table-cell office:value-type="float" office:value="-166.07747281834" calcext:value-type="float">
            <text:p>-166,07747281834</text:p>
          </table:table-cell>
          <table:table-cell office:value-type="float" office:value="-537.6038785151" calcext:value-type="float">
            <text:p>-537,60387851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8.61364618512" calcext:value-type="float">
            <text:p>8,61364618512</text:p>
          </table:table-cell>
          <table:table-cell office:value-type="float" office:value="-159.35973423602" calcext:value-type="float">
            <text:p>-159,35973423602</text:p>
          </table:table-cell>
          <table:table-cell office:value-type="float" office:value="-540.0994824015" calcext:value-type="float">
            <text:p>-540,099482401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3.85" calcext:value-type="float">
            <text:p>-223,85</text:p>
          </table:table-cell>
          <table:table-cell office:value-type="float" office:value="32.66880873742" calcext:value-type="float">
            <text:p>32,66880873742</text:p>
          </table:table-cell>
          <table:table-cell office:value-type="float" office:value="-153.28188249298" calcext:value-type="float">
            <text:p>-153,28188249298</text:p>
          </table:table-cell>
          <table:table-cell office:value-type="float" office:value="-534.5310112248" calcext:value-type="float">
            <text:p>-534,531011224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56.48546115815" calcext:value-type="float">
            <text:p>56,48546115815</text:p>
          </table:table-cell>
          <table:table-cell office:value-type="float" office:value="-154.35328204367" calcext:value-type="float">
            <text:p>-154,35328204367</text:p>
          </table:table-cell>
          <table:table-cell office:value-type="float" office:value="-525.3397855204" calcext:value-type="float">
            <text:p>-525,339785520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4.75" calcext:value-type="float">
            <text:p>-224,75</text:p>
          </table:table-cell>
          <table:table-cell office:value-type="float" office:value="96.49345683945" calcext:value-type="float">
            <text:p>96,49345683945</text:p>
          </table:table-cell>
          <table:table-cell office:value-type="float" office:value="-137.87158317048" calcext:value-type="float">
            <text:p>-137,87158317048</text:p>
          </table:table-cell>
          <table:table-cell office:value-type="float" office:value="-501.9952568065" calcext:value-type="float">
            <text:p>-501,99525680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10.31942345032" calcext:value-type="float">
            <text:p>110,31942345032</text:p>
          </table:table-cell>
          <table:table-cell office:value-type="float" office:value="-110.62015902253" calcext:value-type="float">
            <text:p>-110,62015902253</text:p>
          </table:table-cell>
          <table:table-cell office:value-type="float" office:value="-453.3719651428" calcext:value-type="float">
            <text:p>-453,371965142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94.36949066422" calcext:value-type="float">
            <text:p>94,36949066422</text:p>
          </table:table-cell>
          <table:table-cell office:value-type="float" office:value="-123.13713848553" calcext:value-type="float">
            <text:p>-123,13713848553</text:p>
          </table:table-cell>
          <table:table-cell office:value-type="float" office:value="-428.26011663511" calcext:value-type="float">
            <text:p>-428,260116635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28.17" calcext:value-type="float">
            <text:p>-228,17</text:p>
          </table:table-cell>
          <table:table-cell office:value-type="float" office:value="131.78821000233" calcext:value-type="float">
            <text:p>131,78821000233</text:p>
          </table:table-cell>
          <table:table-cell office:value-type="float" office:value="-106.49080589646" calcext:value-type="float">
            <text:p>-106,49080589646</text:p>
          </table:table-cell>
          <table:table-cell office:value-type="float" office:value="-401.48429278982" calcext:value-type="float">
            <text:p>-401,4842927898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146.35465942864" calcext:value-type="float">
            <text:p>146,35465942864</text:p>
          </table:table-cell>
          <table:table-cell office:value-type="float" office:value="-56.26610927056" calcext:value-type="float">
            <text:p>-56,26610927056</text:p>
          </table:table-cell>
          <table:table-cell office:value-type="float" office:value="-333.95889270773" calcext:value-type="float">
            <text:p>-333,9588927077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106.21989699096" calcext:value-type="float">
            <text:p>106,21989699096</text:p>
          </table:table-cell>
          <table:table-cell office:value-type="float" office:value="-76.87944841532" calcext:value-type="float">
            <text:p>-76,87944841532</text:p>
          </table:table-cell>
          <table:table-cell office:value-type="float" office:value="-310.69585222726" calcext:value-type="float">
            <text:p>-310,6958522272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2.41" calcext:value-type="float">
            <text:p>-232,41</text:p>
          </table:table-cell>
          <table:table-cell office:value-type="float" office:value="142.31211629039" calcext:value-type="float">
            <text:p>142,31211629039</text:p>
          </table:table-cell>
          <table:table-cell office:value-type="float" office:value="-60.83047868276" calcext:value-type="float">
            <text:p>-60,83047868276</text:p>
          </table:table-cell>
          <table:table-cell office:value-type="float" office:value="-280.40360340568" calcext:value-type="float">
            <text:p>-280,403603405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26.35792218637" calcext:value-type="float">
            <text:p>126,35792218637</text:p>
          </table:table-cell>
          <table:table-cell office:value-type="float" office:value="-50.18706506956" calcext:value-type="float">
            <text:p>-50,18706506956</text:p>
          </table:table-cell>
          <table:table-cell office:value-type="float" office:value="-196.42037722174" calcext:value-type="float">
            <text:p>-196,4203772217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49.73226297725" calcext:value-type="float">
            <text:p>49,73226297725</text:p>
          </table:table-cell>
          <table:table-cell office:value-type="float" office:value="-64.63397291966" calcext:value-type="float">
            <text:p>-64,63397291966</text:p>
          </table:table-cell>
          <table:table-cell office:value-type="float" office:value="-209.65949744618" calcext:value-type="float">
            <text:p>-209,659497446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office:value-type="float" office:value="115.01856777045" calcext:value-type="float">
            <text:p>115,01856777045</text:p>
          </table:table-cell>
          <table:table-cell office:value-type="float" office:value="-40.96961013816" calcext:value-type="float">
            <text:p>-40,96961013816</text:p>
          </table:table-cell>
          <table:table-cell office:value-type="float" office:value="-200.79348785104" calcext:value-type="float">
            <text:p>-200,7934878510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102.13092672933" calcext:value-type="float">
            <text:p>102,13092672933</text:p>
          </table:table-cell>
          <table:table-cell office:value-type="float" office:value="-51.88696098115" calcext:value-type="float">
            <text:p>-51,88696098115</text:p>
          </table:table-cell>
          <table:table-cell office:value-type="float" office:value="-111.43934321042" calcext:value-type="float">
            <text:p>-111,439343210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38.66" calcext:value-type="float">
            <text:p>-238,66</text:p>
          </table:table-cell>
          <table:table-cell office:value-type="float" office:value="0" calcext:value-type="float">
            <text:p>0</text:p>
          </table:table-cell>
          <table:table-cell office:value-type="float" office:value="-56.5372554646" calcext:value-type="float">
            <text:p>-56,5372554646</text:p>
          </table:table-cell>
          <table:table-cell office:value-type="float" office:value="-149.7144911614" calcext:value-type="float">
            <text:p>-149,7144911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0" calcext:value-type="float">
            <text:p>0</text:p>
          </table:table-cell>
          <table:table-cell office:value-type="float" office:value="-18.68749619656" calcext:value-type="float">
            <text:p>-18,68749619656</text:p>
          </table:table-cell>
          <table:table-cell office:value-type="float" office:value="-197.79136145482" calcext:value-type="float">
            <text:p>-197,79136145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5.84694377786" calcext:value-type="float">
            <text:p>-5,84694377786</text:p>
          </table:table-cell>
          <table:table-cell office:value-type="float" office:value="-21.47474637286" calcext:value-type="float">
            <text:p>-21,47474637286</text:p>
          </table:table-cell>
          <table:table-cell office:value-type="float" office:value="-196.99711348237" calcext:value-type="float">
            <text:p>-196,997113482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6.45" calcext:value-type="float">
            <text:p>-236,45</text:p>
          </table:table-cell>
          <table:table-cell office:value-type="float" office:value="-42.66239641644" calcext:value-type="float">
            <text:p>-42,66239641644</text:p>
          </table:table-cell>
          <table:table-cell office:value-type="float" office:value="-32.8563022369" calcext:value-type="float">
            <text:p>-32,8563022369</text:p>
          </table:table-cell>
          <table:table-cell office:value-type="float" office:value="-202.78725192797" calcext:value-type="float">
            <text:p>-202,787251927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62.21900498515" calcext:value-type="float">
            <text:p>-62,21900498515</text:p>
          </table:table-cell>
          <table:table-cell office:value-type="float" office:value="-46.06193959391" calcext:value-type="float">
            <text:p>-46,06193959391</text:p>
          </table:table-cell>
          <table:table-cell office:value-type="float" office:value="-231.91727436406" calcext:value-type="float">
            <text:p>-231,917274364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64.79825393481" calcext:value-type="float">
            <text:p>-64,79825393481</text:p>
          </table:table-cell>
          <table:table-cell office:value-type="float" office:value="-20.10926358884" calcext:value-type="float">
            <text:p>-20,10926358884</text:p>
          </table:table-cell>
          <table:table-cell office:value-type="float" office:value="-222.35394786325" calcext:value-type="float">
            <text:p>-222,35394786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4.96" calcext:value-type="float">
            <text:p>-234,96</text:p>
          </table:table-cell>
          <table:table-cell office:value-type="float" office:value="-133.97194766146" calcext:value-type="float">
            <text:p>-133,97194766146</text:p>
          </table:table-cell>
          <table:table-cell office:value-type="float" office:value="-42.30580803288" calcext:value-type="float">
            <text:p>-42,30580803288</text:p>
          </table:table-cell>
          <table:table-cell office:value-type="float" office:value="-249.22626298799" calcext:value-type="float">
            <text:p>-249,226262987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139.17079520662" calcext:value-type="float">
            <text:p>-139,17079520662</text:p>
          </table:table-cell>
          <table:table-cell office:value-type="float" office:value="-47.57538376825" calcext:value-type="float">
            <text:p>-47,57538376825</text:p>
          </table:table-cell>
          <table:table-cell office:value-type="float" office:value="-328.91659279786" calcext:value-type="float">
            <text:p>-328,916592797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96.45052117049" calcext:value-type="float">
            <text:p>-96,45052117049</text:p>
          </table:table-cell>
          <table:table-cell office:value-type="float" office:value="-40.96221424132" calcext:value-type="float">
            <text:p>-40,96221424132</text:p>
          </table:table-cell>
          <table:table-cell office:value-type="float" office:value="-333.53362123258" calcext:value-type="float">
            <text:p>-333,53362123258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01" calcext:value-type="float">
            <text:p>-231,01</text:p>
          </table:table-cell>
          <table:table-cell office:value-type="float" office:value="-149.3911749765" calcext:value-type="float">
            <text:p>-149,3911749765</text:p>
          </table:table-cell>
          <table:table-cell office:value-type="float" office:value="-63.3358679607" calcext:value-type="float">
            <text:p>-63,3358679607</text:p>
          </table:table-cell>
          <table:table-cell office:value-type="float" office:value="-366.30998165166" calcext:value-type="float">
            <text:p>-366,3099816516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54.72404224512" calcext:value-type="float">
            <text:p>-154,72404224512</text:p>
          </table:table-cell>
          <table:table-cell office:value-type="float" office:value="-71.70642729919" calcext:value-type="float">
            <text:p>-71,70642729919</text:p>
          </table:table-cell>
          <table:table-cell office:value-type="float" office:value="-443.32823546845" calcext:value-type="float">
            <text:p>-443,328235468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13.99431416671" calcext:value-type="float">
            <text:p>-113,99431416671</text:p>
          </table:table-cell>
          <table:table-cell office:value-type="float" office:value="-93.44066610786" calcext:value-type="float">
            <text:p>-93,44066610786</text:p>
          </table:table-cell>
          <table:table-cell office:value-type="float" office:value="-467.5347525115" calcext:value-type="float">
            <text:p>-467,534752511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54" calcext:value-type="float">
            <text:p>-226,54</text:p>
          </table:table-cell>
          <table:table-cell office:value-type="float" office:value="-118.08175314066" calcext:value-type="float">
            <text:p>-118,08175314066</text:p>
          </table:table-cell>
          <table:table-cell office:value-type="float" office:value="-134.08686740816" calcext:value-type="float">
            <text:p>-134,08686740816</text:p>
          </table:table-cell>
          <table:table-cell office:value-type="float" office:value="-504.0935226936" calcext:value-type="float">
            <text:p>-504,09352269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97.88503552717" calcext:value-type="float">
            <text:p>-97,88503552717</text:p>
          </table:table-cell>
          <table:table-cell office:value-type="float" office:value="-130.82358365092" calcext:value-type="float">
            <text:p>-130,82358365092</text:p>
          </table:table-cell>
          <table:table-cell office:value-type="float" office:value="-550.0562132358" calcext:value-type="float">
            <text:p>-550,056213235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9" calcext:value-type="float">
            <text:p>-222,9</text:p>
          </table:table-cell>
          <table:table-cell office:value-type="float" office:value="-60.54485613707" calcext:value-type="float">
            <text:p>-60,54485613707</text:p>
          </table:table-cell>
          <table:table-cell office:value-type="float" office:value="-128.45296542037" calcext:value-type="float">
            <text:p>-128,45296542037</text:p>
          </table:table-cell>
          <table:table-cell office:value-type="float" office:value="-569.3755746082" calcext:value-type="float">
            <text:p>-569,375574608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36.79974531335" calcext:value-type="float">
            <text:p>-36,79974531335</text:p>
          </table:table-cell>
          <table:table-cell office:value-type="float" office:value="-138.48444218966" calcext:value-type="float">
            <text:p>-138,48444218966</text:p>
          </table:table-cell>
          <table:table-cell office:value-type="float" office:value="-585.5934409906" calcext:value-type="float">
            <text:p>-585,59344099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-9.39678451103" calcext:value-type="float">
            <text:p>-9,39678451103</text:p>
          </table:table-cell>
          <table:table-cell office:value-type="float" office:value="-136.42315892906" calcext:value-type="float">
            <text:p>-136,42315892906</text:p>
          </table:table-cell>
          <table:table-cell office:value-type="float" office:value="-594.8406391382" calcext:value-type="float">
            <text:p>-594,84063913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1.79" calcext:value-type="float">
            <text:p>-221,79</text:p>
          </table:table-cell>
          <table:table-cell office:value-type="float" office:value="18.19408821046" calcext:value-type="float">
            <text:p>18,19408821046</text:p>
          </table:table-cell>
          <table:table-cell office:value-type="float" office:value="-128.20323220523" calcext:value-type="float">
            <text:p>-128,20323220523</text:p>
          </table:table-cell>
          <table:table-cell office:value-type="float" office:value="-592.4355092512" calcext:value-type="float">
            <text:p>-592,4355092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35.5767246702" calcext:value-type="float">
            <text:p>35,5767246702</text:p>
          </table:table-cell>
          <table:table-cell office:value-type="float" office:value="-121.01541847123" calcext:value-type="float">
            <text:p>-121,01541847123</text:p>
          </table:table-cell>
          <table:table-cell office:value-type="float" office:value="-583.9394631049" calcext:value-type="float">
            <text:p>-583,939463104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59.94440677883" calcext:value-type="float">
            <text:p>59,94440677883</text:p>
          </table:table-cell>
          <table:table-cell office:value-type="float" office:value="-118.84180130749" calcext:value-type="float">
            <text:p>-118,84180130749</text:p>
          </table:table-cell>
          <table:table-cell office:value-type="float" office:value="-577.8916838911" calcext:value-type="float">
            <text:p>-577,89168389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2.72" calcext:value-type="float">
            <text:p>-222,72</text:p>
          </table:table-cell>
          <table:table-cell office:value-type="float" office:value="109.18853733256" calcext:value-type="float">
            <text:p>109,18853733256</text:p>
          </table:table-cell>
          <table:table-cell office:value-type="float" office:value="-107.27003389936" calcext:value-type="float">
            <text:p>-107,27003389936</text:p>
          </table:table-cell>
          <table:table-cell office:value-type="float" office:value="-548.6838743123" calcext:value-type="float">
            <text:p>-548,68387431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14.62966549995" calcext:value-type="float">
            <text:p>114,62966549995</text:p>
          </table:table-cell>
          <table:table-cell office:value-type="float" office:value="-104.76358970642" calcext:value-type="float">
            <text:p>-104,76358970642</text:p>
          </table:table-cell>
          <table:table-cell office:value-type="float" office:value="-494.1035907664" calcext:value-type="float">
            <text:p>-494,103590766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99.72146226393" calcext:value-type="float">
            <text:p>99,72146226393</text:p>
          </table:table-cell>
          <table:table-cell office:value-type="float" office:value="-106.16146807718" calcext:value-type="float">
            <text:p>-106,16146807718</text:p>
          </table:table-cell>
          <table:table-cell office:value-type="float" office:value="-477.2975751551" calcext:value-type="float">
            <text:p>-477,297575155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26.31" calcext:value-type="float">
            <text:p>-226,31</text:p>
          </table:table-cell>
          <table:table-cell office:value-type="float" office:value="159.2270749489" calcext:value-type="float">
            <text:p>159,2270749489</text:p>
          </table:table-cell>
          <table:table-cell office:value-type="float" office:value="-81.25818510832" calcext:value-type="float">
            <text:p>-81,25818510832</text:p>
          </table:table-cell>
          <table:table-cell office:value-type="float" office:value="-439.32072771828" calcext:value-type="float">
            <text:p>-439,3207277182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162.75580800006" calcext:value-type="float">
            <text:p>162,75580800006</text:p>
          </table:table-cell>
          <table:table-cell office:value-type="float" office:value="-66.93163592221" calcext:value-type="float">
            <text:p>-66,93163592221</text:p>
          </table:table-cell>
          <table:table-cell office:value-type="float" office:value="-352.41529145842" calcext:value-type="float">
            <text:p>-352,4152914584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120.46699994485" calcext:value-type="float">
            <text:p>120,46699994485</text:p>
          </table:table-cell>
          <table:table-cell office:value-type="float" office:value="-62.67681906179" calcext:value-type="float">
            <text:p>-62,67681906179</text:p>
          </table:table-cell>
          <table:table-cell office:value-type="float" office:value="-334.11996395321" calcext:value-type="float">
            <text:p>-334,1199639532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1.12" calcext:value-type="float">
            <text:p>-231,12</text:p>
          </table:table-cell>
          <table:table-cell office:value-type="float" office:value="152.10116667962" calcext:value-type="float">
            <text:p>152,10116667962</text:p>
          </table:table-cell>
          <table:table-cell office:value-type="float" office:value="-10.98551451239" calcext:value-type="float">
            <text:p>-10,98551451239</text:p>
          </table:table-cell>
          <table:table-cell office:value-type="float" office:value="-287.87945113128" calcext:value-type="float">
            <text:p>-287,8794511312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17.51903472522" calcext:value-type="float">
            <text:p>117,51903472522</text:p>
          </table:table-cell>
          <table:table-cell office:value-type="float" office:value="-47.76954217581" calcext:value-type="float">
            <text:p>-47,76954217581</text:p>
          </table:table-cell>
          <table:table-cell office:value-type="float" office:value="-212.83778324534" calcext:value-type="float">
            <text:p>-212,8377832453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68.97379887088" calcext:value-type="float">
            <text:p>68,97379887088</text:p>
          </table:table-cell>
          <table:table-cell office:value-type="float" office:value="-52.28944431714" calcext:value-type="float">
            <text:p>-52,28944431714</text:p>
          </table:table-cell>
          <table:table-cell office:value-type="float" office:value="-229.82021197786" calcext:value-type="float">
            <text:p>-229,8202119778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5.27" calcext:value-type="float">
            <text:p>-235,27</text:p>
          </table:table-cell>
          <table:table-cell office:value-type="float" office:value="121.32002365122" calcext:value-type="float">
            <text:p>121,32002365122</text:p>
          </table:table-cell>
          <table:table-cell office:value-type="float" office:value="11.21392457352" calcext:value-type="float">
            <text:p>11,21392457352</text:p>
          </table:table-cell>
          <table:table-cell office:value-type="float" office:value="-199.32574147225" calcext:value-type="float">
            <text:p>-199,3257414722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85.53675690383" calcext:value-type="float">
            <text:p>85,53675690383</text:p>
          </table:table-cell>
          <table:table-cell office:value-type="float" office:value="-42.60984436679" calcext:value-type="float">
            <text:p>-42,60984436679</text:p>
          </table:table-cell>
          <table:table-cell office:value-type="float" office:value="-134.97948786529" calcext:value-type="float">
            <text:p>-134,9794878652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38.2" calcext:value-type="float">
            <text:p>-238,2</text:p>
          </table:table-cell>
          <table:table-cell office:value-type="float" office:value="0" calcext:value-type="float">
            <text:p>0</text:p>
          </table:table-cell>
          <table:table-cell office:value-type="float" office:value="-46.5411381443" calcext:value-type="float">
            <text:p>-46,5411381443</text:p>
          </table:table-cell>
          <table:table-cell office:value-type="float" office:value="-166.76684733631" calcext:value-type="float">
            <text:p>-166,766847336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0" calcext:value-type="float">
            <text:p>0</text:p>
          </table:table-cell>
          <table:table-cell office:value-type="float" office:value="1.15868097329" calcext:value-type="float">
            <text:p>1,15868097329</text:p>
          </table:table-cell>
          <table:table-cell office:value-type="float" office:value="-195.1024191216" calcext:value-type="float">
            <text:p>-195,1024191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14.20587036664" calcext:value-type="float">
            <text:p>-14,20587036664</text:p>
          </table:table-cell>
          <table:table-cell office:value-type="float" office:value="-0.92321703223" calcext:value-type="float">
            <text:p>-0,92321703223</text:p>
          </table:table-cell>
          <table:table-cell office:value-type="float" office:value="-195.41000109216" calcext:value-type="float">
            <text:p>-195,410001092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6.43" calcext:value-type="float">
            <text:p>-236,43</text:p>
          </table:table-cell>
          <table:table-cell office:value-type="float" office:value="-48.10433430965" calcext:value-type="float">
            <text:p>-48,10433430965</text:p>
          </table:table-cell>
          <table:table-cell office:value-type="float" office:value="-17.04386164021" calcext:value-type="float">
            <text:p>-17,04386164021</text:p>
          </table:table-cell>
          <table:table-cell office:value-type="float" office:value="-208.60049678283" calcext:value-type="float">
            <text:p>-208,6004967828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53.81326687992" calcext:value-type="float">
            <text:p>-53,81326687992</text:p>
          </table:table-cell>
          <table:table-cell office:value-type="float" office:value="1.5423009926" calcext:value-type="float">
            <text:p>1,5423009926</text:p>
          </table:table-cell>
          <table:table-cell office:value-type="float" office:value="-235.89451449305" calcext:value-type="float">
            <text:p>-235,894514493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74.92273775642" calcext:value-type="float">
            <text:p>-74,92273775642</text:p>
          </table:table-cell>
          <table:table-cell office:value-type="float" office:value="3.59286173802" calcext:value-type="float">
            <text:p>3,59286173802</text:p>
          </table:table-cell>
          <table:table-cell office:value-type="float" office:value="-219.94210014286" calcext:value-type="float">
            <text:p>-219,942100142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5.01" calcext:value-type="float">
            <text:p>-235,01</text:p>
          </table:table-cell>
          <table:table-cell office:value-type="float" office:value="-141.31193508382" calcext:value-type="float">
            <text:p>-141,31193508382</text:p>
          </table:table-cell>
          <table:table-cell office:value-type="float" office:value="-45.40745816272" calcext:value-type="float">
            <text:p>-45,40745816272</text:p>
          </table:table-cell>
          <table:table-cell office:value-type="float" office:value="-264.34821108126" calcext:value-type="float">
            <text:p>-264,348211081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31.13544947418" calcext:value-type="float">
            <text:p>-131,13544947418</text:p>
          </table:table-cell>
          <table:table-cell office:value-type="float" office:value="-7.82587911664" calcext:value-type="float">
            <text:p>-7,82587911664</text:p>
          </table:table-cell>
          <table:table-cell office:value-type="float" office:value="-331.3998216784" calcext:value-type="float">
            <text:p>-331,39982167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16.49750971524" calcext:value-type="float">
            <text:p>-116,49750971524</text:p>
          </table:table-cell>
          <table:table-cell office:value-type="float" office:value="-13.81212073927" calcext:value-type="float">
            <text:p>-13,81212073927</text:p>
          </table:table-cell>
          <table:table-cell office:value-type="float" office:value="-333.78675441632" calcext:value-type="float">
            <text:p>-333,7867544163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91" calcext:value-type="float">
            <text:p>-230,91</text:p>
          </table:table-cell>
          <table:table-cell office:value-type="float" office:value="-166.33854542704" calcext:value-type="float">
            <text:p>-166,33854542704</text:p>
          </table:table-cell>
          <table:table-cell office:value-type="float" office:value="-64.40860191153" calcext:value-type="float">
            <text:p>-64,40860191153</text:p>
          </table:table-cell>
          <table:table-cell office:value-type="float" office:value="-382.34050648723" calcext:value-type="float">
            <text:p>-382,34050648723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164.60855391275" calcext:value-type="float">
            <text:p>-164,60855391275</text:p>
          </table:table-cell>
          <table:table-cell office:value-type="float" office:value="-44.99875028955" calcext:value-type="float">
            <text:p>-44,99875028955</text:p>
          </table:table-cell>
          <table:table-cell office:value-type="float" office:value="-452.4927819236" calcext:value-type="float">
            <text:p>-452,49278192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5.93" calcext:value-type="float">
            <text:p>-225,93</text:p>
          </table:table-cell>
          <table:table-cell office:value-type="float" office:value="-150.33389159627" calcext:value-type="float">
            <text:p>-150,33389159627</text:p>
          </table:table-cell>
          <table:table-cell office:value-type="float" office:value="-55.61685797327" calcext:value-type="float">
            <text:p>-55,61685797327</text:p>
          </table:table-cell>
          <table:table-cell office:value-type="float" office:value="-490.2513428472" calcext:value-type="float">
            <text:p>-490,25134284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135.77438131105" calcext:value-type="float">
            <text:p>-135,77438131105</text:p>
          </table:table-cell>
          <table:table-cell office:value-type="float" office:value="-93.6591307446" calcext:value-type="float">
            <text:p>-93,6591307446</text:p>
          </table:table-cell>
          <table:table-cell office:value-type="float" office:value="-550.0733046544" calcext:value-type="float">
            <text:p>-550,07330465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84.99965604425" calcext:value-type="float">
            <text:p>-84,99965604425</text:p>
          </table:table-cell>
          <table:table-cell office:value-type="float" office:value="-83.47991272555" calcext:value-type="float">
            <text:p>-83,47991272555</text:p>
          </table:table-cell>
          <table:table-cell office:value-type="float" office:value="-583.9339869738" calcext:value-type="float">
            <text:p>-583,933986973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82" calcext:value-type="float">
            <text:p>-221,82</text:p>
          </table:table-cell>
          <table:table-cell office:value-type="float" office:value="-58.14167371294" calcext:value-type="float">
            <text:p>-58,14167371294</text:p>
          </table:table-cell>
          <table:table-cell office:value-type="float" office:value="-76.56549875337" calcext:value-type="float">
            <text:p>-76,56549875337</text:p>
          </table:table-cell>
          <table:table-cell office:value-type="float" office:value="-600.3631523818" calcext:value-type="float">
            <text:p>-600,36315238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39.7595219" calcext:value-type="float">
            <text:p>-39,7595219</text:p>
          </table:table-cell>
          <table:table-cell office:value-type="float" office:value="-83.05018331428" calcext:value-type="float">
            <text:p>-83,05018331428</text:p>
          </table:table-cell>
          <table:table-cell office:value-type="float" office:value="-622.7009608975" calcext:value-type="float">
            <text:p>-622,70096089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-5.97968045534" calcext:value-type="float">
            <text:p>-5,97968045534</text:p>
          </table:table-cell>
          <table:table-cell office:value-type="float" office:value="-82.09882352902" calcext:value-type="float">
            <text:p>-82,09882352902</text:p>
          </table:table-cell>
          <table:table-cell office:value-type="float" office:value="-631.9369360962" calcext:value-type="float">
            <text:p>-631,936936096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0.55" calcext:value-type="float">
            <text:p>-220,55</text:p>
          </table:table-cell>
          <table:table-cell office:value-type="float" office:value="24.02138659806" calcext:value-type="float">
            <text:p>24,02138659806</text:p>
          </table:table-cell>
          <table:table-cell office:value-type="float" office:value="-75.86434222644" calcext:value-type="float">
            <text:p>-75,86434222644</text:p>
          </table:table-cell>
          <table:table-cell office:value-type="float" office:value="-626.6777969716" calcext:value-type="float">
            <text:p>-626,67779697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42.03023959027" calcext:value-type="float">
            <text:p>42,03023959027</text:p>
          </table:table-cell>
          <table:table-cell office:value-type="float" office:value="-70.98402895893" calcext:value-type="float">
            <text:p>-70,98402895893</text:p>
          </table:table-cell>
          <table:table-cell office:value-type="float" office:value="-615.8805736091" calcext:value-type="float">
            <text:p>-615,880573609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70.23084573002" calcext:value-type="float">
            <text:p>70,23084573002</text:p>
          </table:table-cell>
          <table:table-cell office:value-type="float" office:value="-58.07949994069" calcext:value-type="float">
            <text:p>-58,07949994069</text:p>
          </table:table-cell>
          <table:table-cell office:value-type="float" office:value="-606.9603825022" calcext:value-type="float">
            <text:p>-606,96038250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1.36" calcext:value-type="float">
            <text:p>-221,36</text:p>
          </table:table-cell>
          <table:table-cell office:value-type="float" office:value="110.57166844052" calcext:value-type="float">
            <text:p>110,57166844052</text:p>
          </table:table-cell>
          <table:table-cell office:value-type="float" office:value="-38.64819650996" calcext:value-type="float">
            <text:p>-38,64819650996</text:p>
          </table:table-cell>
          <table:table-cell office:value-type="float" office:value="-571.1738303006" calcext:value-type="float">
            <text:p>-571,17383030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11.42798922761" calcext:value-type="float">
            <text:p>111,42798922761</text:p>
          </table:table-cell>
          <table:table-cell office:value-type="float" office:value="-56.84834693536" calcext:value-type="float">
            <text:p>-56,84834693536</text:p>
          </table:table-cell>
          <table:table-cell office:value-type="float" office:value="-522.7990384544" calcext:value-type="float">
            <text:p>-522,79903845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17.87489526232" calcext:value-type="float">
            <text:p>117,87489526232</text:p>
          </table:table-cell>
          <table:table-cell office:value-type="float" office:value="-49.81303526007" calcext:value-type="float">
            <text:p>-49,81303526007</text:p>
          </table:table-cell>
          <table:table-cell office:value-type="float" office:value="-505.9982686885" calcext:value-type="float">
            <text:p>-505,99826868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24.84" calcext:value-type="float">
            <text:p>-224,84</text:p>
          </table:table-cell>
          <table:table-cell office:value-type="float" office:value="171.0180421573" calcext:value-type="float">
            <text:p>171,0180421573</text:p>
          </table:table-cell>
          <table:table-cell office:value-type="float" office:value="-9.44813983817" calcext:value-type="float">
            <text:p>-9,44813983817</text:p>
          </table:table-cell>
          <table:table-cell office:value-type="float" office:value="-452.0439393828" calcext:value-type="float">
            <text:p>-452,043939382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164.93602547517" calcext:value-type="float">
            <text:p>164,93602547517</text:p>
          </table:table-cell>
          <table:table-cell office:value-type="float" office:value="-40.74988714494" calcext:value-type="float">
            <text:p>-40,74988714494</text:p>
          </table:table-cell>
          <table:table-cell office:value-type="float" office:value="-369.84080590347" calcext:value-type="float">
            <text:p>-369,840805903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0.05" calcext:value-type="float">
            <text:p>-230,05</text:p>
          </table:table-cell>
          <table:table-cell office:value-type="float" office:value="162.16601844567" calcext:value-type="float">
            <text:p>162,16601844567</text:p>
          </table:table-cell>
          <table:table-cell office:value-type="float" office:value="-42.59213633915" calcext:value-type="float">
            <text:p>-42,59213633915</text:p>
          </table:table-cell>
          <table:table-cell office:value-type="float" office:value="-346.87144958423" calcext:value-type="float">
            <text:p>-346,871449584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57.21939322126" calcext:value-type="float">
            <text:p>157,21939322126</text:p>
          </table:table-cell>
          <table:table-cell office:value-type="float" office:value="8.54535305296" calcext:value-type="float">
            <text:p>8,54535305296</text:p>
          </table:table-cell>
          <table:table-cell office:value-type="float" office:value="-268.51830161299" calcext:value-type="float">
            <text:p>-268,5183016129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85.05399233673" calcext:value-type="float">
            <text:p>85,05399233673</text:p>
          </table:table-cell>
          <table:table-cell office:value-type="float" office:value="-38.70137719917" calcext:value-type="float">
            <text:p>-38,70137719917</text:p>
          </table:table-cell>
          <table:table-cell office:value-type="float" office:value="-231.70662592923" calcext:value-type="float">
            <text:p>-231,706625929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4.55" calcext:value-type="float">
            <text:p>-234,55</text:p>
          </table:table-cell>
          <table:table-cell office:value-type="float" office:value="108.71572972658" calcext:value-type="float">
            <text:p>108,71572972658</text:p>
          </table:table-cell>
          <table:table-cell office:value-type="float" office:value="-41.71985616948" calcext:value-type="float">
            <text:p>-41,71985616948</text:p>
          </table:table-cell>
          <table:table-cell office:value-type="float" office:value="-244.22213457138" calcext:value-type="float">
            <text:p>-244,2221345713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124.6981677208" calcext:value-type="float">
            <text:p>124,6981677208</text:p>
          </table:table-cell>
          <table:table-cell office:value-type="float" office:value="23.72942280119" calcext:value-type="float">
            <text:p>23,72942280119</text:p>
          </table:table-cell>
          <table:table-cell office:value-type="float" office:value="-172.23901631024" calcext:value-type="float">
            <text:p>-172,2390163102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44.3758640564" calcext:value-type="float">
            <text:p>44,3758640564</text:p>
          </table:table-cell>
          <table:table-cell office:value-type="float" office:value="-35.44356212129" calcext:value-type="float">
            <text:p>-35,44356212129</text:p>
          </table:table-cell>
          <table:table-cell office:value-type="float" office:value="-166.04120228191" calcext:value-type="float">
            <text:p>-166,041202281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37.76" calcext:value-type="float">
            <text:p>-237,76</text:p>
          </table:table-cell>
          <table:table-cell office:value-type="float" office:value="0" calcext:value-type="float">
            <text:p>0</text:p>
          </table:table-cell>
          <table:table-cell office:value-type="float" office:value="-34.42128830122" calcext:value-type="float">
            <text:p>-34,42128830122</text:p>
          </table:table-cell>
          <table:table-cell office:value-type="float" office:value="-180.07388065417" calcext:value-type="float">
            <text:p>-180,07388065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0" calcext:value-type="float">
            <text:p>0</text:p>
          </table:table-cell>
          <table:table-cell office:value-type="float" office:value="18.01237214376" calcext:value-type="float">
            <text:p>18,01237214376</text:p>
          </table:table-cell>
          <table:table-cell office:value-type="float" office:value="-185.78344505119" calcext:value-type="float">
            <text:p>-185,78344505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6.55" calcext:value-type="float">
            <text:p>-236,55</text:p>
          </table:table-cell>
          <table:table-cell office:value-type="float" office:value="-24.04948639136" calcext:value-type="float">
            <text:p>-24,04948639136</text:p>
          </table:table-cell>
          <table:table-cell office:value-type="float" office:value="17.13366799064" calcext:value-type="float">
            <text:p>17,13366799064</text:p>
          </table:table-cell>
          <table:table-cell office:value-type="float" office:value="-187.50198377978" calcext:value-type="float">
            <text:p>-187,501983779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40.19687834672" calcext:value-type="float">
            <text:p>-40,19687834672</text:p>
          </table:table-cell>
          <table:table-cell office:value-type="float" office:value="9.37201802468" calcext:value-type="float">
            <text:p>9,37201802468</text:p>
          </table:table-cell>
          <table:table-cell office:value-type="float" office:value="-209.51311156019" calcext:value-type="float">
            <text:p>-209,51311156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41.58228165181" calcext:value-type="float">
            <text:p>-41,58228165181</text:p>
          </table:table-cell>
          <table:table-cell office:value-type="float" office:value="36.51009070297" calcext:value-type="float">
            <text:p>36,51009070297</text:p>
          </table:table-cell>
          <table:table-cell office:value-type="float" office:value="-218.82740714991" calcext:value-type="float">
            <text:p>-218,827407149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5.58" calcext:value-type="float">
            <text:p>-235,58</text:p>
          </table:table-cell>
          <table:table-cell office:value-type="float" office:value="-111.74801309013" calcext:value-type="float">
            <text:p>-111,74801309013</text:p>
          </table:table-cell>
          <table:table-cell office:value-type="float" office:value="28.8338161751" calcext:value-type="float">
            <text:p>28,8338161751</text:p>
          </table:table-cell>
          <table:table-cell office:value-type="float" office:value="-209.85358138123" calcext:value-type="float">
            <text:p>-209,853581381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145.39068851612" calcext:value-type="float">
            <text:p>-145,39068851612</text:p>
          </table:table-cell>
          <table:table-cell office:value-type="float" office:value="-17.49470025975" calcext:value-type="float">
            <text:p>-17,49470025975</text:p>
          </table:table-cell>
          <table:table-cell office:value-type="float" office:value="-284.01389898322" calcext:value-type="float">
            <text:p>-284,013898983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107.57545778317" calcext:value-type="float">
            <text:p>-107,57545778317</text:p>
          </table:table-cell>
          <table:table-cell office:value-type="float" office:value="26.67950130735" calcext:value-type="float">
            <text:p>26,67950130735</text:p>
          </table:table-cell>
          <table:table-cell office:value-type="float" office:value="-314.26789896607" calcext:value-type="float">
            <text:p>-314,267898966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1.62" calcext:value-type="float">
            <text:p>-231,62</text:p>
          </table:table-cell>
          <table:table-cell office:value-type="float" office:value="-153.03324396538" calcext:value-type="float">
            <text:p>-153,03324396538</text:p>
          </table:table-cell>
          <table:table-cell office:value-type="float" office:value="19.25708686699" calcext:value-type="float">
            <text:p>19,25708686699</text:p>
          </table:table-cell>
          <table:table-cell office:value-type="float" office:value="-324.42202598896" calcext:value-type="float">
            <text:p>-324,422025988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180.57780452678" calcext:value-type="float">
            <text:p>-180,57780452678</text:p>
          </table:table-cell>
          <table:table-cell office:value-type="float" office:value="-31.07957125461" calcext:value-type="float">
            <text:p>-31,07957125461</text:p>
          </table:table-cell>
          <table:table-cell office:value-type="float" office:value="-401.59040812615" calcext:value-type="float">
            <text:p>-401,590408126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145.93229830686" calcext:value-type="float">
            <text:p>-145,93229830686</text:p>
          </table:table-cell>
          <table:table-cell office:value-type="float" office:value="-10.98913089568" calcext:value-type="float">
            <text:p>-10,98913089568</text:p>
          </table:table-cell>
          <table:table-cell office:value-type="float" office:value="-444.67570865381" calcext:value-type="float">
            <text:p>-444,6757086538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6.35" calcext:value-type="float">
            <text:p>-226,35</text:p>
          </table:table-cell>
          <table:table-cell office:value-type="float" office:value="-162.65469462176" calcext:value-type="float">
            <text:p>-162,65469462176</text:p>
          </table:table-cell>
          <table:table-cell office:value-type="float" office:value="-20.1145302632" calcext:value-type="float">
            <text:p>-20,1145302632</text:p>
          </table:table-cell>
          <table:table-cell office:value-type="float" office:value="-488.4748103236" calcext:value-type="float">
            <text:p>-488,4748103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145.94480793783" calcext:value-type="float">
            <text:p>-145,94480793783</text:p>
          </table:table-cell>
          <table:table-cell office:value-type="float" office:value="-29.9401378564" calcext:value-type="float">
            <text:p>-29,9401378564</text:p>
          </table:table-cell>
          <table:table-cell office:value-type="float" office:value="-564.6964721917" calcext:value-type="float">
            <text:p>-564,69647219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80.79140358083" calcext:value-type="float">
            <text:p>-80,79140358083</text:p>
          </table:table-cell>
          <table:table-cell office:value-type="float" office:value="-24.09892904538" calcext:value-type="float">
            <text:p>-24,09892904538</text:p>
          </table:table-cell>
          <table:table-cell office:value-type="float" office:value="-593.2710616349" calcext:value-type="float">
            <text:p>-593,271061634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1.6" calcext:value-type="float">
            <text:p>-221,6</text:p>
          </table:table-cell>
          <table:table-cell office:value-type="float" office:value="-60.1151267258" calcext:value-type="float">
            <text:p>-60,1151267258</text:p>
          </table:table-cell>
          <table:table-cell office:value-type="float" office:value="-28.00947502401" calcext:value-type="float">
            <text:p>-28,00947502401</text:p>
          </table:table-cell>
          <table:table-cell office:value-type="float" office:value="-610.0004320602" calcext:value-type="float">
            <text:p>-610,00043206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42.33307004411" calcext:value-type="float">
            <text:p>-42,33307004411</text:p>
          </table:table-cell>
          <table:table-cell office:value-type="float" office:value="-30.81892519069" calcext:value-type="float">
            <text:p>-30,81892519069</text:p>
          </table:table-cell>
          <table:table-cell office:value-type="float" office:value="-636.7542242975" calcext:value-type="float">
            <text:p>-636,75422429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-2.21094342319" calcext:value-type="float">
            <text:p>-2,21094342319</text:p>
          </table:table-cell>
          <table:table-cell office:value-type="float" office:value="-25.35562499939" calcext:value-type="float">
            <text:p>-25,35562499939</text:p>
          </table:table-cell>
          <table:table-cell office:value-type="float" office:value="-645.4256902391" calcext:value-type="float">
            <text:p>-645,42569023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19.95" calcext:value-type="float">
            <text:p>-219,95</text:p>
          </table:table-cell>
          <table:table-cell office:value-type="float" office:value="29.30888278055" calcext:value-type="float">
            <text:p>29,30888278055</text:p>
          </table:table-cell>
          <table:table-cell office:value-type="float" office:value="-16.41987654475" calcext:value-type="float">
            <text:p>-16,41987654475</text:p>
          </table:table-cell>
          <table:table-cell office:value-type="float" office:value="-636.8075522708" calcext:value-type="float">
            <text:p>-636,807552270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53.36156700084" calcext:value-type="float">
            <text:p>53,36156700084</text:p>
          </table:table-cell>
          <table:table-cell office:value-type="float" office:value="-15.29935036564" calcext:value-type="float">
            <text:p>-15,29935036564</text:p>
          </table:table-cell>
          <table:table-cell office:value-type="float" office:value="-624.0524327045" calcext:value-type="float">
            <text:p>-624,05243270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0.84" calcext:value-type="float">
            <text:p>-220,84</text:p>
          </table:table-cell>
          <table:table-cell office:value-type="float" office:value="92.28023918291" calcext:value-type="float">
            <text:p>92,28023918291</text:p>
          </table:table-cell>
          <table:table-cell office:value-type="float" office:value="-3.24186211457" calcext:value-type="float">
            <text:p>-3,24186211457</text:p>
          </table:table-cell>
          <table:table-cell office:value-type="float" office:value="-605.9788491852" calcext:value-type="float">
            <text:p>-605,97884918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10.41969033789" calcext:value-type="float">
            <text:p>110,41969033789</text:p>
          </table:table-cell>
          <table:table-cell office:value-type="float" office:value="15.19985688788" calcext:value-type="float">
            <text:p>15,19985688788</text:p>
          </table:table-cell>
          <table:table-cell office:value-type="float" office:value="-557.5628200383" calcext:value-type="float">
            <text:p>-557,56282003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03.46482674984" calcext:value-type="float">
            <text:p>103,46482674984</text:p>
          </table:table-cell>
          <table:table-cell office:value-type="float" office:value="-5.00117564219" calcext:value-type="float">
            <text:p>-5,00117564219</text:p>
          </table:table-cell>
          <table:table-cell office:value-type="float" office:value="-522.5907210226" calcext:value-type="float">
            <text:p>-522,590721022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47.12166936112" calcext:value-type="float">
            <text:p>147,12166936112</text:p>
          </table:table-cell>
          <table:table-cell office:value-type="float" office:value="1.60911266498" calcext:value-type="float">
            <text:p>1,60911266498</text:p>
          </table:table-cell>
          <table:table-cell office:value-type="float" office:value="-501.7446592793" calcext:value-type="float">
            <text:p>-501,744659279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168.29022306403" calcext:value-type="float">
            <text:p>168,29022306403</text:p>
          </table:table-cell>
          <table:table-cell office:value-type="float" office:value="35.73306917824" calcext:value-type="float">
            <text:p>35,73306917824</text:p>
          </table:table-cell>
          <table:table-cell office:value-type="float" office:value="-424.48249887959" calcext:value-type="float">
            <text:p>-424,4824988795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129.61181145419" calcext:value-type="float">
            <text:p>129,61181145419</text:p>
          </table:table-cell>
          <table:table-cell office:value-type="float" office:value="-6.83812278872" calcext:value-type="float">
            <text:p>-6,83812278872</text:p>
          </table:table-cell>
          <table:table-cell office:value-type="float" office:value="-370.91160056141" calcext:value-type="float">
            <text:p>-370,911600561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29.24" calcext:value-type="float">
            <text:p>-229,24</text:p>
          </table:table-cell>
          <table:table-cell office:value-type="float" office:value="169.76224014275" calcext:value-type="float">
            <text:p>169,76224014275</text:p>
          </table:table-cell>
          <table:table-cell office:value-type="float" office:value="-19.81053015552" calcext:value-type="float">
            <text:p>-19,81053015552</text:p>
          </table:table-cell>
          <table:table-cell office:value-type="float" office:value="-356.57355886195" calcext:value-type="float">
            <text:p>-356,573558861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55.99192586449" calcext:value-type="float">
            <text:p>155,99192586449</text:p>
          </table:table-cell>
          <table:table-cell office:value-type="float" office:value="-5.71926804387" calcext:value-type="float">
            <text:p>-5,71926804387</text:p>
          </table:table-cell>
          <table:table-cell office:value-type="float" office:value="-267.09630469814" calcext:value-type="float">
            <text:p>-267,0963046981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67.25382554767" calcext:value-type="float">
            <text:p>67,25382554767</text:p>
          </table:table-cell>
          <table:table-cell office:value-type="float" office:value="-27.63706170342" calcext:value-type="float">
            <text:p>-27,63706170342</text:p>
          </table:table-cell>
          <table:table-cell office:value-type="float" office:value="-262.02870411092" calcext:value-type="float">
            <text:p>-262,028704110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3.74" calcext:value-type="float">
            <text:p>-233,74</text:p>
          </table:table-cell>
          <table:table-cell office:value-type="float" office:value="131.40459887124" calcext:value-type="float">
            <text:p>131,40459887124</text:p>
          </table:table-cell>
          <table:table-cell office:value-type="float" office:value="-24.84059861775" calcext:value-type="float">
            <text:p>-24,84059861775</text:p>
          </table:table-cell>
          <table:table-cell office:value-type="float" office:value="-259.85442140804" calcext:value-type="float">
            <text:p>-259,8544214080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127.59631769941" calcext:value-type="float">
            <text:p>127,59631769941</text:p>
          </table:table-cell>
          <table:table-cell office:value-type="float" office:value="-0.12169656555" calcext:value-type="float">
            <text:p>-0,12169656555</text:p>
          </table:table-cell>
          <table:table-cell office:value-type="float" office:value="-162.17494643821" calcext:value-type="float">
            <text:p>-162,1749464382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27.38604580142" calcext:value-type="float">
            <text:p>27,38604580142</text:p>
          </table:table-cell>
          <table:table-cell office:value-type="float" office:value="-24.63083312433" calcext:value-type="float">
            <text:p>-24,63083312433</text:p>
          </table:table-cell>
          <table:table-cell office:value-type="float" office:value="-187.05344653587" calcext:value-type="float">
            <text:p>-187,053446535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37.14" calcext:value-type="float">
            <text:p>-237,14</text:p>
          </table:table-cell>
          <table:table-cell office:value-type="float" office:value="0" calcext:value-type="float">
            <text:p>0</text:p>
          </table:table-cell>
          <table:table-cell office:value-type="float" office:value="0.70441145594" calcext:value-type="float">
            <text:p>0,70441145594</text:p>
          </table:table-cell>
          <table:table-cell office:value-type="float" office:value="-186.75494868527" calcext:value-type="float">
            <text:p>-186,75494868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0" calcext:value-type="float">
            <text:p>0</text:p>
          </table:table-cell>
          <table:table-cell office:value-type="float" office:value="30.51463935816" calcext:value-type="float">
            <text:p>30,51463935816</text:p>
          </table:table-cell>
          <table:table-cell office:value-type="float" office:value="-169.99462395646" calcext:value-type="float">
            <text:p>-169,99462395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82" calcext:value-type="float">
            <text:p>-236,82</text:p>
          </table:table-cell>
          <table:table-cell office:value-type="float" office:value="-22.84622444083" calcext:value-type="float">
            <text:p>-22,84622444083</text:p>
          </table:table-cell>
          <table:table-cell office:value-type="float" office:value="30.72430223304" calcext:value-type="float">
            <text:p>30,72430223304</text:p>
          </table:table-cell>
          <table:table-cell office:value-type="float" office:value="-172.33013353845" calcext:value-type="float">
            <text:p>-172,330133538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28.72791159732" calcext:value-type="float">
            <text:p>-28,72791159732</text:p>
          </table:table-cell>
          <table:table-cell office:value-type="float" office:value="35.60144312425" calcext:value-type="float">
            <text:p>35,60144312425</text:p>
          </table:table-cell>
          <table:table-cell office:value-type="float" office:value="-192.26606758995" calcext:value-type="float">
            <text:p>-192,266067589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34.3514687295" calcext:value-type="float">
            <text:p>-34,3514687295</text:p>
          </table:table-cell>
          <table:table-cell office:value-type="float" office:value="48.00481165339" calcext:value-type="float">
            <text:p>48,00481165339</text:p>
          </table:table-cell>
          <table:table-cell office:value-type="float" office:value="-185.55913919298" calcext:value-type="float">
            <text:p>-185,559139192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6.34" calcext:value-type="float">
            <text:p>-236,34</text:p>
          </table:table-cell>
          <table:table-cell office:value-type="float" office:value="-128.92752867425" calcext:value-type="float">
            <text:p>-128,92752867425</text:p>
          </table:table-cell>
          <table:table-cell office:value-type="float" office:value="42.47011131347" calcext:value-type="float">
            <text:p>42,47011131347</text:p>
          </table:table-cell>
          <table:table-cell office:value-type="float" office:value="-185.6485285602" calcext:value-type="float">
            <text:p>-185,64852856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143.46624999646" calcext:value-type="float">
            <text:p>-143,46624999646</text:p>
          </table:table-cell>
          <table:table-cell office:value-type="float" office:value="32.84234930265" calcext:value-type="float">
            <text:p>32,84234930265</text:p>
          </table:table-cell>
          <table:table-cell office:value-type="float" office:value="-269.82954053304" calcext:value-type="float">
            <text:p>-269,829540533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94.38366239233" calcext:value-type="float">
            <text:p>-94,38366239233</text:p>
          </table:table-cell>
          <table:table-cell office:value-type="float" office:value="53.48500080939" calcext:value-type="float">
            <text:p>53,48500080939</text:p>
          </table:table-cell>
          <table:table-cell office:value-type="float" office:value="-269.5054524197" calcext:value-type="float">
            <text:p>-269,50545241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2.46" calcext:value-type="float">
            <text:p>-232,46</text:p>
          </table:table-cell>
          <table:table-cell office:value-type="float" office:value="-174.2565822772" calcext:value-type="float">
            <text:p>-174,2565822772</text:p>
          </table:table-cell>
          <table:table-cell office:value-type="float" office:value="47.06924695331" calcext:value-type="float">
            <text:p>47,06924695331</text:p>
          </table:table-cell>
          <table:table-cell office:value-type="float" office:value="-294.2774957028" calcext:value-type="float">
            <text:p>-294,27749570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196.58476314482" calcext:value-type="float">
            <text:p>-196,58476314482</text:p>
          </table:table-cell>
          <table:table-cell office:value-type="float" office:value="25.06426816021" calcext:value-type="float">
            <text:p>25,06426816021</text:p>
          </table:table-cell>
          <table:table-cell office:value-type="float" office:value="-392.66263429023" calcext:value-type="float">
            <text:p>-392,662634290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153.64351292134" calcext:value-type="float">
            <text:p>-153,64351292134</text:p>
          </table:table-cell>
          <table:table-cell office:value-type="float" office:value="14.25470754434" calcext:value-type="float">
            <text:p>14,25470754434</text:p>
          </table:table-cell>
          <table:table-cell office:value-type="float" office:value="-428.75777565932" calcext:value-type="float">
            <text:p>-428,757775659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7.11" calcext:value-type="float">
            <text:p>-227,11</text:p>
          </table:table-cell>
          <table:table-cell office:value-type="float" office:value="-169.28489860188" calcext:value-type="float">
            <text:p>-169,28489860188</text:p>
          </table:table-cell>
          <table:table-cell office:value-type="float" office:value="-20.30885027476" calcext:value-type="float">
            <text:p>-20,30885027476</text:p>
          </table:table-cell>
          <table:table-cell office:value-type="float" office:value="-486.23011999" calcext:value-type="float">
            <text:p>-486,23011999</text:p>
          </table:table-cell>
        </table:table-row>
        <table:table-row table:style-name="ro1"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139.75878009323" calcext:value-type="float">
            <text:p>-139,75878009323</text:p>
          </table:table-cell>
          <table:table-cell office:value-type="float" office:value="2.66727783565" calcext:value-type="float">
            <text:p>2,66727783565</text:p>
          </table:table-cell>
          <table:table-cell office:value-type="float" office:value="-560.9617319277" calcext:value-type="float">
            <text:p>-560,96173192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83.06899321186" calcext:value-type="float">
            <text:p>-83,06899321186</text:p>
          </table:table-cell>
          <table:table-cell office:value-type="float" office:value="13.89631350542" calcext:value-type="float">
            <text:p>13,89631350542</text:p>
          </table:table-cell>
          <table:table-cell office:value-type="float" office:value="-585.948985951" calcext:value-type="float">
            <text:p>-585,94898595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1.84" calcext:value-type="float">
            <text:p>-221,84</text:p>
          </table:table-cell>
          <table:table-cell office:value-type="float" office:value="-64.86166981336" calcext:value-type="float">
            <text:p>-64,86166981336</text:p>
          </table:table-cell>
          <table:table-cell office:value-type="float" office:value="0.93449501627" calcext:value-type="float">
            <text:p>0,93449501627</text:p>
          </table:table-cell>
          <table:table-cell office:value-type="float" office:value="-607.686784402" calcext:value-type="float">
            <text:p>-607,6867844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-37.10567187538" calcext:value-type="float">
            <text:p>-37,10567187538</text:p>
          </table:table-cell>
          <table:table-cell office:value-type="float" office:value="6.63888790573" calcext:value-type="float">
            <text:p>6,63888790573</text:p>
          </table:table-cell>
          <table:table-cell office:value-type="float" office:value="-634.1427714414" calcext:value-type="float">
            <text:p>-634,14277144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19.87" calcext:value-type="float">
            <text:p>-219,87</text:p>
          </table:table-cell>
          <table:table-cell office:value-type="float" office:value="8.41936814571" calcext:value-type="float">
            <text:p>8,41936814571</text:p>
          </table:table-cell>
          <table:table-cell office:value-type="float" office:value="19.17539303736" calcext:value-type="float">
            <text:p>19,17539303736</text:p>
          </table:table-cell>
          <table:table-cell office:value-type="float" office:value="-637.5181030627" calcext:value-type="float">
            <text:p>-637,51810306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34.0776612767" calcext:value-type="float">
            <text:p>34,0776612767</text:p>
          </table:table-cell>
          <table:table-cell office:value-type="float" office:value="29.22002868169" calcext:value-type="float">
            <text:p>29,22002868169</text:p>
          </table:table-cell>
          <table:table-cell office:value-type="float" office:value="-623.2580184146" calcext:value-type="float">
            <text:p>-623,258018414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55.20825406534" calcext:value-type="float">
            <text:p>55,20825406534</text:p>
          </table:table-cell>
          <table:table-cell office:value-type="float" office:value="27.48575699568" calcext:value-type="float">
            <text:p>27,48575699568</text:p>
          </table:table-cell>
          <table:table-cell office:value-type="float" office:value="-611.8298194165" calcext:value-type="float">
            <text:p>-611,829819416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0.93" calcext:value-type="float">
            <text:p>-220,93</text:p>
          </table:table-cell>
          <table:table-cell office:value-type="float" office:value="100.73005302843" calcext:value-type="float">
            <text:p>100,73005302843</text:p>
          </table:table-cell>
          <table:table-cell office:value-type="float" office:value="29.77836471088" calcext:value-type="float">
            <text:p>29,77836471088</text:p>
          </table:table-cell>
          <table:table-cell office:value-type="float" office:value="-590.9593209039" calcext:value-type="float">
            <text:p>-590,959320903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08.8123549129" calcext:value-type="float">
            <text:p>108,8123549129</text:p>
          </table:table-cell>
          <table:table-cell office:value-type="float" office:value="35.83942970375" calcext:value-type="float">
            <text:p>35,83942970375</text:p>
          </table:table-cell>
          <table:table-cell office:value-type="float" office:value="-537.2706102172" calcext:value-type="float">
            <text:p>-537,27061021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97.83724500471" calcext:value-type="float">
            <text:p>97,83724500471</text:p>
          </table:table-cell>
          <table:table-cell office:value-type="float" office:value="27.42650102854" calcext:value-type="float">
            <text:p>27,42650102854</text:p>
          </table:table-cell>
          <table:table-cell office:value-type="float" office:value="-510.4994145758" calcext:value-type="float">
            <text:p>-510,499414575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4.21" calcext:value-type="float">
            <text:p>-224,21</text:p>
          </table:table-cell>
          <table:table-cell office:value-type="float" office:value="158.60914008275" calcext:value-type="float">
            <text:p>158,60914008275</text:p>
          </table:table-cell>
          <table:table-cell office:value-type="float" office:value="29.38986537302" calcext:value-type="float">
            <text:p>29,38986537302</text:p>
          </table:table-cell>
          <table:table-cell office:value-type="float" office:value="-488.1964936703" calcext:value-type="float">
            <text:p>-488,196493670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162.5708067036" calcext:value-type="float">
            <text:p>162,5708067036</text:p>
          </table:table-cell>
          <table:table-cell office:value-type="float" office:value="35.46863394942" calcext:value-type="float">
            <text:p>35,46863394942</text:p>
          </table:table-cell>
          <table:table-cell office:value-type="float" office:value="-403.77949860355" calcext:value-type="float">
            <text:p>-403,7794986035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109.3924261863" calcext:value-type="float">
            <text:p>109,3924261863</text:p>
          </table:table-cell>
          <table:table-cell office:value-type="float" office:value="19.24702706288" calcext:value-type="float">
            <text:p>19,24702706288</text:p>
          </table:table-cell>
          <table:table-cell office:value-type="float" office:value="-371.03597315453" calcext:value-type="float">
            <text:p>-371,035973154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29.16" calcext:value-type="float">
            <text:p>-229,16</text:p>
          </table:table-cell>
          <table:table-cell office:value-type="float" office:value="163.28487319052" calcext:value-type="float">
            <text:p>163,28487319052</text:p>
          </table:table-cell>
          <table:table-cell office:value-type="float" office:value="24.79509717106" calcext:value-type="float">
            <text:p>24,79509717106</text:p>
          </table:table-cell>
          <table:table-cell office:value-type="float" office:value="-356.0711748959" calcext:value-type="float">
            <text:p>-356,071174895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149.39286167336" calcext:value-type="float">
            <text:p>149,39286167336</text:p>
          </table:table-cell>
          <table:table-cell office:value-type="float" office:value="4.13789282011" calcext:value-type="float">
            <text:p>4,13789282011</text:p>
          </table:table-cell>
          <table:table-cell office:value-type="float" office:value="-268.18850434456" calcext:value-type="float">
            <text:p>-268,188504344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65.93266180774" calcext:value-type="float">
            <text:p>65,93266180774</text:p>
          </table:table-cell>
          <table:table-cell office:value-type="float" office:value="-3.90746028492" calcext:value-type="float">
            <text:p>-3,90746028492</text:p>
          </table:table-cell>
          <table:table-cell office:value-type="float" office:value="-274.82673914568" calcext:value-type="float">
            <text:p>-274,8267391456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3.67" calcext:value-type="float">
            <text:p>-233,67</text:p>
          </table:table-cell>
          <table:table-cell office:value-type="float" office:value="136.23109481956" calcext:value-type="float">
            <text:p>136,23109481956</text:p>
          </table:table-cell>
          <table:table-cell office:value-type="float" office:value="15.73693727762" calcext:value-type="float">
            <text:p>15,73693727762</text:p>
          </table:table-cell>
          <table:table-cell office:value-type="float" office:value="-260.74980762785" calcext:value-type="float">
            <text:p>-260,7498076278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124.90793321422" calcext:value-type="float">
            <text:p>124,90793321422</text:p>
          </table:table-cell>
          <table:table-cell office:value-type="float" office:value="-3.91965029909" calcext:value-type="float">
            <text:p>-3,91965029909</text:p>
          </table:table-cell>
          <table:table-cell office:value-type="float" office:value="-160.09465042212" calcext:value-type="float">
            <text:p>-160,0946504221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45.20197212278" calcext:value-type="float">
            <text:p>45,20197212278</text:p>
          </table:table-cell>
          <table:table-cell office:value-type="float" office:value="-9.1655737628" calcext:value-type="float">
            <text:p>-9,1655737628</text:p>
          </table:table-cell>
          <table:table-cell office:value-type="float" office:value="-191.87724091421" calcext:value-type="float">
            <text:p>-191,8772409142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37.09" calcext:value-type="float">
            <text:p>-237,09</text:p>
          </table:table-cell>
          <table:table-cell office:value-type="float" office:value="0" calcext:value-type="float">
            <text:p>0</text:p>
          </table:table-cell>
          <table:table-cell office:value-type="float" office:value="55.10671997796" calcext:value-type="float">
            <text:p>55,10671997796</text:p>
          </table:table-cell>
          <table:table-cell office:value-type="float" office:value="-167.25143255203" calcext:value-type="float">
            <text:p>-167,25143255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0" calcext:value-type="float">
            <text:p>0</text:p>
          </table:table-cell>
          <table:table-cell office:value-type="float" office:value="32.57571796525" calcext:value-type="float">
            <text:p>32,57571796525</text:p>
          </table:table-cell>
          <table:table-cell office:value-type="float" office:value="-149.42002393901" calcext:value-type="float">
            <text:p>-149,420023939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7.39" calcext:value-type="float">
            <text:p>-237,39</text:p>
          </table:table-cell>
          <table:table-cell office:value-type="float" office:value="-18.96268262527" calcext:value-type="float">
            <text:p>-18,96268262527</text:p>
          </table:table-cell>
          <table:table-cell office:value-type="float" office:value="32.71500997432" calcext:value-type="float">
            <text:p>32,71500997432</text:p>
          </table:table-cell>
          <table:table-cell office:value-type="float" office:value="-152.02748149533" calcext:value-type="float">
            <text:p>-152,027481495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22.91636892637" calcext:value-type="float">
            <text:p>-22,91636892637</text:p>
          </table:table-cell>
          <table:table-cell office:value-type="float" office:value="40.44891455353" calcext:value-type="float">
            <text:p>40,44891455353</text:p>
          </table:table-cell>
          <table:table-cell office:value-type="float" office:value="-166.65838600369" calcext:value-type="float">
            <text:p>-166,658386003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34.71361346259" calcext:value-type="float">
            <text:p>-34,71361346259</text:p>
          </table:table-cell>
          <table:table-cell office:value-type="float" office:value="39.9898722416" calcext:value-type="float">
            <text:p>39,9898722416</text:p>
          </table:table-cell>
          <table:table-cell office:value-type="float" office:value="-147.45839450325" calcext:value-type="float">
            <text:p>-147,458394503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89" calcext:value-type="float">
            <text:p>-236,89</text:p>
          </table:table-cell>
          <table:table-cell office:value-type="float" office:value="-126.91047544087" calcext:value-type="float">
            <text:p>-126,91047544087</text:p>
          </table:table-cell>
          <table:table-cell office:value-type="float" office:value="24.62920267464" calcext:value-type="float">
            <text:p>24,62920267464</text:p>
          </table:table-cell>
          <table:table-cell office:value-type="float" office:value="-162.08600179622" calcext:value-type="float">
            <text:p>-162,086001796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134.37579897531" calcext:value-type="float">
            <text:p>-134,37579897531</text:p>
          </table:table-cell>
          <table:table-cell office:value-type="float" office:value="48.33069626453" calcext:value-type="float">
            <text:p>48,33069626453</text:p>
          </table:table-cell>
          <table:table-cell office:value-type="float" office:value="-242.34430807701" calcext:value-type="float">
            <text:p>-242,344308077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93.34856013251" calcext:value-type="float">
            <text:p>-93,34856013251</text:p>
          </table:table-cell>
          <table:table-cell office:value-type="float" office:value="52.66262839903" calcext:value-type="float">
            <text:p>52,66262839903</text:p>
          </table:table-cell>
          <table:table-cell office:value-type="float" office:value="-231.52216165184" calcext:value-type="float">
            <text:p>-231,522161651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32" calcext:value-type="float">
            <text:p>-233,32</text:p>
          </table:table-cell>
          <table:table-cell office:value-type="float" office:value="-181.45397661456" calcext:value-type="float">
            <text:p>-181,45397661456</text:p>
          </table:table-cell>
          <table:table-cell office:value-type="float" office:value="36.0169644914" calcext:value-type="float">
            <text:p>36,0169644914</text:p>
          </table:table-cell>
          <table:table-cell office:value-type="float" office:value="-266.94988523443" calcext:value-type="float">
            <text:p>-266,949885234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213.39234393575" calcext:value-type="float">
            <text:p>-213,39234393575</text:p>
          </table:table-cell>
          <table:table-cell office:value-type="float" office:value="48.56300129629" calcext:value-type="float">
            <text:p>48,56300129629</text:p>
          </table:table-cell>
          <table:table-cell office:value-type="float" office:value="-371.584812794" calcext:value-type="float">
            <text:p>-371,5848127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7.94" calcext:value-type="float">
            <text:p>-227,94</text:p>
          </table:table-cell>
          <table:table-cell office:value-type="float" office:value="-191.30541669694" calcext:value-type="float">
            <text:p>-191,30541669694</text:p>
          </table:table-cell>
          <table:table-cell office:value-type="float" office:value="36.78413876617" calcext:value-type="float">
            <text:p>36,78413876617</text:p>
          </table:table-cell>
          <table:table-cell office:value-type="float" office:value="-419.76993828516" calcext:value-type="float">
            <text:p>-419,769938285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74.24212433045" calcext:value-type="float">
            <text:p>-174,24212433045</text:p>
          </table:table-cell>
          <table:table-cell office:value-type="float" office:value="2.44962454077" calcext:value-type="float">
            <text:p>2,44962454077</text:p>
          </table:table-cell>
          <table:table-cell office:value-type="float" office:value="-501.9399024986" calcext:value-type="float">
            <text:p>-501,939902498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111.73964415765" calcext:value-type="float">
            <text:p>-111,73964415765</text:p>
          </table:table-cell>
          <table:table-cell office:value-type="float" office:value="33.58362905026" calcext:value-type="float">
            <text:p>33,58362905026</text:p>
          </table:table-cell>
          <table:table-cell office:value-type="float" office:value="-556.5328355976" calcext:value-type="float">
            <text:p>-556,5328355976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2.67" calcext:value-type="float">
            <text:p>-222,67</text:p>
          </table:table-cell>
          <table:table-cell office:value-type="float" office:value="-82.52418640021" calcext:value-type="float">
            <text:p>-82,52418640021</text:p>
          </table:table-cell>
          <table:table-cell office:value-type="float" office:value="45.87013934783" calcext:value-type="float">
            <text:p>45,87013934783</text:p>
          </table:table-cell>
          <table:table-cell office:value-type="float" office:value="-572.6441582584" calcext:value-type="float">
            <text:p>-572,64415825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67.3725522806" calcext:value-type="float">
            <text:p>-67,3725522806</text:p>
          </table:table-cell>
          <table:table-cell office:value-type="float" office:value="32.26066468265" calcext:value-type="float">
            <text:p>32,26066468265</text:p>
          </table:table-cell>
          <table:table-cell office:value-type="float" office:value="-602.1298346927" calcext:value-type="float">
            <text:p>-602,12983469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-24.09217202302" calcext:value-type="float">
            <text:p>-24,09217202302</text:p>
          </table:table-cell>
          <table:table-cell office:value-type="float" office:value="40.01918298754" calcext:value-type="float">
            <text:p>40,01918298754</text:p>
          </table:table-cell>
          <table:table-cell office:value-type="float" office:value="-622.7733231286" calcext:value-type="float">
            <text:p>-622,77332312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0.39" calcext:value-type="float">
            <text:p>-220,39</text:p>
          </table:table-cell>
          <table:table-cell office:value-type="float" office:value="20.37019735277" calcext:value-type="float">
            <text:p>20,37019735277</text:p>
          </table:table-cell>
          <table:table-cell office:value-type="float" office:value="50.99158638785" calcext:value-type="float">
            <text:p>50,99158638785</text:p>
          </table:table-cell>
          <table:table-cell office:value-type="float" office:value="-618.3028380091" calcext:value-type="float">
            <text:p>-618,302838009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37.61924673887" calcext:value-type="float">
            <text:p>37,61924673887</text:p>
          </table:table-cell>
          <table:table-cell office:value-type="float" office:value="56.31200547991" calcext:value-type="float">
            <text:p>56,31200547991</text:p>
          </table:table-cell>
          <table:table-cell office:value-type="float" office:value="-600.743473031" calcext:value-type="float">
            <text:p>-600,74347303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53.91990303003" calcext:value-type="float">
            <text:p>53,91990303003</text:p>
          </table:table-cell>
          <table:table-cell office:value-type="float" office:value="55.84655530004" calcext:value-type="float">
            <text:p>55,84655530004</text:p>
          </table:table-cell>
          <table:table-cell office:value-type="float" office:value="-591.6936319728" calcext:value-type="float">
            <text:p>-591,693631972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1.46" calcext:value-type="float">
            <text:p>-221,46</text:p>
          </table:table-cell>
          <table:table-cell office:value-type="float" office:value="100.63391189098" calcext:value-type="float">
            <text:p>100,63391189098</text:p>
          </table:table-cell>
          <table:table-cell office:value-type="float" office:value="56.15837466215" calcext:value-type="float">
            <text:p>56,15837466215</text:p>
          </table:table-cell>
          <table:table-cell office:value-type="float" office:value="-570.3996811523" calcext:value-type="float">
            <text:p>-570,399681152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08.06782661066" calcext:value-type="float">
            <text:p>108,06782661066</text:p>
          </table:table-cell>
          <table:table-cell office:value-type="float" office:value="56.28424635682" calcext:value-type="float">
            <text:p>56,28424635682</text:p>
          </table:table-cell>
          <table:table-cell office:value-type="float" office:value="-517.5094118374" calcext:value-type="float">
            <text:p>-517,50941183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97.01526241911" calcext:value-type="float">
            <text:p>97,01526241911</text:p>
          </table:table-cell>
          <table:table-cell office:value-type="float" office:value="60.19204188026" calcext:value-type="float">
            <text:p>60,19204188026</text:p>
          </table:table-cell>
          <table:table-cell office:value-type="float" office:value="-494.7735300242" calcext:value-type="float">
            <text:p>-494,77353002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4.62" calcext:value-type="float">
            <text:p>-224,62</text:p>
          </table:table-cell>
          <table:table-cell office:value-type="float" office:value="155.163802282" calcext:value-type="float">
            <text:p>155,163802282</text:p>
          </table:table-cell>
          <table:table-cell office:value-type="float" office:value="67.59551682561" calcext:value-type="float">
            <text:p>67,59551682561</text:p>
          </table:table-cell>
          <table:table-cell office:value-type="float" office:value="-469.4500184779" calcext:value-type="float">
            <text:p>-469,45001847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158.14738475389" calcext:value-type="float">
            <text:p>158,14738475389</text:p>
          </table:table-cell>
          <table:table-cell office:value-type="float" office:value="49.15087584328" calcext:value-type="float">
            <text:p>49,15087584328</text:p>
          </table:table-cell>
          <table:table-cell office:value-type="float" office:value="-391.92265222274" calcext:value-type="float">
            <text:p>-391,9226522227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118.93827467583" calcext:value-type="float">
            <text:p>118,93827467583</text:p>
          </table:table-cell>
          <table:table-cell office:value-type="float" office:value="51.85316312059" calcext:value-type="float">
            <text:p>51,85316312059</text:p>
          </table:table-cell>
          <table:table-cell office:value-type="float" office:value="-369.05851343983" calcext:value-type="float">
            <text:p>-369,058513439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29.27" calcext:value-type="float">
            <text:p>-229,27</text:p>
          </table:table-cell>
          <table:table-cell office:value-type="float" office:value="154.65310589998" calcext:value-type="float">
            <text:p>154,65310589998</text:p>
          </table:table-cell>
          <table:table-cell office:value-type="float" office:value="85.70330832051" calcext:value-type="float">
            <text:p>85,70330832051</text:p>
          </table:table-cell>
          <table:table-cell office:value-type="float" office:value="-332.01609767949" calcext:value-type="float">
            <text:p>-332,0160976794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27.28936836362" calcext:value-type="float">
            <text:p>127,28936836362</text:p>
          </table:table-cell>
          <table:table-cell office:value-type="float" office:value="31.75840007911" calcext:value-type="float">
            <text:p>31,75840007911</text:p>
          </table:table-cell>
          <table:table-cell office:value-type="float" office:value="-257.72679826896" calcext:value-type="float">
            <text:p>-257,726798268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78.85287000518" calcext:value-type="float">
            <text:p>78,85287000518</text:p>
          </table:table-cell>
          <table:table-cell office:value-type="float" office:value="23.82236274296" calcext:value-type="float">
            <text:p>23,82236274296</text:p>
          </table:table-cell>
          <table:table-cell office:value-type="float" office:value="-268.02618021918" calcext:value-type="float">
            <text:p>-268,026180219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3.6" calcext:value-type="float">
            <text:p>-233,6</text:p>
          </table:table-cell>
          <table:table-cell office:value-type="float" office:value="131.39240885707" calcext:value-type="float">
            <text:p>131,39240885707</text:p>
          </table:table-cell>
          <table:table-cell office:value-type="float" office:value="71.82667620713" calcext:value-type="float">
            <text:p>71,82667620713</text:p>
          </table:table-cell>
          <table:table-cell office:value-type="float" office:value="-235.72277015628" calcext:value-type="float">
            <text:p>-235,7227701562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102.6938066141" calcext:value-type="float">
            <text:p>102,6938066141</text:p>
          </table:table-cell>
          <table:table-cell office:value-type="float" office:value="8.39933131465" calcext:value-type="float">
            <text:p>8,39933131465</text:p>
          </table:table-cell>
          <table:table-cell office:value-type="float" office:value="-155.86301650841" calcext:value-type="float">
            <text:p>-155,863016508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6.95" calcext:value-type="float">
            <text:p>-236,95</text:p>
          </table:table-cell>
          <table:table-cell office:value-type="float" office:value="86.41241607847" calcext:value-type="float">
            <text:p>86,41241607847</text:p>
          </table:table-cell>
          <table:table-cell office:value-type="float" office:value="2.24016057348" calcext:value-type="float">
            <text:p>2,24016057348</text:p>
          </table:table-cell>
          <table:table-cell office:value-type="float" office:value="-189.19092482555" calcext:value-type="float">
            <text:p>-189,190924825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39.28" calcext:value-type="float">
            <text:p>-239,28</text:p>
          </table:table-cell>
          <table:table-cell office:value-type="float" office:value="0" calcext:value-type="float">
            <text:p>0</text:p>
          </table:table-cell>
          <table:table-cell office:value-type="float" office:value="65.95471307755" calcext:value-type="float">
            <text:p>65,95471307755</text:p>
          </table:table-cell>
          <table:table-cell office:value-type="float" office:value="-121.89908041062" calcext:value-type="float">
            <text:p>-121,89908041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0" calcext:value-type="float">
            <text:p>0</text:p>
          </table:table-cell>
          <table:table-cell office:value-type="float" office:value="27.38948621591" calcext:value-type="float">
            <text:p>27,38948621591</text:p>
          </table:table-cell>
          <table:table-cell office:value-type="float" office:value="-135.32307296255" calcext:value-type="float">
            <text:p>-135,32307296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69" calcext:value-type="float">
            <text:p>-237,69</text:p>
          </table:table-cell>
          <table:table-cell office:value-type="float" office:value="-14.97302785255" calcext:value-type="float">
            <text:p>-14,97302785255</text:p>
          </table:table-cell>
          <table:table-cell office:value-type="float" office:value="25.99376750305" calcext:value-type="float">
            <text:p>25,99376750305</text:p>
          </table:table-cell>
          <table:table-cell office:value-type="float" office:value="-137.92183994954" calcext:value-type="float">
            <text:p>-137,921839949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21.45304933004" calcext:value-type="float">
            <text:p>-21,45304933004</text:p>
          </table:table-cell>
          <table:table-cell office:value-type="float" office:value="34.7453874575" calcext:value-type="float">
            <text:p>34,7453874575</text:p>
          </table:table-cell>
          <table:table-cell office:value-type="float" office:value="-148.01172588101" calcext:value-type="float">
            <text:p>-148,011725881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50.17118060839" calcext:value-type="float">
            <text:p>-50,17118060839</text:p>
          </table:table-cell>
          <table:table-cell office:value-type="float" office:value="26.0778592667" calcext:value-type="float">
            <text:p>26,0778592667</text:p>
          </table:table-cell>
          <table:table-cell office:value-type="float" office:value="-128.82532015951" calcext:value-type="float">
            <text:p>-128,825320159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7.33" calcext:value-type="float">
            <text:p>-237,33</text:p>
          </table:table-cell>
          <table:table-cell office:value-type="float" office:value="-120.58670465132" calcext:value-type="float">
            <text:p>-120,58670465132</text:p>
          </table:table-cell>
          <table:table-cell office:value-type="float" office:value="-13.09089923525" calcext:value-type="float">
            <text:p>-13,09089923525</text:p>
          </table:table-cell>
          <table:table-cell office:value-type="float" office:value="-163.14322144882" calcext:value-type="float">
            <text:p>-163,143221448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15.43282427207" calcext:value-type="float">
            <text:p>-115,43282427207</text:p>
          </table:table-cell>
          <table:table-cell office:value-type="float" office:value="41.09633608953" calcext:value-type="float">
            <text:p>41,09633608953</text:p>
          </table:table-cell>
          <table:table-cell office:value-type="float" office:value="-225.81091589987" calcext:value-type="float">
            <text:p>-225,810915899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06.69739416546" calcext:value-type="float">
            <text:p>-106,69739416546</text:p>
          </table:table-cell>
          <table:table-cell office:value-type="float" office:value="38.04362018957" calcext:value-type="float">
            <text:p>38,04362018957</text:p>
          </table:table-cell>
          <table:table-cell office:value-type="float" office:value="-215.97064000538" calcext:value-type="float">
            <text:p>-215,970640005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9" calcext:value-type="float">
            <text:p>-233,9</text:p>
          </table:table-cell>
          <table:table-cell office:value-type="float" office:value="-178.35620937994" calcext:value-type="float">
            <text:p>-178,35620937994</text:p>
          </table:table-cell>
          <table:table-cell office:value-type="float" office:value="-1.54671736058" calcext:value-type="float">
            <text:p>-1,54671736058</text:p>
          </table:table-cell>
          <table:table-cell office:value-type="float" office:value="-266.74611749391" calcext:value-type="float">
            <text:p>-266,746117493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195.81758887005" calcext:value-type="float">
            <text:p>-195,81758887005</text:p>
          </table:table-cell>
          <table:table-cell office:value-type="float" office:value="51.36540166803" calcext:value-type="float">
            <text:p>51,36540166803</text:p>
          </table:table-cell>
          <table:table-cell office:value-type="float" office:value="-355.95428016876" calcext:value-type="float">
            <text:p>-355,954280168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8.62" calcext:value-type="float">
            <text:p>-228,62</text:p>
          </table:table-cell>
          <table:table-cell office:value-type="float" office:value="-199.75688963197" calcext:value-type="float">
            <text:p>-199,75688963197</text:p>
          </table:table-cell>
          <table:table-cell office:value-type="float" office:value="70.33742392714" calcext:value-type="float">
            <text:p>70,33742392714</text:p>
          </table:table-cell>
          <table:table-cell office:value-type="float" office:value="-402.54886614266" calcext:value-type="float">
            <text:p>-402,548866142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172.4854082729" calcext:value-type="float">
            <text:p>-172,4854082729</text:p>
          </table:table-cell>
          <table:table-cell office:value-type="float" office:value="65.61122453868" calcext:value-type="float">
            <text:p>65,61122453868</text:p>
          </table:table-cell>
          <table:table-cell office:value-type="float" office:value="-492.3562470675" calcext:value-type="float">
            <text:p>-492,35624706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96.33826528617" calcext:value-type="float">
            <text:p>-96,33826528617</text:p>
          </table:table-cell>
          <table:table-cell office:value-type="float" office:value="80.88889406679" calcext:value-type="float">
            <text:p>80,88889406679</text:p>
          </table:table-cell>
          <table:table-cell office:value-type="float" office:value="-531.8306730264" calcext:value-type="float">
            <text:p>-531,830673026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3.48" calcext:value-type="float">
            <text:p>-223,48</text:p>
          </table:table-cell>
          <table:table-cell office:value-type="float" office:value="-84.39195757947" calcext:value-type="float">
            <text:p>-84,39195757947</text:p>
          </table:table-cell>
          <table:table-cell office:value-type="float" office:value="82.82542792761" calcext:value-type="float">
            <text:p>82,82542792761</text:p>
          </table:table-cell>
          <table:table-cell office:value-type="float" office:value="-545.7772234695" calcext:value-type="float">
            <text:p>-545,7772234695</text:p>
          </table:table-cell>
        </table:table-row>
        <table:table-row table:style-name="ro1"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70.71262617365" calcext:value-type="float">
            <text:p>-70,71262617365</text:p>
          </table:table-cell>
          <table:table-cell office:value-type="float" office:value="73.08501239685" calcext:value-type="float">
            <text:p>73,08501239685</text:p>
          </table:table-cell>
          <table:table-cell office:value-type="float" office:value="-582.2593134514" calcext:value-type="float">
            <text:p>-582,25931345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-18.37475021507" calcext:value-type="float">
            <text:p>-18,37475021507</text:p>
          </table:table-cell>
          <table:table-cell office:value-type="float" office:value="75.25645302405" calcext:value-type="float">
            <text:p>75,25645302405</text:p>
          </table:table-cell>
          <table:table-cell office:value-type="float" office:value="-600.3352734473" calcext:value-type="float">
            <text:p>-600,33527344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1.13" calcext:value-type="float">
            <text:p>-221,13</text:p>
          </table:table-cell>
          <table:table-cell office:value-type="float" office:value="24.71219063808" calcext:value-type="float">
            <text:p>24,71219063808</text:p>
          </table:table-cell>
          <table:table-cell office:value-type="float" office:value="78.77789764503" calcext:value-type="float">
            <text:p>78,77789764503</text:p>
          </table:table-cell>
          <table:table-cell office:value-type="float" office:value="-593.0080309244" calcext:value-type="float">
            <text:p>-593,00803092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38.93263018889" calcext:value-type="float">
            <text:p>38,93263018889</text:p>
          </table:table-cell>
          <table:table-cell office:value-type="float" office:value="77.29386526402" calcext:value-type="float">
            <text:p>77,29386526402</text:p>
          </table:table-cell>
          <table:table-cell office:value-type="float" office:value="-576.9971806127" calcext:value-type="float">
            <text:p>-576,99718061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55.05462320269" calcext:value-type="float">
            <text:p>55,05462320269</text:p>
          </table:table-cell>
          <table:table-cell office:value-type="float" office:value="80.22162769426" calcext:value-type="float">
            <text:p>80,22162769426</text:p>
          </table:table-cell>
          <table:table-cell office:value-type="float" office:value="-570.4245048734" calcext:value-type="float">
            <text:p>-570,42450487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2.26" calcext:value-type="float">
            <text:p>-222,26</text:p>
          </table:table-cell>
          <table:table-cell office:value-type="float" office:value="101.16774408521" calcext:value-type="float">
            <text:p>101,16774408521</text:p>
          </table:table-cell>
          <table:table-cell office:value-type="float" office:value="86.31514766334" calcext:value-type="float">
            <text:p>86,31514766334</text:p>
          </table:table-cell>
          <table:table-cell office:value-type="float" office:value="-545.9703622456" calcext:value-type="float">
            <text:p>-545,97036224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12.84602213101" calcext:value-type="float">
            <text:p>112,84602213101</text:p>
          </table:table-cell>
          <table:table-cell office:value-type="float" office:value="81.49687668527" calcext:value-type="float">
            <text:p>81,49687668527</text:p>
          </table:table-cell>
          <table:table-cell office:value-type="float" office:value="-495.2508525766" calcext:value-type="float">
            <text:p>-495,25085257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09.14851542861" calcext:value-type="float">
            <text:p>109,14851542861</text:p>
          </table:table-cell>
          <table:table-cell office:value-type="float" office:value="94.6340876766" calcext:value-type="float">
            <text:p>94,6340876766</text:p>
          </table:table-cell>
          <table:table-cell office:value-type="float" office:value="-472.5673035254" calcext:value-type="float">
            <text:p>-472,56730352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5.49" calcext:value-type="float">
            <text:p>-225,49</text:p>
          </table:table-cell>
          <table:table-cell office:value-type="float" office:value="147.56797404577" calcext:value-type="float">
            <text:p>147,56797404577</text:p>
          </table:table-cell>
          <table:table-cell office:value-type="float" office:value="118.23078457391" calcext:value-type="float">
            <text:p>118,23078457391</text:p>
          </table:table-cell>
          <table:table-cell office:value-type="float" office:value="-432.53201198581" calcext:value-type="float">
            <text:p>-432,5320119858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146.82845299858" calcext:value-type="float">
            <text:p>146,82845299858</text:p>
          </table:table-cell>
          <table:table-cell office:value-type="float" office:value="76.22166465128" calcext:value-type="float">
            <text:p>76,22166465128</text:p>
          </table:table-cell>
          <table:table-cell office:value-type="float" office:value="-367.05671427735" calcext:value-type="float">
            <text:p>-367,056714277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29.77" calcext:value-type="float">
            <text:p>-229,77</text:p>
          </table:table-cell>
          <table:table-cell office:value-type="float" office:value="145.94485866353" calcext:value-type="float">
            <text:p>145,94485866353</text:p>
          </table:table-cell>
          <table:table-cell office:value-type="float" office:value="68.54538482639" calcext:value-type="float">
            <text:p>68,54538482639</text:p>
          </table:table-cell>
          <table:table-cell office:value-type="float" office:value="-344.04302396565" calcext:value-type="float">
            <text:p>-344,0430239656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43.19011014904" calcext:value-type="float">
            <text:p>143,19011014904</text:p>
          </table:table-cell>
          <table:table-cell office:value-type="float" office:value="99.17591077207" calcext:value-type="float">
            <text:p>99,17591077207</text:p>
          </table:table-cell>
          <table:table-cell office:value-type="float" office:value="-276.78847699079" calcext:value-type="float">
            <text:p>-276,7884769907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87.51191609581" calcext:value-type="float">
            <text:p>87,51191609581</text:p>
          </table:table-cell>
          <table:table-cell office:value-type="float" office:value="46.4114953754" calcext:value-type="float">
            <text:p>46,4114953754</text:p>
          </table:table-cell>
          <table:table-cell office:value-type="float" office:value="-234.47132269618" calcext:value-type="float">
            <text:p>-234,4713226961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3.8" calcext:value-type="float">
            <text:p>-233,8</text:p>
          </table:table-cell>
          <table:table-cell office:value-type="float" office:value="106.00093789087" calcext:value-type="float">
            <text:p>106,00093789087</text:p>
          </table:table-cell>
          <table:table-cell office:value-type="float" office:value="40.77022020511" calcext:value-type="float">
            <text:p>40,77022020511</text:p>
          </table:table-cell>
          <table:table-cell office:value-type="float" office:value="-248.28154898767" calcext:value-type="float">
            <text:p>-248,281548987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20.80806339125" calcext:value-type="float">
            <text:p>120,80806339125</text:p>
          </table:table-cell>
          <table:table-cell office:value-type="float" office:value="84.06108470175" calcext:value-type="float">
            <text:p>84,06108470175</text:p>
          </table:table-cell>
          <table:table-cell office:value-type="float" office:value="-184.03046034022" calcext:value-type="float">
            <text:p>-184,0304603402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55.32141762546" calcext:value-type="float">
            <text:p>55,32141762546</text:p>
          </table:table-cell>
          <table:table-cell office:value-type="float" office:value="20.08146047355" calcext:value-type="float">
            <text:p>20,08146047355</text:p>
          </table:table-cell>
          <table:table-cell office:value-type="float" office:value="-148.24727057918" calcext:value-type="float">
            <text:p>-148,2472705791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6.97" calcext:value-type="float">
            <text:p>-236,97</text:p>
          </table:table-cell>
          <table:table-cell office:value-type="float" office:value="102.75735388568" calcext:value-type="float">
            <text:p>102,75735388568</text:p>
          </table:table-cell>
          <table:table-cell office:value-type="float" office:value="14.70529630614" calcext:value-type="float">
            <text:p>14,70529630614</text:p>
          </table:table-cell>
          <table:table-cell office:value-type="float" office:value="-183.95987701004" calcext:value-type="float">
            <text:p>-183,959877010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39.23" calcext:value-type="float">
            <text:p>-239,23</text:p>
          </table:table-cell>
          <table:table-cell office:value-type="float" office:value="0" calcext:value-type="float">
            <text:p>0</text:p>
          </table:table-cell>
          <table:table-cell office:value-type="float" office:value="37.57352061773" calcext:value-type="float">
            <text:p>37,57352061773</text:p>
          </table:table-cell>
          <table:table-cell office:value-type="float" office:value="-95.16201082057" calcext:value-type="float">
            <text:p>-95,16201082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0" calcext:value-type="float">
            <text:p>0</text:p>
          </table:table-cell>
          <table:table-cell office:value-type="float" office:value="28.47088820129" calcext:value-type="float">
            <text:p>28,47088820129</text:p>
          </table:table-cell>
          <table:table-cell office:value-type="float" office:value="-128.52231072924" calcext:value-type="float">
            <text:p>-128,52231072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84" calcext:value-type="float">
            <text:p>-237,84</text:p>
          </table:table-cell>
          <table:table-cell office:value-type="float" office:value="-11.60678138368" calcext:value-type="float">
            <text:p>-11,60678138368</text:p>
          </table:table-cell>
          <table:table-cell office:value-type="float" office:value="24.53658652444" calcext:value-type="float">
            <text:p>24,53658652444</text:p>
          </table:table-cell>
          <table:table-cell office:value-type="float" office:value="-131.60785670625" calcext:value-type="float">
            <text:p>-131,60785670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22.83227716272" calcext:value-type="float">
            <text:p>-22,83227716272</text:p>
          </table:table-cell>
          <table:table-cell office:value-type="float" office:value="34.71890805853" calcext:value-type="float">
            <text:p>34,71890805853</text:p>
          </table:table-cell>
          <table:table-cell office:value-type="float" office:value="-137.36657197229" calcext:value-type="float">
            <text:p>-137,366571972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59" calcext:value-type="float">
            <text:p>-237,59</text:p>
          </table:table-cell>
          <table:table-cell office:value-type="float" office:value="-82.54990015534" calcext:value-type="float">
            <text:p>-82,54990015534</text:p>
          </table:table-cell>
          <table:table-cell office:value-type="float" office:value="27.99723091739" calcext:value-type="float">
            <text:p>27,99723091739</text:p>
          </table:table-cell>
          <table:table-cell office:value-type="float" office:value="-127.68531176529" calcext:value-type="float">
            <text:p>-127,685311765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11.89199861804" calcext:value-type="float">
            <text:p>-111,89199861804</text:p>
          </table:table-cell>
          <table:table-cell office:value-type="float" office:value="-1.40869362868" calcext:value-type="float">
            <text:p>-1,40869362868</text:p>
          </table:table-cell>
          <table:table-cell office:value-type="float" office:value="-190.07743270116" calcext:value-type="float">
            <text:p>-190,077432701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83.24127959538" calcext:value-type="float">
            <text:p>-83,24127959538</text:p>
          </table:table-cell>
          <table:table-cell office:value-type="float" office:value="51.19230250617" calcext:value-type="float">
            <text:p>51,19230250617</text:p>
          </table:table-cell>
          <table:table-cell office:value-type="float" office:value="-217.05013254972" calcext:value-type="float">
            <text:p>-217,050132549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65" calcext:value-type="float">
            <text:p>-234,65</text:p>
          </table:table-cell>
          <table:table-cell office:value-type="float" office:value="-135.99161358262" calcext:value-type="float">
            <text:p>-135,99161358262</text:p>
          </table:table-cell>
          <table:table-cell office:value-type="float" office:value="47.53310026121" calcext:value-type="float">
            <text:p>47,53310026121</text:p>
          </table:table-cell>
          <table:table-cell office:value-type="float" office:value="-211.67400855886" calcext:value-type="float">
            <text:p>-211,674008558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168.13219518099" calcext:value-type="float">
            <text:p>-168,13219518099</text:p>
          </table:table-cell>
          <table:table-cell office:value-type="float" office:value="14.8733269381" calcext:value-type="float">
            <text:p>14,8733269381</text:p>
          </table:table-cell>
          <table:table-cell office:value-type="float" office:value="-289.31376011621" calcext:value-type="float">
            <text:p>-289,313760116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141.50820269292" calcext:value-type="float">
            <text:p>-141,50820269292</text:p>
          </table:table-cell>
          <table:table-cell office:value-type="float" office:value="65.48008886305" calcext:value-type="float">
            <text:p>65,48008886305</text:p>
          </table:table-cell>
          <table:table-cell office:value-type="float" office:value="-340.95468865871" calcext:value-type="float">
            <text:p>-340,954688658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9.96" calcext:value-type="float">
            <text:p>-229,96</text:p>
          </table:table-cell>
          <table:table-cell office:value-type="float" office:value="-177.05959382629" calcext:value-type="float">
            <text:p>-177,05959382629</text:p>
          </table:table-cell>
          <table:table-cell office:value-type="float" office:value="84.17404818714" calcext:value-type="float">
            <text:p>84,17404818714</text:p>
          </table:table-cell>
          <table:table-cell office:value-type="float" office:value="-369.40385126714" calcext:value-type="float">
            <text:p>-369,403851267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163.6906541908" calcext:value-type="float">
            <text:p>-163,6906541908</text:p>
          </table:table-cell>
          <table:table-cell office:value-type="float" office:value="105.14187338209" calcext:value-type="float">
            <text:p>105,14187338209</text:p>
          </table:table-cell>
          <table:table-cell office:value-type="float" office:value="-449.4717966997" calcext:value-type="float">
            <text:p>-449,471796699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94.52544076872" calcext:value-type="float">
            <text:p>-94,52544076872</text:p>
          </table:table-cell>
          <table:table-cell office:value-type="float" office:value="113.48940311811" calcext:value-type="float">
            <text:p>113,48940311811</text:p>
          </table:table-cell>
          <table:table-cell office:value-type="float" office:value="-478.4382673138" calcext:value-type="float">
            <text:p>-478,43826731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4.83" calcext:value-type="float">
            <text:p>-224,83</text:p>
          </table:table-cell>
          <table:table-cell office:value-type="float" office:value="-90.32806807015" calcext:value-type="float">
            <text:p>-90,32806807015</text:p>
          </table:table-cell>
          <table:table-cell office:value-type="float" office:value="105.65299469285" calcext:value-type="float">
            <text:p>105,65299469285</text:p>
          </table:table-cell>
          <table:table-cell office:value-type="float" office:value="-499.6967366294" calcext:value-type="float">
            <text:p>-499,696736629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74.94152722905" calcext:value-type="float">
            <text:p>-74,94152722905</text:p>
          </table:table-cell>
          <table:table-cell office:value-type="float" office:value="103.99674146772" calcext:value-type="float">
            <text:p>103,99674146772</text:p>
          </table:table-cell>
          <table:table-cell office:value-type="float" office:value="-544.4935575586" calcext:value-type="float">
            <text:p>-544,4935575586</text:p>
          </table:table-cell>
        </table:table-row>
        <table:table-row table:style-name="ro1">
          <table:table-cell table:number-columns-repeated="2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-18.39928677484" calcext:value-type="float">
            <text:p>-18,39928677484</text:p>
          </table:table-cell>
          <table:table-cell office:value-type="float" office:value="107.94396342926" calcext:value-type="float">
            <text:p>107,94396342926</text:p>
          </table:table-cell>
          <table:table-cell office:value-type="float" office:value="-563.78796458" calcext:value-type="float">
            <text:p>-563,787964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2.11" calcext:value-type="float">
            <text:p>-222,11</text:p>
          </table:table-cell>
          <table:table-cell office:value-type="float" office:value="22.40760959274" calcext:value-type="float">
            <text:p>22,40760959274</text:p>
          </table:table-cell>
          <table:table-cell office:value-type="float" office:value="108.61398209747" calcext:value-type="float">
            <text:p>108,61398209747</text:p>
          </table:table-cell>
          <table:table-cell office:value-type="float" office:value="-557.9510045177" calcext:value-type="float">
            <text:p>-557,951004517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39.0629767881" calcext:value-type="float">
            <text:p>39,0629767881</text:p>
          </table:table-cell>
          <table:table-cell office:value-type="float" office:value="101.94442722912" calcext:value-type="float">
            <text:p>101,94442722912</text:p>
          </table:table-cell>
          <table:table-cell office:value-type="float" office:value="-545.9052286512" calcext:value-type="float">
            <text:p>-545,90522865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62.94118542935" calcext:value-type="float">
            <text:p>62,94118542935</text:p>
          </table:table-cell>
          <table:table-cell office:value-type="float" office:value="111.41409963315" calcext:value-type="float">
            <text:p>111,41409963315</text:p>
          </table:table-cell>
          <table:table-cell office:value-type="float" office:value="-537.1534459705" calcext:value-type="float">
            <text:p>-537,15344597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3.06" calcext:value-type="float">
            <text:p>-223,06</text:p>
          </table:table-cell>
          <table:table-cell office:value-type="float" office:value="101.90916088199" calcext:value-type="float">
            <text:p>101,90916088199</text:p>
          </table:table-cell>
          <table:table-cell office:value-type="float" office:value="128.82422475373" calcext:value-type="float">
            <text:p>128,82422475373</text:p>
          </table:table-cell>
          <table:table-cell office:value-type="float" office:value="-505.4997050859" calcext:value-type="float">
            <text:p>-505,49970508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16.38676662392" calcext:value-type="float">
            <text:p>116,38676662392</text:p>
          </table:table-cell>
          <table:table-cell office:value-type="float" office:value="109.28328696979" calcext:value-type="float">
            <text:p>109,28328696979</text:p>
          </table:table-cell>
          <table:table-cell office:value-type="float" office:value="-459.6436817128" calcext:value-type="float">
            <text:p>-459,6436817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26.13" calcext:value-type="float">
            <text:p>-226,13</text:p>
          </table:table-cell>
          <table:table-cell office:value-type="float" office:value="133.74917035264" calcext:value-type="float">
            <text:p>133,74917035264</text:p>
          </table:table-cell>
          <table:table-cell office:value-type="float" office:value="109.58411878616" calcext:value-type="float">
            <text:p>109,58411878616</text:p>
          </table:table-cell>
          <table:table-cell office:value-type="float" office:value="-430.34451882928" calcext:value-type="float">
            <text:p>-430,3445188292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136.75137930157" calcext:value-type="float">
            <text:p>136,75137930157</text:p>
          </table:table-cell>
          <table:table-cell office:value-type="float" office:value="127.61452081886" calcext:value-type="float">
            <text:p>127,61452081886</text:p>
          </table:table-cell>
          <table:table-cell office:value-type="float" office:value="-369.60131456628" calcext:value-type="float">
            <text:p>-369,6013145662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108.46198500637" calcext:value-type="float">
            <text:p>108,46198500637</text:p>
          </table:table-cell>
          <table:table-cell office:value-type="float" office:value="86.16333695552" calcext:value-type="float">
            <text:p>86,16333695552</text:p>
          </table:table-cell>
          <table:table-cell office:value-type="float" office:value="-329.21483203717" calcext:value-type="float">
            <text:p>-329,2148320371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0.21" calcext:value-type="float">
            <text:p>-230,21</text:p>
          </table:table-cell>
          <table:table-cell office:value-type="float" office:value="141.89252079662" calcext:value-type="float">
            <text:p>141,89252079662</text:p>
          </table:table-cell>
          <table:table-cell office:value-type="float" office:value="67.87060472077" calcext:value-type="float">
            <text:p>67,87060472077</text:p>
          </table:table-cell>
          <table:table-cell office:value-type="float" office:value="-315.43656984974" calcext:value-type="float">
            <text:p>-315,4365698497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32.5192164041" calcext:value-type="float">
            <text:p>132,5192164041</text:p>
          </table:table-cell>
          <table:table-cell office:value-type="float" office:value="70.18271444757" calcext:value-type="float">
            <text:p>70,18271444757</text:p>
          </table:table-cell>
          <table:table-cell office:value-type="float" office:value="-239.13118781741" calcext:value-type="float">
            <text:p>-239,131187817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68.88367779666" calcext:value-type="float">
            <text:p>68,88367779666</text:p>
          </table:table-cell>
          <table:table-cell office:value-type="float" office:value="50.47623814491" calcext:value-type="float">
            <text:p>50,47623814491</text:p>
          </table:table-cell>
          <table:table-cell office:value-type="float" office:value="-214.36169581257" calcext:value-type="float">
            <text:p>-214,3616958125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116.50245933153" calcext:value-type="float">
            <text:p>116,50245933153</text:p>
          </table:table-cell>
          <table:table-cell office:value-type="float" office:value="58.5218113905" calcext:value-type="float">
            <text:p>58,5218113905</text:p>
          </table:table-cell>
          <table:table-cell office:value-type="float" office:value="-227.29423704372" calcext:value-type="float">
            <text:p>-227,2942370437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10.70364912551" calcext:value-type="float">
            <text:p>110,70364912551</text:p>
          </table:table-cell>
          <table:table-cell office:value-type="float" office:value="54.65980456486" calcext:value-type="float">
            <text:p>54,65980456486</text:p>
          </table:table-cell>
          <table:table-cell office:value-type="float" office:value="-152.78332252647" calcext:value-type="float">
            <text:p>-152,7833225264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33.33801821849" calcext:value-type="float">
            <text:p>33,33801821849</text:p>
          </table:table-cell>
          <table:table-cell office:value-type="float" office:value="26.71345305083" calcext:value-type="float">
            <text:p>26,71345305083</text:p>
          </table:table-cell>
          <table:table-cell office:value-type="float" office:value="-147.48516797661" calcext:value-type="float">
            <text:p>-147,4851679766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7.2" calcext:value-type="float">
            <text:p>-237,2</text:p>
          </table:table-cell>
          <table:table-cell office:value-type="float" office:value="103.90447626754" calcext:value-type="float">
            <text:p>103,90447626754</text:p>
          </table:table-cell>
          <table:table-cell office:value-type="float" office:value="39.45714335379" calcext:value-type="float">
            <text:p>39,45714335379</text:p>
          </table:table-cell>
          <table:table-cell office:value-type="float" office:value="-174.03476036225" calcext:value-type="float">
            <text:p>-174,034760362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39.59" calcext:value-type="float">
            <text:p>-239,59</text:p>
          </table:table-cell>
          <table:table-cell office:value-type="float" office:value="0" calcext:value-type="float">
            <text:p>0</text:p>
          </table:table-cell>
          <table:table-cell office:value-type="float" office:value="20.38492257458" calcext:value-type="float">
            <text:p>20,38492257458</text:p>
          </table:table-cell>
          <table:table-cell office:value-type="float" office:value="-82.94885356618" calcext:value-type="float">
            <text:p>-82,94885356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3" calcext:value-type="float">
            <text:p>-238,3</text:p>
          </table:table-cell>
          <table:table-cell office:value-type="float" office:value="0" calcext:value-type="float">
            <text:p>0</text:p>
          </table:table-cell>
          <table:table-cell office:value-type="float" office:value="32.49065262728" calcext:value-type="float">
            <text:p>32,49065262728</text:p>
          </table:table-cell>
          <table:table-cell office:value-type="float" office:value="-120.59921899574" calcext:value-type="float">
            <text:p>-120,599218995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8.72500799531" calcext:value-type="float">
            <text:p>-8,72500799531</text:p>
          </table:table-cell>
          <table:table-cell office:value-type="float" office:value="32.08424747644" calcext:value-type="float">
            <text:p>32,08424747644</text:p>
          </table:table-cell>
          <table:table-cell office:value-type="float" office:value="-125.8438193267" calcext:value-type="float">
            <text:p>-125,84381932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17.99240493709" calcext:value-type="float">
            <text:p>-17,99240493709</text:p>
          </table:table-cell>
          <table:table-cell office:value-type="float" office:value="39.80451276783" calcext:value-type="float">
            <text:p>39,80451276783</text:p>
          </table:table-cell>
          <table:table-cell office:value-type="float" office:value="-126.28985709541" calcext:value-type="float">
            <text:p>-126,289857095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8.09" calcext:value-type="float">
            <text:p>-238,09</text:p>
          </table:table-cell>
          <table:table-cell office:value-type="float" office:value="-86.29878234049" calcext:value-type="float">
            <text:p>-86,29878234049</text:p>
          </table:table-cell>
          <table:table-cell office:value-type="float" office:value="40.87175990374" calcext:value-type="float">
            <text:p>40,87175990374</text:p>
          </table:table-cell>
          <table:table-cell office:value-type="float" office:value="-121.17169779899" calcext:value-type="float">
            <text:p>-121,171697798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97.39163306254" calcext:value-type="float">
            <text:p>-97,39163306254</text:p>
          </table:table-cell>
          <table:table-cell office:value-type="float" office:value="49.83834531943" calcext:value-type="float">
            <text:p>49,83834531943</text:p>
          </table:table-cell>
          <table:table-cell office:value-type="float" office:value="-185.30898275492" calcext:value-type="float">
            <text:p>-185,308982754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66.49103038218" calcext:value-type="float">
            <text:p>-66,49103038218</text:p>
          </table:table-cell>
          <table:table-cell office:value-type="float" office:value="69.51949876908" calcext:value-type="float">
            <text:p>69,51949876908</text:p>
          </table:table-cell>
          <table:table-cell office:value-type="float" office:value="-188.09385739731" calcext:value-type="float">
            <text:p>-188,093857397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5.62" calcext:value-type="float">
            <text:p>-235,62</text:p>
          </table:table-cell>
          <table:table-cell office:value-type="float" office:value="-143.01636968864" calcext:value-type="float">
            <text:p>-143,01636968864</text:p>
          </table:table-cell>
          <table:table-cell office:value-type="float" office:value="60.87392129449" calcext:value-type="float">
            <text:p>60,87392129449</text:p>
          </table:table-cell>
          <table:table-cell office:value-type="float" office:value="-190.82632318915" calcext:value-type="float">
            <text:p>-190,826323189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160.40922082299" calcext:value-type="float">
            <text:p>-160,40922082299</text:p>
          </table:table-cell>
          <table:table-cell office:value-type="float" office:value="68.78821270261" calcext:value-type="float">
            <text:p>68,78821270261</text:p>
          </table:table-cell>
          <table:table-cell office:value-type="float" office:value="-275.13633766482" calcext:value-type="float">
            <text:p>-275,1363376648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126.51686762101" calcext:value-type="float">
            <text:p>-126,51686762101</text:p>
          </table:table-cell>
          <table:table-cell office:value-type="float" office:value="77.44338343954" calcext:value-type="float">
            <text:p>77,44338343954</text:p>
          </table:table-cell>
          <table:table-cell office:value-type="float" office:value="-308.62356629299" calcext:value-type="float">
            <text:p>-308,623566292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1.32" calcext:value-type="float">
            <text:p>-231,32</text:p>
          </table:table-cell>
          <table:table-cell office:value-type="float" office:value="-160.09510511293" calcext:value-type="float">
            <text:p>-160,09510511293</text:p>
          </table:table-cell>
          <table:table-cell office:value-type="float" office:value="58.05689656877" calcext:value-type="float">
            <text:p>58,05689656877</text:p>
          </table:table-cell>
          <table:table-cell office:value-type="float" office:value="-339.74678261323" calcext:value-type="float">
            <text:p>-339,746782613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143.17005338682" calcext:value-type="float">
            <text:p>-143,17005338682</text:p>
          </table:table-cell>
          <table:table-cell office:value-type="float" office:value="105.52008155278" calcext:value-type="float">
            <text:p>105,52008155278</text:p>
          </table:table-cell>
          <table:table-cell office:value-type="float" office:value="-404.12611705278" calcext:value-type="float">
            <text:p>-404,126117052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95.82714393052" calcext:value-type="float">
            <text:p>-95,82714393052</text:p>
          </table:table-cell>
          <table:table-cell office:value-type="float" office:value="119.37626079458" calcext:value-type="float">
            <text:p>119,37626079458</text:p>
          </table:table-cell>
          <table:table-cell office:value-type="float" office:value="-425.35575064842" calcext:value-type="float">
            <text:p>-425,355750648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6.45" calcext:value-type="float">
            <text:p>-226,45</text:p>
          </table:table-cell>
          <table:table-cell office:value-type="float" office:value="-93.88461918497" calcext:value-type="float">
            <text:p>-93,88461918497</text:p>
          </table:table-cell>
          <table:table-cell office:value-type="float" office:value="101.61231543229" calcext:value-type="float">
            <text:p>101,61231543229</text:p>
          </table:table-cell>
          <table:table-cell office:value-type="float" office:value="-455.1314300395" calcext:value-type="float">
            <text:p>-455,13143003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68.42165743724" calcext:value-type="float">
            <text:p>-68,42165743724</text:p>
          </table:table-cell>
          <table:table-cell office:value-type="float" office:value="117.4728950774" calcext:value-type="float">
            <text:p>117,4728950774</text:p>
          </table:table-cell>
          <table:table-cell office:value-type="float" office:value="-500.1111076903" calcext:value-type="float">
            <text:p>-500,111107690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3.51" calcext:value-type="float">
            <text:p>-223,51</text:p>
          </table:table-cell>
          <table:table-cell office:value-type="float" office:value="-13.75750958532" calcext:value-type="float">
            <text:p>-13,75750958532</text:p>
          </table:table-cell>
          <table:table-cell office:value-type="float" office:value="131.67048418173" calcext:value-type="float">
            <text:p>131,67048418173</text:p>
          </table:table-cell>
          <table:table-cell office:value-type="float" office:value="-516.889967545" calcext:value-type="float">
            <text:p>-516,889967545</text:p>
          </table:table-cell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18.71265443794" calcext:value-type="float">
            <text:p>18,71265443794</text:p>
          </table:table-cell>
          <table:table-cell office:value-type="float" office:value="130.96410775582" calcext:value-type="float">
            <text:p>130,96410775582</text:p>
          </table:table-cell>
          <table:table-cell office:value-type="float" office:value="-511.6406687573" calcext:value-type="float">
            <text:p>-511,64066875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41.73274772457" calcext:value-type="float">
            <text:p>41,73274772457</text:p>
          </table:table-cell>
          <table:table-cell office:value-type="float" office:value="122.76595806879" calcext:value-type="float">
            <text:p>122,76595806879</text:p>
          </table:table-cell>
          <table:table-cell office:value-type="float" office:value="-503.2717578245" calcext:value-type="float">
            <text:p>-503,271757824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4.16" calcext:value-type="float">
            <text:p>-224,16</text:p>
          </table:table-cell>
          <table:table-cell office:value-type="float" office:value="81.9344207273" calcext:value-type="float">
            <text:p>81,9344207273</text:p>
          </table:table-cell>
          <table:table-cell office:value-type="float" office:value="130.19129659886" calcext:value-type="float">
            <text:p>130,19129659886</text:p>
          </table:table-cell>
          <table:table-cell office:value-type="float" office:value="-485.4394145119" calcext:value-type="float">
            <text:p>-485,43941451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99.03693142185" calcext:value-type="float">
            <text:p>99,03693142185</text:p>
          </table:table-cell>
          <table:table-cell office:value-type="float" office:value="143.68612718683" calcext:value-type="float">
            <text:p>143,68612718683</text:p>
          </table:table-cell>
          <table:table-cell office:value-type="float" office:value="-440.15703851853" calcext:value-type="float">
            <text:p>-440,157038518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93.60591616344" calcext:value-type="float">
            <text:p>93,60591616344</text:p>
          </table:table-cell>
          <table:table-cell office:value-type="float" office:value="120.40694879625" calcext:value-type="float">
            <text:p>120,40694879625</text:p>
          </table:table-cell>
          <table:table-cell office:value-type="float" office:value="-408.81496805102" calcext:value-type="float">
            <text:p>-408,814968051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27.27" calcext:value-type="float">
            <text:p>-227,27</text:p>
          </table:table-cell>
          <table:table-cell office:value-type="float" office:value="127.47974932257" calcext:value-type="float">
            <text:p>127,47974932257</text:p>
          </table:table-cell>
          <table:table-cell office:value-type="float" office:value="106.68754924978" calcext:value-type="float">
            <text:p>106,68754924978</text:p>
          </table:table-cell>
          <table:table-cell office:value-type="float" office:value="-386.53749335625" calcext:value-type="float">
            <text:p>-386,537493356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24.14719221513" calcext:value-type="float">
            <text:p>124,14719221513</text:p>
          </table:table-cell>
          <table:table-cell office:value-type="float" office:value="104.03941565243" calcext:value-type="float">
            <text:p>104,03941565243</text:p>
          </table:table-cell>
          <table:table-cell office:value-type="float" office:value="-324.64233062191" calcext:value-type="float">
            <text:p>-324,642330621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87.08453690049" calcext:value-type="float">
            <text:p>87,08453690049</text:p>
          </table:table-cell>
          <table:table-cell office:value-type="float" office:value="89.12264349898" calcext:value-type="float">
            <text:p>89,12264349898</text:p>
          </table:table-cell>
          <table:table-cell office:value-type="float" office:value="-300.14905621397" calcext:value-type="float">
            <text:p>-300,1490562139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0.94" calcext:value-type="float">
            <text:p>-230,94</text:p>
          </table:table-cell>
          <table:table-cell office:value-type="float" office:value="129.96423615558" calcext:value-type="float">
            <text:p>129,96423615558</text:p>
          </table:table-cell>
          <table:table-cell office:value-type="float" office:value="85.30590204352" calcext:value-type="float">
            <text:p>85,30590204352</text:p>
          </table:table-cell>
          <table:table-cell office:value-type="float" office:value="-287.35195951488" calcext:value-type="float">
            <text:p>-287,3519595148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25.79574352829" calcext:value-type="float">
            <text:p>125,79574352829</text:p>
          </table:table-cell>
          <table:table-cell office:value-type="float" office:value="66.19084430846" calcext:value-type="float">
            <text:p>66,19084430846</text:p>
          </table:table-cell>
          <table:table-cell office:value-type="float" office:value="-214.46748197053" calcext:value-type="float">
            <text:p>-214,4674819705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75.85101303874" calcext:value-type="float">
            <text:p>75,85101303874</text:p>
          </table:table-cell>
          <table:table-cell office:value-type="float" office:value="66.83403541086" calcext:value-type="float">
            <text:p>66,83403541086</text:p>
          </table:table-cell>
          <table:table-cell office:value-type="float" office:value="-195.94107228205" calcext:value-type="float">
            <text:p>-195,9410722820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4.6" calcext:value-type="float">
            <text:p>-234,6</text:p>
          </table:table-cell>
          <table:table-cell office:value-type="float" office:value="110.18450431082" calcext:value-type="float">
            <text:p>110,18450431082</text:p>
          </table:table-cell>
          <table:table-cell office:value-type="float" office:value="101.47478382946" calcext:value-type="float">
            <text:p>101,47478382946</text:p>
          </table:table-cell>
          <table:table-cell office:value-type="float" office:value="-193.33397267859" calcext:value-type="float">
            <text:p>-193,3339726785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88.99970505158" calcext:value-type="float">
            <text:p>88,99970505158</text:p>
          </table:table-cell>
          <table:table-cell office:value-type="float" office:value="47.94057092109" calcext:value-type="float">
            <text:p>47,94057092109</text:p>
          </table:table-cell>
          <table:table-cell office:value-type="float" office:value="-135.83471046342" calcext:value-type="float">
            <text:p>-135,834710463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40.11875641439" calcext:value-type="float">
            <text:p>40,11875641439</text:p>
          </table:table-cell>
          <table:table-cell office:value-type="float" office:value="36.86484811321" calcext:value-type="float">
            <text:p>36,86484811321</text:p>
          </table:table-cell>
          <table:table-cell office:value-type="float" office:value="-156.03775469395" calcext:value-type="float">
            <text:p>-156,0377546939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7.47" calcext:value-type="float">
            <text:p>-237,47</text:p>
          </table:table-cell>
          <table:table-cell office:value-type="float" office:value="96.42882340943" calcext:value-type="float">
            <text:p>96,42882340943</text:p>
          </table:table-cell>
          <table:table-cell office:value-type="float" office:value="84.78679574445" calcext:value-type="float">
            <text:p>84,78679574445</text:p>
          </table:table-cell>
          <table:table-cell office:value-type="float" office:value="-148.68852177208" calcext:value-type="float">
            <text:p>-148,688521772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39.68" calcext:value-type="float">
            <text:p>-239,68</text:p>
          </table:table-cell>
          <table:table-cell office:value-type="float" office:value="0" calcext:value-type="float">
            <text:p>0</text:p>
          </table:table-cell>
          <table:table-cell office:value-type="float" office:value="15.49609636747" calcext:value-type="float">
            <text:p>15,49609636747</text:p>
          </table:table-cell>
          <table:table-cell office:value-type="float" office:value="-76.6714273473" calcext:value-type="float">
            <text:p>-76,6714273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62" calcext:value-type="float">
            <text:p>-238,62</text:p>
          </table:table-cell>
          <table:table-cell office:value-type="float" office:value="0" calcext:value-type="float">
            <text:p>0</text:p>
          </table:table-cell>
          <table:table-cell office:value-type="float" office:value="35.70346705131" calcext:value-type="float">
            <text:p>35,70346705131</text:p>
          </table:table-cell>
          <table:table-cell office:value-type="float" office:value="-115.20206354609" calcext:value-type="float">
            <text:p>-115,20206354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4.29292119824" calcext:value-type="float">
            <text:p>-4,29292119824</text:p>
          </table:table-cell>
          <table:table-cell office:value-type="float" office:value="40.4838965674" calcext:value-type="float">
            <text:p>40,4838965674</text:p>
          </table:table-cell>
          <table:table-cell office:value-type="float" office:value="-118.0349277532" calcext:value-type="float">
            <text:p>-118,03492775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14.04476469053" calcext:value-type="float">
            <text:p>-14,04476469053</text:p>
          </table:table-cell>
          <table:table-cell office:value-type="float" office:value="42.34153697146" calcext:value-type="float">
            <text:p>42,34153697146</text:p>
          </table:table-cell>
          <table:table-cell office:value-type="float" office:value="-114.82797892591" calcext:value-type="float">
            <text:p>-114,827978925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8.56" calcext:value-type="float">
            <text:p>-238,56</text:p>
          </table:table-cell>
          <table:table-cell office:value-type="float" office:value="-72.51606764863" calcext:value-type="float">
            <text:p>-72,51606764863</text:p>
          </table:table-cell>
          <table:table-cell office:value-type="float" office:value="40.24319539982" calcext:value-type="float">
            <text:p>40,24319539982</text:p>
          </table:table-cell>
          <table:table-cell office:value-type="float" office:value="-113.83948689578" calcext:value-type="float">
            <text:p>-113,839486895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83.2442597527" calcext:value-type="float">
            <text:p>-83,2442597527</text:p>
          </table:table-cell>
          <table:table-cell office:value-type="float" office:value="67.62230430465" calcext:value-type="float">
            <text:p>67,62230430465</text:p>
          </table:table-cell>
          <table:table-cell office:value-type="float" office:value="-161.46283257651" calcext:value-type="float">
            <text:p>-161,462832576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72.20570362032" calcext:value-type="float">
            <text:p>-72,20570362032</text:p>
          </table:table-cell>
          <table:table-cell office:value-type="float" office:value="61.26769044901" calcext:value-type="float">
            <text:p>61,26769044901</text:p>
          </table:table-cell>
          <table:table-cell office:value-type="float" office:value="-145.08360787708" calcext:value-type="float">
            <text:p>-145,083607877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6.64" calcext:value-type="float">
            <text:p>-236,64</text:p>
          </table:table-cell>
          <table:table-cell office:value-type="float" office:value="-136.72289969398" calcext:value-type="float">
            <text:p>-136,72289969398</text:p>
          </table:table-cell>
          <table:table-cell office:value-type="float" office:value="25.51251433736" calcext:value-type="float">
            <text:p>25,51251433736</text:p>
          </table:table-cell>
          <table:table-cell office:value-type="float" office:value="-171.77914375776" calcext:value-type="float">
            <text:p>-171,779143757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151.56273303594" calcext:value-type="float">
            <text:p>-151,56273303594</text:p>
          </table:table-cell>
          <table:table-cell office:value-type="float" office:value="80.93240163435" calcext:value-type="float">
            <text:p>80,93240163435</text:p>
          </table:table-cell>
          <table:table-cell office:value-type="float" office:value="-242.66450656163" calcext:value-type="float">
            <text:p>-242,664506561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2.69" calcext:value-type="float">
            <text:p>-232,69</text:p>
          </table:table-cell>
          <table:table-cell office:value-type="float" office:value="-152.23951878187" calcext:value-type="float">
            <text:p>-152,23951878187</text:p>
          </table:table-cell>
          <table:table-cell office:value-type="float" office:value="93.19283533092" calcext:value-type="float">
            <text:p>93,19283533092</text:p>
          </table:table-cell>
          <table:table-cell office:value-type="float" office:value="-271.69887446787" calcext:value-type="float">
            <text:p>-271,6988744678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48.98289571305" calcext:value-type="float">
            <text:p>-148,98289571305</text:p>
          </table:table-cell>
          <table:table-cell office:value-type="float" office:value="76.39290307775" calcext:value-type="float">
            <text:p>76,39290307775</text:p>
          </table:table-cell>
          <table:table-cell office:value-type="float" office:value="-336.72363625006" calcext:value-type="float">
            <text:p>-336,72363625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102.37128996499" calcext:value-type="float">
            <text:p>-102,37128996499</text:p>
          </table:table-cell>
          <table:table-cell office:value-type="float" office:value="123.08654319098" calcext:value-type="float">
            <text:p>123,08654319098</text:p>
          </table:table-cell>
          <table:table-cell office:value-type="float" office:value="-377.90472847524" calcext:value-type="float">
            <text:p>-377,904728475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26" calcext:value-type="float">
            <text:p>-228,26</text:p>
          </table:table-cell>
          <table:table-cell office:value-type="float" office:value="-98.43320688921" calcext:value-type="float">
            <text:p>-98,43320688921</text:p>
          </table:table-cell>
          <table:table-cell office:value-type="float" office:value="136.60030281459" calcext:value-type="float">
            <text:p>136,60030281459</text:p>
          </table:table-cell>
          <table:table-cell office:value-type="float" office:value="-392.48617596478" calcext:value-type="float">
            <text:p>-392,486175964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92.23143378733" calcext:value-type="float">
            <text:p>-92,23143378733</text:p>
          </table:table-cell>
          <table:table-cell office:value-type="float" office:value="122.19425487496" calcext:value-type="float">
            <text:p>122,19425487496</text:p>
          </table:table-cell>
          <table:table-cell office:value-type="float" office:value="-434.91132756408" calcext:value-type="float">
            <text:p>-434,9113275640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44.88335843472" calcext:value-type="float">
            <text:p>-44,88335843472</text:p>
          </table:table-cell>
          <table:table-cell office:value-type="float" office:value="141.2075699637" calcext:value-type="float">
            <text:p>141,2075699637</text:p>
          </table:table-cell>
          <table:table-cell office:value-type="float" office:value="-464.7974577228" calcext:value-type="float">
            <text:p>-464,797457722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23" calcext:value-type="float">
            <text:p>-225,23</text:p>
          </table:table-cell>
          <table:table-cell office:value-type="float" office:value="-4.90807409642" calcext:value-type="float">
            <text:p>-4,90807409642</text:p>
          </table:table-cell>
          <table:table-cell office:value-type="float" office:value="153.48121056761" calcext:value-type="float">
            <text:p>153,48121056761</text:p>
          </table:table-cell>
          <table:table-cell office:value-type="float" office:value="-467.5681789522" calcext:value-type="float">
            <text:p>-467,56817895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13.5030834798" calcext:value-type="float">
            <text:p>13,5030834798</text:p>
          </table:table-cell>
          <table:table-cell office:value-type="float" office:value="148.88220636569" calcext:value-type="float">
            <text:p>148,88220636569</text:p>
          </table:table-cell>
          <table:table-cell office:value-type="float" office:value="-461.5434933989" calcext:value-type="float">
            <text:p>-461,5434933989</text:p>
          </table:table-cell>
        </table:table-row>
        <table:table-row table:style-name="ro1"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38.29016563114" calcext:value-type="float">
            <text:p>38,29016563114</text:p>
          </table:table-cell>
          <table:table-cell office:value-type="float" office:value="141.83846937608" calcext:value-type="float">
            <text:p>141,83846937608</text:p>
          </table:table-cell>
          <table:table-cell office:value-type="float" office:value="-456.6035311523" calcext:value-type="float">
            <text:p>-456,603531152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5.48" calcext:value-type="float">
            <text:p>-225,48</text:p>
          </table:table-cell>
          <table:table-cell office:value-type="float" office:value="83.86135454739" calcext:value-type="float">
            <text:p>83,86135454739</text:p>
          </table:table-cell>
          <table:table-cell office:value-type="float" office:value="139.31984033132" calcext:value-type="float">
            <text:p>139,31984033132</text:p>
          </table:table-cell>
          <table:table-cell office:value-type="float" office:value="-437.99948120119" calcext:value-type="float">
            <text:p>-437,999481201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92.12481307938" calcext:value-type="float">
            <text:p>92,12481307938</text:p>
          </table:table-cell>
          <table:table-cell office:value-type="float" office:value="135.85503064016" calcext:value-type="float">
            <text:p>135,85503064016</text:p>
          </table:table-cell>
          <table:table-cell office:value-type="float" office:value="-392.31948480553" calcext:value-type="float">
            <text:p>-392,3194848055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79.38818868687" calcext:value-type="float">
            <text:p>79,38818868687</text:p>
          </table:table-cell>
          <table:table-cell office:value-type="float" office:value="126.27952382142" calcext:value-type="float">
            <text:p>126,27952382142</text:p>
          </table:table-cell>
          <table:table-cell office:value-type="float" office:value="-370.26748809176" calcext:value-type="float">
            <text:p>-370,26748809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28.31" calcext:value-type="float">
            <text:p>-228,31</text:p>
          </table:table-cell>
          <table:table-cell office:value-type="float" office:value="117.38163720882" calcext:value-type="float">
            <text:p>117,38163720882</text:p>
          </table:table-cell>
          <table:table-cell office:value-type="float" office:value="120.94479186709" calcext:value-type="float">
            <text:p>120,94479186709</text:p>
          </table:table-cell>
          <table:table-cell office:value-type="float" office:value="-351.15493580227" calcext:value-type="float">
            <text:p>-351,1549358022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19.18647359566" calcext:value-type="float">
            <text:p>119,18647359566</text:p>
          </table:table-cell>
          <table:table-cell office:value-type="float" office:value="107.80009865545" calcext:value-type="float">
            <text:p>107,80009865545</text:p>
          </table:table-cell>
          <table:table-cell office:value-type="float" office:value="-296.48449500081" calcext:value-type="float">
            <text:p>-296,4844950008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89.72847139746" calcext:value-type="float">
            <text:p>89,72847139746</text:p>
          </table:table-cell>
          <table:table-cell office:value-type="float" office:value="113.12979143794" calcext:value-type="float">
            <text:p>113,12979143794</text:p>
          </table:table-cell>
          <table:table-cell office:value-type="float" office:value="-280.4216010636" calcext:value-type="float">
            <text:p>-280,42160106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1.84" calcext:value-type="float">
            <text:p>-231,84</text:p>
          </table:table-cell>
          <table:table-cell office:value-type="float" office:value="118.9607216061" calcext:value-type="float">
            <text:p>118,9607216061</text:p>
          </table:table-cell>
          <table:table-cell office:value-type="float" office:value="134.99007687761" calcext:value-type="float">
            <text:p>134,99007687761</text:p>
          </table:table-cell>
          <table:table-cell office:value-type="float" office:value="-253.51419641344" calcext:value-type="float">
            <text:p>-253,5141964134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14.04734981633" calcext:value-type="float">
            <text:p>114,04734981633</text:p>
          </table:table-cell>
          <table:table-cell office:value-type="float" office:value="86.54170690977" calcext:value-type="float">
            <text:p>86,54170690977</text:p>
          </table:table-cell>
          <table:table-cell office:value-type="float" office:value="-194.20929899388" calcext:value-type="float">
            <text:p>-194,209298993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5.19" calcext:value-type="float">
            <text:p>-235,19</text:p>
          </table:table-cell>
          <table:table-cell office:value-type="float" office:value="104.16761727277" calcext:value-type="float">
            <text:p>104,16761727277</text:p>
          </table:table-cell>
          <table:table-cell office:value-type="float" office:value="76.00717803167" calcext:value-type="float">
            <text:p>76,00717803167</text:p>
          </table:table-cell>
          <table:table-cell office:value-type="float" office:value="-184.05503047771" calcext:value-type="float">
            <text:p>-184,055030477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97.60899484176" calcext:value-type="float">
            <text:p>97,60899484176</text:p>
          </table:table-cell>
          <table:table-cell office:value-type="float" office:value="105.30119800256" calcext:value-type="float">
            <text:p>105,30119800256</text:p>
          </table:table-cell>
          <table:table-cell office:value-type="float" office:value="-138.91608476784" calcext:value-type="float">
            <text:p>-138,9160847678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46.09371340926" calcext:value-type="float">
            <text:p>46,09371340926</text:p>
          </table:table-cell>
          <table:table-cell office:value-type="float" office:value="52.45430486219" calcext:value-type="float">
            <text:p>52,45430486219</text:p>
          </table:table-cell>
          <table:table-cell office:value-type="float" office:value="-115.02123396711" calcext:value-type="float">
            <text:p>-115,0212339671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7.81" calcext:value-type="float">
            <text:p>-237,81</text:p>
          </table:table-cell>
          <table:table-cell office:value-type="float" office:value="70.18424304185" calcext:value-type="float">
            <text:p>70,18424304185</text:p>
          </table:table-cell>
          <table:table-cell office:value-type="float" office:value="45.44751844762" calcext:value-type="float">
            <text:p>45,44751844762</text:p>
          </table:table-cell>
          <table:table-cell office:value-type="float" office:value="-142.46896163616" calcext:value-type="float">
            <text:p>-142,4689616361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82.53572456669" calcext:value-type="float">
            <text:p>82,53572456669</text:p>
          </table:table-cell>
          <table:table-cell office:value-type="float" office:value="86.82621308605" calcext:value-type="float">
            <text:p>86,82621308605</text:p>
          </table:table-cell>
          <table:table-cell office:value-type="float" office:value="-91.01933963952" calcext:value-type="float">
            <text:p>-91,019339639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39.81" calcext:value-type="float">
            <text:p>-239,81</text:p>
          </table:table-cell>
          <table:table-cell office:value-type="float" office:value="0" calcext:value-type="float">
            <text:p>0</text:p>
          </table:table-cell>
          <table:table-cell office:value-type="float" office:value="20.48445465774" calcext:value-type="float">
            <text:p>20,48445465774</text:p>
          </table:table-cell>
          <table:table-cell office:value-type="float" office:value="-67.01276445207" calcext:value-type="float">
            <text:p>-67,01276445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0" calcext:value-type="float">
            <text:p>0</text:p>
          </table:table-cell>
          <table:table-cell office:value-type="float" office:value="42.86892475729" calcext:value-type="float">
            <text:p>42,86892475729</text:p>
          </table:table-cell>
          <table:table-cell office:value-type="float" office:value="-102.10844514398" calcext:value-type="float">
            <text:p>-102,108445143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2.08693807516" calcext:value-type="float">
            <text:p>-2,08693807516</text:p>
          </table:table-cell>
          <table:table-cell office:value-type="float" office:value="46.35920467533" calcext:value-type="float">
            <text:p>46,35920467533</text:p>
          </table:table-cell>
          <table:table-cell office:value-type="float" office:value="-101.90936073227" calcext:value-type="float">
            <text:p>-101,909360732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18.23310605978" calcext:value-type="float">
            <text:p>-18,23310605978</text:p>
          </table:table-cell>
          <table:table-cell office:value-type="float" office:value="42.58934938839" calcext:value-type="float">
            <text:p>42,58934938839</text:p>
          </table:table-cell>
          <table:table-cell office:value-type="float" office:value="-93.48893919782" calcext:value-type="float">
            <text:p>-93,488939197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9.04" calcext:value-type="float">
            <text:p>-239,04</text:p>
          </table:table-cell>
          <table:table-cell office:value-type="float" office:value="-61.01801496241" calcext:value-type="float">
            <text:p>-61,01801496241</text:p>
          </table:table-cell>
          <table:table-cell office:value-type="float" office:value="17.51395955112" calcext:value-type="float">
            <text:p>17,51395955112</text:p>
          </table:table-cell>
          <table:table-cell office:value-type="float" office:value="-105.28132708494" calcext:value-type="float">
            <text:p>-105,281327084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76.36713801335" calcext:value-type="float">
            <text:p>-76,36713801335</text:p>
          </table:table-cell>
          <table:table-cell office:value-type="float" office:value="61.52221459429" calcext:value-type="float">
            <text:p>61,52221459429</text:p>
          </table:table-cell>
          <table:table-cell office:value-type="float" office:value="-138.41859147751" calcext:value-type="float">
            <text:p>-138,418591477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7.48" calcext:value-type="float">
            <text:p>-237,48</text:p>
          </table:table-cell>
          <table:table-cell office:value-type="float" office:value="-108.60082034947" calcext:value-type="float">
            <text:p>-108,60082034947</text:p>
          </table:table-cell>
          <table:table-cell office:value-type="float" office:value="59.98840485942" calcext:value-type="float">
            <text:p>59,98840485942</text:p>
          </table:table-cell>
          <table:table-cell office:value-type="float" office:value="-128.74870217685" calcext:value-type="float">
            <text:p>-128,748702176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23.3516585033" calcext:value-type="float">
            <text:p>-123,3516585033</text:p>
          </table:table-cell>
          <table:table-cell office:value-type="float" office:value="34.38052714875" calcext:value-type="float">
            <text:p>34,38052714875</text:p>
          </table:table-cell>
          <table:table-cell office:value-type="float" office:value="-190.48914129127" calcext:value-type="float">
            <text:p>-190,489141291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92.72889982943" calcext:value-type="float">
            <text:p>-92,72889982943</text:p>
          </table:table-cell>
          <table:table-cell office:value-type="float" office:value="91.42424883111" calcext:value-type="float">
            <text:p>91,42424883111</text:p>
          </table:table-cell>
          <table:table-cell office:value-type="float" office:value="-221.2236286613" calcext:value-type="float">
            <text:p>-221,22362866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-131.0563662225" calcext:value-type="float">
            <text:p>-131,0563662225</text:p>
          </table:table-cell>
          <table:table-cell office:value-type="float" office:value="119.36210684291" calcext:value-type="float">
            <text:p>119,36210684291</text:p>
          </table:table-cell>
          <table:table-cell office:value-type="float" office:value="-231.35247354641" calcext:value-type="float">
            <text:p>-231,352473546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130.20139725287" calcext:value-type="float">
            <text:p>-130,20139725287</text:p>
          </table:table-cell>
          <table:table-cell office:value-type="float" office:value="135.01583260489" calcext:value-type="float">
            <text:p>135,01583260489</text:p>
          </table:table-cell>
          <table:table-cell office:value-type="float" office:value="-298.61025466621" calcext:value-type="float">
            <text:p>-298,610254666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82.96265364998" calcext:value-type="float">
            <text:p>-82,96265364998</text:p>
          </table:table-cell>
          <table:table-cell office:value-type="float" office:value="155.20990045146" calcext:value-type="float">
            <text:p>155,20990045146</text:p>
          </table:table-cell>
          <table:table-cell office:value-type="float" office:value="-328.64718110853" calcext:value-type="float">
            <text:p>-328,6471811085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0.24" calcext:value-type="float">
            <text:p>-230,24</text:p>
          </table:table-cell>
          <table:table-cell office:value-type="float" office:value="-96.71943224654" calcext:value-type="float">
            <text:p>-96,71943224654</text:p>
          </table:table-cell>
          <table:table-cell office:value-type="float" office:value="160.99923343579" calcext:value-type="float">
            <text:p>160,99923343579</text:p>
          </table:table-cell>
          <table:table-cell office:value-type="float" office:value="-341.28241335584" calcext:value-type="float">
            <text:p>-341,282413355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89.27735203586" calcext:value-type="float">
            <text:p>-89,27735203586</text:p>
          </table:table-cell>
          <table:table-cell office:value-type="float" office:value="167.33315784955" calcext:value-type="float">
            <text:p>167,33315784955</text:p>
          </table:table-cell>
          <table:table-cell office:value-type="float" office:value="-386.99958886153" calcext:value-type="float">
            <text:p>-386,999588861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37.13470174459" calcext:value-type="float">
            <text:p>-37,13470174459</text:p>
          </table:table-cell>
          <table:table-cell office:value-type="float" office:value="178.14195596388" calcext:value-type="float">
            <text:p>178,14195596388</text:p>
          </table:table-cell>
          <table:table-cell office:value-type="float" office:value="-410.48105882987" calcext:value-type="float">
            <text:p>-410,4810588298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19" calcext:value-type="float">
            <text:p>-227,19</text:p>
          </table:table-cell>
          <table:table-cell office:value-type="float" office:value="-6.08287318333" calcext:value-type="float">
            <text:p>-6,08287318333</text:p>
          </table:table-cell>
          <table:table-cell office:value-type="float" office:value="179.11720629692" calcext:value-type="float">
            <text:p>179,11720629692</text:p>
          </table:table-cell>
          <table:table-cell office:value-type="float" office:value="-409.28488658149" calcext:value-type="float">
            <text:p>-409,284886581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7.0699132913" calcext:value-type="float">
            <text:p>7,0699132913</text:p>
          </table:table-cell>
          <table:table-cell office:value-type="float" office:value="172.07747582959" calcext:value-type="float">
            <text:p>172,07747582959</text:p>
          </table:table-cell>
          <table:table-cell office:value-type="float" office:value="-406.00506247529" calcext:value-type="float">
            <text:p>-406,0050624752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32.1703816902" calcext:value-type="float">
            <text:p>32,1703816902</text:p>
          </table:table-cell>
          <table:table-cell office:value-type="float" office:value="167.52282478816" calcext:value-type="float">
            <text:p>167,52282478816</text:p>
          </table:table-cell>
          <table:table-cell office:value-type="float" office:value="-404.04683466906" calcext:value-type="float">
            <text:p>-404,04683466906</text:p>
          </table:table-cell>
        </table:table-row>
        <table:table-row table:style-name="ro1">
          <table:table-cell table:number-columns-repeated="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7.24" calcext:value-type="float">
            <text:p>-227,24</text:p>
          </table:table-cell>
          <table:table-cell office:value-type="float" office:value="75.95098199138" calcext:value-type="float">
            <text:p>75,95098199138</text:p>
          </table:table-cell>
          <table:table-cell office:value-type="float" office:value="161.88147599827" calcext:value-type="float">
            <text:p>161,88147599827</text:p>
          </table:table-cell>
          <table:table-cell office:value-type="float" office:value="-388.1236583879" calcext:value-type="float">
            <text:p>-388,123658387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85.99661486706" calcext:value-type="float">
            <text:p>85,99661486706</text:p>
          </table:table-cell>
          <table:table-cell office:value-type="float" office:value="150.33128128766" calcext:value-type="float">
            <text:p>150,33128128766</text:p>
          </table:table-cell>
          <table:table-cell office:value-type="float" office:value="-350.69267375509" calcext:value-type="float">
            <text:p>-350,692673755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78.69567734548" calcext:value-type="float">
            <text:p>78,69567734548</text:p>
          </table:table-cell>
          <table:table-cell office:value-type="float" office:value="156.117162635" calcext:value-type="float">
            <text:p>156,117162635</text:p>
          </table:table-cell>
          <table:table-cell office:value-type="float" office:value="-334.26977974943" calcext:value-type="float">
            <text:p>-334,269779749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29.75" calcext:value-type="float">
            <text:p>-229,75</text:p>
          </table:table-cell>
          <table:table-cell office:value-type="float" office:value="109.0003241566" calcext:value-type="float">
            <text:p>109,0003241566</text:p>
          </table:table-cell>
          <table:table-cell office:value-type="float" office:value="168.82428810269" calcext:value-type="float">
            <text:p>168,82428810269</text:p>
          </table:table-cell>
          <table:table-cell office:value-type="float" office:value="-306.38259383897" calcext:value-type="float">
            <text:p>-306,382593838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16.33219178598" calcext:value-type="float">
            <text:p>116,33219178598</text:p>
          </table:table-cell>
          <table:table-cell office:value-type="float" office:value="130.61215022466" calcext:value-type="float">
            <text:p>130,61215022466</text:p>
          </table:table-cell>
          <table:table-cell office:value-type="float" office:value="-256.22497117772" calcext:value-type="float">
            <text:p>-256,2249711777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3" calcext:value-type="float">
            <text:p>-233</text:p>
          </table:table-cell>
          <table:table-cell office:value-type="float" office:value="114.27451512265" calcext:value-type="float">
            <text:p>114,27451512265</text:p>
          </table:table-cell>
          <table:table-cell office:value-type="float" office:value="119.91476976368" calcext:value-type="float">
            <text:p>119,91476976368</text:p>
          </table:table-cell>
          <table:table-cell office:value-type="float" office:value="-234.22684021945" calcext:value-type="float">
            <text:p>-234,2268402194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103.37615162741" calcext:value-type="float">
            <text:p>103,37615162741</text:p>
          </table:table-cell>
          <table:table-cell office:value-type="float" office:value="135.226829027" calcext:value-type="float">
            <text:p>135,226829027</text:p>
          </table:table-cell>
          <table:table-cell office:value-type="float" office:value="-184.3430546384" calcext:value-type="float">
            <text:p>-184,343054638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66.81284472724" calcext:value-type="float">
            <text:p>66,81284472724</text:p>
          </table:table-cell>
          <table:table-cell office:value-type="float" office:value="89.09821768284" calcext:value-type="float">
            <text:p>89,09821768284</text:p>
          </table:table-cell>
          <table:table-cell office:value-type="float" office:value="-157.96250771295" calcext:value-type="float">
            <text:p>-157,962507712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5.93" calcext:value-type="float">
            <text:p>-235,93</text:p>
          </table:table-cell>
          <table:table-cell office:value-type="float" office:value="94.61050413153" calcext:value-type="float">
            <text:p>94,61050413153</text:p>
          </table:table-cell>
          <table:table-cell office:value-type="float" office:value="69.91528222768" calcext:value-type="float">
            <text:p>69,91528222768</text:p>
          </table:table-cell>
          <table:table-cell office:value-type="float" office:value="-162.76038902456" calcext:value-type="float">
            <text:p>-162,7603890245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86.63163118623" calcext:value-type="float">
            <text:p>86,63163118623</text:p>
          </table:table-cell>
          <table:table-cell office:value-type="float" office:value="67.55742779528" calcext:value-type="float">
            <text:p>67,55742779528</text:p>
          </table:table-cell>
          <table:table-cell office:value-type="float" office:value="-107.13068730405" calcext:value-type="float">
            <text:p>-107,1306873040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29.14602549664" calcext:value-type="float">
            <text:p>29,14602549664</text:p>
          </table:table-cell>
          <table:table-cell office:value-type="float" office:value="49.65365178881" calcext:value-type="float">
            <text:p>49,65365178881</text:p>
          </table:table-cell>
          <table:table-cell office:value-type="float" office:value="-95.55765193298" calcext:value-type="float">
            <text:p>-95,557651932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38.36" calcext:value-type="float">
            <text:p>-238,36</text:p>
          </table:table-cell>
          <table:table-cell office:value-type="float" office:value="74.49066459336" calcext:value-type="float">
            <text:p>74,49066459336</text:p>
          </table:table-cell>
          <table:table-cell office:value-type="float" office:value="45.9405543854" calcext:value-type="float">
            <text:p>45,9405543854</text:p>
          </table:table-cell>
          <table:table-cell office:value-type="float" office:value="-123.11140637039" calcext:value-type="float">
            <text:p>-123,1114063703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71.46575961955" calcext:value-type="float">
            <text:p>71,46575961955</text:p>
          </table:table-cell>
          <table:table-cell office:value-type="float" office:value="42.90981505829" calcext:value-type="float">
            <text:p>42,90981505829</text:p>
          </table:table-cell>
          <table:table-cell office:value-type="float" office:value="-63.39460728883" calcext:value-type="float">
            <text:p>-63,3946072888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40.18" calcext:value-type="float">
            <text:p>-240,18</text:p>
          </table:table-cell>
          <table:table-cell office:value-type="float" office:value="0" calcext:value-type="float">
            <text:p>0</text:p>
          </table:table-cell>
          <table:table-cell office:value-type="float" office:value="22.52785805178" calcext:value-type="float">
            <text:p>22,52785805178</text:p>
          </table:table-cell>
          <table:table-cell office:value-type="float" office:value="-57.44070388352" calcext:value-type="float">
            <text:p>-57,44070388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1" calcext:value-type="float">
            <text:p>-239,61</text:p>
          </table:table-cell>
          <table:table-cell office:value-type="float" office:value="0" calcext:value-type="float">
            <text:p>0</text:p>
          </table:table-cell>
          <table:table-cell office:value-type="float" office:value="45.88562199861" calcext:value-type="float">
            <text:p>45,88562199861</text:p>
          </table:table-cell>
          <table:table-cell office:value-type="float" office:value="-88.80319602406" calcext:value-type="float">
            <text:p>-88,80319602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4.57249656714" calcext:value-type="float">
            <text:p>-4,57249656714</text:p>
          </table:table-cell>
          <table:table-cell office:value-type="float" office:value="46.30834246484" calcext:value-type="float">
            <text:p>46,30834246484</text:p>
          </table:table-cell>
          <table:table-cell office:value-type="float" office:value="-87.62977447658" calcext:value-type="float">
            <text:p>-87,629774476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9.63" calcext:value-type="float">
            <text:p>-239,63</text:p>
          </table:table-cell>
          <table:table-cell office:value-type="float" office:value="-42.89000981474" calcext:value-type="float">
            <text:p>-42,89000981474</text:p>
          </table:table-cell>
          <table:table-cell office:value-type="float" office:value="43.37668766759" calcext:value-type="float">
            <text:p>43,37668766759</text:p>
          </table:table-cell>
          <table:table-cell office:value-type="float" office:value="-81.88572154146" calcext:value-type="float">
            <text:p>-81,88572154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53.58320239784" calcext:value-type="float">
            <text:p>-53,58320239784</text:p>
          </table:table-cell>
          <table:table-cell office:value-type="float" office:value="26.5580853043" calcext:value-type="float">
            <text:p>26,5580853043</text:p>
          </table:table-cell>
          <table:table-cell office:value-type="float" office:value="-117.51025419633" calcext:value-type="float">
            <text:p>-117,510254196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40.7698144444" calcext:value-type="float">
            <text:p>-40,7698144444</text:p>
          </table:table-cell>
          <table:table-cell office:value-type="float" office:value="62.76460756183" calcext:value-type="float">
            <text:p>62,76460756183</text:p>
          </table:table-cell>
          <table:table-cell office:value-type="float" office:value="-123.22117198196" calcext:value-type="float">
            <text:p>-123,221171981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31" calcext:value-type="float">
            <text:p>-238,31</text:p>
          </table:table-cell>
          <table:table-cell office:value-type="float" office:value="-99.34739106586" calcext:value-type="float">
            <text:p>-99,34739106586</text:p>
          </table:table-cell>
          <table:table-cell office:value-type="float" office:value="75.11346293189" calcext:value-type="float">
            <text:p>75,11346293189</text:p>
          </table:table-cell>
          <table:table-cell office:value-type="float" office:value="-109.98986683718" calcext:value-type="float">
            <text:p>-109,989866837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05.28705572229" calcext:value-type="float">
            <text:p>-105,28705572229</text:p>
          </table:table-cell>
          <table:table-cell office:value-type="float" office:value="90.13971066262" calcext:value-type="float">
            <text:p>90,13971066262</text:p>
          </table:table-cell>
          <table:table-cell office:value-type="float" office:value="-171.32072882847" calcext:value-type="float">
            <text:p>-171,320728828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66.58115329689" calcext:value-type="float">
            <text:p>-66,58115329689</text:p>
          </table:table-cell>
          <table:table-cell office:value-type="float" office:value="110.66236926909" calcext:value-type="float">
            <text:p>110,66236926909</text:p>
          </table:table-cell>
          <table:table-cell office:value-type="float" office:value="-187.60568470746" calcext:value-type="float">
            <text:p>-187,6056847074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5.42" calcext:value-type="float">
            <text:p>-235,42</text:p>
          </table:table-cell>
          <table:table-cell office:value-type="float" office:value="-108.64793500809" calcext:value-type="float">
            <text:p>-108,64793500809</text:p>
          </table:table-cell>
          <table:table-cell office:value-type="float" office:value="124.77376180745" calcext:value-type="float">
            <text:p>124,77376180745</text:p>
          </table:table-cell>
          <table:table-cell office:value-type="float" office:value="-189.6566579022" calcext:value-type="float">
            <text:p>-189,656657902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113.1351021045" calcext:value-type="float">
            <text:p>-113,1351021045</text:p>
          </table:table-cell>
          <table:table-cell office:value-type="float" office:value="148.55745307233" calcext:value-type="float">
            <text:p>148,55745307233</text:p>
          </table:table-cell>
          <table:table-cell office:value-type="float" office:value="-246.77799713285" calcext:value-type="float">
            <text:p>-246,777997132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76.38788913409" calcext:value-type="float">
            <text:p>-76,38788913409</text:p>
          </table:table-cell>
          <table:table-cell office:value-type="float" office:value="147.65788054579" calcext:value-type="float">
            <text:p>147,65788054579</text:p>
          </table:table-cell>
          <table:table-cell office:value-type="float" office:value="-273.18229472884" calcext:value-type="float">
            <text:p>-273,182294728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2.14" calcext:value-type="float">
            <text:p>-232,14</text:p>
          </table:table-cell>
          <table:table-cell office:value-type="float" office:value="-86.30994944623" calcext:value-type="float">
            <text:p>-86,30994944623</text:p>
          </table:table-cell>
          <table:table-cell office:value-type="float" office:value="135.78307654894" calcext:value-type="float">
            <text:p>135,78307654894</text:p>
          </table:table-cell>
          <table:table-cell office:value-type="float" office:value="-286.39912890877" calcext:value-type="float">
            <text:p>-286,399128908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75.08871125924" calcext:value-type="float">
            <text:p>-75,08871125924</text:p>
          </table:table-cell>
          <table:table-cell office:value-type="float" office:value="167.98869657491" calcext:value-type="float">
            <text:p>167,98869657491</text:p>
          </table:table-cell>
          <table:table-cell office:value-type="float" office:value="-323.76350885699" calcext:value-type="float">
            <text:p>-323,7635088569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33.09931003224" calcext:value-type="float">
            <text:p>-33,09931003224</text:p>
          </table:table-cell>
          <table:table-cell office:value-type="float" office:value="187.18027084123" calcext:value-type="float">
            <text:p>187,18027084123</text:p>
          </table:table-cell>
          <table:table-cell office:value-type="float" office:value="-341.63142825772" calcext:value-type="float">
            <text:p>-341,631428257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51" calcext:value-type="float">
            <text:p>-229,51</text:p>
          </table:table-cell>
          <table:table-cell office:value-type="float" office:value="-10.9725542756" calcext:value-type="float">
            <text:p>-10,9725542756</text:p>
          </table:table-cell>
          <table:table-cell office:value-type="float" office:value="184.77287180962" calcext:value-type="float">
            <text:p>184,77287180962</text:p>
          </table:table-cell>
          <table:table-cell office:value-type="float" office:value="-342.49066864552" calcext:value-type="float">
            <text:p>-342,490668645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1.90870197104" calcext:value-type="float">
            <text:p>1,90870197104</text:p>
          </table:table-cell>
          <table:table-cell office:value-type="float" office:value="182.36908206868" calcext:value-type="float">
            <text:p>182,36908206868</text:p>
          </table:table-cell>
          <table:table-cell office:value-type="float" office:value="-344.80274910404" calcext:value-type="float">
            <text:p>-344,802749104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28.09416579982" calcext:value-type="float">
            <text:p>28,09416579982</text:p>
          </table:table-cell>
          <table:table-cell office:value-type="float" office:value="188.41463981105" calcext:value-type="float">
            <text:p>188,41463981105</text:p>
          </table:table-cell>
          <table:table-cell office:value-type="float" office:value="-345.5486258121" calcext:value-type="float">
            <text:p>-345,54862581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29.3" calcext:value-type="float">
            <text:p>-229,3</text:p>
          </table:table-cell>
          <table:table-cell office:value-type="float" office:value="66.66981104689" calcext:value-type="float">
            <text:p>66,66981104689</text:p>
          </table:table-cell>
          <table:table-cell office:value-type="float" office:value="189.71694077298" calcext:value-type="float">
            <text:p>189,71694077298</text:p>
          </table:table-cell>
          <table:table-cell office:value-type="float" office:value="-328.54679068368" calcext:value-type="float">
            <text:p>-328,54679068368</text:p>
          </table:table-cell>
        </table:table-row>
        <table:table-row table:style-name="ro1">
          <table:table-cell table:number-columns-repeated="2"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86.36049971611" calcext:value-type="float">
            <text:p>86,36049971611</text:p>
          </table:table-cell>
          <table:table-cell office:value-type="float" office:value="161.0043225702" calcext:value-type="float">
            <text:p>161,0043225702</text:p>
          </table:table-cell>
          <table:table-cell office:value-type="float" office:value="-295.57658420166" calcext:value-type="float">
            <text:p>-295,5765842016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1.41" calcext:value-type="float">
            <text:p>-231,41</text:p>
          </table:table-cell>
          <table:table-cell office:value-type="float" office:value="97.8811955019" calcext:value-type="float">
            <text:p>97,8811955019</text:p>
          </table:table-cell>
          <table:table-cell office:value-type="float" office:value="152.63728790473" calcext:value-type="float">
            <text:p>152,63728790473</text:p>
          </table:table-cell>
          <table:table-cell office:value-type="float" office:value="-271.17726429438" calcext:value-type="float">
            <text:p>-271,177264294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91.87662479848" calcext:value-type="float">
            <text:p>91,87662479848</text:p>
          </table:table-cell>
          <table:table-cell office:value-type="float" office:value="157.1257888626" calcext:value-type="float">
            <text:p>157,1257888626</text:p>
          </table:table-cell>
          <table:table-cell office:value-type="float" office:value="-227.72767257339" calcext:value-type="float">
            <text:p>-227,727672573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70.27695525665" calcext:value-type="float">
            <text:p>70,27695525665</text:p>
          </table:table-cell>
          <table:table-cell office:value-type="float" office:value="117.76276161347" calcext:value-type="float">
            <text:p>117,76276161347</text:p>
          </table:table-cell>
          <table:table-cell office:value-type="float" office:value="-203.90959458093" calcext:value-type="float">
            <text:p>-203,9095945809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4.1" calcext:value-type="float">
            <text:p>-234,1</text:p>
          </table:table-cell>
          <table:table-cell office:value-type="float" office:value="94.3431501998" calcext:value-type="float">
            <text:p>94,3431501998</text:p>
          </table:table-cell>
          <table:table-cell office:value-type="float" office:value="93.45505739296" calcext:value-type="float">
            <text:p>93,45505739296</text:p>
          </table:table-cell>
          <table:table-cell office:value-type="float" office:value="-195.67299288303" calcext:value-type="float">
            <text:p>-195,672992883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88.14416952526" calcext:value-type="float">
            <text:p>88,14416952526</text:p>
          </table:table-cell>
          <table:table-cell office:value-type="float" office:value="81.73444390239" calcext:value-type="float">
            <text:p>81,73444390239</text:p>
          </table:table-cell>
          <table:table-cell office:value-type="float" office:value="-147.02345583193" calcext:value-type="float">
            <text:p>-147,0234558319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48.73580301701" calcext:value-type="float">
            <text:p>48,73580301701</text:p>
          </table:table-cell>
          <table:table-cell office:value-type="float" office:value="66.28183710159" calcext:value-type="float">
            <text:p>66,28183710159</text:p>
          </table:table-cell>
          <table:table-cell office:value-type="float" office:value="-131.53543719551" calcext:value-type="float">
            <text:p>-131,535437195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6.74" calcext:value-type="float">
            <text:p>-236,74</text:p>
          </table:table-cell>
          <table:table-cell office:value-type="float" office:value="82.6268274301" calcext:value-type="float">
            <text:p>82,6268274301</text:p>
          </table:table-cell>
          <table:table-cell office:value-type="float" office:value="60.02937537885" calcext:value-type="float">
            <text:p>60,02937537885</text:p>
          </table:table-cell>
          <table:table-cell office:value-type="float" office:value="-139.80100506371" calcext:value-type="float">
            <text:p>-139,8010050637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77.34736440289" calcext:value-type="float">
            <text:p>77,34736440289</text:p>
          </table:table-cell>
          <table:table-cell office:value-type="float" office:value="44.25321434148" calcext:value-type="float">
            <text:p>44,25321434148</text:p>
          </table:table-cell>
          <table:table-cell office:value-type="float" office:value="-88.58162836607" calcext:value-type="float">
            <text:p>-88,5816283660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24.47683999938" calcext:value-type="float">
            <text:p>24,47683999938</text:p>
          </table:table-cell>
          <table:table-cell office:value-type="float" office:value="38.87713465705" calcext:value-type="float">
            <text:p>38,87713465705</text:p>
          </table:table-cell>
          <table:table-cell office:value-type="float" office:value="-79.64830792175" calcext:value-type="float">
            <text:p>-79,648307921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38.93" calcext:value-type="float">
            <text:p>-238,93</text:p>
          </table:table-cell>
          <table:table-cell office:value-type="float" office:value="63.44040631133" calcext:value-type="float">
            <text:p>63,44040631133</text:p>
          </table:table-cell>
          <table:table-cell office:value-type="float" office:value="40.56231230478" calcext:value-type="float">
            <text:p>40,56231230478</text:p>
          </table:table-cell>
          <table:table-cell office:value-type="float" office:value="-106.08283094232" calcext:value-type="float">
            <text:p>-106,082830942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59.12302818818" calcext:value-type="float">
            <text:p>59,12302818818</text:p>
          </table:table-cell>
          <table:table-cell office:value-type="float" office:value="27.62693375629" calcext:value-type="float">
            <text:p>27,62693375629</text:p>
          </table:table-cell>
          <table:table-cell office:value-type="float" office:value="-55.89294040638" calcext:value-type="float">
            <text:p>-55,892940406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40.34" calcext:value-type="float">
            <text:p>-240,34</text:p>
          </table:table-cell>
          <table:table-cell office:value-type="float" office:value="0" calcext:value-type="float">
            <text:p>0</text:p>
          </table:table-cell>
          <table:table-cell office:value-type="float" office:value="24.61238221208" calcext:value-type="float">
            <text:p>24,61238221208</text:p>
          </table:table-cell>
          <table:table-cell office:value-type="float" office:value="-57.42237700234" calcext:value-type="float">
            <text:p>-57,42237700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0" calcext:value-type="float">
            <text:p>0</text:p>
          </table:table-cell>
          <table:table-cell office:value-type="float" office:value="41.76951312836" calcext:value-type="float">
            <text:p>41,76951312836</text:p>
          </table:table-cell>
          <table:table-cell office:value-type="float" office:value="-77.72692654576" calcext:value-type="float">
            <text:p>-77,72692654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4.59587240618" calcext:value-type="float">
            <text:p>-4,59587240618</text:p>
          </table:table-cell>
          <table:table-cell office:value-type="float" office:value="41.26591515715" calcext:value-type="float">
            <text:p>41,26591515715</text:p>
          </table:table-cell>
          <table:table-cell office:value-type="float" office:value="-77.31654858503" calcext:value-type="float">
            <text:p>-77,316548585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1" calcext:value-type="float">
            <text:p>-240,1</text:p>
          </table:table-cell>
          <table:table-cell office:value-type="float" office:value="-37.98336322032" calcext:value-type="float">
            <text:p>-37,98336322032</text:p>
          </table:table-cell>
          <table:table-cell office:value-type="float" office:value="43.48032193362" calcext:value-type="float">
            <text:p>43,48032193362</text:p>
          </table:table-cell>
          <table:table-cell office:value-type="float" office:value="-75.12531057003" calcext:value-type="float">
            <text:p>-75,125310570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41.63009511306" calcext:value-type="float">
            <text:p>-41,63009511306</text:p>
          </table:table-cell>
          <table:table-cell office:value-type="float" office:value="60.84548002296" calcext:value-type="float">
            <text:p>60,84548002296</text:p>
          </table:table-cell>
          <table:table-cell office:value-type="float" office:value="-107.08998563083" calcext:value-type="float">
            <text:p>-107,089985630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27.81176043065" calcext:value-type="float">
            <text:p>-27,81176043065</text:p>
          </table:table-cell>
          <table:table-cell office:value-type="float" office:value="71.14448871283" calcext:value-type="float">
            <text:p>71,14448871283</text:p>
          </table:table-cell>
          <table:table-cell office:value-type="float" office:value="-106.64745179596" calcext:value-type="float">
            <text:p>-106,647451795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09" calcext:value-type="float">
            <text:p>-239,09</text:p>
          </table:table-cell>
          <table:table-cell office:value-type="float" office:value="-81.22571724868" calcext:value-type="float">
            <text:p>-81,22571724868</text:p>
          </table:table-cell>
          <table:table-cell office:value-type="float" office:value="78.79355527703" calcext:value-type="float">
            <text:p>78,79355527703</text:p>
          </table:table-cell>
          <table:table-cell office:value-type="float" office:value="-92.969649972" calcext:value-type="float">
            <text:p>-92,9696499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87.8027521661" calcext:value-type="float">
            <text:p>-87,8027521661</text:p>
          </table:table-cell>
          <table:table-cell office:value-type="float" office:value="95.65929366658" calcext:value-type="float">
            <text:p>95,65929366658</text:p>
          </table:table-cell>
          <table:table-cell office:value-type="float" office:value="-143.25873286358" calcext:value-type="float">
            <text:p>-143,258732863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58.0948486846" calcext:value-type="float">
            <text:p>-58,0948486846</text:p>
          </table:table-cell>
          <table:table-cell office:value-type="float" office:value="87.34217255123" calcext:value-type="float">
            <text:p>87,34217255123</text:p>
          </table:table-cell>
          <table:table-cell office:value-type="float" office:value="-156.05413990307" calcext:value-type="float">
            <text:p>-156,054139903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6.76" calcext:value-type="float">
            <text:p>-236,76</text:p>
          </table:table-cell>
          <table:table-cell office:value-type="float" office:value="-93.16128237437" calcext:value-type="float">
            <text:p>-93,16128237437</text:p>
          </table:table-cell>
          <table:table-cell office:value-type="float" office:value="67.07241311693" calcext:value-type="float">
            <text:p>67,07241311693</text:p>
          </table:table-cell>
          <table:table-cell office:value-type="float" office:value="-157.17275129923" calcext:value-type="float">
            <text:p>-157,172751299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107.31727855942" calcext:value-type="float">
            <text:p>-107,31727855942</text:p>
          </table:table-cell>
          <table:table-cell office:value-type="float" office:value="114.32251438361" calcext:value-type="float">
            <text:p>114,32251438361</text:p>
          </table:table-cell>
          <table:table-cell office:value-type="float" office:value="-203.17502041174" calcext:value-type="float">
            <text:p>-203,175020411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4.06" calcext:value-type="float">
            <text:p>-234,06</text:p>
          </table:table-cell>
          <table:table-cell office:value-type="float" office:value="-95.73703017337" calcext:value-type="float">
            <text:p>-95,73703017337</text:p>
          </table:table-cell>
          <table:table-cell office:value-type="float" office:value="130.81171446558" calcext:value-type="float">
            <text:p>130,81171446558</text:p>
          </table:table-cell>
          <table:table-cell office:value-type="float" office:value="-235.37636219626" calcext:value-type="float">
            <text:p>-235,3763621962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76.38861621742" calcext:value-type="float">
            <text:p>-76,38861621742</text:p>
          </table:table-cell>
          <table:table-cell office:value-type="float" office:value="126.42578262382" calcext:value-type="float">
            <text:p>126,42578262382</text:p>
          </table:table-cell>
          <table:table-cell office:value-type="float" office:value="-263.15406637951" calcext:value-type="float">
            <text:p>-263,154066379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37.88015774357" calcext:value-type="float">
            <text:p>-37,88015774357</text:p>
          </table:table-cell>
          <table:table-cell office:value-type="float" office:value="155.26495053983" calcext:value-type="float">
            <text:p>155,26495053983</text:p>
          </table:table-cell>
          <table:table-cell office:value-type="float" office:value="-275.75272162636" calcext:value-type="float">
            <text:p>-275,7527216263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76" calcext:value-type="float">
            <text:p>-231,76</text:p>
          </table:table-cell>
          <table:table-cell office:value-type="float" office:value="-20.35052650988" calcext:value-type="float">
            <text:p>-20,35052650988</text:p>
          </table:table-cell>
          <table:table-cell office:value-type="float" office:value="170.18348826187" calcext:value-type="float">
            <text:p>170,18348826187</text:p>
          </table:table-cell>
          <table:table-cell office:value-type="float" office:value="-276.80137846657" calcext:value-type="float">
            <text:p>-276,8013784665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-10.89406195588" calcext:value-type="float">
            <text:p>-10,89406195588</text:p>
          </table:table-cell>
          <table:table-cell office:value-type="float" office:value="166.76897480808" calcext:value-type="float">
            <text:p>166,76897480808</text:p>
          </table:table-cell>
          <table:table-cell office:value-type="float" office:value="-281.76522457234" calcext:value-type="float">
            <text:p>-281,765224572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10.71168129273" calcext:value-type="float">
            <text:p>10,71168129273</text:p>
          </table:table-cell>
          <table:table-cell office:value-type="float" office:value="166.27353586371" calcext:value-type="float">
            <text:p>166,27353586371</text:p>
          </table:table-cell>
          <table:table-cell office:value-type="float" office:value="-285.20355504409" calcext:value-type="float">
            <text:p>-285,2035550440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1.3" calcext:value-type="float">
            <text:p>-231,3</text:p>
          </table:table-cell>
          <table:table-cell office:value-type="float" office:value="39.5182403945" calcext:value-type="float">
            <text:p>39,5182403945</text:p>
          </table:table-cell>
          <table:table-cell office:value-type="float" office:value="170.77291631709" calcext:value-type="float">
            <text:p>170,77291631709</text:p>
          </table:table-cell>
          <table:table-cell office:value-type="float" office:value="-278.39977404806" calcext:value-type="float">
            <text:p>-278,399774048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48.54066470564" calcext:value-type="float">
            <text:p>48,54066470564</text:p>
          </table:table-cell>
          <table:table-cell office:value-type="float" office:value="168.15848101428" calcext:value-type="float">
            <text:p>168,15848101428</text:p>
          </table:table-cell>
          <table:table-cell office:value-type="float" office:value="-256.17800806774" calcext:value-type="float">
            <text:p>-256,1780080677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48.9169620437" calcext:value-type="float">
            <text:p>48,9169620437</text:p>
          </table:table-cell>
          <table:table-cell office:value-type="float" office:value="139.3973331303" calcext:value-type="float">
            <text:p>139,3973331303</text:p>
          </table:table-cell>
          <table:table-cell office:value-type="float" office:value="-243.74084046601" calcext:value-type="float">
            <text:p>-243,74084046601</text:p>
          </table:table-cell>
        </table:table-row>
        <table:table-row table:style-name="ro1">
          <table:table-cell table:number-columns-repeated="2"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2.74" calcext:value-type="float">
            <text:p>-232,74</text:p>
          </table:table-cell>
          <table:table-cell office:value-type="float" office:value="74.81714368277" calcext:value-type="float">
            <text:p>74,81714368277</text:p>
          </table:table-cell>
          <table:table-cell office:value-type="float" office:value="117.39930820221" calcext:value-type="float">
            <text:p>117,39930820221</text:p>
          </table:table-cell>
          <table:table-cell office:value-type="float" office:value="-232.87563411636" calcext:value-type="float">
            <text:p>-232,875634116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74.12579786534" calcext:value-type="float">
            <text:p>74,12579786534</text:p>
          </table:table-cell>
          <table:table-cell office:value-type="float" office:value="100.52732107977" calcext:value-type="float">
            <text:p>100,52732107977</text:p>
          </table:table-cell>
          <table:table-cell office:value-type="float" office:value="-195.6983257914" calcext:value-type="float">
            <text:p>-195,698325791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52.66146031634" calcext:value-type="float">
            <text:p>52,66146031634</text:p>
          </table:table-cell>
          <table:table-cell office:value-type="float" office:value="85.34541372773" calcext:value-type="float">
            <text:p>85,34541372773</text:p>
          </table:table-cell>
          <table:table-cell office:value-type="float" office:value="-180.46548736761" calcext:value-type="float">
            <text:p>-180,4654873676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5.02" calcext:value-type="float">
            <text:p>-235,02</text:p>
          </table:table-cell>
          <table:table-cell office:value-type="float" office:value="78.24619741157" calcext:value-type="float">
            <text:p>78,24619741157</text:p>
          </table:table-cell>
          <table:table-cell office:value-type="float" office:value="74.36613986803" calcext:value-type="float">
            <text:p>74,36613986803</text:p>
          </table:table-cell>
          <table:table-cell office:value-type="float" office:value="-176.92922226824" calcext:value-type="float">
            <text:p>-176,929222268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76.20293133604" calcext:value-type="float">
            <text:p>76,20293133604</text:p>
          </table:table-cell>
          <table:table-cell office:value-type="float" office:value="61.19936194353" calcext:value-type="float">
            <text:p>61,19936194353</text:p>
          </table:table-cell>
          <table:table-cell office:value-type="float" office:value="-135.50210236275" calcext:value-type="float">
            <text:p>-135,502102362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45.1077762037" calcext:value-type="float">
            <text:p>45,1077762037</text:p>
          </table:table-cell>
          <table:table-cell office:value-type="float" office:value="67.27344351014" calcext:value-type="float">
            <text:p>67,27344351014</text:p>
          </table:table-cell>
          <table:table-cell office:value-type="float" office:value="-122.0564733695" calcext:value-type="float">
            <text:p>-122,05647336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7.26" calcext:value-type="float">
            <text:p>-237,26</text:p>
          </table:table-cell>
          <table:table-cell office:value-type="float" office:value="72.58188141631" calcext:value-type="float">
            <text:p>72,58188141631</text:p>
          </table:table-cell>
          <table:table-cell office:value-type="float" office:value="93.66264087326" calcext:value-type="float">
            <text:p>93,66264087326</text:p>
          </table:table-cell>
          <table:table-cell office:value-type="float" office:value="-127.35885494132" calcext:value-type="float">
            <text:p>-127,358854941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65.47939041954" calcext:value-type="float">
            <text:p>65,47939041954</text:p>
          </table:table-cell>
          <table:table-cell office:value-type="float" office:value="47.58932036254" calcext:value-type="float">
            <text:p>47,58932036254</text:p>
          </table:table-cell>
          <table:table-cell office:value-type="float" office:value="-85.2687947126" calcext:value-type="float">
            <text:p>-85,268794712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25.45512341505" calcext:value-type="float">
            <text:p>25,45512341505</text:p>
          </table:table-cell>
          <table:table-cell office:value-type="float" office:value="41.17766016023" calcext:value-type="float">
            <text:p>41,17766016023</text:p>
          </table:table-cell>
          <table:table-cell office:value-type="float" office:value="-79.66299862315" calcext:value-type="float">
            <text:p>-79,662998623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39.19" calcext:value-type="float">
            <text:p>-239,19</text:p>
          </table:table-cell>
          <table:table-cell office:value-type="float" office:value="63.24046373749" calcext:value-type="float">
            <text:p>63,24046373749</text:p>
          </table:table-cell>
          <table:table-cell office:value-type="float" office:value="79.64503876261" calcext:value-type="float">
            <text:p>79,64503876261</text:p>
          </table:table-cell>
          <table:table-cell office:value-type="float" office:value="-99.38616960659" calcext:value-type="float">
            <text:p>-99,386169606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55.51582952685" calcext:value-type="float">
            <text:p>55,51582952685</text:p>
          </table:table-cell>
          <table:table-cell office:value-type="float" office:value="30.77062723167" calcext:value-type="float">
            <text:p>30,77062723167</text:p>
          </table:table-cell>
          <table:table-cell office:value-type="float" office:value="-53.60969481491" calcext:value-type="float">
            <text:p>-53,6096948149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40.7" calcext:value-type="float">
            <text:p>-240,7</text:p>
          </table:table-cell>
          <table:table-cell office:value-type="float" office:value="0" calcext:value-type="float">
            <text:p>0</text:p>
          </table:table-cell>
          <table:table-cell office:value-type="float" office:value="27.04218920944" calcext:value-type="float">
            <text:p>27,04218920944</text:p>
          </table:table-cell>
          <table:table-cell office:value-type="float" office:value="-82.54340600882" calcext:value-type="float">
            <text:p>-82,543406008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824" calcext:value-type="float">
            <text:p>-71,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2.86168776188" calcext:value-type="float">
            <text:p>-2,86168776188</text:p>
          </table:table-cell>
          <table:table-cell office:value-type="float" office:value="0" calcext:value-type="float">
            <text:p>0</text:p>
          </table:table-cell>
          <table:table-cell office:value-type="float" office:value="-71.50779766807" calcext:value-type="float">
            <text:p>-71,507797668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53" calcext:value-type="float">
            <text:p>-240,53</text:p>
          </table:table-cell>
          <table:table-cell office:value-type="float" office:value="-23.31044494893" calcext:value-type="float">
            <text:p>-23,31044494893</text:p>
          </table:table-cell>
          <table:table-cell office:value-type="float" office:value="0" calcext:value-type="float">
            <text:p>0</text:p>
          </table:table-cell>
          <table:table-cell office:value-type="float" office:value="-68.67299142978" calcext:value-type="float">
            <text:p>-68,672991429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25.91903566352" calcext:value-type="float">
            <text:p>-25,91903566352</text:p>
          </table:table-cell>
          <table:table-cell office:value-type="float" office:value="0" calcext:value-type="float">
            <text:p>0</text:p>
          </table:table-cell>
          <table:table-cell office:value-type="float" office:value="-87.90954228891" calcext:value-type="float">
            <text:p>-87,909542288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22.82173919033" calcext:value-type="float">
            <text:p>-22,82173919033</text:p>
          </table:table-cell>
          <table:table-cell office:value-type="float" office:value="0" calcext:value-type="float">
            <text:p>0</text:p>
          </table:table-cell>
          <table:table-cell office:value-type="float" office:value="-85.4011596111" calcext:value-type="float">
            <text:p>-85,40115961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92" calcext:value-type="float">
            <text:p>-239,92</text:p>
          </table:table-cell>
          <table:table-cell office:value-type="float" office:value="-74.83258611211" calcext:value-type="float">
            <text:p>-74,83258611211</text:p>
          </table:table-cell>
          <table:table-cell office:value-type="float" office:value="0" calcext:value-type="float">
            <text:p>0</text:p>
          </table:table-cell>
          <table:table-cell office:value-type="float" office:value="-72.29549663842" calcext:value-type="float">
            <text:p>-72,295496638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96.73843844809" calcext:value-type="float">
            <text:p>-96,73843844809</text:p>
          </table:table-cell>
          <table:table-cell office:value-type="float" office:value="0" calcext:value-type="float">
            <text:p>0</text:p>
          </table:table-cell>
          <table:table-cell office:value-type="float" office:value="-119.29742102626" calcext:value-type="float">
            <text:p>-119,297421026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2" calcext:value-type="float">
            <text:p>-237,82</text:p>
          </table:table-cell>
          <table:table-cell office:value-type="float" office:value="-95.16803389143" calcext:value-type="float">
            <text:p>-95,16803389143</text:p>
          </table:table-cell>
          <table:table-cell office:value-type="float" office:value="0" calcext:value-type="float">
            <text:p>0</text:p>
          </table:table-cell>
          <table:table-cell office:value-type="float" office:value="-145.99242105501" calcext:value-type="float">
            <text:p>-145,992421055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81.66759313082" calcext:value-type="float">
            <text:p>-81,66759313082</text:p>
          </table:table-cell>
          <table:table-cell office:value-type="float" office:value="0" calcext:value-type="float">
            <text:p>0</text:p>
          </table:table-cell>
          <table:table-cell office:value-type="float" office:value="-171.64283424029" calcext:value-type="float">
            <text:p>-171,642834240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49.39580071096" calcext:value-type="float">
            <text:p>-49,39580071096</text:p>
          </table:table-cell>
          <table:table-cell office:value-type="float" office:value="0" calcext:value-type="float">
            <text:p>0</text:p>
          </table:table-cell>
          <table:table-cell office:value-type="float" office:value="-176.41908288134" calcext:value-type="float">
            <text:p>-176,419082881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52" calcext:value-type="float">
            <text:p>-235,52</text:p>
          </table:table-cell>
          <table:table-cell office:value-type="float" office:value="-64.28462089388" calcext:value-type="float">
            <text:p>-64,28462089388</text:p>
          </table:table-cell>
          <table:table-cell office:value-type="float" office:value="0" calcext:value-type="float">
            <text:p>0</text:p>
          </table:table-cell>
          <table:table-cell office:value-type="float" office:value="-177.73281234348" calcext:value-type="float">
            <text:p>-177,732812343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61.85671341687" calcext:value-type="float">
            <text:p>-61,85671341687</text:p>
          </table:table-cell>
          <table:table-cell office:value-type="float" office:value="0" calcext:value-type="float">
            <text:p>0</text:p>
          </table:table-cell>
          <table:table-cell office:value-type="float" office:value="-207.9322042249" calcext:value-type="float">
            <text:p>-207,93220422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31.3310055763" calcext:value-type="float">
            <text:p>-31,3310055763</text:p>
          </table:table-cell>
          <table:table-cell office:value-type="float" office:value="0" calcext:value-type="float">
            <text:p>0</text:p>
          </table:table-cell>
          <table:table-cell office:value-type="float" office:value="-222.95187862315" calcext:value-type="float">
            <text:p>-222,9518786231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3.55" calcext:value-type="float">
            <text:p>-233,55</text:p>
          </table:table-cell>
          <table:table-cell office:value-type="float" office:value="-21.5952857191" calcext:value-type="float">
            <text:p>-21,5952857191</text:p>
          </table:table-cell>
          <table:table-cell office:value-type="float" office:value="0" calcext:value-type="float">
            <text:p>0</text:p>
          </table:table-cell>
          <table:table-cell office:value-type="float" office:value="-224.98663633786" calcext:value-type="float">
            <text:p>-224,9866363378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-14.88250667376" calcext:value-type="float">
            <text:p>-14,88250667376</text:p>
          </table:table-cell>
          <table:table-cell office:value-type="float" office:value="0" calcext:value-type="float">
            <text:p>0</text:p>
          </table:table-cell>
          <table:table-cell office:value-type="float" office:value="-232.81222308593" calcext:value-type="float">
            <text:p>-232,812223085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5.91264348005" calcext:value-type="float">
            <text:p>5,91264348005</text:p>
          </table:table-cell>
          <table:table-cell office:value-type="float" office:value="0" calcext:value-type="float">
            <text:p>0</text:p>
          </table:table-cell>
          <table:table-cell office:value-type="float" office:value="-238.0075579437" calcext:value-type="float">
            <text:p>-238,007557943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2.97" calcext:value-type="float">
            <text:p>-232,97</text:p>
          </table:table-cell>
          <table:table-cell office:value-type="float" office:value="29.97911095039" calcext:value-type="float">
            <text:p>29,97911095039</text:p>
          </table:table-cell>
          <table:table-cell office:value-type="float" office:value="0" calcext:value-type="float">
            <text:p>0</text:p>
          </table:table-cell>
          <table:table-cell office:value-type="float" office:value="-233.66641204692" calcext:value-type="float">
            <text:p>-233,6664120469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35.29422781521" calcext:value-type="float">
            <text:p>35,29422781521</text:p>
          </table:table-cell>
          <table:table-cell office:value-type="float" office:value="0" calcext:value-type="float">
            <text:p>0</text:p>
          </table:table-cell>
          <table:table-cell office:value-type="float" office:value="-217.16226682703" calcext:value-type="float">
            <text:p>-217,162266827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35.60132690404" calcext:value-type="float">
            <text:p>35,60132690404</text:p>
          </table:table-cell>
          <table:table-cell office:value-type="float" office:value="0" calcext:value-type="float">
            <text:p>0</text:p>
          </table:table-cell>
          <table:table-cell office:value-type="float" office:value="-209.45493950699" calcext:value-type="float">
            <text:p>-209,4549395069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4.02" calcext:value-type="float">
            <text:p>-234,02</text:p>
          </table:table-cell>
          <table:table-cell office:value-type="float" office:value="59.01118345137" calcext:value-type="float">
            <text:p>59,01118345137</text:p>
          </table:table-cell>
          <table:table-cell office:value-type="float" office:value="0" calcext:value-type="float">
            <text:p>0</text:p>
          </table:table-cell>
          <table:table-cell office:value-type="float" office:value="-201.33976036608" calcext:value-type="float">
            <text:p>-201,33976036608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59.822730324" calcext:value-type="float">
            <text:p>59,822730324</text:p>
          </table:table-cell>
          <table:table-cell office:value-type="float" office:value="0" calcext:value-type="float">
            <text:p>0</text:p>
          </table:table-cell>
          <table:table-cell office:value-type="float" office:value="-171.24241660743" calcext:value-type="float">
            <text:p>-171,242416607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44.11577404491" calcext:value-type="float">
            <text:p>44,11577404491</text:p>
          </table:table-cell>
          <table:table-cell office:value-type="float" office:value="0" calcext:value-type="float">
            <text:p>0</text:p>
          </table:table-cell>
          <table:table-cell office:value-type="float" office:value="-159.41894176685" calcext:value-type="float">
            <text:p>-159,418941766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5.86" calcext:value-type="float">
            <text:p>-235,86</text:p>
          </table:table-cell>
          <table:table-cell office:value-type="float" office:value="70.1970984156" calcext:value-type="float">
            <text:p>70,1970984156</text:p>
          </table:table-cell>
          <table:table-cell office:value-type="float" office:value="0" calcext:value-type="float">
            <text:p>0</text:p>
          </table:table-cell>
          <table:table-cell office:value-type="float" office:value="-156.49231473938" calcext:value-type="float">
            <text:p>-156,492314739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81.05147316737" calcext:value-type="float">
            <text:p>81,05147316737</text:p>
          </table:table-cell>
          <table:table-cell office:value-type="float" office:value="0" calcext:value-type="float">
            <text:p>0</text:p>
          </table:table-cell>
          <table:table-cell office:value-type="float" office:value="-118.33954693887" calcext:value-type="float">
            <text:p>-118,3395469388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7.83" calcext:value-type="float">
            <text:p>-237,83</text:p>
          </table:table-cell>
          <table:table-cell office:value-type="float" office:value="81.19908194674" calcext:value-type="float">
            <text:p>81,19908194674</text:p>
          </table:table-cell>
          <table:table-cell office:value-type="float" office:value="0" calcext:value-type="float">
            <text:p>0</text:p>
          </table:table-cell>
          <table:table-cell office:value-type="float" office:value="-94.8944788551" calcext:value-type="float">
            <text:p>-94,89447885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62.94270423761" calcext:value-type="float">
            <text:p>62,94270423761</text:p>
          </table:table-cell>
          <table:table-cell office:value-type="float" office:value="0" calcext:value-type="float">
            <text:p>0</text:p>
          </table:table-cell>
          <table:table-cell office:value-type="float" office:value="-72.84505774997" calcext:value-type="float">
            <text:p>-72,845057749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24.86238368986" calcext:value-type="float">
            <text:p>24,86238368986</text:p>
          </table:table-cell>
          <table:table-cell office:value-type="float" office:value="0" calcext:value-type="float">
            <text:p>0</text:p>
          </table:table-cell>
          <table:table-cell office:value-type="float" office:value="-71.71104405613" calcext:value-type="float">
            <text:p>-71,7110440561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39.58" calcext:value-type="float">
            <text:p>-239,58</text:p>
          </table:table-cell>
          <table:table-cell office:value-type="float" office:value="56.53255844434" calcext:value-type="float">
            <text:p>56,53255844434</text:p>
          </table:table-cell>
          <table:table-cell office:value-type="float" office:value="0" calcext:value-type="float">
            <text:p>0</text:p>
          </table:table-cell>
          <table:table-cell office:value-type="float" office:value="-88.20681706657" calcext:value-type="float">
            <text:p>-88,2068170665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53.03337342766" calcext:value-type="float">
            <text:p>53,03337342766</text:p>
          </table:table-cell>
          <table:table-cell office:value-type="float" office:value="0" calcext:value-type="float">
            <text:p>0</text:p>
          </table:table-cell>
          <table:table-cell office:value-type="float" office:value="-46.74074588363" calcext:value-type="float">
            <text:p>-46,7407458836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office:value-type="float" office:value="6.52017863501" calcext:value-type="float">
            <text:p>6,52017863501</text:p>
          </table:table-cell>
          <table:table-cell office:value-type="float" office:value="0" calcext:value-type="float">
            <text:p>0</text:p>
          </table:table-cell>
          <table:table-cell office:value-type="float" office:value="-42.46347410252" calcext:value-type="float">
            <text:p>-42,463474102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40.97" calcext:value-type="float">
            <text:p>-24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824" calcext:value-type="float">
            <text:p>-71,8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9:44:11.186079940</meta:creation-date>
    <dc:date>2021-04-15T19:50:54.789875938</dc:date>
    <meta:editing-duration>PT6M44S</meta:editing-duration>
    <meta:editing-cycles>3</meta:editing-cycles>
    <meta:generator>LibreOffice/6.4.6.2$Linux_X86_64 LibreOffice_project/40$Build-2</meta:generator>
    <meta:document-statistic meta:table-count="3" meta:cell-count="17577" meta:object-count="0"/>
  </office:meta>
</office:document-meta>
</file>